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5000001BD430A8AC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Tahoma1" svg:font-family="Tahoma"/>
    <style:font-face style:name="Liberation Mono" svg:font-family="'Liberation Mono'" style:font-family-generic="modern" style:font-pitch="fixed"/>
    <style:font-face style:name="GOST 2.304-81" svg:font-family="'GOST 2.304-81'" style:font-pitch="variable"/>
    <style:font-face style:name="GOST type B" svg:font-family="'GOST type B'" style:font-pitch="variable"/>
    <style:font-face style:name="GOST type B2" svg:font-family="'GOST type B'" style:font-adornments="Курсив" style:font-pitch="variable"/>
    <style:font-face style:name="GOST type B1" svg:font-family="'GOST type B'" style:font-adornments="Обычный" style:font-pitch="variable"/>
    <style:font-face style:name="GOST type B3" svg:font-family="'GOST type B'" style:font-adornments="Полужирный курсив" style:font-pitch="variable"/>
    <style:font-face style:name="Times New Roman" svg:font-family="'Times New Roman'" style:font-family-generic="roman" style:font-pitch="variable"/>
    <style:font-face style:name="GOST 2.304-811" svg:font-family="'GOST 2.304-81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СписокНазначение" style:family="table">
      <style:table-properties style:width="17.441cm" fo:margin-left="0cm" table:align="left"/>
    </style:style>
    <style:style style:name="СписокНазначение.A" style:family="table-column">
      <style:table-column-properties style:column-width="10.71cm"/>
    </style:style>
    <style:style style:name="СписокНазначение.B" style:family="table-column">
      <style:table-column-properties style:column-width="6.731cm"/>
    </style:style>
    <style:style style:name="СписокНазначение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СписокНазначение.B1" style:family="table-cell">
      <style:table-cell-properties style:vertical-align="" fo:background-color="#eeeeee" fo:padding="0.097cm" fo:border="0.05pt solid #000000">
        <style:background-image/>
      </style:table-cell-properties>
    </style:style>
    <style:style style:name="СписокНазначение.A2" style:family="table-cell">
      <style:table-cell-properties fo:padding="0.097cm" fo:border-left="0.05pt solid #000000" fo:border-right="none" fo:border-top="none" fo:border-bottom="0.05pt solid #000000"/>
    </style:style>
    <style:style style:name="СписокНазначение.B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СписокНазначение.A3" style:family="table-cell">
      <style:table-cell-properties fo:padding="0.097cm" fo:border-left="0.05pt solid #000000" fo:border-right="none" fo:border-top="none" fo:border-bottom="0.05pt solid #000000"/>
    </style:style>
    <style:style style:name="СписокНазначение.B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СписокНазначение.A4" style:family="table-cell">
      <style:table-cell-properties fo:padding="0.097cm" fo:border-left="0.05pt solid #000000" fo:border-right="none" fo:border-top="none" fo:border-bottom="0.05pt solid #000000"/>
    </style:style>
    <style:style style:name="СписокНазначение.B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СписокНазначение.A5" style:family="table-cell">
      <style:table-cell-properties fo:padding="0.097cm" fo:border-left="0.05pt solid #000000" fo:border-right="none" fo:border-top="none" fo:border-bottom="0.05pt solid #000000"/>
    </style:style>
    <style:style style:name="СписокНазначение.B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СписокНазначение.A6" style:family="table-cell">
      <style:table-cell-properties fo:padding="0.097cm" fo:border-left="0.05pt solid #000000" fo:border-right="none" fo:border-top="none" fo:border-bottom="0.05pt solid #000000"/>
    </style:style>
    <style:style style:name="СписокНазначение.B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СписокНазначение.A7" style:family="table-cell">
      <style:table-cell-properties fo:padding="0.097cm" fo:border-left="0.05pt solid #000000" fo:border-right="none" fo:border-top="none" fo:border-bottom="0.05pt solid #000000"/>
    </style:style>
    <style:style style:name="СписокНазначение.B7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СписокНазначение.A8" style:family="table-cell">
      <style:table-cell-properties fo:padding="0.097cm" fo:border-left="0.05pt solid #000000" fo:border-right="none" fo:border-top="none" fo:border-bottom="0.05pt solid #000000"/>
    </style:style>
    <style:style style:name="СписокНазначение.B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СписокНазначение.A9" style:family="table-cell">
      <style:table-cell-properties fo:padding="0.097cm" fo:border-left="0.05pt solid #000000" fo:border-right="none" fo:border-top="none" fo:border-bottom="0.05pt solid #000000"/>
    </style:style>
    <style:style style:name="СписокНазначение.B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СписокНазначение.A10" style:family="table-cell">
      <style:table-cell-properties fo:padding="0.097cm" fo:border-left="0.05pt solid #000000" fo:border-right="none" fo:border-top="none" fo:border-bottom="0.05pt solid #000000"/>
    </style:style>
    <style:style style:name="СписокНазначение.B10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СписокНазначение.A11" style:family="table-cell">
      <style:table-cell-properties fo:padding="0.097cm" fo:border-left="0.05pt solid #000000" fo:border-right="none" fo:border-top="none" fo:border-bottom="0.05pt solid #000000"/>
    </style:style>
    <style:style style:name="СписокНазначение.B1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СписокНазначение.A12" style:family="table-cell">
      <style:table-cell-properties fo:padding="0.097cm" fo:border-left="0.05pt solid #000000" fo:border-right="none" fo:border-top="none" fo:border-bottom="0.05pt solid #000000"/>
    </style:style>
    <style:style style:name="СписокНазначение.B1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СписокНазначение.A13" style:family="table-cell">
      <style:table-cell-properties fo:padding="0.097cm" fo:border-left="0.05pt solid #000000" fo:border-right="none" fo:border-top="none" fo:border-bottom="0.05pt solid #000000"/>
    </style:style>
    <style:style style:name="СписокНазначение.B1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СписокНазначение.A14" style:family="table-cell">
      <style:table-cell-properties fo:padding="0.097cm" fo:border-left="0.05pt solid #000000" fo:border-right="none" fo:border-top="none" fo:border-bottom="0.05pt solid #000000"/>
    </style:style>
    <style:style style:name="СписокНазначение.B1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СписокНазначение.A15" style:family="table-cell">
      <style:table-cell-properties fo:padding="0.097cm" fo:border-left="0.05pt solid #000000" fo:border-right="none" fo:border-top="none" fo:border-bottom="0.05pt solid #000000"/>
    </style:style>
    <style:style style:name="СписокНазначение.B1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СписокНазначение.A16" style:family="table-cell">
      <style:table-cell-properties fo:padding="0.097cm" fo:border-left="0.05pt solid #000000" fo:border-right="none" fo:border-top="none" fo:border-bottom="0.05pt solid #000000"/>
    </style:style>
    <style:style style:name="СписокНазначение.B1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СписокНазначение.A17" style:family="table-cell">
      <style:table-cell-properties fo:padding="0.097cm" fo:border-left="0.05pt solid #000000" fo:border-right="none" fo:border-top="none" fo:border-bottom="0.05pt solid #000000"/>
    </style:style>
    <style:style style:name="СписокНазначение.B17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СписокНазначение.A18" style:family="table-cell">
      <style:table-cell-properties fo:padding="0.097cm" fo:border-left="0.05pt solid #000000" fo:border-right="none" fo:border-top="none" fo:border-bottom="0.05pt solid #000000"/>
    </style:style>
    <style:style style:name="СписокНазначение.B1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СписокНазначение.A19" style:family="table-cell">
      <style:table-cell-properties fo:padding="0.097cm" fo:border-left="0.05pt solid #000000" fo:border-right="none" fo:border-top="none" fo:border-bottom="0.05pt solid #000000"/>
    </style:style>
    <style:style style:name="СписокНазначение.B1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СписокНазначение.A20" style:family="table-cell">
      <style:table-cell-properties fo:padding="0.097cm" fo:border-left="0.05pt solid #000000" fo:border-right="none" fo:border-top="none" fo:border-bottom="0.05pt solid #000000"/>
    </style:style>
    <style:style style:name="СписокНазначение.B20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СписокНазначение.A21" style:family="table-cell">
      <style:table-cell-properties fo:padding="0.097cm" fo:border-left="0.05pt solid #000000" fo:border-right="none" fo:border-top="none" fo:border-bottom="0.05pt solid #000000"/>
    </style:style>
    <style:style style:name="СписокНазначение.B2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СписокНазначение.A22" style:family="table-cell">
      <style:table-cell-properties fo:padding="0.097cm" fo:border-left="0.05pt solid #000000" fo:border-right="none" fo:border-top="none" fo:border-bottom="0.05pt solid #000000"/>
    </style:style>
    <style:style style:name="СписокНазначение.B2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СписокНазначение.A23" style:family="table-cell">
      <style:table-cell-properties fo:padding="0.097cm" fo:border-left="0.05pt solid #000000" fo:border-right="none" fo:border-top="none" fo:border-bottom="0.05pt solid #000000"/>
    </style:style>
    <style:style style:name="СписокНазначение.B2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СписокНазначение.A24" style:family="table-cell">
      <style:table-cell-properties fo:padding="0.097cm" fo:border-left="0.05pt solid #000000" fo:border-right="none" fo:border-top="none" fo:border-bottom="0.05pt solid #000000"/>
    </style:style>
    <style:style style:name="СписокНазначение.B2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СписокНазначение.A25" style:family="table-cell">
      <style:table-cell-properties fo:padding="0.097cm" fo:border-left="0.05pt solid #000000" fo:border-right="none" fo:border-top="none" fo:border-bottom="0.05pt solid #000000"/>
    </style:style>
    <style:style style:name="СписокНазначение.B2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СписокНазначение.A26" style:family="table-cell">
      <style:table-cell-properties fo:padding="0.097cm" fo:border-left="0.05pt solid #000000" fo:border-right="none" fo:border-top="none" fo:border-bottom="0.05pt solid #000000"/>
    </style:style>
    <style:style style:name="СписокНазначение.B2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СписокНазначение.A27" style:family="table-cell">
      <style:table-cell-properties fo:padding="0.097cm" fo:border-left="0.05pt solid #000000" fo:border-right="none" fo:border-top="none" fo:border-bottom="0.05pt solid #000000"/>
    </style:style>
    <style:style style:name="СписокНазначение.B27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СписокНазначение.A28" style:family="table-cell">
      <style:table-cell-properties fo:padding="0.097cm" fo:border-left="0.05pt solid #000000" fo:border-right="none" fo:border-top="none" fo:border-bottom="0.05pt solid #000000"/>
    </style:style>
    <style:style style:name="СписокНазначение.B2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СписокНазначение.A29" style:family="table-cell">
      <style:table-cell-properties fo:padding="0.097cm" fo:border-left="0.05pt solid #000000" fo:border-right="none" fo:border-top="none" fo:border-bottom="0.05pt solid #000000"/>
    </style:style>
    <style:style style:name="СписокНазначение.B2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СписокНазначение.A30" style:family="table-cell">
      <style:table-cell-properties fo:padding="0.097cm" fo:border-left="0.05pt solid #000000" fo:border-right="none" fo:border-top="none" fo:border-bottom="0.05pt solid #000000"/>
    </style:style>
    <style:style style:name="СписокНазначение.B30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СписокНазначение.A31" style:family="table-cell">
      <style:table-cell-properties fo:padding="0.097cm" fo:border-left="0.05pt solid #000000" fo:border-right="none" fo:border-top="none" fo:border-bottom="0.05pt solid #000000"/>
    </style:style>
    <style:style style:name="СписокНазначение.B3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СписокНазначение.A32" style:family="table-cell">
      <style:table-cell-properties fo:padding="0.097cm" fo:border-left="0.05pt solid #000000" fo:border-right="none" fo:border-top="none" fo:border-bottom="0.05pt solid #000000"/>
    </style:style>
    <style:style style:name="СписокНазначение.B3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СписокНазначение.A33" style:family="table-cell">
      <style:table-cell-properties fo:padding="0.097cm" fo:border-left="0.05pt solid #000000" fo:border-right="none" fo:border-top="none" fo:border-bottom="0.05pt solid #000000"/>
    </style:style>
    <style:style style:name="СписокНазначение.B3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СписокНазначение.A34" style:family="table-cell">
      <style:table-cell-properties fo:padding="0.097cm" fo:border-left="0.05pt solid #000000" fo:border-right="none" fo:border-top="none" fo:border-bottom="0.05pt solid #000000"/>
    </style:style>
    <style:style style:name="СписокНазначение.B3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СписокНазначение.A35" style:family="table-cell">
      <style:table-cell-properties fo:padding="0.097cm" fo:border-left="0.05pt solid #000000" fo:border-right="none" fo:border-top="none" fo:border-bottom="0.05pt solid #000000"/>
    </style:style>
    <style:style style:name="СписокНазначение.B3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СписокНазначение.A36" style:family="table-cell">
      <style:table-cell-properties fo:padding="0.097cm" fo:border-left="0.05pt solid #000000" fo:border-right="none" fo:border-top="none" fo:border-bottom="0.05pt solid #000000"/>
    </style:style>
    <style:style style:name="СписокНазначение.B3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СписокНазначение.A37" style:family="table-cell">
      <style:table-cell-properties fo:padding="0.097cm" fo:border-left="0.05pt solid #000000" fo:border-right="none" fo:border-top="none" fo:border-bottom="0.05pt solid #000000"/>
    </style:style>
    <style:style style:name="СписокНазначение.B37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СписокНазначение.A38" style:family="table-cell">
      <style:table-cell-properties fo:padding="0.097cm" fo:border-left="0.05pt solid #000000" fo:border-right="none" fo:border-top="none" fo:border-bottom="0.05pt solid #000000"/>
    </style:style>
    <style:style style:name="СписокНазначение.B3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СписокНазначение.A39" style:family="table-cell">
      <style:table-cell-properties fo:padding="0.097cm" fo:border-left="0.05pt solid #000000" fo:border-right="none" fo:border-top="none" fo:border-bottom="0.05pt solid #000000"/>
    </style:style>
    <style:style style:name="СписокНазначение.B3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СписокНазначение.A40" style:family="table-cell">
      <style:table-cell-properties fo:padding="0.097cm" fo:border-left="0.05pt solid #000000" fo:border-right="none" fo:border-top="none" fo:border-bottom="0.05pt solid #000000"/>
    </style:style>
    <style:style style:name="СписокНазначение.B40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СписокНазначение.A41" style:family="table-cell">
      <style:table-cell-properties fo:padding="0.097cm" fo:border-left="0.05pt solid #000000" fo:border-right="none" fo:border-top="none" fo:border-bottom="0.05pt solid #000000"/>
    </style:style>
    <style:style style:name="СписокНазначение.B4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СписокНазначение.A42" style:family="table-cell">
      <style:table-cell-properties fo:padding="0.097cm" fo:border-left="0.05pt solid #000000" fo:border-right="none" fo:border-top="none" fo:border-bottom="0.05pt solid #000000"/>
    </style:style>
    <style:style style:name="СписокНазначение.B4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СписокНазначение.A43" style:family="table-cell">
      <style:table-cell-properties fo:padding="0.097cm" fo:border-left="0.05pt solid #000000" fo:border-right="none" fo:border-top="none" fo:border-bottom="0.05pt solid #000000"/>
    </style:style>
    <style:style style:name="СписокНазначение.B4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СписокНазначение.A44" style:family="table-cell">
      <style:table-cell-properties fo:padding="0.097cm" fo:border-left="0.05pt solid #000000" fo:border-right="none" fo:border-top="none" fo:border-bottom="0.05pt solid #000000"/>
    </style:style>
    <style:style style:name="СписокНазначение.B4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СписокНазначение.A45" style:family="table-cell">
      <style:table-cell-properties fo:padding="0.097cm" fo:border-left="0.05pt solid #000000" fo:border-right="none" fo:border-top="none" fo:border-bottom="0.05pt solid #000000"/>
    </style:style>
    <style:style style:name="СписокНазначение.B4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СписокНазначение.A46" style:family="table-cell">
      <style:table-cell-properties fo:padding="0.097cm" fo:border-left="0.05pt solid #000000" fo:border-right="none" fo:border-top="none" fo:border-bottom="0.05pt solid #000000"/>
    </style:style>
    <style:style style:name="СписокНазначение.B4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СписокНазначение.A47" style:family="table-cell">
      <style:table-cell-properties fo:padding="0.097cm" fo:border-left="0.05pt solid #000000" fo:border-right="none" fo:border-top="none" fo:border-bottom="0.05pt solid #000000"/>
    </style:style>
    <style:style style:name="СписокНазначение.B47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СписокНазначение.A48" style:family="table-cell">
      <style:table-cell-properties fo:padding="0.097cm" fo:border-left="0.05pt solid #000000" fo:border-right="none" fo:border-top="none" fo:border-bottom="0.05pt solid #000000"/>
    </style:style>
    <style:style style:name="СписокНазначение.B4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ПЗ_5f_гост_5f_16_5f_центр">
      <style:text-properties fo:language="ru" fo:country="RU" officeooo:rsid="001a4bd2"/>
    </style:style>
    <style:style style:name="P2" style:family="paragraph" style:parent-style-name="Footer">
      <style:paragraph-properties fo:text-align="center" style:justify-single-word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3" style:family="paragraph" style:parent-style-name="Footer">
      <style:paragraph-properties fo:text-align="center" style:justify-single-word="false"/>
      <style:text-properties style:font-name="GOST 2.304-811" fo:font-size="16pt" fo:font-style="italic" style:font-size-asian="16pt" style:font-style-asian="italic" style:font-size-complex="16pt" style:font-style-complex="italic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Frame_20_contents">
      <style:text-properties style:text-rotation-angle="90" style:text-rotation-scale="line-height"/>
    </style:style>
    <style:style style:name="P6" style:family="paragraph" style:parent-style-name="Frame_20_contents">
      <style:paragraph-properties fo:text-align="center" style:justify-single-word="false"/>
      <style:text-properties style:text-rotation-angle="270" style:text-rotation-scale="line-height"/>
    </style:style>
    <style:style style:name="P7" style:family="paragraph" style:parent-style-name="Штамп_5f_центр_5f_11_5f_гост">
      <style:text-properties fo:color="#ffffff"/>
    </style:style>
    <style:style style:name="P8" style:family="paragraph" style:parent-style-name="Standard">
      <style:text-properties style:font-name="Times New Roman" fo:font-style="normal" style:font-style-asian="normal" style:font-style-complex="normal"/>
    </style:style>
    <style:style style:name="P9" style:family="paragraph" style:parent-style-name="Standard">
      <style:paragraph-properties fo:margin-left="2.514cm" fo:margin-right="0cm" fo:text-align="center" style:justify-single-word="false" fo:text-indent="-0.026cm" style:auto-text-indent="false">
        <style:tab-stops/>
      </style:paragraph-properties>
      <style:text-properties style:font-name="Times New Roman" fo:font-size="20pt" fo:font-style="normal" style:font-size-asian="20pt" style:font-style-asian="normal" style:font-size-complex="20pt" style:font-style-complex="normal"/>
    </style:style>
    <style:style style:name="P10" style:family="paragraph" style:parent-style-name="Standard">
      <style:paragraph-properties fo:margin-left="0.009cm" fo:margin-right="0.009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GOST 2.304-81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Table_20_Heading">
      <style:paragraph-properties fo:text-align="center" style:justify-single-word="false"/>
      <style:text-properties fo:color="#ffffff" style:font-name="GOST 2.304-811" fo:font-style="italic" fo:font-weight="normal" style:font-style-asian="italic" style:font-weight-asian="normal" style:font-style-complex="italic" style:font-weight-complex="normal"/>
    </style:style>
    <style:style style:name="P12" style:family="paragraph" style:parent-style-name="Table_20_Heading">
      <style:paragraph-properties fo:text-align="center" style:justify-single-word="false"/>
      <style:text-properties style:font-name="GOST 2.304-811" fo:font-style="italic" fo:font-weight="normal" style:font-style-asian="italic" style:font-weight-asian="normal" style:font-style-complex="italic" style:font-weight-complex="normal"/>
    </style:style>
    <style:style style:name="P13" style:family="paragraph" style:parent-style-name="Table_20_Heading">
      <style:text-properties officeooo:rsid="001af69f"/>
    </style:style>
    <style:style style:name="P14" style:family="paragraph" style:parent-style-name="Table_20_Contents">
      <style:paragraph-properties fo:text-align="center" style:justify-single-word="false"/>
      <style:text-properties style:font-name="GOST 2.304-811" fo:font-style="italic" fo:font-weight="normal" style:font-style-asian="italic" style:font-weight-asian="normal" style:font-style-complex="italic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GOST 2.304-81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style:font-name="GOST 2.304-81" fo:font-size="13pt" fo:font-style="italic" style:font-size-asian="13pt" style:font-style-asian="italic" style:font-size-complex="13pt" style:font-style-complex="italic"/>
    </style:style>
    <style:style style:name="P17" style:family="paragraph" style:parent-style-name="Table_20_Contents">
      <style:paragraph-properties fo:text-align="justify" style:justify-single-word="false"/>
      <style:text-properties officeooo:paragraph-rsid="001af69f"/>
    </style:style>
    <style:style style:name="P18" style:family="paragraph" style:parent-style-name="Header">
      <style:paragraph-properties fo:text-align="end" style:justify-single-word="false"/>
    </style:style>
    <style:style style:name="P19" style:family="paragraph" style:parent-style-name="ПЗ_5f_текст">
      <style:paragraph-properties fo:text-align="justify" style:justify-single-word="false"/>
    </style:style>
    <style:style style:name="P20" style:family="paragraph" style:parent-style-name="ПЗ_5f_текст">
      <style:text-properties officeooo:paragraph-rsid="001af69f"/>
    </style:style>
    <style:style style:name="P21" style:family="paragraph" style:parent-style-name="ПЗ_5f_текст">
      <style:paragraph-properties fo:margin-left="0cm" fo:margin-right="0cm" fo:text-indent="0cm" style:auto-text-indent="false"/>
    </style:style>
    <style:style style:name="P22" style:family="paragraph" style:parent-style-name="ПЗ_5f_таймс_5f_13">
      <style:text-properties style:font-name="GOST 2.304-81" fo:font-style="italic" style:font-style-asian="italic" style:font-style-complex="italic"/>
    </style:style>
    <style:style style:name="P23" style:family="paragraph" style:parent-style-name="ПЗ_5f_титул_5f_том">
      <style:text-properties fo:language="ru" fo:country="RU" officeooo:rsid="001af69f" officeooo:paragraph-rsid="001af69f"/>
    </style:style>
    <style:style style:name="P24" style:family="paragraph" style:parent-style-name="Table_20_Heading">
      <style:text-properties officeooo:rsid="001af69f"/>
    </style:style>
    <style:style style:name="P25" style:family="paragraph" style:parent-style-name="Table_20_Contents">
      <style:paragraph-properties fo:text-align="justify" style:justify-single-word="false"/>
      <style:text-properties officeooo:rsid="001f9ce2" officeooo:paragraph-rsid="001f9ce2"/>
    </style:style>
    <style:style style:name="P26" style:family="paragraph" style:parent-style-name="Table_20_Contents">
      <style:paragraph-properties fo:text-align="justify" style:justify-single-word="false"/>
      <style:text-properties officeooo:rsid="001f9ce2" officeooo:paragraph-rsid="0020b0db"/>
    </style:style>
    <style:style style:name="P27" style:family="paragraph" style:parent-style-name="Table_20_Contents">
      <style:text-properties officeooo:rsid="001f9ce2" officeooo:paragraph-rsid="001f9ce2"/>
    </style:style>
    <style:style style:name="P28" style:family="paragraph" style:parent-style-name="Table_20_Contents">
      <style:text-properties officeooo:rsid="001f9ce2" officeooo:paragraph-rsid="0020b0db"/>
    </style:style>
    <style:style style:name="P29" style:family="paragraph" style:parent-style-name="Table_20_Contents">
      <style:paragraph-properties fo:text-align="justify" style:justify-single-word="false"/>
      <style:text-properties fo:language="ru" fo:country="RU" officeooo:rsid="001f9ce2" officeooo:paragraph-rsid="001f9ce2"/>
    </style:style>
    <style:style style:name="P30" style:family="paragraph" style:parent-style-name="Table_20_Contents">
      <style:text-properties fo:language="ru" fo:country="RU" officeooo:rsid="0020b0db" officeooo:paragraph-rsid="0020b0db"/>
    </style:style>
    <style:style style:name="P31" style:family="paragraph" style:parent-style-name="Table_20_Contents">
      <style:paragraph-properties fo:text-align="justify" style:justify-single-word="false"/>
      <style:text-properties fo:language="ru" fo:country="RU" officeooo:rsid="0020b0db" officeooo:paragraph-rsid="0020b0db"/>
    </style:style>
    <style:style style:name="P32" style:family="paragraph" style:parent-style-name="Table_20_Contents">
      <style:text-properties fo:language="ru" fo:country="RU" officeooo:rsid="00216f00" officeooo:paragraph-rsid="00216f00"/>
    </style:style>
    <style:style style:name="P33" style:family="paragraph" style:parent-style-name="Table_20_Contents">
      <style:text-properties fo:language="ru" fo:country="RU" officeooo:rsid="00223cff" officeooo:paragraph-rsid="00223cff"/>
    </style:style>
    <style:style style:name="P34" style:family="paragraph" style:parent-style-name="Table_20_Contents">
      <style:paragraph-properties fo:text-align="justify" style:justify-single-word="false"/>
      <style:text-properties fo:language="en" fo:country="US" officeooo:rsid="001f9ce2" officeooo:paragraph-rsid="001f9ce2"/>
    </style:style>
    <style:style style:name="P35" style:family="paragraph" style:parent-style-name="Table_20_Contents">
      <style:text-properties officeooo:rsid="0020b0db" officeooo:paragraph-rsid="0020b0db"/>
    </style:style>
    <style:style style:name="P36" style:family="paragraph" style:parent-style-name="Table_20_Contents">
      <style:paragraph-properties fo:text-align="justify" style:justify-single-word="false"/>
      <style:text-properties officeooo:rsid="0020b0db" officeooo:paragraph-rsid="0020b0db"/>
    </style:style>
    <style:style style:name="P37" style:family="paragraph" style:parent-style-name="Table_20_Contents">
      <style:paragraph-properties fo:text-align="justify" style:justify-single-word="false"/>
      <style:text-properties officeooo:rsid="0020b0db" officeooo:paragraph-rsid="00216f00"/>
    </style:style>
    <style:style style:name="P38" style:family="paragraph" style:parent-style-name="Table_20_Contents">
      <style:text-properties officeooo:rsid="00216f00" officeooo:paragraph-rsid="00216f00"/>
    </style:style>
    <style:style style:name="P39" style:family="paragraph" style:parent-style-name="Table_20_Contents">
      <style:text-properties officeooo:rsid="00223cff" officeooo:paragraph-rsid="00223cff"/>
    </style:style>
    <style:style style:name="P40" style:family="paragraph" style:parent-style-name="ПЗ_5f_Заголовок" style:master-page-name="A4_5f_форма5_5f_доп1">
      <style:paragraph-properties style:page-number="auto"/>
      <style:text-properties officeooo:rsid="001f9ce2" officeooo:paragraph-rsid="001f9ce2"/>
    </style:style>
    <style:style style:name="P41" style:family="paragraph" style:parent-style-name="ПЗ_5f_титул1" style:master-page-name="A4_5f_титул_5f_рамка_5f_доп1">
      <style:paragraph-properties style:page-number="auto"/>
      <style:text-properties fo:language="ru" fo:country="RU" officeooo:rsid="001f9ce2" officeooo:paragraph-rsid="001f9ce2"/>
    </style:style>
    <style:style style:name="P42" style:family="paragraph" style:parent-style-name="ПЗ_5f_титул_5f_название">
      <style:text-properties fo:language="ru" fo:country="RU" officeooo:rsid="001af69f" officeooo:paragraph-rsid="001af69f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f9ce2"/>
    </style:style>
    <style:style style:name="T3" style:family="text">
      <style:text-properties fo:language="ru" fo:country="RU" officeooo:rsid="0020b0db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af69f"/>
    </style:style>
    <style:style style:name="T6" style:family="text">
      <style:text-properties fo:language="en" fo:country="US" officeooo:rsid="001f9ce2"/>
    </style:style>
    <style:style style:name="T7" style:family="text">
      <style:text-properties officeooo:rsid="001cbc41"/>
    </style:style>
    <style:style style:name="T8" style:family="text">
      <style:text-properties officeooo:rsid="0020b0db"/>
    </style:style>
    <style:style style:name="T9" style:family="text">
      <style:text-properties officeooo:rsid="00223cff"/>
    </style:style>
    <style:style style:name="fr1" style:family="graphic" style:parent-style-name="Frame">
      <style:graphic-properties style:protect="size position" style:vertical-pos="from-top" style:vertical-rel="page" style:horizontal-pos="from-left" style:horizontal-rel="page" fo:background-color="#ffffff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background-color="#ffffff" style:background-transparency="100%" fo:padding="0cm" fo:border="none" style:shadow="none" draw:shadow-opacity="100%">
        <style:background-image/>
      </style:graphic-properties>
    </style:style>
    <style:style style:name="fr3" style:family="graphic" style:parent-style-name="Frame">
      <style:graphic-properties style:protect="size position" style:vertical-pos="from-top" style:vertical-rel="page" style:horizontal-pos="from-left" style:horizontal-rel="page" fo:padding="0cm" fo:border="none" style:shadow="none" draw:shadow-opacity="100%"/>
    </style:style>
    <style:style style:name="fr4" style:family="graphic" style:parent-style-name="Frame">
      <style:graphic-properties style:protect="size position" style:vertical-pos="from-top" style:vertical-rel="page" style:horizontal-pos="from-left" style:horizontal-rel="page" fo:padding="0.15cm" fo:border-left="none" fo:border-right="none" fo:border-top="0.51pt solid #000000" fo:border-bottom="none" style:shadow="none" draw:shadow-opacity="100%"/>
    </style:style>
    <style:style style:name="fr5" style:family="graphic" style:parent-style-name="Frame">
      <style:graphic-properties style:vertical-pos="from-top" style:vertical-rel="paragraph" style:horizontal-pos="from-left" style:horizontal-rel="paragraph" fo:background-color="#ffffff" style:background-transparency="100%" fo:padding="0cm" fo:border="none" style:shadow="none" draw:shadow-opacity="100%">
        <style:background-image/>
      </style:graphic-properties>
    </style:style>
    <style:style style:name="fr6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ge" fo:background-color="#ffffff" style:background-transparency="100%" fo:padding="0cm" fo:border="none" style:shadow="none" draw:shadow-opacity="100%">
        <style:background-image/>
      </style:graphic-properties>
    </style:style>
    <style:style style:name="fr7" style:family="graphic" style:parent-style-name="Frame">
      <style:graphic-properties style:protect="size" style:vertical-pos="from-top" style:vertical-rel="paragraph" style:horizontal-pos="from-left" style:horizontal-rel="paragraph" fo:padding="0cm" fo:border="none" style:shadow="none" draw:shadow-opacity="100%"/>
    </style:style>
    <style:style style:name="fr8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100%" fo:padding="0cm" fo:border="none" style:shadow="none" draw:shadow-opacity="100%">
        <style:background-image/>
      </style:graphic-properties>
    </style:style>
    <style:style style:name="fr9" style:family="graphic" style:parent-style-name="Frame">
      <style:graphic-properties style:run-through="foreground" style:protect="none" style:wrap="run-through" style:number-wrapped-paragraphs="no-limit" style:vertical-pos="from-top" style:vertical-rel="paragraph" style:horizontal-pos="from-left" style:horizontal-rel="paragraph" fo:background-color="#ffffff" style:background-transparency="100%" fo:padding="0cm" fo:border="none" style:shadow="none" draw:shadow-opacity="100%">
        <style:background-image/>
      </style:graphic-properties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Номер_содержания"/>
      </text:sequence-decls>
      <text:user-field-decls>
        <text:user-field-decl office:value-type="string" office:string-value="2014" text:name="Подпись"/>
        <text:user-field-decl office:value-type="string" office:string-value="" text:name="Взамен_инв_номера"/>
        <text:user-field-decl office:value-type="string" office:string-value="" text:name="Дата"/>
        <text:user-field-decl office:value-type="string" office:string-value="" text:name="Инвентарный_номер"/>
        <text:user-field-decl office:value-type="string" office:string-value="" text:name="Приложений"/>
        <text:user-field-decl office:value-type="string" office:string-value="КИА БУК" text:name="Код_проекта"/>
        <text:user-field-decl office:value-type="string" office:string-value="Программное обеспечение контрольно-испытательной аппаратуры блока управления каналами." text:name="Название_проекта"/>
        <text:user-field-decl office:value-type="string" office:string-value="" text:name="Должность1"/>
        <text:user-field-decl office:value-type="string" office:string-value="" text:name="Фамилия1"/>
        <text:user-field-decl office:value-type="string" office:string-value="" text:name="Должность2"/>
        <text:user-field-decl office:value-type="string" office:string-value="" text:name="Фамилия2"/>
        <text:user-field-decl office:value-type="string" office:string-value="" text:name="Должность3"/>
        <text:user-field-decl office:value-type="string" office:string-value="" text:name="Фамилия3"/>
        <text:user-field-decl office:value-type="string" office:string-value="" text:name="Должность4"/>
        <text:user-field-decl office:value-type="string" office:string-value="" text:name="Фамилия4"/>
        <text:user-field-decl office:value-type="string" office:string-value="" text:name="Должность5"/>
        <text:user-field-decl office:value-type="string" office:string-value="" text:name="Должность6"/>
        <text:user-field-decl office:value-type="string" office:string-value="" text:name="Фамилия5"/>
        <text:user-field-decl office:value-type="string" office:string-value="" text:name="Фамилия6"/>
        <text:user-field-decl office:value-type="string" office:string-value="" text:name="Рамка_доп1"/>
        <text:user-field-decl office:value-type="string" office:string-value="" text:name="Рамка_доп2"/>
        <text:user-field-decl office:value-type="string" office:string-value="Р" text:name="Стадия"/>
        <text:user-field-decl office:value-type="string" office:string-value="" text:name="Номер_листа"/>
        <text:user-field-decl office:value-type="string" office:string-value="ИКИ РАН" text:name="Организация1строка"/>
        <text:user-field-decl office:value-type="string" office:string-value="г. Москва" text:name="Организация2строка"/>
        <text:user-field-decl office:value-type="string" office:string-value="2014 г. " text:name="Организация3строка"/>
        <text:user-field-decl office:value-type="string" office:string-value="Технические решения, принятые в рабочих чертежах, соответствуют требованиям экологических, санитарно-гигиенических, противопожарных и других норм, действующих на территории Российской Федерации и обеспечивают безопасную для жизни и здоровья людей эксплуатацию объекта при соблюдении предусмотренных рабочими чертежами мероприятий." text:name="Условия"/>
        <text:user-field-decl office:value-type="string" office:string-value="" text:name="ГИП"/>
        <text:user-field-decl office:value-type="string" office:string-value="" text:name="Всего_страниц"/>
        <text:user-field-decl office:value-type="string" office:string-value="" text:name="Прил"/>
      </text:user-field-decls>
      <text:p text:style-name="P41"><text:user-field-get text:name="Название_проекта">Программное обеспечение контрольно-испытательной аппаратуры блока управления каналами.</text:user-field-get></text:p>
      <text:p text:style-name="P42"><text:span text:style-name="T7"><text:user-field-get text:name="Код_проекта">КИА БУК</text:user-field-get></text:span></text:p>
      <text:p text:style-name="P23">Спецификация</text:p>
      <text:p text:style-name="P40"><text:user-field-get text:name="Код_проекта">КИА БУК</text:user-field-get></text:p>
      <text:p text:style-name="P13">1. Список и назначение модулей программного обеспечения</text:p>
      <text:p text:style-name="P13"/>
      <table:table table:name="СписокНазначение" table:style-name="СписокНазначение">
        <table:table-column table:style-name="СписокНазначение.A"/>
        <table:table-column table:style-name="СписокНазначение.B"/>
        <table:table-header-rows>
          <table:table-row>
            <table:table-cell table:style-name="СписокНазначение.A1" office:value-type="string">
              <text:p text:style-name="P30">Файл</text:p>
            </table:table-cell>
            <table:table-cell table:style-name="СписокНазначение.B1" office:value-type="string">
              <text:p text:style-name="P35">Описание</text:p>
            </table:table-cell>
          </table:table-row>
        </table:table-header-rows>
        <table:table-row>
          <table:table-cell table:style-name="СписокНазначение.A32" office:value-type="string">
            <text:p text:style-name="P28">EGSEBUK.sln</text:p>
          </table:table-cell>
          <table:table-cell table:style-name="СписокНазначение.B2" office:value-type="string">
            <text:p text:style-name="P28">Решение проекта КИА БУК.</text:p>
          </table:table-cell>
        </table:table-row>
        <table:table-row>
          <table:table-cell table:style-name="СписокНазначение.A32" office:value-type="string">
            <text:p text:style-name="P27">Wpf.csproj</text:p>
          </table:table-cell>
          <table:table-cell table:style-name="СписокНазначение.B32" office:value-type="string">
            <text:p text:style-name="P27">Проект КИА БУК.</text:p>
          </table:table-cell>
        </table:table-row>
        <table:table-row>
          <table:table-cell table:style-name="СписокНазначение.A32" office:value-type="string">
            <text:p text:style-name="P38">FTD2XX_NET.cs</text:p>
          </table:table-cell>
          <table:table-cell table:style-name="СписокНазначение.B32" office:value-type="string">
            <text:p text:style-name="P38">Модуль класса «обертки» библиотеки <text:span text:style-name="T4">FTD2XX.DLL.</text:span></text:p>
          </table:table-cell>
        </table:table-row>
        <table:table-row>
          <table:table-cell table:style-name="СписокНазначение.A32" office:value-type="string">
            <text:p text:style-name="P38">EmbeddedAssembly.cs</text:p>
          </table:table-cell>
          <table:table-cell table:style-name="СписокНазначение.B32" office:value-type="string">
            <text:p text:style-name="P38">Модуль класса загрузки «упакованных» ресурсов.</text:p>
          </table:table-cell>
        </table:table-row>
        <table:table-row>
          <table:table-cell table:style-name="СписокНазначение.A32" office:value-type="string">
            <text:p text:style-name="P38">EGSEUtilitesTM.cs</text:p>
          </table:table-cell>
          <table:table-cell table:style-name="СписокНазначение.B32" office:value-type="string">
            <text:p text:style-name="P38">Модуль вспомогательных утилит для работы с телеметрией.</text:p>
          </table:table-cell>
        </table:table-row>
        <table:table-row>
          <table:table-cell table:style-name="СписокНазначение.A32" office:value-type="string">
            <text:p text:style-name="P38">EGSEUtilitesTextlog.cs</text:p>
            <text:p text:style-name="P38">EGSEUtilitesTextlog.resx</text:p>
          </table:table-cell>
          <table:table-cell table:style-name="СписокНазначение.B32" office:value-type="string">
            <text:p text:style-name="P38">Модуль и ресурсы вспомогательных утилит для работы с текстовым лог-файлом.</text:p>
          </table:table-cell>
        </table:table-row>
        <table:table-row>
          <table:table-cell table:style-name="СписокНазначение.A32" office:value-type="string">
            <text:p text:style-name="P38">EGSEUtilitesEvent.cs</text:p>
          </table:table-cell>
          <table:table-cell table:style-name="СписокНазначение.B32" office:value-type="string">
            <text:p text:style-name="P38">Модуль вспомогательных утилит для работы с лог-файлом оператора.</text:p>
          </table:table-cell>
        </table:table-row>
        <table:table-row>
          <table:table-cell table:style-name="СписокНазначение.A32" office:value-type="string">
            <text:p text:style-name="P38">EGSEUtilitesControlValues.cs</text:p>
          </table:table-cell>
          <table:table-cell table:style-name="СписокНазначение.B32" office:value-type="string">
            <text:p text:style-name="P38">Модуль вспомогательных утилит для <text:span text:style-name="T1">управления через </text:span><text:span text:style-name="T4">USB</text:span>.</text:p>
          </table:table-cell>
        </table:table-row>
        <table:table-row>
          <table:table-cell table:style-name="СписокНазначение.A32" office:value-type="string">
            <text:p text:style-name="P38">EGSEUtilitesBigBufferManager.cs</text:p>
          </table:table-cell>
          <table:table-cell table:style-name="СписокНазначение.B32" office:value-type="string">
            <text:p text:style-name="P38">Модуль для работы с <text:soft-page-break/>кольцевым буфером <text:span text:style-name="T4">USB.</text:span></text:p>
          </table:table-cell>
        </table:table-row>
        <table:table-row>
          <table:table-cell table:style-name="СписокНазначение.A32" office:value-type="string">
            <text:p text:style-name="P38">EGSEUtilitesADC.cs</text:p>
          </table:table-cell>
          <table:table-cell table:style-name="СписокНазначение.B32" office:value-type="string">
            <text:p text:style-name="P38">Модуль для работы с калибровочными данными.</text:p>
          </table:table-cell>
        </table:table-row>
        <table:table-row>
          <table:table-cell table:style-name="СписокНазначение.A32" office:value-type="string">
            <text:p text:style-name="P38">EGSEUtilites.cs</text:p>
            <text:p text:style-name="P38">EGSEUtilites.resx</text:p>
          </table:table-cell>
          <table:table-cell table:style-name="СписокНазначение.B32" office:value-type="string">
            <text:p text:style-name="P38">Модуль и ресурсы всевозможных утилит, обеспечивающих работу ПО.</text:p>
          </table:table-cell>
        </table:table-row>
        <table:table-row>
          <table:table-cell table:style-name="СписокНазначение.A32" office:value-type="string">
            <text:p text:style-name="P38">EGSEUSBFTDI.cs</text:p>
          </table:table-cell>
          <table:table-cell table:style-name="СписокНазначение.B32" office:value-type="string">
            <text:p text:style-name="P38">Модуль настройки параметров <text:span text:style-name="T4">USB.</text:span></text:p>
          </table:table-cell>
        </table:table-row>
        <table:table-row>
          <table:table-cell table:style-name="СписокНазначение.A32" office:value-type="string">
            <text:p text:style-name="P38">EGSEThreadingUSB.cs</text:p>
            <text:p text:style-name="P38">EGSEThreadingUSB.resx</text:p>
          </table:table-cell>
          <table:table-cell table:style-name="СписокНазначение.B32" office:value-type="string">
            <text:p text:style-name="P32">Модуль и ресурсы класса управления потоками <text:span text:style-name="T4">USB.</text:span></text:p>
          </table:table-cell>
        </table:table-row>
        <table:table-row>
          <table:table-cell table:style-name="СписокНазначение.A32" office:value-type="string">
            <text:p text:style-name="P38">EGSEThreadingProtocol.cs</text:p>
          </table:table-cell>
          <table:table-cell table:style-name="СписокНазначение.B32" office:value-type="string">
            <text:p text:style-name="P32">Модуль работы потока декодера <text:span text:style-name="T4">USB.</text:span> </text:p>
          </table:table-cell>
        </table:table-row>
        <table:table-row>
          <table:table-cell table:style-name="СписокНазначение.A32" office:value-type="string">
            <text:p text:style-name="P38">EGSEThreadingCyclogram.cs</text:p>
          </table:table-cell>
          <table:table-cell table:style-name="СписокНазначение.B32" office:value-type="string">
            <text:p text:style-name="P32">Модуль работы потока циклограммы.</text:p>
          </table:table-cell>
        </table:table-row>
        <table:table-row>
          <table:table-cell table:style-name="СписокНазначение.A32" office:value-type="string">
            <text:p text:style-name="P38">EGSEProtocolUSB7C6E.cs</text:p>
            <text:p text:style-name="P38">EGSEProtocolUSB7C6E.resx</text:p>
          </table:table-cell>
          <table:table-cell table:style-name="СписокНазначение.B32" office:value-type="string">
            <text:p text:style-name="P32">Модуль класса <text:span text:style-name="T4">USB- </text:span>протокола <text:span text:style-name="T4">7C6E.</text:span></text:p>
          </table:table-cell>
        </table:table-row>
        <table:table-row>
          <table:table-cell table:style-name="СписокНазначение.A32" office:value-type="string">
            <text:p text:style-name="P38">EGSEProtocolUSB5E4DNoHeadCrc.cs</text:p>
          </table:table-cell>
          <table:table-cell table:style-name="СписокНазначение.B32" office:value-type="string">
            <text:p text:style-name="P32">Модуль класса <text:span text:style-name="T4">USB- </text:span>протокола 5E4DNoHeadCrc<text:span text:style-name="T4">.</text:span></text:p>
          </table:table-cell>
        </table:table-row>
        <table:table-row>
          <table:table-cell table:style-name="СписокНазначение.A32" office:value-type="string">
            <text:p text:style-name="P38">EGSEProtocolUSB5E4D.cs</text:p>
          </table:table-cell>
          <table:table-cell table:style-name="СписокНазначение.B32" office:value-type="string">
            <text:p text:style-name="P32">Модуль класса <text:span text:style-name="T4">USB- </text:span>протокола 5E4D<text:span text:style-name="T4">.</text:span></text:p>
          </table:table-cell>
        </table:table-row>
        <table:table-row>
          <table:table-cell table:style-name="СписокНазначение.A32" office:value-type="string">
            <text:p text:style-name="P38">EGSEProtocolUSB.cs</text:p>
            <text:p text:style-name="P38">EGSEProtocolUSB.resx</text:p>
          </table:table-cell>
          <table:table-cell table:style-name="СписокНазначение.B32" office:value-type="string">
            <text:p text:style-name="P32">Модуль и ресурсы протоколов <text:span text:style-name="T4">USB.</text:span></text:p>
          </table:table-cell>
        </table:table-row>
        <table:table-row>
          <table:table-cell table:style-name="СписокНазначение.A32" office:value-type="string">
            <text:p text:style-name="P38">EGSEProtocolSpacewire.cs</text:p>
            <text:p text:style-name="P38">EGSEProtocolSpacewire.resx</text:p>
          </table:table-cell>
          <table:table-cell table:style-name="СписокНазначение.B32" office:value-type="string">
            <text:p text:style-name="P32">Модуль <text:span text:style-name="T9">и ресурсы </text:span>протоколов S<text:span text:style-name="T4">pacewire.</text:span></text:p>
          </table:table-cell>
        </table:table-row>
        <table:table-row>
          <table:table-cell table:style-name="СписокНазначение.A32" office:value-type="string">
            <text:p text:style-name="P39">EGSEProtocolHsi.cs</text:p>
            <text:p text:style-name="P39"><text:soft-page-break/>EGSEProtocolHsi.resx</text:p>
          </table:table-cell>
          <table:table-cell table:style-name="СписокНазначение.B32" office:value-type="string">
            <text:p text:style-name="P32">Модуль <text:span text:style-name="T9">и ресурсы </text:span><text:soft-page-break/>протоколов <text:span text:style-name="T9">ВСИ</text:span><text:span text:style-name="T4">.</text:span></text:p>
          </table:table-cell>
        </table:table-row>
        <table:table-row>
          <table:table-cell table:style-name="СписокНазначение.A32" office:value-type="string">
            <text:p text:style-name="P39">EGSEDeviceBUK.cs</text:p>
            <text:p text:style-name="P39">EGSEDeviceBUK.resx</text:p>
          </table:table-cell>
          <table:table-cell table:style-name="СписокНазначение.B32" office:value-type="string">
            <text:p text:style-name="P33">Модуль и ресурсы управления ПО КИА БУК.</text:p>
          </table:table-cell>
        </table:table-row>
        <table:table-row>
          <table:table-cell table:style-name="СписокНазначение.A32" office:value-type="string">
            <text:p text:style-name="P39">EGSEDefaultMainWindow.cs</text:p>
            <text:p text:style-name="P39">EGSEDefaultMainWindow.resx</text:p>
          </table:table-cell>
          <table:table-cell table:style-name="СписокНазначение.B32" office:value-type="string">
            <text:p text:style-name="P33">Модуль и ресурсы стандартного класса главного окна.</text:p>
          </table:table-cell>
        </table:table-row>
        <table:table-row>
          <table:table-cell table:style-name="СписокНазначение.A32" office:value-type="string">
            <text:p text:style-name="P39">EGSEDefaultLoggers.cs</text:p>
            <text:p text:style-name="P39">EGSEDefaultLoggers.resx</text:p>
          </table:table-cell>
          <table:table-cell table:style-name="СписокНазначение.B32" office:value-type="string">
            <text:p text:style-name="P33">Модуль и ресурсы стандартного класса лог-файлов.</text:p>
          </table:table-cell>
        </table:table-row>
        <table:table-row>
          <table:table-cell table:style-name="СписокНазначение.A32" office:value-type="string">
            <text:p text:style-name="P39">EGSECyclogramFile.cs</text:p>
          </table:table-cell>
          <table:table-cell table:style-name="СписокНазначение.B32" office:value-type="string">
            <text:p text:style-name="P33">Модуль работы с файлом циклограммы.</text:p>
          </table:table-cell>
        </table:table-row>
        <table:table-row>
          <table:table-cell table:style-name="СписокНазначение.A32" office:value-type="string">
            <text:p text:style-name="P39">EGSECyclogramCommands.cs</text:p>
          </table:table-cell>
          <table:table-cell table:style-name="СписокНазначение.B32" office:value-type="string">
            <text:p text:style-name="P33">Модуль работы с командами циклограммы.</text:p>
          </table:table-cell>
        </table:table-row>
        <table:table-row>
          <table:table-cell table:style-name="СписокНазначение.A32" office:value-type="string">
            <text:p text:style-name="P39">EGSECyclogramCommandBUK.cs</text:p>
          </table:table-cell>
          <table:table-cell table:style-name="СписокНазначение.B32" office:value-type="string">
            <text:p text:style-name="P33">Модуль класса команд циклограммы для ПО КИА БУК.</text:p>
          </table:table-cell>
        </table:table-row>
        <table:table-row>
          <table:table-cell table:style-name="СписокНазначение.A32" office:value-type="string">
            <text:p text:style-name="P39">EGSEConstantsBUK.cs</text:p>
          </table:table-cell>
          <table:table-cell table:style-name="СписокНазначение.B32" office:value-type="string">
            <text:p text:style-name="P33">Модуль констант используемых в ПО.</text:p>
          </table:table-cell>
        </table:table-row>
        <table:table-row>
          <table:table-cell table:style-name="СписокНазначение.A32" office:value-type="string">
            <text:p text:style-name="P39">AppEntryPoint.cs</text:p>
          </table:table-cell>
          <table:table-cell table:style-name="СписокНазначение.B32" office:value-type="string">
            <text:p text:style-name="P33">Модуль класса задающего «точку входа» для ПО.</text:p>
          </table:table-cell>
        </table:table-row>
        <table:table-row>
          <table:table-cell table:style-name="СписокНазначение.A32" office:value-type="string">
            <text:p text:style-name="P39">App.config</text:p>
            <text:p text:style-name="P39">App.xaml</text:p>
            <text:p text:style-name="P39">App.xaml.cs</text:p>
            <text:p text:style-name="P39">App.xaml.Designer.cs</text:p>
          </table:table-cell>
          <table:table-cell table:style-name="СписокНазначение.B32" office:value-type="string">
            <text:p text:style-name="P33">Модули необходимые для правильной инициализации программного обеспечения.</text:p>
          </table:table-cell>
        </table:table-row>
        <table:table-row>
          <table:table-cell table:style-name="СписокНазначение.A32" office:value-type="string">
            <text:p text:style-name="P39">EGSEDevice.cs</text:p>
            <text:p text:style-name="P39">EGSEDevice.resx</text:p>
          </table:table-cell>
          <table:table-cell table:style-name="СписокНазначение.B32" office:value-type="string">
            <text:p text:style-name="P33">Модуль и ресурсы стандартного управления <text:soft-page-break/>ПО.</text:p>
          </table:table-cell>
        </table:table-row>
        <table:table-row>
          <table:table-cell table:style-name="СписокНазначение.A47" office:value-type="string">
            <text:p text:style-name="P37">Windows\MainWindow.xaml</text:p>
            <text:p text:style-name="P36">Windows\MainWindow.xaml.cs</text:p>
          </table:table-cell>
          <table:table-cell table:style-name="СписокНазначение.B33" office:value-type="string">
            <text:p text:style-name="P31">Разметка и модуль окна «КИА БУК»</text:p>
          </table:table-cell>
        </table:table-row>
        <table:table-row>
          <table:table-cell table:style-name="СписокНазначение.A47" office:value-type="string">
            <text:p text:style-name="P36">Windows\SDWindow.xaml</text:p>
            <text:p text:style-name="P36">Windows\SDWindow.xaml.cs</text:p>
            <text:p text:style-name="P36">Windows\SDWindow.xaml.resx</text:p>
          </table:table-cell>
          <table:table-cell table:style-name="СписокНазначение.B34" office:value-type="string">
            <text:p text:style-name="P31">Разметка, модуль и ресурсы окна «Имитатор каналов БС»</text:p>
          </table:table-cell>
        </table:table-row>
        <table:table-row>
          <table:table-cell table:style-name="СписокНазначение.A47" office:value-type="string">
            <text:p text:style-name="P36">Windows\SimHsiWindow.xaml</text:p>
            <text:p text:style-name="P36">Windows\SimHSIWindow.xaml.cs</text:p>
          </table:table-cell>
          <table:table-cell table:style-name="СписокНазначение.B35" office:value-type="string">
            <text:p text:style-name="P31">Разметка и модуль окна «Имитатор БУК (для КВВ)»</text:p>
          </table:table-cell>
        </table:table-row>
        <table:table-row>
          <table:table-cell table:style-name="СписокНазначение.A47" office:value-type="string">
            <text:p text:style-name="P36">Windows\SimSDWindow.xaml</text:p>
            <text:p text:style-name="P36">Windows\SimSDWindow.xaml.cs</text:p>
          </table:table-cell>
          <table:table-cell table:style-name="СписокНазначение.B36" office:value-type="string">
            <text:p text:style-name="P31">Разметка и модуль окна «Имитатор БУК (для каналов БС)»</text:p>
          </table:table-cell>
        </table:table-row>
        <table:table-row>
          <table:table-cell table:style-name="СписокНазначение.A47" office:value-type="string">
            <text:p text:style-name="P36">Windows\SimSpacewireWindow.xaml</text:p>
            <text:p text:style-name="P36">Windows\SimSpacewireWindow.xaml.cs</text:p>
          </table:table-cell>
          <table:table-cell table:style-name="СписокНазначение.B37" office:value-type="string">
            <text:p text:style-name="P31">Разметка и модуль окна «Имитатор БУК (для БМ-4)»</text:p>
          </table:table-cell>
        </table:table-row>
        <table:table-row>
          <table:table-cell table:style-name="СписокНазначение.A47" office:value-type="string">
            <text:p text:style-name="P36">Windows\SpacewireWindow.xaml</text:p>
            <text:p text:style-name="P36">Windows\SpacewireWindow.xaml.cs</text:p>
          </table:table-cell>
          <table:table-cell table:style-name="СписокНазначение.B38" office:value-type="string">
            <text:p text:style-name="P31">Разметка и модуль окна «Имитатор БМ-4 (БУСК, БУНД)»</text:p>
          </table:table-cell>
        </table:table-row>
        <table:table-row>
          <table:table-cell table:style-name="СписокНазначение.A47" office:value-type="string">
            <text:p text:style-name="P36">Windows\HSIWindow.xaml</text:p>
            <text:p text:style-name="P36">Windows\HSIWindow.xaml.cs</text:p>
          </table:table-cell>
          <table:table-cell table:style-name="СписокНазначение.B42" office:value-type="string">
            <text:p text:style-name="P31">Разметка и модуль окна «Имитатор КВВ»</text:p>
          </table:table-cell>
        </table:table-row>
        <table:table-row>
          <table:table-cell table:style-name="СписокНазначение.A47" office:value-type="string">
            <text:p text:style-name="P36">Windows\TeleBukWindow.xaml</text:p>
            <text:p text:style-name="P36">Windows\TeleBukWindow.xaml.cs</text:p>
          </table:table-cell>
          <table:table-cell table:style-name="СписокНазначение.B42" office:value-type="string">
            <text:p text:style-name="P31">Разметка и модуль окна «Телеметрия БУК»</text:p>
          </table:table-cell>
        </table:table-row>
        <table:table-row>
          <table:table-cell table:style-name="СписокНазначение.A47" office:value-type="string">
            <text:p text:style-name="P36">Windows\TeleKvvWindow.xaml</text:p>
            <text:p text:style-name="P36">Windows\TeleKvvWindow.xaml.cs</text:p>
          </table:table-cell>
          <table:table-cell table:style-name="СписокНазначение.B42" office:value-type="string">
            <text:p text:style-name="P31">Разметка и модуль окна «Телеметрия КВВ»</text:p>
          </table:table-cell>
        </table:table-row>
        <table:table-row>
          <table:table-cell table:style-name="СписокНазначение.A47" office:value-type="string">
            <text:p text:style-name="P36">Windows\UsbSendsMonitor.xaml</text:p>
            <text:p text:style-name="P36">Windows\UsbSendsMonitor.xaml.cs</text:p>
          </table:table-cell>
          <table:table-cell table:style-name="СписокНазначение.B42" office:value-type="string">
            <text:p text:style-name="P31">Разметка и модуль окна «Монитор <text:span text:style-name="T4">USB (</text:span>исходящий<text:span text:style-name="T4">)</text:span>»</text:p>
          </table:table-cell>
        </table:table-row>
        <table:table-row>
          <table:table-cell table:style-name="СписокНазначение.A47" office:value-type="string">
            <text:p text:style-name="P36">Windows\ControlBukWindow.xaml</text:p>
            <text:p text:style-name="P36"><text:soft-page-break/>Windows\ControlBukWindow.xaml.cs</text:p>
          </table:table-cell>
          <table:table-cell table:style-name="СписокНазначение.B43" office:value-type="string">
            <text:p text:style-name="P31">Разметка и модуль окна <text:soft-page-break/>«Команды управления БУК»</text:p>
          </table:table-cell>
        </table:table-row>
        <table:table-row>
          <table:table-cell table:style-name="СписокНазначение.A47" office:value-type="string">
            <text:p text:style-name="P36">Windows\AboutBoxSimple.xaml</text:p>
            <text:p text:style-name="P36">Windows\AboutBoxSimple.xaml.cs</text:p>
          </table:table-cell>
          <table:table-cell table:style-name="СписокНазначение.B44" office:value-type="string">
            <text:p text:style-name="P31">Разметка и модуль окна «О программе»</text:p>
          </table:table-cell>
        </table:table-row>
        <table:table-row>
          <table:table-cell table:style-name="СписокНазначение.A47" office:value-type="string">
            <text:p text:style-name="P36">CustomAttributes\LambdaAttribute.cs</text:p>
            <text:p text:style-name="P36">CustomAttributes\LambdaAttribute.Designer.cs</text:p>
            <text:p text:style-name="P36">CustomAttributes\LambdaAttribute.resx</text:p>
          </table:table-cell>
          <table:table-cell table:style-name="СписокНазначение.B45" office:value-type="string">
            <text:p text:style-name="P31">Модули вспомогательного класса, необходимые для работы циклограммы.</text:p>
          </table:table-cell>
        </table:table-row>
        <table:table-row>
          <table:table-cell table:style-name="СписокНазначение.A47" office:value-type="string">
            <text:p text:style-name="P26"><text:span text:style-name="T8">Behaviors\</text:span>AdornerExtensions.cs</text:p>
            <text:p text:style-name="P26"><text:span text:style-name="T8">Behaviors\</text:span>KeyboardFocus.cs</text:p>
            <text:p text:style-name="P26"><text:span text:style-name="T8">Behaviors\</text:span>UIElementAdorner.cs</text:p>
            <text:p text:style-name="P26"><text:span text:style-name="T8">Behaviors\</text:span>WatermarkComboBox.cs</text:p>
            <text:p text:style-name="P26"><text:span text:style-name="T8">Behaviors\</text:span>WatermarkTextBox.cs</text:p>
          </table:table-cell>
          <table:table-cell table:style-name="СписокНазначение.B46" office:value-type="string">
            <text:p text:style-name="P31">Обработчики функций визуальных компонентов.</text:p>
          </table:table-cell>
        </table:table-row>
        <table:table-row>
          <table:table-cell table:style-name="СписокНазначение.A47" office:value-type="string">
            <text:p text:style-name="P34">Properties\AssemblyInfo.cs</text:p>
            <text:p text:style-name="P25"><text:span text:style-name="T4">Properties\</text:span>Resources.Designer.cs</text:p>
            <text:p text:style-name="P25"><text:span text:style-name="T4">Properties\</text:span>Resources.resx</text:p>
            <text:p text:style-name="P25"><text:span text:style-name="T4">Properties\</text:span>Settings.Designer.cs</text:p>
            <text:p text:style-name="P25"><text:span text:style-name="T4">Properties\</text:span>Settings.settings</text:p>
          </table:table-cell>
          <table:table-cell table:style-name="СписокНазначение.B47" office:value-type="string">
            <text:p text:style-name="P29">Системные файлы необходимые для компиляции проекта КИА БУК.</text:p>
          </table:table-cell>
        </table:table-row>
        <table:table-row>
          <table:table-cell table:style-name="СписокНазначение.A48" office:value-type="string">
            <text:p text:style-name="P34">DetectNetVersion\DetectNetVersion.vbproj</text:p>
            <text:p text:style-name="P25"><text:span text:style-name="T4">DetectNetVersion\</text:span>NetFrameworkInfo.vb</text:p>
          </table:table-cell>
          <table:table-cell table:style-name="СписокНазначение.B48" office:value-type="string">
            <text:p text:style-name="P17"><text:span text:style-name="T2">Проект модуля </text:span><text:span text:style-name="T3">и сам модуль</text:span><text:span text:style-name="T2"> определения версии </text:span><text:span text:style-name="T6">Net Framework</text:span><text:span text:style-name="T5">.</text:span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/>
    <style:font-face style:name="Tahoma1" svg:font-family="Tahoma"/>
    <style:font-face style:name="Liberation Mono" svg:font-family="'Liberation Mono'" style:font-family-generic="modern" style:font-pitch="fixed"/>
    <style:font-face style:name="GOST 2.304-81" svg:font-family="'GOST 2.304-81'" style:font-pitch="variable"/>
    <style:font-face style:name="GOST type B" svg:font-family="'GOST type B'" style:font-pitch="variable"/>
    <style:font-face style:name="GOST type B2" svg:font-family="'GOST type B'" style:font-adornments="Курсив" style:font-pitch="variable"/>
    <style:font-face style:name="GOST type B1" svg:font-family="'GOST type B'" style:font-adornments="Обычный" style:font-pitch="variable"/>
    <style:font-face style:name="GOST type B3" svg:font-family="'GOST type B'" style:font-adornments="Полужирный курсив" style:font-pitch="variable"/>
    <style:font-face style:name="Times New Roman" svg:font-family="'Times New Roman'" style:font-family-generic="roman" style:font-pitch="variable"/>
    <style:font-face style:name="GOST 2.304-811" svg:font-family="'GOST 2.304-81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OST type B1" fo:font-family="'GOST type B'" style:font-style-name="Обычный" style:font-pitch="variable" fo:font-size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GOST type B" fo:font-family="'GOST type B'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GOST type B1" fo:font-family="'GOST type B'" style:font-style-name="Обычный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Штамп_5f_центр_5f_12_5f_гост" style:display-name="Штамп_центр_12_гост" style:family="paragraph" style:parent-style-name="Table_20_Heading">
      <style:paragraph-properties fo:text-align="center" style:justify-single-word="false"/>
      <style:text-properties fo:color="#000000" style:font-name="GOST type B2" fo:font-family="'GOST type B'" style:font-style-name="Курсив" style:font-pitch="variable" fo:font-size="12pt" fo:font-style="italic" fo:font-weight="normal" style:font-style-asian="italic" style:font-weight-asian="normal" style:font-style-complex="italic" style:font-weight-complex="normal"/>
    </style:style>
    <style:style style:name="Штамп_5f_центр_5f_11_5f_гост" style:display-name="Штамп_центр_11_гост" style:family="paragraph" style:parent-style-name="Штамп_5f_центр_5f_12_5f_гост">
      <style:text-properties fo:color="#000000" fo:font-size="11pt" style:font-size-asian="11pt" style:font-size-complex="11pt"/>
    </style:style>
    <style:style style:name="Штамп_5f_лево_5f_12_5f_гост" style:display-name="Штамп_лево_12_гост" style:family="paragraph" style:parent-style-name="Table_20_Contents">
      <style:paragraph-properties fo:text-align="start" style:justify-single-word="false"/>
      <style:text-properties style:font-name="GOST type B2" fo:font-family="'GOST type B'" style:font-style-name="Курсив" style:font-pitch="variable" fo:font-style="italic" fo:font-weight="normal" style:font-style-asian="italic" style:font-weight-asian="normal" style:font-style-complex="italic" style:font-weight-complex="normal"/>
    </style:style>
    <style:style style:name="Штамп_5f_центр_5f_20_5f_гост" style:display-name="Штамп_центр_20_гост" style:family="paragraph" style:parent-style-name="Table_20_Heading">
      <style:paragraph-properties fo:text-align="center" style:justify-single-word="false"/>
      <style:text-properties style:font-name="GOST type B3" fo:font-family="'GOST type B'" style:font-style-name="Полужирный курсив" style:font-pitch="variable" fo:font-size="20pt" fo:font-style="italic" style:font-size-asian="20pt" style:font-style-asian="italic" style:font-size-complex="20pt" style:font-style-complex="italic"/>
    </style:style>
    <style:style style:name="Штамп_5f_центр_5f_12_5f_гост_5f_90град" style:display-name="Штамп_центр_12_гост_90град" style:family="paragraph" style:parent-style-name="Штамп_5f_центр_5f_12_5f_гост">
      <style:text-properties style:text-rotation-angle="90" style:text-rotation-scale="line-height"/>
    </style:style>
    <style:style style:name="Штамп_5f_право_5f_12_5f_гост_5f_90град" style:display-name="Штамп_право_12_гост_90град" style:family="paragraph" style:parent-style-name="Table_20_Contents">
      <style:paragraph-properties fo:text-align="center" style:justify-single-word="false"/>
      <style:text-properties style:font-name="GOST type B2" fo:font-family="'GOST type B'" style:font-style-name="Курсив" style:font-pitch="variable" fo:font-style="italic" style:font-style-asian="italic" style:font-style-complex="italic" style:text-rotation-angle="90" style:text-rotation-scale="line-height"/>
    </style:style>
    <style:style style:name="ПЗ_5f_таймс_5f_12" style:display-name="ПЗ_таймс_12" style:family="paragraph" style:parent-style-name="Table_20_Heading">
      <style:paragraph-properties fo:text-align="justify" style:justify-single-word="false"/>
      <style:text-properties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Штамп_5f_центр_5f_16_5f_гост" style:display-name="Штамп_центр_16_гост" style:family="paragraph" style:parent-style-name="Table_20_Contents">
      <style:paragraph-properties fo:text-align="center" style:justify-single-word="false"/>
      <style:text-properties style:font-name="GOST type B2" fo:font-family="'GOST type B'" style:font-style-name="Курсив" style:font-pitch="variable" fo:font-size="16pt" fo:font-style="italic" style:font-size-asian="16pt" style:font-style-asian="italic" style:font-size-complex="16pt" style:font-style-complex="italic"/>
    </style:style>
    <style:style style:name="Основной_5f_текст" style:display-name="Основной_текст" style:family="paragraph" style:parent-style-name="Standard"/>
    <style:style style:name="ПЗ_5f_Заголовок" style:display-name="ПЗ_Заголовок" style:family="paragraph" style:parent-style-name="Основной_5f_текст" style:next-style-name="ПЗ_5f_текст" style:master-page-name="">
      <style:paragraph-properties fo:margin-left="0cm" fo:margin-right="0cm" fo:margin-top="0.499cm" fo:margin-bottom="0.7cm" style:contextual-spacing="false" fo:line-height="100%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font-size="14pt" fo:font-weight="bold" style:font-size-asian="16pt" style:font-weight-asian="bold" style:font-size-complex="16pt" style:font-weight-complex="bold"/>
    </style:style>
    <style:style style:name="ПЗ_5f_текст" style:display-name="ПЗ_текст" style:family="paragraph" style:parent-style-name="Основной_5f_текст" style:master-page-name="">
      <style:paragraph-properties fo:margin-left="0cm" fo:margin-right="0cm" fo:line-height="150%" fo:text-align="justify" style:justify-single-word="false" fo:hyphenation-ladder-count="no-limit" fo:text-indent="1cm" style:auto-text-indent="false" style:page-number="auto" fo:background-color="transparent" style:shadow="none">
        <style:tab-stops/>
        <style:background-image/>
      </style:paragraph-properties>
      <style:text-properties fo:font-size="13pt" fo:hyphenate="true" fo:hyphenation-remain-char-count="2" fo:hyphenation-push-char-count="2"/>
    </style:style>
    <style:style style:name="ПЗ_5f_Заголовок1" style:display-name="ПЗ_Заголовок1" style:family="paragraph" style:parent-style-name="ПЗ_5f_Заголовок" style:next-style-name="ПЗ_5f_текст" style:default-outline-level="3"/>
    <style:style style:name="ПЗ_5f_Заголовок2" style:display-name="ПЗ_Заголовок2" style:family="paragraph" style:parent-style-name="ПЗ_5f_Заголовок1" style:next-style-name="ПЗ_5f_текст" style:default-outline-level="4"/>
    <style:style style:name="ПЗ_5f_Заголовок3" style:display-name="ПЗ_Заголовок3" style:family="paragraph" style:parent-style-name="ПЗ_5f_Заголовок2" style:next-style-name="ПЗ_5f_текст" style:default-outline-level="5"/>
    <style:style style:name="ПЗ_5f_Заголовок4" style:display-name="ПЗ_Заголовок4" style:family="paragraph" style:parent-style-name="ПЗ_5f_Заголовок3" style:next-style-name="ПЗ_5f_Заголовок5" style:default-outline-level="6"/>
    <style:style style:name="ПЗ_5f_Заголовок5" style:display-name="ПЗ_Заголовок5" style:family="paragraph" style:parent-style-name="ПЗ_5f_Заголовок4" style:default-outline-level="7"/>
    <style:style style:name="ПЗ_5f_содержание" style:display-name="ПЗ_содержание" style:family="paragraph" style:parent-style-name="Contents_20_1">
      <style:paragraph-properties fo:line-height="150%">
        <style:tab-stops>
          <style:tab-stop style:position="18.501cm" style:type="right" style:leader-style="dotted" style:leader-text="."/>
        </style:tab-stops>
      </style:paragraph-properties>
    </style:style>
    <style:style style:name="ПЗ_5f_Заголовок0" style:display-name="ПЗ_Заголовок0" style:family="paragraph" style:parent-style-name="ПЗ_5f_Заголовок" style:next-style-name="ПЗ_5f_текст" style:default-outline-level="1">
      <style:paragraph-properties fo:margin-top="0cm" fo:margin-bottom="0cm" style:contextual-spacing="false"/>
    </style:style>
    <style:style style:name="ПЗ_5f_таблица_5f_лево" style:display-name="ПЗ_таблица_лево" style:family="paragraph" style:parent-style-name="ПЗ_5f_текст">
      <style:paragraph-properties fo:margin-left="0cm" fo:margin-right="0cm" fo:line-height="100%" fo:text-indent="0cm" style:auto-text-indent="false"/>
    </style:style>
    <style:style style:name="ПЗ_5f_таблица_5f_центр" style:display-name="ПЗ_таблица_центр" style:family="paragraph" style:parent-style-name="ПЗ_5f_таблица_5f_лево">
      <style:paragraph-properties fo:text-align="center" style:justify-single-word="false">
        <style:tab-stops/>
      </style:paragraph-properties>
    </style:style>
    <style:style style:name="ПЗ_5f_гост_5f_12" style:display-name="ПЗ_гост_12" style:family="paragraph" style:parent-style-name="ПЗ_5f_текст" style:master-page-name="">
      <style:paragraph-properties fo:margin-left="0cm" fo:margin-right="0cm" fo:line-height="100%" fo:text-align="start" style:justify-single-word="false" fo:text-indent="0cm" style:auto-text-indent="false" style:page-number="auto"/>
      <style:text-properties style:font-name="GOST type B2" fo:font-family="'GOST type B'" style:font-style-name="Курсив" style:font-pitch="variable" fo:font-size="12pt" fo:font-style="italic"/>
    </style:style>
    <style:style style:name="ПЗ_5f_гост_5f_13" style:display-name="ПЗ_гост_13" style:family="paragraph" style:parent-style-name="ПЗ_5f_гост_5f_12">
      <style:text-properties fo:font-size="13pt"/>
    </style:style>
    <style:style style:name="ПЗ_5f_гост_5f_14" style:display-name="ПЗ_гост_14" style:family="paragraph" style:parent-style-name="ПЗ_5f_гост_5f_13">
      <style:text-properties fo:font-size="14pt"/>
    </style:style>
    <style:style style:name="ПЗ_5f_гост_5f_14_5f_центр" style:display-name="ПЗ_гост_14_центр" style:family="paragraph" style:parent-style-name="ПЗ_5f_гост_5f_14" style:master-page-name="">
      <style:paragraph-properties fo:text-align="center" style:justify-single-word="false" style:page-number="auto"/>
    </style:style>
    <style:style style:name="ПЗ_5f_гост_5f_13_5f_центр" style:display-name="ПЗ_гост_13_центр" style:family="paragraph" style:parent-style-name="ПЗ_5f_гост_5f_14_5f_центр">
      <style:text-properties fo:font-size="13pt"/>
    </style:style>
    <style:style style:name="ПЗ_5f_гост_5f_12_5f_центр" style:display-name="ПЗ_гост_12_центр" style:family="paragraph" style:parent-style-name="ПЗ_5f_гост_5f_13_5f_центр">
      <style:text-properties fo:font-size="12pt"/>
    </style:style>
    <style:style style:name="ПЗ_5f_гост_5f_16" style:display-name="ПЗ_гост_16" style:family="paragraph" style:parent-style-name="ПЗ_5f_гост_5f_14">
      <style:text-properties fo:font-size="16pt"/>
    </style:style>
    <style:style style:name="ПЗ_5f_гост_5f_16_5f_центр" style:display-name="ПЗ_гост_16_центр" style:family="paragraph" style:parent-style-name="ПЗ_5f_гост_5f_14_5f_центр"/>
    <style:style style:name="ПЗ_5f_гост2_5f_16" style:display-name="ПЗ_гост2_16" style:family="paragraph" style:parent-style-name="ПЗ_5f_гост_5f_16">
      <style:paragraph-properties fo:margin-left="0cm" fo:margin-right="0cm" fo:line-height="150%" fo:text-indent="1cm" style:auto-text-indent="false"/>
    </style:style>
    <style:style style:name="ПЗ_5f_гост2_5f_16_5f_центр" style:display-name="ПЗ_гост2_16_центр" style:family="paragraph" style:parent-style-name="ПЗ_5f_гост_5f_16_5f_центр">
      <style:paragraph-properties fo:line-height="150%"/>
      <style:text-properties fo:font-size="16pt"/>
    </style:style>
    <style:style style:name="ПЗ_5f_гост2_5f_14_5f_центр" style:display-name="ПЗ_гост2_14_центр" style:family="paragraph" style:parent-style-name="ПЗ_5f_гост2_5f_16_5f_центр">
      <style:text-properties fo:font-size="14pt"/>
    </style:style>
    <style:style style:name="ПЗ_5f_гост2_5f_14" style:display-name="ПЗ_гост2_14" style:family="paragraph" style:parent-style-name="ПЗ_5f_гост2_5f_16">
      <style:text-properties fo:font-size="14pt"/>
    </style:style>
    <style:style style:name="ПЗ_5f_гост2_5f_13" style:display-name="ПЗ_гост2_13" style:family="paragraph" style:parent-style-name="ПЗ_5f_гост2_5f_14">
      <style:text-properties fo:font-size="13pt"/>
    </style:style>
    <style:style style:name="ПЗ_5f_гост2_5f_13_5f_центр" style:display-name="ПЗ_гост2_13_центр" style:family="paragraph" style:parent-style-name="ПЗ_5f_гост2_5f_14_5f_центр">
      <style:text-properties fo:font-size="13pt"/>
    </style:style>
    <style:style style:name="ПЗ_5f_таймс_5f_13" style:display-name="ПЗ_таймс_13" style:family="paragraph" style:parent-style-name="ПЗ_5f_таймс_5f_12">
      <style:text-properties fo:font-size="13pt"/>
    </style:style>
    <style:style style:name="ПЗ_5f_титул1" style:display-name="ПЗ_титул1" style:family="paragraph" style:parent-style-name="ПЗ_5f_текст" style:next-style-name="ПЗ_5f_титул_5f_название">
      <style:paragraph-properties fo:margin-left="0cm" fo:margin-right="0cm" fo:margin-top="3.5cm" fo:margin-bottom="0cm" style:contextual-spacing="false" fo:text-align="center" style:justify-single-word="false" fo:text-indent="0cm" style:auto-text-indent="false"/>
      <style:text-properties fo:font-size="16pt" style:font-size-asian="16pt" style:font-size-complex="16pt"/>
    </style:style>
    <style:style style:name="ПЗ_5f_титул_5f_название" style:display-name="ПЗ_титул_название" style:family="paragraph" style:parent-style-name="ПЗ_5f_текст" style:next-style-name="ПЗ_5f_титул_5f_том">
      <style:paragraph-properties fo:margin-left="0cm" fo:margin-right="0cm" fo:margin-top="0.199cm" fo:margin-bottom="0cm" style:contextual-spacing="false" fo:line-height="100%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ПЗ_5f_титул_5f_том" style:display-name="ПЗ_титул_том" style:family="paragraph" style:parent-style-name="ПЗ_5f_текст" style:next-style-name="ПЗ_5f_титул_5f_часть">
      <style:paragraph-properties fo:margin-left="0cm" fo:margin-right="0cm" fo:margin-top="0.801cm" fo:margin-bottom="0cm" style:contextual-spacing="false" fo:line-height="100%" fo:text-align="center" style:justify-single-word="false" fo:text-indent="0cm" style:auto-text-indent="false"/>
      <style:text-properties fo:font-size="14pt"/>
    </style:style>
    <style:style style:name="ПЗ_5f_титул_5f_часть" style:display-name="ПЗ_титул_часть" style:family="paragraph" style:parent-style-name="ПЗ_5f_титул_5f_том" style:next-style-name="ПЗ_5f_текст">
      <style:paragraph-properties fo:margin-top="0.6cm" fo:margin-bottom="0cm" style:contextual-spacing="false"/>
    </style:style>
    <style:style style:name="ПЗ_5f_титул_5f_шифр" style:display-name="ПЗ_титул_шифр" style:family="paragraph" style:parent-style-name="ПЗ_5f_титул_5f_часть" style:next-style-name="ПЗ_5f_текст" style:master-page-name="">
      <style:paragraph-properties fo:margin-top="0.801cm" fo:margin-bottom="2cm" style:contextual-spacing="false" style:page-number="auto"/>
      <style:text-properties fo:text-transform="uppercase" fo:font-weight="bold"/>
    </style:style>
    <style:style style:name="ПЗ_5f_содержание_5f_титул" style:display-name="ПЗ_содержание_титул" style:family="paragraph" style:parent-style-name="ПЗ_5f_гост_5f_14_5f_центр" style:master-page-name="">
      <style:paragraph-properties fo:margin-top="0.199cm" fo:margin-bottom="0cm" style:contextual-spacing="false" style:page-number="auto"/>
    </style:style>
    <style:style style:name="ПЗ_5f_содержание1" style:display-name="ПЗ_содержание1" style:family="paragraph" style:parent-style-name="ПЗ_5f_гост_5f_13" style:master-page-name="">
      <style:paragraph-properties fo:margin-left="1.187cm" fo:margin-right="2.974cm" fo:margin-top="0cm" fo:margin-bottom="0cm" style:contextual-spacing="false" fo:line-height="167%" fo:text-indent="-1.125cm" style:auto-text-indent="false" style:page-number="auto" fo:break-before="auto" fo:break-after="auto">
        <style:tab-stops/>
      </style:paragraph-properties>
    </style:style>
    <style:style style:name="ПЗ_5f_содержание2" style:display-name="ПЗ_содержание2" style:family="paragraph" style:parent-style-name="ПЗ_5f_текст">
      <style:paragraph-properties fo:margin-left="0cm" fo:margin-right="0cm" fo:line-height="167%" fo:text-align="start" style:justify-single-word="false" fo:text-indent="0cm" style:auto-text-indent="false"/>
      <style:text-properties style:font-name="GOST 2.304-81" fo:font-family="'GOST 2.304-81'" style:font-pitch="variable" fo:font-style="italic" style:font-style-asian="italic" style:font-style-complex="italic"/>
    </style:style>
    <style:style style:name="ПЗ_5f_клятва_5f_гипа" style:display-name="ПЗ_клятва_гипа" style:family="paragraph" style:parent-style-name="ПЗ_5f_текст">
      <style:text-properties style:font-name="GOST type B2" fo:font-family="'GOST type B'" style:font-style-name="Курсив" style:font-pitch="variable" fo:font-style="italic" style:font-style-asian="italic" style:font-style-complex="italic"/>
    </style:style>
    <style:style style:name="Bibliography_20_Heading" style:display-name="Bibliography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ПЗ_5f_библиогр" style:display-name="ПЗ_библиогр" style:family="paragraph" style:auto-update="true" style:master-page-name="">
      <style:paragraph-properties fo:line-height="150%" style:page-number="auto">
        <style:tab-stops/>
      </style:paragraph-properties>
      <style:text-properties style:font-name="GOST type B1" fo:font-family="'GOST type B'" style:font-style-name="Обычный" style:font-pitch="variable" fo:font-size="13pt"/>
    </style:style>
    <style:style style:name="ПЗ_5f_Заголовок00" style:display-name="ПЗ_Заголовок00" style:family="paragraph" style:parent-style-name="ПЗ_5f_Заголовок0" style:next-style-name="ПЗ_5f_текст" style:default-outline-level="2" style:master-page-name="">
      <style:paragraph-properties fo:margin-top="0.499cm" fo:margin-bottom="0.7cm" style:contextual-spacing="false" style:page-number="auto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 text:start-value="0">
        <style:list-level-properties text:min-label-distance="0.381cm"/>
      </text:outline-level-style>
      <text:outline-level-style text:level="3" style:num-suffix="." style:num-format="1">
        <style:list-level-properties text:min-label-distance="0.381cm"/>
      </text:outline-level-style>
      <text:outline-level-style text:level="4" style:num-suffix="." style:num-format="1" text:display-levels="2">
        <style:list-level-properties text:min-label-distance="0.381cm"/>
      </text:outline-level-style>
      <text:outline-level-style text:level="5" style:num-suffix="." style:num-format="1" text:display-levels="3">
        <style:list-level-properties text:min-label-distance="0.381cm"/>
      </text:outline-level-style>
      <text:outline-level-style text:level="6" style:num-suffix="." style:num-format="1" text:display-levels="4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" text:suffix="" text:numbered-entries="true" text:sort-by-position="false" fo:language="ru" fo:country="RU">
      <text:sort-key text:key="custom1" text:sort-ascending="true"/>
    </text:bibliography-configuration>
    <text:linenumbering-configuration text:style-name="Line_20_numbering" text:number-lines="false" text:offset="0.499cm" style:num-format="1" text:number-position="left" text:increment="5"/>
  </office:styles>
  <office:automatic-styles>
    <style:style style:name="Таблица7" style:family="table">
      <style:table-properties style:width="1.199cm" table:align="margins"/>
    </style:style>
    <style:style style:name="Таблица7.A" style:family="table-column">
      <style:table-column-properties style:column-width="0.503cm" style:rel-column-width="27451*"/>
    </style:style>
    <style:style style:name="Таблица7.B" style:family="table-column">
      <style:table-column-properties style:column-width="0.697cm" style:rel-column-width="38084*"/>
    </style:style>
    <style:style style:name="Таблица7.1" style:family="table-row">
      <style:table-row-properties style:row-height="2.499cm" fo:keep-together="always"/>
    </style:style>
    <style:style style:name="Таблица7.A1" style:family="table-cell">
      <style:table-cell-properties style:vertical-align="middle" fo:padding="0cm" fo:border-left="1pt solid #000000" fo:border-right="none" fo:border-top="1pt solid #000000" fo:border-bottom="1pt solid #000000"/>
    </style:style>
    <style:style style:name="Таблица7.B1" style:family="table-cell">
      <style:table-cell-properties style:vertical-align="middle" fo:padding="0cm" fo:border="1pt solid #000000"/>
    </style:style>
    <style:style style:name="Таблица7.2" style:family="table-row">
      <style:table-row-properties style:row-height="3.5cm" fo:keep-together="always"/>
    </style:style>
    <style:style style:name="Таблица7.A2" style:family="table-cell">
      <style:table-cell-properties style:vertical-align="middle" fo:padding="0cm" fo:border-left="1pt solid #000000" fo:border-right="none" fo:border-top="none" fo:border-bottom="1pt solid #000000"/>
    </style:style>
    <style:style style:name="Таблица7.B2" style:family="table-cell">
      <style:table-cell-properties fo:padding="0cm" fo:border-left="1pt solid #000000" fo:border-right="1pt solid #000000" fo:border-top="none" fo:border-bottom="1pt solid #000000"/>
    </style:style>
    <style:style style:name="Таблица7.B3" style:family="table-cell">
      <style:table-cell-properties style:vertical-align="middle" fo:padding="0cm" fo:border-left="1pt solid #000000" fo:border-right="1pt solid #000000" fo:border-top="none" fo:border-bottom="1pt solid #000000"/>
    </style:style>
    <style:style style:name="Таблица13" style:family="table">
      <style:table-properties table:align="margins" style:may-break-between-rows="false"/>
    </style:style>
    <style:style style:name="Таблица13.A" style:family="table-column">
      <style:table-column-properties style:rel-column-width="23049*"/>
    </style:style>
    <style:style style:name="Таблица13.B" style:family="table-column">
      <style:table-column-properties style:rel-column-width="24806*"/>
    </style:style>
    <style:style style:name="Таблица13.C" style:family="table-column">
      <style:table-column-properties style:rel-column-width="17680*"/>
    </style:style>
    <style:style style:name="Таблица13.A1.1" style:family="table-column">
      <style:table-column-properties style:rel-column-width="3551*"/>
    </style:style>
    <style:style style:name="Таблица13.A1.2" style:family="table-column">
      <style:table-column-properties style:rel-column-width="3545*"/>
    </style:style>
    <style:style style:name="Таблица13.A1.5" style:family="table-column">
      <style:table-column-properties style:rel-column-width="5315*"/>
    </style:style>
    <style:style style:name="Таблица13.A1.6" style:family="table-column">
      <style:table-column-properties style:rel-column-width="3548*"/>
    </style:style>
    <style:style style:name="Таблица13.A1.1" style:family="table-row">
      <style:table-row-properties style:row-height="0.499cm"/>
    </style:style>
    <style:style style:name="Таблица13.A1.1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14" style:family="table">
      <style:table-properties table:align="margins"/>
    </style:style>
    <style:style style:name="Таблица14.A" style:family="table-column">
      <style:table-column-properties style:rel-column-width="27451*"/>
    </style:style>
    <style:style style:name="Таблица14.B" style:family="table-column">
      <style:table-column-properties style:rel-column-width="38084*"/>
    </style:style>
    <style:style style:name="Таблица14.1" style:family="table-row">
      <style:table-row-properties style:row-height="2.499cm" fo:keep-together="always"/>
    </style:style>
    <style:style style:name="Таблица14.A1" style:family="table-cell">
      <style:table-cell-properties style:vertical-align="middle" fo:padding="0cm" fo:border-left="1pt solid #000000" fo:border-right="none" fo:border-top="1pt solid #000000" fo:border-bottom="1pt solid #000000"/>
    </style:style>
    <style:style style:name="Таблица14.B1" style:family="table-cell">
      <style:table-cell-properties style:vertical-align="middle" fo:padding="0cm" fo:border="1pt solid #000000"/>
    </style:style>
    <style:style style:name="Таблица14.2" style:family="table-row">
      <style:table-row-properties style:row-height="3.5cm" fo:keep-together="always"/>
    </style:style>
    <style:style style:name="Таблица14.A2" style:family="table-cell">
      <style:table-cell-properties style:vertical-align="middle" fo:padding="0cm" fo:border-left="1pt solid #000000" fo:border-right="none" fo:border-top="none" fo:border-bottom="1pt solid #000000"/>
    </style:style>
    <style:style style:name="Таблица14.B2" style:family="table-cell">
      <style:table-cell-properties fo:padding="0cm" fo:border-left="1pt solid #000000" fo:border-right="1pt solid #000000" fo:border-top="none" fo:border-bottom="1pt solid #000000"/>
    </style:style>
    <style:style style:name="Таблица14.B3" style:family="table-cell">
      <style:table-cell-properties style:vertical-align="middle" fo:padding="0cm" fo:border-left="1pt solid #000000" fo:border-right="1pt solid #000000" fo:border-top="none" fo:border-bottom="1pt solid #000000"/>
    </style:style>
    <style:style style:name="Таблица13.A1.1.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13.B1.1" style:family="table-column">
      <style:table-column-properties style:rel-column-width="42486*"/>
    </style:style>
    <style:style style:name="Таблица13.B1.1" style:family="table-row">
      <style:table-row-properties style:row-height="1cm"/>
    </style:style>
    <style:style style:name="Таблица13.B1.1.1" style:family="table-cell">
      <style:table-cell-properties style:vertical-align="middle" fo:padding="0cm" fo:border="0.5pt solid #000000"/>
    </style:style>
    <style:style style:name="Таблица13.B1.2" style:family="table-row">
      <style:table-row-properties style:row-height="1.499cm"/>
    </style:style>
    <style:style style:name="Таблица13.B1.1.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13.A2.1" style:family="table-column">
      <style:table-column-properties style:rel-column-width="7097*"/>
    </style:style>
    <style:style style:name="Таблица13.A2.2" style:family="table-column">
      <style:table-column-properties style:rel-column-width="7091*"/>
    </style:style>
    <style:style style:name="Таблица13.A2.4" style:family="table-column">
      <style:table-column-properties style:rel-column-width="3546*"/>
    </style:style>
    <style:style style:name="Таблица13.A2.1.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19" style:family="table">
      <style:table-properties table:align="margins"/>
    </style:style>
    <style:style style:name="Таблица19.A" style:family="table-column">
      <style:table-column-properties style:rel-column-width="16383*"/>
    </style:style>
    <style:style style:name="Таблица19.B" style:family="table-column">
      <style:table-column-properties style:rel-column-width="49152*"/>
    </style:style>
    <style:style style:name="Таблица19.1" style:family="table-row">
      <style:table-row-properties fo:keep-together="always"/>
    </style:style>
    <style:style style:name="Таблица19.A1" style:family="table-cell">
      <style:table-cell-properties style:vertical-align="bottom" fo:padding="0cm" fo:border-left="0.05pt solid #000000" fo:border-right="none" fo:border-top="0.05pt solid #000000" fo:border-bottom="0.05pt solid #000000"/>
    </style:style>
    <style:style style:name="Таблица19.B1.1" style:family="table-column">
      <style:table-column-properties style:rel-column-width="16384*"/>
    </style:style>
    <style:style style:name="Таблица19.B1.1" style:family="table-row">
      <style:table-row-properties style:row-height="1cm" fo:keep-together="always"/>
    </style:style>
    <style:style style:name="Таблица19.B1.1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19.B1.2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19.B1.3.1" style:family="table-cell">
      <style:table-cell-properties fo:padding="0cm" fo:border="0.05pt solid #000000"/>
    </style:style>
    <style:style style:name="Таблица19.B1.2" style:family="table-row">
      <style:table-row-properties style:row-height="1.499cm" fo:keep-together="always"/>
    </style:style>
    <style:style style:name="Таблица19.B1.1.2" style:family="table-cell">
      <style:table-cell-properties fo:padding="0cm" fo:border-left="0.05pt solid #000000" fo:border-right="none" fo:border-top="none" fo:border-bottom="0.05pt solid #000000"/>
    </style:style>
    <style:style style:name="Таблица19.B1.2.2" style:family="table-cell">
      <style:table-cell-properties fo:padding="0cm" fo:border-left="0.05pt solid #000000" fo:border-right="none" fo:border-top="none" fo:border-bottom="0.05pt solid #000000"/>
    </style:style>
    <style:style style:name="Таблица19.B1.3.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9.B1.3" style:family="table-row">
      <style:table-row-properties style:row-height="2cm" fo:keep-together="always"/>
    </style:style>
    <style:style style:name="Таблица19.B1.1.3" style:family="table-cell">
      <style:table-cell-properties fo:padding="0cm" fo:border-left="0.05pt solid #000000" fo:border-right="none" fo:border-top="none" fo:border-bottom="0.05pt solid #000000"/>
    </style:style>
    <style:style style:name="Таблица19.B1.2.3" style:family="table-cell">
      <style:table-cell-properties fo:padding="0cm" fo:border-left="0.05pt solid #000000" fo:border-right="none" fo:border-top="none" fo:border-bottom="0.05pt solid #000000"/>
    </style:style>
    <style:style style:name="Таблица19.B1.3.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9.B1.1.4" style:family="table-cell">
      <style:table-cell-properties fo:padding="0cm" fo:border-left="0.05pt solid #000000" fo:border-right="none" fo:border-top="none" fo:border-bottom="0.05pt solid #000000"/>
    </style:style>
    <style:style style:name="Таблица19.B1.2.4" style:family="table-cell">
      <style:table-cell-properties fo:padding="0cm" fo:border-left="0.05pt solid #000000" fo:border-right="none" fo:border-top="none" fo:border-bottom="0.05pt solid #000000"/>
    </style:style>
    <style:style style:name="Таблица19.B1.3.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3.C2.2" style:family="table-column">
      <style:table-column-properties style:rel-column-width="5328*"/>
    </style:style>
    <style:style style:name="Таблица13.C2.3" style:family="table-column">
      <style:table-column-properties style:rel-column-width="7037*"/>
    </style:style>
    <style:style style:name="Таблица13.C2.3.2" style:family="table-cell" style:data-style-name="N0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21" style:family="table">
      <style:table-properties style:width="18.489cm" table:align="left" style:may-break-between-rows="false"/>
    </style:style>
    <style:style style:name="Таблица21.A" style:family="table-column">
      <style:table-column-properties style:column-width="6.505cm"/>
    </style:style>
    <style:style style:name="Таблица21.B" style:family="table-column">
      <style:table-column-properties style:column-width="10.506cm"/>
    </style:style>
    <style:style style:name="Таблица21.C" style:family="table-column">
      <style:table-column-properties style:column-width="1.478cm"/>
    </style:style>
    <style:style style:name="Таблица21.A1.1" style:family="table-column">
      <style:table-column-properties style:column-width="1.002cm"/>
    </style:style>
    <style:style style:name="Таблица21.A1.2" style:family="table-column">
      <style:table-column-properties style:column-width="1cm"/>
    </style:style>
    <style:style style:name="Таблица21.A1.5" style:family="table-column">
      <style:table-column-properties style:column-width="1.499cm"/>
    </style:style>
    <style:style style:name="Таблица21.A1.6" style:family="table-column">
      <style:table-column-properties style:column-width="1.004cm"/>
    </style:style>
    <style:style style:name="Таблица21.A1.1" style:family="table-row">
      <style:table-row-properties style:row-height="0.499cm"/>
    </style:style>
    <style:style style:name="Таблица21.A1.1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22" style:family="table">
      <style:table-properties table:align="margins"/>
    </style:style>
    <style:style style:name="Таблица22.A" style:family="table-column">
      <style:table-column-properties style:rel-column-width="27451*"/>
    </style:style>
    <style:style style:name="Таблица22.B" style:family="table-column">
      <style:table-column-properties style:rel-column-width="38084*"/>
    </style:style>
    <style:style style:name="Таблица22.1" style:family="table-row">
      <style:table-row-properties style:row-height="2.499cm" fo:keep-together="always"/>
    </style:style>
    <style:style style:name="Таблица22.A1" style:family="table-cell">
      <style:table-cell-properties style:vertical-align="middle" fo:padding="0cm" fo:border-left="1pt solid #000000" fo:border-right="none" fo:border-top="1pt solid #000000" fo:border-bottom="1pt solid #000000"/>
    </style:style>
    <style:style style:name="Таблица22.B1" style:family="table-cell">
      <style:table-cell-properties style:vertical-align="middle" fo:padding="0cm" fo:border="1pt solid #000000"/>
    </style:style>
    <style:style style:name="Таблица22.2" style:family="table-row">
      <style:table-row-properties style:row-height="3.5cm" fo:keep-together="always"/>
    </style:style>
    <style:style style:name="Таблица22.A2" style:family="table-cell">
      <style:table-cell-properties style:vertical-align="middle" fo:padding="0cm" fo:border-left="1pt solid #000000" fo:border-right="none" fo:border-top="none" fo:border-bottom="1pt solid #000000"/>
    </style:style>
    <style:style style:name="Таблица22.B2" style:family="table-cell">
      <style:table-cell-properties fo:padding="0cm" fo:border-left="1pt solid #000000" fo:border-right="1pt solid #000000" fo:border-top="none" fo:border-bottom="1pt solid #000000"/>
    </style:style>
    <style:style style:name="Таблица22.B3" style:family="table-cell">
      <style:table-cell-properties style:vertical-align="middle" fo:padding="0cm" fo:border-left="1pt solid #000000" fo:border-right="1pt solid #000000" fo:border-top="none" fo:border-bottom="1pt solid #000000"/>
    </style:style>
    <style:style style:name="Таблица23" style:family="table">
      <style:table-properties table:align="margins"/>
    </style:style>
    <style:style style:name="Таблица23.A" style:family="table-column">
      <style:table-column-properties style:rel-column-width="16383*"/>
    </style:style>
    <style:style style:name="Таблица23.B" style:family="table-column">
      <style:table-column-properties style:rel-column-width="49152*"/>
    </style:style>
    <style:style style:name="Таблица23.1" style:family="table-row">
      <style:table-row-properties fo:keep-together="always"/>
    </style:style>
    <style:style style:name="Таблица23.A1" style:family="table-cell">
      <style:table-cell-properties style:vertical-align="bottom" fo:padding="0cm" fo:border-left="0.05pt solid #000000" fo:border-right="none" fo:border-top="0.05pt solid #000000" fo:border-bottom="0.05pt solid #000000"/>
    </style:style>
    <style:style style:name="Таблица23.B1.1" style:family="table-column">
      <style:table-column-properties style:rel-column-width="16384*"/>
    </style:style>
    <style:style style:name="Таблица23.B1.1" style:family="table-row">
      <style:table-row-properties style:row-height="1cm" fo:keep-together="always"/>
    </style:style>
    <style:style style:name="Таблица23.B1.1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23.B1.2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23.B1.3.1" style:family="table-cell">
      <style:table-cell-properties fo:padding="0cm" fo:border="0.05pt solid #000000"/>
    </style:style>
    <style:style style:name="Таблица23.B1.2" style:family="table-row">
      <style:table-row-properties style:row-height="1.499cm" fo:keep-together="always"/>
    </style:style>
    <style:style style:name="Таблица23.B1.1.2" style:family="table-cell">
      <style:table-cell-properties fo:padding="0cm" fo:border-left="0.05pt solid #000000" fo:border-right="none" fo:border-top="none" fo:border-bottom="0.05pt solid #000000"/>
    </style:style>
    <style:style style:name="Таблица23.B1.2.2" style:family="table-cell">
      <style:table-cell-properties fo:padding="0cm" fo:border-left="0.05pt solid #000000" fo:border-right="none" fo:border-top="none" fo:border-bottom="0.05pt solid #000000"/>
    </style:style>
    <style:style style:name="Таблица23.B1.3.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23.B1.3" style:family="table-row">
      <style:table-row-properties style:row-height="2cm" fo:keep-together="always"/>
    </style:style>
    <style:style style:name="Таблица23.B1.1.3" style:family="table-cell">
      <style:table-cell-properties fo:padding="0cm" fo:border-left="0.05pt solid #000000" fo:border-right="none" fo:border-top="none" fo:border-bottom="0.05pt solid #000000"/>
    </style:style>
    <style:style style:name="Таблица23.B1.2.3" style:family="table-cell">
      <style:table-cell-properties fo:padding="0cm" fo:border-left="0.05pt solid #000000" fo:border-right="none" fo:border-top="none" fo:border-bottom="0.05pt solid #000000"/>
    </style:style>
    <style:style style:name="Таблица23.B1.3.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23.B1.1.4" style:family="table-cell">
      <style:table-cell-properties fo:padding="0cm" fo:border-left="0.05pt solid #000000" fo:border-right="none" fo:border-top="none" fo:border-bottom="0.05pt solid #000000"/>
    </style:style>
    <style:style style:name="Таблица23.B1.2.4" style:family="table-cell">
      <style:table-cell-properties fo:padding="0cm" fo:border-left="0.05pt solid #000000" fo:border-right="none" fo:border-top="none" fo:border-bottom="0.05pt solid #000000"/>
    </style:style>
    <style:style style:name="Таблица23.B1.3.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21.A1.1.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21.C1.1.1" style:family="table-cell">
      <style:table-cell-properties style:vertical-align="middle" fo:padding="0cm" fo:border="0.5pt solid #000000"/>
    </style:style>
    <style:style style:name="Таблица21.C1.2" style:family="table-row">
      <style:table-row-properties style:row-height="1cm"/>
    </style:style>
    <style:style style:name="Таблица21.C1.1.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4" style:family="table">
      <style:table-properties table:align="margins" style:may-break-between-rows="false"/>
    </style:style>
    <style:style style:name="Таблица4.A" style:family="table-column">
      <style:table-column-properties style:rel-column-width="23049*"/>
    </style:style>
    <style:style style:name="Таблица4.B" style:family="table-column">
      <style:table-column-properties style:rel-column-width="24806*"/>
    </style:style>
    <style:style style:name="Таблица4.C" style:family="table-column">
      <style:table-column-properties style:rel-column-width="17680*"/>
    </style:style>
    <style:style style:name="Таблица4.A1.1" style:family="table-column">
      <style:table-column-properties style:rel-column-width="3551*"/>
    </style:style>
    <style:style style:name="Таблица4.A1.2" style:family="table-column">
      <style:table-column-properties style:rel-column-width="3545*"/>
    </style:style>
    <style:style style:name="Таблица4.A1.5" style:family="table-column">
      <style:table-column-properties style:rel-column-width="5315*"/>
    </style:style>
    <style:style style:name="Таблица4.A1.6" style:family="table-column">
      <style:table-column-properties style:rel-column-width="3548*"/>
    </style:style>
    <style:style style:name="Таблица4.A1.1" style:family="table-row">
      <style:table-row-properties style:row-height="0.499cm"/>
    </style:style>
    <style:style style:name="Таблица4.A1.1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5" style:family="table">
      <style:table-properties table:align="margins"/>
    </style:style>
    <style:style style:name="Таблица5.A" style:family="table-column">
      <style:table-column-properties style:rel-column-width="27451*"/>
    </style:style>
    <style:style style:name="Таблица5.B" style:family="table-column">
      <style:table-column-properties style:rel-column-width="38084*"/>
    </style:style>
    <style:style style:name="Таблица5.1" style:family="table-row">
      <style:table-row-properties style:row-height="2.499cm" fo:keep-together="always"/>
    </style:style>
    <style:style style:name="Таблица5.A1" style:family="table-cell">
      <style:table-cell-properties style:vertical-align="middle" fo:padding="0cm" fo:border-left="1pt solid #000000" fo:border-right="none" fo:border-top="1pt solid #000000" fo:border-bottom="1pt solid #000000"/>
    </style:style>
    <style:style style:name="Таблица5.B1" style:family="table-cell">
      <style:table-cell-properties style:vertical-align="middle" fo:padding="0cm" fo:border="1pt solid #000000"/>
    </style:style>
    <style:style style:name="Таблица5.2" style:family="table-row">
      <style:table-row-properties style:row-height="3.5cm" fo:keep-together="always"/>
    </style:style>
    <style:style style:name="Таблица5.A2" style:family="table-cell">
      <style:table-cell-properties style:vertical-align="middle" fo:padding="0cm" fo:border-left="1pt solid #000000" fo:border-right="none" fo:border-top="none" fo:border-bottom="1pt solid #000000"/>
    </style:style>
    <style:style style:name="Таблица5.B2" style:family="table-cell">
      <style:table-cell-properties fo:padding="0cm" fo:border-left="1pt solid #000000" fo:border-right="1pt solid #000000" fo:border-top="none" fo:border-bottom="1pt solid #000000"/>
    </style:style>
    <style:style style:name="Таблица5.B3" style:family="table-cell">
      <style:table-cell-properties style:vertical-align="middle" fo:padding="0cm" fo:border-left="1pt solid #000000" fo:border-right="1pt solid #000000" fo:border-top="none" fo:border-bottom="1pt solid #000000"/>
    </style:style>
    <style:style style:name="Таблица4.A1.1.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4.B1" style:family="table-cell">
      <style:table-cell-properties style:vertical-align="middle" fo:padding="0cm" fo:border="0.5pt solid #000000"/>
    </style:style>
    <style:style style:name="Таблица4.A2.1" style:family="table-column">
      <style:table-column-properties style:rel-column-width="7097*"/>
    </style:style>
    <style:style style:name="Таблица4.A2.2" style:family="table-column">
      <style:table-column-properties style:rel-column-width="7091*"/>
    </style:style>
    <style:style style:name="Таблица4.A2.4" style:family="table-column">
      <style:table-column-properties style:rel-column-width="3546*"/>
    </style:style>
    <style:style style:name="Таблица4.A2.1.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6" style:family="table">
      <style:table-properties table:align="margins"/>
    </style:style>
    <style:style style:name="Таблица6.A" style:family="table-column">
      <style:table-column-properties style:rel-column-width="16383*"/>
    </style:style>
    <style:style style:name="Таблица6.B" style:family="table-column">
      <style:table-column-properties style:rel-column-width="49152*"/>
    </style:style>
    <style:style style:name="Таблица6.1" style:family="table-row">
      <style:table-row-properties fo:keep-together="always"/>
    </style:style>
    <style:style style:name="Таблица6.A1" style:family="table-cell">
      <style:table-cell-properties style:vertical-align="bottom" fo:padding="0cm" fo:border-left="0.05pt solid #000000" fo:border-right="none" fo:border-top="0.05pt solid #000000" fo:border-bottom="0.05pt solid #000000"/>
    </style:style>
    <style:style style:name="Таблица6.B1.1" style:family="table-column">
      <style:table-column-properties style:rel-column-width="16384*"/>
    </style:style>
    <style:style style:name="Таблица6.B1.1" style:family="table-row">
      <style:table-row-properties style:row-height="1cm" fo:keep-together="always"/>
    </style:style>
    <style:style style:name="Таблица6.B1.1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6.B1.2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6.B1.3.1" style:family="table-cell">
      <style:table-cell-properties fo:padding="0cm" fo:border="0.05pt solid #000000"/>
    </style:style>
    <style:style style:name="Таблица6.B1.2" style:family="table-row">
      <style:table-row-properties style:row-height="1.499cm" fo:keep-together="always"/>
    </style:style>
    <style:style style:name="Таблица6.B1.1.2" style:family="table-cell">
      <style:table-cell-properties fo:padding="0cm" fo:border-left="0.05pt solid #000000" fo:border-right="none" fo:border-top="none" fo:border-bottom="0.05pt solid #000000"/>
    </style:style>
    <style:style style:name="Таблица6.B1.2.2" style:family="table-cell">
      <style:table-cell-properties fo:padding="0cm" fo:border-left="0.05pt solid #000000" fo:border-right="none" fo:border-top="none" fo:border-bottom="0.05pt solid #000000"/>
    </style:style>
    <style:style style:name="Таблица6.B1.3.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6.B1.3" style:family="table-row">
      <style:table-row-properties style:row-height="2cm" fo:keep-together="always"/>
    </style:style>
    <style:style style:name="Таблица6.B1.1.3" style:family="table-cell">
      <style:table-cell-properties fo:padding="0cm" fo:border-left="0.05pt solid #000000" fo:border-right="none" fo:border-top="none" fo:border-bottom="0.05pt solid #000000"/>
    </style:style>
    <style:style style:name="Таблица6.B1.2.3" style:family="table-cell">
      <style:table-cell-properties fo:padding="0cm" fo:border-left="0.05pt solid #000000" fo:border-right="none" fo:border-top="none" fo:border-bottom="0.05pt solid #000000"/>
    </style:style>
    <style:style style:name="Таблица6.B1.3.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6.B1.1.4" style:family="table-cell">
      <style:table-cell-properties fo:padding="0cm" fo:border-left="0.05pt solid #000000" fo:border-right="none" fo:border-top="none" fo:border-bottom="0.05pt solid #000000"/>
    </style:style>
    <style:style style:name="Таблица6.B1.2.4" style:family="table-cell">
      <style:table-cell-properties fo:padding="0cm" fo:border-left="0.05pt solid #000000" fo:border-right="none" fo:border-top="none" fo:border-bottom="0.05pt solid #000000"/>
    </style:style>
    <style:style style:name="Таблица6.B1.3.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4.C2.2" style:family="table-column">
      <style:table-column-properties style:rel-column-width="5328*"/>
    </style:style>
    <style:style style:name="Таблица4.C2.3" style:family="table-column">
      <style:table-column-properties style:rel-column-width="7037*"/>
    </style:style>
    <style:style style:name="Таблица4.C2.3.2" style:family="table-cell" style:data-style-name="N0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4.C2.3" style:family="table-row">
      <style:table-row-properties style:row-height="1.499cm"/>
    </style:style>
    <style:style style:name="Таблица4.C2.1.3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2" style:family="table">
      <style:table-properties table:align="margins" style:may-break-between-rows="false"/>
    </style:style>
    <style:style style:name="Таблица2.A" style:family="table-column">
      <style:table-column-properties style:rel-column-width="23049*"/>
    </style:style>
    <style:style style:name="Таблица2.B" style:family="table-column">
      <style:table-column-properties style:rel-column-width="24806*"/>
    </style:style>
    <style:style style:name="Таблица2.C" style:family="table-column">
      <style:table-column-properties style:rel-column-width="17680*"/>
    </style:style>
    <style:style style:name="Таблица2.A1.1" style:family="table-column">
      <style:table-column-properties style:rel-column-width="3551*"/>
    </style:style>
    <style:style style:name="Таблица2.A1.2" style:family="table-column">
      <style:table-column-properties style:rel-column-width="3545*"/>
    </style:style>
    <style:style style:name="Таблица2.A1.5" style:family="table-column">
      <style:table-column-properties style:rel-column-width="5315*"/>
    </style:style>
    <style:style style:name="Таблица2.A1.6" style:family="table-column">
      <style:table-column-properties style:rel-column-width="3548*"/>
    </style:style>
    <style:style style:name="Таблица2.A1.1" style:family="table-row">
      <style:table-row-properties style:row-height="0.499cm"/>
    </style:style>
    <style:style style:name="Таблица2.A1.1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3" style:family="table">
      <style:table-properties table:align="margins"/>
    </style:style>
    <style:style style:name="Таблица3.A" style:family="table-column">
      <style:table-column-properties style:rel-column-width="27451*"/>
    </style:style>
    <style:style style:name="Таблица3.B" style:family="table-column">
      <style:table-column-properties style:rel-column-width="38084*"/>
    </style:style>
    <style:style style:name="Таблица3.1" style:family="table-row">
      <style:table-row-properties style:row-height="2.499cm" fo:keep-together="always"/>
    </style:style>
    <style:style style:name="Таблица3.A1" style:family="table-cell">
      <style:table-cell-properties style:vertical-align="middle" fo:padding="0cm" fo:border-left="1pt solid #000000" fo:border-right="none" fo:border-top="1pt solid #000000" fo:border-bottom="1pt solid #000000"/>
    </style:style>
    <style:style style:name="Таблица3.B1" style:family="table-cell">
      <style:table-cell-properties style:vertical-align="middle" fo:padding="0cm" fo:border="1pt solid #000000"/>
    </style:style>
    <style:style style:name="Таблица3.2" style:family="table-row">
      <style:table-row-properties style:row-height="3.5cm" fo:keep-together="always"/>
    </style:style>
    <style:style style:name="Таблица3.A2" style:family="table-cell">
      <style:table-cell-properties style:vertical-align="middle" fo:padding="0cm" fo:border-left="1pt solid #000000" fo:border-right="none" fo:border-top="none" fo:border-bottom="1pt solid #000000"/>
    </style:style>
    <style:style style:name="Таблица3.B2" style:family="table-cell">
      <style:table-cell-properties fo:padding="0cm" fo:border-left="1pt solid #000000" fo:border-right="1pt solid #000000" fo:border-top="none" fo:border-bottom="1pt solid #000000"/>
    </style:style>
    <style:style style:name="Таблица3.B3" style:family="table-cell">
      <style:table-cell-properties style:vertical-align="middle" fo:padding="0cm" fo:border-left="1pt solid #000000" fo:border-right="1pt solid #000000" fo:border-top="none" fo:border-bottom="1pt solid #000000"/>
    </style:style>
    <style:style style:name="Таблица2.A1.1.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2.B1" style:family="table-cell">
      <style:table-cell-properties style:vertical-align="middle" fo:padding="0cm" fo:border="0.5pt solid #000000"/>
    </style:style>
    <style:style style:name="Таблица2.A2.1" style:family="table-column">
      <style:table-column-properties style:rel-column-width="7097*"/>
    </style:style>
    <style:style style:name="Таблица2.A2.2" style:family="table-column">
      <style:table-column-properties style:rel-column-width="7091*"/>
    </style:style>
    <style:style style:name="Таблица2.A2.4" style:family="table-column">
      <style:table-column-properties style:rel-column-width="3546*"/>
    </style:style>
    <style:style style:name="Таблица2.A2.1.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9" style:family="table">
      <style:table-properties table:align="margins"/>
    </style:style>
    <style:style style:name="Таблица9.A" style:family="table-column">
      <style:table-column-properties style:rel-column-width="16383*"/>
    </style:style>
    <style:style style:name="Таблица9.B" style:family="table-column">
      <style:table-column-properties style:rel-column-width="49152*"/>
    </style:style>
    <style:style style:name="Таблица9.1" style:family="table-row">
      <style:table-row-properties fo:keep-together="always"/>
    </style:style>
    <style:style style:name="Таблица9.A1" style:family="table-cell">
      <style:table-cell-properties style:vertical-align="bottom" fo:padding="0cm" fo:border-left="0.05pt solid #000000" fo:border-right="none" fo:border-top="0.05pt solid #000000" fo:border-bottom="0.05pt solid #000000"/>
    </style:style>
    <style:style style:name="Таблица9.B1.1" style:family="table-column">
      <style:table-column-properties style:rel-column-width="16384*"/>
    </style:style>
    <style:style style:name="Таблица9.B1.1" style:family="table-row">
      <style:table-row-properties style:row-height="1cm" fo:keep-together="always"/>
    </style:style>
    <style:style style:name="Таблица9.B1.1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9.B1.2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9.B1.3.1" style:family="table-cell">
      <style:table-cell-properties fo:padding="0cm" fo:border="0.05pt solid #000000"/>
    </style:style>
    <style:style style:name="Таблица9.B1.2" style:family="table-row">
      <style:table-row-properties style:row-height="1.499cm" fo:keep-together="always"/>
    </style:style>
    <style:style style:name="Таблица9.B1.1.2" style:family="table-cell">
      <style:table-cell-properties fo:padding="0cm" fo:border-left="0.05pt solid #000000" fo:border-right="none" fo:border-top="none" fo:border-bottom="0.05pt solid #000000"/>
    </style:style>
    <style:style style:name="Таблица9.B1.2.2" style:family="table-cell">
      <style:table-cell-properties fo:padding="0cm" fo:border-left="0.05pt solid #000000" fo:border-right="none" fo:border-top="none" fo:border-bottom="0.05pt solid #000000"/>
    </style:style>
    <style:style style:name="Таблица9.B1.3.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9.B1.3" style:family="table-row">
      <style:table-row-properties style:row-height="2cm" fo:keep-together="always"/>
    </style:style>
    <style:style style:name="Таблица9.B1.1.3" style:family="table-cell">
      <style:table-cell-properties fo:padding="0cm" fo:border-left="0.05pt solid #000000" fo:border-right="none" fo:border-top="none" fo:border-bottom="0.05pt solid #000000"/>
    </style:style>
    <style:style style:name="Таблица9.B1.2.3" style:family="table-cell">
      <style:table-cell-properties fo:padding="0cm" fo:border-left="0.05pt solid #000000" fo:border-right="none" fo:border-top="none" fo:border-bottom="0.05pt solid #000000"/>
    </style:style>
    <style:style style:name="Таблица9.B1.3.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9.B1.1.4" style:family="table-cell">
      <style:table-cell-properties fo:padding="0cm" fo:border-left="0.05pt solid #000000" fo:border-right="none" fo:border-top="none" fo:border-bottom="0.05pt solid #000000"/>
    </style:style>
    <style:style style:name="Таблица9.B1.2.4" style:family="table-cell">
      <style:table-cell-properties fo:padding="0cm" fo:border-left="0.05pt solid #000000" fo:border-right="none" fo:border-top="none" fo:border-bottom="0.05pt solid #000000"/>
    </style:style>
    <style:style style:name="Таблица9.B1.3.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2.C2.2" style:family="table-column">
      <style:table-column-properties style:rel-column-width="5328*"/>
    </style:style>
    <style:style style:name="Таблица2.C2.3" style:family="table-column">
      <style:table-column-properties style:rel-column-width="7037*"/>
    </style:style>
    <style:style style:name="Таблица2.C2.3.2" style:family="table-cell" style:data-style-name="N0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2.C2.3" style:family="table-row">
      <style:table-row-properties style:row-height="1.499cm"/>
    </style:style>
    <style:style style:name="Таблица2.C2.1.3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10" style:family="table">
      <style:table-properties table:align="margins" style:may-break-between-rows="false"/>
    </style:style>
    <style:style style:name="Таблица10.A" style:family="table-column">
      <style:table-column-properties style:rel-column-width="32767*"/>
    </style:style>
    <style:style style:name="Таблица10.B" style:family="table-column">
      <style:table-column-properties style:rel-column-width="32768*"/>
    </style:style>
    <style:style style:name="Таблица10.1" style:family="table-row">
      <style:table-row-properties style:min-row-height="3.272cm"/>
    </style:style>
    <style:style style:name="Таблица10.A1" style:family="table-cell">
      <style:table-cell-properties fo:padding="0.097cm" fo:border="none"/>
    </style:style>
    <style:style style:name="Таблица16" style:family="table">
      <style:table-properties table:align="margins" style:may-break-between-rows="false"/>
    </style:style>
    <style:style style:name="Таблица16.A" style:family="table-column">
      <style:table-column-properties style:rel-column-width="23049*"/>
    </style:style>
    <style:style style:name="Таблица16.B" style:family="table-column">
      <style:table-column-properties style:rel-column-width="24806*"/>
    </style:style>
    <style:style style:name="Таблица16.C" style:family="table-column">
      <style:table-column-properties style:rel-column-width="17680*"/>
    </style:style>
    <style:style style:name="Таблица16.A1.1" style:family="table-column">
      <style:table-column-properties style:rel-column-width="3551*"/>
    </style:style>
    <style:style style:name="Таблица16.A1.2" style:family="table-column">
      <style:table-column-properties style:rel-column-width="3545*"/>
    </style:style>
    <style:style style:name="Таблица16.A1.5" style:family="table-column">
      <style:table-column-properties style:rel-column-width="5315*"/>
    </style:style>
    <style:style style:name="Таблица16.A1.6" style:family="table-column">
      <style:table-column-properties style:rel-column-width="3548*"/>
    </style:style>
    <style:style style:name="Таблица16.A1.1" style:family="table-row">
      <style:table-row-properties style:row-height="0.499cm"/>
    </style:style>
    <style:style style:name="Таблица16.A1.1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17" style:family="table">
      <style:table-properties table:align="margins"/>
    </style:style>
    <style:style style:name="Таблица17.A" style:family="table-column">
      <style:table-column-properties style:rel-column-width="27451*"/>
    </style:style>
    <style:style style:name="Таблица17.B" style:family="table-column">
      <style:table-column-properties style:rel-column-width="38084*"/>
    </style:style>
    <style:style style:name="Таблица17.1" style:family="table-row">
      <style:table-row-properties style:row-height="2.499cm" fo:keep-together="always"/>
    </style:style>
    <style:style style:name="Таблица17.A1" style:family="table-cell">
      <style:table-cell-properties style:vertical-align="middle" fo:padding="0cm" fo:border-left="1pt solid #000000" fo:border-right="none" fo:border-top="1pt solid #000000" fo:border-bottom="1pt solid #000000"/>
    </style:style>
    <style:style style:name="Таблица17.B1" style:family="table-cell">
      <style:table-cell-properties style:vertical-align="middle" fo:padding="0cm" fo:border="1pt solid #000000"/>
    </style:style>
    <style:style style:name="Таблица17.2" style:family="table-row">
      <style:table-row-properties style:row-height="3.5cm" fo:keep-together="always"/>
    </style:style>
    <style:style style:name="Таблица17.A2" style:family="table-cell">
      <style:table-cell-properties style:vertical-align="middle" fo:padding="0cm" fo:border-left="1pt solid #000000" fo:border-right="none" fo:border-top="none" fo:border-bottom="1pt solid #000000"/>
    </style:style>
    <style:style style:name="Таблица17.B2" style:family="table-cell">
      <style:table-cell-properties fo:padding="0cm" fo:border-left="1pt solid #000000" fo:border-right="1pt solid #000000" fo:border-top="none" fo:border-bottom="1pt solid #000000"/>
    </style:style>
    <style:style style:name="Таблица17.B3" style:family="table-cell">
      <style:table-cell-properties style:vertical-align="middle" fo:padding="0cm" fo:border-left="1pt solid #000000" fo:border-right="1pt solid #000000" fo:border-top="none" fo:border-bottom="1pt solid #000000"/>
    </style:style>
    <style:style style:name="Таблица16.A1.1.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16.B1" style:family="table-cell">
      <style:table-cell-properties style:vertical-align="middle" fo:padding="0cm" fo:border="0.5pt solid #000000"/>
    </style:style>
    <style:style style:name="Таблица16.A2.1" style:family="table-column">
      <style:table-column-properties style:rel-column-width="7097*"/>
    </style:style>
    <style:style style:name="Таблица16.A2.2" style:family="table-column">
      <style:table-column-properties style:rel-column-width="7091*"/>
    </style:style>
    <style:style style:name="Таблица16.A2.4" style:family="table-column">
      <style:table-column-properties style:rel-column-width="3546*"/>
    </style:style>
    <style:style style:name="Таблица16.A2.1.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16.C2.2" style:family="table-column">
      <style:table-column-properties style:rel-column-width="5328*"/>
    </style:style>
    <style:style style:name="Таблица16.C2.3" style:family="table-column">
      <style:table-column-properties style:rel-column-width="7037*"/>
    </style:style>
    <style:style style:name="Таблица16.C2.3.2" style:family="table-cell" style:data-style-name="N0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16.C2.3" style:family="table-row">
      <style:table-row-properties style:row-height="1.499cm"/>
    </style:style>
    <style:style style:name="Таблица16.C2.1.3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20" style:family="table">
      <style:table-properties table:align="margins" style:may-break-between-rows="false"/>
    </style:style>
    <style:style style:name="Таблица20.A" style:family="table-column">
      <style:table-column-properties style:rel-column-width="49661*"/>
    </style:style>
    <style:style style:name="Таблица20.B" style:family="table-column">
      <style:table-column-properties style:rel-column-width="15874*"/>
    </style:style>
    <style:style style:name="Таблица20.1" style:family="table-row">
      <style:table-row-properties style:min-row-height="3.343cm"/>
    </style:style>
    <style:style style:name="Таблица20.A1" style:family="table-cell">
      <style:table-cell-properties fo:padding="0.097cm" fo:border="none"/>
    </style:style>
    <style:style style:name="Таблица11" style:family="table">
      <style:table-properties style:width="18.5cm" table:align="margins" style:may-break-between-rows="false"/>
    </style:style>
    <style:style style:name="Таблица11.A" style:family="table-column">
      <style:table-column-properties style:column-width="6.507cm" style:rel-column-width="23049*"/>
    </style:style>
    <style:style style:name="Таблица11.B" style:family="table-column">
      <style:table-column-properties style:column-width="7.003cm" style:rel-column-width="24806*"/>
    </style:style>
    <style:style style:name="Таблица11.C" style:family="table-column">
      <style:table-column-properties style:column-width="4.99cm" style:rel-column-width="17680*"/>
    </style:style>
    <style:style style:name="Таблица11.A1.1" style:family="table-column">
      <style:table-column-properties style:column-width="1.002cm" style:rel-column-width="3551*"/>
    </style:style>
    <style:style style:name="Таблица11.A1.2" style:family="table-column">
      <style:table-column-properties style:column-width="1cm" style:rel-column-width="3545*"/>
    </style:style>
    <style:style style:name="Таблица11.A1.5" style:family="table-column">
      <style:table-column-properties style:column-width="1.501cm" style:rel-column-width="5315*"/>
    </style:style>
    <style:style style:name="Таблица11.A1.6" style:family="table-column">
      <style:table-column-properties style:column-width="1.002cm" style:rel-column-width="3548*"/>
    </style:style>
    <style:style style:name="Таблица11.A1.1" style:family="table-row">
      <style:table-row-properties style:row-height="0.499cm"/>
    </style:style>
    <style:style style:name="Таблица11.A1.1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12" style:family="table">
      <style:table-properties style:width="1.199cm" table:align="margins"/>
    </style:style>
    <style:style style:name="Таблица12.A" style:family="table-column">
      <style:table-column-properties style:column-width="0.503cm" style:rel-column-width="27451*"/>
    </style:style>
    <style:style style:name="Таблица12.B" style:family="table-column">
      <style:table-column-properties style:column-width="0.697cm" style:rel-column-width="38084*"/>
    </style:style>
    <style:style style:name="Таблица12.1" style:family="table-row">
      <style:table-row-properties style:row-height="2.499cm" fo:keep-together="always"/>
    </style:style>
    <style:style style:name="Таблица12.A1" style:family="table-cell">
      <style:table-cell-properties style:vertical-align="middle" fo:padding="0cm" fo:border-left="1pt solid #000000" fo:border-right="none" fo:border-top="1pt solid #000000" fo:border-bottom="1pt solid #000000"/>
    </style:style>
    <style:style style:name="Таблица12.B1" style:family="table-cell">
      <style:table-cell-properties style:vertical-align="middle" fo:padding="0cm" fo:border="1pt solid #000000"/>
    </style:style>
    <style:style style:name="Таблица12.2" style:family="table-row">
      <style:table-row-properties style:row-height="3.5cm" fo:keep-together="always"/>
    </style:style>
    <style:style style:name="Таблица12.A2" style:family="table-cell">
      <style:table-cell-properties style:vertical-align="middle" fo:padding="0cm" fo:border-left="1pt solid #000000" fo:border-right="none" fo:border-top="none" fo:border-bottom="1pt solid #000000"/>
    </style:style>
    <style:style style:name="Таблица12.B2" style:family="table-cell">
      <style:table-cell-properties fo:padding="0cm" fo:border-left="1pt solid #000000" fo:border-right="1pt solid #000000" fo:border-top="none" fo:border-bottom="1pt solid #000000"/>
    </style:style>
    <style:style style:name="Таблица12.B3" style:family="table-cell">
      <style:table-cell-properties style:vertical-align="middle" fo:padding="0cm" fo:border-left="1pt solid #000000" fo:border-right="1pt solid #000000" fo:border-top="none" fo:border-bottom="1pt solid #000000"/>
    </style:style>
    <style:style style:name="Таблица11.A1.1.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11.B1" style:family="table-cell">
      <style:table-cell-properties style:vertical-align="middle" fo:padding="0cm" fo:border="0.5pt solid #000000"/>
    </style:style>
    <style:style style:name="Таблица11.A2.1" style:family="table-column">
      <style:table-column-properties style:column-width="2.004cm" style:rel-column-width="7097*"/>
    </style:style>
    <style:style style:name="Таблица11.A2.2" style:family="table-column">
      <style:table-column-properties style:column-width="2.002cm" style:rel-column-width="7091*"/>
    </style:style>
    <style:style style:name="Таблица11.A2.4" style:family="table-column">
      <style:table-column-properties style:column-width="1cm" style:rel-column-width="3546*"/>
    </style:style>
    <style:style style:name="Таблица11.A2.1.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11.C2.2" style:family="table-column">
      <style:table-column-properties style:column-width="1.505cm" style:rel-column-width="5328*"/>
    </style:style>
    <style:style style:name="Таблица11.C2.3" style:family="table-column">
      <style:table-column-properties style:column-width="1.986cm" style:rel-column-width="7037*"/>
    </style:style>
    <style:style style:name="Таблица11.C2.3.2" style:family="table-cell" style:data-style-name="N0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11.C2.3" style:family="table-row">
      <style:table-row-properties style:row-height="1.499cm"/>
    </style:style>
    <style:style style:name="Таблица11.C2.1.3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24" style:family="table">
      <style:table-properties table:align="margins" style:may-break-between-rows="false"/>
    </style:style>
    <style:style style:name="Таблица24.A" style:family="table-column">
      <style:table-column-properties style:rel-column-width="23049*"/>
    </style:style>
    <style:style style:name="Таблица24.B" style:family="table-column">
      <style:table-column-properties style:rel-column-width="24806*"/>
    </style:style>
    <style:style style:name="Таблица24.C" style:family="table-column">
      <style:table-column-properties style:rel-column-width="17680*"/>
    </style:style>
    <style:style style:name="Таблица24.A1.1" style:family="table-column">
      <style:table-column-properties style:rel-column-width="3551*"/>
    </style:style>
    <style:style style:name="Таблица24.A1.2" style:family="table-column">
      <style:table-column-properties style:rel-column-width="3545*"/>
    </style:style>
    <style:style style:name="Таблица24.A1.5" style:family="table-column">
      <style:table-column-properties style:rel-column-width="5315*"/>
    </style:style>
    <style:style style:name="Таблица24.A1.6" style:family="table-column">
      <style:table-column-properties style:rel-column-width="3548*"/>
    </style:style>
    <style:style style:name="Таблица24.A1.1" style:family="table-row">
      <style:table-row-properties style:row-height="0.499cm"/>
    </style:style>
    <style:style style:name="Таблица24.A1.1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25" style:family="table">
      <style:table-properties table:align="margins"/>
    </style:style>
    <style:style style:name="Таблица25.A" style:family="table-column">
      <style:table-column-properties style:rel-column-width="27451*"/>
    </style:style>
    <style:style style:name="Таблица25.B" style:family="table-column">
      <style:table-column-properties style:rel-column-width="38084*"/>
    </style:style>
    <style:style style:name="Таблица25.1" style:family="table-row">
      <style:table-row-properties style:row-height="2.499cm" fo:keep-together="always"/>
    </style:style>
    <style:style style:name="Таблица25.A1" style:family="table-cell">
      <style:table-cell-properties style:vertical-align="middle" fo:padding="0cm" fo:border-left="1pt solid #000000" fo:border-right="none" fo:border-top="1pt solid #000000" fo:border-bottom="1pt solid #000000"/>
    </style:style>
    <style:style style:name="Таблица25.B1" style:family="table-cell">
      <style:table-cell-properties style:vertical-align="middle" fo:padding="0cm" fo:border="1pt solid #000000"/>
    </style:style>
    <style:style style:name="Таблица25.2" style:family="table-row">
      <style:table-row-properties style:row-height="3.5cm" fo:keep-together="always"/>
    </style:style>
    <style:style style:name="Таблица25.A2" style:family="table-cell">
      <style:table-cell-properties style:vertical-align="middle" fo:padding="0cm" fo:border-left="1pt solid #000000" fo:border-right="none" fo:border-top="none" fo:border-bottom="1pt solid #000000"/>
    </style:style>
    <style:style style:name="Таблица25.B2" style:family="table-cell">
      <style:table-cell-properties fo:padding="0cm" fo:border-left="1pt solid #000000" fo:border-right="1pt solid #000000" fo:border-top="none" fo:border-bottom="1pt solid #000000"/>
    </style:style>
    <style:style style:name="Таблица25.B3" style:family="table-cell">
      <style:table-cell-properties style:vertical-align="middle" fo:padding="0cm" fo:border-left="1pt solid #000000" fo:border-right="1pt solid #000000" fo:border-top="none" fo:border-bottom="1pt solid #000000"/>
    </style:style>
    <style:style style:name="Таблица24.A1.1.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24.B1.1" style:family="table-column">
      <style:table-column-properties style:rel-column-width="42486*"/>
    </style:style>
    <style:style style:name="Таблица24.B1.1" style:family="table-row">
      <style:table-row-properties style:row-height="1cm"/>
    </style:style>
    <style:style style:name="Таблица24.B1.1.1" style:family="table-cell">
      <style:table-cell-properties style:vertical-align="middle" fo:padding="0cm" fo:border="0.5pt solid #000000"/>
    </style:style>
    <style:style style:name="Таблица24.B1.2" style:family="table-row">
      <style:table-row-properties style:row-height="1.499cm"/>
    </style:style>
    <style:style style:name="Таблица24.B1.1.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24.A2.1" style:family="table-column">
      <style:table-column-properties style:rel-column-width="7097*"/>
    </style:style>
    <style:style style:name="Таблица24.A2.2" style:family="table-column">
      <style:table-column-properties style:rel-column-width="7091*"/>
    </style:style>
    <style:style style:name="Таблица24.A2.4" style:family="table-column">
      <style:table-column-properties style:rel-column-width="3546*"/>
    </style:style>
    <style:style style:name="Таблица24.A2.1.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24.C2.2" style:family="table-column">
      <style:table-column-properties style:rel-column-width="5328*"/>
    </style:style>
    <style:style style:name="Таблица24.C2.3" style:family="table-column">
      <style:table-column-properties style:rel-column-width="7037*"/>
    </style:style>
    <style:style style:name="Таблица24.C2.3.2" style:family="table-cell" style:data-style-name="N0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27" style:family="table">
      <style:table-properties style:width="18.489cm" table:align="left" style:may-break-between-rows="false"/>
    </style:style>
    <style:style style:name="Таблица27.A" style:family="table-column">
      <style:table-column-properties style:column-width="6.505cm"/>
    </style:style>
    <style:style style:name="Таблица27.B" style:family="table-column">
      <style:table-column-properties style:column-width="10.506cm"/>
    </style:style>
    <style:style style:name="Таблица27.C" style:family="table-column">
      <style:table-column-properties style:column-width="1.478cm"/>
    </style:style>
    <style:style style:name="Таблица27.A1.1" style:family="table-column">
      <style:table-column-properties style:column-width="1.002cm"/>
    </style:style>
    <style:style style:name="Таблица27.A1.2" style:family="table-column">
      <style:table-column-properties style:column-width="1cm"/>
    </style:style>
    <style:style style:name="Таблица27.A1.5" style:family="table-column">
      <style:table-column-properties style:column-width="1.499cm"/>
    </style:style>
    <style:style style:name="Таблица27.A1.6" style:family="table-column">
      <style:table-column-properties style:column-width="1.004cm"/>
    </style:style>
    <style:style style:name="Таблица27.A1.1" style:family="table-row">
      <style:table-row-properties style:row-height="0.499cm"/>
    </style:style>
    <style:style style:name="Таблица27.A1.1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28" style:family="table">
      <style:table-properties style:width="1.199cm" table:align="margins"/>
    </style:style>
    <style:style style:name="Таблица28.A" style:family="table-column">
      <style:table-column-properties style:column-width="0.503cm" style:rel-column-width="27451*"/>
    </style:style>
    <style:style style:name="Таблица28.B" style:family="table-column">
      <style:table-column-properties style:column-width="0.697cm" style:rel-column-width="38084*"/>
    </style:style>
    <style:style style:name="Таблица28.1" style:family="table-row">
      <style:table-row-properties style:row-height="2.499cm" fo:keep-together="always"/>
    </style:style>
    <style:style style:name="Таблица28.A1" style:family="table-cell">
      <style:table-cell-properties style:vertical-align="middle" fo:padding="0cm" fo:border-left="1pt solid #000000" fo:border-right="none" fo:border-top="1pt solid #000000" fo:border-bottom="1pt solid #000000"/>
    </style:style>
    <style:style style:name="Таблица28.B1" style:family="table-cell">
      <style:table-cell-properties style:vertical-align="middle" fo:padding="0cm" fo:border="1pt solid #000000"/>
    </style:style>
    <style:style style:name="Таблица28.2" style:family="table-row">
      <style:table-row-properties style:row-height="3.5cm" fo:keep-together="always"/>
    </style:style>
    <style:style style:name="Таблица28.A2" style:family="table-cell">
      <style:table-cell-properties style:vertical-align="middle" fo:padding="0cm" fo:border-left="1pt solid #000000" fo:border-right="none" fo:border-top="none" fo:border-bottom="1pt solid #000000"/>
    </style:style>
    <style:style style:name="Таблица28.B2" style:family="table-cell">
      <style:table-cell-properties fo:padding="0cm" fo:border-left="1pt solid #000000" fo:border-right="1pt solid #000000" fo:border-top="none" fo:border-bottom="1pt solid #000000"/>
    </style:style>
    <style:style style:name="Таблица28.B3" style:family="table-cell">
      <style:table-cell-properties style:vertical-align="middle" fo:padding="0cm" fo:border-left="1pt solid #000000" fo:border-right="1pt solid #000000" fo:border-top="none" fo:border-bottom="1pt solid #000000"/>
    </style:style>
    <style:style style:name="Таблица27.A1.1.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27.C1.1.1" style:family="table-cell">
      <style:table-cell-properties style:vertical-align="middle" fo:padding="0cm" fo:border="0.5pt solid #000000"/>
    </style:style>
    <style:style style:name="Таблица27.C1.2" style:family="table-row">
      <style:table-row-properties style:row-height="1cm"/>
    </style:style>
    <style:style style:name="Таблица27.C1.1.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15" style:family="table">
      <style:table-properties table:align="margins" style:may-break-between-rows="false"/>
    </style:style>
    <style:style style:name="Таблица15.A" style:family="table-column">
      <style:table-column-properties style:rel-column-width="23049*"/>
    </style:style>
    <style:style style:name="Таблица15.B" style:family="table-column">
      <style:table-column-properties style:rel-column-width="24806*"/>
    </style:style>
    <style:style style:name="Таблица15.C" style:family="table-column">
      <style:table-column-properties style:rel-column-width="17680*"/>
    </style:style>
    <style:style style:name="Таблица15.A1.1" style:family="table-column">
      <style:table-column-properties style:rel-column-width="3551*"/>
    </style:style>
    <style:style style:name="Таблица15.A1.2" style:family="table-column">
      <style:table-column-properties style:rel-column-width="3545*"/>
    </style:style>
    <style:style style:name="Таблица15.A1.5" style:family="table-column">
      <style:table-column-properties style:rel-column-width="5315*"/>
    </style:style>
    <style:style style:name="Таблица15.A1.6" style:family="table-column">
      <style:table-column-properties style:rel-column-width="3548*"/>
    </style:style>
    <style:style style:name="Таблица15.A1.1" style:family="table-row">
      <style:table-row-properties style:row-height="0.499cm"/>
    </style:style>
    <style:style style:name="Таблица15.A1.1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18" style:family="table">
      <style:table-properties table:align="margins"/>
    </style:style>
    <style:style style:name="Таблица18.A" style:family="table-column">
      <style:table-column-properties style:rel-column-width="27451*"/>
    </style:style>
    <style:style style:name="Таблица18.B" style:family="table-column">
      <style:table-column-properties style:rel-column-width="38084*"/>
    </style:style>
    <style:style style:name="Таблица18.1" style:family="table-row">
      <style:table-row-properties style:row-height="2.499cm" fo:keep-together="always"/>
    </style:style>
    <style:style style:name="Таблица18.A1" style:family="table-cell">
      <style:table-cell-properties style:vertical-align="middle" fo:padding="0cm" fo:border-left="1pt solid #000000" fo:border-right="none" fo:border-top="1pt solid #000000" fo:border-bottom="1pt solid #000000"/>
    </style:style>
    <style:style style:name="Таблица18.B1" style:family="table-cell">
      <style:table-cell-properties style:vertical-align="middle" fo:padding="0cm" fo:border="1pt solid #000000"/>
    </style:style>
    <style:style style:name="Таблица18.2" style:family="table-row">
      <style:table-row-properties style:row-height="3.5cm" fo:keep-together="always"/>
    </style:style>
    <style:style style:name="Таблица18.A2" style:family="table-cell">
      <style:table-cell-properties style:vertical-align="middle" fo:padding="0cm" fo:border-left="1pt solid #000000" fo:border-right="none" fo:border-top="none" fo:border-bottom="1pt solid #000000"/>
    </style:style>
    <style:style style:name="Таблица18.B2" style:family="table-cell">
      <style:table-cell-properties fo:padding="0cm" fo:border-left="1pt solid #000000" fo:border-right="1pt solid #000000" fo:border-top="none" fo:border-bottom="1pt solid #000000"/>
    </style:style>
    <style:style style:name="Таблица18.B3" style:family="table-cell">
      <style:table-cell-properties style:vertical-align="middle" fo:padding="0cm" fo:border-left="1pt solid #000000" fo:border-right="1pt solid #000000" fo:border-top="none" fo:border-bottom="1pt solid #000000"/>
    </style:style>
    <style:style style:name="Таблица15.A1.1.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15.B1" style:family="table-cell">
      <style:table-cell-properties style:vertical-align="middle" fo:padding="0cm" fo:border="0.5pt solid #000000"/>
    </style:style>
    <style:style style:name="Таблица15.A2.1" style:family="table-column">
      <style:table-column-properties style:rel-column-width="7097*"/>
    </style:style>
    <style:style style:name="Таблица15.A2.2" style:family="table-column">
      <style:table-column-properties style:rel-column-width="7091*"/>
    </style:style>
    <style:style style:name="Таблица15.A2.4" style:family="table-column">
      <style:table-column-properties style:rel-column-width="3546*"/>
    </style:style>
    <style:style style:name="Таблица15.A2.1.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15.C2.2" style:family="table-column">
      <style:table-column-properties style:rel-column-width="5328*"/>
    </style:style>
    <style:style style:name="Таблица15.C2.3" style:family="table-column">
      <style:table-column-properties style:rel-column-width="7037*"/>
    </style:style>
    <style:style style:name="Таблица15.C2.3.2" style:family="table-cell" style:data-style-name="N0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15.C2.3" style:family="table-row">
      <style:table-row-properties style:row-height="1.499cm"/>
    </style:style>
    <style:style style:name="Таблица15.C2.1.3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26" style:family="table">
      <style:table-properties table:align="margins" style:may-break-between-rows="false"/>
    </style:style>
    <style:style style:name="Таблица26.A" style:family="table-column">
      <style:table-column-properties style:rel-column-width="23049*"/>
    </style:style>
    <style:style style:name="Таблица26.B" style:family="table-column">
      <style:table-column-properties style:rel-column-width="24806*"/>
    </style:style>
    <style:style style:name="Таблица26.C" style:family="table-column">
      <style:table-column-properties style:rel-column-width="17680*"/>
    </style:style>
    <style:style style:name="Таблица26.A1.1" style:family="table-column">
      <style:table-column-properties style:rel-column-width="3551*"/>
    </style:style>
    <style:style style:name="Таблица26.A1.2" style:family="table-column">
      <style:table-column-properties style:rel-column-width="3545*"/>
    </style:style>
    <style:style style:name="Таблица26.A1.5" style:family="table-column">
      <style:table-column-properties style:rel-column-width="5315*"/>
    </style:style>
    <style:style style:name="Таблица26.A1.6" style:family="table-column">
      <style:table-column-properties style:rel-column-width="3548*"/>
    </style:style>
    <style:style style:name="Таблица26.A1.1" style:family="table-row">
      <style:table-row-properties style:row-height="0.499cm"/>
    </style:style>
    <style:style style:name="Таблица26.A1.1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29" style:family="table">
      <style:table-properties table:align="margins"/>
    </style:style>
    <style:style style:name="Таблица29.A" style:family="table-column">
      <style:table-column-properties style:rel-column-width="27451*"/>
    </style:style>
    <style:style style:name="Таблица29.B" style:family="table-column">
      <style:table-column-properties style:rel-column-width="38084*"/>
    </style:style>
    <style:style style:name="Таблица29.1" style:family="table-row">
      <style:table-row-properties style:row-height="2.499cm" fo:keep-together="always"/>
    </style:style>
    <style:style style:name="Таблица29.A1" style:family="table-cell">
      <style:table-cell-properties style:vertical-align="middle" fo:padding="0cm" fo:border-left="1pt solid #000000" fo:border-right="none" fo:border-top="1pt solid #000000" fo:border-bottom="1pt solid #000000"/>
    </style:style>
    <style:style style:name="Таблица29.B1" style:family="table-cell">
      <style:table-cell-properties style:vertical-align="middle" fo:padding="0cm" fo:border="1pt solid #000000"/>
    </style:style>
    <style:style style:name="Таблица29.2" style:family="table-row">
      <style:table-row-properties style:row-height="3.5cm" fo:keep-together="always"/>
    </style:style>
    <style:style style:name="Таблица29.A2" style:family="table-cell">
      <style:table-cell-properties style:vertical-align="middle" fo:padding="0cm" fo:border-left="1pt solid #000000" fo:border-right="none" fo:border-top="none" fo:border-bottom="1pt solid #000000"/>
    </style:style>
    <style:style style:name="Таблица29.B2" style:family="table-cell">
      <style:table-cell-properties fo:padding="0cm" fo:border-left="1pt solid #000000" fo:border-right="1pt solid #000000" fo:border-top="none" fo:border-bottom="1pt solid #000000"/>
    </style:style>
    <style:style style:name="Таблица29.B3" style:family="table-cell">
      <style:table-cell-properties style:vertical-align="middle" fo:padding="0cm" fo:border-left="1pt solid #000000" fo:border-right="1pt solid #000000" fo:border-top="none" fo:border-bottom="1pt solid #000000"/>
    </style:style>
    <style:style style:name="Таблица26.A1.1.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26.B1" style:family="table-cell">
      <style:table-cell-properties style:vertical-align="middle" fo:padding="0cm" fo:border="0.5pt solid #000000"/>
    </style:style>
    <style:style style:name="Таблица26.A2.1" style:family="table-column">
      <style:table-column-properties style:rel-column-width="7097*"/>
    </style:style>
    <style:style style:name="Таблица26.A2.2" style:family="table-column">
      <style:table-column-properties style:rel-column-width="7091*"/>
    </style:style>
    <style:style style:name="Таблица26.A2.4" style:family="table-column">
      <style:table-column-properties style:rel-column-width="3546*"/>
    </style:style>
    <style:style style:name="Таблица26.A2.1.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30" style:family="table">
      <style:table-properties table:align="margins"/>
    </style:style>
    <style:style style:name="Таблица30.A" style:family="table-column">
      <style:table-column-properties style:rel-column-width="16383*"/>
    </style:style>
    <style:style style:name="Таблица30.B" style:family="table-column">
      <style:table-column-properties style:rel-column-width="49152*"/>
    </style:style>
    <style:style style:name="Таблица30.1" style:family="table-row">
      <style:table-row-properties fo:keep-together="always"/>
    </style:style>
    <style:style style:name="Таблица30.A1" style:family="table-cell">
      <style:table-cell-properties style:vertical-align="bottom" fo:padding="0cm" fo:border-left="0.05pt solid #000000" fo:border-right="none" fo:border-top="0.05pt solid #000000" fo:border-bottom="0.05pt solid #000000"/>
    </style:style>
    <style:style style:name="Таблица30.B1.1" style:family="table-column">
      <style:table-column-properties style:rel-column-width="16384*"/>
    </style:style>
    <style:style style:name="Таблица30.B1.1" style:family="table-row">
      <style:table-row-properties style:row-height="1cm" fo:keep-together="always"/>
    </style:style>
    <style:style style:name="Таблица30.B1.1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30.B1.2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30.B1.3.1" style:family="table-cell">
      <style:table-cell-properties fo:padding="0cm" fo:border="0.05pt solid #000000"/>
    </style:style>
    <style:style style:name="Таблица30.B1.2" style:family="table-row">
      <style:table-row-properties style:row-height="1.499cm" fo:keep-together="always"/>
    </style:style>
    <style:style style:name="Таблица30.B1.1.2" style:family="table-cell">
      <style:table-cell-properties fo:padding="0cm" fo:border-left="0.05pt solid #000000" fo:border-right="none" fo:border-top="none" fo:border-bottom="0.05pt solid #000000"/>
    </style:style>
    <style:style style:name="Таблица30.B1.2.2" style:family="table-cell">
      <style:table-cell-properties fo:padding="0cm" fo:border-left="0.05pt solid #000000" fo:border-right="none" fo:border-top="none" fo:border-bottom="0.05pt solid #000000"/>
    </style:style>
    <style:style style:name="Таблица30.B1.3.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30.B1.3" style:family="table-row">
      <style:table-row-properties style:row-height="2cm" fo:keep-together="always"/>
    </style:style>
    <style:style style:name="Таблица30.B1.1.3" style:family="table-cell">
      <style:table-cell-properties fo:padding="0cm" fo:border-left="0.05pt solid #000000" fo:border-right="none" fo:border-top="none" fo:border-bottom="0.05pt solid #000000"/>
    </style:style>
    <style:style style:name="Таблица30.B1.2.3" style:family="table-cell">
      <style:table-cell-properties fo:padding="0cm" fo:border-left="0.05pt solid #000000" fo:border-right="none" fo:border-top="none" fo:border-bottom="0.05pt solid #000000"/>
    </style:style>
    <style:style style:name="Таблица30.B1.3.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30.B1.1.4" style:family="table-cell">
      <style:table-cell-properties fo:padding="0cm" fo:border-left="0.05pt solid #000000" fo:border-right="none" fo:border-top="none" fo:border-bottom="0.05pt solid #000000"/>
    </style:style>
    <style:style style:name="Таблица30.B1.2.4" style:family="table-cell">
      <style:table-cell-properties fo:padding="0cm" fo:border-left="0.05pt solid #000000" fo:border-right="none" fo:border-top="none" fo:border-bottom="0.05pt solid #000000"/>
    </style:style>
    <style:style style:name="Таблица30.B1.3.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26.C2.2" style:family="table-column">
      <style:table-column-properties style:rel-column-width="5328*"/>
    </style:style>
    <style:style style:name="Таблица26.C2.3" style:family="table-column">
      <style:table-column-properties style:rel-column-width="7037*"/>
    </style:style>
    <style:style style:name="Таблица26.C2.3.2" style:family="table-cell" style:data-style-name="N0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26.C2.3" style:family="table-row">
      <style:table-row-properties style:row-height="1.499cm"/>
    </style:style>
    <style:style style:name="Таблица26.C2.1.3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31" style:family="table">
      <style:table-properties table:align="margins" style:may-break-between-rows="false"/>
    </style:style>
    <style:style style:name="Таблица31.A" style:family="table-column">
      <style:table-column-properties style:rel-column-width="23049*"/>
    </style:style>
    <style:style style:name="Таблица31.B" style:family="table-column">
      <style:table-column-properties style:rel-column-width="24806*"/>
    </style:style>
    <style:style style:name="Таблица31.C" style:family="table-column">
      <style:table-column-properties style:rel-column-width="17680*"/>
    </style:style>
    <style:style style:name="Таблица31.A1.1" style:family="table-column">
      <style:table-column-properties style:rel-column-width="3551*"/>
    </style:style>
    <style:style style:name="Таблица31.A1.2" style:family="table-column">
      <style:table-column-properties style:rel-column-width="3545*"/>
    </style:style>
    <style:style style:name="Таблица31.A1.5" style:family="table-column">
      <style:table-column-properties style:rel-column-width="5315*"/>
    </style:style>
    <style:style style:name="Таблица31.A1.6" style:family="table-column">
      <style:table-column-properties style:rel-column-width="3548*"/>
    </style:style>
    <style:style style:name="Таблица31.A1.1" style:family="table-row">
      <style:table-row-properties style:row-height="0.499cm"/>
    </style:style>
    <style:style style:name="Таблица31.A1.1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32" style:family="table">
      <style:table-properties table:align="margins"/>
    </style:style>
    <style:style style:name="Таблица32.A" style:family="table-column">
      <style:table-column-properties style:rel-column-width="27451*"/>
    </style:style>
    <style:style style:name="Таблица32.B" style:family="table-column">
      <style:table-column-properties style:rel-column-width="38084*"/>
    </style:style>
    <style:style style:name="Таблица32.1" style:family="table-row">
      <style:table-row-properties style:row-height="2.499cm" fo:keep-together="always"/>
    </style:style>
    <style:style style:name="Таблица32.A1" style:family="table-cell">
      <style:table-cell-properties style:vertical-align="middle" fo:padding="0cm" fo:border-left="1pt solid #000000" fo:border-right="none" fo:border-top="1pt solid #000000" fo:border-bottom="1pt solid #000000"/>
    </style:style>
    <style:style style:name="Таблица32.B1" style:family="table-cell">
      <style:table-cell-properties style:vertical-align="middle" fo:padding="0cm" fo:border="1pt solid #000000"/>
    </style:style>
    <style:style style:name="Таблица32.2" style:family="table-row">
      <style:table-row-properties style:row-height="3.5cm" fo:keep-together="always"/>
    </style:style>
    <style:style style:name="Таблица32.A2" style:family="table-cell">
      <style:table-cell-properties style:vertical-align="middle" fo:padding="0cm" fo:border-left="1pt solid #000000" fo:border-right="none" fo:border-top="none" fo:border-bottom="1pt solid #000000"/>
    </style:style>
    <style:style style:name="Таблица32.B2" style:family="table-cell">
      <style:table-cell-properties fo:padding="0cm" fo:border-left="1pt solid #000000" fo:border-right="1pt solid #000000" fo:border-top="none" fo:border-bottom="1pt solid #000000"/>
    </style:style>
    <style:style style:name="Таблица32.B3" style:family="table-cell">
      <style:table-cell-properties style:vertical-align="middle" fo:padding="0cm" fo:border-left="1pt solid #000000" fo:border-right="1pt solid #000000" fo:border-top="none" fo:border-bottom="1pt solid #000000"/>
    </style:style>
    <style:style style:name="Таблица31.A1.1.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1.B1.1" style:family="table-column">
      <style:table-column-properties style:rel-column-width="42486*"/>
    </style:style>
    <style:style style:name="Таблица31.B1.1" style:family="table-row">
      <style:table-row-properties style:row-height="1cm"/>
    </style:style>
    <style:style style:name="Таблица31.B1.1.1" style:family="table-cell">
      <style:table-cell-properties style:vertical-align="middle" fo:padding="0cm" fo:border="0.5pt solid #000000"/>
    </style:style>
    <style:style style:name="Таблица31.B1.2" style:family="table-row">
      <style:table-row-properties style:row-height="1.499cm"/>
    </style:style>
    <style:style style:name="Таблица31.B1.1.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31.A2.1" style:family="table-column">
      <style:table-column-properties style:rel-column-width="7097*"/>
    </style:style>
    <style:style style:name="Таблица31.A2.2" style:family="table-column">
      <style:table-column-properties style:rel-column-width="7091*"/>
    </style:style>
    <style:style style:name="Таблица31.A2.4" style:family="table-column">
      <style:table-column-properties style:rel-column-width="3546*"/>
    </style:style>
    <style:style style:name="Таблица31.A2.1.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31.C2.2" style:family="table-column">
      <style:table-column-properties style:rel-column-width="5328*"/>
    </style:style>
    <style:style style:name="Таблица31.C2.3" style:family="table-column">
      <style:table-column-properties style:rel-column-width="7037*"/>
    </style:style>
    <style:style style:name="Таблица31.C2.3.2" style:family="table-cell" style:data-style-name="N0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33" style:family="table">
      <style:table-properties table:align="margins" style:may-break-between-rows="false"/>
    </style:style>
    <style:style style:name="Таблица33.A" style:family="table-column">
      <style:table-column-properties style:rel-column-width="23049*"/>
    </style:style>
    <style:style style:name="Таблица33.B" style:family="table-column">
      <style:table-column-properties style:rel-column-width="24806*"/>
    </style:style>
    <style:style style:name="Таблица33.C" style:family="table-column">
      <style:table-column-properties style:rel-column-width="17680*"/>
    </style:style>
    <style:style style:name="Таблица33.A1.1" style:family="table-column">
      <style:table-column-properties style:rel-column-width="3551*"/>
    </style:style>
    <style:style style:name="Таблица33.A1.2" style:family="table-column">
      <style:table-column-properties style:rel-column-width="3545*"/>
    </style:style>
    <style:style style:name="Таблица33.A1.5" style:family="table-column">
      <style:table-column-properties style:rel-column-width="5315*"/>
    </style:style>
    <style:style style:name="Таблица33.A1.6" style:family="table-column">
      <style:table-column-properties style:rel-column-width="3548*"/>
    </style:style>
    <style:style style:name="Таблица33.A1.1" style:family="table-row">
      <style:table-row-properties style:row-height="0.499cm"/>
    </style:style>
    <style:style style:name="Таблица33.A1.1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34" style:family="table">
      <style:table-properties table:align="margins"/>
    </style:style>
    <style:style style:name="Таблица34.A" style:family="table-column">
      <style:table-column-properties style:rel-column-width="27451*"/>
    </style:style>
    <style:style style:name="Таблица34.B" style:family="table-column">
      <style:table-column-properties style:rel-column-width="38084*"/>
    </style:style>
    <style:style style:name="Таблица34.1" style:family="table-row">
      <style:table-row-properties style:row-height="2.499cm" fo:keep-together="always"/>
    </style:style>
    <style:style style:name="Таблица34.A1" style:family="table-cell">
      <style:table-cell-properties style:vertical-align="middle" fo:padding="0cm" fo:border-left="1pt solid #000000" fo:border-right="none" fo:border-top="1pt solid #000000" fo:border-bottom="1pt solid #000000"/>
    </style:style>
    <style:style style:name="Таблица34.B1" style:family="table-cell">
      <style:table-cell-properties style:vertical-align="middle" fo:padding="0cm" fo:border="1pt solid #000000"/>
    </style:style>
    <style:style style:name="Таблица34.2" style:family="table-row">
      <style:table-row-properties style:row-height="3.5cm" fo:keep-together="always"/>
    </style:style>
    <style:style style:name="Таблица34.A2" style:family="table-cell">
      <style:table-cell-properties style:vertical-align="middle" fo:padding="0cm" fo:border-left="1pt solid #000000" fo:border-right="none" fo:border-top="none" fo:border-bottom="1pt solid #000000"/>
    </style:style>
    <style:style style:name="Таблица34.B2" style:family="table-cell">
      <style:table-cell-properties fo:padding="0cm" fo:border-left="1pt solid #000000" fo:border-right="1pt solid #000000" fo:border-top="none" fo:border-bottom="1pt solid #000000"/>
    </style:style>
    <style:style style:name="Таблица34.B3" style:family="table-cell">
      <style:table-cell-properties style:vertical-align="middle" fo:padding="0cm" fo:border-left="1pt solid #000000" fo:border-right="1pt solid #000000" fo:border-top="none" fo:border-bottom="1pt solid #000000"/>
    </style:style>
    <style:style style:name="Таблица33.A1.1.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3.B1.1" style:family="table-column">
      <style:table-column-properties style:rel-column-width="42486*"/>
    </style:style>
    <style:style style:name="Таблица33.B1.1" style:family="table-row">
      <style:table-row-properties style:row-height="1cm"/>
    </style:style>
    <style:style style:name="Таблица33.B1.1.1" style:family="table-cell">
      <style:table-cell-properties style:vertical-align="middle" fo:padding="0cm" fo:border="0.5pt solid #000000"/>
    </style:style>
    <style:style style:name="Таблица33.B1.2" style:family="table-row">
      <style:table-row-properties style:row-height="1.499cm"/>
    </style:style>
    <style:style style:name="Таблица33.B1.1.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33.A2.1" style:family="table-column">
      <style:table-column-properties style:rel-column-width="7097*"/>
    </style:style>
    <style:style style:name="Таблица33.A2.2" style:family="table-column">
      <style:table-column-properties style:rel-column-width="7091*"/>
    </style:style>
    <style:style style:name="Таблица33.A2.4" style:family="table-column">
      <style:table-column-properties style:rel-column-width="3546*"/>
    </style:style>
    <style:style style:name="Таблица33.A2.1.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35" style:family="table">
      <style:table-properties table:align="margins"/>
    </style:style>
    <style:style style:name="Таблица35.A" style:family="table-column">
      <style:table-column-properties style:rel-column-width="16383*"/>
    </style:style>
    <style:style style:name="Таблица35.B" style:family="table-column">
      <style:table-column-properties style:rel-column-width="49152*"/>
    </style:style>
    <style:style style:name="Таблица35.1" style:family="table-row">
      <style:table-row-properties fo:keep-together="always"/>
    </style:style>
    <style:style style:name="Таблица35.A1" style:family="table-cell">
      <style:table-cell-properties style:vertical-align="bottom" fo:padding="0cm" fo:border-left="0.05pt solid #000000" fo:border-right="none" fo:border-top="0.05pt solid #000000" fo:border-bottom="0.05pt solid #000000"/>
    </style:style>
    <style:style style:name="Таблица35.B1.1" style:family="table-column">
      <style:table-column-properties style:rel-column-width="16384*"/>
    </style:style>
    <style:style style:name="Таблица35.B1.1" style:family="table-row">
      <style:table-row-properties style:row-height="1cm" fo:keep-together="always"/>
    </style:style>
    <style:style style:name="Таблица35.B1.1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35.B1.2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35.B1.3.1" style:family="table-cell">
      <style:table-cell-properties fo:padding="0cm" fo:border="0.05pt solid #000000"/>
    </style:style>
    <style:style style:name="Таблица35.B1.2" style:family="table-row">
      <style:table-row-properties style:row-height="1.499cm" fo:keep-together="always"/>
    </style:style>
    <style:style style:name="Таблица35.B1.1.2" style:family="table-cell">
      <style:table-cell-properties fo:padding="0cm" fo:border-left="0.05pt solid #000000" fo:border-right="none" fo:border-top="none" fo:border-bottom="0.05pt solid #000000"/>
    </style:style>
    <style:style style:name="Таблица35.B1.2.2" style:family="table-cell">
      <style:table-cell-properties fo:padding="0cm" fo:border-left="0.05pt solid #000000" fo:border-right="none" fo:border-top="none" fo:border-bottom="0.05pt solid #000000"/>
    </style:style>
    <style:style style:name="Таблица35.B1.3.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35.B1.3" style:family="table-row">
      <style:table-row-properties style:row-height="2cm" fo:keep-together="always"/>
    </style:style>
    <style:style style:name="Таблица35.B1.1.3" style:family="table-cell">
      <style:table-cell-properties fo:padding="0cm" fo:border-left="0.05pt solid #000000" fo:border-right="none" fo:border-top="none" fo:border-bottom="0.05pt solid #000000"/>
    </style:style>
    <style:style style:name="Таблица35.B1.2.3" style:family="table-cell">
      <style:table-cell-properties fo:padding="0cm" fo:border-left="0.05pt solid #000000" fo:border-right="none" fo:border-top="none" fo:border-bottom="0.05pt solid #000000"/>
    </style:style>
    <style:style style:name="Таблица35.B1.3.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35.B1.1.4" style:family="table-cell">
      <style:table-cell-properties fo:padding="0cm" fo:border-left="0.05pt solid #000000" fo:border-right="none" fo:border-top="none" fo:border-bottom="0.05pt solid #000000"/>
    </style:style>
    <style:style style:name="Таблица35.B1.2.4" style:family="table-cell">
      <style:table-cell-properties fo:padding="0cm" fo:border-left="0.05pt solid #000000" fo:border-right="none" fo:border-top="none" fo:border-bottom="0.05pt solid #000000"/>
    </style:style>
    <style:style style:name="Таблица35.B1.3.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33.C2.2" style:family="table-column">
      <style:table-column-properties style:rel-column-width="5328*"/>
    </style:style>
    <style:style style:name="Таблица33.C2.3" style:family="table-column">
      <style:table-column-properties style:rel-column-width="7037*"/>
    </style:style>
    <style:style style:name="Таблица33.C2.3.2" style:family="table-cell" style:data-style-name="N0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36" style:family="table">
      <style:table-properties style:width="18.489cm" table:align="left" style:may-break-between-rows="false"/>
    </style:style>
    <style:style style:name="Таблица36.A" style:family="table-column">
      <style:table-column-properties style:column-width="6.505cm"/>
    </style:style>
    <style:style style:name="Таблица36.B" style:family="table-column">
      <style:table-column-properties style:column-width="10.506cm"/>
    </style:style>
    <style:style style:name="Таблица36.C" style:family="table-column">
      <style:table-column-properties style:column-width="1.478cm"/>
    </style:style>
    <style:style style:name="Таблица36.A1.1" style:family="table-column">
      <style:table-column-properties style:column-width="1.002cm"/>
    </style:style>
    <style:style style:name="Таблица36.A1.2" style:family="table-column">
      <style:table-column-properties style:column-width="1cm"/>
    </style:style>
    <style:style style:name="Таблица36.A1.5" style:family="table-column">
      <style:table-column-properties style:column-width="1.499cm"/>
    </style:style>
    <style:style style:name="Таблица36.A1.6" style:family="table-column">
      <style:table-column-properties style:column-width="1.004cm"/>
    </style:style>
    <style:style style:name="Таблица36.A1.1" style:family="table-row">
      <style:table-row-properties style:row-height="0.499cm"/>
    </style:style>
    <style:style style:name="Таблица36.A1.1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37" style:family="table">
      <style:table-properties table:align="margins"/>
    </style:style>
    <style:style style:name="Таблица37.A" style:family="table-column">
      <style:table-column-properties style:rel-column-width="27451*"/>
    </style:style>
    <style:style style:name="Таблица37.B" style:family="table-column">
      <style:table-column-properties style:rel-column-width="38084*"/>
    </style:style>
    <style:style style:name="Таблица37.1" style:family="table-row">
      <style:table-row-properties style:row-height="2.499cm" fo:keep-together="always"/>
    </style:style>
    <style:style style:name="Таблица37.A1" style:family="table-cell">
      <style:table-cell-properties style:vertical-align="middle" fo:padding="0cm" fo:border-left="1pt solid #000000" fo:border-right="none" fo:border-top="1pt solid #000000" fo:border-bottom="1pt solid #000000"/>
    </style:style>
    <style:style style:name="Таблица37.B1" style:family="table-cell">
      <style:table-cell-properties style:vertical-align="middle" fo:padding="0cm" fo:border="1pt solid #000000"/>
    </style:style>
    <style:style style:name="Таблица37.2" style:family="table-row">
      <style:table-row-properties style:row-height="3.5cm" fo:keep-together="always"/>
    </style:style>
    <style:style style:name="Таблица37.A2" style:family="table-cell">
      <style:table-cell-properties style:vertical-align="middle" fo:padding="0cm" fo:border-left="1pt solid #000000" fo:border-right="none" fo:border-top="none" fo:border-bottom="1pt solid #000000"/>
    </style:style>
    <style:style style:name="Таблица37.B2" style:family="table-cell">
      <style:table-cell-properties fo:padding="0cm" fo:border-left="1pt solid #000000" fo:border-right="1pt solid #000000" fo:border-top="none" fo:border-bottom="1pt solid #000000"/>
    </style:style>
    <style:style style:name="Таблица37.B3" style:family="table-cell">
      <style:table-cell-properties style:vertical-align="middle" fo:padding="0cm" fo:border-left="1pt solid #000000" fo:border-right="1pt solid #000000" fo:border-top="none" fo:border-bottom="1pt solid #000000"/>
    </style:style>
    <style:style style:name="Таблица36.A1.1.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6.C1.1.1" style:family="table-cell">
      <style:table-cell-properties style:vertical-align="middle" fo:padding="0cm" fo:border="0.5pt solid #000000"/>
    </style:style>
    <style:style style:name="Таблица36.C1.2" style:family="table-row">
      <style:table-row-properties style:row-height="1cm"/>
    </style:style>
    <style:style style:name="Таблица36.C1.1.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49" style:family="table">
      <style:table-properties table:align="margins" style:may-break-between-rows="false"/>
    </style:style>
    <style:style style:name="Таблица49.A" style:family="table-column">
      <style:table-column-properties style:rel-column-width="23049*"/>
    </style:style>
    <style:style style:name="Таблица49.B" style:family="table-column">
      <style:table-column-properties style:rel-column-width="24806*"/>
    </style:style>
    <style:style style:name="Таблица49.C" style:family="table-column">
      <style:table-column-properties style:rel-column-width="17680*"/>
    </style:style>
    <style:style style:name="Таблица49.A1.1" style:family="table-column">
      <style:table-column-properties style:rel-column-width="3551*"/>
    </style:style>
    <style:style style:name="Таблица49.A1.2" style:family="table-column">
      <style:table-column-properties style:rel-column-width="3545*"/>
    </style:style>
    <style:style style:name="Таблица49.A1.5" style:family="table-column">
      <style:table-column-properties style:rel-column-width="5315*"/>
    </style:style>
    <style:style style:name="Таблица49.A1.6" style:family="table-column">
      <style:table-column-properties style:rel-column-width="3548*"/>
    </style:style>
    <style:style style:name="Таблица49.A1.1" style:family="table-row">
      <style:table-row-properties style:row-height="0.499cm"/>
    </style:style>
    <style:style style:name="Таблица49.A1.1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50" style:family="table">
      <style:table-properties table:align="margins"/>
    </style:style>
    <style:style style:name="Таблица50.A" style:family="table-column">
      <style:table-column-properties style:rel-column-width="27451*"/>
    </style:style>
    <style:style style:name="Таблица50.B" style:family="table-column">
      <style:table-column-properties style:rel-column-width="38084*"/>
    </style:style>
    <style:style style:name="Таблица50.1" style:family="table-row">
      <style:table-row-properties style:row-height="2.499cm" fo:keep-together="always"/>
    </style:style>
    <style:style style:name="Таблица50.A1" style:family="table-cell">
      <style:table-cell-properties style:vertical-align="middle" fo:padding="0cm" fo:border-left="1pt solid #000000" fo:border-right="none" fo:border-top="1pt solid #000000" fo:border-bottom="1pt solid #000000"/>
    </style:style>
    <style:style style:name="Таблица50.B1" style:family="table-cell">
      <style:table-cell-properties style:vertical-align="middle" fo:padding="0cm" fo:border="1pt solid #000000"/>
    </style:style>
    <style:style style:name="Таблица50.2" style:family="table-row">
      <style:table-row-properties style:row-height="3.5cm" fo:keep-together="always"/>
    </style:style>
    <style:style style:name="Таблица50.A2" style:family="table-cell">
      <style:table-cell-properties style:vertical-align="middle" fo:padding="0cm" fo:border-left="1pt solid #000000" fo:border-right="none" fo:border-top="none" fo:border-bottom="1pt solid #000000"/>
    </style:style>
    <style:style style:name="Таблица50.B2" style:family="table-cell">
      <style:table-cell-properties fo:padding="0cm" fo:border-left="1pt solid #000000" fo:border-right="1pt solid #000000" fo:border-top="none" fo:border-bottom="1pt solid #000000"/>
    </style:style>
    <style:style style:name="Таблица50.B3" style:family="table-cell">
      <style:table-cell-properties style:vertical-align="middle" fo:padding="0cm" fo:border-left="1pt solid #000000" fo:border-right="1pt solid #000000" fo:border-top="none" fo:border-bottom="1pt solid #000000"/>
    </style:style>
    <style:style style:name="Таблица49.A1.1.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49.B1" style:family="table-cell">
      <style:table-cell-properties style:vertical-align="middle" fo:padding="0cm" fo:border="0.5pt solid #000000"/>
    </style:style>
    <style:style style:name="Таблица49.A2.1" style:family="table-column">
      <style:table-column-properties style:rel-column-width="7097*"/>
    </style:style>
    <style:style style:name="Таблица49.A2.2" style:family="table-column">
      <style:table-column-properties style:rel-column-width="7091*"/>
    </style:style>
    <style:style style:name="Таблица49.A2.4" style:family="table-column">
      <style:table-column-properties style:rel-column-width="3546*"/>
    </style:style>
    <style:style style:name="Таблица49.A2.1.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51" style:family="table">
      <style:table-properties table:align="margins"/>
    </style:style>
    <style:style style:name="Таблица51.A" style:family="table-column">
      <style:table-column-properties style:rel-column-width="16383*"/>
    </style:style>
    <style:style style:name="Таблица51.B" style:family="table-column">
      <style:table-column-properties style:rel-column-width="49152*"/>
    </style:style>
    <style:style style:name="Таблица51.1" style:family="table-row">
      <style:table-row-properties fo:keep-together="always"/>
    </style:style>
    <style:style style:name="Таблица51.A1" style:family="table-cell">
      <style:table-cell-properties style:vertical-align="bottom" fo:padding="0cm" fo:border-left="0.05pt solid #000000" fo:border-right="none" fo:border-top="0.05pt solid #000000" fo:border-bottom="0.05pt solid #000000"/>
    </style:style>
    <style:style style:name="Таблица51.B1.1" style:family="table-column">
      <style:table-column-properties style:rel-column-width="16384*"/>
    </style:style>
    <style:style style:name="Таблица51.B1.1" style:family="table-row">
      <style:table-row-properties style:row-height="1cm" fo:keep-together="always"/>
    </style:style>
    <style:style style:name="Таблица51.B1.1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51.B1.2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51.B1.3.1" style:family="table-cell">
      <style:table-cell-properties fo:padding="0cm" fo:border="0.05pt solid #000000"/>
    </style:style>
    <style:style style:name="Таблица51.B1.2" style:family="table-row">
      <style:table-row-properties style:row-height="1.499cm" fo:keep-together="always"/>
    </style:style>
    <style:style style:name="Таблица51.B1.1.2" style:family="table-cell">
      <style:table-cell-properties fo:padding="0cm" fo:border-left="0.05pt solid #000000" fo:border-right="none" fo:border-top="none" fo:border-bottom="0.05pt solid #000000"/>
    </style:style>
    <style:style style:name="Таблица51.B1.2.2" style:family="table-cell">
      <style:table-cell-properties fo:padding="0cm" fo:border-left="0.05pt solid #000000" fo:border-right="none" fo:border-top="none" fo:border-bottom="0.05pt solid #000000"/>
    </style:style>
    <style:style style:name="Таблица51.B1.3.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51.B1.3" style:family="table-row">
      <style:table-row-properties style:row-height="2cm" fo:keep-together="always"/>
    </style:style>
    <style:style style:name="Таблица51.B1.1.3" style:family="table-cell">
      <style:table-cell-properties fo:padding="0cm" fo:border-left="0.05pt solid #000000" fo:border-right="none" fo:border-top="none" fo:border-bottom="0.05pt solid #000000"/>
    </style:style>
    <style:style style:name="Таблица51.B1.2.3" style:family="table-cell">
      <style:table-cell-properties fo:padding="0cm" fo:border-left="0.05pt solid #000000" fo:border-right="none" fo:border-top="none" fo:border-bottom="0.05pt solid #000000"/>
    </style:style>
    <style:style style:name="Таблица51.B1.3.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51.B1.1.4" style:family="table-cell">
      <style:table-cell-properties fo:padding="0cm" fo:border-left="0.05pt solid #000000" fo:border-right="none" fo:border-top="none" fo:border-bottom="0.05pt solid #000000"/>
    </style:style>
    <style:style style:name="Таблица51.B1.2.4" style:family="table-cell">
      <style:table-cell-properties fo:padding="0cm" fo:border-left="0.05pt solid #000000" fo:border-right="none" fo:border-top="none" fo:border-bottom="0.05pt solid #000000"/>
    </style:style>
    <style:style style:name="Таблица51.B1.3.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49.C2.2" style:family="table-column">
      <style:table-column-properties style:rel-column-width="5328*"/>
    </style:style>
    <style:style style:name="Таблица49.C2.3" style:family="table-column">
      <style:table-column-properties style:rel-column-width="7037*"/>
    </style:style>
    <style:style style:name="Таблица49.C2.3.2" style:family="table-cell" style:data-style-name="N0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49.C2.3" style:family="table-row">
      <style:table-row-properties style:row-height="1.499cm"/>
    </style:style>
    <style:style style:name="Таблица49.C2.1.3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45" style:family="table">
      <style:table-properties style:width="18.489cm" table:align="left" style:may-break-between-rows="false"/>
    </style:style>
    <style:style style:name="Таблица45.A" style:family="table-column">
      <style:table-column-properties style:column-width="6.505cm"/>
    </style:style>
    <style:style style:name="Таблица45.B" style:family="table-column">
      <style:table-column-properties style:column-width="10.506cm"/>
    </style:style>
    <style:style style:name="Таблица45.C" style:family="table-column">
      <style:table-column-properties style:column-width="1.478cm"/>
    </style:style>
    <style:style style:name="Таблица45.A1.1" style:family="table-column">
      <style:table-column-properties style:column-width="1.002cm"/>
    </style:style>
    <style:style style:name="Таблица45.A1.2" style:family="table-column">
      <style:table-column-properties style:column-width="1cm"/>
    </style:style>
    <style:style style:name="Таблица45.A1.5" style:family="table-column">
      <style:table-column-properties style:column-width="1.499cm"/>
    </style:style>
    <style:style style:name="Таблица45.A1.6" style:family="table-column">
      <style:table-column-properties style:column-width="1.004cm"/>
    </style:style>
    <style:style style:name="Таблица45.A1.1" style:family="table-row">
      <style:table-row-properties style:row-height="0.499cm"/>
    </style:style>
    <style:style style:name="Таблица45.A1.1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52" style:family="table">
      <style:table-properties table:align="margins"/>
    </style:style>
    <style:style style:name="Таблица52.A" style:family="table-column">
      <style:table-column-properties style:rel-column-width="27451*"/>
    </style:style>
    <style:style style:name="Таблица52.B" style:family="table-column">
      <style:table-column-properties style:rel-column-width="38084*"/>
    </style:style>
    <style:style style:name="Таблица52.1" style:family="table-row">
      <style:table-row-properties style:row-height="2.499cm" fo:keep-together="always"/>
    </style:style>
    <style:style style:name="Таблица52.A1" style:family="table-cell">
      <style:table-cell-properties style:vertical-align="middle" fo:padding="0cm" fo:border-left="1pt solid #000000" fo:border-right="none" fo:border-top="1pt solid #000000" fo:border-bottom="1pt solid #000000"/>
    </style:style>
    <style:style style:name="Таблица52.B1" style:family="table-cell">
      <style:table-cell-properties style:vertical-align="middle" fo:padding="0cm" fo:border="1pt solid #000000"/>
    </style:style>
    <style:style style:name="Таблица52.2" style:family="table-row">
      <style:table-row-properties style:row-height="3.5cm" fo:keep-together="always"/>
    </style:style>
    <style:style style:name="Таблица52.A2" style:family="table-cell">
      <style:table-cell-properties style:vertical-align="middle" fo:padding="0cm" fo:border-left="1pt solid #000000" fo:border-right="none" fo:border-top="none" fo:border-bottom="1pt solid #000000"/>
    </style:style>
    <style:style style:name="Таблица52.B2" style:family="table-cell">
      <style:table-cell-properties fo:padding="0cm" fo:border-left="1pt solid #000000" fo:border-right="1pt solid #000000" fo:border-top="none" fo:border-bottom="1pt solid #000000"/>
    </style:style>
    <style:style style:name="Таблица52.B3" style:family="table-cell">
      <style:table-cell-properties style:vertical-align="middle" fo:padding="0cm" fo:border-left="1pt solid #000000" fo:border-right="1pt solid #000000" fo:border-top="none" fo:border-bottom="1pt solid #000000"/>
    </style:style>
    <style:style style:name="Таблица45.A1.1.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45.C1.1.1" style:family="table-cell">
      <style:table-cell-properties style:vertical-align="middle" fo:padding="0cm" fo:border="0.5pt solid #000000"/>
    </style:style>
    <style:style style:name="Таблица45.C1.2" style:family="table-row">
      <style:table-row-properties style:row-height="1cm"/>
    </style:style>
    <style:style style:name="Таблица45.C1.1.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53" style:family="table">
      <style:table-properties table:align="margins"/>
    </style:style>
    <style:style style:name="Таблица53.A" style:family="table-column">
      <style:table-column-properties style:rel-column-width="16383*"/>
    </style:style>
    <style:style style:name="Таблица53.B" style:family="table-column">
      <style:table-column-properties style:rel-column-width="49152*"/>
    </style:style>
    <style:style style:name="Таблица53.1" style:family="table-row">
      <style:table-row-properties fo:keep-together="always"/>
    </style:style>
    <style:style style:name="Таблица53.A1" style:family="table-cell">
      <style:table-cell-properties style:vertical-align="bottom" fo:padding="0cm" fo:border-left="0.05pt solid #000000" fo:border-right="none" fo:border-top="0.05pt solid #000000" fo:border-bottom="0.05pt solid #000000"/>
    </style:style>
    <style:style style:name="Таблица53.B1.1" style:family="table-column">
      <style:table-column-properties style:rel-column-width="16384*"/>
    </style:style>
    <style:style style:name="Таблица53.B1.1" style:family="table-row">
      <style:table-row-properties style:row-height="1cm" fo:keep-together="always"/>
    </style:style>
    <style:style style:name="Таблица53.B1.1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53.B1.2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53.B1.3.1" style:family="table-cell">
      <style:table-cell-properties fo:padding="0cm" fo:border="0.05pt solid #000000"/>
    </style:style>
    <style:style style:name="Таблица53.B1.2" style:family="table-row">
      <style:table-row-properties style:row-height="1.499cm" fo:keep-together="always"/>
    </style:style>
    <style:style style:name="Таблица53.B1.1.2" style:family="table-cell">
      <style:table-cell-properties fo:padding="0cm" fo:border-left="0.05pt solid #000000" fo:border-right="none" fo:border-top="none" fo:border-bottom="0.05pt solid #000000"/>
    </style:style>
    <style:style style:name="Таблица53.B1.2.2" style:family="table-cell">
      <style:table-cell-properties fo:padding="0cm" fo:border-left="0.05pt solid #000000" fo:border-right="none" fo:border-top="none" fo:border-bottom="0.05pt solid #000000"/>
    </style:style>
    <style:style style:name="Таблица53.B1.3.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53.B1.3" style:family="table-row">
      <style:table-row-properties style:row-height="2cm" fo:keep-together="always"/>
    </style:style>
    <style:style style:name="Таблица53.B1.1.3" style:family="table-cell">
      <style:table-cell-properties fo:padding="0cm" fo:border-left="0.05pt solid #000000" fo:border-right="none" fo:border-top="none" fo:border-bottom="0.05pt solid #000000"/>
    </style:style>
    <style:style style:name="Таблица53.B1.2.3" style:family="table-cell">
      <style:table-cell-properties fo:padding="0cm" fo:border-left="0.05pt solid #000000" fo:border-right="none" fo:border-top="none" fo:border-bottom="0.05pt solid #000000"/>
    </style:style>
    <style:style style:name="Таблица53.B1.3.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53.B1.1.4" style:family="table-cell">
      <style:table-cell-properties fo:padding="0cm" fo:border-left="0.05pt solid #000000" fo:border-right="none" fo:border-top="none" fo:border-bottom="0.05pt solid #000000"/>
    </style:style>
    <style:style style:name="Таблица53.B1.2.4" style:family="table-cell">
      <style:table-cell-properties fo:padding="0cm" fo:border-left="0.05pt solid #000000" fo:border-right="none" fo:border-top="none" fo:border-bottom="0.05pt solid #000000"/>
    </style:style>
    <style:style style:name="Таблица53.B1.3.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" style:family="table">
      <style:table-properties table:align="margins"/>
    </style:style>
    <style:style style:name="Таблица1.A" style:family="table-column">
      <style:table-column-properties style:rel-column-width="27451*"/>
    </style:style>
    <style:style style:name="Таблица1.B" style:family="table-column">
      <style:table-column-properties style:rel-column-width="38084*"/>
    </style:style>
    <style:style style:name="Таблица1.1" style:family="table-row">
      <style:table-row-properties style:row-height="2.499cm" fo:keep-together="always"/>
    </style:style>
    <style:style style:name="Таблица1.A1" style:family="table-cell">
      <style:table-cell-properties style:vertical-align="middle" fo:padding="0cm" fo:border-left="1pt solid #000000" fo:border-right="none" fo:border-top="1pt solid #000000" fo:border-bottom="1pt solid #000000"/>
    </style:style>
    <style:style style:name="Таблица1.B1" style:family="table-cell">
      <style:table-cell-properties style:vertical-align="middle" fo:padding="0cm" fo:border="1pt solid #000000"/>
    </style:style>
    <style:style style:name="Таблица1.2" style:family="table-row">
      <style:table-row-properties style:row-height="3.5cm" fo:keep-together="always"/>
    </style:style>
    <style:style style:name="Таблица1.A2" style:family="table-cell">
      <style:table-cell-properties style:vertical-align="middle" fo:padding="0cm" fo:border-left="1pt solid #000000" fo:border-right="none" fo:border-top="none" fo:border-bottom="1pt solid #000000"/>
    </style:style>
    <style:style style:name="Таблица1.B2" style:family="table-cell">
      <style:table-cell-properties fo:padding="0cm" fo:border-left="1pt solid #000000" fo:border-right="1pt solid #000000" fo:border-top="none" fo:border-bottom="1pt solid #000000"/>
    </style:style>
    <style:style style:name="Таблица1.B3" style:family="table-cell">
      <style:table-cell-properties style:vertical-align="middle" fo:padding="0cm" fo:border-left="1pt solid #000000" fo:border-right="1pt solid #000000" fo:border-top="none" fo:border-bottom="1pt solid #000000"/>
    </style:style>
    <style:style style:name="Таблица61" style:family="table">
      <style:table-properties table:align="margins"/>
    </style:style>
    <style:style style:name="Таблица61.A" style:family="table-column">
      <style:table-column-properties style:rel-column-width="27451*"/>
    </style:style>
    <style:style style:name="Таблица61.B" style:family="table-column">
      <style:table-column-properties style:rel-column-width="38084*"/>
    </style:style>
    <style:style style:name="Таблица61.1" style:family="table-row">
      <style:table-row-properties style:row-height="2.499cm" fo:keep-together="always"/>
    </style:style>
    <style:style style:name="Таблица61.A1" style:family="table-cell">
      <style:table-cell-properties style:vertical-align="middle" fo:padding="0cm" fo:border-left="1pt solid #000000" fo:border-right="none" fo:border-top="1pt solid #000000" fo:border-bottom="1pt solid #000000"/>
    </style:style>
    <style:style style:name="Таблица61.B1" style:family="table-cell">
      <style:table-cell-properties style:vertical-align="middle" fo:padding="0cm" fo:border="1pt solid #000000"/>
    </style:style>
    <style:style style:name="Таблица61.2" style:family="table-row">
      <style:table-row-properties style:row-height="3.5cm" fo:keep-together="always"/>
    </style:style>
    <style:style style:name="Таблица61.A2" style:family="table-cell">
      <style:table-cell-properties style:vertical-align="middle" fo:padding="0cm" fo:border-left="1pt solid #000000" fo:border-right="none" fo:border-top="none" fo:border-bottom="1pt solid #000000"/>
    </style:style>
    <style:style style:name="Таблица61.B2" style:family="table-cell">
      <style:table-cell-properties fo:padding="0cm" fo:border-left="1pt solid #000000" fo:border-right="1pt solid #000000" fo:border-top="none" fo:border-bottom="1pt solid #000000"/>
    </style:style>
    <style:style style:name="Таблица61.B3" style:family="table-cell">
      <style:table-cell-properties style:vertical-align="middle" fo:padding="0cm" fo:border-left="1pt solid #000000" fo:border-right="1pt solid #000000" fo:border-top="none" fo:border-bottom="1pt solid #000000"/>
    </style:style>
    <style:style style:name="Таблица62" style:family="table">
      <style:table-properties table:align="margins"/>
    </style:style>
    <style:style style:name="Таблица62.A" style:family="table-column">
      <style:table-column-properties style:rel-column-width="16383*"/>
    </style:style>
    <style:style style:name="Таблица62.B" style:family="table-column">
      <style:table-column-properties style:rel-column-width="49152*"/>
    </style:style>
    <style:style style:name="Таблица62.1" style:family="table-row">
      <style:table-row-properties fo:keep-together="always"/>
    </style:style>
    <style:style style:name="Таблица62.A1" style:family="table-cell">
      <style:table-cell-properties style:vertical-align="bottom" fo:padding="0cm" fo:border-left="0.05pt solid #000000" fo:border-right="none" fo:border-top="0.05pt solid #000000" fo:border-bottom="0.05pt solid #000000"/>
    </style:style>
    <style:style style:name="Таблица62.B1.1" style:family="table-column">
      <style:table-column-properties style:rel-column-width="16384*"/>
    </style:style>
    <style:style style:name="Таблица62.B1.1" style:family="table-row">
      <style:table-row-properties style:row-height="1cm" fo:keep-together="always"/>
    </style:style>
    <style:style style:name="Таблица62.B1.1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62.B1.2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62.B1.3.1" style:family="table-cell">
      <style:table-cell-properties fo:padding="0cm" fo:border="0.05pt solid #000000"/>
    </style:style>
    <style:style style:name="Таблица62.B1.2" style:family="table-row">
      <style:table-row-properties style:row-height="1.499cm" fo:keep-together="always"/>
    </style:style>
    <style:style style:name="Таблица62.B1.1.2" style:family="table-cell">
      <style:table-cell-properties fo:padding="0cm" fo:border-left="0.05pt solid #000000" fo:border-right="none" fo:border-top="none" fo:border-bottom="0.05pt solid #000000"/>
    </style:style>
    <style:style style:name="Таблица62.B1.2.2" style:family="table-cell">
      <style:table-cell-properties fo:padding="0cm" fo:border-left="0.05pt solid #000000" fo:border-right="none" fo:border-top="none" fo:border-bottom="0.05pt solid #000000"/>
    </style:style>
    <style:style style:name="Таблица62.B1.3.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62.B1.3" style:family="table-row">
      <style:table-row-properties style:row-height="2cm" fo:keep-together="always"/>
    </style:style>
    <style:style style:name="Таблица62.B1.1.3" style:family="table-cell">
      <style:table-cell-properties fo:padding="0cm" fo:border-left="0.05pt solid #000000" fo:border-right="none" fo:border-top="none" fo:border-bottom="0.05pt solid #000000"/>
    </style:style>
    <style:style style:name="Таблица62.B1.2.3" style:family="table-cell">
      <style:table-cell-properties fo:padding="0cm" fo:border-left="0.05pt solid #000000" fo:border-right="none" fo:border-top="none" fo:border-bottom="0.05pt solid #000000"/>
    </style:style>
    <style:style style:name="Таблица62.B1.3.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62.B1.1.4" style:family="table-cell">
      <style:table-cell-properties fo:padding="0cm" fo:border-left="0.05pt solid #000000" fo:border-right="none" fo:border-top="none" fo:border-bottom="0.05pt solid #000000"/>
    </style:style>
    <style:style style:name="Таблица62.B1.2.4" style:family="table-cell">
      <style:table-cell-properties fo:padding="0cm" fo:border-left="0.05pt solid #000000" fo:border-right="none" fo:border-top="none" fo:border-bottom="0.05pt solid #000000"/>
    </style:style>
    <style:style style:name="Таблица62.B1.3.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58" style:family="table">
      <style:table-properties table:align="margins"/>
    </style:style>
    <style:style style:name="Таблица58.A" style:family="table-column">
      <style:table-column-properties style:rel-column-width="27451*"/>
    </style:style>
    <style:style style:name="Таблица58.B" style:family="table-column">
      <style:table-column-properties style:rel-column-width="38084*"/>
    </style:style>
    <style:style style:name="Таблица58.1" style:family="table-row">
      <style:table-row-properties style:row-height="2.499cm" fo:keep-together="always"/>
    </style:style>
    <style:style style:name="Таблица58.A1" style:family="table-cell">
      <style:table-cell-properties style:vertical-align="middle" fo:padding="0cm" fo:border-left="1pt solid #000000" fo:border-right="none" fo:border-top="1pt solid #000000" fo:border-bottom="1pt solid #000000"/>
    </style:style>
    <style:style style:name="Таблица58.B1" style:family="table-cell">
      <style:table-cell-properties style:vertical-align="middle" fo:padding="0cm" fo:border="1pt solid #000000"/>
    </style:style>
    <style:style style:name="Таблица58.2" style:family="table-row">
      <style:table-row-properties style:row-height="3.5cm" fo:keep-together="always"/>
    </style:style>
    <style:style style:name="Таблица58.A2" style:family="table-cell">
      <style:table-cell-properties style:vertical-align="middle" fo:padding="0cm" fo:border-left="1pt solid #000000" fo:border-right="none" fo:border-top="none" fo:border-bottom="1pt solid #000000"/>
    </style:style>
    <style:style style:name="Таблица58.B2" style:family="table-cell">
      <style:table-cell-properties fo:padding="0cm" fo:border-left="1pt solid #000000" fo:border-right="1pt solid #000000" fo:border-top="none" fo:border-bottom="1pt solid #000000"/>
    </style:style>
    <style:style style:name="Таблица58.B3" style:family="table-cell">
      <style:table-cell-properties style:vertical-align="middle" fo:padding="0cm" fo:border-left="1pt solid #000000" fo:border-right="1pt solid #000000" fo:border-top="none" fo:border-bottom="1pt solid #000000"/>
    </style:style>
    <style:style style:name="Таблица59" style:family="table">
      <style:table-properties table:align="margins"/>
    </style:style>
    <style:style style:name="Таблица59.A" style:family="table-column">
      <style:table-column-properties style:rel-column-width="16383*"/>
    </style:style>
    <style:style style:name="Таблица59.B" style:family="table-column">
      <style:table-column-properties style:rel-column-width="49152*"/>
    </style:style>
    <style:style style:name="Таблица59.1" style:family="table-row">
      <style:table-row-properties fo:keep-together="always"/>
    </style:style>
    <style:style style:name="Таблица59.A1" style:family="table-cell">
      <style:table-cell-properties style:vertical-align="bottom" fo:padding="0cm" fo:border-left="0.05pt solid #000000" fo:border-right="none" fo:border-top="0.05pt solid #000000" fo:border-bottom="0.05pt solid #000000"/>
    </style:style>
    <style:style style:name="Таблица59.B1.1" style:family="table-column">
      <style:table-column-properties style:rel-column-width="16384*"/>
    </style:style>
    <style:style style:name="Таблица59.B1.1" style:family="table-row">
      <style:table-row-properties style:row-height="1cm" fo:keep-together="always"/>
    </style:style>
    <style:style style:name="Таблица59.B1.1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59.B1.2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59.B1.3.1" style:family="table-cell">
      <style:table-cell-properties fo:padding="0cm" fo:border="0.05pt solid #000000"/>
    </style:style>
    <style:style style:name="Таблица59.B1.2" style:family="table-row">
      <style:table-row-properties style:row-height="1.499cm" fo:keep-together="always"/>
    </style:style>
    <style:style style:name="Таблица59.B1.1.2" style:family="table-cell">
      <style:table-cell-properties fo:padding="0cm" fo:border-left="0.05pt solid #000000" fo:border-right="none" fo:border-top="none" fo:border-bottom="0.05pt solid #000000"/>
    </style:style>
    <style:style style:name="Таблица59.B1.2.2" style:family="table-cell">
      <style:table-cell-properties fo:padding="0cm" fo:border-left="0.05pt solid #000000" fo:border-right="none" fo:border-top="none" fo:border-bottom="0.05pt solid #000000"/>
    </style:style>
    <style:style style:name="Таблица59.B1.3.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59.B1.3" style:family="table-row">
      <style:table-row-properties style:row-height="2cm" fo:keep-together="always"/>
    </style:style>
    <style:style style:name="Таблица59.B1.1.3" style:family="table-cell">
      <style:table-cell-properties fo:padding="0cm" fo:border-left="0.05pt solid #000000" fo:border-right="none" fo:border-top="none" fo:border-bottom="0.05pt solid #000000"/>
    </style:style>
    <style:style style:name="Таблица59.B1.2.3" style:family="table-cell">
      <style:table-cell-properties fo:padding="0cm" fo:border-left="0.05pt solid #000000" fo:border-right="none" fo:border-top="none" fo:border-bottom="0.05pt solid #000000"/>
    </style:style>
    <style:style style:name="Таблица59.B1.3.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59.B1.1.4" style:family="table-cell">
      <style:table-cell-properties fo:padding="0cm" fo:border-left="0.05pt solid #000000" fo:border-right="none" fo:border-top="none" fo:border-bottom="0.05pt solid #000000"/>
    </style:style>
    <style:style style:name="Таблица59.B1.2.4" style:family="table-cell">
      <style:table-cell-properties fo:padding="0cm" fo:border-left="0.05pt solid #000000" fo:border-right="none" fo:border-top="none" fo:border-bottom="0.05pt solid #000000"/>
    </style:style>
    <style:style style:name="Таблица59.B1.3.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8" style:family="table">
      <style:table-properties table:align="margins" style:may-break-between-rows="false"/>
    </style:style>
    <style:style style:name="Таблица8.A" style:family="table-column">
      <style:table-column-properties style:rel-column-width="23049*"/>
    </style:style>
    <style:style style:name="Таблица8.B" style:family="table-column">
      <style:table-column-properties style:rel-column-width="24806*"/>
    </style:style>
    <style:style style:name="Таблица8.C" style:family="table-column">
      <style:table-column-properties style:rel-column-width="17680*"/>
    </style:style>
    <style:style style:name="Таблица8.A1.1" style:family="table-column">
      <style:table-column-properties style:rel-column-width="3551*"/>
    </style:style>
    <style:style style:name="Таблица8.A1.2" style:family="table-column">
      <style:table-column-properties style:rel-column-width="3545*"/>
    </style:style>
    <style:style style:name="Таблица8.A1.5" style:family="table-column">
      <style:table-column-properties style:rel-column-width="5315*"/>
    </style:style>
    <style:style style:name="Таблица8.A1.6" style:family="table-column">
      <style:table-column-properties style:rel-column-width="3548*"/>
    </style:style>
    <style:style style:name="Таблица8.A1.1" style:family="table-row">
      <style:table-row-properties style:row-height="0.499cm"/>
    </style:style>
    <style:style style:name="Таблица8.A1.1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56" style:family="table">
      <style:table-properties table:align="margins"/>
    </style:style>
    <style:style style:name="Таблица56.A" style:family="table-column">
      <style:table-column-properties style:rel-column-width="27451*"/>
    </style:style>
    <style:style style:name="Таблица56.B" style:family="table-column">
      <style:table-column-properties style:rel-column-width="38084*"/>
    </style:style>
    <style:style style:name="Таблица56.1" style:family="table-row">
      <style:table-row-properties style:row-height="2.499cm" fo:keep-together="always"/>
    </style:style>
    <style:style style:name="Таблица56.A1" style:family="table-cell">
      <style:table-cell-properties style:vertical-align="middle" fo:padding="0cm" fo:border-left="1pt solid #000000" fo:border-right="none" fo:border-top="1pt solid #000000" fo:border-bottom="1pt solid #000000"/>
    </style:style>
    <style:style style:name="Таблица56.B1" style:family="table-cell">
      <style:table-cell-properties style:vertical-align="middle" fo:padding="0cm" fo:border="1pt solid #000000"/>
    </style:style>
    <style:style style:name="Таблица56.2" style:family="table-row">
      <style:table-row-properties style:row-height="3.5cm" fo:keep-together="always"/>
    </style:style>
    <style:style style:name="Таблица56.A2" style:family="table-cell">
      <style:table-cell-properties style:vertical-align="middle" fo:padding="0cm" fo:border-left="1pt solid #000000" fo:border-right="none" fo:border-top="none" fo:border-bottom="1pt solid #000000"/>
    </style:style>
    <style:style style:name="Таблица56.B2" style:family="table-cell">
      <style:table-cell-properties fo:padding="0cm" fo:border-left="1pt solid #000000" fo:border-right="1pt solid #000000" fo:border-top="none" fo:border-bottom="1pt solid #000000"/>
    </style:style>
    <style:style style:name="Таблица56.B3" style:family="table-cell">
      <style:table-cell-properties style:vertical-align="middle" fo:padding="0cm" fo:border-left="1pt solid #000000" fo:border-right="1pt solid #000000" fo:border-top="none" fo:border-bottom="1pt solid #000000"/>
    </style:style>
    <style:style style:name="Таблица8.A1.1.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8.B1" style:family="table-cell">
      <style:table-cell-properties style:vertical-align="middle" fo:padding="0cm" fo:border="0.5pt solid #000000"/>
    </style:style>
    <style:style style:name="Таблица8.A2.1" style:family="table-column">
      <style:table-column-properties style:rel-column-width="7097*"/>
    </style:style>
    <style:style style:name="Таблица8.A2.2" style:family="table-column">
      <style:table-column-properties style:rel-column-width="7091*"/>
    </style:style>
    <style:style style:name="Таблица8.A2.4" style:family="table-column">
      <style:table-column-properties style:rel-column-width="3546*"/>
    </style:style>
    <style:style style:name="Таблица8.A2.1.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8.C2.2" style:family="table-column">
      <style:table-column-properties style:rel-column-width="5328*"/>
    </style:style>
    <style:style style:name="Таблица8.C2.3" style:family="table-column">
      <style:table-column-properties style:rel-column-width="7037*"/>
    </style:style>
    <style:style style:name="Таблица8.C2.3.2" style:family="table-cell" style:data-style-name="N0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8.C2.3" style:family="table-row">
      <style:table-row-properties style:row-height="1.499cm"/>
    </style:style>
    <style:style style:name="Таблица8.C2.1.3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46" style:family="table">
      <style:table-properties table:align="margins" style:may-break-between-rows="false"/>
    </style:style>
    <style:style style:name="Таблица46.A" style:family="table-column">
      <style:table-column-properties style:rel-column-width="23049*"/>
    </style:style>
    <style:style style:name="Таблица46.B" style:family="table-column">
      <style:table-column-properties style:rel-column-width="24806*"/>
    </style:style>
    <style:style style:name="Таблица46.C" style:family="table-column">
      <style:table-column-properties style:rel-column-width="17680*"/>
    </style:style>
    <style:style style:name="Таблица46.A1.1" style:family="table-column">
      <style:table-column-properties style:rel-column-width="3551*"/>
    </style:style>
    <style:style style:name="Таблица46.A1.2" style:family="table-column">
      <style:table-column-properties style:rel-column-width="3545*"/>
    </style:style>
    <style:style style:name="Таблица46.A1.5" style:family="table-column">
      <style:table-column-properties style:rel-column-width="5315*"/>
    </style:style>
    <style:style style:name="Таблица46.A1.6" style:family="table-column">
      <style:table-column-properties style:rel-column-width="3548*"/>
    </style:style>
    <style:style style:name="Таблица46.A1.1" style:family="table-row">
      <style:table-row-properties style:row-height="0.499cm"/>
    </style:style>
    <style:style style:name="Таблица46.A1.1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47" style:family="table">
      <style:table-properties table:align="margins"/>
    </style:style>
    <style:style style:name="Таблица47.A" style:family="table-column">
      <style:table-column-properties style:rel-column-width="27451*"/>
    </style:style>
    <style:style style:name="Таблица47.B" style:family="table-column">
      <style:table-column-properties style:rel-column-width="38084*"/>
    </style:style>
    <style:style style:name="Таблица47.1" style:family="table-row">
      <style:table-row-properties style:row-height="2.499cm" fo:keep-together="always"/>
    </style:style>
    <style:style style:name="Таблица47.A1" style:family="table-cell">
      <style:table-cell-properties style:vertical-align="middle" fo:padding="0cm" fo:border-left="1pt solid #000000" fo:border-right="none" fo:border-top="1pt solid #000000" fo:border-bottom="1pt solid #000000"/>
    </style:style>
    <style:style style:name="Таблица47.B1" style:family="table-cell">
      <style:table-cell-properties style:vertical-align="middle" fo:padding="0cm" fo:border="1pt solid #000000"/>
    </style:style>
    <style:style style:name="Таблица47.2" style:family="table-row">
      <style:table-row-properties style:row-height="3.5cm" fo:keep-together="always"/>
    </style:style>
    <style:style style:name="Таблица47.A2" style:family="table-cell">
      <style:table-cell-properties style:vertical-align="middle" fo:padding="0cm" fo:border-left="1pt solid #000000" fo:border-right="none" fo:border-top="none" fo:border-bottom="1pt solid #000000"/>
    </style:style>
    <style:style style:name="Таблица47.B2" style:family="table-cell">
      <style:table-cell-properties fo:padding="0cm" fo:border-left="1pt solid #000000" fo:border-right="1pt solid #000000" fo:border-top="none" fo:border-bottom="1pt solid #000000"/>
    </style:style>
    <style:style style:name="Таблица47.B3" style:family="table-cell">
      <style:table-cell-properties style:vertical-align="middle" fo:padding="0cm" fo:border-left="1pt solid #000000" fo:border-right="1pt solid #000000" fo:border-top="none" fo:border-bottom="1pt solid #000000"/>
    </style:style>
    <style:style style:name="Таблица46.A1.1.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46.B1.1" style:family="table-column">
      <style:table-column-properties style:rel-column-width="42486*"/>
    </style:style>
    <style:style style:name="Таблица46.B1.1" style:family="table-row">
      <style:table-row-properties style:row-height="1cm"/>
    </style:style>
    <style:style style:name="Таблица46.B1.1.1" style:family="table-cell">
      <style:table-cell-properties style:vertical-align="middle" fo:padding="0cm" fo:border="0.5pt solid #000000"/>
    </style:style>
    <style:style style:name="Таблица46.B1.2" style:family="table-row">
      <style:table-row-properties style:row-height="1.499cm"/>
    </style:style>
    <style:style style:name="Таблица46.B1.1.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46.A2.1" style:family="table-column">
      <style:table-column-properties style:rel-column-width="7097*"/>
    </style:style>
    <style:style style:name="Таблица46.A2.2" style:family="table-column">
      <style:table-column-properties style:rel-column-width="7091*"/>
    </style:style>
    <style:style style:name="Таблица46.A2.4" style:family="table-column">
      <style:table-column-properties style:rel-column-width="3546*"/>
    </style:style>
    <style:style style:name="Таблица46.A2.1.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48" style:family="table">
      <style:table-properties table:align="margins"/>
    </style:style>
    <style:style style:name="Таблица48.A" style:family="table-column">
      <style:table-column-properties style:rel-column-width="16383*"/>
    </style:style>
    <style:style style:name="Таблица48.B" style:family="table-column">
      <style:table-column-properties style:rel-column-width="49152*"/>
    </style:style>
    <style:style style:name="Таблица48.1" style:family="table-row">
      <style:table-row-properties fo:keep-together="always"/>
    </style:style>
    <style:style style:name="Таблица48.A1" style:family="table-cell">
      <style:table-cell-properties style:vertical-align="bottom" fo:padding="0cm" fo:border-left="0.05pt solid #000000" fo:border-right="none" fo:border-top="0.05pt solid #000000" fo:border-bottom="0.05pt solid #000000"/>
    </style:style>
    <style:style style:name="Таблица48.B1.1" style:family="table-column">
      <style:table-column-properties style:rel-column-width="16384*"/>
    </style:style>
    <style:style style:name="Таблица48.B1.1" style:family="table-row">
      <style:table-row-properties style:row-height="1cm" fo:keep-together="always"/>
    </style:style>
    <style:style style:name="Таблица48.B1.1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48.B1.2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48.B1.3.1" style:family="table-cell">
      <style:table-cell-properties fo:padding="0cm" fo:border="0.05pt solid #000000"/>
    </style:style>
    <style:style style:name="Таблица48.B1.2" style:family="table-row">
      <style:table-row-properties style:row-height="1.499cm" fo:keep-together="always"/>
    </style:style>
    <style:style style:name="Таблица48.B1.1.2" style:family="table-cell">
      <style:table-cell-properties fo:padding="0cm" fo:border-left="0.05pt solid #000000" fo:border-right="none" fo:border-top="none" fo:border-bottom="0.05pt solid #000000"/>
    </style:style>
    <style:style style:name="Таблица48.B1.2.2" style:family="table-cell">
      <style:table-cell-properties fo:padding="0cm" fo:border-left="0.05pt solid #000000" fo:border-right="none" fo:border-top="none" fo:border-bottom="0.05pt solid #000000"/>
    </style:style>
    <style:style style:name="Таблица48.B1.3.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48.B1.3" style:family="table-row">
      <style:table-row-properties style:row-height="2cm" fo:keep-together="always"/>
    </style:style>
    <style:style style:name="Таблица48.B1.1.3" style:family="table-cell">
      <style:table-cell-properties fo:padding="0cm" fo:border-left="0.05pt solid #000000" fo:border-right="none" fo:border-top="none" fo:border-bottom="0.05pt solid #000000"/>
    </style:style>
    <style:style style:name="Таблица48.B1.2.3" style:family="table-cell">
      <style:table-cell-properties fo:padding="0cm" fo:border-left="0.05pt solid #000000" fo:border-right="none" fo:border-top="none" fo:border-bottom="0.05pt solid #000000"/>
    </style:style>
    <style:style style:name="Таблица48.B1.3.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48.B1.1.4" style:family="table-cell">
      <style:table-cell-properties fo:padding="0cm" fo:border-left="0.05pt solid #000000" fo:border-right="none" fo:border-top="none" fo:border-bottom="0.05pt solid #000000"/>
    </style:style>
    <style:style style:name="Таблица48.B1.2.4" style:family="table-cell">
      <style:table-cell-properties fo:padding="0cm" fo:border-left="0.05pt solid #000000" fo:border-right="none" fo:border-top="none" fo:border-bottom="0.05pt solid #000000"/>
    </style:style>
    <style:style style:name="Таблица48.B1.3.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46.C2.2" style:family="table-column">
      <style:table-column-properties style:rel-column-width="5328*"/>
    </style:style>
    <style:style style:name="Таблица46.C2.3" style:family="table-column">
      <style:table-column-properties style:rel-column-width="7037*"/>
    </style:style>
    <style:style style:name="Таблица46.C2.3.2" style:family="table-cell" style:data-style-name="N0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43" style:family="table">
      <style:table-properties table:align="margins" style:may-break-between-rows="false"/>
    </style:style>
    <style:style style:name="Таблица43.A" style:family="table-column">
      <style:table-column-properties style:rel-column-width="23049*"/>
    </style:style>
    <style:style style:name="Таблица43.B" style:family="table-column">
      <style:table-column-properties style:rel-column-width="24806*"/>
    </style:style>
    <style:style style:name="Таблица43.C" style:family="table-column">
      <style:table-column-properties style:rel-column-width="17680*"/>
    </style:style>
    <style:style style:name="Таблица43.A1.1" style:family="table-column">
      <style:table-column-properties style:rel-column-width="3551*"/>
    </style:style>
    <style:style style:name="Таблица43.A1.2" style:family="table-column">
      <style:table-column-properties style:rel-column-width="3545*"/>
    </style:style>
    <style:style style:name="Таблица43.A1.5" style:family="table-column">
      <style:table-column-properties style:rel-column-width="5315*"/>
    </style:style>
    <style:style style:name="Таблица43.A1.6" style:family="table-column">
      <style:table-column-properties style:rel-column-width="3548*"/>
    </style:style>
    <style:style style:name="Таблица43.A1.1" style:family="table-row">
      <style:table-row-properties style:row-height="0.499cm"/>
    </style:style>
    <style:style style:name="Таблица43.A1.1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44" style:family="table">
      <style:table-properties table:align="margins"/>
    </style:style>
    <style:style style:name="Таблица44.A" style:family="table-column">
      <style:table-column-properties style:rel-column-width="27451*"/>
    </style:style>
    <style:style style:name="Таблица44.B" style:family="table-column">
      <style:table-column-properties style:rel-column-width="38084*"/>
    </style:style>
    <style:style style:name="Таблица44.1" style:family="table-row">
      <style:table-row-properties style:row-height="2.499cm" fo:keep-together="always"/>
    </style:style>
    <style:style style:name="Таблица44.A1" style:family="table-cell">
      <style:table-cell-properties style:vertical-align="middle" fo:padding="0cm" fo:border-left="1pt solid #000000" fo:border-right="none" fo:border-top="1pt solid #000000" fo:border-bottom="1pt solid #000000"/>
    </style:style>
    <style:style style:name="Таблица44.B1" style:family="table-cell">
      <style:table-cell-properties style:vertical-align="middle" fo:padding="0cm" fo:border="1pt solid #000000"/>
    </style:style>
    <style:style style:name="Таблица44.2" style:family="table-row">
      <style:table-row-properties style:row-height="3.5cm" fo:keep-together="always"/>
    </style:style>
    <style:style style:name="Таблица44.A2" style:family="table-cell">
      <style:table-cell-properties style:vertical-align="middle" fo:padding="0cm" fo:border-left="1pt solid #000000" fo:border-right="none" fo:border-top="none" fo:border-bottom="1pt solid #000000"/>
    </style:style>
    <style:style style:name="Таблица44.B2" style:family="table-cell">
      <style:table-cell-properties fo:padding="0cm" fo:border-left="1pt solid #000000" fo:border-right="1pt solid #000000" fo:border-top="none" fo:border-bottom="1pt solid #000000"/>
    </style:style>
    <style:style style:name="Таблица44.B3" style:family="table-cell">
      <style:table-cell-properties style:vertical-align="middle" fo:padding="0cm" fo:border-left="1pt solid #000000" fo:border-right="1pt solid #000000" fo:border-top="none" fo:border-bottom="1pt solid #000000"/>
    </style:style>
    <style:style style:name="Таблица43.A1.1.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43.B1.1" style:family="table-column">
      <style:table-column-properties style:rel-column-width="42486*"/>
    </style:style>
    <style:style style:name="Таблица43.B1.1" style:family="table-row">
      <style:table-row-properties style:row-height="1cm"/>
    </style:style>
    <style:style style:name="Таблица43.B1.1.1" style:family="table-cell">
      <style:table-cell-properties style:vertical-align="middle" fo:padding="0cm" fo:border="0.5pt solid #000000"/>
    </style:style>
    <style:style style:name="Таблица43.B1.2" style:family="table-row">
      <style:table-row-properties style:row-height="1.499cm"/>
    </style:style>
    <style:style style:name="Таблица43.B1.1.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43.A2.1" style:family="table-column">
      <style:table-column-properties style:rel-column-width="7097*"/>
    </style:style>
    <style:style style:name="Таблица43.A2.2" style:family="table-column">
      <style:table-column-properties style:rel-column-width="7091*"/>
    </style:style>
    <style:style style:name="Таблица43.A2.4" style:family="table-column">
      <style:table-column-properties style:rel-column-width="3546*"/>
    </style:style>
    <style:style style:name="Таблица43.A2.1.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43.C2.2" style:family="table-column">
      <style:table-column-properties style:rel-column-width="5328*"/>
    </style:style>
    <style:style style:name="Таблица43.C2.3" style:family="table-column">
      <style:table-column-properties style:rel-column-width="7037*"/>
    </style:style>
    <style:style style:name="Таблица43.C2.3.2" style:family="table-cell" style:data-style-name="N0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41" style:family="table">
      <style:table-properties style:width="18.489cm" table:align="left" style:may-break-between-rows="false"/>
    </style:style>
    <style:style style:name="Таблица41.A" style:family="table-column">
      <style:table-column-properties style:column-width="6.505cm"/>
    </style:style>
    <style:style style:name="Таблица41.B" style:family="table-column">
      <style:table-column-properties style:column-width="10.506cm"/>
    </style:style>
    <style:style style:name="Таблица41.C" style:family="table-column">
      <style:table-column-properties style:column-width="1.478cm"/>
    </style:style>
    <style:style style:name="Таблица41.A1.1" style:family="table-column">
      <style:table-column-properties style:column-width="1.002cm"/>
    </style:style>
    <style:style style:name="Таблица41.A1.2" style:family="table-column">
      <style:table-column-properties style:column-width="1cm"/>
    </style:style>
    <style:style style:name="Таблица41.A1.5" style:family="table-column">
      <style:table-column-properties style:column-width="1.499cm"/>
    </style:style>
    <style:style style:name="Таблица41.A1.6" style:family="table-column">
      <style:table-column-properties style:column-width="1.004cm"/>
    </style:style>
    <style:style style:name="Таблица41.A1.1" style:family="table-row">
      <style:table-row-properties style:row-height="0.499cm"/>
    </style:style>
    <style:style style:name="Таблица41.A1.1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42" style:family="table">
      <style:table-properties table:align="margins"/>
    </style:style>
    <style:style style:name="Таблица42.A" style:family="table-column">
      <style:table-column-properties style:rel-column-width="27451*"/>
    </style:style>
    <style:style style:name="Таблица42.B" style:family="table-column">
      <style:table-column-properties style:rel-column-width="38084*"/>
    </style:style>
    <style:style style:name="Таблица42.1" style:family="table-row">
      <style:table-row-properties style:row-height="2.499cm" fo:keep-together="always"/>
    </style:style>
    <style:style style:name="Таблица42.A1" style:family="table-cell">
      <style:table-cell-properties style:vertical-align="middle" fo:padding="0cm" fo:border-left="1pt solid #000000" fo:border-right="none" fo:border-top="1pt solid #000000" fo:border-bottom="1pt solid #000000"/>
    </style:style>
    <style:style style:name="Таблица42.B1" style:family="table-cell">
      <style:table-cell-properties style:vertical-align="middle" fo:padding="0cm" fo:border="1pt solid #000000"/>
    </style:style>
    <style:style style:name="Таблица42.2" style:family="table-row">
      <style:table-row-properties style:row-height="3.5cm" fo:keep-together="always"/>
    </style:style>
    <style:style style:name="Таблица42.A2" style:family="table-cell">
      <style:table-cell-properties style:vertical-align="middle" fo:padding="0cm" fo:border-left="1pt solid #000000" fo:border-right="none" fo:border-top="none" fo:border-bottom="1pt solid #000000"/>
    </style:style>
    <style:style style:name="Таблица42.B2" style:family="table-cell">
      <style:table-cell-properties fo:padding="0cm" fo:border-left="1pt solid #000000" fo:border-right="1pt solid #000000" fo:border-top="none" fo:border-bottom="1pt solid #000000"/>
    </style:style>
    <style:style style:name="Таблица42.B3" style:family="table-cell">
      <style:table-cell-properties style:vertical-align="middle" fo:padding="0cm" fo:border-left="1pt solid #000000" fo:border-right="1pt solid #000000" fo:border-top="none" fo:border-bottom="1pt solid #000000"/>
    </style:style>
    <style:style style:name="Таблица41.A1.1.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41.C1.1.1" style:family="table-cell">
      <style:table-cell-properties style:vertical-align="middle" fo:padding="0cm" fo:border="0.5pt solid #000000"/>
    </style:style>
    <style:style style:name="Таблица41.C1.2" style:family="table-row">
      <style:table-row-properties style:row-height="1cm"/>
    </style:style>
    <style:style style:name="Таблица41.C1.1.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54" style:family="table">
      <style:table-properties table:align="margins" style:may-break-between-rows="false"/>
    </style:style>
    <style:style style:name="Таблица54.A" style:family="table-column">
      <style:table-column-properties style:rel-column-width="23049*"/>
    </style:style>
    <style:style style:name="Таблица54.B" style:family="table-column">
      <style:table-column-properties style:rel-column-width="24806*"/>
    </style:style>
    <style:style style:name="Таблица54.C" style:family="table-column">
      <style:table-column-properties style:rel-column-width="17680*"/>
    </style:style>
    <style:style style:name="Таблица54.A1.1" style:family="table-column">
      <style:table-column-properties style:rel-column-width="3551*"/>
    </style:style>
    <style:style style:name="Таблица54.A1.2" style:family="table-column">
      <style:table-column-properties style:rel-column-width="3545*"/>
    </style:style>
    <style:style style:name="Таблица54.A1.5" style:family="table-column">
      <style:table-column-properties style:rel-column-width="5315*"/>
    </style:style>
    <style:style style:name="Таблица54.A1.6" style:family="table-column">
      <style:table-column-properties style:rel-column-width="3548*"/>
    </style:style>
    <style:style style:name="Таблица54.A1.1" style:family="table-row">
      <style:table-row-properties style:row-height="0.499cm"/>
    </style:style>
    <style:style style:name="Таблица54.A1.1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55" style:family="table">
      <style:table-properties table:align="margins"/>
    </style:style>
    <style:style style:name="Таблица55.A" style:family="table-column">
      <style:table-column-properties style:rel-column-width="27451*"/>
    </style:style>
    <style:style style:name="Таблица55.B" style:family="table-column">
      <style:table-column-properties style:rel-column-width="38084*"/>
    </style:style>
    <style:style style:name="Таблица55.1" style:family="table-row">
      <style:table-row-properties style:row-height="2.499cm" fo:keep-together="always"/>
    </style:style>
    <style:style style:name="Таблица55.A1" style:family="table-cell">
      <style:table-cell-properties style:vertical-align="middle" fo:padding="0cm" fo:border-left="1pt solid #000000" fo:border-right="none" fo:border-top="1pt solid #000000" fo:border-bottom="1pt solid #000000"/>
    </style:style>
    <style:style style:name="Таблица55.B1" style:family="table-cell">
      <style:table-cell-properties style:vertical-align="middle" fo:padding="0cm" fo:border="1pt solid #000000"/>
    </style:style>
    <style:style style:name="Таблица55.2" style:family="table-row">
      <style:table-row-properties style:row-height="3.5cm" fo:keep-together="always"/>
    </style:style>
    <style:style style:name="Таблица55.A2" style:family="table-cell">
      <style:table-cell-properties style:vertical-align="middle" fo:padding="0cm" fo:border-left="1pt solid #000000" fo:border-right="none" fo:border-top="none" fo:border-bottom="1pt solid #000000"/>
    </style:style>
    <style:style style:name="Таблица55.B2" style:family="table-cell">
      <style:table-cell-properties fo:padding="0cm" fo:border-left="1pt solid #000000" fo:border-right="1pt solid #000000" fo:border-top="none" fo:border-bottom="1pt solid #000000"/>
    </style:style>
    <style:style style:name="Таблица55.B3" style:family="table-cell">
      <style:table-cell-properties style:vertical-align="middle" fo:padding="0cm" fo:border-left="1pt solid #000000" fo:border-right="1pt solid #000000" fo:border-top="none" fo:border-bottom="1pt solid #000000"/>
    </style:style>
    <style:style style:name="Таблица54.A1.1.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54.B1" style:family="table-cell">
      <style:table-cell-properties style:vertical-align="middle" fo:padding="0cm" fo:border="0.5pt solid #000000"/>
    </style:style>
    <style:style style:name="Таблица54.A2.1" style:family="table-column">
      <style:table-column-properties style:rel-column-width="7097*"/>
    </style:style>
    <style:style style:name="Таблица54.A2.2" style:family="table-column">
      <style:table-column-properties style:rel-column-width="7091*"/>
    </style:style>
    <style:style style:name="Таблица54.A2.4" style:family="table-column">
      <style:table-column-properties style:rel-column-width="3546*"/>
    </style:style>
    <style:style style:name="Таблица54.A2.1.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57" style:family="table">
      <style:table-properties table:align="margins"/>
    </style:style>
    <style:style style:name="Таблица57.A" style:family="table-column">
      <style:table-column-properties style:rel-column-width="16383*"/>
    </style:style>
    <style:style style:name="Таблица57.B" style:family="table-column">
      <style:table-column-properties style:rel-column-width="49152*"/>
    </style:style>
    <style:style style:name="Таблица57.1" style:family="table-row">
      <style:table-row-properties fo:keep-together="always"/>
    </style:style>
    <style:style style:name="Таблица57.A1" style:family="table-cell">
      <style:table-cell-properties style:vertical-align="bottom" fo:padding="0cm" fo:border-left="0.05pt solid #000000" fo:border-right="none" fo:border-top="0.05pt solid #000000" fo:border-bottom="0.05pt solid #000000"/>
    </style:style>
    <style:style style:name="Таблица57.B1.1" style:family="table-column">
      <style:table-column-properties style:rel-column-width="16384*"/>
    </style:style>
    <style:style style:name="Таблица57.B1.1" style:family="table-row">
      <style:table-row-properties style:row-height="1cm" fo:keep-together="always"/>
    </style:style>
    <style:style style:name="Таблица57.B1.1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57.B1.2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57.B1.3.1" style:family="table-cell">
      <style:table-cell-properties fo:padding="0cm" fo:border="0.05pt solid #000000"/>
    </style:style>
    <style:style style:name="Таблица57.B1.2" style:family="table-row">
      <style:table-row-properties style:row-height="1.499cm" fo:keep-together="always"/>
    </style:style>
    <style:style style:name="Таблица57.B1.1.2" style:family="table-cell">
      <style:table-cell-properties fo:padding="0cm" fo:border-left="0.05pt solid #000000" fo:border-right="none" fo:border-top="none" fo:border-bottom="0.05pt solid #000000"/>
    </style:style>
    <style:style style:name="Таблица57.B1.2.2" style:family="table-cell">
      <style:table-cell-properties fo:padding="0cm" fo:border-left="0.05pt solid #000000" fo:border-right="none" fo:border-top="none" fo:border-bottom="0.05pt solid #000000"/>
    </style:style>
    <style:style style:name="Таблица57.B1.3.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57.B1.3" style:family="table-row">
      <style:table-row-properties style:row-height="2cm" fo:keep-together="always"/>
    </style:style>
    <style:style style:name="Таблица57.B1.1.3" style:family="table-cell">
      <style:table-cell-properties fo:padding="0cm" fo:border-left="0.05pt solid #000000" fo:border-right="none" fo:border-top="none" fo:border-bottom="0.05pt solid #000000"/>
    </style:style>
    <style:style style:name="Таблица57.B1.2.3" style:family="table-cell">
      <style:table-cell-properties fo:padding="0cm" fo:border-left="0.05pt solid #000000" fo:border-right="none" fo:border-top="none" fo:border-bottom="0.05pt solid #000000"/>
    </style:style>
    <style:style style:name="Таблица57.B1.3.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57.B1.1.4" style:family="table-cell">
      <style:table-cell-properties fo:padding="0cm" fo:border-left="0.05pt solid #000000" fo:border-right="none" fo:border-top="none" fo:border-bottom="0.05pt solid #000000"/>
    </style:style>
    <style:style style:name="Таблица57.B1.2.4" style:family="table-cell">
      <style:table-cell-properties fo:padding="0cm" fo:border-left="0.05pt solid #000000" fo:border-right="none" fo:border-top="none" fo:border-bottom="0.05pt solid #000000"/>
    </style:style>
    <style:style style:name="Таблица57.B1.3.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54.C2.2" style:family="table-column">
      <style:table-column-properties style:rel-column-width="5328*"/>
    </style:style>
    <style:style style:name="Таблица54.C2.3" style:family="table-column">
      <style:table-column-properties style:rel-column-width="7037*"/>
    </style:style>
    <style:style style:name="Таблица54.C2.3.2" style:family="table-cell" style:data-style-name="N0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54.C2.3" style:family="table-row">
      <style:table-row-properties style:row-height="1.499cm"/>
    </style:style>
    <style:style style:name="Таблица54.C2.1.3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60" style:family="table">
      <style:table-properties style:width="17.39cm" table:align="left" style:may-break-between-rows="false"/>
    </style:style>
    <style:style style:name="Таблица60.A" style:family="table-column">
      <style:table-column-properties style:column-width="11.815cm"/>
    </style:style>
    <style:style style:name="Таблица60.B" style:family="table-column">
      <style:table-column-properties style:column-width="5.576cm"/>
    </style:style>
    <style:style style:name="Таблица60.1" style:family="table-row">
      <style:table-row-properties style:min-row-height="3.272cm"/>
    </style:style>
    <style:style style:name="Таблица60.A1" style:family="table-cell">
      <style:table-cell-properties fo:padding="0.097cm" fo:border="none"/>
    </style:style>
    <style:style style:name="Таблица63" style:family="table">
      <style:table-properties table:align="margins" style:may-break-between-rows="false"/>
    </style:style>
    <style:style style:name="Таблица63.A" style:family="table-column">
      <style:table-column-properties style:rel-column-width="23049*"/>
    </style:style>
    <style:style style:name="Таблица63.B" style:family="table-column">
      <style:table-column-properties style:rel-column-width="24806*"/>
    </style:style>
    <style:style style:name="Таблица63.C" style:family="table-column">
      <style:table-column-properties style:rel-column-width="17680*"/>
    </style:style>
    <style:style style:name="Таблица63.A1.1" style:family="table-column">
      <style:table-column-properties style:rel-column-width="3551*"/>
    </style:style>
    <style:style style:name="Таблица63.A1.2" style:family="table-column">
      <style:table-column-properties style:rel-column-width="3545*"/>
    </style:style>
    <style:style style:name="Таблица63.A1.5" style:family="table-column">
      <style:table-column-properties style:rel-column-width="5315*"/>
    </style:style>
    <style:style style:name="Таблица63.A1.6" style:family="table-column">
      <style:table-column-properties style:rel-column-width="3548*"/>
    </style:style>
    <style:style style:name="Таблица63.A1.1" style:family="table-row">
      <style:table-row-properties style:row-height="0.499cm"/>
    </style:style>
    <style:style style:name="Таблица63.A1.1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64" style:family="table">
      <style:table-properties table:align="margins"/>
    </style:style>
    <style:style style:name="Таблица64.A" style:family="table-column">
      <style:table-column-properties style:rel-column-width="27451*"/>
    </style:style>
    <style:style style:name="Таблица64.B" style:family="table-column">
      <style:table-column-properties style:rel-column-width="38084*"/>
    </style:style>
    <style:style style:name="Таблица64.1" style:family="table-row">
      <style:table-row-properties style:row-height="2.499cm" fo:keep-together="always"/>
    </style:style>
    <style:style style:name="Таблица64.A1" style:family="table-cell">
      <style:table-cell-properties style:vertical-align="middle" fo:padding="0cm" fo:border-left="1pt solid #000000" fo:border-right="none" fo:border-top="1pt solid #000000" fo:border-bottom="1pt solid #000000"/>
    </style:style>
    <style:style style:name="Таблица64.B1" style:family="table-cell">
      <style:table-cell-properties style:vertical-align="middle" fo:padding="0cm" fo:border="1pt solid #000000"/>
    </style:style>
    <style:style style:name="Таблица64.2" style:family="table-row">
      <style:table-row-properties style:row-height="3.5cm" fo:keep-together="always"/>
    </style:style>
    <style:style style:name="Таблица64.A2" style:family="table-cell">
      <style:table-cell-properties style:vertical-align="middle" fo:padding="0cm" fo:border-left="1pt solid #000000" fo:border-right="none" fo:border-top="none" fo:border-bottom="1pt solid #000000"/>
    </style:style>
    <style:style style:name="Таблица64.B2" style:family="table-cell">
      <style:table-cell-properties fo:padding="0cm" fo:border-left="1pt solid #000000" fo:border-right="1pt solid #000000" fo:border-top="none" fo:border-bottom="1pt solid #000000"/>
    </style:style>
    <style:style style:name="Таблица64.B3" style:family="table-cell">
      <style:table-cell-properties style:vertical-align="middle" fo:padding="0cm" fo:border-left="1pt solid #000000" fo:border-right="1pt solid #000000" fo:border-top="none" fo:border-bottom="1pt solid #000000"/>
    </style:style>
    <style:style style:name="Таблица63.A1.1.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63.B1" style:family="table-cell">
      <style:table-cell-properties style:vertical-align="middle" fo:padding="0cm" fo:border="0.5pt solid #000000"/>
    </style:style>
    <style:style style:name="Таблица63.A2.1" style:family="table-column">
      <style:table-column-properties style:rel-column-width="7097*"/>
    </style:style>
    <style:style style:name="Таблица63.A2.2" style:family="table-column">
      <style:table-column-properties style:rel-column-width="7091*"/>
    </style:style>
    <style:style style:name="Таблица63.A2.4" style:family="table-column">
      <style:table-column-properties style:rel-column-width="3546*"/>
    </style:style>
    <style:style style:name="Таблица63.A2.1.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63.C2.2" style:family="table-column">
      <style:table-column-properties style:rel-column-width="5328*"/>
    </style:style>
    <style:style style:name="Таблица63.C2.3" style:family="table-column">
      <style:table-column-properties style:rel-column-width="7037*"/>
    </style:style>
    <style:style style:name="Таблица63.C2.3.2" style:family="table-cell" style:data-style-name="N0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63.C2.3" style:family="table-row">
      <style:table-row-properties style:row-height="1.499cm"/>
    </style:style>
    <style:style style:name="Таблица63.C2.1.3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66" style:family="table">
      <style:table-properties style:width="17.39cm" table:align="left" style:may-break-between-rows="false"/>
    </style:style>
    <style:style style:name="Таблица66.A" style:family="table-column">
      <style:table-column-properties style:column-width="11.815cm"/>
    </style:style>
    <style:style style:name="Таблица66.B" style:family="table-column">
      <style:table-column-properties style:column-width="5.576cm"/>
    </style:style>
    <style:style style:name="Таблица66.1" style:family="table-row">
      <style:table-row-properties style:min-row-height="3.272cm"/>
    </style:style>
    <style:style style:name="Таблица66.A1" style:family="table-cell">
      <style:table-cell-properties fo:padding="0.097cm" fo:border="none"/>
    </style:style>
    <style:style style:name="Таблица69" style:family="table">
      <style:table-properties table:align="margins" style:may-break-between-rows="false"/>
    </style:style>
    <style:style style:name="Таблица69.A" style:family="table-column">
      <style:table-column-properties style:rel-column-width="23049*"/>
    </style:style>
    <style:style style:name="Таблица69.B" style:family="table-column">
      <style:table-column-properties style:rel-column-width="24806*"/>
    </style:style>
    <style:style style:name="Таблица69.C" style:family="table-column">
      <style:table-column-properties style:rel-column-width="17680*"/>
    </style:style>
    <style:style style:name="Таблица69.A1.1" style:family="table-column">
      <style:table-column-properties style:rel-column-width="3551*"/>
    </style:style>
    <style:style style:name="Таблица69.A1.2" style:family="table-column">
      <style:table-column-properties style:rel-column-width="3545*"/>
    </style:style>
    <style:style style:name="Таблица69.A1.5" style:family="table-column">
      <style:table-column-properties style:rel-column-width="5315*"/>
    </style:style>
    <style:style style:name="Таблица69.A1.6" style:family="table-column">
      <style:table-column-properties style:rel-column-width="3548*"/>
    </style:style>
    <style:style style:name="Таблица69.A1.1" style:family="table-row">
      <style:table-row-properties style:row-height="0.499cm"/>
    </style:style>
    <style:style style:name="Таблица69.A1.1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70" style:family="table">
      <style:table-properties table:align="margins"/>
    </style:style>
    <style:style style:name="Таблица70.A" style:family="table-column">
      <style:table-column-properties style:rel-column-width="27451*"/>
    </style:style>
    <style:style style:name="Таблица70.B" style:family="table-column">
      <style:table-column-properties style:rel-column-width="38084*"/>
    </style:style>
    <style:style style:name="Таблица70.1" style:family="table-row">
      <style:table-row-properties style:row-height="2.499cm" fo:keep-together="always"/>
    </style:style>
    <style:style style:name="Таблица70.A1" style:family="table-cell">
      <style:table-cell-properties style:vertical-align="middle" fo:padding="0cm" fo:border-left="1pt solid #000000" fo:border-right="none" fo:border-top="1pt solid #000000" fo:border-bottom="1pt solid #000000"/>
    </style:style>
    <style:style style:name="Таблица70.B1" style:family="table-cell">
      <style:table-cell-properties style:vertical-align="middle" fo:padding="0cm" fo:border="1pt solid #000000"/>
    </style:style>
    <style:style style:name="Таблица70.2" style:family="table-row">
      <style:table-row-properties style:row-height="3.5cm" fo:keep-together="always"/>
    </style:style>
    <style:style style:name="Таблица70.A2" style:family="table-cell">
      <style:table-cell-properties style:vertical-align="middle" fo:padding="0cm" fo:border-left="1pt solid #000000" fo:border-right="none" fo:border-top="none" fo:border-bottom="1pt solid #000000"/>
    </style:style>
    <style:style style:name="Таблица70.B2" style:family="table-cell">
      <style:table-cell-properties fo:padding="0cm" fo:border-left="1pt solid #000000" fo:border-right="1pt solid #000000" fo:border-top="none" fo:border-bottom="1pt solid #000000"/>
    </style:style>
    <style:style style:name="Таблица70.B3" style:family="table-cell">
      <style:table-cell-properties style:vertical-align="middle" fo:padding="0cm" fo:border-left="1pt solid #000000" fo:border-right="1pt solid #000000" fo:border-top="none" fo:border-bottom="1pt solid #000000"/>
    </style:style>
    <style:style style:name="Таблица69.A1.1.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69.B1" style:family="table-cell">
      <style:table-cell-properties style:vertical-align="middle" fo:padding="0cm" fo:border="0.5pt solid #000000"/>
    </style:style>
    <style:style style:name="Таблица69.A2.1" style:family="table-column">
      <style:table-column-properties style:rel-column-width="7097*"/>
    </style:style>
    <style:style style:name="Таблица69.A2.2" style:family="table-column">
      <style:table-column-properties style:rel-column-width="7091*"/>
    </style:style>
    <style:style style:name="Таблица69.A2.4" style:family="table-column">
      <style:table-column-properties style:rel-column-width="3546*"/>
    </style:style>
    <style:style style:name="Таблица69.A2.1.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71" style:family="table">
      <style:table-properties table:align="margins"/>
    </style:style>
    <style:style style:name="Таблица71.A" style:family="table-column">
      <style:table-column-properties style:rel-column-width="16383*"/>
    </style:style>
    <style:style style:name="Таблица71.B" style:family="table-column">
      <style:table-column-properties style:rel-column-width="49152*"/>
    </style:style>
    <style:style style:name="Таблица71.1" style:family="table-row">
      <style:table-row-properties fo:keep-together="always"/>
    </style:style>
    <style:style style:name="Таблица71.A1" style:family="table-cell">
      <style:table-cell-properties style:vertical-align="bottom" fo:padding="0cm" fo:border-left="0.05pt solid #000000" fo:border-right="none" fo:border-top="0.05pt solid #000000" fo:border-bottom="0.05pt solid #000000"/>
    </style:style>
    <style:style style:name="Таблица71.B1.1" style:family="table-column">
      <style:table-column-properties style:rel-column-width="16384*"/>
    </style:style>
    <style:style style:name="Таблица71.B1.1" style:family="table-row">
      <style:table-row-properties style:row-height="1cm" fo:keep-together="always"/>
    </style:style>
    <style:style style:name="Таблица71.B1.1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71.B1.2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71.B1.3.1" style:family="table-cell">
      <style:table-cell-properties fo:padding="0cm" fo:border="0.05pt solid #000000"/>
    </style:style>
    <style:style style:name="Таблица71.B1.2" style:family="table-row">
      <style:table-row-properties style:row-height="1.499cm" fo:keep-together="always"/>
    </style:style>
    <style:style style:name="Таблица71.B1.1.2" style:family="table-cell">
      <style:table-cell-properties fo:padding="0cm" fo:border-left="0.05pt solid #000000" fo:border-right="none" fo:border-top="none" fo:border-bottom="0.05pt solid #000000"/>
    </style:style>
    <style:style style:name="Таблица71.B1.2.2" style:family="table-cell">
      <style:table-cell-properties fo:padding="0cm" fo:border-left="0.05pt solid #000000" fo:border-right="none" fo:border-top="none" fo:border-bottom="0.05pt solid #000000"/>
    </style:style>
    <style:style style:name="Таблица71.B1.3.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71.B1.3" style:family="table-row">
      <style:table-row-properties style:row-height="2cm" fo:keep-together="always"/>
    </style:style>
    <style:style style:name="Таблица71.B1.1.3" style:family="table-cell">
      <style:table-cell-properties fo:padding="0cm" fo:border-left="0.05pt solid #000000" fo:border-right="none" fo:border-top="none" fo:border-bottom="0.05pt solid #000000"/>
    </style:style>
    <style:style style:name="Таблица71.B1.2.3" style:family="table-cell">
      <style:table-cell-properties fo:padding="0cm" fo:border-left="0.05pt solid #000000" fo:border-right="none" fo:border-top="none" fo:border-bottom="0.05pt solid #000000"/>
    </style:style>
    <style:style style:name="Таблица71.B1.3.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71.B1.1.4" style:family="table-cell">
      <style:table-cell-properties fo:padding="0cm" fo:border-left="0.05pt solid #000000" fo:border-right="none" fo:border-top="none" fo:border-bottom="0.05pt solid #000000"/>
    </style:style>
    <style:style style:name="Таблица71.B1.2.4" style:family="table-cell">
      <style:table-cell-properties fo:padding="0cm" fo:border-left="0.05pt solid #000000" fo:border-right="none" fo:border-top="none" fo:border-bottom="0.05pt solid #000000"/>
    </style:style>
    <style:style style:name="Таблица71.B1.3.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69.C2.2" style:family="table-column">
      <style:table-column-properties style:rel-column-width="5328*"/>
    </style:style>
    <style:style style:name="Таблица69.C2.3" style:family="table-column">
      <style:table-column-properties style:rel-column-width="7037*"/>
    </style:style>
    <style:style style:name="Таблица69.C2.3.2" style:family="table-cell" style:data-style-name="N0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69.C2.3" style:family="table-row">
      <style:table-row-properties style:row-height="1.499cm"/>
    </style:style>
    <style:style style:name="Таблица69.C2.1.3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65" style:family="table">
      <style:table-properties table:align="margins" style:may-break-between-rows="false"/>
    </style:style>
    <style:style style:name="Таблица65.A" style:family="table-column">
      <style:table-column-properties style:rel-column-width="23049*"/>
    </style:style>
    <style:style style:name="Таблица65.B" style:family="table-column">
      <style:table-column-properties style:rel-column-width="24806*"/>
    </style:style>
    <style:style style:name="Таблица65.C" style:family="table-column">
      <style:table-column-properties style:rel-column-width="17680*"/>
    </style:style>
    <style:style style:name="Таблица65.A1.1" style:family="table-column">
      <style:table-column-properties style:rel-column-width="3551*"/>
    </style:style>
    <style:style style:name="Таблица65.A1.2" style:family="table-column">
      <style:table-column-properties style:rel-column-width="3545*"/>
    </style:style>
    <style:style style:name="Таблица65.A1.5" style:family="table-column">
      <style:table-column-properties style:rel-column-width="5315*"/>
    </style:style>
    <style:style style:name="Таблица65.A1.6" style:family="table-column">
      <style:table-column-properties style:rel-column-width="3548*"/>
    </style:style>
    <style:style style:name="Таблица65.A1.1" style:family="table-row">
      <style:table-row-properties style:row-height="0.499cm"/>
    </style:style>
    <style:style style:name="Таблица65.A1.1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67" style:family="table">
      <style:table-properties table:align="margins"/>
    </style:style>
    <style:style style:name="Таблица67.A" style:family="table-column">
      <style:table-column-properties style:rel-column-width="27451*"/>
    </style:style>
    <style:style style:name="Таблица67.B" style:family="table-column">
      <style:table-column-properties style:rel-column-width="38084*"/>
    </style:style>
    <style:style style:name="Таблица67.1" style:family="table-row">
      <style:table-row-properties style:row-height="2.499cm" fo:keep-together="always"/>
    </style:style>
    <style:style style:name="Таблица67.A1" style:family="table-cell">
      <style:table-cell-properties style:vertical-align="middle" fo:padding="0cm" fo:border-left="1pt solid #000000" fo:border-right="none" fo:border-top="1pt solid #000000" fo:border-bottom="1pt solid #000000"/>
    </style:style>
    <style:style style:name="Таблица67.B1" style:family="table-cell">
      <style:table-cell-properties style:vertical-align="middle" fo:padding="0cm" fo:border="1pt solid #000000"/>
    </style:style>
    <style:style style:name="Таблица67.2" style:family="table-row">
      <style:table-row-properties style:row-height="3.5cm" fo:keep-together="always"/>
    </style:style>
    <style:style style:name="Таблица67.A2" style:family="table-cell">
      <style:table-cell-properties style:vertical-align="middle" fo:padding="0cm" fo:border-left="1pt solid #000000" fo:border-right="none" fo:border-top="none" fo:border-bottom="1pt solid #000000"/>
    </style:style>
    <style:style style:name="Таблица67.B2" style:family="table-cell">
      <style:table-cell-properties fo:padding="0cm" fo:border-left="1pt solid #000000" fo:border-right="1pt solid #000000" fo:border-top="none" fo:border-bottom="1pt solid #000000"/>
    </style:style>
    <style:style style:name="Таблица67.B3" style:family="table-cell">
      <style:table-cell-properties style:vertical-align="middle" fo:padding="0cm" fo:border-left="1pt solid #000000" fo:border-right="1pt solid #000000" fo:border-top="none" fo:border-bottom="1pt solid #000000"/>
    </style:style>
    <style:style style:name="Таблица65.A1.1.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65.B1" style:family="table-cell">
      <style:table-cell-properties style:vertical-align="middle" fo:padding="0cm" fo:border="0.5pt solid #000000"/>
    </style:style>
    <style:style style:name="Таблица65.A2.1" style:family="table-column">
      <style:table-column-properties style:rel-column-width="7097*"/>
    </style:style>
    <style:style style:name="Таблица65.A2.2" style:family="table-column">
      <style:table-column-properties style:rel-column-width="7091*"/>
    </style:style>
    <style:style style:name="Таблица65.A2.4" style:family="table-column">
      <style:table-column-properties style:rel-column-width="3546*"/>
    </style:style>
    <style:style style:name="Таблица65.A2.1.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65.C2.2" style:family="table-column">
      <style:table-column-properties style:rel-column-width="5328*"/>
    </style:style>
    <style:style style:name="Таблица65.C2.3" style:family="table-column">
      <style:table-column-properties style:rel-column-width="7037*"/>
    </style:style>
    <style:style style:name="Таблица65.C2.3.2" style:family="table-cell" style:data-style-name="N0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65.C2.3" style:family="table-row">
      <style:table-row-properties style:row-height="1.499cm"/>
    </style:style>
    <style:style style:name="Таблица65.C2.1.3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68" style:family="table">
      <style:table-properties table:align="margins" style:may-break-between-rows="false"/>
    </style:style>
    <style:style style:name="Таблица68.A" style:family="table-column">
      <style:table-column-properties style:rel-column-width="23049*"/>
    </style:style>
    <style:style style:name="Таблица68.B" style:family="table-column">
      <style:table-column-properties style:rel-column-width="24806*"/>
    </style:style>
    <style:style style:name="Таблица68.C" style:family="table-column">
      <style:table-column-properties style:rel-column-width="17680*"/>
    </style:style>
    <style:style style:name="Таблица68.A1.1" style:family="table-column">
      <style:table-column-properties style:rel-column-width="3551*"/>
    </style:style>
    <style:style style:name="Таблица68.A1.2" style:family="table-column">
      <style:table-column-properties style:rel-column-width="3545*"/>
    </style:style>
    <style:style style:name="Таблица68.A1.5" style:family="table-column">
      <style:table-column-properties style:rel-column-width="5315*"/>
    </style:style>
    <style:style style:name="Таблица68.A1.6" style:family="table-column">
      <style:table-column-properties style:rel-column-width="3548*"/>
    </style:style>
    <style:style style:name="Таблица68.A1.1" style:family="table-row">
      <style:table-row-properties style:row-height="0.499cm"/>
    </style:style>
    <style:style style:name="Таблица68.A1.1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72" style:family="table">
      <style:table-properties table:align="margins"/>
    </style:style>
    <style:style style:name="Таблица72.A" style:family="table-column">
      <style:table-column-properties style:rel-column-width="27451*"/>
    </style:style>
    <style:style style:name="Таблица72.B" style:family="table-column">
      <style:table-column-properties style:rel-column-width="38084*"/>
    </style:style>
    <style:style style:name="Таблица72.1" style:family="table-row">
      <style:table-row-properties style:row-height="2.499cm" fo:keep-together="always"/>
    </style:style>
    <style:style style:name="Таблица72.A1" style:family="table-cell">
      <style:table-cell-properties style:vertical-align="middle" fo:padding="0cm" fo:border-left="1pt solid #000000" fo:border-right="none" fo:border-top="1pt solid #000000" fo:border-bottom="1pt solid #000000"/>
    </style:style>
    <style:style style:name="Таблица72.B1" style:family="table-cell">
      <style:table-cell-properties style:vertical-align="middle" fo:padding="0cm" fo:border="1pt solid #000000"/>
    </style:style>
    <style:style style:name="Таблица72.2" style:family="table-row">
      <style:table-row-properties style:row-height="3.5cm" fo:keep-together="always"/>
    </style:style>
    <style:style style:name="Таблица72.A2" style:family="table-cell">
      <style:table-cell-properties style:vertical-align="middle" fo:padding="0cm" fo:border-left="1pt solid #000000" fo:border-right="none" fo:border-top="none" fo:border-bottom="1pt solid #000000"/>
    </style:style>
    <style:style style:name="Таблица72.B2" style:family="table-cell">
      <style:table-cell-properties fo:padding="0cm" fo:border-left="1pt solid #000000" fo:border-right="1pt solid #000000" fo:border-top="none" fo:border-bottom="1pt solid #000000"/>
    </style:style>
    <style:style style:name="Таблица72.B3" style:family="table-cell">
      <style:table-cell-properties style:vertical-align="middle" fo:padding="0cm" fo:border-left="1pt solid #000000" fo:border-right="1pt solid #000000" fo:border-top="none" fo:border-bottom="1pt solid #000000"/>
    </style:style>
    <style:style style:name="Таблица73" style:family="table">
      <style:table-properties table:align="margins"/>
    </style:style>
    <style:style style:name="Таблица73.A" style:family="table-column">
      <style:table-column-properties style:rel-column-width="16383*"/>
    </style:style>
    <style:style style:name="Таблица73.B" style:family="table-column">
      <style:table-column-properties style:rel-column-width="49152*"/>
    </style:style>
    <style:style style:name="Таблица73.1" style:family="table-row">
      <style:table-row-properties fo:keep-together="always"/>
    </style:style>
    <style:style style:name="Таблица73.A1" style:family="table-cell">
      <style:table-cell-properties style:vertical-align="bottom" fo:padding="0cm" fo:border-left="0.05pt solid #000000" fo:border-right="none" fo:border-top="0.05pt solid #000000" fo:border-bottom="0.05pt solid #000000"/>
    </style:style>
    <style:style style:name="Таблица73.B1.1" style:family="table-column">
      <style:table-column-properties style:rel-column-width="16384*"/>
    </style:style>
    <style:style style:name="Таблица73.B1.1" style:family="table-row">
      <style:table-row-properties style:row-height="1cm" fo:keep-together="always"/>
    </style:style>
    <style:style style:name="Таблица73.B1.1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73.B1.2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73.B1.3.1" style:family="table-cell">
      <style:table-cell-properties fo:padding="0cm" fo:border="0.05pt solid #000000"/>
    </style:style>
    <style:style style:name="Таблица73.B1.2" style:family="table-row">
      <style:table-row-properties style:row-height="1.499cm" fo:keep-together="always"/>
    </style:style>
    <style:style style:name="Таблица73.B1.1.2" style:family="table-cell">
      <style:table-cell-properties fo:padding="0cm" fo:border-left="0.05pt solid #000000" fo:border-right="none" fo:border-top="none" fo:border-bottom="0.05pt solid #000000"/>
    </style:style>
    <style:style style:name="Таблица73.B1.2.2" style:family="table-cell">
      <style:table-cell-properties fo:padding="0cm" fo:border-left="0.05pt solid #000000" fo:border-right="none" fo:border-top="none" fo:border-bottom="0.05pt solid #000000"/>
    </style:style>
    <style:style style:name="Таблица73.B1.3.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73.B1.3" style:family="table-row">
      <style:table-row-properties style:row-height="2cm" fo:keep-together="always"/>
    </style:style>
    <style:style style:name="Таблица73.B1.1.3" style:family="table-cell">
      <style:table-cell-properties fo:padding="0cm" fo:border-left="0.05pt solid #000000" fo:border-right="none" fo:border-top="none" fo:border-bottom="0.05pt solid #000000"/>
    </style:style>
    <style:style style:name="Таблица73.B1.2.3" style:family="table-cell">
      <style:table-cell-properties fo:padding="0cm" fo:border-left="0.05pt solid #000000" fo:border-right="none" fo:border-top="none" fo:border-bottom="0.05pt solid #000000"/>
    </style:style>
    <style:style style:name="Таблица73.B1.3.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73.B1.1.4" style:family="table-cell">
      <style:table-cell-properties fo:padding="0cm" fo:border-left="0.05pt solid #000000" fo:border-right="none" fo:border-top="none" fo:border-bottom="0.05pt solid #000000"/>
    </style:style>
    <style:style style:name="Таблица73.B1.2.4" style:family="table-cell">
      <style:table-cell-properties fo:padding="0cm" fo:border-left="0.05pt solid #000000" fo:border-right="none" fo:border-top="none" fo:border-bottom="0.05pt solid #000000"/>
    </style:style>
    <style:style style:name="Таблица73.B1.3.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68.A1.1.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68.B1.1" style:family="table-column">
      <style:table-column-properties style:rel-column-width="42486*"/>
    </style:style>
    <style:style style:name="Таблица68.B1.1" style:family="table-row">
      <style:table-row-properties style:row-height="1cm"/>
    </style:style>
    <style:style style:name="Таблица68.B1.1.1" style:family="table-cell">
      <style:table-cell-properties style:vertical-align="middle" fo:padding="0cm" fo:border="0.5pt solid #000000"/>
    </style:style>
    <style:style style:name="Таблица68.B1.2" style:family="table-row">
      <style:table-row-properties style:row-height="1.499cm"/>
    </style:style>
    <style:style style:name="Таблица68.B1.1.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68.A2.1" style:family="table-column">
      <style:table-column-properties style:rel-column-width="7097*"/>
    </style:style>
    <style:style style:name="Таблица68.A2.2" style:family="table-column">
      <style:table-column-properties style:rel-column-width="7091*"/>
    </style:style>
    <style:style style:name="Таблица68.A2.4" style:family="table-column">
      <style:table-column-properties style:rel-column-width="3546*"/>
    </style:style>
    <style:style style:name="Таблица68.A2.1.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68.C2.2" style:family="table-column">
      <style:table-column-properties style:rel-column-width="5328*"/>
    </style:style>
    <style:style style:name="Таблица68.C2.3" style:family="table-column">
      <style:table-column-properties style:rel-column-width="7037*"/>
    </style:style>
    <style:style style:name="Таблица68.C2.3.2" style:family="table-cell" style:data-style-name="N0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74" style:family="table">
      <style:table-properties table:align="margins" style:may-break-between-rows="false"/>
    </style:style>
    <style:style style:name="Таблица74.A" style:family="table-column">
      <style:table-column-properties style:rel-column-width="23049*"/>
    </style:style>
    <style:style style:name="Таблица74.B" style:family="table-column">
      <style:table-column-properties style:rel-column-width="24806*"/>
    </style:style>
    <style:style style:name="Таблица74.C" style:family="table-column">
      <style:table-column-properties style:rel-column-width="17680*"/>
    </style:style>
    <style:style style:name="Таблица74.A1.1" style:family="table-column">
      <style:table-column-properties style:rel-column-width="3551*"/>
    </style:style>
    <style:style style:name="Таблица74.A1.2" style:family="table-column">
      <style:table-column-properties style:rel-column-width="3545*"/>
    </style:style>
    <style:style style:name="Таблица74.A1.5" style:family="table-column">
      <style:table-column-properties style:rel-column-width="5315*"/>
    </style:style>
    <style:style style:name="Таблица74.A1.6" style:family="table-column">
      <style:table-column-properties style:rel-column-width="3548*"/>
    </style:style>
    <style:style style:name="Таблица74.A1.1" style:family="table-row">
      <style:table-row-properties style:row-height="0.499cm"/>
    </style:style>
    <style:style style:name="Таблица74.A1.1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75" style:family="table">
      <style:table-properties table:align="margins"/>
    </style:style>
    <style:style style:name="Таблица75.A" style:family="table-column">
      <style:table-column-properties style:rel-column-width="27451*"/>
    </style:style>
    <style:style style:name="Таблица75.B" style:family="table-column">
      <style:table-column-properties style:rel-column-width="38084*"/>
    </style:style>
    <style:style style:name="Таблица75.1" style:family="table-row">
      <style:table-row-properties style:row-height="2.499cm" fo:keep-together="always"/>
    </style:style>
    <style:style style:name="Таблица75.A1" style:family="table-cell">
      <style:table-cell-properties style:vertical-align="middle" fo:padding="0cm" fo:border-left="1pt solid #000000" fo:border-right="none" fo:border-top="1pt solid #000000" fo:border-bottom="1pt solid #000000"/>
    </style:style>
    <style:style style:name="Таблица75.B1" style:family="table-cell">
      <style:table-cell-properties style:vertical-align="middle" fo:padding="0cm" fo:border="1pt solid #000000"/>
    </style:style>
    <style:style style:name="Таблица75.2" style:family="table-row">
      <style:table-row-properties style:row-height="3.5cm" fo:keep-together="always"/>
    </style:style>
    <style:style style:name="Таблица75.A2" style:family="table-cell">
      <style:table-cell-properties style:vertical-align="middle" fo:padding="0cm" fo:border-left="1pt solid #000000" fo:border-right="none" fo:border-top="none" fo:border-bottom="1pt solid #000000"/>
    </style:style>
    <style:style style:name="Таблица75.B2" style:family="table-cell">
      <style:table-cell-properties fo:padding="0cm" fo:border-left="1pt solid #000000" fo:border-right="1pt solid #000000" fo:border-top="none" fo:border-bottom="1pt solid #000000"/>
    </style:style>
    <style:style style:name="Таблица75.B3" style:family="table-cell">
      <style:table-cell-properties style:vertical-align="middle" fo:padding="0cm" fo:border-left="1pt solid #000000" fo:border-right="1pt solid #000000" fo:border-top="none" fo:border-bottom="1pt solid #000000"/>
    </style:style>
    <style:style style:name="Таблица74.A1.1.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74.B1.1" style:family="table-column">
      <style:table-column-properties style:rel-column-width="42486*"/>
    </style:style>
    <style:style style:name="Таблица74.B1.1" style:family="table-row">
      <style:table-row-properties style:row-height="1cm"/>
    </style:style>
    <style:style style:name="Таблица74.B1.1.1" style:family="table-cell">
      <style:table-cell-properties style:vertical-align="middle" fo:padding="0cm" fo:border="0.5pt solid #000000"/>
    </style:style>
    <style:style style:name="Таблица74.B1.2" style:family="table-row">
      <style:table-row-properties style:row-height="1.499cm"/>
    </style:style>
    <style:style style:name="Таблица74.B1.1.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74.A2.1" style:family="table-column">
      <style:table-column-properties style:rel-column-width="7097*"/>
    </style:style>
    <style:style style:name="Таблица74.A2.2" style:family="table-column">
      <style:table-column-properties style:rel-column-width="7091*"/>
    </style:style>
    <style:style style:name="Таблица74.A2.4" style:family="table-column">
      <style:table-column-properties style:rel-column-width="3546*"/>
    </style:style>
    <style:style style:name="Таблица74.A2.1.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74.C2.2" style:family="table-column">
      <style:table-column-properties style:rel-column-width="5328*"/>
    </style:style>
    <style:style style:name="Таблица74.C2.3" style:family="table-column">
      <style:table-column-properties style:rel-column-width="7037*"/>
    </style:style>
    <style:style style:name="Таблица74.C2.3.2" style:family="table-cell" style:data-style-name="N0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76" style:family="table">
      <style:table-properties style:width="18.489cm" table:align="left" style:may-break-between-rows="false"/>
    </style:style>
    <style:style style:name="Таблица76.A" style:family="table-column">
      <style:table-column-properties style:column-width="6.505cm"/>
    </style:style>
    <style:style style:name="Таблица76.B" style:family="table-column">
      <style:table-column-properties style:column-width="10.506cm"/>
    </style:style>
    <style:style style:name="Таблица76.C" style:family="table-column">
      <style:table-column-properties style:column-width="1.478cm"/>
    </style:style>
    <style:style style:name="Таблица76.A1.1" style:family="table-column">
      <style:table-column-properties style:column-width="1.002cm"/>
    </style:style>
    <style:style style:name="Таблица76.A1.2" style:family="table-column">
      <style:table-column-properties style:column-width="1cm"/>
    </style:style>
    <style:style style:name="Таблица76.A1.5" style:family="table-column">
      <style:table-column-properties style:column-width="1.499cm"/>
    </style:style>
    <style:style style:name="Таблица76.A1.6" style:family="table-column">
      <style:table-column-properties style:column-width="1.004cm"/>
    </style:style>
    <style:style style:name="Таблица76.A1.1" style:family="table-row">
      <style:table-row-properties style:row-height="0.499cm"/>
    </style:style>
    <style:style style:name="Таблица76.A1.1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77" style:family="table">
      <style:table-properties table:align="margins"/>
    </style:style>
    <style:style style:name="Таблица77.A" style:family="table-column">
      <style:table-column-properties style:rel-column-width="27451*"/>
    </style:style>
    <style:style style:name="Таблица77.B" style:family="table-column">
      <style:table-column-properties style:rel-column-width="38084*"/>
    </style:style>
    <style:style style:name="Таблица77.1" style:family="table-row">
      <style:table-row-properties style:row-height="2.499cm" fo:keep-together="always"/>
    </style:style>
    <style:style style:name="Таблица77.A1" style:family="table-cell">
      <style:table-cell-properties style:vertical-align="middle" fo:padding="0cm" fo:border-left="1pt solid #000000" fo:border-right="none" fo:border-top="1pt solid #000000" fo:border-bottom="1pt solid #000000"/>
    </style:style>
    <style:style style:name="Таблица77.B1" style:family="table-cell">
      <style:table-cell-properties style:vertical-align="middle" fo:padding="0cm" fo:border="1pt solid #000000"/>
    </style:style>
    <style:style style:name="Таблица77.2" style:family="table-row">
      <style:table-row-properties style:row-height="3.5cm" fo:keep-together="always"/>
    </style:style>
    <style:style style:name="Таблица77.A2" style:family="table-cell">
      <style:table-cell-properties style:vertical-align="middle" fo:padding="0cm" fo:border-left="1pt solid #000000" fo:border-right="none" fo:border-top="none" fo:border-bottom="1pt solid #000000"/>
    </style:style>
    <style:style style:name="Таблица77.B2" style:family="table-cell">
      <style:table-cell-properties fo:padding="0cm" fo:border-left="1pt solid #000000" fo:border-right="1pt solid #000000" fo:border-top="none" fo:border-bottom="1pt solid #000000"/>
    </style:style>
    <style:style style:name="Таблица77.B3" style:family="table-cell">
      <style:table-cell-properties style:vertical-align="middle" fo:padding="0cm" fo:border-left="1pt solid #000000" fo:border-right="1pt solid #000000" fo:border-top="none" fo:border-bottom="1pt solid #000000"/>
    </style:style>
    <style:style style:name="Таблица78" style:family="table">
      <style:table-properties table:align="margins"/>
    </style:style>
    <style:style style:name="Таблица78.A" style:family="table-column">
      <style:table-column-properties style:rel-column-width="16383*"/>
    </style:style>
    <style:style style:name="Таблица78.B" style:family="table-column">
      <style:table-column-properties style:rel-column-width="49152*"/>
    </style:style>
    <style:style style:name="Таблица78.1" style:family="table-row">
      <style:table-row-properties fo:keep-together="always"/>
    </style:style>
    <style:style style:name="Таблица78.A1" style:family="table-cell">
      <style:table-cell-properties style:vertical-align="bottom" fo:padding="0cm" fo:border-left="0.05pt solid #000000" fo:border-right="none" fo:border-top="0.05pt solid #000000" fo:border-bottom="0.05pt solid #000000"/>
    </style:style>
    <style:style style:name="Таблица78.B1.1" style:family="table-column">
      <style:table-column-properties style:rel-column-width="16384*"/>
    </style:style>
    <style:style style:name="Таблица78.B1.1" style:family="table-row">
      <style:table-row-properties style:row-height="1cm" fo:keep-together="always"/>
    </style:style>
    <style:style style:name="Таблица78.B1.1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78.B1.2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78.B1.3.1" style:family="table-cell">
      <style:table-cell-properties fo:padding="0cm" fo:border="0.05pt solid #000000"/>
    </style:style>
    <style:style style:name="Таблица78.B1.2" style:family="table-row">
      <style:table-row-properties style:row-height="1.499cm" fo:keep-together="always"/>
    </style:style>
    <style:style style:name="Таблица78.B1.1.2" style:family="table-cell">
      <style:table-cell-properties fo:padding="0cm" fo:border-left="0.05pt solid #000000" fo:border-right="none" fo:border-top="none" fo:border-bottom="0.05pt solid #000000"/>
    </style:style>
    <style:style style:name="Таблица78.B1.2.2" style:family="table-cell">
      <style:table-cell-properties fo:padding="0cm" fo:border-left="0.05pt solid #000000" fo:border-right="none" fo:border-top="none" fo:border-bottom="0.05pt solid #000000"/>
    </style:style>
    <style:style style:name="Таблица78.B1.3.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78.B1.3" style:family="table-row">
      <style:table-row-properties style:row-height="2cm" fo:keep-together="always"/>
    </style:style>
    <style:style style:name="Таблица78.B1.1.3" style:family="table-cell">
      <style:table-cell-properties fo:padding="0cm" fo:border-left="0.05pt solid #000000" fo:border-right="none" fo:border-top="none" fo:border-bottom="0.05pt solid #000000"/>
    </style:style>
    <style:style style:name="Таблица78.B1.2.3" style:family="table-cell">
      <style:table-cell-properties fo:padding="0cm" fo:border-left="0.05pt solid #000000" fo:border-right="none" fo:border-top="none" fo:border-bottom="0.05pt solid #000000"/>
    </style:style>
    <style:style style:name="Таблица78.B1.3.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78.B1.1.4" style:family="table-cell">
      <style:table-cell-properties fo:padding="0cm" fo:border-left="0.05pt solid #000000" fo:border-right="none" fo:border-top="none" fo:border-bottom="0.05pt solid #000000"/>
    </style:style>
    <style:style style:name="Таблица78.B1.2.4" style:family="table-cell">
      <style:table-cell-properties fo:padding="0cm" fo:border-left="0.05pt solid #000000" fo:border-right="none" fo:border-top="none" fo:border-bottom="0.05pt solid #000000"/>
    </style:style>
    <style:style style:name="Таблица78.B1.3.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76.A1.1.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76.C1.1.1" style:family="table-cell">
      <style:table-cell-properties style:vertical-align="middle" fo:padding="0cm" fo:border="0.5pt solid #000000"/>
    </style:style>
    <style:style style:name="Таблица76.C1.2" style:family="table-row">
      <style:table-row-properties style:row-height="1cm"/>
    </style:style>
    <style:style style:name="Таблица76.C1.1.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79" style:family="table">
      <style:table-properties style:width="18.489cm" table:align="left" style:may-break-between-rows="false"/>
    </style:style>
    <style:style style:name="Таблица79.A" style:family="table-column">
      <style:table-column-properties style:column-width="6.505cm"/>
    </style:style>
    <style:style style:name="Таблица79.B" style:family="table-column">
      <style:table-column-properties style:column-width="10.506cm"/>
    </style:style>
    <style:style style:name="Таблица79.C" style:family="table-column">
      <style:table-column-properties style:column-width="1.478cm"/>
    </style:style>
    <style:style style:name="Таблица79.A1.1" style:family="table-column">
      <style:table-column-properties style:column-width="1.002cm"/>
    </style:style>
    <style:style style:name="Таблица79.A1.2" style:family="table-column">
      <style:table-column-properties style:column-width="1cm"/>
    </style:style>
    <style:style style:name="Таблица79.A1.5" style:family="table-column">
      <style:table-column-properties style:column-width="1.499cm"/>
    </style:style>
    <style:style style:name="Таблица79.A1.6" style:family="table-column">
      <style:table-column-properties style:column-width="1.004cm"/>
    </style:style>
    <style:style style:name="Таблица79.A1.1" style:family="table-row">
      <style:table-row-properties style:row-height="0.499cm"/>
    </style:style>
    <style:style style:name="Таблица79.A1.1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80" style:family="table">
      <style:table-properties table:align="margins"/>
    </style:style>
    <style:style style:name="Таблица80.A" style:family="table-column">
      <style:table-column-properties style:rel-column-width="27451*"/>
    </style:style>
    <style:style style:name="Таблица80.B" style:family="table-column">
      <style:table-column-properties style:rel-column-width="38084*"/>
    </style:style>
    <style:style style:name="Таблица80.1" style:family="table-row">
      <style:table-row-properties style:row-height="2.499cm" fo:keep-together="always"/>
    </style:style>
    <style:style style:name="Таблица80.A1" style:family="table-cell">
      <style:table-cell-properties style:vertical-align="middle" fo:padding="0cm" fo:border-left="1pt solid #000000" fo:border-right="none" fo:border-top="1pt solid #000000" fo:border-bottom="1pt solid #000000"/>
    </style:style>
    <style:style style:name="Таблица80.B1" style:family="table-cell">
      <style:table-cell-properties style:vertical-align="middle" fo:padding="0cm" fo:border="1pt solid #000000"/>
    </style:style>
    <style:style style:name="Таблица80.2" style:family="table-row">
      <style:table-row-properties style:row-height="3.5cm" fo:keep-together="always"/>
    </style:style>
    <style:style style:name="Таблица80.A2" style:family="table-cell">
      <style:table-cell-properties style:vertical-align="middle" fo:padding="0cm" fo:border-left="1pt solid #000000" fo:border-right="none" fo:border-top="none" fo:border-bottom="1pt solid #000000"/>
    </style:style>
    <style:style style:name="Таблица80.B2" style:family="table-cell">
      <style:table-cell-properties fo:padding="0cm" fo:border-left="1pt solid #000000" fo:border-right="1pt solid #000000" fo:border-top="none" fo:border-bottom="1pt solid #000000"/>
    </style:style>
    <style:style style:name="Таблица80.B3" style:family="table-cell">
      <style:table-cell-properties style:vertical-align="middle" fo:padding="0cm" fo:border-left="1pt solid #000000" fo:border-right="1pt solid #000000" fo:border-top="none" fo:border-bottom="1pt solid #000000"/>
    </style:style>
    <style:style style:name="Таблица79.A1.1.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79.C1.1.1" style:family="table-cell">
      <style:table-cell-properties style:vertical-align="middle" fo:padding="0cm" fo:border="0.5pt solid #000000"/>
    </style:style>
    <style:style style:name="Таблица79.C1.2" style:family="table-row">
      <style:table-row-properties style:row-height="1cm"/>
    </style:style>
    <style:style style:name="Таблица79.C1.1.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39" style:family="table">
      <style:table-properties style:width="18.493cm" table:align="left" style:may-break-between-rows="false"/>
    </style:style>
    <style:style style:name="Таблица39.A" style:family="table-column">
      <style:table-column-properties style:column-width="6.495cm"/>
    </style:style>
    <style:style style:name="Таблица39.B" style:family="table-column">
      <style:table-column-properties style:column-width="9.5cm"/>
    </style:style>
    <style:style style:name="Таблица39.C" style:family="table-column">
      <style:table-column-properties style:column-width="2.498cm"/>
    </style:style>
    <style:style style:name="Таблица39.A1.1" style:family="table-column">
      <style:table-column-properties style:column-width="1.998cm"/>
    </style:style>
    <style:style style:name="Таблица39.A1.2" style:family="table-column">
      <style:table-column-properties style:column-width="1.997cm"/>
    </style:style>
    <style:style style:name="Таблица39.A1.3" style:family="table-column">
      <style:table-column-properties style:column-width="1.496cm"/>
    </style:style>
    <style:style style:name="Таблица39.A1.4" style:family="table-column">
      <style:table-column-properties style:column-width="1.004cm"/>
    </style:style>
    <style:style style:name="Таблица39.A1.1" style:family="table-row">
      <style:table-row-properties style:row-height="0.499cm"/>
    </style:style>
    <style:style style:name="Таблица39.A1.1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84" style:family="table">
      <style:table-properties table:align="margins"/>
    </style:style>
    <style:style style:name="Таблица84.A" style:family="table-column">
      <style:table-column-properties style:rel-column-width="16383*"/>
    </style:style>
    <style:style style:name="Таблица84.B" style:family="table-column">
      <style:table-column-properties style:rel-column-width="49152*"/>
    </style:style>
    <style:style style:name="Таблица84.1" style:family="table-row">
      <style:table-row-properties fo:keep-together="always"/>
    </style:style>
    <style:style style:name="Таблица84.A1" style:family="table-cell">
      <style:table-cell-properties style:vertical-align="bottom" fo:padding="0cm" fo:border-left="0.05pt solid #000000" fo:border-right="none" fo:border-top="0.05pt solid #000000" fo:border-bottom="0.05pt solid #000000"/>
    </style:style>
    <style:style style:name="Таблица84.B1.1" style:family="table-column">
      <style:table-column-properties style:rel-column-width="16384*"/>
    </style:style>
    <style:style style:name="Таблица84.B1.1" style:family="table-row">
      <style:table-row-properties style:row-height="1cm" fo:keep-together="always"/>
    </style:style>
    <style:style style:name="Таблица84.B1.1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84.B1.2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84.B1.3.1" style:family="table-cell">
      <style:table-cell-properties fo:padding="0cm" fo:border="0.05pt solid #000000"/>
    </style:style>
    <style:style style:name="Таблица84.B1.2" style:family="table-row">
      <style:table-row-properties style:row-height="1.499cm" fo:keep-together="always"/>
    </style:style>
    <style:style style:name="Таблица84.B1.1.2" style:family="table-cell">
      <style:table-cell-properties fo:padding="0cm" fo:border-left="0.05pt solid #000000" fo:border-right="none" fo:border-top="none" fo:border-bottom="0.05pt solid #000000"/>
    </style:style>
    <style:style style:name="Таблица84.B1.2.2" style:family="table-cell">
      <style:table-cell-properties fo:padding="0cm" fo:border-left="0.05pt solid #000000" fo:border-right="none" fo:border-top="none" fo:border-bottom="0.05pt solid #000000"/>
    </style:style>
    <style:style style:name="Таблица84.B1.3.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84.B1.3" style:family="table-row">
      <style:table-row-properties style:row-height="2cm" fo:keep-together="always"/>
    </style:style>
    <style:style style:name="Таблица84.B1.1.3" style:family="table-cell">
      <style:table-cell-properties fo:padding="0cm" fo:border-left="0.05pt solid #000000" fo:border-right="none" fo:border-top="none" fo:border-bottom="0.05pt solid #000000"/>
    </style:style>
    <style:style style:name="Таблица84.B1.2.3" style:family="table-cell">
      <style:table-cell-properties fo:padding="0cm" fo:border-left="0.05pt solid #000000" fo:border-right="none" fo:border-top="none" fo:border-bottom="0.05pt solid #000000"/>
    </style:style>
    <style:style style:name="Таблица84.B1.3.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84.B1.1.4" style:family="table-cell">
      <style:table-cell-properties fo:padding="0cm" fo:border-left="0.05pt solid #000000" fo:border-right="none" fo:border-top="none" fo:border-bottom="0.05pt solid #000000"/>
    </style:style>
    <style:style style:name="Таблица84.B1.2.4" style:family="table-cell">
      <style:table-cell-properties fo:padding="0cm" fo:border-left="0.05pt solid #000000" fo:border-right="none" fo:border-top="none" fo:border-bottom="0.05pt solid #000000"/>
    </style:style>
    <style:style style:name="Таблица84.B1.3.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39.A1.4.1" style:family="table-cell">
      <style:table-cell-properties style:vertical-align="middle" fo:padding="0cm" fo:border="0.5pt solid #000000"/>
    </style:style>
    <style:style style:name="Таблица39.A1.1.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9.A1.4.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39.C1.2" style:family="table-column">
      <style:table-column-properties style:column-width="1.494cm"/>
    </style:style>
    <style:style style:name="Таблица39.C1.1" style:family="table-row">
      <style:table-row-properties style:row-height="1cm"/>
    </style:style>
    <style:style style:name="Таблица85" style:family="table">
      <style:table-properties style:width="18.489cm" table:align="left" style:may-break-between-rows="false"/>
    </style:style>
    <style:style style:name="Таблица85.A" style:family="table-column">
      <style:table-column-properties style:column-width="6.505cm"/>
    </style:style>
    <style:style style:name="Таблица85.B" style:family="table-column">
      <style:table-column-properties style:column-width="10.506cm"/>
    </style:style>
    <style:style style:name="Таблица85.C" style:family="table-column">
      <style:table-column-properties style:column-width="1.478cm"/>
    </style:style>
    <style:style style:name="Таблица85.A1.1" style:family="table-column">
      <style:table-column-properties style:column-width="1.002cm"/>
    </style:style>
    <style:style style:name="Таблица85.A1.2" style:family="table-column">
      <style:table-column-properties style:column-width="1cm"/>
    </style:style>
    <style:style style:name="Таблица85.A1.5" style:family="table-column">
      <style:table-column-properties style:column-width="1.499cm"/>
    </style:style>
    <style:style style:name="Таблица85.A1.6" style:family="table-column">
      <style:table-column-properties style:column-width="1.004cm"/>
    </style:style>
    <style:style style:name="Таблица85.A1.1" style:family="table-row">
      <style:table-row-properties style:row-height="0.499cm"/>
    </style:style>
    <style:style style:name="Таблица85.A1.1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86" style:family="table">
      <style:table-properties table:align="margins"/>
    </style:style>
    <style:style style:name="Таблица86.A" style:family="table-column">
      <style:table-column-properties style:rel-column-width="27451*"/>
    </style:style>
    <style:style style:name="Таблица86.B" style:family="table-column">
      <style:table-column-properties style:rel-column-width="38084*"/>
    </style:style>
    <style:style style:name="Таблица86.1" style:family="table-row">
      <style:table-row-properties style:row-height="2.499cm" fo:keep-together="always"/>
    </style:style>
    <style:style style:name="Таблица86.A1" style:family="table-cell">
      <style:table-cell-properties style:vertical-align="middle" fo:padding="0cm" fo:border-left="1pt solid #000000" fo:border-right="none" fo:border-top="1pt solid #000000" fo:border-bottom="1pt solid #000000"/>
    </style:style>
    <style:style style:name="Таблица86.B1" style:family="table-cell">
      <style:table-cell-properties style:vertical-align="middle" fo:padding="0cm" fo:border="1pt solid #000000"/>
    </style:style>
    <style:style style:name="Таблица86.2" style:family="table-row">
      <style:table-row-properties style:row-height="3.5cm" fo:keep-together="always"/>
    </style:style>
    <style:style style:name="Таблица86.A2" style:family="table-cell">
      <style:table-cell-properties style:vertical-align="middle" fo:padding="0cm" fo:border-left="1pt solid #000000" fo:border-right="none" fo:border-top="none" fo:border-bottom="1pt solid #000000"/>
    </style:style>
    <style:style style:name="Таблица86.B2" style:family="table-cell">
      <style:table-cell-properties fo:padding="0cm" fo:border-left="1pt solid #000000" fo:border-right="1pt solid #000000" fo:border-top="none" fo:border-bottom="1pt solid #000000"/>
    </style:style>
    <style:style style:name="Таблица86.B3" style:family="table-cell">
      <style:table-cell-properties style:vertical-align="middle" fo:padding="0cm" fo:border-left="1pt solid #000000" fo:border-right="1pt solid #000000" fo:border-top="none" fo:border-bottom="1pt solid #000000"/>
    </style:style>
    <style:style style:name="Таблица87" style:family="table">
      <style:table-properties table:align="margins"/>
    </style:style>
    <style:style style:name="Таблица87.A" style:family="table-column">
      <style:table-column-properties style:rel-column-width="16383*"/>
    </style:style>
    <style:style style:name="Таблица87.B" style:family="table-column">
      <style:table-column-properties style:rel-column-width="49152*"/>
    </style:style>
    <style:style style:name="Таблица87.1" style:family="table-row">
      <style:table-row-properties fo:keep-together="always"/>
    </style:style>
    <style:style style:name="Таблица87.A1" style:family="table-cell">
      <style:table-cell-properties style:vertical-align="bottom" fo:padding="0cm" fo:border-left="0.05pt solid #000000" fo:border-right="none" fo:border-top="0.05pt solid #000000" fo:border-bottom="0.05pt solid #000000"/>
    </style:style>
    <style:style style:name="Таблица87.B1.1" style:family="table-column">
      <style:table-column-properties style:rel-column-width="16384*"/>
    </style:style>
    <style:style style:name="Таблица87.B1.1" style:family="table-row">
      <style:table-row-properties style:row-height="1cm" fo:keep-together="always"/>
    </style:style>
    <style:style style:name="Таблица87.B1.1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87.B1.2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87.B1.3.1" style:family="table-cell">
      <style:table-cell-properties fo:padding="0cm" fo:border="0.05pt solid #000000"/>
    </style:style>
    <style:style style:name="Таблица87.B1.2" style:family="table-row">
      <style:table-row-properties style:row-height="1.499cm" fo:keep-together="always"/>
    </style:style>
    <style:style style:name="Таблица87.B1.1.2" style:family="table-cell">
      <style:table-cell-properties fo:padding="0cm" fo:border-left="0.05pt solid #000000" fo:border-right="none" fo:border-top="none" fo:border-bottom="0.05pt solid #000000"/>
    </style:style>
    <style:style style:name="Таблица87.B1.2.2" style:family="table-cell">
      <style:table-cell-properties fo:padding="0cm" fo:border-left="0.05pt solid #000000" fo:border-right="none" fo:border-top="none" fo:border-bottom="0.05pt solid #000000"/>
    </style:style>
    <style:style style:name="Таблица87.B1.3.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87.B1.3" style:family="table-row">
      <style:table-row-properties style:row-height="2cm" fo:keep-together="always"/>
    </style:style>
    <style:style style:name="Таблица87.B1.1.3" style:family="table-cell">
      <style:table-cell-properties fo:padding="0cm" fo:border-left="0.05pt solid #000000" fo:border-right="none" fo:border-top="none" fo:border-bottom="0.05pt solid #000000"/>
    </style:style>
    <style:style style:name="Таблица87.B1.2.3" style:family="table-cell">
      <style:table-cell-properties fo:padding="0cm" fo:border-left="0.05pt solid #000000" fo:border-right="none" fo:border-top="none" fo:border-bottom="0.05pt solid #000000"/>
    </style:style>
    <style:style style:name="Таблица87.B1.3.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87.B1.1.4" style:family="table-cell">
      <style:table-cell-properties fo:padding="0cm" fo:border-left="0.05pt solid #000000" fo:border-right="none" fo:border-top="none" fo:border-bottom="0.05pt solid #000000"/>
    </style:style>
    <style:style style:name="Таблица87.B1.2.4" style:family="table-cell">
      <style:table-cell-properties fo:padding="0cm" fo:border-left="0.05pt solid #000000" fo:border-right="none" fo:border-top="none" fo:border-bottom="0.05pt solid #000000"/>
    </style:style>
    <style:style style:name="Таблица87.B1.3.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85.A1.1.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85.C1.1.1" style:family="table-cell">
      <style:table-cell-properties style:vertical-align="middle" fo:padding="0cm" fo:border="0.5pt solid #000000"/>
    </style:style>
    <style:style style:name="Таблица85.C1.2" style:family="table-row">
      <style:table-row-properties style:row-height="1cm"/>
    </style:style>
    <style:style style:name="Таблица85.C1.1.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40" style:family="table">
      <style:table-properties table:align="margins" style:may-break-between-rows="false"/>
    </style:style>
    <style:style style:name="Таблица40.A" style:family="table-column">
      <style:table-column-properties style:rel-column-width="23049*"/>
    </style:style>
    <style:style style:name="Таблица40.B" style:family="table-column">
      <style:table-column-properties style:rel-column-width="24806*"/>
    </style:style>
    <style:style style:name="Таблица40.C" style:family="table-column">
      <style:table-column-properties style:rel-column-width="17680*"/>
    </style:style>
    <style:style style:name="Таблица40.A1.1" style:family="table-column">
      <style:table-column-properties style:rel-column-width="3551*"/>
    </style:style>
    <style:style style:name="Таблица40.A1.2" style:family="table-column">
      <style:table-column-properties style:rel-column-width="3545*"/>
    </style:style>
    <style:style style:name="Таблица40.A1.5" style:family="table-column">
      <style:table-column-properties style:rel-column-width="5315*"/>
    </style:style>
    <style:style style:name="Таблица40.A1.6" style:family="table-column">
      <style:table-column-properties style:rel-column-width="3548*"/>
    </style:style>
    <style:style style:name="Таблица40.A1.1" style:family="table-row">
      <style:table-row-properties style:row-height="0.499cm"/>
    </style:style>
    <style:style style:name="Таблица40.A1.1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81" style:family="table">
      <style:table-properties table:align="margins"/>
    </style:style>
    <style:style style:name="Таблица81.A" style:family="table-column">
      <style:table-column-properties style:rel-column-width="27451*"/>
    </style:style>
    <style:style style:name="Таблица81.B" style:family="table-column">
      <style:table-column-properties style:rel-column-width="38084*"/>
    </style:style>
    <style:style style:name="Таблица81.1" style:family="table-row">
      <style:table-row-properties style:row-height="2.499cm" fo:keep-together="always"/>
    </style:style>
    <style:style style:name="Таблица81.A1" style:family="table-cell">
      <style:table-cell-properties style:vertical-align="middle" fo:padding="0cm" fo:border-left="1pt solid #000000" fo:border-right="none" fo:border-top="1pt solid #000000" fo:border-bottom="1pt solid #000000"/>
    </style:style>
    <style:style style:name="Таблица81.B1" style:family="table-cell">
      <style:table-cell-properties style:vertical-align="middle" fo:padding="0cm" fo:border="1pt solid #000000"/>
    </style:style>
    <style:style style:name="Таблица81.2" style:family="table-row">
      <style:table-row-properties style:row-height="3.5cm" fo:keep-together="always"/>
    </style:style>
    <style:style style:name="Таблица81.A2" style:family="table-cell">
      <style:table-cell-properties style:vertical-align="middle" fo:padding="0cm" fo:border-left="1pt solid #000000" fo:border-right="none" fo:border-top="none" fo:border-bottom="1pt solid #000000"/>
    </style:style>
    <style:style style:name="Таблица81.B2" style:family="table-cell">
      <style:table-cell-properties fo:padding="0cm" fo:border-left="1pt solid #000000" fo:border-right="1pt solid #000000" fo:border-top="none" fo:border-bottom="1pt solid #000000"/>
    </style:style>
    <style:style style:name="Таблица81.B3" style:family="table-cell">
      <style:table-cell-properties style:vertical-align="middle" fo:padding="0cm" fo:border-left="1pt solid #000000" fo:border-right="1pt solid #000000" fo:border-top="none" fo:border-bottom="1pt solid #000000"/>
    </style:style>
    <style:style style:name="Таблица96" style:family="table">
      <style:table-properties table:align="margins"/>
    </style:style>
    <style:style style:name="Таблица96.A" style:family="table-column">
      <style:table-column-properties style:rel-column-width="16383*"/>
    </style:style>
    <style:style style:name="Таблица96.B" style:family="table-column">
      <style:table-column-properties style:rel-column-width="49152*"/>
    </style:style>
    <style:style style:name="Таблица96.1" style:family="table-row">
      <style:table-row-properties fo:keep-together="always"/>
    </style:style>
    <style:style style:name="Таблица96.A1" style:family="table-cell">
      <style:table-cell-properties style:vertical-align="bottom" fo:padding="0cm" fo:border-left="0.05pt solid #000000" fo:border-right="none" fo:border-top="0.05pt solid #000000" fo:border-bottom="0.05pt solid #000000"/>
    </style:style>
    <style:style style:name="Таблица96.B1.1" style:family="table-column">
      <style:table-column-properties style:rel-column-width="16384*"/>
    </style:style>
    <style:style style:name="Таблица96.B1.1" style:family="table-row">
      <style:table-row-properties style:row-height="1cm" fo:keep-together="always"/>
    </style:style>
    <style:style style:name="Таблица96.B1.1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96.B1.2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96.B1.3.1" style:family="table-cell">
      <style:table-cell-properties fo:padding="0cm" fo:border="0.05pt solid #000000"/>
    </style:style>
    <style:style style:name="Таблица96.B1.2" style:family="table-row">
      <style:table-row-properties style:row-height="1.499cm" fo:keep-together="always"/>
    </style:style>
    <style:style style:name="Таблица96.B1.1.2" style:family="table-cell">
      <style:table-cell-properties fo:padding="0cm" fo:border-left="0.05pt solid #000000" fo:border-right="none" fo:border-top="none" fo:border-bottom="0.05pt solid #000000"/>
    </style:style>
    <style:style style:name="Таблица96.B1.2.2" style:family="table-cell">
      <style:table-cell-properties fo:padding="0cm" fo:border-left="0.05pt solid #000000" fo:border-right="none" fo:border-top="none" fo:border-bottom="0.05pt solid #000000"/>
    </style:style>
    <style:style style:name="Таблица96.B1.3.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96.B1.3" style:family="table-row">
      <style:table-row-properties style:row-height="2cm" fo:keep-together="always"/>
    </style:style>
    <style:style style:name="Таблица96.B1.1.3" style:family="table-cell">
      <style:table-cell-properties fo:padding="0cm" fo:border-left="0.05pt solid #000000" fo:border-right="none" fo:border-top="none" fo:border-bottom="0.05pt solid #000000"/>
    </style:style>
    <style:style style:name="Таблица96.B1.2.3" style:family="table-cell">
      <style:table-cell-properties fo:padding="0cm" fo:border-left="0.05pt solid #000000" fo:border-right="none" fo:border-top="none" fo:border-bottom="0.05pt solid #000000"/>
    </style:style>
    <style:style style:name="Таблица96.B1.3.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96.B1.1.4" style:family="table-cell">
      <style:table-cell-properties fo:padding="0cm" fo:border-left="0.05pt solid #000000" fo:border-right="none" fo:border-top="none" fo:border-bottom="0.05pt solid #000000"/>
    </style:style>
    <style:style style:name="Таблица96.B1.2.4" style:family="table-cell">
      <style:table-cell-properties fo:padding="0cm" fo:border-left="0.05pt solid #000000" fo:border-right="none" fo:border-top="none" fo:border-bottom="0.05pt solid #000000"/>
    </style:style>
    <style:style style:name="Таблица96.B1.3.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40.A1.1.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40.B1.1" style:family="table-column">
      <style:table-column-properties style:rel-column-width="42486*"/>
    </style:style>
    <style:style style:name="Таблица40.B1.1" style:family="table-row">
      <style:table-row-properties style:row-height="1cm"/>
    </style:style>
    <style:style style:name="Таблица40.B1.1.1" style:family="table-cell">
      <style:table-cell-properties style:vertical-align="middle" fo:padding="0cm" fo:border="0.5pt solid #000000"/>
    </style:style>
    <style:style style:name="Таблица40.B1.2" style:family="table-row">
      <style:table-row-properties style:row-height="1.499cm"/>
    </style:style>
    <style:style style:name="Таблица40.B1.1.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40.A2.1" style:family="table-column">
      <style:table-column-properties style:rel-column-width="7097*"/>
    </style:style>
    <style:style style:name="Таблица40.A2.2" style:family="table-column">
      <style:table-column-properties style:rel-column-width="7091*"/>
    </style:style>
    <style:style style:name="Таблица40.A2.4" style:family="table-column">
      <style:table-column-properties style:rel-column-width="3546*"/>
    </style:style>
    <style:style style:name="Таблица40.A2.1.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40.C2.2" style:family="table-column">
      <style:table-column-properties style:rel-column-width="5328*"/>
    </style:style>
    <style:style style:name="Таблица40.C2.3" style:family="table-column">
      <style:table-column-properties style:rel-column-width="7037*"/>
    </style:style>
    <style:style style:name="Таблица40.C2.3.2" style:family="table-cell" style:data-style-name="N0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82" style:family="table">
      <style:table-properties style:width="18.489cm" table:align="left" style:may-break-between-rows="false"/>
    </style:style>
    <style:style style:name="Таблица82.A" style:family="table-column">
      <style:table-column-properties style:column-width="6.505cm"/>
    </style:style>
    <style:style style:name="Таблица82.B" style:family="table-column">
      <style:table-column-properties style:column-width="10.506cm"/>
    </style:style>
    <style:style style:name="Таблица82.C" style:family="table-column">
      <style:table-column-properties style:column-width="1.478cm"/>
    </style:style>
    <style:style style:name="Таблица82.A1.1" style:family="table-column">
      <style:table-column-properties style:column-width="1.002cm"/>
    </style:style>
    <style:style style:name="Таблица82.A1.2" style:family="table-column">
      <style:table-column-properties style:column-width="1cm"/>
    </style:style>
    <style:style style:name="Таблица82.A1.5" style:family="table-column">
      <style:table-column-properties style:column-width="1.499cm"/>
    </style:style>
    <style:style style:name="Таблица82.A1.6" style:family="table-column">
      <style:table-column-properties style:column-width="1.004cm"/>
    </style:style>
    <style:style style:name="Таблица82.A1.1" style:family="table-row">
      <style:table-row-properties style:row-height="0.499cm"/>
    </style:style>
    <style:style style:name="Таблица82.A1.1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83" style:family="table">
      <style:table-properties table:align="margins"/>
    </style:style>
    <style:style style:name="Таблица83.A" style:family="table-column">
      <style:table-column-properties style:rel-column-width="27451*"/>
    </style:style>
    <style:style style:name="Таблица83.B" style:family="table-column">
      <style:table-column-properties style:rel-column-width="38084*"/>
    </style:style>
    <style:style style:name="Таблица83.1" style:family="table-row">
      <style:table-row-properties style:row-height="2.499cm" fo:keep-together="always"/>
    </style:style>
    <style:style style:name="Таблица83.A1" style:family="table-cell">
      <style:table-cell-properties style:vertical-align="middle" fo:padding="0cm" fo:border-left="1pt solid #000000" fo:border-right="none" fo:border-top="1pt solid #000000" fo:border-bottom="1pt solid #000000"/>
    </style:style>
    <style:style style:name="Таблица83.B1" style:family="table-cell">
      <style:table-cell-properties style:vertical-align="middle" fo:padding="0cm" fo:border="1pt solid #000000"/>
    </style:style>
    <style:style style:name="Таблица83.2" style:family="table-row">
      <style:table-row-properties style:row-height="3.5cm" fo:keep-together="always"/>
    </style:style>
    <style:style style:name="Таблица83.A2" style:family="table-cell">
      <style:table-cell-properties style:vertical-align="middle" fo:padding="0cm" fo:border-left="1pt solid #000000" fo:border-right="none" fo:border-top="none" fo:border-bottom="1pt solid #000000"/>
    </style:style>
    <style:style style:name="Таблица83.B2" style:family="table-cell">
      <style:table-cell-properties fo:padding="0cm" fo:border-left="1pt solid #000000" fo:border-right="1pt solid #000000" fo:border-top="none" fo:border-bottom="1pt solid #000000"/>
    </style:style>
    <style:style style:name="Таблица83.B3" style:family="table-cell">
      <style:table-cell-properties style:vertical-align="middle" fo:padding="0cm" fo:border-left="1pt solid #000000" fo:border-right="1pt solid #000000" fo:border-top="none" fo:border-bottom="1pt solid #000000"/>
    </style:style>
    <style:style style:name="Таблица82.A1.1.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82.C1.1.1" style:family="table-cell">
      <style:table-cell-properties style:vertical-align="middle" fo:padding="0cm" fo:border="0.5pt solid #000000"/>
    </style:style>
    <style:style style:name="Таблица82.C1.2" style:family="table-row">
      <style:table-row-properties style:row-height="1cm"/>
    </style:style>
    <style:style style:name="Таблица82.C1.1.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38" style:family="table">
      <style:table-properties table:align="margins" style:may-break-between-rows="false"/>
    </style:style>
    <style:style style:name="Таблица38.A" style:family="table-column">
      <style:table-column-properties style:rel-column-width="23049*"/>
    </style:style>
    <style:style style:name="Таблица38.B" style:family="table-column">
      <style:table-column-properties style:rel-column-width="24806*"/>
    </style:style>
    <style:style style:name="Таблица38.C" style:family="table-column">
      <style:table-column-properties style:rel-column-width="17680*"/>
    </style:style>
    <style:style style:name="Таблица38.A1.1" style:family="table-column">
      <style:table-column-properties style:rel-column-width="3551*"/>
    </style:style>
    <style:style style:name="Таблица38.A1.2" style:family="table-column">
      <style:table-column-properties style:rel-column-width="3545*"/>
    </style:style>
    <style:style style:name="Таблица38.A1.5" style:family="table-column">
      <style:table-column-properties style:rel-column-width="5315*"/>
    </style:style>
    <style:style style:name="Таблица38.A1.6" style:family="table-column">
      <style:table-column-properties style:rel-column-width="3548*"/>
    </style:style>
    <style:style style:name="Таблица38.A1.1" style:family="table-row">
      <style:table-row-properties style:row-height="0.499cm"/>
    </style:style>
    <style:style style:name="Таблица38.A1.1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88" style:family="table">
      <style:table-properties table:align="margins"/>
    </style:style>
    <style:style style:name="Таблица88.A" style:family="table-column">
      <style:table-column-properties style:rel-column-width="27451*"/>
    </style:style>
    <style:style style:name="Таблица88.B" style:family="table-column">
      <style:table-column-properties style:rel-column-width="38084*"/>
    </style:style>
    <style:style style:name="Таблица88.1" style:family="table-row">
      <style:table-row-properties style:row-height="2.499cm" fo:keep-together="always"/>
    </style:style>
    <style:style style:name="Таблица88.A1" style:family="table-cell">
      <style:table-cell-properties style:vertical-align="middle" fo:padding="0cm" fo:border-left="1pt solid #000000" fo:border-right="none" fo:border-top="1pt solid #000000" fo:border-bottom="1pt solid #000000"/>
    </style:style>
    <style:style style:name="Таблица88.B1" style:family="table-cell">
      <style:table-cell-properties style:vertical-align="middle" fo:padding="0cm" fo:border="1pt solid #000000"/>
    </style:style>
    <style:style style:name="Таблица88.2" style:family="table-row">
      <style:table-row-properties style:row-height="3.5cm" fo:keep-together="always"/>
    </style:style>
    <style:style style:name="Таблица88.A2" style:family="table-cell">
      <style:table-cell-properties style:vertical-align="middle" fo:padding="0cm" fo:border-left="1pt solid #000000" fo:border-right="none" fo:border-top="none" fo:border-bottom="1pt solid #000000"/>
    </style:style>
    <style:style style:name="Таблица88.B2" style:family="table-cell">
      <style:table-cell-properties fo:padding="0cm" fo:border-left="1pt solid #000000" fo:border-right="1pt solid #000000" fo:border-top="none" fo:border-bottom="1pt solid #000000"/>
    </style:style>
    <style:style style:name="Таблица88.B3" style:family="table-cell">
      <style:table-cell-properties style:vertical-align="middle" fo:padding="0cm" fo:border-left="1pt solid #000000" fo:border-right="1pt solid #000000" fo:border-top="none" fo:border-bottom="1pt solid #000000"/>
    </style:style>
    <style:style style:name="Таблица38.A1.1.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8.B1" style:family="table-cell">
      <style:table-cell-properties style:vertical-align="middle" fo:padding="0cm" fo:border="0.5pt solid #000000"/>
    </style:style>
    <style:style style:name="Таблица38.A2.1" style:family="table-column">
      <style:table-column-properties style:rel-column-width="7097*"/>
    </style:style>
    <style:style style:name="Таблица38.A2.2" style:family="table-column">
      <style:table-column-properties style:rel-column-width="7091*"/>
    </style:style>
    <style:style style:name="Таблица38.A2.4" style:family="table-column">
      <style:table-column-properties style:rel-column-width="3546*"/>
    </style:style>
    <style:style style:name="Таблица38.A2.1.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89" style:family="table">
      <style:table-properties table:align="margins"/>
    </style:style>
    <style:style style:name="Таблица89.A" style:family="table-column">
      <style:table-column-properties style:rel-column-width="16383*"/>
    </style:style>
    <style:style style:name="Таблица89.B" style:family="table-column">
      <style:table-column-properties style:rel-column-width="49152*"/>
    </style:style>
    <style:style style:name="Таблица89.1" style:family="table-row">
      <style:table-row-properties fo:keep-together="always"/>
    </style:style>
    <style:style style:name="Таблица89.A1" style:family="table-cell">
      <style:table-cell-properties style:vertical-align="bottom" fo:padding="0cm" fo:border-left="0.05pt solid #000000" fo:border-right="none" fo:border-top="0.05pt solid #000000" fo:border-bottom="0.05pt solid #000000"/>
    </style:style>
    <style:style style:name="Таблица89.B1.1" style:family="table-column">
      <style:table-column-properties style:rel-column-width="16384*"/>
    </style:style>
    <style:style style:name="Таблица89.B1.1" style:family="table-row">
      <style:table-row-properties style:row-height="1cm" fo:keep-together="always"/>
    </style:style>
    <style:style style:name="Таблица89.B1.1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89.B1.2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89.B1.3.1" style:family="table-cell">
      <style:table-cell-properties fo:padding="0cm" fo:border="0.05pt solid #000000"/>
    </style:style>
    <style:style style:name="Таблица89.B1.2" style:family="table-row">
      <style:table-row-properties style:row-height="1.499cm" fo:keep-together="always"/>
    </style:style>
    <style:style style:name="Таблица89.B1.1.2" style:family="table-cell">
      <style:table-cell-properties fo:padding="0cm" fo:border-left="0.05pt solid #000000" fo:border-right="none" fo:border-top="none" fo:border-bottom="0.05pt solid #000000"/>
    </style:style>
    <style:style style:name="Таблица89.B1.2.2" style:family="table-cell">
      <style:table-cell-properties fo:padding="0cm" fo:border-left="0.05pt solid #000000" fo:border-right="none" fo:border-top="none" fo:border-bottom="0.05pt solid #000000"/>
    </style:style>
    <style:style style:name="Таблица89.B1.3.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89.B1.3" style:family="table-row">
      <style:table-row-properties style:row-height="2cm" fo:keep-together="always"/>
    </style:style>
    <style:style style:name="Таблица89.B1.1.3" style:family="table-cell">
      <style:table-cell-properties fo:padding="0cm" fo:border-left="0.05pt solid #000000" fo:border-right="none" fo:border-top="none" fo:border-bottom="0.05pt solid #000000"/>
    </style:style>
    <style:style style:name="Таблица89.B1.2.3" style:family="table-cell">
      <style:table-cell-properties fo:padding="0cm" fo:border-left="0.05pt solid #000000" fo:border-right="none" fo:border-top="none" fo:border-bottom="0.05pt solid #000000"/>
    </style:style>
    <style:style style:name="Таблица89.B1.3.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89.B1.1.4" style:family="table-cell">
      <style:table-cell-properties fo:padding="0cm" fo:border-left="0.05pt solid #000000" fo:border-right="none" fo:border-top="none" fo:border-bottom="0.05pt solid #000000"/>
    </style:style>
    <style:style style:name="Таблица89.B1.2.4" style:family="table-cell">
      <style:table-cell-properties fo:padding="0cm" fo:border-left="0.05pt solid #000000" fo:border-right="none" fo:border-top="none" fo:border-bottom="0.05pt solid #000000"/>
    </style:style>
    <style:style style:name="Таблица89.B1.3.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38.C2.2" style:family="table-column">
      <style:table-column-properties style:rel-column-width="5328*"/>
    </style:style>
    <style:style style:name="Таблица38.C2.3" style:family="table-column">
      <style:table-column-properties style:rel-column-width="7037*"/>
    </style:style>
    <style:style style:name="Таблица38.C2.3.2" style:family="table-cell" style:data-style-name="N0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38.C2.3" style:family="table-row">
      <style:table-row-properties style:row-height="1.499cm"/>
    </style:style>
    <style:style style:name="Таблица38.C2.1.3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90" style:family="table">
      <style:table-properties table:align="margins" style:may-break-between-rows="false"/>
    </style:style>
    <style:style style:name="Таблица90.A" style:family="table-column">
      <style:table-column-properties style:rel-column-width="23049*"/>
    </style:style>
    <style:style style:name="Таблица90.B" style:family="table-column">
      <style:table-column-properties style:rel-column-width="24806*"/>
    </style:style>
    <style:style style:name="Таблица90.C" style:family="table-column">
      <style:table-column-properties style:rel-column-width="17680*"/>
    </style:style>
    <style:style style:name="Таблица90.A1.1" style:family="table-column">
      <style:table-column-properties style:rel-column-width="3551*"/>
    </style:style>
    <style:style style:name="Таблица90.A1.2" style:family="table-column">
      <style:table-column-properties style:rel-column-width="3545*"/>
    </style:style>
    <style:style style:name="Таблица90.A1.5" style:family="table-column">
      <style:table-column-properties style:rel-column-width="5315*"/>
    </style:style>
    <style:style style:name="Таблица90.A1.6" style:family="table-column">
      <style:table-column-properties style:rel-column-width="3548*"/>
    </style:style>
    <style:style style:name="Таблица90.A1.1" style:family="table-row">
      <style:table-row-properties style:row-height="0.499cm"/>
    </style:style>
    <style:style style:name="Таблица90.A1.1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91" style:family="table">
      <style:table-properties table:align="margins"/>
    </style:style>
    <style:style style:name="Таблица91.A" style:family="table-column">
      <style:table-column-properties style:rel-column-width="27451*"/>
    </style:style>
    <style:style style:name="Таблица91.B" style:family="table-column">
      <style:table-column-properties style:rel-column-width="38084*"/>
    </style:style>
    <style:style style:name="Таблица91.1" style:family="table-row">
      <style:table-row-properties style:row-height="2.499cm" fo:keep-together="always"/>
    </style:style>
    <style:style style:name="Таблица91.A1" style:family="table-cell">
      <style:table-cell-properties style:vertical-align="middle" fo:padding="0cm" fo:border-left="1pt solid #000000" fo:border-right="none" fo:border-top="1pt solid #000000" fo:border-bottom="1pt solid #000000"/>
    </style:style>
    <style:style style:name="Таблица91.B1" style:family="table-cell">
      <style:table-cell-properties style:vertical-align="middle" fo:padding="0cm" fo:border="1pt solid #000000"/>
    </style:style>
    <style:style style:name="Таблица91.2" style:family="table-row">
      <style:table-row-properties style:row-height="3.5cm" fo:keep-together="always"/>
    </style:style>
    <style:style style:name="Таблица91.A2" style:family="table-cell">
      <style:table-cell-properties style:vertical-align="middle" fo:padding="0cm" fo:border-left="1pt solid #000000" fo:border-right="none" fo:border-top="none" fo:border-bottom="1pt solid #000000"/>
    </style:style>
    <style:style style:name="Таблица91.B2" style:family="table-cell">
      <style:table-cell-properties fo:padding="0cm" fo:border-left="1pt solid #000000" fo:border-right="1pt solid #000000" fo:border-top="none" fo:border-bottom="1pt solid #000000"/>
    </style:style>
    <style:style style:name="Таблица91.B3" style:family="table-cell">
      <style:table-cell-properties style:vertical-align="middle" fo:padding="0cm" fo:border-left="1pt solid #000000" fo:border-right="1pt solid #000000" fo:border-top="none" fo:border-bottom="1pt solid #000000"/>
    </style:style>
    <style:style style:name="Таблица90.A1.1.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90.B1.1" style:family="table-column">
      <style:table-column-properties style:rel-column-width="42486*"/>
    </style:style>
    <style:style style:name="Таблица90.B1.1" style:family="table-row">
      <style:table-row-properties style:row-height="1cm"/>
    </style:style>
    <style:style style:name="Таблица90.B1.1.1" style:family="table-cell">
      <style:table-cell-properties style:vertical-align="middle" fo:padding="0cm" fo:border="0.5pt solid #000000"/>
    </style:style>
    <style:style style:name="Таблица90.B1.2" style:family="table-row">
      <style:table-row-properties style:row-height="1.499cm"/>
    </style:style>
    <style:style style:name="Таблица90.B1.1.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90.A2.1" style:family="table-column">
      <style:table-column-properties style:rel-column-width="7097*"/>
    </style:style>
    <style:style style:name="Таблица90.A2.2" style:family="table-column">
      <style:table-column-properties style:rel-column-width="7091*"/>
    </style:style>
    <style:style style:name="Таблица90.A2.4" style:family="table-column">
      <style:table-column-properties style:rel-column-width="3546*"/>
    </style:style>
    <style:style style:name="Таблица90.A2.1.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90.C2.2" style:family="table-column">
      <style:table-column-properties style:rel-column-width="5328*"/>
    </style:style>
    <style:style style:name="Таблица90.C2.3" style:family="table-column">
      <style:table-column-properties style:rel-column-width="7037*"/>
    </style:style>
    <style:style style:name="Таблица90.C2.3.2" style:family="table-cell" style:data-style-name="N0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93" style:family="table">
      <style:table-properties style:width="18.489cm" table:align="left" style:may-break-between-rows="false"/>
    </style:style>
    <style:style style:name="Таблица93.A" style:family="table-column">
      <style:table-column-properties style:column-width="6.505cm"/>
    </style:style>
    <style:style style:name="Таблица93.B" style:family="table-column">
      <style:table-column-properties style:column-width="10.506cm"/>
    </style:style>
    <style:style style:name="Таблица93.C" style:family="table-column">
      <style:table-column-properties style:column-width="1.478cm"/>
    </style:style>
    <style:style style:name="Таблица93.A1.1" style:family="table-column">
      <style:table-column-properties style:column-width="1.002cm"/>
    </style:style>
    <style:style style:name="Таблица93.A1.2" style:family="table-column">
      <style:table-column-properties style:column-width="1cm"/>
    </style:style>
    <style:style style:name="Таблица93.A1.5" style:family="table-column">
      <style:table-column-properties style:column-width="1.499cm"/>
    </style:style>
    <style:style style:name="Таблица93.A1.6" style:family="table-column">
      <style:table-column-properties style:column-width="1.004cm"/>
    </style:style>
    <style:style style:name="Таблица93.A1.1" style:family="table-row">
      <style:table-row-properties style:row-height="0.499cm"/>
    </style:style>
    <style:style style:name="Таблица93.A1.1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94" style:family="table">
      <style:table-properties table:align="margins"/>
    </style:style>
    <style:style style:name="Таблица94.A" style:family="table-column">
      <style:table-column-properties style:rel-column-width="27451*"/>
    </style:style>
    <style:style style:name="Таблица94.B" style:family="table-column">
      <style:table-column-properties style:rel-column-width="38084*"/>
    </style:style>
    <style:style style:name="Таблица94.1" style:family="table-row">
      <style:table-row-properties style:row-height="2.499cm" fo:keep-together="always"/>
    </style:style>
    <style:style style:name="Таблица94.A1" style:family="table-cell">
      <style:table-cell-properties style:vertical-align="middle" fo:padding="0cm" fo:border-left="1pt solid #000000" fo:border-right="none" fo:border-top="1pt solid #000000" fo:border-bottom="1pt solid #000000"/>
    </style:style>
    <style:style style:name="Таблица94.B1" style:family="table-cell">
      <style:table-cell-properties style:vertical-align="middle" fo:padding="0cm" fo:border="1pt solid #000000"/>
    </style:style>
    <style:style style:name="Таблица94.2" style:family="table-row">
      <style:table-row-properties style:row-height="3.5cm" fo:keep-together="always"/>
    </style:style>
    <style:style style:name="Таблица94.A2" style:family="table-cell">
      <style:table-cell-properties style:vertical-align="middle" fo:padding="0cm" fo:border-left="1pt solid #000000" fo:border-right="none" fo:border-top="none" fo:border-bottom="1pt solid #000000"/>
    </style:style>
    <style:style style:name="Таблица94.B2" style:family="table-cell">
      <style:table-cell-properties fo:padding="0cm" fo:border-left="1pt solid #000000" fo:border-right="1pt solid #000000" fo:border-top="none" fo:border-bottom="1pt solid #000000"/>
    </style:style>
    <style:style style:name="Таблица94.B3" style:family="table-cell">
      <style:table-cell-properties style:vertical-align="middle" fo:padding="0cm" fo:border-left="1pt solid #000000" fo:border-right="1pt solid #000000" fo:border-top="none" fo:border-bottom="1pt solid #000000"/>
    </style:style>
    <style:style style:name="Таблица95" style:family="table">
      <style:table-properties table:align="margins"/>
    </style:style>
    <style:style style:name="Таблица95.A" style:family="table-column">
      <style:table-column-properties style:rel-column-width="16383*"/>
    </style:style>
    <style:style style:name="Таблица95.B" style:family="table-column">
      <style:table-column-properties style:rel-column-width="49152*"/>
    </style:style>
    <style:style style:name="Таблица95.1" style:family="table-row">
      <style:table-row-properties fo:keep-together="always"/>
    </style:style>
    <style:style style:name="Таблица95.A1" style:family="table-cell">
      <style:table-cell-properties style:vertical-align="bottom" fo:padding="0cm" fo:border-left="0.05pt solid #000000" fo:border-right="none" fo:border-top="0.05pt solid #000000" fo:border-bottom="0.05pt solid #000000"/>
    </style:style>
    <style:style style:name="Таблица95.B1.1" style:family="table-column">
      <style:table-column-properties style:rel-column-width="16384*"/>
    </style:style>
    <style:style style:name="Таблица95.B1.1" style:family="table-row">
      <style:table-row-properties style:row-height="1cm" fo:keep-together="always"/>
    </style:style>
    <style:style style:name="Таблица95.B1.1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95.B1.2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95.B1.3.1" style:family="table-cell">
      <style:table-cell-properties fo:padding="0cm" fo:border="0.05pt solid #000000"/>
    </style:style>
    <style:style style:name="Таблица95.B1.2" style:family="table-row">
      <style:table-row-properties style:row-height="1.499cm" fo:keep-together="always"/>
    </style:style>
    <style:style style:name="Таблица95.B1.1.2" style:family="table-cell">
      <style:table-cell-properties fo:padding="0cm" fo:border-left="0.05pt solid #000000" fo:border-right="none" fo:border-top="none" fo:border-bottom="0.05pt solid #000000"/>
    </style:style>
    <style:style style:name="Таблица95.B1.2.2" style:family="table-cell">
      <style:table-cell-properties fo:padding="0cm" fo:border-left="0.05pt solid #000000" fo:border-right="none" fo:border-top="none" fo:border-bottom="0.05pt solid #000000"/>
    </style:style>
    <style:style style:name="Таблица95.B1.3.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95.B1.3" style:family="table-row">
      <style:table-row-properties style:row-height="2cm" fo:keep-together="always"/>
    </style:style>
    <style:style style:name="Таблица95.B1.1.3" style:family="table-cell">
      <style:table-cell-properties fo:padding="0cm" fo:border-left="0.05pt solid #000000" fo:border-right="none" fo:border-top="none" fo:border-bottom="0.05pt solid #000000"/>
    </style:style>
    <style:style style:name="Таблица95.B1.2.3" style:family="table-cell">
      <style:table-cell-properties fo:padding="0cm" fo:border-left="0.05pt solid #000000" fo:border-right="none" fo:border-top="none" fo:border-bottom="0.05pt solid #000000"/>
    </style:style>
    <style:style style:name="Таблица95.B1.3.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95.B1.1.4" style:family="table-cell">
      <style:table-cell-properties fo:padding="0cm" fo:border-left="0.05pt solid #000000" fo:border-right="none" fo:border-top="none" fo:border-bottom="0.05pt solid #000000"/>
    </style:style>
    <style:style style:name="Таблица95.B1.2.4" style:family="table-cell">
      <style:table-cell-properties fo:padding="0cm" fo:border-left="0.05pt solid #000000" fo:border-right="none" fo:border-top="none" fo:border-bottom="0.05pt solid #000000"/>
    </style:style>
    <style:style style:name="Таблица95.B1.3.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93.A1.1.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93.C1.1.1" style:family="table-cell">
      <style:table-cell-properties style:vertical-align="middle" fo:padding="0cm" fo:border="0.5pt solid #000000"/>
    </style:style>
    <style:style style:name="Таблица93.C1.2" style:family="table-row">
      <style:table-row-properties style:row-height="1cm"/>
    </style:style>
    <style:style style:name="Таблица93.C1.1.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92" style:family="table">
      <style:table-properties table:align="margins" style:may-break-between-rows="false"/>
    </style:style>
    <style:style style:name="Таблица92.A" style:family="table-column">
      <style:table-column-properties style:rel-column-width="23049*"/>
    </style:style>
    <style:style style:name="Таблица92.B" style:family="table-column">
      <style:table-column-properties style:rel-column-width="24806*"/>
    </style:style>
    <style:style style:name="Таблица92.C" style:family="table-column">
      <style:table-column-properties style:rel-column-width="17680*"/>
    </style:style>
    <style:style style:name="Таблица92.A1.1" style:family="table-column">
      <style:table-column-properties style:rel-column-width="3551*"/>
    </style:style>
    <style:style style:name="Таблица92.A1.2" style:family="table-column">
      <style:table-column-properties style:rel-column-width="3545*"/>
    </style:style>
    <style:style style:name="Таблица92.A1.5" style:family="table-column">
      <style:table-column-properties style:rel-column-width="5315*"/>
    </style:style>
    <style:style style:name="Таблица92.A1.6" style:family="table-column">
      <style:table-column-properties style:rel-column-width="3548*"/>
    </style:style>
    <style:style style:name="Таблица92.A1.1" style:family="table-row">
      <style:table-row-properties style:row-height="0.499cm"/>
    </style:style>
    <style:style style:name="Таблица92.A1.1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97" style:family="table">
      <style:table-properties table:align="margins"/>
    </style:style>
    <style:style style:name="Таблица97.A" style:family="table-column">
      <style:table-column-properties style:rel-column-width="27451*"/>
    </style:style>
    <style:style style:name="Таблица97.B" style:family="table-column">
      <style:table-column-properties style:rel-column-width="38084*"/>
    </style:style>
    <style:style style:name="Таблица97.1" style:family="table-row">
      <style:table-row-properties style:row-height="2.499cm" fo:keep-together="always"/>
    </style:style>
    <style:style style:name="Таблица97.A1" style:family="table-cell">
      <style:table-cell-properties style:vertical-align="middle" fo:padding="0cm" fo:border-left="1pt solid #000000" fo:border-right="none" fo:border-top="1pt solid #000000" fo:border-bottom="1pt solid #000000"/>
    </style:style>
    <style:style style:name="Таблица97.B1" style:family="table-cell">
      <style:table-cell-properties style:vertical-align="middle" fo:padding="0cm" fo:border="1pt solid #000000"/>
    </style:style>
    <style:style style:name="Таблица97.2" style:family="table-row">
      <style:table-row-properties style:row-height="3.5cm" fo:keep-together="always"/>
    </style:style>
    <style:style style:name="Таблица97.A2" style:family="table-cell">
      <style:table-cell-properties style:vertical-align="middle" fo:padding="0cm" fo:border-left="1pt solid #000000" fo:border-right="none" fo:border-top="none" fo:border-bottom="1pt solid #000000"/>
    </style:style>
    <style:style style:name="Таблица97.B2" style:family="table-cell">
      <style:table-cell-properties fo:padding="0cm" fo:border-left="1pt solid #000000" fo:border-right="1pt solid #000000" fo:border-top="none" fo:border-bottom="1pt solid #000000"/>
    </style:style>
    <style:style style:name="Таблица97.B3" style:family="table-cell">
      <style:table-cell-properties style:vertical-align="middle" fo:padding="0cm" fo:border-left="1pt solid #000000" fo:border-right="1pt solid #000000" fo:border-top="none" fo:border-bottom="1pt solid #000000"/>
    </style:style>
    <style:style style:name="Таблица92.A1.1.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92.B1" style:family="table-cell">
      <style:table-cell-properties style:vertical-align="middle" fo:padding="0cm" fo:border="0.5pt solid #000000"/>
    </style:style>
    <style:style style:name="Таблица92.A2.1" style:family="table-column">
      <style:table-column-properties style:rel-column-width="7097*"/>
    </style:style>
    <style:style style:name="Таблица92.A2.2" style:family="table-column">
      <style:table-column-properties style:rel-column-width="7091*"/>
    </style:style>
    <style:style style:name="Таблица92.A2.4" style:family="table-column">
      <style:table-column-properties style:rel-column-width="3546*"/>
    </style:style>
    <style:style style:name="Таблица92.A2.1.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92.C2.2" style:family="table-column">
      <style:table-column-properties style:rel-column-width="5328*"/>
    </style:style>
    <style:style style:name="Таблица92.C2.3" style:family="table-column">
      <style:table-column-properties style:rel-column-width="7037*"/>
    </style:style>
    <style:style style:name="Таблица92.C2.3.2" style:family="table-cell" style:data-style-name="N0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92.C2.3" style:family="table-row">
      <style:table-row-properties style:row-height="1.499cm"/>
    </style:style>
    <style:style style:name="Таблица92.C2.1.3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98" style:family="table">
      <style:table-properties table:align="margins" style:may-break-between-rows="false"/>
    </style:style>
    <style:style style:name="Таблица98.A" style:family="table-column">
      <style:table-column-properties style:rel-column-width="23049*"/>
    </style:style>
    <style:style style:name="Таблица98.B" style:family="table-column">
      <style:table-column-properties style:rel-column-width="24806*"/>
    </style:style>
    <style:style style:name="Таблица98.C" style:family="table-column">
      <style:table-column-properties style:rel-column-width="17680*"/>
    </style:style>
    <style:style style:name="Таблица98.A1.1" style:family="table-column">
      <style:table-column-properties style:rel-column-width="3551*"/>
    </style:style>
    <style:style style:name="Таблица98.A1.2" style:family="table-column">
      <style:table-column-properties style:rel-column-width="3545*"/>
    </style:style>
    <style:style style:name="Таблица98.A1.5" style:family="table-column">
      <style:table-column-properties style:rel-column-width="5315*"/>
    </style:style>
    <style:style style:name="Таблица98.A1.6" style:family="table-column">
      <style:table-column-properties style:rel-column-width="3548*"/>
    </style:style>
    <style:style style:name="Таблица98.A1.1" style:family="table-row">
      <style:table-row-properties style:row-height="0.499cm"/>
    </style:style>
    <style:style style:name="Таблица98.A1.1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99" style:family="table">
      <style:table-properties table:align="margins"/>
    </style:style>
    <style:style style:name="Таблица99.A" style:family="table-column">
      <style:table-column-properties style:rel-column-width="27451*"/>
    </style:style>
    <style:style style:name="Таблица99.B" style:family="table-column">
      <style:table-column-properties style:rel-column-width="38084*"/>
    </style:style>
    <style:style style:name="Таблица99.1" style:family="table-row">
      <style:table-row-properties style:row-height="2.499cm" fo:keep-together="always"/>
    </style:style>
    <style:style style:name="Таблица99.A1" style:family="table-cell">
      <style:table-cell-properties style:vertical-align="middle" fo:padding="0cm" fo:border-left="1pt solid #000000" fo:border-right="none" fo:border-top="1pt solid #000000" fo:border-bottom="1pt solid #000000"/>
    </style:style>
    <style:style style:name="Таблица99.B1" style:family="table-cell">
      <style:table-cell-properties style:vertical-align="middle" fo:padding="0cm" fo:border="1pt solid #000000"/>
    </style:style>
    <style:style style:name="Таблица99.2" style:family="table-row">
      <style:table-row-properties style:row-height="3.5cm" fo:keep-together="always"/>
    </style:style>
    <style:style style:name="Таблица99.A2" style:family="table-cell">
      <style:table-cell-properties style:vertical-align="middle" fo:padding="0cm" fo:border-left="1pt solid #000000" fo:border-right="none" fo:border-top="none" fo:border-bottom="1pt solid #000000"/>
    </style:style>
    <style:style style:name="Таблица99.B2" style:family="table-cell">
      <style:table-cell-properties fo:padding="0cm" fo:border-left="1pt solid #000000" fo:border-right="1pt solid #000000" fo:border-top="none" fo:border-bottom="1pt solid #000000"/>
    </style:style>
    <style:style style:name="Таблица99.B3" style:family="table-cell">
      <style:table-cell-properties style:vertical-align="middle" fo:padding="0cm" fo:border-left="1pt solid #000000" fo:border-right="1pt solid #000000" fo:border-top="none" fo:border-bottom="1pt solid #000000"/>
    </style:style>
    <style:style style:name="Таблица98.A1.1.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98.B1" style:family="table-cell">
      <style:table-cell-properties style:vertical-align="middle" fo:padding="0cm" fo:border="0.5pt solid #000000"/>
    </style:style>
    <style:style style:name="Таблица98.A2.1" style:family="table-column">
      <style:table-column-properties style:rel-column-width="7097*"/>
    </style:style>
    <style:style style:name="Таблица98.A2.2" style:family="table-column">
      <style:table-column-properties style:rel-column-width="7091*"/>
    </style:style>
    <style:style style:name="Таблица98.A2.4" style:family="table-column">
      <style:table-column-properties style:rel-column-width="3546*"/>
    </style:style>
    <style:style style:name="Таблица98.A2.1.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100" style:family="table">
      <style:table-properties table:align="margins"/>
    </style:style>
    <style:style style:name="Таблица100.A" style:family="table-column">
      <style:table-column-properties style:rel-column-width="16383*"/>
    </style:style>
    <style:style style:name="Таблица100.B" style:family="table-column">
      <style:table-column-properties style:rel-column-width="49152*"/>
    </style:style>
    <style:style style:name="Таблица100.1" style:family="table-row">
      <style:table-row-properties fo:keep-together="always"/>
    </style:style>
    <style:style style:name="Таблица100.A1" style:family="table-cell">
      <style:table-cell-properties style:vertical-align="bottom" fo:padding="0cm" fo:border-left="0.05pt solid #000000" fo:border-right="none" fo:border-top="0.05pt solid #000000" fo:border-bottom="0.05pt solid #000000"/>
    </style:style>
    <style:style style:name="Таблица100.B1.1" style:family="table-column">
      <style:table-column-properties style:rel-column-width="16384*"/>
    </style:style>
    <style:style style:name="Таблица100.B1.1" style:family="table-row">
      <style:table-row-properties style:row-height="1cm" fo:keep-together="always"/>
    </style:style>
    <style:style style:name="Таблица100.B1.1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100.B1.2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100.B1.3.1" style:family="table-cell">
      <style:table-cell-properties fo:padding="0cm" fo:border="0.05pt solid #000000"/>
    </style:style>
    <style:style style:name="Таблица100.B1.2" style:family="table-row">
      <style:table-row-properties style:row-height="1.499cm" fo:keep-together="always"/>
    </style:style>
    <style:style style:name="Таблица100.B1.1.2" style:family="table-cell">
      <style:table-cell-properties fo:padding="0cm" fo:border-left="0.05pt solid #000000" fo:border-right="none" fo:border-top="none" fo:border-bottom="0.05pt solid #000000"/>
    </style:style>
    <style:style style:name="Таблица100.B1.2.2" style:family="table-cell">
      <style:table-cell-properties fo:padding="0cm" fo:border-left="0.05pt solid #000000" fo:border-right="none" fo:border-top="none" fo:border-bottom="0.05pt solid #000000"/>
    </style:style>
    <style:style style:name="Таблица100.B1.3.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00.B1.3" style:family="table-row">
      <style:table-row-properties style:row-height="2cm" fo:keep-together="always"/>
    </style:style>
    <style:style style:name="Таблица100.B1.1.3" style:family="table-cell">
      <style:table-cell-properties fo:padding="0cm" fo:border-left="0.05pt solid #000000" fo:border-right="none" fo:border-top="none" fo:border-bottom="0.05pt solid #000000"/>
    </style:style>
    <style:style style:name="Таблица100.B1.2.3" style:family="table-cell">
      <style:table-cell-properties fo:padding="0cm" fo:border-left="0.05pt solid #000000" fo:border-right="none" fo:border-top="none" fo:border-bottom="0.05pt solid #000000"/>
    </style:style>
    <style:style style:name="Таблица100.B1.3.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00.B1.1.4" style:family="table-cell">
      <style:table-cell-properties fo:padding="0cm" fo:border-left="0.05pt solid #000000" fo:border-right="none" fo:border-top="none" fo:border-bottom="0.05pt solid #000000"/>
    </style:style>
    <style:style style:name="Таблица100.B1.2.4" style:family="table-cell">
      <style:table-cell-properties fo:padding="0cm" fo:border-left="0.05pt solid #000000" fo:border-right="none" fo:border-top="none" fo:border-bottom="0.05pt solid #000000"/>
    </style:style>
    <style:style style:name="Таблица100.B1.3.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98.C2.2" style:family="table-column">
      <style:table-column-properties style:rel-column-width="5328*"/>
    </style:style>
    <style:style style:name="Таблица98.C2.3" style:family="table-column">
      <style:table-column-properties style:rel-column-width="7037*"/>
    </style:style>
    <style:style style:name="Таблица98.C2.3.2" style:family="table-cell" style:data-style-name="N0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98.C2.3" style:family="table-row">
      <style:table-row-properties style:row-height="1.499cm"/>
    </style:style>
    <style:style style:name="Таблица98.C2.1.3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101" style:family="table">
      <style:table-properties table:align="margins" style:may-break-between-rows="false"/>
    </style:style>
    <style:style style:name="Таблица101.A" style:family="table-column">
      <style:table-column-properties style:rel-column-width="23049*"/>
    </style:style>
    <style:style style:name="Таблица101.B" style:family="table-column">
      <style:table-column-properties style:rel-column-width="24806*"/>
    </style:style>
    <style:style style:name="Таблица101.C" style:family="table-column">
      <style:table-column-properties style:rel-column-width="17680*"/>
    </style:style>
    <style:style style:name="Таблица101.A1.1" style:family="table-column">
      <style:table-column-properties style:rel-column-width="3551*"/>
    </style:style>
    <style:style style:name="Таблица101.A1.2" style:family="table-column">
      <style:table-column-properties style:rel-column-width="3545*"/>
    </style:style>
    <style:style style:name="Таблица101.A1.5" style:family="table-column">
      <style:table-column-properties style:rel-column-width="5315*"/>
    </style:style>
    <style:style style:name="Таблица101.A1.6" style:family="table-column">
      <style:table-column-properties style:rel-column-width="3548*"/>
    </style:style>
    <style:style style:name="Таблица101.A1.1" style:family="table-row">
      <style:table-row-properties style:row-height="0.499cm"/>
    </style:style>
    <style:style style:name="Таблица101.A1.1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102" style:family="table">
      <style:table-properties table:align="margins"/>
    </style:style>
    <style:style style:name="Таблица102.A" style:family="table-column">
      <style:table-column-properties style:rel-column-width="27451*"/>
    </style:style>
    <style:style style:name="Таблица102.B" style:family="table-column">
      <style:table-column-properties style:rel-column-width="38084*"/>
    </style:style>
    <style:style style:name="Таблица102.1" style:family="table-row">
      <style:table-row-properties style:row-height="2.499cm" fo:keep-together="always"/>
    </style:style>
    <style:style style:name="Таблица102.A1" style:family="table-cell">
      <style:table-cell-properties style:vertical-align="middle" fo:padding="0cm" fo:border-left="1pt solid #000000" fo:border-right="none" fo:border-top="1pt solid #000000" fo:border-bottom="1pt solid #000000"/>
    </style:style>
    <style:style style:name="Таблица102.B1" style:family="table-cell">
      <style:table-cell-properties style:vertical-align="middle" fo:padding="0cm" fo:border="1pt solid #000000"/>
    </style:style>
    <style:style style:name="Таблица102.2" style:family="table-row">
      <style:table-row-properties style:row-height="3.5cm" fo:keep-together="always"/>
    </style:style>
    <style:style style:name="Таблица102.A2" style:family="table-cell">
      <style:table-cell-properties style:vertical-align="middle" fo:padding="0cm" fo:border-left="1pt solid #000000" fo:border-right="none" fo:border-top="none" fo:border-bottom="1pt solid #000000"/>
    </style:style>
    <style:style style:name="Таблица102.B2" style:family="table-cell">
      <style:table-cell-properties fo:padding="0cm" fo:border-left="1pt solid #000000" fo:border-right="1pt solid #000000" fo:border-top="none" fo:border-bottom="1pt solid #000000"/>
    </style:style>
    <style:style style:name="Таблица102.B3" style:family="table-cell">
      <style:table-cell-properties style:vertical-align="middle" fo:padding="0cm" fo:border-left="1pt solid #000000" fo:border-right="1pt solid #000000" fo:border-top="none" fo:border-bottom="1pt solid #000000"/>
    </style:style>
    <style:style style:name="Таблица101.A1.1.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101.B1.1" style:family="table-column">
      <style:table-column-properties style:rel-column-width="42486*"/>
    </style:style>
    <style:style style:name="Таблица101.B1.1" style:family="table-row">
      <style:table-row-properties style:row-height="1cm"/>
    </style:style>
    <style:style style:name="Таблица101.B1.1.1" style:family="table-cell">
      <style:table-cell-properties style:vertical-align="middle" fo:padding="0cm" fo:border="0.5pt solid #000000"/>
    </style:style>
    <style:style style:name="Таблица101.B1.2" style:family="table-row">
      <style:table-row-properties style:row-height="1.499cm"/>
    </style:style>
    <style:style style:name="Таблица101.B1.1.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101.A2.1" style:family="table-column">
      <style:table-column-properties style:rel-column-width="7097*"/>
    </style:style>
    <style:style style:name="Таблица101.A2.2" style:family="table-column">
      <style:table-column-properties style:rel-column-width="7091*"/>
    </style:style>
    <style:style style:name="Таблица101.A2.4" style:family="table-column">
      <style:table-column-properties style:rel-column-width="3546*"/>
    </style:style>
    <style:style style:name="Таблица101.A2.1.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103" style:family="table">
      <style:table-properties table:align="margins"/>
    </style:style>
    <style:style style:name="Таблица103.A" style:family="table-column">
      <style:table-column-properties style:rel-column-width="16383*"/>
    </style:style>
    <style:style style:name="Таблица103.B" style:family="table-column">
      <style:table-column-properties style:rel-column-width="49152*"/>
    </style:style>
    <style:style style:name="Таблица103.1" style:family="table-row">
      <style:table-row-properties fo:keep-together="always"/>
    </style:style>
    <style:style style:name="Таблица103.A1" style:family="table-cell">
      <style:table-cell-properties style:vertical-align="bottom" fo:padding="0cm" fo:border-left="0.05pt solid #000000" fo:border-right="none" fo:border-top="0.05pt solid #000000" fo:border-bottom="0.05pt solid #000000"/>
    </style:style>
    <style:style style:name="Таблица103.B1.1" style:family="table-column">
      <style:table-column-properties style:rel-column-width="16384*"/>
    </style:style>
    <style:style style:name="Таблица103.B1.1" style:family="table-row">
      <style:table-row-properties style:row-height="1cm" fo:keep-together="always"/>
    </style:style>
    <style:style style:name="Таблица103.B1.1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103.B1.2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103.B1.3.1" style:family="table-cell">
      <style:table-cell-properties fo:padding="0cm" fo:border="0.05pt solid #000000"/>
    </style:style>
    <style:style style:name="Таблица103.B1.2" style:family="table-row">
      <style:table-row-properties style:row-height="1.499cm" fo:keep-together="always"/>
    </style:style>
    <style:style style:name="Таблица103.B1.1.2" style:family="table-cell">
      <style:table-cell-properties fo:padding="0cm" fo:border-left="0.05pt solid #000000" fo:border-right="none" fo:border-top="none" fo:border-bottom="0.05pt solid #000000"/>
    </style:style>
    <style:style style:name="Таблица103.B1.2.2" style:family="table-cell">
      <style:table-cell-properties fo:padding="0cm" fo:border-left="0.05pt solid #000000" fo:border-right="none" fo:border-top="none" fo:border-bottom="0.05pt solid #000000"/>
    </style:style>
    <style:style style:name="Таблица103.B1.3.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03.B1.3" style:family="table-row">
      <style:table-row-properties style:row-height="2cm" fo:keep-together="always"/>
    </style:style>
    <style:style style:name="Таблица103.B1.1.3" style:family="table-cell">
      <style:table-cell-properties fo:padding="0cm" fo:border-left="0.05pt solid #000000" fo:border-right="none" fo:border-top="none" fo:border-bottom="0.05pt solid #000000"/>
    </style:style>
    <style:style style:name="Таблица103.B1.2.3" style:family="table-cell">
      <style:table-cell-properties fo:padding="0cm" fo:border-left="0.05pt solid #000000" fo:border-right="none" fo:border-top="none" fo:border-bottom="0.05pt solid #000000"/>
    </style:style>
    <style:style style:name="Таблица103.B1.3.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03.B1.1.4" style:family="table-cell">
      <style:table-cell-properties fo:padding="0cm" fo:border-left="0.05pt solid #000000" fo:border-right="none" fo:border-top="none" fo:border-bottom="0.05pt solid #000000"/>
    </style:style>
    <style:style style:name="Таблица103.B1.2.4" style:family="table-cell">
      <style:table-cell-properties fo:padding="0cm" fo:border-left="0.05pt solid #000000" fo:border-right="none" fo:border-top="none" fo:border-bottom="0.05pt solid #000000"/>
    </style:style>
    <style:style style:name="Таблица103.B1.3.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01.C2.2" style:family="table-column">
      <style:table-column-properties style:rel-column-width="5328*"/>
    </style:style>
    <style:style style:name="Таблица101.C2.3" style:family="table-column">
      <style:table-column-properties style:rel-column-width="7037*"/>
    </style:style>
    <style:style style:name="Таблица101.C2.3.2" style:family="table-cell" style:data-style-name="N0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104" style:family="table">
      <style:table-properties style:width="18.489cm" table:align="left" style:may-break-between-rows="false"/>
    </style:style>
    <style:style style:name="Таблица104.A" style:family="table-column">
      <style:table-column-properties style:column-width="6.505cm"/>
    </style:style>
    <style:style style:name="Таблица104.B" style:family="table-column">
      <style:table-column-properties style:column-width="10.506cm"/>
    </style:style>
    <style:style style:name="Таблица104.C" style:family="table-column">
      <style:table-column-properties style:column-width="1.478cm"/>
    </style:style>
    <style:style style:name="Таблица104.A1.1" style:family="table-column">
      <style:table-column-properties style:column-width="1.002cm"/>
    </style:style>
    <style:style style:name="Таблица104.A1.2" style:family="table-column">
      <style:table-column-properties style:column-width="1cm"/>
    </style:style>
    <style:style style:name="Таблица104.A1.5" style:family="table-column">
      <style:table-column-properties style:column-width="1.499cm"/>
    </style:style>
    <style:style style:name="Таблица104.A1.6" style:family="table-column">
      <style:table-column-properties style:column-width="1.004cm"/>
    </style:style>
    <style:style style:name="Таблица104.A1.1" style:family="table-row">
      <style:table-row-properties style:row-height="0.499cm"/>
    </style:style>
    <style:style style:name="Таблица104.A1.1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105" style:family="table">
      <style:table-properties table:align="margins"/>
    </style:style>
    <style:style style:name="Таблица105.A" style:family="table-column">
      <style:table-column-properties style:rel-column-width="27451*"/>
    </style:style>
    <style:style style:name="Таблица105.B" style:family="table-column">
      <style:table-column-properties style:rel-column-width="38084*"/>
    </style:style>
    <style:style style:name="Таблица105.1" style:family="table-row">
      <style:table-row-properties style:row-height="2.499cm" fo:keep-together="always"/>
    </style:style>
    <style:style style:name="Таблица105.A1" style:family="table-cell">
      <style:table-cell-properties style:vertical-align="middle" fo:padding="0cm" fo:border-left="1pt solid #000000" fo:border-right="none" fo:border-top="1pt solid #000000" fo:border-bottom="1pt solid #000000"/>
    </style:style>
    <style:style style:name="Таблица105.B1" style:family="table-cell">
      <style:table-cell-properties style:vertical-align="middle" fo:padding="0cm" fo:border="1pt solid #000000"/>
    </style:style>
    <style:style style:name="Таблица105.2" style:family="table-row">
      <style:table-row-properties style:row-height="3.5cm" fo:keep-together="always"/>
    </style:style>
    <style:style style:name="Таблица105.A2" style:family="table-cell">
      <style:table-cell-properties style:vertical-align="middle" fo:padding="0cm" fo:border-left="1pt solid #000000" fo:border-right="none" fo:border-top="none" fo:border-bottom="1pt solid #000000"/>
    </style:style>
    <style:style style:name="Таблица105.B2" style:family="table-cell">
      <style:table-cell-properties fo:padding="0cm" fo:border-left="1pt solid #000000" fo:border-right="1pt solid #000000" fo:border-top="none" fo:border-bottom="1pt solid #000000"/>
    </style:style>
    <style:style style:name="Таблица105.B3" style:family="table-cell">
      <style:table-cell-properties style:vertical-align="middle" fo:padding="0cm" fo:border-left="1pt solid #000000" fo:border-right="1pt solid #000000" fo:border-top="none" fo:border-bottom="1pt solid #000000"/>
    </style:style>
    <style:style style:name="Таблица106" style:family="table">
      <style:table-properties table:align="margins"/>
    </style:style>
    <style:style style:name="Таблица106.A" style:family="table-column">
      <style:table-column-properties style:rel-column-width="16383*"/>
    </style:style>
    <style:style style:name="Таблица106.B" style:family="table-column">
      <style:table-column-properties style:rel-column-width="49152*"/>
    </style:style>
    <style:style style:name="Таблица106.1" style:family="table-row">
      <style:table-row-properties fo:keep-together="always"/>
    </style:style>
    <style:style style:name="Таблица106.A1" style:family="table-cell">
      <style:table-cell-properties style:vertical-align="bottom" fo:padding="0cm" fo:border-left="0.05pt solid #000000" fo:border-right="none" fo:border-top="0.05pt solid #000000" fo:border-bottom="0.05pt solid #000000"/>
    </style:style>
    <style:style style:name="Таблица106.B1.1" style:family="table-column">
      <style:table-column-properties style:rel-column-width="16384*"/>
    </style:style>
    <style:style style:name="Таблица106.B1.1" style:family="table-row">
      <style:table-row-properties style:row-height="1cm" fo:keep-together="always"/>
    </style:style>
    <style:style style:name="Таблица106.B1.1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106.B1.2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106.B1.3.1" style:family="table-cell">
      <style:table-cell-properties fo:padding="0cm" fo:border="0.05pt solid #000000"/>
    </style:style>
    <style:style style:name="Таблица106.B1.2" style:family="table-row">
      <style:table-row-properties style:row-height="1.499cm" fo:keep-together="always"/>
    </style:style>
    <style:style style:name="Таблица106.B1.1.2" style:family="table-cell">
      <style:table-cell-properties fo:padding="0cm" fo:border-left="0.05pt solid #000000" fo:border-right="none" fo:border-top="none" fo:border-bottom="0.05pt solid #000000"/>
    </style:style>
    <style:style style:name="Таблица106.B1.2.2" style:family="table-cell">
      <style:table-cell-properties fo:padding="0cm" fo:border-left="0.05pt solid #000000" fo:border-right="none" fo:border-top="none" fo:border-bottom="0.05pt solid #000000"/>
    </style:style>
    <style:style style:name="Таблица106.B1.3.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06.B1.3" style:family="table-row">
      <style:table-row-properties style:row-height="2cm" fo:keep-together="always"/>
    </style:style>
    <style:style style:name="Таблица106.B1.1.3" style:family="table-cell">
      <style:table-cell-properties fo:padding="0cm" fo:border-left="0.05pt solid #000000" fo:border-right="none" fo:border-top="none" fo:border-bottom="0.05pt solid #000000"/>
    </style:style>
    <style:style style:name="Таблица106.B1.2.3" style:family="table-cell">
      <style:table-cell-properties fo:padding="0cm" fo:border-left="0.05pt solid #000000" fo:border-right="none" fo:border-top="none" fo:border-bottom="0.05pt solid #000000"/>
    </style:style>
    <style:style style:name="Таблица106.B1.3.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06.B1.1.4" style:family="table-cell">
      <style:table-cell-properties fo:padding="0cm" fo:border-left="0.05pt solid #000000" fo:border-right="none" fo:border-top="none" fo:border-bottom="0.05pt solid #000000"/>
    </style:style>
    <style:style style:name="Таблица106.B1.2.4" style:family="table-cell">
      <style:table-cell-properties fo:padding="0cm" fo:border-left="0.05pt solid #000000" fo:border-right="none" fo:border-top="none" fo:border-bottom="0.05pt solid #000000"/>
    </style:style>
    <style:style style:name="Таблица106.B1.3.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04.A1.1.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104.C1.1.1" style:family="table-cell">
      <style:table-cell-properties style:vertical-align="middle" fo:padding="0cm" fo:border="0.5pt solid #000000"/>
    </style:style>
    <style:style style:name="Таблица104.C1.2" style:family="table-row">
      <style:table-row-properties style:row-height="1cm"/>
    </style:style>
    <style:style style:name="Таблица104.C1.1.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107" style:family="table">
      <style:table-properties style:width="18.489cm" table:align="left" style:may-break-between-rows="false"/>
    </style:style>
    <style:style style:name="Таблица107.A" style:family="table-column">
      <style:table-column-properties style:column-width="6.505cm"/>
    </style:style>
    <style:style style:name="Таблица107.B" style:family="table-column">
      <style:table-column-properties style:column-width="10.506cm"/>
    </style:style>
    <style:style style:name="Таблица107.C" style:family="table-column">
      <style:table-column-properties style:column-width="1.478cm"/>
    </style:style>
    <style:style style:name="Таблица107.A1.1" style:family="table-column">
      <style:table-column-properties style:column-width="1.002cm"/>
    </style:style>
    <style:style style:name="Таблица107.A1.2" style:family="table-column">
      <style:table-column-properties style:column-width="1cm"/>
    </style:style>
    <style:style style:name="Таблица107.A1.5" style:family="table-column">
      <style:table-column-properties style:column-width="1.499cm"/>
    </style:style>
    <style:style style:name="Таблица107.A1.6" style:family="table-column">
      <style:table-column-properties style:column-width="1.004cm"/>
    </style:style>
    <style:style style:name="Таблица107.A1.1" style:family="table-row">
      <style:table-row-properties style:row-height="0.499cm"/>
    </style:style>
    <style:style style:name="Таблица107.A1.1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108" style:family="table">
      <style:table-properties table:align="margins"/>
    </style:style>
    <style:style style:name="Таблица108.A" style:family="table-column">
      <style:table-column-properties style:rel-column-width="27451*"/>
    </style:style>
    <style:style style:name="Таблица108.B" style:family="table-column">
      <style:table-column-properties style:rel-column-width="38084*"/>
    </style:style>
    <style:style style:name="Таблица108.1" style:family="table-row">
      <style:table-row-properties style:row-height="2.499cm" fo:keep-together="always"/>
    </style:style>
    <style:style style:name="Таблица108.A1" style:family="table-cell">
      <style:table-cell-properties style:vertical-align="middle" fo:padding="0cm" fo:border-left="1pt solid #000000" fo:border-right="none" fo:border-top="1pt solid #000000" fo:border-bottom="1pt solid #000000"/>
    </style:style>
    <style:style style:name="Таблица108.B1" style:family="table-cell">
      <style:table-cell-properties style:vertical-align="middle" fo:padding="0cm" fo:border="1pt solid #000000"/>
    </style:style>
    <style:style style:name="Таблица108.2" style:family="table-row">
      <style:table-row-properties style:row-height="3.5cm" fo:keep-together="always"/>
    </style:style>
    <style:style style:name="Таблица108.A2" style:family="table-cell">
      <style:table-cell-properties style:vertical-align="middle" fo:padding="0cm" fo:border-left="1pt solid #000000" fo:border-right="none" fo:border-top="none" fo:border-bottom="1pt solid #000000"/>
    </style:style>
    <style:style style:name="Таблица108.B2" style:family="table-cell">
      <style:table-cell-properties fo:padding="0cm" fo:border-left="1pt solid #000000" fo:border-right="1pt solid #000000" fo:border-top="none" fo:border-bottom="1pt solid #000000"/>
    </style:style>
    <style:style style:name="Таблица108.B3" style:family="table-cell">
      <style:table-cell-properties style:vertical-align="middle" fo:padding="0cm" fo:border-left="1pt solid #000000" fo:border-right="1pt solid #000000" fo:border-top="none" fo:border-bottom="1pt solid #000000"/>
    </style:style>
    <style:style style:name="Таблица109" style:family="table">
      <style:table-properties table:align="margins"/>
    </style:style>
    <style:style style:name="Таблица109.A" style:family="table-column">
      <style:table-column-properties style:rel-column-width="16383*"/>
    </style:style>
    <style:style style:name="Таблица109.B" style:family="table-column">
      <style:table-column-properties style:rel-column-width="49152*"/>
    </style:style>
    <style:style style:name="Таблица109.1" style:family="table-row">
      <style:table-row-properties fo:keep-together="always"/>
    </style:style>
    <style:style style:name="Таблица109.A1" style:family="table-cell">
      <style:table-cell-properties style:vertical-align="bottom" fo:padding="0cm" fo:border-left="0.05pt solid #000000" fo:border-right="none" fo:border-top="0.05pt solid #000000" fo:border-bottom="0.05pt solid #000000"/>
    </style:style>
    <style:style style:name="Таблица109.B1.1" style:family="table-column">
      <style:table-column-properties style:rel-column-width="16384*"/>
    </style:style>
    <style:style style:name="Таблица109.B1.1" style:family="table-row">
      <style:table-row-properties style:row-height="1cm" fo:keep-together="always"/>
    </style:style>
    <style:style style:name="Таблица109.B1.1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109.B1.2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109.B1.3.1" style:family="table-cell">
      <style:table-cell-properties fo:padding="0cm" fo:border="0.05pt solid #000000"/>
    </style:style>
    <style:style style:name="Таблица109.B1.2" style:family="table-row">
      <style:table-row-properties style:row-height="1.499cm" fo:keep-together="always"/>
    </style:style>
    <style:style style:name="Таблица109.B1.1.2" style:family="table-cell">
      <style:table-cell-properties fo:padding="0cm" fo:border-left="0.05pt solid #000000" fo:border-right="none" fo:border-top="none" fo:border-bottom="0.05pt solid #000000"/>
    </style:style>
    <style:style style:name="Таблица109.B1.2.2" style:family="table-cell">
      <style:table-cell-properties fo:padding="0cm" fo:border-left="0.05pt solid #000000" fo:border-right="none" fo:border-top="none" fo:border-bottom="0.05pt solid #000000"/>
    </style:style>
    <style:style style:name="Таблица109.B1.3.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09.B1.3" style:family="table-row">
      <style:table-row-properties style:row-height="2cm" fo:keep-together="always"/>
    </style:style>
    <style:style style:name="Таблица109.B1.1.3" style:family="table-cell">
      <style:table-cell-properties fo:padding="0cm" fo:border-left="0.05pt solid #000000" fo:border-right="none" fo:border-top="none" fo:border-bottom="0.05pt solid #000000"/>
    </style:style>
    <style:style style:name="Таблица109.B1.2.3" style:family="table-cell">
      <style:table-cell-properties fo:padding="0cm" fo:border-left="0.05pt solid #000000" fo:border-right="none" fo:border-top="none" fo:border-bottom="0.05pt solid #000000"/>
    </style:style>
    <style:style style:name="Таблица109.B1.3.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09.B1.1.4" style:family="table-cell">
      <style:table-cell-properties fo:padding="0cm" fo:border-left="0.05pt solid #000000" fo:border-right="none" fo:border-top="none" fo:border-bottom="0.05pt solid #000000"/>
    </style:style>
    <style:style style:name="Таблица109.B1.2.4" style:family="table-cell">
      <style:table-cell-properties fo:padding="0cm" fo:border-left="0.05pt solid #000000" fo:border-right="none" fo:border-top="none" fo:border-bottom="0.05pt solid #000000"/>
    </style:style>
    <style:style style:name="Таблица109.B1.3.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07.A1.1.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107.C1.1.1" style:family="table-cell">
      <style:table-cell-properties style:vertical-align="middle" fo:padding="0cm" fo:border="0.5pt solid #000000"/>
    </style:style>
    <style:style style:name="Таблица107.C1.2" style:family="table-row">
      <style:table-row-properties style:row-height="1cm"/>
    </style:style>
    <style:style style:name="Таблица107.C1.1.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110" style:family="table">
      <style:table-properties table:align="margins" style:may-break-between-rows="false"/>
    </style:style>
    <style:style style:name="Таблица110.A" style:family="table-column">
      <style:table-column-properties style:rel-column-width="23049*"/>
    </style:style>
    <style:style style:name="Таблица110.B" style:family="table-column">
      <style:table-column-properties style:rel-column-width="24806*"/>
    </style:style>
    <style:style style:name="Таблица110.C" style:family="table-column">
      <style:table-column-properties style:rel-column-width="17680*"/>
    </style:style>
    <style:style style:name="Таблица110.A1.1" style:family="table-column">
      <style:table-column-properties style:rel-column-width="3551*"/>
    </style:style>
    <style:style style:name="Таблица110.A1.2" style:family="table-column">
      <style:table-column-properties style:rel-column-width="3545*"/>
    </style:style>
    <style:style style:name="Таблица110.A1.5" style:family="table-column">
      <style:table-column-properties style:rel-column-width="5315*"/>
    </style:style>
    <style:style style:name="Таблица110.A1.6" style:family="table-column">
      <style:table-column-properties style:rel-column-width="3548*"/>
    </style:style>
    <style:style style:name="Таблица110.A1.1" style:family="table-row">
      <style:table-row-properties style:row-height="0.499cm"/>
    </style:style>
    <style:style style:name="Таблица110.A1.1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111" style:family="table">
      <style:table-properties table:align="margins"/>
    </style:style>
    <style:style style:name="Таблица111.A" style:family="table-column">
      <style:table-column-properties style:rel-column-width="27451*"/>
    </style:style>
    <style:style style:name="Таблица111.B" style:family="table-column">
      <style:table-column-properties style:rel-column-width="38084*"/>
    </style:style>
    <style:style style:name="Таблица111.1" style:family="table-row">
      <style:table-row-properties style:row-height="2.499cm" fo:keep-together="always"/>
    </style:style>
    <style:style style:name="Таблица111.A1" style:family="table-cell">
      <style:table-cell-properties style:vertical-align="middle" fo:padding="0cm" fo:border-left="1pt solid #000000" fo:border-right="none" fo:border-top="1pt solid #000000" fo:border-bottom="1pt solid #000000"/>
    </style:style>
    <style:style style:name="Таблица111.B1" style:family="table-cell">
      <style:table-cell-properties style:vertical-align="middle" fo:padding="0cm" fo:border="1pt solid #000000"/>
    </style:style>
    <style:style style:name="Таблица111.2" style:family="table-row">
      <style:table-row-properties style:row-height="3.5cm" fo:keep-together="always"/>
    </style:style>
    <style:style style:name="Таблица111.A2" style:family="table-cell">
      <style:table-cell-properties style:vertical-align="middle" fo:padding="0cm" fo:border-left="1pt solid #000000" fo:border-right="none" fo:border-top="none" fo:border-bottom="1pt solid #000000"/>
    </style:style>
    <style:style style:name="Таблица111.B2" style:family="table-cell">
      <style:table-cell-properties fo:padding="0cm" fo:border-left="1pt solid #000000" fo:border-right="1pt solid #000000" fo:border-top="none" fo:border-bottom="1pt solid #000000"/>
    </style:style>
    <style:style style:name="Таблица111.B3" style:family="table-cell">
      <style:table-cell-properties style:vertical-align="middle" fo:padding="0cm" fo:border-left="1pt solid #000000" fo:border-right="1pt solid #000000" fo:border-top="none" fo:border-bottom="1pt solid #000000"/>
    </style:style>
    <style:style style:name="Таблица110.A1.1.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110.B1.1" style:family="table-column">
      <style:table-column-properties style:rel-column-width="42486*"/>
    </style:style>
    <style:style style:name="Таблица110.B1.1" style:family="table-row">
      <style:table-row-properties style:row-height="1cm"/>
    </style:style>
    <style:style style:name="Таблица110.B1.1.1" style:family="table-cell">
      <style:table-cell-properties style:vertical-align="middle" fo:padding="0cm" fo:border="0.5pt solid #000000"/>
    </style:style>
    <style:style style:name="Таблица110.B1.2" style:family="table-row">
      <style:table-row-properties style:row-height="1.499cm"/>
    </style:style>
    <style:style style:name="Таблица110.B1.1.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110.A2.1" style:family="table-column">
      <style:table-column-properties style:rel-column-width="7097*"/>
    </style:style>
    <style:style style:name="Таблица110.A2.2" style:family="table-column">
      <style:table-column-properties style:rel-column-width="7091*"/>
    </style:style>
    <style:style style:name="Таблица110.A2.4" style:family="table-column">
      <style:table-column-properties style:rel-column-width="3546*"/>
    </style:style>
    <style:style style:name="Таблица110.A2.1.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112" style:family="table">
      <style:table-properties table:align="margins"/>
    </style:style>
    <style:style style:name="Таблица112.A" style:family="table-column">
      <style:table-column-properties style:rel-column-width="16383*"/>
    </style:style>
    <style:style style:name="Таблица112.B" style:family="table-column">
      <style:table-column-properties style:rel-column-width="49152*"/>
    </style:style>
    <style:style style:name="Таблица112.1" style:family="table-row">
      <style:table-row-properties fo:keep-together="always"/>
    </style:style>
    <style:style style:name="Таблица112.A1" style:family="table-cell">
      <style:table-cell-properties style:vertical-align="bottom" fo:padding="0cm" fo:border-left="0.05pt solid #000000" fo:border-right="none" fo:border-top="0.05pt solid #000000" fo:border-bottom="0.05pt solid #000000"/>
    </style:style>
    <style:style style:name="Таблица112.B1.1" style:family="table-column">
      <style:table-column-properties style:rel-column-width="16384*"/>
    </style:style>
    <style:style style:name="Таблица112.B1.1" style:family="table-row">
      <style:table-row-properties style:row-height="1cm" fo:keep-together="always"/>
    </style:style>
    <style:style style:name="Таблица112.B1.1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112.B1.2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112.B1.3.1" style:family="table-cell">
      <style:table-cell-properties fo:padding="0cm" fo:border="0.05pt solid #000000"/>
    </style:style>
    <style:style style:name="Таблица112.B1.2" style:family="table-row">
      <style:table-row-properties style:row-height="1.499cm" fo:keep-together="always"/>
    </style:style>
    <style:style style:name="Таблица112.B1.1.2" style:family="table-cell">
      <style:table-cell-properties fo:padding="0cm" fo:border-left="0.05pt solid #000000" fo:border-right="none" fo:border-top="none" fo:border-bottom="0.05pt solid #000000"/>
    </style:style>
    <style:style style:name="Таблица112.B1.2.2" style:family="table-cell">
      <style:table-cell-properties fo:padding="0cm" fo:border-left="0.05pt solid #000000" fo:border-right="none" fo:border-top="none" fo:border-bottom="0.05pt solid #000000"/>
    </style:style>
    <style:style style:name="Таблица112.B1.3.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12.B1.3" style:family="table-row">
      <style:table-row-properties style:row-height="2cm" fo:keep-together="always"/>
    </style:style>
    <style:style style:name="Таблица112.B1.1.3" style:family="table-cell">
      <style:table-cell-properties fo:padding="0cm" fo:border-left="0.05pt solid #000000" fo:border-right="none" fo:border-top="none" fo:border-bottom="0.05pt solid #000000"/>
    </style:style>
    <style:style style:name="Таблица112.B1.2.3" style:family="table-cell">
      <style:table-cell-properties fo:padding="0cm" fo:border-left="0.05pt solid #000000" fo:border-right="none" fo:border-top="none" fo:border-bottom="0.05pt solid #000000"/>
    </style:style>
    <style:style style:name="Таблица112.B1.3.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12.B1.1.4" style:family="table-cell">
      <style:table-cell-properties fo:padding="0cm" fo:border-left="0.05pt solid #000000" fo:border-right="none" fo:border-top="none" fo:border-bottom="0.05pt solid #000000"/>
    </style:style>
    <style:style style:name="Таблица112.B1.2.4" style:family="table-cell">
      <style:table-cell-properties fo:padding="0cm" fo:border-left="0.05pt solid #000000" fo:border-right="none" fo:border-top="none" fo:border-bottom="0.05pt solid #000000"/>
    </style:style>
    <style:style style:name="Таблица112.B1.3.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10.C2.2" style:family="table-column">
      <style:table-column-properties style:rel-column-width="5328*"/>
    </style:style>
    <style:style style:name="Таблица110.C2.3" style:family="table-column">
      <style:table-column-properties style:rel-column-width="7037*"/>
    </style:style>
    <style:style style:name="Таблица110.C2.3.2" style:family="table-cell" style:data-style-name="N0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113" style:family="table">
      <style:table-properties table:align="margins" style:may-break-between-rows="false"/>
    </style:style>
    <style:style style:name="Таблица113.A" style:family="table-column">
      <style:table-column-properties style:rel-column-width="23049*"/>
    </style:style>
    <style:style style:name="Таблица113.B" style:family="table-column">
      <style:table-column-properties style:rel-column-width="24806*"/>
    </style:style>
    <style:style style:name="Таблица113.C" style:family="table-column">
      <style:table-column-properties style:rel-column-width="17680*"/>
    </style:style>
    <style:style style:name="Таблица113.A1.1" style:family="table-column">
      <style:table-column-properties style:rel-column-width="3551*"/>
    </style:style>
    <style:style style:name="Таблица113.A1.2" style:family="table-column">
      <style:table-column-properties style:rel-column-width="3545*"/>
    </style:style>
    <style:style style:name="Таблица113.A1.5" style:family="table-column">
      <style:table-column-properties style:rel-column-width="5315*"/>
    </style:style>
    <style:style style:name="Таблица113.A1.6" style:family="table-column">
      <style:table-column-properties style:rel-column-width="3548*"/>
    </style:style>
    <style:style style:name="Таблица113.A1.1" style:family="table-row">
      <style:table-row-properties style:row-height="0.499cm"/>
    </style:style>
    <style:style style:name="Таблица113.A1.1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114" style:family="table">
      <style:table-properties table:align="margins"/>
    </style:style>
    <style:style style:name="Таблица114.A" style:family="table-column">
      <style:table-column-properties style:rel-column-width="27451*"/>
    </style:style>
    <style:style style:name="Таблица114.B" style:family="table-column">
      <style:table-column-properties style:rel-column-width="38084*"/>
    </style:style>
    <style:style style:name="Таблица114.1" style:family="table-row">
      <style:table-row-properties style:row-height="2.499cm" fo:keep-together="always"/>
    </style:style>
    <style:style style:name="Таблица114.A1" style:family="table-cell">
      <style:table-cell-properties style:vertical-align="middle" fo:padding="0cm" fo:border-left="1pt solid #000000" fo:border-right="none" fo:border-top="1pt solid #000000" fo:border-bottom="1pt solid #000000"/>
    </style:style>
    <style:style style:name="Таблица114.B1" style:family="table-cell">
      <style:table-cell-properties style:vertical-align="middle" fo:padding="0cm" fo:border="1pt solid #000000"/>
    </style:style>
    <style:style style:name="Таблица114.2" style:family="table-row">
      <style:table-row-properties style:row-height="3.5cm" fo:keep-together="always"/>
    </style:style>
    <style:style style:name="Таблица114.A2" style:family="table-cell">
      <style:table-cell-properties style:vertical-align="middle" fo:padding="0cm" fo:border-left="1pt solid #000000" fo:border-right="none" fo:border-top="none" fo:border-bottom="1pt solid #000000"/>
    </style:style>
    <style:style style:name="Таблица114.B2" style:family="table-cell">
      <style:table-cell-properties fo:padding="0cm" fo:border-left="1pt solid #000000" fo:border-right="1pt solid #000000" fo:border-top="none" fo:border-bottom="1pt solid #000000"/>
    </style:style>
    <style:style style:name="Таблица114.B3" style:family="table-cell">
      <style:table-cell-properties style:vertical-align="middle" fo:padding="0cm" fo:border-left="1pt solid #000000" fo:border-right="1pt solid #000000" fo:border-top="none" fo:border-bottom="1pt solid #000000"/>
    </style:style>
    <style:style style:name="Таблица113.A1.1.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113.B1" style:family="table-cell">
      <style:table-cell-properties style:vertical-align="middle" fo:padding="0cm" fo:border="0.5pt solid #000000"/>
    </style:style>
    <style:style style:name="Таблица113.A2.1" style:family="table-column">
      <style:table-column-properties style:rel-column-width="7097*"/>
    </style:style>
    <style:style style:name="Таблица113.A2.2" style:family="table-column">
      <style:table-column-properties style:rel-column-width="7091*"/>
    </style:style>
    <style:style style:name="Таблица113.A2.4" style:family="table-column">
      <style:table-column-properties style:rel-column-width="3546*"/>
    </style:style>
    <style:style style:name="Таблица113.A2.1.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115" style:family="table">
      <style:table-properties table:align="margins"/>
    </style:style>
    <style:style style:name="Таблица115.A" style:family="table-column">
      <style:table-column-properties style:rel-column-width="16383*"/>
    </style:style>
    <style:style style:name="Таблица115.B" style:family="table-column">
      <style:table-column-properties style:rel-column-width="49152*"/>
    </style:style>
    <style:style style:name="Таблица115.1" style:family="table-row">
      <style:table-row-properties fo:keep-together="always"/>
    </style:style>
    <style:style style:name="Таблица115.A1" style:family="table-cell">
      <style:table-cell-properties style:vertical-align="bottom" fo:padding="0cm" fo:border-left="0.05pt solid #000000" fo:border-right="none" fo:border-top="0.05pt solid #000000" fo:border-bottom="0.05pt solid #000000"/>
    </style:style>
    <style:style style:name="Таблица115.B1.1" style:family="table-column">
      <style:table-column-properties style:rel-column-width="16384*"/>
    </style:style>
    <style:style style:name="Таблица115.B1.1" style:family="table-row">
      <style:table-row-properties style:row-height="1cm" fo:keep-together="always"/>
    </style:style>
    <style:style style:name="Таблица115.B1.1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115.B1.2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115.B1.3.1" style:family="table-cell">
      <style:table-cell-properties fo:padding="0cm" fo:border="0.05pt solid #000000"/>
    </style:style>
    <style:style style:name="Таблица115.B1.2" style:family="table-row">
      <style:table-row-properties style:row-height="1.499cm" fo:keep-together="always"/>
    </style:style>
    <style:style style:name="Таблица115.B1.1.2" style:family="table-cell">
      <style:table-cell-properties fo:padding="0cm" fo:border-left="0.05pt solid #000000" fo:border-right="none" fo:border-top="none" fo:border-bottom="0.05pt solid #000000"/>
    </style:style>
    <style:style style:name="Таблица115.B1.2.2" style:family="table-cell">
      <style:table-cell-properties fo:padding="0cm" fo:border-left="0.05pt solid #000000" fo:border-right="none" fo:border-top="none" fo:border-bottom="0.05pt solid #000000"/>
    </style:style>
    <style:style style:name="Таблица115.B1.3.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15.B1.3" style:family="table-row">
      <style:table-row-properties style:row-height="2cm" fo:keep-together="always"/>
    </style:style>
    <style:style style:name="Таблица115.B1.1.3" style:family="table-cell">
      <style:table-cell-properties fo:padding="0cm" fo:border-left="0.05pt solid #000000" fo:border-right="none" fo:border-top="none" fo:border-bottom="0.05pt solid #000000"/>
    </style:style>
    <style:style style:name="Таблица115.B1.2.3" style:family="table-cell">
      <style:table-cell-properties fo:padding="0cm" fo:border-left="0.05pt solid #000000" fo:border-right="none" fo:border-top="none" fo:border-bottom="0.05pt solid #000000"/>
    </style:style>
    <style:style style:name="Таблица115.B1.3.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15.B1.1.4" style:family="table-cell">
      <style:table-cell-properties fo:padding="0cm" fo:border-left="0.05pt solid #000000" fo:border-right="none" fo:border-top="none" fo:border-bottom="0.05pt solid #000000"/>
    </style:style>
    <style:style style:name="Таблица115.B1.2.4" style:family="table-cell">
      <style:table-cell-properties fo:padding="0cm" fo:border-left="0.05pt solid #000000" fo:border-right="none" fo:border-top="none" fo:border-bottom="0.05pt solid #000000"/>
    </style:style>
    <style:style style:name="Таблица115.B1.3.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13.C2.2" style:family="table-column">
      <style:table-column-properties style:rel-column-width="5328*"/>
    </style:style>
    <style:style style:name="Таблица113.C2.3" style:family="table-column">
      <style:table-column-properties style:rel-column-width="7037*"/>
    </style:style>
    <style:style style:name="Таблица113.C2.3.2" style:family="table-cell" style:data-style-name="N0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113.C2.3" style:family="table-row">
      <style:table-row-properties style:row-height="1.499cm"/>
    </style:style>
    <style:style style:name="Таблица113.C2.1.3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116" style:family="table">
      <style:table-properties style:width="18.489cm" table:align="left" style:may-break-between-rows="false"/>
    </style:style>
    <style:style style:name="Таблица116.A" style:family="table-column">
      <style:table-column-properties style:column-width="6.505cm"/>
    </style:style>
    <style:style style:name="Таблица116.B" style:family="table-column">
      <style:table-column-properties style:column-width="10.506cm"/>
    </style:style>
    <style:style style:name="Таблица116.C" style:family="table-column">
      <style:table-column-properties style:column-width="1.478cm"/>
    </style:style>
    <style:style style:name="Таблица116.A1.1" style:family="table-column">
      <style:table-column-properties style:column-width="1.002cm"/>
    </style:style>
    <style:style style:name="Таблица116.A1.2" style:family="table-column">
      <style:table-column-properties style:column-width="1cm"/>
    </style:style>
    <style:style style:name="Таблица116.A1.5" style:family="table-column">
      <style:table-column-properties style:column-width="1.499cm"/>
    </style:style>
    <style:style style:name="Таблица116.A1.6" style:family="table-column">
      <style:table-column-properties style:column-width="1.004cm"/>
    </style:style>
    <style:style style:name="Таблица116.A1.1" style:family="table-row">
      <style:table-row-properties style:row-height="0.499cm"/>
    </style:style>
    <style:style style:name="Таблица116.A1.1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117" style:family="table">
      <style:table-properties table:align="margins"/>
    </style:style>
    <style:style style:name="Таблица117.A" style:family="table-column">
      <style:table-column-properties style:rel-column-width="27451*"/>
    </style:style>
    <style:style style:name="Таблица117.B" style:family="table-column">
      <style:table-column-properties style:rel-column-width="38084*"/>
    </style:style>
    <style:style style:name="Таблица117.1" style:family="table-row">
      <style:table-row-properties style:row-height="2.499cm" fo:keep-together="always"/>
    </style:style>
    <style:style style:name="Таблица117.A1" style:family="table-cell">
      <style:table-cell-properties style:vertical-align="middle" fo:padding="0cm" fo:border-left="1pt solid #000000" fo:border-right="none" fo:border-top="1pt solid #000000" fo:border-bottom="1pt solid #000000"/>
    </style:style>
    <style:style style:name="Таблица117.B1" style:family="table-cell">
      <style:table-cell-properties style:vertical-align="middle" fo:padding="0cm" fo:border="1pt solid #000000"/>
    </style:style>
    <style:style style:name="Таблица117.2" style:family="table-row">
      <style:table-row-properties style:row-height="3.5cm" fo:keep-together="always"/>
    </style:style>
    <style:style style:name="Таблица117.A2" style:family="table-cell">
      <style:table-cell-properties style:vertical-align="middle" fo:padding="0cm" fo:border-left="1pt solid #000000" fo:border-right="none" fo:border-top="none" fo:border-bottom="1pt solid #000000"/>
    </style:style>
    <style:style style:name="Таблица117.B2" style:family="table-cell">
      <style:table-cell-properties fo:padding="0cm" fo:border-left="1pt solid #000000" fo:border-right="1pt solid #000000" fo:border-top="none" fo:border-bottom="1pt solid #000000"/>
    </style:style>
    <style:style style:name="Таблица117.B3" style:family="table-cell">
      <style:table-cell-properties style:vertical-align="middle" fo:padding="0cm" fo:border-left="1pt solid #000000" fo:border-right="1pt solid #000000" fo:border-top="none" fo:border-bottom="1pt solid #000000"/>
    </style:style>
    <style:style style:name="Таблица118" style:family="table">
      <style:table-properties table:align="margins"/>
    </style:style>
    <style:style style:name="Таблица118.A" style:family="table-column">
      <style:table-column-properties style:rel-column-width="16383*"/>
    </style:style>
    <style:style style:name="Таблица118.B" style:family="table-column">
      <style:table-column-properties style:rel-column-width="49152*"/>
    </style:style>
    <style:style style:name="Таблица118.1" style:family="table-row">
      <style:table-row-properties fo:keep-together="always"/>
    </style:style>
    <style:style style:name="Таблица118.A1" style:family="table-cell">
      <style:table-cell-properties style:vertical-align="bottom" fo:padding="0cm" fo:border-left="0.05pt solid #000000" fo:border-right="none" fo:border-top="0.05pt solid #000000" fo:border-bottom="0.05pt solid #000000"/>
    </style:style>
    <style:style style:name="Таблица118.B1.1" style:family="table-column">
      <style:table-column-properties style:rel-column-width="16384*"/>
    </style:style>
    <style:style style:name="Таблица118.B1.1" style:family="table-row">
      <style:table-row-properties style:row-height="1cm" fo:keep-together="always"/>
    </style:style>
    <style:style style:name="Таблица118.B1.1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118.B1.2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118.B1.3.1" style:family="table-cell">
      <style:table-cell-properties fo:padding="0cm" fo:border="0.05pt solid #000000"/>
    </style:style>
    <style:style style:name="Таблица118.B1.2" style:family="table-row">
      <style:table-row-properties style:row-height="1.499cm" fo:keep-together="always"/>
    </style:style>
    <style:style style:name="Таблица118.B1.1.2" style:family="table-cell">
      <style:table-cell-properties fo:padding="0cm" fo:border-left="0.05pt solid #000000" fo:border-right="none" fo:border-top="none" fo:border-bottom="0.05pt solid #000000"/>
    </style:style>
    <style:style style:name="Таблица118.B1.2.2" style:family="table-cell">
      <style:table-cell-properties fo:padding="0cm" fo:border-left="0.05pt solid #000000" fo:border-right="none" fo:border-top="none" fo:border-bottom="0.05pt solid #000000"/>
    </style:style>
    <style:style style:name="Таблица118.B1.3.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18.B1.3" style:family="table-row">
      <style:table-row-properties style:row-height="2cm" fo:keep-together="always"/>
    </style:style>
    <style:style style:name="Таблица118.B1.1.3" style:family="table-cell">
      <style:table-cell-properties fo:padding="0cm" fo:border-left="0.05pt solid #000000" fo:border-right="none" fo:border-top="none" fo:border-bottom="0.05pt solid #000000"/>
    </style:style>
    <style:style style:name="Таблица118.B1.2.3" style:family="table-cell">
      <style:table-cell-properties fo:padding="0cm" fo:border-left="0.05pt solid #000000" fo:border-right="none" fo:border-top="none" fo:border-bottom="0.05pt solid #000000"/>
    </style:style>
    <style:style style:name="Таблица118.B1.3.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18.B1.1.4" style:family="table-cell">
      <style:table-cell-properties fo:padding="0cm" fo:border-left="0.05pt solid #000000" fo:border-right="none" fo:border-top="none" fo:border-bottom="0.05pt solid #000000"/>
    </style:style>
    <style:style style:name="Таблица118.B1.2.4" style:family="table-cell">
      <style:table-cell-properties fo:padding="0cm" fo:border-left="0.05pt solid #000000" fo:border-right="none" fo:border-top="none" fo:border-bottom="0.05pt solid #000000"/>
    </style:style>
    <style:style style:name="Таблица118.B1.3.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16.A1.1.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116.C1.1.1" style:family="table-cell">
      <style:table-cell-properties style:vertical-align="middle" fo:padding="0cm" fo:border="0.5pt solid #000000"/>
    </style:style>
    <style:style style:name="Таблица116.C1.2" style:family="table-row">
      <style:table-row-properties style:row-height="1cm"/>
    </style:style>
    <style:style style:name="Таблица116.C1.1.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119" style:family="table">
      <style:table-properties table:align="margins" style:may-break-between-rows="false"/>
    </style:style>
    <style:style style:name="Таблица119.A" style:family="table-column">
      <style:table-column-properties style:rel-column-width="23049*"/>
    </style:style>
    <style:style style:name="Таблица119.B" style:family="table-column">
      <style:table-column-properties style:rel-column-width="24806*"/>
    </style:style>
    <style:style style:name="Таблица119.C" style:family="table-column">
      <style:table-column-properties style:rel-column-width="17680*"/>
    </style:style>
    <style:style style:name="Таблица119.A1.1" style:family="table-column">
      <style:table-column-properties style:rel-column-width="3551*"/>
    </style:style>
    <style:style style:name="Таблица119.A1.2" style:family="table-column">
      <style:table-column-properties style:rel-column-width="3545*"/>
    </style:style>
    <style:style style:name="Таблица119.A1.5" style:family="table-column">
      <style:table-column-properties style:rel-column-width="5315*"/>
    </style:style>
    <style:style style:name="Таблица119.A1.6" style:family="table-column">
      <style:table-column-properties style:rel-column-width="3548*"/>
    </style:style>
    <style:style style:name="Таблица119.A1.1" style:family="table-row">
      <style:table-row-properties style:row-height="0.499cm"/>
    </style:style>
    <style:style style:name="Таблица119.A1.1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120" style:family="table">
      <style:table-properties table:align="margins"/>
    </style:style>
    <style:style style:name="Таблица120.A" style:family="table-column">
      <style:table-column-properties style:rel-column-width="27451*"/>
    </style:style>
    <style:style style:name="Таблица120.B" style:family="table-column">
      <style:table-column-properties style:rel-column-width="38084*"/>
    </style:style>
    <style:style style:name="Таблица120.1" style:family="table-row">
      <style:table-row-properties style:row-height="2.499cm" fo:keep-together="always"/>
    </style:style>
    <style:style style:name="Таблица120.A1" style:family="table-cell">
      <style:table-cell-properties style:vertical-align="middle" fo:padding="0cm" fo:border-left="1pt solid #000000" fo:border-right="none" fo:border-top="1pt solid #000000" fo:border-bottom="1pt solid #000000"/>
    </style:style>
    <style:style style:name="Таблица120.B1" style:family="table-cell">
      <style:table-cell-properties style:vertical-align="middle" fo:padding="0cm" fo:border="1pt solid #000000"/>
    </style:style>
    <style:style style:name="Таблица120.2" style:family="table-row">
      <style:table-row-properties style:row-height="3.5cm" fo:keep-together="always"/>
    </style:style>
    <style:style style:name="Таблица120.A2" style:family="table-cell">
      <style:table-cell-properties style:vertical-align="middle" fo:padding="0cm" fo:border-left="1pt solid #000000" fo:border-right="none" fo:border-top="none" fo:border-bottom="1pt solid #000000"/>
    </style:style>
    <style:style style:name="Таблица120.B2" style:family="table-cell">
      <style:table-cell-properties fo:padding="0cm" fo:border-left="1pt solid #000000" fo:border-right="1pt solid #000000" fo:border-top="none" fo:border-bottom="1pt solid #000000"/>
    </style:style>
    <style:style style:name="Таблица120.B3" style:family="table-cell">
      <style:table-cell-properties style:vertical-align="middle" fo:padding="0cm" fo:border-left="1pt solid #000000" fo:border-right="1pt solid #000000" fo:border-top="none" fo:border-bottom="1pt solid #000000"/>
    </style:style>
    <style:style style:name="Таблица119.A1.1.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119.B1.1" style:family="table-column">
      <style:table-column-properties style:rel-column-width="42486*"/>
    </style:style>
    <style:style style:name="Таблица119.B1.1" style:family="table-row">
      <style:table-row-properties style:row-height="1cm"/>
    </style:style>
    <style:style style:name="Таблица119.B1.1.1" style:family="table-cell">
      <style:table-cell-properties style:vertical-align="middle" fo:padding="0cm" fo:border="0.5pt solid #000000"/>
    </style:style>
    <style:style style:name="Таблица119.B1.2" style:family="table-row">
      <style:table-row-properties style:row-height="1.499cm"/>
    </style:style>
    <style:style style:name="Таблица119.B1.1.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119.A2.1" style:family="table-column">
      <style:table-column-properties style:rel-column-width="7097*"/>
    </style:style>
    <style:style style:name="Таблица119.A2.2" style:family="table-column">
      <style:table-column-properties style:rel-column-width="7091*"/>
    </style:style>
    <style:style style:name="Таблица119.A2.4" style:family="table-column">
      <style:table-column-properties style:rel-column-width="3546*"/>
    </style:style>
    <style:style style:name="Таблица119.A2.1.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121" style:family="table">
      <style:table-properties table:align="margins"/>
    </style:style>
    <style:style style:name="Таблица121.A" style:family="table-column">
      <style:table-column-properties style:rel-column-width="16383*"/>
    </style:style>
    <style:style style:name="Таблица121.B" style:family="table-column">
      <style:table-column-properties style:rel-column-width="49152*"/>
    </style:style>
    <style:style style:name="Таблица121.1" style:family="table-row">
      <style:table-row-properties fo:keep-together="always"/>
    </style:style>
    <style:style style:name="Таблица121.A1" style:family="table-cell">
      <style:table-cell-properties style:vertical-align="bottom" fo:padding="0cm" fo:border-left="0.05pt solid #000000" fo:border-right="none" fo:border-top="0.05pt solid #000000" fo:border-bottom="0.05pt solid #000000"/>
    </style:style>
    <style:style style:name="Таблица121.B1.1" style:family="table-column">
      <style:table-column-properties style:rel-column-width="16384*"/>
    </style:style>
    <style:style style:name="Таблица121.B1.1" style:family="table-row">
      <style:table-row-properties style:row-height="1cm" fo:keep-together="always"/>
    </style:style>
    <style:style style:name="Таблица121.B1.1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121.B1.2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121.B1.3.1" style:family="table-cell">
      <style:table-cell-properties fo:padding="0cm" fo:border="0.05pt solid #000000"/>
    </style:style>
    <style:style style:name="Таблица121.B1.2" style:family="table-row">
      <style:table-row-properties style:row-height="1.499cm" fo:keep-together="always"/>
    </style:style>
    <style:style style:name="Таблица121.B1.1.2" style:family="table-cell">
      <style:table-cell-properties fo:padding="0cm" fo:border-left="0.05pt solid #000000" fo:border-right="none" fo:border-top="none" fo:border-bottom="0.05pt solid #000000"/>
    </style:style>
    <style:style style:name="Таблица121.B1.2.2" style:family="table-cell">
      <style:table-cell-properties fo:padding="0cm" fo:border-left="0.05pt solid #000000" fo:border-right="none" fo:border-top="none" fo:border-bottom="0.05pt solid #000000"/>
    </style:style>
    <style:style style:name="Таблица121.B1.3.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21.B1.3" style:family="table-row">
      <style:table-row-properties style:row-height="2cm" fo:keep-together="always"/>
    </style:style>
    <style:style style:name="Таблица121.B1.1.3" style:family="table-cell">
      <style:table-cell-properties fo:padding="0cm" fo:border-left="0.05pt solid #000000" fo:border-right="none" fo:border-top="none" fo:border-bottom="0.05pt solid #000000"/>
    </style:style>
    <style:style style:name="Таблица121.B1.2.3" style:family="table-cell">
      <style:table-cell-properties fo:padding="0cm" fo:border-left="0.05pt solid #000000" fo:border-right="none" fo:border-top="none" fo:border-bottom="0.05pt solid #000000"/>
    </style:style>
    <style:style style:name="Таблица121.B1.3.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21.B1.1.4" style:family="table-cell">
      <style:table-cell-properties fo:padding="0cm" fo:border-left="0.05pt solid #000000" fo:border-right="none" fo:border-top="none" fo:border-bottom="0.05pt solid #000000"/>
    </style:style>
    <style:style style:name="Таблица121.B1.2.4" style:family="table-cell">
      <style:table-cell-properties fo:padding="0cm" fo:border-left="0.05pt solid #000000" fo:border-right="none" fo:border-top="none" fo:border-bottom="0.05pt solid #000000"/>
    </style:style>
    <style:style style:name="Таблица121.B1.3.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19.C2.2" style:family="table-column">
      <style:table-column-properties style:rel-column-width="5328*"/>
    </style:style>
    <style:style style:name="Таблица119.C2.3" style:family="table-column">
      <style:table-column-properties style:rel-column-width="7037*"/>
    </style:style>
    <style:style style:name="Таблица119.C2.3.2" style:family="table-cell" style:data-style-name="N0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122" style:family="table">
      <style:table-properties table:align="margins" style:may-break-between-rows="false"/>
    </style:style>
    <style:style style:name="Таблица122.A" style:family="table-column">
      <style:table-column-properties style:rel-column-width="23049*"/>
    </style:style>
    <style:style style:name="Таблица122.B" style:family="table-column">
      <style:table-column-properties style:rel-column-width="24806*"/>
    </style:style>
    <style:style style:name="Таблица122.C" style:family="table-column">
      <style:table-column-properties style:rel-column-width="17680*"/>
    </style:style>
    <style:style style:name="Таблица122.A1.1" style:family="table-column">
      <style:table-column-properties style:rel-column-width="3551*"/>
    </style:style>
    <style:style style:name="Таблица122.A1.2" style:family="table-column">
      <style:table-column-properties style:rel-column-width="3545*"/>
    </style:style>
    <style:style style:name="Таблица122.A1.5" style:family="table-column">
      <style:table-column-properties style:rel-column-width="5315*"/>
    </style:style>
    <style:style style:name="Таблица122.A1.6" style:family="table-column">
      <style:table-column-properties style:rel-column-width="3548*"/>
    </style:style>
    <style:style style:name="Таблица122.A1.1" style:family="table-row">
      <style:table-row-properties style:row-height="0.499cm"/>
    </style:style>
    <style:style style:name="Таблица122.A1.1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123" style:family="table">
      <style:table-properties table:align="margins"/>
    </style:style>
    <style:style style:name="Таблица123.A" style:family="table-column">
      <style:table-column-properties style:rel-column-width="27451*"/>
    </style:style>
    <style:style style:name="Таблица123.B" style:family="table-column">
      <style:table-column-properties style:rel-column-width="38084*"/>
    </style:style>
    <style:style style:name="Таблица123.1" style:family="table-row">
      <style:table-row-properties style:row-height="2.499cm" fo:keep-together="always"/>
    </style:style>
    <style:style style:name="Таблица123.A1" style:family="table-cell">
      <style:table-cell-properties style:vertical-align="middle" fo:padding="0cm" fo:border-left="1pt solid #000000" fo:border-right="none" fo:border-top="1pt solid #000000" fo:border-bottom="1pt solid #000000"/>
    </style:style>
    <style:style style:name="Таблица123.B1" style:family="table-cell">
      <style:table-cell-properties style:vertical-align="middle" fo:padding="0cm" fo:border="1pt solid #000000"/>
    </style:style>
    <style:style style:name="Таблица123.2" style:family="table-row">
      <style:table-row-properties style:row-height="3.5cm" fo:keep-together="always"/>
    </style:style>
    <style:style style:name="Таблица123.A2" style:family="table-cell">
      <style:table-cell-properties style:vertical-align="middle" fo:padding="0cm" fo:border-left="1pt solid #000000" fo:border-right="none" fo:border-top="none" fo:border-bottom="1pt solid #000000"/>
    </style:style>
    <style:style style:name="Таблица123.B2" style:family="table-cell">
      <style:table-cell-properties fo:padding="0cm" fo:border-left="1pt solid #000000" fo:border-right="1pt solid #000000" fo:border-top="none" fo:border-bottom="1pt solid #000000"/>
    </style:style>
    <style:style style:name="Таблица123.B3" style:family="table-cell">
      <style:table-cell-properties style:vertical-align="middle" fo:padding="0cm" fo:border-left="1pt solid #000000" fo:border-right="1pt solid #000000" fo:border-top="none" fo:border-bottom="1pt solid #000000"/>
    </style:style>
    <style:style style:name="Таблица122.A1.1.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122.B1" style:family="table-cell">
      <style:table-cell-properties style:vertical-align="middle" fo:padding="0cm" fo:border="0.5pt solid #000000"/>
    </style:style>
    <style:style style:name="Таблица122.A2.1" style:family="table-column">
      <style:table-column-properties style:rel-column-width="7097*"/>
    </style:style>
    <style:style style:name="Таблица122.A2.2" style:family="table-column">
      <style:table-column-properties style:rel-column-width="7091*"/>
    </style:style>
    <style:style style:name="Таблица122.A2.4" style:family="table-column">
      <style:table-column-properties style:rel-column-width="3546*"/>
    </style:style>
    <style:style style:name="Таблица122.A2.1.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124" style:family="table">
      <style:table-properties table:align="margins"/>
    </style:style>
    <style:style style:name="Таблица124.A" style:family="table-column">
      <style:table-column-properties style:rel-column-width="16383*"/>
    </style:style>
    <style:style style:name="Таблица124.B" style:family="table-column">
      <style:table-column-properties style:rel-column-width="49152*"/>
    </style:style>
    <style:style style:name="Таблица124.1" style:family="table-row">
      <style:table-row-properties fo:keep-together="always"/>
    </style:style>
    <style:style style:name="Таблица124.A1" style:family="table-cell">
      <style:table-cell-properties style:vertical-align="bottom" fo:padding="0cm" fo:border-left="0.05pt solid #000000" fo:border-right="none" fo:border-top="0.05pt solid #000000" fo:border-bottom="0.05pt solid #000000"/>
    </style:style>
    <style:style style:name="Таблица124.B1.1" style:family="table-column">
      <style:table-column-properties style:rel-column-width="16384*"/>
    </style:style>
    <style:style style:name="Таблица124.B1.1" style:family="table-row">
      <style:table-row-properties style:row-height="1cm" fo:keep-together="always"/>
    </style:style>
    <style:style style:name="Таблица124.B1.1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124.B1.2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124.B1.3.1" style:family="table-cell">
      <style:table-cell-properties fo:padding="0cm" fo:border="0.05pt solid #000000"/>
    </style:style>
    <style:style style:name="Таблица124.B1.2" style:family="table-row">
      <style:table-row-properties style:row-height="1.499cm" fo:keep-together="always"/>
    </style:style>
    <style:style style:name="Таблица124.B1.1.2" style:family="table-cell">
      <style:table-cell-properties fo:padding="0cm" fo:border-left="0.05pt solid #000000" fo:border-right="none" fo:border-top="none" fo:border-bottom="0.05pt solid #000000"/>
    </style:style>
    <style:style style:name="Таблица124.B1.2.2" style:family="table-cell">
      <style:table-cell-properties fo:padding="0cm" fo:border-left="0.05pt solid #000000" fo:border-right="none" fo:border-top="none" fo:border-bottom="0.05pt solid #000000"/>
    </style:style>
    <style:style style:name="Таблица124.B1.3.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24.B1.3" style:family="table-row">
      <style:table-row-properties style:row-height="2cm" fo:keep-together="always"/>
    </style:style>
    <style:style style:name="Таблица124.B1.1.3" style:family="table-cell">
      <style:table-cell-properties fo:padding="0cm" fo:border-left="0.05pt solid #000000" fo:border-right="none" fo:border-top="none" fo:border-bottom="0.05pt solid #000000"/>
    </style:style>
    <style:style style:name="Таблица124.B1.2.3" style:family="table-cell">
      <style:table-cell-properties fo:padding="0cm" fo:border-left="0.05pt solid #000000" fo:border-right="none" fo:border-top="none" fo:border-bottom="0.05pt solid #000000"/>
    </style:style>
    <style:style style:name="Таблица124.B1.3.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24.B1.1.4" style:family="table-cell">
      <style:table-cell-properties fo:padding="0cm" fo:border-left="0.05pt solid #000000" fo:border-right="none" fo:border-top="none" fo:border-bottom="0.05pt solid #000000"/>
    </style:style>
    <style:style style:name="Таблица124.B1.2.4" style:family="table-cell">
      <style:table-cell-properties fo:padding="0cm" fo:border-left="0.05pt solid #000000" fo:border-right="none" fo:border-top="none" fo:border-bottom="0.05pt solid #000000"/>
    </style:style>
    <style:style style:name="Таблица124.B1.3.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22.C2.2" style:family="table-column">
      <style:table-column-properties style:rel-column-width="5328*"/>
    </style:style>
    <style:style style:name="Таблица122.C2.3" style:family="table-column">
      <style:table-column-properties style:rel-column-width="7037*"/>
    </style:style>
    <style:style style:name="Таблица122.C2.3.2" style:family="table-cell" style:data-style-name="N0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122.C2.3" style:family="table-row">
      <style:table-row-properties style:row-height="1.499cm"/>
    </style:style>
    <style:style style:name="Таблица122.C2.1.3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125" style:family="table">
      <style:table-properties style:width="18.489cm" table:align="left" style:may-break-between-rows="false"/>
    </style:style>
    <style:style style:name="Таблица125.A" style:family="table-column">
      <style:table-column-properties style:column-width="6.505cm"/>
    </style:style>
    <style:style style:name="Таблица125.B" style:family="table-column">
      <style:table-column-properties style:column-width="10.506cm"/>
    </style:style>
    <style:style style:name="Таблица125.C" style:family="table-column">
      <style:table-column-properties style:column-width="1.478cm"/>
    </style:style>
    <style:style style:name="Таблица125.A1.1" style:family="table-column">
      <style:table-column-properties style:column-width="1.002cm"/>
    </style:style>
    <style:style style:name="Таблица125.A1.2" style:family="table-column">
      <style:table-column-properties style:column-width="1cm"/>
    </style:style>
    <style:style style:name="Таблица125.A1.5" style:family="table-column">
      <style:table-column-properties style:column-width="1.499cm"/>
    </style:style>
    <style:style style:name="Таблица125.A1.6" style:family="table-column">
      <style:table-column-properties style:column-width="1.004cm"/>
    </style:style>
    <style:style style:name="Таблица125.A1.1" style:family="table-row">
      <style:table-row-properties style:row-height="0.499cm"/>
    </style:style>
    <style:style style:name="Таблица125.A1.1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126" style:family="table">
      <style:table-properties table:align="margins"/>
    </style:style>
    <style:style style:name="Таблица126.A" style:family="table-column">
      <style:table-column-properties style:rel-column-width="27451*"/>
    </style:style>
    <style:style style:name="Таблица126.B" style:family="table-column">
      <style:table-column-properties style:rel-column-width="38084*"/>
    </style:style>
    <style:style style:name="Таблица126.1" style:family="table-row">
      <style:table-row-properties style:row-height="2.499cm" fo:keep-together="always"/>
    </style:style>
    <style:style style:name="Таблица126.A1" style:family="table-cell">
      <style:table-cell-properties style:vertical-align="middle" fo:padding="0cm" fo:border-left="1pt solid #000000" fo:border-right="none" fo:border-top="1pt solid #000000" fo:border-bottom="1pt solid #000000"/>
    </style:style>
    <style:style style:name="Таблица126.B1" style:family="table-cell">
      <style:table-cell-properties style:vertical-align="middle" fo:padding="0cm" fo:border="1pt solid #000000"/>
    </style:style>
    <style:style style:name="Таблица126.2" style:family="table-row">
      <style:table-row-properties style:row-height="3.5cm" fo:keep-together="always"/>
    </style:style>
    <style:style style:name="Таблица126.A2" style:family="table-cell">
      <style:table-cell-properties style:vertical-align="middle" fo:padding="0cm" fo:border-left="1pt solid #000000" fo:border-right="none" fo:border-top="none" fo:border-bottom="1pt solid #000000"/>
    </style:style>
    <style:style style:name="Таблица126.B2" style:family="table-cell">
      <style:table-cell-properties fo:padding="0cm" fo:border-left="1pt solid #000000" fo:border-right="1pt solid #000000" fo:border-top="none" fo:border-bottom="1pt solid #000000"/>
    </style:style>
    <style:style style:name="Таблица126.B3" style:family="table-cell">
      <style:table-cell-properties style:vertical-align="middle" fo:padding="0cm" fo:border-left="1pt solid #000000" fo:border-right="1pt solid #000000" fo:border-top="none" fo:border-bottom="1pt solid #000000"/>
    </style:style>
    <style:style style:name="Таблица127" style:family="table">
      <style:table-properties table:align="margins"/>
    </style:style>
    <style:style style:name="Таблица127.A" style:family="table-column">
      <style:table-column-properties style:rel-column-width="16383*"/>
    </style:style>
    <style:style style:name="Таблица127.B" style:family="table-column">
      <style:table-column-properties style:rel-column-width="49152*"/>
    </style:style>
    <style:style style:name="Таблица127.1" style:family="table-row">
      <style:table-row-properties fo:keep-together="always"/>
    </style:style>
    <style:style style:name="Таблица127.A1" style:family="table-cell">
      <style:table-cell-properties style:vertical-align="bottom" fo:padding="0cm" fo:border-left="0.05pt solid #000000" fo:border-right="none" fo:border-top="0.05pt solid #000000" fo:border-bottom="0.05pt solid #000000"/>
    </style:style>
    <style:style style:name="Таблица127.B1.1" style:family="table-column">
      <style:table-column-properties style:rel-column-width="16384*"/>
    </style:style>
    <style:style style:name="Таблица127.B1.1" style:family="table-row">
      <style:table-row-properties style:row-height="1cm" fo:keep-together="always"/>
    </style:style>
    <style:style style:name="Таблица127.B1.1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127.B1.2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127.B1.3.1" style:family="table-cell">
      <style:table-cell-properties fo:padding="0cm" fo:border="0.05pt solid #000000"/>
    </style:style>
    <style:style style:name="Таблица127.B1.2" style:family="table-row">
      <style:table-row-properties style:row-height="1.499cm" fo:keep-together="always"/>
    </style:style>
    <style:style style:name="Таблица127.B1.1.2" style:family="table-cell">
      <style:table-cell-properties fo:padding="0cm" fo:border-left="0.05pt solid #000000" fo:border-right="none" fo:border-top="none" fo:border-bottom="0.05pt solid #000000"/>
    </style:style>
    <style:style style:name="Таблица127.B1.2.2" style:family="table-cell">
      <style:table-cell-properties fo:padding="0cm" fo:border-left="0.05pt solid #000000" fo:border-right="none" fo:border-top="none" fo:border-bottom="0.05pt solid #000000"/>
    </style:style>
    <style:style style:name="Таблица127.B1.3.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27.B1.3" style:family="table-row">
      <style:table-row-properties style:row-height="2cm" fo:keep-together="always"/>
    </style:style>
    <style:style style:name="Таблица127.B1.1.3" style:family="table-cell">
      <style:table-cell-properties fo:padding="0cm" fo:border-left="0.05pt solid #000000" fo:border-right="none" fo:border-top="none" fo:border-bottom="0.05pt solid #000000"/>
    </style:style>
    <style:style style:name="Таблица127.B1.2.3" style:family="table-cell">
      <style:table-cell-properties fo:padding="0cm" fo:border-left="0.05pt solid #000000" fo:border-right="none" fo:border-top="none" fo:border-bottom="0.05pt solid #000000"/>
    </style:style>
    <style:style style:name="Таблица127.B1.3.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27.B1.1.4" style:family="table-cell">
      <style:table-cell-properties fo:padding="0cm" fo:border-left="0.05pt solid #000000" fo:border-right="none" fo:border-top="none" fo:border-bottom="0.05pt solid #000000"/>
    </style:style>
    <style:style style:name="Таблица127.B1.2.4" style:family="table-cell">
      <style:table-cell-properties fo:padding="0cm" fo:border-left="0.05pt solid #000000" fo:border-right="none" fo:border-top="none" fo:border-bottom="0.05pt solid #000000"/>
    </style:style>
    <style:style style:name="Таблица127.B1.3.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25.A1.1.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125.C1.1.1" style:family="table-cell">
      <style:table-cell-properties style:vertical-align="middle" fo:padding="0cm" fo:border="0.5pt solid #000000"/>
    </style:style>
    <style:style style:name="Таблица125.C1.2" style:family="table-row">
      <style:table-row-properties style:row-height="1cm"/>
    </style:style>
    <style:style style:name="Таблица125.C1.1.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131" style:family="table">
      <style:table-properties table:align="margins" style:may-break-between-rows="false"/>
    </style:style>
    <style:style style:name="Таблица131.A" style:family="table-column">
      <style:table-column-properties style:rel-column-width="23049*"/>
    </style:style>
    <style:style style:name="Таблица131.B" style:family="table-column">
      <style:table-column-properties style:rel-column-width="24806*"/>
    </style:style>
    <style:style style:name="Таблица131.C" style:family="table-column">
      <style:table-column-properties style:rel-column-width="17680*"/>
    </style:style>
    <style:style style:name="Таблица131.A1.1" style:family="table-column">
      <style:table-column-properties style:rel-column-width="3551*"/>
    </style:style>
    <style:style style:name="Таблица131.A1.2" style:family="table-column">
      <style:table-column-properties style:rel-column-width="3545*"/>
    </style:style>
    <style:style style:name="Таблица131.A1.5" style:family="table-column">
      <style:table-column-properties style:rel-column-width="5315*"/>
    </style:style>
    <style:style style:name="Таблица131.A1.6" style:family="table-column">
      <style:table-column-properties style:rel-column-width="3548*"/>
    </style:style>
    <style:style style:name="Таблица131.A1.1" style:family="table-row">
      <style:table-row-properties style:row-height="0.499cm"/>
    </style:style>
    <style:style style:name="Таблица131.A1.1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132" style:family="table">
      <style:table-properties table:align="margins"/>
    </style:style>
    <style:style style:name="Таблица132.A" style:family="table-column">
      <style:table-column-properties style:rel-column-width="27451*"/>
    </style:style>
    <style:style style:name="Таблица132.B" style:family="table-column">
      <style:table-column-properties style:rel-column-width="38084*"/>
    </style:style>
    <style:style style:name="Таблица132.1" style:family="table-row">
      <style:table-row-properties style:row-height="2.499cm" fo:keep-together="always"/>
    </style:style>
    <style:style style:name="Таблица132.A1" style:family="table-cell">
      <style:table-cell-properties style:vertical-align="middle" fo:padding="0cm" fo:border-left="1pt solid #000000" fo:border-right="none" fo:border-top="1pt solid #000000" fo:border-bottom="1pt solid #000000"/>
    </style:style>
    <style:style style:name="Таблица132.B1" style:family="table-cell">
      <style:table-cell-properties style:vertical-align="middle" fo:padding="0cm" fo:border="1pt solid #000000"/>
    </style:style>
    <style:style style:name="Таблица132.2" style:family="table-row">
      <style:table-row-properties style:row-height="3.5cm" fo:keep-together="always"/>
    </style:style>
    <style:style style:name="Таблица132.A2" style:family="table-cell">
      <style:table-cell-properties style:vertical-align="middle" fo:padding="0cm" fo:border-left="1pt solid #000000" fo:border-right="none" fo:border-top="none" fo:border-bottom="1pt solid #000000"/>
    </style:style>
    <style:style style:name="Таблица132.B2" style:family="table-cell">
      <style:table-cell-properties fo:padding="0cm" fo:border-left="1pt solid #000000" fo:border-right="1pt solid #000000" fo:border-top="none" fo:border-bottom="1pt solid #000000"/>
    </style:style>
    <style:style style:name="Таблица132.B3" style:family="table-cell">
      <style:table-cell-properties style:vertical-align="middle" fo:padding="0cm" fo:border-left="1pt solid #000000" fo:border-right="1pt solid #000000" fo:border-top="none" fo:border-bottom="1pt solid #000000"/>
    </style:style>
    <style:style style:name="Таблица133" style:family="table">
      <style:table-properties table:align="margins"/>
    </style:style>
    <style:style style:name="Таблица133.A" style:family="table-column">
      <style:table-column-properties style:rel-column-width="16383*"/>
    </style:style>
    <style:style style:name="Таблица133.B" style:family="table-column">
      <style:table-column-properties style:rel-column-width="49152*"/>
    </style:style>
    <style:style style:name="Таблица133.1" style:family="table-row">
      <style:table-row-properties fo:keep-together="always"/>
    </style:style>
    <style:style style:name="Таблица133.A1" style:family="table-cell">
      <style:table-cell-properties style:vertical-align="bottom" fo:padding="0cm" fo:border-left="0.05pt solid #000000" fo:border-right="none" fo:border-top="0.05pt solid #000000" fo:border-bottom="0.05pt solid #000000"/>
    </style:style>
    <style:style style:name="Таблица133.B1.1" style:family="table-column">
      <style:table-column-properties style:rel-column-width="16384*"/>
    </style:style>
    <style:style style:name="Таблица133.B1.1" style:family="table-row">
      <style:table-row-properties style:row-height="1cm" fo:keep-together="always"/>
    </style:style>
    <style:style style:name="Таблица133.B1.1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133.B1.2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133.B1.3.1" style:family="table-cell">
      <style:table-cell-properties fo:padding="0cm" fo:border="0.05pt solid #000000"/>
    </style:style>
    <style:style style:name="Таблица133.B1.2" style:family="table-row">
      <style:table-row-properties style:row-height="1.499cm" fo:keep-together="always"/>
    </style:style>
    <style:style style:name="Таблица133.B1.1.2" style:family="table-cell">
      <style:table-cell-properties fo:padding="0cm" fo:border-left="0.05pt solid #000000" fo:border-right="none" fo:border-top="none" fo:border-bottom="0.05pt solid #000000"/>
    </style:style>
    <style:style style:name="Таблица133.B1.2.2" style:family="table-cell">
      <style:table-cell-properties fo:padding="0cm" fo:border-left="0.05pt solid #000000" fo:border-right="none" fo:border-top="none" fo:border-bottom="0.05pt solid #000000"/>
    </style:style>
    <style:style style:name="Таблица133.B1.3.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33.B1.3" style:family="table-row">
      <style:table-row-properties style:row-height="2cm" fo:keep-together="always"/>
    </style:style>
    <style:style style:name="Таблица133.B1.1.3" style:family="table-cell">
      <style:table-cell-properties fo:padding="0cm" fo:border-left="0.05pt solid #000000" fo:border-right="none" fo:border-top="none" fo:border-bottom="0.05pt solid #000000"/>
    </style:style>
    <style:style style:name="Таблица133.B1.2.3" style:family="table-cell">
      <style:table-cell-properties fo:padding="0cm" fo:border-left="0.05pt solid #000000" fo:border-right="none" fo:border-top="none" fo:border-bottom="0.05pt solid #000000"/>
    </style:style>
    <style:style style:name="Таблица133.B1.3.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33.B1.1.4" style:family="table-cell">
      <style:table-cell-properties fo:padding="0cm" fo:border-left="0.05pt solid #000000" fo:border-right="none" fo:border-top="none" fo:border-bottom="0.05pt solid #000000"/>
    </style:style>
    <style:style style:name="Таблица133.B1.2.4" style:family="table-cell">
      <style:table-cell-properties fo:padding="0cm" fo:border-left="0.05pt solid #000000" fo:border-right="none" fo:border-top="none" fo:border-bottom="0.05pt solid #000000"/>
    </style:style>
    <style:style style:name="Таблица133.B1.3.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31.A1.1.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131.B1.1" style:family="table-column">
      <style:table-column-properties style:rel-column-width="42486*"/>
    </style:style>
    <style:style style:name="Таблица131.B1.1" style:family="table-row">
      <style:table-row-properties style:row-height="1cm"/>
    </style:style>
    <style:style style:name="Таблица131.B1.1.1" style:family="table-cell">
      <style:table-cell-properties style:vertical-align="middle" fo:padding="0cm" fo:border="0.5pt solid #000000"/>
    </style:style>
    <style:style style:name="Таблица131.B1.2" style:family="table-row">
      <style:table-row-properties style:row-height="1.499cm"/>
    </style:style>
    <style:style style:name="Таблица131.B1.1.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131.A2.1" style:family="table-column">
      <style:table-column-properties style:rel-column-width="7097*"/>
    </style:style>
    <style:style style:name="Таблица131.A2.2" style:family="table-column">
      <style:table-column-properties style:rel-column-width="7091*"/>
    </style:style>
    <style:style style:name="Таблица131.A2.4" style:family="table-column">
      <style:table-column-properties style:rel-column-width="3546*"/>
    </style:style>
    <style:style style:name="Таблица131.A2.1.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131.C2.2" style:family="table-column">
      <style:table-column-properties style:rel-column-width="5328*"/>
    </style:style>
    <style:style style:name="Таблица131.C2.3" style:family="table-column">
      <style:table-column-properties style:rel-column-width="7037*"/>
    </style:style>
    <style:style style:name="Таблица131.C2.3.2" style:family="table-cell" style:data-style-name="N0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128" style:family="table">
      <style:table-properties table:align="margins" style:may-break-between-rows="false"/>
    </style:style>
    <style:style style:name="Таблица128.A" style:family="table-column">
      <style:table-column-properties style:rel-column-width="23049*"/>
    </style:style>
    <style:style style:name="Таблица128.B" style:family="table-column">
      <style:table-column-properties style:rel-column-width="24806*"/>
    </style:style>
    <style:style style:name="Таблица128.C" style:family="table-column">
      <style:table-column-properties style:rel-column-width="17680*"/>
    </style:style>
    <style:style style:name="Таблица128.A1.1" style:family="table-column">
      <style:table-column-properties style:rel-column-width="3551*"/>
    </style:style>
    <style:style style:name="Таблица128.A1.2" style:family="table-column">
      <style:table-column-properties style:rel-column-width="3545*"/>
    </style:style>
    <style:style style:name="Таблица128.A1.5" style:family="table-column">
      <style:table-column-properties style:rel-column-width="5315*"/>
    </style:style>
    <style:style style:name="Таблица128.A1.6" style:family="table-column">
      <style:table-column-properties style:rel-column-width="3548*"/>
    </style:style>
    <style:style style:name="Таблица128.A1.1" style:family="table-row">
      <style:table-row-properties style:row-height="0.499cm"/>
    </style:style>
    <style:style style:name="Таблица128.A1.1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129" style:family="table">
      <style:table-properties table:align="margins"/>
    </style:style>
    <style:style style:name="Таблица129.A" style:family="table-column">
      <style:table-column-properties style:rel-column-width="27451*"/>
    </style:style>
    <style:style style:name="Таблица129.B" style:family="table-column">
      <style:table-column-properties style:rel-column-width="38084*"/>
    </style:style>
    <style:style style:name="Таблица129.1" style:family="table-row">
      <style:table-row-properties style:row-height="2.499cm" fo:keep-together="always"/>
    </style:style>
    <style:style style:name="Таблица129.A1" style:family="table-cell">
      <style:table-cell-properties style:vertical-align="middle" fo:padding="0cm" fo:border-left="1pt solid #000000" fo:border-right="none" fo:border-top="1pt solid #000000" fo:border-bottom="1pt solid #000000"/>
    </style:style>
    <style:style style:name="Таблица129.B1" style:family="table-cell">
      <style:table-cell-properties style:vertical-align="middle" fo:padding="0cm" fo:border="1pt solid #000000"/>
    </style:style>
    <style:style style:name="Таблица129.2" style:family="table-row">
      <style:table-row-properties style:row-height="3.5cm" fo:keep-together="always"/>
    </style:style>
    <style:style style:name="Таблица129.A2" style:family="table-cell">
      <style:table-cell-properties style:vertical-align="middle" fo:padding="0cm" fo:border-left="1pt solid #000000" fo:border-right="none" fo:border-top="none" fo:border-bottom="1pt solid #000000"/>
    </style:style>
    <style:style style:name="Таблица129.B2" style:family="table-cell">
      <style:table-cell-properties fo:padding="0cm" fo:border-left="1pt solid #000000" fo:border-right="1pt solid #000000" fo:border-top="none" fo:border-bottom="1pt solid #000000"/>
    </style:style>
    <style:style style:name="Таблица129.B3" style:family="table-cell">
      <style:table-cell-properties style:vertical-align="middle" fo:padding="0cm" fo:border-left="1pt solid #000000" fo:border-right="1pt solid #000000" fo:border-top="none" fo:border-bottom="1pt solid #000000"/>
    </style:style>
    <style:style style:name="Таблица128.A1.1.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128.B1" style:family="table-cell">
      <style:table-cell-properties style:vertical-align="middle" fo:padding="0cm" fo:border="0.5pt solid #000000"/>
    </style:style>
    <style:style style:name="Таблица128.A2.1" style:family="table-column">
      <style:table-column-properties style:rel-column-width="7097*"/>
    </style:style>
    <style:style style:name="Таблица128.A2.2" style:family="table-column">
      <style:table-column-properties style:rel-column-width="7091*"/>
    </style:style>
    <style:style style:name="Таблица128.A2.4" style:family="table-column">
      <style:table-column-properties style:rel-column-width="3546*"/>
    </style:style>
    <style:style style:name="Таблица128.A2.1.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130" style:family="table">
      <style:table-properties table:align="margins"/>
    </style:style>
    <style:style style:name="Таблица130.A" style:family="table-column">
      <style:table-column-properties style:rel-column-width="16383*"/>
    </style:style>
    <style:style style:name="Таблица130.B" style:family="table-column">
      <style:table-column-properties style:rel-column-width="49152*"/>
    </style:style>
    <style:style style:name="Таблица130.1" style:family="table-row">
      <style:table-row-properties fo:keep-together="always"/>
    </style:style>
    <style:style style:name="Таблица130.A1" style:family="table-cell">
      <style:table-cell-properties style:vertical-align="bottom" fo:padding="0cm" fo:border-left="0.05pt solid #000000" fo:border-right="none" fo:border-top="0.05pt solid #000000" fo:border-bottom="0.05pt solid #000000"/>
    </style:style>
    <style:style style:name="Таблица130.B1.1" style:family="table-column">
      <style:table-column-properties style:rel-column-width="16384*"/>
    </style:style>
    <style:style style:name="Таблица130.B1.1" style:family="table-row">
      <style:table-row-properties style:row-height="1cm" fo:keep-together="always"/>
    </style:style>
    <style:style style:name="Таблица130.B1.1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130.B1.2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130.B1.3.1" style:family="table-cell">
      <style:table-cell-properties fo:padding="0cm" fo:border="0.05pt solid #000000"/>
    </style:style>
    <style:style style:name="Таблица130.B1.2" style:family="table-row">
      <style:table-row-properties style:row-height="1.499cm" fo:keep-together="always"/>
    </style:style>
    <style:style style:name="Таблица130.B1.1.2" style:family="table-cell">
      <style:table-cell-properties fo:padding="0cm" fo:border-left="0.05pt solid #000000" fo:border-right="none" fo:border-top="none" fo:border-bottom="0.05pt solid #000000"/>
    </style:style>
    <style:style style:name="Таблица130.B1.2.2" style:family="table-cell">
      <style:table-cell-properties fo:padding="0cm" fo:border-left="0.05pt solid #000000" fo:border-right="none" fo:border-top="none" fo:border-bottom="0.05pt solid #000000"/>
    </style:style>
    <style:style style:name="Таблица130.B1.3.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30.B1.3" style:family="table-row">
      <style:table-row-properties style:row-height="2cm" fo:keep-together="always"/>
    </style:style>
    <style:style style:name="Таблица130.B1.1.3" style:family="table-cell">
      <style:table-cell-properties fo:padding="0cm" fo:border-left="0.05pt solid #000000" fo:border-right="none" fo:border-top="none" fo:border-bottom="0.05pt solid #000000"/>
    </style:style>
    <style:style style:name="Таблица130.B1.2.3" style:family="table-cell">
      <style:table-cell-properties fo:padding="0cm" fo:border-left="0.05pt solid #000000" fo:border-right="none" fo:border-top="none" fo:border-bottom="0.05pt solid #000000"/>
    </style:style>
    <style:style style:name="Таблица130.B1.3.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30.B1.1.4" style:family="table-cell">
      <style:table-cell-properties fo:padding="0cm" fo:border-left="0.05pt solid #000000" fo:border-right="none" fo:border-top="none" fo:border-bottom="0.05pt solid #000000"/>
    </style:style>
    <style:style style:name="Таблица130.B1.2.4" style:family="table-cell">
      <style:table-cell-properties fo:padding="0cm" fo:border-left="0.05pt solid #000000" fo:border-right="none" fo:border-top="none" fo:border-bottom="0.05pt solid #000000"/>
    </style:style>
    <style:style style:name="Таблица130.B1.3.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28.C2.2" style:family="table-column">
      <style:table-column-properties style:rel-column-width="5328*"/>
    </style:style>
    <style:style style:name="Таблица128.C2.3" style:family="table-column">
      <style:table-column-properties style:rel-column-width="7037*"/>
    </style:style>
    <style:style style:name="Таблица128.C2.3.2" style:family="table-cell" style:data-style-name="N0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128.C2.3" style:family="table-row">
      <style:table-row-properties style:row-height="1.499cm"/>
    </style:style>
    <style:style style:name="Таблица128.C2.1.3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134" style:family="table">
      <style:table-properties style:width="18.489cm" table:align="left" style:may-break-between-rows="false"/>
    </style:style>
    <style:style style:name="Таблица134.A" style:family="table-column">
      <style:table-column-properties style:column-width="6.505cm"/>
    </style:style>
    <style:style style:name="Таблица134.B" style:family="table-column">
      <style:table-column-properties style:column-width="10.506cm"/>
    </style:style>
    <style:style style:name="Таблица134.C" style:family="table-column">
      <style:table-column-properties style:column-width="1.478cm"/>
    </style:style>
    <style:style style:name="Таблица134.A1.1" style:family="table-column">
      <style:table-column-properties style:column-width="1.002cm"/>
    </style:style>
    <style:style style:name="Таблица134.A1.2" style:family="table-column">
      <style:table-column-properties style:column-width="1cm"/>
    </style:style>
    <style:style style:name="Таблица134.A1.5" style:family="table-column">
      <style:table-column-properties style:column-width="1.499cm"/>
    </style:style>
    <style:style style:name="Таблица134.A1.6" style:family="table-column">
      <style:table-column-properties style:column-width="1.004cm"/>
    </style:style>
    <style:style style:name="Таблица134.A1.1" style:family="table-row">
      <style:table-row-properties style:row-height="0.499cm"/>
    </style:style>
    <style:style style:name="Таблица134.A1.1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135" style:family="table">
      <style:table-properties table:align="margins"/>
    </style:style>
    <style:style style:name="Таблица135.A" style:family="table-column">
      <style:table-column-properties style:rel-column-width="27451*"/>
    </style:style>
    <style:style style:name="Таблица135.B" style:family="table-column">
      <style:table-column-properties style:rel-column-width="38084*"/>
    </style:style>
    <style:style style:name="Таблица135.1" style:family="table-row">
      <style:table-row-properties style:row-height="2.499cm" fo:keep-together="always"/>
    </style:style>
    <style:style style:name="Таблица135.A1" style:family="table-cell">
      <style:table-cell-properties style:vertical-align="middle" fo:padding="0cm" fo:border-left="1pt solid #000000" fo:border-right="none" fo:border-top="1pt solid #000000" fo:border-bottom="1pt solid #000000"/>
    </style:style>
    <style:style style:name="Таблица135.B1" style:family="table-cell">
      <style:table-cell-properties style:vertical-align="middle" fo:padding="0cm" fo:border="1pt solid #000000"/>
    </style:style>
    <style:style style:name="Таблица135.2" style:family="table-row">
      <style:table-row-properties style:row-height="3.5cm" fo:keep-together="always"/>
    </style:style>
    <style:style style:name="Таблица135.A2" style:family="table-cell">
      <style:table-cell-properties style:vertical-align="middle" fo:padding="0cm" fo:border-left="1pt solid #000000" fo:border-right="none" fo:border-top="none" fo:border-bottom="1pt solid #000000"/>
    </style:style>
    <style:style style:name="Таблица135.B2" style:family="table-cell">
      <style:table-cell-properties fo:padding="0cm" fo:border-left="1pt solid #000000" fo:border-right="1pt solid #000000" fo:border-top="none" fo:border-bottom="1pt solid #000000"/>
    </style:style>
    <style:style style:name="Таблица135.B3" style:family="table-cell">
      <style:table-cell-properties style:vertical-align="middle" fo:padding="0cm" fo:border-left="1pt solid #000000" fo:border-right="1pt solid #000000" fo:border-top="none" fo:border-bottom="1pt solid #000000"/>
    </style:style>
    <style:style style:name="Таблица136" style:family="table">
      <style:table-properties table:align="margins"/>
    </style:style>
    <style:style style:name="Таблица136.A" style:family="table-column">
      <style:table-column-properties style:rel-column-width="16383*"/>
    </style:style>
    <style:style style:name="Таблица136.B" style:family="table-column">
      <style:table-column-properties style:rel-column-width="49152*"/>
    </style:style>
    <style:style style:name="Таблица136.1" style:family="table-row">
      <style:table-row-properties fo:keep-together="always"/>
    </style:style>
    <style:style style:name="Таблица136.A1" style:family="table-cell">
      <style:table-cell-properties style:vertical-align="bottom" fo:padding="0cm" fo:border-left="0.05pt solid #000000" fo:border-right="none" fo:border-top="0.05pt solid #000000" fo:border-bottom="0.05pt solid #000000"/>
    </style:style>
    <style:style style:name="Таблица136.B1.1" style:family="table-column">
      <style:table-column-properties style:rel-column-width="16384*"/>
    </style:style>
    <style:style style:name="Таблица136.B1.1" style:family="table-row">
      <style:table-row-properties style:row-height="1cm" fo:keep-together="always"/>
    </style:style>
    <style:style style:name="Таблица136.B1.1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136.B1.2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136.B1.3.1" style:family="table-cell">
      <style:table-cell-properties fo:padding="0cm" fo:border="0.05pt solid #000000"/>
    </style:style>
    <style:style style:name="Таблица136.B1.2" style:family="table-row">
      <style:table-row-properties style:row-height="1.499cm" fo:keep-together="always"/>
    </style:style>
    <style:style style:name="Таблица136.B1.1.2" style:family="table-cell">
      <style:table-cell-properties fo:padding="0cm" fo:border-left="0.05pt solid #000000" fo:border-right="none" fo:border-top="none" fo:border-bottom="0.05pt solid #000000"/>
    </style:style>
    <style:style style:name="Таблица136.B1.2.2" style:family="table-cell">
      <style:table-cell-properties fo:padding="0cm" fo:border-left="0.05pt solid #000000" fo:border-right="none" fo:border-top="none" fo:border-bottom="0.05pt solid #000000"/>
    </style:style>
    <style:style style:name="Таблица136.B1.3.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36.B1.3" style:family="table-row">
      <style:table-row-properties style:row-height="2cm" fo:keep-together="always"/>
    </style:style>
    <style:style style:name="Таблица136.B1.1.3" style:family="table-cell">
      <style:table-cell-properties fo:padding="0cm" fo:border-left="0.05pt solid #000000" fo:border-right="none" fo:border-top="none" fo:border-bottom="0.05pt solid #000000"/>
    </style:style>
    <style:style style:name="Таблица136.B1.2.3" style:family="table-cell">
      <style:table-cell-properties fo:padding="0cm" fo:border-left="0.05pt solid #000000" fo:border-right="none" fo:border-top="none" fo:border-bottom="0.05pt solid #000000"/>
    </style:style>
    <style:style style:name="Таблица136.B1.3.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36.B1.1.4" style:family="table-cell">
      <style:table-cell-properties fo:padding="0cm" fo:border-left="0.05pt solid #000000" fo:border-right="none" fo:border-top="none" fo:border-bottom="0.05pt solid #000000"/>
    </style:style>
    <style:style style:name="Таблица136.B1.2.4" style:family="table-cell">
      <style:table-cell-properties fo:padding="0cm" fo:border-left="0.05pt solid #000000" fo:border-right="none" fo:border-top="none" fo:border-bottom="0.05pt solid #000000"/>
    </style:style>
    <style:style style:name="Таблица136.B1.3.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34.A1.1.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134.C1.1.1" style:family="table-cell">
      <style:table-cell-properties style:vertical-align="middle" fo:padding="0cm" fo:border="0.5pt solid #000000"/>
    </style:style>
    <style:style style:name="Таблица134.C1.2" style:family="table-row">
      <style:table-row-properties style:row-height="1cm"/>
    </style:style>
    <style:style style:name="Таблица134.C1.1.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137" style:family="table">
      <style:table-properties table:align="margins" style:may-break-between-rows="false"/>
    </style:style>
    <style:style style:name="Таблица137.A" style:family="table-column">
      <style:table-column-properties style:rel-column-width="23049*"/>
    </style:style>
    <style:style style:name="Таблица137.B" style:family="table-column">
      <style:table-column-properties style:rel-column-width="24806*"/>
    </style:style>
    <style:style style:name="Таблица137.C" style:family="table-column">
      <style:table-column-properties style:rel-column-width="17680*"/>
    </style:style>
    <style:style style:name="Таблица137.A1.1" style:family="table-column">
      <style:table-column-properties style:rel-column-width="3551*"/>
    </style:style>
    <style:style style:name="Таблица137.A1.2" style:family="table-column">
      <style:table-column-properties style:rel-column-width="3545*"/>
    </style:style>
    <style:style style:name="Таблица137.A1.5" style:family="table-column">
      <style:table-column-properties style:rel-column-width="5315*"/>
    </style:style>
    <style:style style:name="Таблица137.A1.6" style:family="table-column">
      <style:table-column-properties style:rel-column-width="3548*"/>
    </style:style>
    <style:style style:name="Таблица137.A1.1" style:family="table-row">
      <style:table-row-properties style:row-height="0.499cm"/>
    </style:style>
    <style:style style:name="Таблица137.A1.1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138" style:family="table">
      <style:table-properties table:align="margins"/>
    </style:style>
    <style:style style:name="Таблица138.A" style:family="table-column">
      <style:table-column-properties style:rel-column-width="27451*"/>
    </style:style>
    <style:style style:name="Таблица138.B" style:family="table-column">
      <style:table-column-properties style:rel-column-width="38084*"/>
    </style:style>
    <style:style style:name="Таблица138.1" style:family="table-row">
      <style:table-row-properties style:row-height="2.499cm" fo:keep-together="always"/>
    </style:style>
    <style:style style:name="Таблица138.A1" style:family="table-cell">
      <style:table-cell-properties style:vertical-align="middle" fo:padding="0cm" fo:border-left="1pt solid #000000" fo:border-right="none" fo:border-top="1pt solid #000000" fo:border-bottom="1pt solid #000000"/>
    </style:style>
    <style:style style:name="Таблица138.B1" style:family="table-cell">
      <style:table-cell-properties style:vertical-align="middle" fo:padding="0cm" fo:border="1pt solid #000000"/>
    </style:style>
    <style:style style:name="Таблица138.2" style:family="table-row">
      <style:table-row-properties style:row-height="3.5cm" fo:keep-together="always"/>
    </style:style>
    <style:style style:name="Таблица138.A2" style:family="table-cell">
      <style:table-cell-properties style:vertical-align="middle" fo:padding="0cm" fo:border-left="1pt solid #000000" fo:border-right="none" fo:border-top="none" fo:border-bottom="1pt solid #000000"/>
    </style:style>
    <style:style style:name="Таблица138.B2" style:family="table-cell">
      <style:table-cell-properties fo:padding="0cm" fo:border-left="1pt solid #000000" fo:border-right="1pt solid #000000" fo:border-top="none" fo:border-bottom="1pt solid #000000"/>
    </style:style>
    <style:style style:name="Таблица138.B3" style:family="table-cell">
      <style:table-cell-properties style:vertical-align="middle" fo:padding="0cm" fo:border-left="1pt solid #000000" fo:border-right="1pt solid #000000" fo:border-top="none" fo:border-bottom="1pt solid #000000"/>
    </style:style>
    <style:style style:name="Таблица137.A1.1.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137.B1.1" style:family="table-column">
      <style:table-column-properties style:rel-column-width="42486*"/>
    </style:style>
    <style:style style:name="Таблица137.B1.1" style:family="table-row">
      <style:table-row-properties style:row-height="1cm"/>
    </style:style>
    <style:style style:name="Таблица137.B1.1.1" style:family="table-cell">
      <style:table-cell-properties style:vertical-align="middle" fo:padding="0cm" fo:border="0.5pt solid #000000"/>
    </style:style>
    <style:style style:name="Таблица137.B1.2" style:family="table-row">
      <style:table-row-properties style:row-height="1.499cm"/>
    </style:style>
    <style:style style:name="Таблица137.B1.1.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137.A2.1" style:family="table-column">
      <style:table-column-properties style:rel-column-width="7097*"/>
    </style:style>
    <style:style style:name="Таблица137.A2.2" style:family="table-column">
      <style:table-column-properties style:rel-column-width="7091*"/>
    </style:style>
    <style:style style:name="Таблица137.A2.4" style:family="table-column">
      <style:table-column-properties style:rel-column-width="3546*"/>
    </style:style>
    <style:style style:name="Таблица137.A2.1.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137.C2.2" style:family="table-column">
      <style:table-column-properties style:rel-column-width="5328*"/>
    </style:style>
    <style:style style:name="Таблица137.C2.3" style:family="table-column">
      <style:table-column-properties style:rel-column-width="7037*"/>
    </style:style>
    <style:style style:name="Таблица137.C2.3.2" style:family="table-cell" style:data-style-name="N0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139" style:family="table">
      <style:table-properties table:align="margins" style:may-break-between-rows="false"/>
    </style:style>
    <style:style style:name="Таблица139.A" style:family="table-column">
      <style:table-column-properties style:rel-column-width="23049*"/>
    </style:style>
    <style:style style:name="Таблица139.B" style:family="table-column">
      <style:table-column-properties style:rel-column-width="24806*"/>
    </style:style>
    <style:style style:name="Таблица139.C" style:family="table-column">
      <style:table-column-properties style:rel-column-width="17680*"/>
    </style:style>
    <style:style style:name="Таблица139.A1.1" style:family="table-column">
      <style:table-column-properties style:rel-column-width="3551*"/>
    </style:style>
    <style:style style:name="Таблица139.A1.2" style:family="table-column">
      <style:table-column-properties style:rel-column-width="3545*"/>
    </style:style>
    <style:style style:name="Таблица139.A1.5" style:family="table-column">
      <style:table-column-properties style:rel-column-width="5315*"/>
    </style:style>
    <style:style style:name="Таблица139.A1.6" style:family="table-column">
      <style:table-column-properties style:rel-column-width="3548*"/>
    </style:style>
    <style:style style:name="Таблица139.A1.1" style:family="table-row">
      <style:table-row-properties style:row-height="0.499cm"/>
    </style:style>
    <style:style style:name="Таблица139.A1.1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140" style:family="table">
      <style:table-properties table:align="margins"/>
    </style:style>
    <style:style style:name="Таблица140.A" style:family="table-column">
      <style:table-column-properties style:rel-column-width="27451*"/>
    </style:style>
    <style:style style:name="Таблица140.B" style:family="table-column">
      <style:table-column-properties style:rel-column-width="38084*"/>
    </style:style>
    <style:style style:name="Таблица140.1" style:family="table-row">
      <style:table-row-properties style:row-height="2.499cm" fo:keep-together="always"/>
    </style:style>
    <style:style style:name="Таблица140.A1" style:family="table-cell">
      <style:table-cell-properties style:vertical-align="middle" fo:padding="0cm" fo:border-left="1pt solid #000000" fo:border-right="none" fo:border-top="1pt solid #000000" fo:border-bottom="1pt solid #000000"/>
    </style:style>
    <style:style style:name="Таблица140.B1" style:family="table-cell">
      <style:table-cell-properties style:vertical-align="middle" fo:padding="0cm" fo:border="1pt solid #000000"/>
    </style:style>
    <style:style style:name="Таблица140.2" style:family="table-row">
      <style:table-row-properties style:row-height="3.5cm" fo:keep-together="always"/>
    </style:style>
    <style:style style:name="Таблица140.A2" style:family="table-cell">
      <style:table-cell-properties style:vertical-align="middle" fo:padding="0cm" fo:border-left="1pt solid #000000" fo:border-right="none" fo:border-top="none" fo:border-bottom="1pt solid #000000"/>
    </style:style>
    <style:style style:name="Таблица140.B2" style:family="table-cell">
      <style:table-cell-properties fo:padding="0cm" fo:border-left="1pt solid #000000" fo:border-right="1pt solid #000000" fo:border-top="none" fo:border-bottom="1pt solid #000000"/>
    </style:style>
    <style:style style:name="Таблица140.B3" style:family="table-cell">
      <style:table-cell-properties style:vertical-align="middle" fo:padding="0cm" fo:border-left="1pt solid #000000" fo:border-right="1pt solid #000000" fo:border-top="none" fo:border-bottom="1pt solid #000000"/>
    </style:style>
    <style:style style:name="Таблица139.A1.1.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139.B1" style:family="table-cell">
      <style:table-cell-properties style:vertical-align="middle" fo:padding="0cm" fo:border="0.5pt solid #000000"/>
    </style:style>
    <style:style style:name="Таблица139.A2.1" style:family="table-column">
      <style:table-column-properties style:rel-column-width="7097*"/>
    </style:style>
    <style:style style:name="Таблица139.A2.2" style:family="table-column">
      <style:table-column-properties style:rel-column-width="7091*"/>
    </style:style>
    <style:style style:name="Таблица139.A2.4" style:family="table-column">
      <style:table-column-properties style:rel-column-width="3546*"/>
    </style:style>
    <style:style style:name="Таблица139.A2.1.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141" style:family="table">
      <style:table-properties table:align="margins"/>
    </style:style>
    <style:style style:name="Таблица141.A" style:family="table-column">
      <style:table-column-properties style:rel-column-width="16383*"/>
    </style:style>
    <style:style style:name="Таблица141.B" style:family="table-column">
      <style:table-column-properties style:rel-column-width="49152*"/>
    </style:style>
    <style:style style:name="Таблица141.1" style:family="table-row">
      <style:table-row-properties fo:keep-together="always"/>
    </style:style>
    <style:style style:name="Таблица141.A1" style:family="table-cell">
      <style:table-cell-properties style:vertical-align="bottom" fo:padding="0cm" fo:border-left="0.05pt solid #000000" fo:border-right="none" fo:border-top="0.05pt solid #000000" fo:border-bottom="0.05pt solid #000000"/>
    </style:style>
    <style:style style:name="Таблица141.B1.1" style:family="table-column">
      <style:table-column-properties style:rel-column-width="16384*"/>
    </style:style>
    <style:style style:name="Таблица141.B1.1" style:family="table-row">
      <style:table-row-properties style:row-height="1cm" fo:keep-together="always"/>
    </style:style>
    <style:style style:name="Таблица141.B1.1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141.B1.2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141.B1.3.1" style:family="table-cell">
      <style:table-cell-properties fo:padding="0cm" fo:border="0.05pt solid #000000"/>
    </style:style>
    <style:style style:name="Таблица141.B1.2" style:family="table-row">
      <style:table-row-properties style:row-height="1.499cm" fo:keep-together="always"/>
    </style:style>
    <style:style style:name="Таблица141.B1.1.2" style:family="table-cell">
      <style:table-cell-properties fo:padding="0cm" fo:border-left="0.05pt solid #000000" fo:border-right="none" fo:border-top="none" fo:border-bottom="0.05pt solid #000000"/>
    </style:style>
    <style:style style:name="Таблица141.B1.2.2" style:family="table-cell">
      <style:table-cell-properties fo:padding="0cm" fo:border-left="0.05pt solid #000000" fo:border-right="none" fo:border-top="none" fo:border-bottom="0.05pt solid #000000"/>
    </style:style>
    <style:style style:name="Таблица141.B1.3.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41.B1.3" style:family="table-row">
      <style:table-row-properties style:row-height="2cm" fo:keep-together="always"/>
    </style:style>
    <style:style style:name="Таблица141.B1.1.3" style:family="table-cell">
      <style:table-cell-properties fo:padding="0cm" fo:border-left="0.05pt solid #000000" fo:border-right="none" fo:border-top="none" fo:border-bottom="0.05pt solid #000000"/>
    </style:style>
    <style:style style:name="Таблица141.B1.2.3" style:family="table-cell">
      <style:table-cell-properties fo:padding="0cm" fo:border-left="0.05pt solid #000000" fo:border-right="none" fo:border-top="none" fo:border-bottom="0.05pt solid #000000"/>
    </style:style>
    <style:style style:name="Таблица141.B1.3.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41.B1.1.4" style:family="table-cell">
      <style:table-cell-properties fo:padding="0cm" fo:border-left="0.05pt solid #000000" fo:border-right="none" fo:border-top="none" fo:border-bottom="0.05pt solid #000000"/>
    </style:style>
    <style:style style:name="Таблица141.B1.2.4" style:family="table-cell">
      <style:table-cell-properties fo:padding="0cm" fo:border-left="0.05pt solid #000000" fo:border-right="none" fo:border-top="none" fo:border-bottom="0.05pt solid #000000"/>
    </style:style>
    <style:style style:name="Таблица141.B1.3.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39.C2.2" style:family="table-column">
      <style:table-column-properties style:rel-column-width="5328*"/>
    </style:style>
    <style:style style:name="Таблица139.C2.3" style:family="table-column">
      <style:table-column-properties style:rel-column-width="7037*"/>
    </style:style>
    <style:style style:name="Таблица139.C2.3.2" style:family="table-cell" style:data-style-name="N0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139.C2.3" style:family="table-row">
      <style:table-row-properties style:row-height="1.499cm"/>
    </style:style>
    <style:style style:name="Таблица139.C2.1.3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142" style:family="table">
      <style:table-properties style:width="18.489cm" table:align="left" style:may-break-between-rows="false"/>
    </style:style>
    <style:style style:name="Таблица142.A" style:family="table-column">
      <style:table-column-properties style:column-width="6.505cm"/>
    </style:style>
    <style:style style:name="Таблица142.B" style:family="table-column">
      <style:table-column-properties style:column-width="10.506cm"/>
    </style:style>
    <style:style style:name="Таблица142.C" style:family="table-column">
      <style:table-column-properties style:column-width="1.478cm"/>
    </style:style>
    <style:style style:name="Таблица142.A1.1" style:family="table-column">
      <style:table-column-properties style:column-width="1.002cm"/>
    </style:style>
    <style:style style:name="Таблица142.A1.2" style:family="table-column">
      <style:table-column-properties style:column-width="1cm"/>
    </style:style>
    <style:style style:name="Таблица142.A1.5" style:family="table-column">
      <style:table-column-properties style:column-width="1.499cm"/>
    </style:style>
    <style:style style:name="Таблица142.A1.6" style:family="table-column">
      <style:table-column-properties style:column-width="1.004cm"/>
    </style:style>
    <style:style style:name="Таблица142.A1.1" style:family="table-row">
      <style:table-row-properties style:row-height="0.499cm"/>
    </style:style>
    <style:style style:name="Таблица142.A1.1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143" style:family="table">
      <style:table-properties table:align="margins"/>
    </style:style>
    <style:style style:name="Таблица143.A" style:family="table-column">
      <style:table-column-properties style:rel-column-width="27451*"/>
    </style:style>
    <style:style style:name="Таблица143.B" style:family="table-column">
      <style:table-column-properties style:rel-column-width="38084*"/>
    </style:style>
    <style:style style:name="Таблица143.1" style:family="table-row">
      <style:table-row-properties style:row-height="2.499cm" fo:keep-together="always"/>
    </style:style>
    <style:style style:name="Таблица143.A1" style:family="table-cell">
      <style:table-cell-properties style:vertical-align="middle" fo:padding="0cm" fo:border-left="1pt solid #000000" fo:border-right="none" fo:border-top="1pt solid #000000" fo:border-bottom="1pt solid #000000"/>
    </style:style>
    <style:style style:name="Таблица143.B1" style:family="table-cell">
      <style:table-cell-properties style:vertical-align="middle" fo:padding="0cm" fo:border="1pt solid #000000"/>
    </style:style>
    <style:style style:name="Таблица143.2" style:family="table-row">
      <style:table-row-properties style:row-height="3.5cm" fo:keep-together="always"/>
    </style:style>
    <style:style style:name="Таблица143.A2" style:family="table-cell">
      <style:table-cell-properties style:vertical-align="middle" fo:padding="0cm" fo:border-left="1pt solid #000000" fo:border-right="none" fo:border-top="none" fo:border-bottom="1pt solid #000000"/>
    </style:style>
    <style:style style:name="Таблица143.B2" style:family="table-cell">
      <style:table-cell-properties fo:padding="0cm" fo:border-left="1pt solid #000000" fo:border-right="1pt solid #000000" fo:border-top="none" fo:border-bottom="1pt solid #000000"/>
    </style:style>
    <style:style style:name="Таблица143.B3" style:family="table-cell">
      <style:table-cell-properties style:vertical-align="middle" fo:padding="0cm" fo:border-left="1pt solid #000000" fo:border-right="1pt solid #000000" fo:border-top="none" fo:border-bottom="1pt solid #000000"/>
    </style:style>
    <style:style style:name="Таблица144" style:family="table">
      <style:table-properties table:align="margins"/>
    </style:style>
    <style:style style:name="Таблица144.A" style:family="table-column">
      <style:table-column-properties style:rel-column-width="16383*"/>
    </style:style>
    <style:style style:name="Таблица144.B" style:family="table-column">
      <style:table-column-properties style:rel-column-width="49152*"/>
    </style:style>
    <style:style style:name="Таблица144.1" style:family="table-row">
      <style:table-row-properties fo:keep-together="always"/>
    </style:style>
    <style:style style:name="Таблица144.A1" style:family="table-cell">
      <style:table-cell-properties style:vertical-align="bottom" fo:padding="0cm" fo:border-left="0.05pt solid #000000" fo:border-right="none" fo:border-top="0.05pt solid #000000" fo:border-bottom="0.05pt solid #000000"/>
    </style:style>
    <style:style style:name="Таблица144.B1.1" style:family="table-column">
      <style:table-column-properties style:rel-column-width="16384*"/>
    </style:style>
    <style:style style:name="Таблица144.B1.1" style:family="table-row">
      <style:table-row-properties style:row-height="1cm" fo:keep-together="always"/>
    </style:style>
    <style:style style:name="Таблица144.B1.1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144.B1.2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144.B1.3.1" style:family="table-cell">
      <style:table-cell-properties fo:padding="0cm" fo:border="0.05pt solid #000000"/>
    </style:style>
    <style:style style:name="Таблица144.B1.2" style:family="table-row">
      <style:table-row-properties style:row-height="1.499cm" fo:keep-together="always"/>
    </style:style>
    <style:style style:name="Таблица144.B1.1.2" style:family="table-cell">
      <style:table-cell-properties fo:padding="0cm" fo:border-left="0.05pt solid #000000" fo:border-right="none" fo:border-top="none" fo:border-bottom="0.05pt solid #000000"/>
    </style:style>
    <style:style style:name="Таблица144.B1.2.2" style:family="table-cell">
      <style:table-cell-properties fo:padding="0cm" fo:border-left="0.05pt solid #000000" fo:border-right="none" fo:border-top="none" fo:border-bottom="0.05pt solid #000000"/>
    </style:style>
    <style:style style:name="Таблица144.B1.3.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44.B1.3" style:family="table-row">
      <style:table-row-properties style:row-height="2cm" fo:keep-together="always"/>
    </style:style>
    <style:style style:name="Таблица144.B1.1.3" style:family="table-cell">
      <style:table-cell-properties fo:padding="0cm" fo:border-left="0.05pt solid #000000" fo:border-right="none" fo:border-top="none" fo:border-bottom="0.05pt solid #000000"/>
    </style:style>
    <style:style style:name="Таблица144.B1.2.3" style:family="table-cell">
      <style:table-cell-properties fo:padding="0cm" fo:border-left="0.05pt solid #000000" fo:border-right="none" fo:border-top="none" fo:border-bottom="0.05pt solid #000000"/>
    </style:style>
    <style:style style:name="Таблица144.B1.3.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44.B1.1.4" style:family="table-cell">
      <style:table-cell-properties fo:padding="0cm" fo:border-left="0.05pt solid #000000" fo:border-right="none" fo:border-top="none" fo:border-bottom="0.05pt solid #000000"/>
    </style:style>
    <style:style style:name="Таблица144.B1.2.4" style:family="table-cell">
      <style:table-cell-properties fo:padding="0cm" fo:border-left="0.05pt solid #000000" fo:border-right="none" fo:border-top="none" fo:border-bottom="0.05pt solid #000000"/>
    </style:style>
    <style:style style:name="Таблица144.B1.3.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42.A1.1.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142.C1.1.1" style:family="table-cell">
      <style:table-cell-properties style:vertical-align="middle" fo:padding="0cm" fo:border="0.5pt solid #000000"/>
    </style:style>
    <style:style style:name="Таблица142.C1.2" style:family="table-row">
      <style:table-row-properties style:row-height="1cm"/>
    </style:style>
    <style:style style:name="Таблица142.C1.1.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145" style:family="table">
      <style:table-properties table:align="margins" style:may-break-between-rows="false"/>
    </style:style>
    <style:style style:name="Таблица145.A" style:family="table-column">
      <style:table-column-properties style:rel-column-width="23049*"/>
    </style:style>
    <style:style style:name="Таблица145.B" style:family="table-column">
      <style:table-column-properties style:rel-column-width="24806*"/>
    </style:style>
    <style:style style:name="Таблица145.C" style:family="table-column">
      <style:table-column-properties style:rel-column-width="17680*"/>
    </style:style>
    <style:style style:name="Таблица145.A1.1" style:family="table-column">
      <style:table-column-properties style:rel-column-width="3551*"/>
    </style:style>
    <style:style style:name="Таблица145.A1.2" style:family="table-column">
      <style:table-column-properties style:rel-column-width="3545*"/>
    </style:style>
    <style:style style:name="Таблица145.A1.5" style:family="table-column">
      <style:table-column-properties style:rel-column-width="5315*"/>
    </style:style>
    <style:style style:name="Таблица145.A1.6" style:family="table-column">
      <style:table-column-properties style:rel-column-width="3548*"/>
    </style:style>
    <style:style style:name="Таблица145.A1.1" style:family="table-row">
      <style:table-row-properties style:row-height="0.499cm"/>
    </style:style>
    <style:style style:name="Таблица145.A1.1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146" style:family="table">
      <style:table-properties table:align="margins"/>
    </style:style>
    <style:style style:name="Таблица146.A" style:family="table-column">
      <style:table-column-properties style:rel-column-width="27451*"/>
    </style:style>
    <style:style style:name="Таблица146.B" style:family="table-column">
      <style:table-column-properties style:rel-column-width="38084*"/>
    </style:style>
    <style:style style:name="Таблица146.1" style:family="table-row">
      <style:table-row-properties style:row-height="2.499cm" fo:keep-together="always"/>
    </style:style>
    <style:style style:name="Таблица146.A1" style:family="table-cell">
      <style:table-cell-properties style:vertical-align="middle" fo:padding="0cm" fo:border-left="1pt solid #000000" fo:border-right="none" fo:border-top="1pt solid #000000" fo:border-bottom="1pt solid #000000"/>
    </style:style>
    <style:style style:name="Таблица146.B1" style:family="table-cell">
      <style:table-cell-properties style:vertical-align="middle" fo:padding="0cm" fo:border="1pt solid #000000"/>
    </style:style>
    <style:style style:name="Таблица146.2" style:family="table-row">
      <style:table-row-properties style:row-height="3.5cm" fo:keep-together="always"/>
    </style:style>
    <style:style style:name="Таблица146.A2" style:family="table-cell">
      <style:table-cell-properties style:vertical-align="middle" fo:padding="0cm" fo:border-left="1pt solid #000000" fo:border-right="none" fo:border-top="none" fo:border-bottom="1pt solid #000000"/>
    </style:style>
    <style:style style:name="Таблица146.B2" style:family="table-cell">
      <style:table-cell-properties fo:padding="0cm" fo:border-left="1pt solid #000000" fo:border-right="1pt solid #000000" fo:border-top="none" fo:border-bottom="1pt solid #000000"/>
    </style:style>
    <style:style style:name="Таблица146.B3" style:family="table-cell">
      <style:table-cell-properties style:vertical-align="middle" fo:padding="0cm" fo:border-left="1pt solid #000000" fo:border-right="1pt solid #000000" fo:border-top="none" fo:border-bottom="1pt solid #000000"/>
    </style:style>
    <style:style style:name="Таблица145.A1.1.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145.B1.1" style:family="table-column">
      <style:table-column-properties style:rel-column-width="42486*"/>
    </style:style>
    <style:style style:name="Таблица145.B1.1" style:family="table-row">
      <style:table-row-properties style:row-height="1cm"/>
    </style:style>
    <style:style style:name="Таблица145.B1.1.1" style:family="table-cell">
      <style:table-cell-properties style:vertical-align="middle" fo:padding="0cm" fo:border="0.5pt solid #000000"/>
    </style:style>
    <style:style style:name="Таблица145.B1.2" style:family="table-row">
      <style:table-row-properties style:row-height="1.499cm"/>
    </style:style>
    <style:style style:name="Таблица145.B1.1.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145.A2.1" style:family="table-column">
      <style:table-column-properties style:rel-column-width="7097*"/>
    </style:style>
    <style:style style:name="Таблица145.A2.2" style:family="table-column">
      <style:table-column-properties style:rel-column-width="7091*"/>
    </style:style>
    <style:style style:name="Таблица145.A2.4" style:family="table-column">
      <style:table-column-properties style:rel-column-width="3546*"/>
    </style:style>
    <style:style style:name="Таблица145.A2.1.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145.C2.2" style:family="table-column">
      <style:table-column-properties style:rel-column-width="5328*"/>
    </style:style>
    <style:style style:name="Таблица145.C2.3" style:family="table-column">
      <style:table-column-properties style:rel-column-width="7037*"/>
    </style:style>
    <style:style style:name="Таблица145.C2.3.2" style:family="table-cell" style:data-style-name="N0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147" style:family="table">
      <style:table-properties table:align="margins" style:may-break-between-rows="false"/>
    </style:style>
    <style:style style:name="Таблица147.A" style:family="table-column">
      <style:table-column-properties style:rel-column-width="23049*"/>
    </style:style>
    <style:style style:name="Таблица147.B" style:family="table-column">
      <style:table-column-properties style:rel-column-width="24806*"/>
    </style:style>
    <style:style style:name="Таблица147.C" style:family="table-column">
      <style:table-column-properties style:rel-column-width="17680*"/>
    </style:style>
    <style:style style:name="Таблица147.A1.1" style:family="table-column">
      <style:table-column-properties style:rel-column-width="3551*"/>
    </style:style>
    <style:style style:name="Таблица147.A1.2" style:family="table-column">
      <style:table-column-properties style:rel-column-width="3545*"/>
    </style:style>
    <style:style style:name="Таблица147.A1.5" style:family="table-column">
      <style:table-column-properties style:rel-column-width="5315*"/>
    </style:style>
    <style:style style:name="Таблица147.A1.6" style:family="table-column">
      <style:table-column-properties style:rel-column-width="3548*"/>
    </style:style>
    <style:style style:name="Таблица147.A1.1" style:family="table-row">
      <style:table-row-properties style:row-height="0.499cm"/>
    </style:style>
    <style:style style:name="Таблица147.A1.1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148" style:family="table">
      <style:table-properties table:align="margins"/>
    </style:style>
    <style:style style:name="Таблица148.A" style:family="table-column">
      <style:table-column-properties style:rel-column-width="27451*"/>
    </style:style>
    <style:style style:name="Таблица148.B" style:family="table-column">
      <style:table-column-properties style:rel-column-width="38084*"/>
    </style:style>
    <style:style style:name="Таблица148.1" style:family="table-row">
      <style:table-row-properties style:row-height="2.499cm" fo:keep-together="always"/>
    </style:style>
    <style:style style:name="Таблица148.A1" style:family="table-cell">
      <style:table-cell-properties style:vertical-align="middle" fo:padding="0cm" fo:border-left="1pt solid #000000" fo:border-right="none" fo:border-top="1pt solid #000000" fo:border-bottom="1pt solid #000000"/>
    </style:style>
    <style:style style:name="Таблица148.B1" style:family="table-cell">
      <style:table-cell-properties style:vertical-align="middle" fo:padding="0cm" fo:border="1pt solid #000000"/>
    </style:style>
    <style:style style:name="Таблица148.2" style:family="table-row">
      <style:table-row-properties style:row-height="3.5cm" fo:keep-together="always"/>
    </style:style>
    <style:style style:name="Таблица148.A2" style:family="table-cell">
      <style:table-cell-properties style:vertical-align="middle" fo:padding="0cm" fo:border-left="1pt solid #000000" fo:border-right="none" fo:border-top="none" fo:border-bottom="1pt solid #000000"/>
    </style:style>
    <style:style style:name="Таблица148.B2" style:family="table-cell">
      <style:table-cell-properties fo:padding="0cm" fo:border-left="1pt solid #000000" fo:border-right="1pt solid #000000" fo:border-top="none" fo:border-bottom="1pt solid #000000"/>
    </style:style>
    <style:style style:name="Таблица148.B3" style:family="table-cell">
      <style:table-cell-properties style:vertical-align="middle" fo:padding="0cm" fo:border-left="1pt solid #000000" fo:border-right="1pt solid #000000" fo:border-top="none" fo:border-bottom="1pt solid #000000"/>
    </style:style>
    <style:style style:name="Таблица147.A1.1.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147.B1" style:family="table-cell">
      <style:table-cell-properties style:vertical-align="middle" fo:padding="0cm" fo:border="0.5pt solid #000000"/>
    </style:style>
    <style:style style:name="Таблица147.A2.1" style:family="table-column">
      <style:table-column-properties style:rel-column-width="7097*"/>
    </style:style>
    <style:style style:name="Таблица147.A2.2" style:family="table-column">
      <style:table-column-properties style:rel-column-width="7091*"/>
    </style:style>
    <style:style style:name="Таблица147.A2.4" style:family="table-column">
      <style:table-column-properties style:rel-column-width="3546*"/>
    </style:style>
    <style:style style:name="Таблица147.A2.1.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149" style:family="table">
      <style:table-properties table:align="margins"/>
    </style:style>
    <style:style style:name="Таблица149.A" style:family="table-column">
      <style:table-column-properties style:rel-column-width="16383*"/>
    </style:style>
    <style:style style:name="Таблица149.B" style:family="table-column">
      <style:table-column-properties style:rel-column-width="49152*"/>
    </style:style>
    <style:style style:name="Таблица149.1" style:family="table-row">
      <style:table-row-properties fo:keep-together="always"/>
    </style:style>
    <style:style style:name="Таблица149.A1" style:family="table-cell">
      <style:table-cell-properties style:vertical-align="bottom" fo:padding="0cm" fo:border-left="0.05pt solid #000000" fo:border-right="none" fo:border-top="0.05pt solid #000000" fo:border-bottom="0.05pt solid #000000"/>
    </style:style>
    <style:style style:name="Таблица149.B1.1" style:family="table-column">
      <style:table-column-properties style:rel-column-width="16384*"/>
    </style:style>
    <style:style style:name="Таблица149.B1.1" style:family="table-row">
      <style:table-row-properties style:row-height="1cm" fo:keep-together="always"/>
    </style:style>
    <style:style style:name="Таблица149.B1.1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149.B1.2.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149.B1.3.1" style:family="table-cell">
      <style:table-cell-properties fo:padding="0cm" fo:border="0.05pt solid #000000"/>
    </style:style>
    <style:style style:name="Таблица149.B1.2" style:family="table-row">
      <style:table-row-properties style:row-height="1.499cm" fo:keep-together="always"/>
    </style:style>
    <style:style style:name="Таблица149.B1.1.2" style:family="table-cell">
      <style:table-cell-properties fo:padding="0cm" fo:border-left="0.05pt solid #000000" fo:border-right="none" fo:border-top="none" fo:border-bottom="0.05pt solid #000000"/>
    </style:style>
    <style:style style:name="Таблица149.B1.2.2" style:family="table-cell">
      <style:table-cell-properties fo:padding="0cm" fo:border-left="0.05pt solid #000000" fo:border-right="none" fo:border-top="none" fo:border-bottom="0.05pt solid #000000"/>
    </style:style>
    <style:style style:name="Таблица149.B1.3.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49.B1.3" style:family="table-row">
      <style:table-row-properties style:row-height="2cm" fo:keep-together="always"/>
    </style:style>
    <style:style style:name="Таблица149.B1.1.3" style:family="table-cell">
      <style:table-cell-properties fo:padding="0cm" fo:border-left="0.05pt solid #000000" fo:border-right="none" fo:border-top="none" fo:border-bottom="0.05pt solid #000000"/>
    </style:style>
    <style:style style:name="Таблица149.B1.2.3" style:family="table-cell">
      <style:table-cell-properties fo:padding="0cm" fo:border-left="0.05pt solid #000000" fo:border-right="none" fo:border-top="none" fo:border-bottom="0.05pt solid #000000"/>
    </style:style>
    <style:style style:name="Таблица149.B1.3.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49.B1.1.4" style:family="table-cell">
      <style:table-cell-properties fo:padding="0cm" fo:border-left="0.05pt solid #000000" fo:border-right="none" fo:border-top="none" fo:border-bottom="0.05pt solid #000000"/>
    </style:style>
    <style:style style:name="Таблица149.B1.2.4" style:family="table-cell">
      <style:table-cell-properties fo:padding="0cm" fo:border-left="0.05pt solid #000000" fo:border-right="none" fo:border-top="none" fo:border-bottom="0.05pt solid #000000"/>
    </style:style>
    <style:style style:name="Таблица149.B1.3.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47.C2.2" style:family="table-column">
      <style:table-column-properties style:rel-column-width="5328*"/>
    </style:style>
    <style:style style:name="Таблица147.C2.3" style:family="table-column">
      <style:table-column-properties style:rel-column-width="7037*"/>
    </style:style>
    <style:style style:name="Таблица147.C2.3.2" style:family="table-cell" style:data-style-name="N0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147.C2.3" style:family="table-row">
      <style:table-row-properties style:row-height="1.499cm"/>
    </style:style>
    <style:style style:name="Таблица147.C2.1.3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155" style:family="table">
      <style:table-properties table:align="margins"/>
    </style:style>
    <style:style style:name="Таблица155.A" style:family="table-column">
      <style:table-column-properties style:rel-column-width="5337*"/>
    </style:style>
    <style:style style:name="Таблица155.B" style:family="table-column">
      <style:table-column-properties style:rel-column-width="49767*"/>
    </style:style>
    <style:style style:name="Таблица155.C" style:family="table-column">
      <style:table-column-properties style:rel-column-width="10431*"/>
    </style:style>
    <style:style style:name="Таблица155.1" style:family="table-row">
      <style:table-row-properties style:row-height="1.499cm"/>
    </style:style>
    <style:style style:name="Таблица15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55.C1" style:family="table-cell">
      <style:table-cell-properties style:vertical-align="middle" fo:padding="0.097cm" fo:border="0.05pt solid #000000"/>
    </style:style>
    <style:style style:name="Таблица155.2" style:family="table-row">
      <style:table-row-properties style:row-height="0.801cm"/>
    </style:style>
    <style:style style:name="Таблица155.A2" style:family="table-cell">
      <style:table-cell-properties fo:padding="0.097cm" fo:border-left="0.05pt solid #000000" fo:border-right="none" fo:border-top="none" fo:border-bottom="0.05pt solid #000000"/>
    </style:style>
    <style:style style:name="Таблица155.B2" style:family="table-cell">
      <style:table-cell-properties fo:padding="0.097cm" fo:border-left="0.05pt solid #000000" fo:border-right="none" fo:border-top="none" fo:border-bottom="0.05pt solid #000000"/>
    </style:style>
    <style:style style:name="Таблица15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5.A3" style:family="table-cell">
      <style:table-cell-properties fo:padding="0.097cm" fo:border-left="0.05pt solid #000000" fo:border-right="none" fo:border-top="none" fo:border-bottom="0.05pt solid #000000"/>
    </style:style>
    <style:style style:name="Таблица155.B3" style:family="table-cell">
      <style:table-cell-properties fo:padding="0.097cm" fo:border-left="0.05pt solid #000000" fo:border-right="none" fo:border-top="none" fo:border-bottom="0.05pt solid #000000"/>
    </style:style>
    <style:style style:name="Таблица155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5.A4" style:family="table-cell">
      <style:table-cell-properties fo:padding="0.097cm" fo:border-left="0.05pt solid #000000" fo:border-right="none" fo:border-top="none" fo:border-bottom="0.05pt solid #000000"/>
    </style:style>
    <style:style style:name="Таблица155.B4" style:family="table-cell">
      <style:table-cell-properties fo:padding="0.097cm" fo:border-left="0.05pt solid #000000" fo:border-right="none" fo:border-top="none" fo:border-bottom="0.05pt solid #000000"/>
    </style:style>
    <style:style style:name="Таблица155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5.A5" style:family="table-cell">
      <style:table-cell-properties fo:padding="0.097cm" fo:border-left="0.05pt solid #000000" fo:border-right="none" fo:border-top="none" fo:border-bottom="0.05pt solid #000000"/>
    </style:style>
    <style:style style:name="Таблица155.B5" style:family="table-cell">
      <style:table-cell-properties fo:padding="0.097cm" fo:border-left="0.05pt solid #000000" fo:border-right="none" fo:border-top="none" fo:border-bottom="0.05pt solid #000000"/>
    </style:style>
    <style:style style:name="Таблица155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5.A6" style:family="table-cell">
      <style:table-cell-properties fo:padding="0.097cm" fo:border-left="0.05pt solid #000000" fo:border-right="none" fo:border-top="none" fo:border-bottom="0.05pt solid #000000"/>
    </style:style>
    <style:style style:name="Таблица155.B6" style:family="table-cell">
      <style:table-cell-properties fo:padding="0.097cm" fo:border-left="0.05pt solid #000000" fo:border-right="none" fo:border-top="none" fo:border-bottom="0.05pt solid #000000"/>
    </style:style>
    <style:style style:name="Таблица155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5.A7" style:family="table-cell">
      <style:table-cell-properties fo:padding="0.097cm" fo:border-left="0.05pt solid #000000" fo:border-right="none" fo:border-top="none" fo:border-bottom="0.05pt solid #000000"/>
    </style:style>
    <style:style style:name="Таблица155.B7" style:family="table-cell">
      <style:table-cell-properties fo:padding="0.097cm" fo:border-left="0.05pt solid #000000" fo:border-right="none" fo:border-top="none" fo:border-bottom="0.05pt solid #000000"/>
    </style:style>
    <style:style style:name="Таблица155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5.A8" style:family="table-cell">
      <style:table-cell-properties fo:padding="0.097cm" fo:border-left="0.05pt solid #000000" fo:border-right="none" fo:border-top="none" fo:border-bottom="0.05pt solid #000000"/>
    </style:style>
    <style:style style:name="Таблица155.B8" style:family="table-cell">
      <style:table-cell-properties fo:padding="0.097cm" fo:border-left="0.05pt solid #000000" fo:border-right="none" fo:border-top="none" fo:border-bottom="0.05pt solid #000000"/>
    </style:style>
    <style:style style:name="Таблица155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5.A9" style:family="table-cell">
      <style:table-cell-properties fo:padding="0.097cm" fo:border-left="0.05pt solid #000000" fo:border-right="none" fo:border-top="none" fo:border-bottom="0.05pt solid #000000"/>
    </style:style>
    <style:style style:name="Таблица155.B9" style:family="table-cell">
      <style:table-cell-properties fo:padding="0.097cm" fo:border-left="0.05pt solid #000000" fo:border-right="none" fo:border-top="none" fo:border-bottom="0.05pt solid #000000"/>
    </style:style>
    <style:style style:name="Таблица155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5.A10" style:family="table-cell">
      <style:table-cell-properties fo:padding="0.097cm" fo:border-left="0.05pt solid #000000" fo:border-right="none" fo:border-top="none" fo:border-bottom="0.05pt solid #000000"/>
    </style:style>
    <style:style style:name="Таблица155.B10" style:family="table-cell">
      <style:table-cell-properties fo:padding="0.097cm" fo:border-left="0.05pt solid #000000" fo:border-right="none" fo:border-top="none" fo:border-bottom="0.05pt solid #000000"/>
    </style:style>
    <style:style style:name="Таблица155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5.A11" style:family="table-cell">
      <style:table-cell-properties fo:padding="0.097cm" fo:border-left="0.05pt solid #000000" fo:border-right="none" fo:border-top="none" fo:border-bottom="0.05pt solid #000000"/>
    </style:style>
    <style:style style:name="Таблица155.B11" style:family="table-cell">
      <style:table-cell-properties fo:padding="0.097cm" fo:border-left="0.05pt solid #000000" fo:border-right="none" fo:border-top="none" fo:border-bottom="0.05pt solid #000000"/>
    </style:style>
    <style:style style:name="Таблица155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5.A12" style:family="table-cell">
      <style:table-cell-properties fo:padding="0.097cm" fo:border-left="0.05pt solid #000000" fo:border-right="none" fo:border-top="none" fo:border-bottom="0.05pt solid #000000"/>
    </style:style>
    <style:style style:name="Таблица155.B12" style:family="table-cell">
      <style:table-cell-properties fo:padding="0.097cm" fo:border-left="0.05pt solid #000000" fo:border-right="none" fo:border-top="none" fo:border-bottom="0.05pt solid #000000"/>
    </style:style>
    <style:style style:name="Таблица155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5.A13" style:family="table-cell">
      <style:table-cell-properties fo:padding="0.097cm" fo:border-left="0.05pt solid #000000" fo:border-right="none" fo:border-top="none" fo:border-bottom="0.05pt solid #000000"/>
    </style:style>
    <style:style style:name="Таблица155.B13" style:family="table-cell">
      <style:table-cell-properties fo:padding="0.097cm" fo:border-left="0.05pt solid #000000" fo:border-right="none" fo:border-top="none" fo:border-bottom="0.05pt solid #000000"/>
    </style:style>
    <style:style style:name="Таблица155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5.A14" style:family="table-cell">
      <style:table-cell-properties fo:padding="0.097cm" fo:border-left="0.05pt solid #000000" fo:border-right="none" fo:border-top="none" fo:border-bottom="0.05pt solid #000000"/>
    </style:style>
    <style:style style:name="Таблица155.B14" style:family="table-cell">
      <style:table-cell-properties fo:padding="0.097cm" fo:border-left="0.05pt solid #000000" fo:border-right="none" fo:border-top="none" fo:border-bottom="0.05pt solid #000000"/>
    </style:style>
    <style:style style:name="Таблица155.C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5.A15" style:family="table-cell">
      <style:table-cell-properties fo:padding="0.097cm" fo:border-left="0.05pt solid #000000" fo:border-right="none" fo:border-top="none" fo:border-bottom="0.05pt solid #000000"/>
    </style:style>
    <style:style style:name="Таблица155.B15" style:family="table-cell">
      <style:table-cell-properties fo:padding="0.097cm" fo:border-left="0.05pt solid #000000" fo:border-right="none" fo:border-top="none" fo:border-bottom="0.05pt solid #000000"/>
    </style:style>
    <style:style style:name="Таблица155.C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5.A16" style:family="table-cell">
      <style:table-cell-properties fo:padding="0.097cm" fo:border-left="0.05pt solid #000000" fo:border-right="none" fo:border-top="none" fo:border-bottom="0.05pt solid #000000"/>
    </style:style>
    <style:style style:name="Таблица155.B16" style:family="table-cell">
      <style:table-cell-properties fo:padding="0.097cm" fo:border-left="0.05pt solid #000000" fo:border-right="none" fo:border-top="none" fo:border-bottom="0.05pt solid #000000"/>
    </style:style>
    <style:style style:name="Таблица155.C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5.A17" style:family="table-cell">
      <style:table-cell-properties fo:padding="0.097cm" fo:border-left="0.05pt solid #000000" fo:border-right="none" fo:border-top="none" fo:border-bottom="0.05pt solid #000000"/>
    </style:style>
    <style:style style:name="Таблица155.B17" style:family="table-cell">
      <style:table-cell-properties fo:padding="0.097cm" fo:border-left="0.05pt solid #000000" fo:border-right="none" fo:border-top="none" fo:border-bottom="0.05pt solid #000000"/>
    </style:style>
    <style:style style:name="Таблица155.C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5.A18" style:family="table-cell">
      <style:table-cell-properties fo:padding="0.097cm" fo:border-left="0.05pt solid #000000" fo:border-right="none" fo:border-top="none" fo:border-bottom="0.05pt solid #000000"/>
    </style:style>
    <style:style style:name="Таблица155.B18" style:family="table-cell">
      <style:table-cell-properties fo:padding="0.097cm" fo:border-left="0.05pt solid #000000" fo:border-right="none" fo:border-top="none" fo:border-bottom="0.05pt solid #000000"/>
    </style:style>
    <style:style style:name="Таблица155.C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5.A19" style:family="table-cell">
      <style:table-cell-properties fo:padding="0.097cm" fo:border-left="0.05pt solid #000000" fo:border-right="none" fo:border-top="none" fo:border-bottom="0.05pt solid #000000"/>
    </style:style>
    <style:style style:name="Таблица155.B19" style:family="table-cell">
      <style:table-cell-properties fo:padding="0.097cm" fo:border-left="0.05pt solid #000000" fo:border-right="none" fo:border-top="none" fo:border-bottom="0.05pt solid #000000"/>
    </style:style>
    <style:style style:name="Таблица155.C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5.A20" style:family="table-cell">
      <style:table-cell-properties fo:padding="0.097cm" fo:border-left="0.05pt solid #000000" fo:border-right="none" fo:border-top="none" fo:border-bottom="0.05pt solid #000000"/>
    </style:style>
    <style:style style:name="Таблица155.B20" style:family="table-cell">
      <style:table-cell-properties fo:padding="0.097cm" fo:border-left="0.05pt solid #000000" fo:border-right="none" fo:border-top="none" fo:border-bottom="0.05pt solid #000000"/>
    </style:style>
    <style:style style:name="Таблица155.C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5.A21" style:family="table-cell">
      <style:table-cell-properties fo:padding="0.097cm" fo:border-left="0.05pt solid #000000" fo:border-right="none" fo:border-top="none" fo:border-bottom="0.05pt solid #000000"/>
    </style:style>
    <style:style style:name="Таблица155.B21" style:family="table-cell">
      <style:table-cell-properties fo:padding="0.097cm" fo:border-left="0.05pt solid #000000" fo:border-right="none" fo:border-top="none" fo:border-bottom="0.05pt solid #000000"/>
    </style:style>
    <style:style style:name="Таблица155.C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5.A22" style:family="table-cell">
      <style:table-cell-properties fo:padding="0.097cm" fo:border-left="0.05pt solid #000000" fo:border-right="none" fo:border-top="none" fo:border-bottom="0.05pt solid #000000"/>
    </style:style>
    <style:style style:name="Таблица155.B22" style:family="table-cell">
      <style:table-cell-properties fo:padding="0.097cm" fo:border-left="0.05pt solid #000000" fo:border-right="none" fo:border-top="none" fo:border-bottom="0.05pt solid #000000"/>
    </style:style>
    <style:style style:name="Таблица155.C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5.A23" style:family="table-cell">
      <style:table-cell-properties fo:padding="0.097cm" fo:border-left="0.05pt solid #000000" fo:border-right="none" fo:border-top="none" fo:border-bottom="0.05pt solid #000000"/>
    </style:style>
    <style:style style:name="Таблица155.B23" style:family="table-cell">
      <style:table-cell-properties fo:padding="0.097cm" fo:border-left="0.05pt solid #000000" fo:border-right="none" fo:border-top="none" fo:border-bottom="0.05pt solid #000000"/>
    </style:style>
    <style:style style:name="Таблица155.C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5.A24" style:family="table-cell">
      <style:table-cell-properties fo:padding="0.097cm" fo:border-left="0.05pt solid #000000" fo:border-right="none" fo:border-top="none" fo:border-bottom="0.05pt solid #000000"/>
    </style:style>
    <style:style style:name="Таблица155.B24" style:family="table-cell">
      <style:table-cell-properties fo:padding="0.097cm" fo:border-left="0.05pt solid #000000" fo:border-right="none" fo:border-top="none" fo:border-bottom="0.05pt solid #000000"/>
    </style:style>
    <style:style style:name="Таблица155.C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5.A25" style:family="table-cell">
      <style:table-cell-properties fo:padding="0.097cm" fo:border-left="0.05pt solid #000000" fo:border-right="none" fo:border-top="none" fo:border-bottom="0.05pt solid #000000"/>
    </style:style>
    <style:style style:name="Таблица155.B25" style:family="table-cell">
      <style:table-cell-properties fo:padding="0.097cm" fo:border-left="0.05pt solid #000000" fo:border-right="none" fo:border-top="none" fo:border-bottom="0.05pt solid #000000"/>
    </style:style>
    <style:style style:name="Таблица155.C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5.A26" style:family="table-cell">
      <style:table-cell-properties fo:padding="0.097cm" fo:border-left="0.05pt solid #000000" fo:border-right="none" fo:border-top="none" fo:border-bottom="0.05pt solid #000000"/>
    </style:style>
    <style:style style:name="Таблица155.B26" style:family="table-cell">
      <style:table-cell-properties fo:padding="0.097cm" fo:border-left="0.05pt solid #000000" fo:border-right="none" fo:border-top="none" fo:border-bottom="0.05pt solid #000000"/>
    </style:style>
    <style:style style:name="Таблица155.C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5.A27" style:family="table-cell">
      <style:table-cell-properties fo:padding="0.097cm" fo:border-left="0.05pt solid #000000" fo:border-right="none" fo:border-top="none" fo:border-bottom="0.05pt solid #000000"/>
    </style:style>
    <style:style style:name="Таблица155.B27" style:family="table-cell">
      <style:table-cell-properties fo:padding="0.097cm" fo:border-left="0.05pt solid #000000" fo:border-right="none" fo:border-top="none" fo:border-bottom="0.05pt solid #000000"/>
    </style:style>
    <style:style style:name="Таблица155.C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5.A28" style:family="table-cell">
      <style:table-cell-properties fo:padding="0.097cm" fo:border-left="0.05pt solid #000000" fo:border-right="none" fo:border-top="none" fo:border-bottom="0.05pt solid #000000"/>
    </style:style>
    <style:style style:name="Таблица155.B28" style:family="table-cell">
      <style:table-cell-properties fo:padding="0.097cm" fo:border-left="0.05pt solid #000000" fo:border-right="none" fo:border-top="none" fo:border-bottom="0.05pt solid #000000"/>
    </style:style>
    <style:style style:name="Таблица155.C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5.A29" style:family="table-cell">
      <style:table-cell-properties fo:padding="0.097cm" fo:border-left="0.05pt solid #000000" fo:border-right="none" fo:border-top="none" fo:border-bottom="0.05pt solid #000000"/>
    </style:style>
    <style:style style:name="Таблица155.B29" style:family="table-cell">
      <style:table-cell-properties fo:padding="0.097cm" fo:border-left="0.05pt solid #000000" fo:border-right="none" fo:border-top="none" fo:border-bottom="0.05pt solid #000000"/>
    </style:style>
    <style:style style:name="Таблица155.C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5.A30" style:family="table-cell">
      <style:table-cell-properties fo:padding="0.097cm" fo:border-left="0.05pt solid #000000" fo:border-right="none" fo:border-top="none" fo:border-bottom="0.05pt solid #000000"/>
    </style:style>
    <style:style style:name="Таблица155.B30" style:family="table-cell">
      <style:table-cell-properties fo:padding="0.097cm" fo:border-left="0.05pt solid #000000" fo:border-right="none" fo:border-top="none" fo:border-bottom="0.05pt solid #000000"/>
    </style:style>
    <style:style style:name="Таблица155.C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5.A31" style:family="table-cell">
      <style:table-cell-properties fo:padding="0.097cm" fo:border-left="0.05pt solid #000000" fo:border-right="none" fo:border-top="none" fo:border-bottom="0.05pt solid #000000"/>
    </style:style>
    <style:style style:name="Таблица155.B31" style:family="table-cell">
      <style:table-cell-properties fo:padding="0.097cm" fo:border-left="0.05pt solid #000000" fo:border-right="none" fo:border-top="none" fo:border-bottom="0.05pt solid #000000"/>
    </style:style>
    <style:style style:name="Таблица155.C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5.A32" style:family="table-cell">
      <style:table-cell-properties fo:padding="0.097cm" fo:border-left="0.05pt solid #000000" fo:border-right="none" fo:border-top="none" fo:border-bottom="0.05pt solid #000000"/>
    </style:style>
    <style:style style:name="Таблица155.B32" style:family="table-cell">
      <style:table-cell-properties fo:padding="0.097cm" fo:border-left="0.05pt solid #000000" fo:border-right="none" fo:border-top="none" fo:border-bottom="0.05pt solid #000000"/>
    </style:style>
    <style:style style:name="Таблица155.C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3" style:family="table">
      <style:table-properties style:width="18.489cm" table:align="left" style:may-break-between-rows="false"/>
    </style:style>
    <style:style style:name="Таблица153.A" style:family="table-column">
      <style:table-column-properties style:column-width="6.505cm"/>
    </style:style>
    <style:style style:name="Таблица153.B" style:family="table-column">
      <style:table-column-properties style:column-width="10.506cm"/>
    </style:style>
    <style:style style:name="Таблица153.C" style:family="table-column">
      <style:table-column-properties style:column-width="1.478cm"/>
    </style:style>
    <style:style style:name="Таблица153.A1.1" style:family="table-column">
      <style:table-column-properties style:column-width="1.002cm"/>
    </style:style>
    <style:style style:name="Таблица153.A1.2" style:family="table-column">
      <style:table-column-properties style:column-width="1cm"/>
    </style:style>
    <style:style style:name="Таблица153.A1.5" style:family="table-column">
      <style:table-column-properties style:column-width="1.499cm"/>
    </style:style>
    <style:style style:name="Таблица153.A1.6" style:family="table-column">
      <style:table-column-properties style:column-width="1.004cm"/>
    </style:style>
    <style:style style:name="Таблица153.A1.1" style:family="table-row">
      <style:table-row-properties style:row-height="0.499cm"/>
    </style:style>
    <style:style style:name="Таблица153.A1.1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154" style:family="table">
      <style:table-properties table:align="margins"/>
    </style:style>
    <style:style style:name="Таблица154.A" style:family="table-column">
      <style:table-column-properties style:rel-column-width="27451*"/>
    </style:style>
    <style:style style:name="Таблица154.B" style:family="table-column">
      <style:table-column-properties style:rel-column-width="38084*"/>
    </style:style>
    <style:style style:name="Таблица154.1" style:family="table-row">
      <style:table-row-properties style:row-height="2.499cm" fo:keep-together="always"/>
    </style:style>
    <style:style style:name="Таблица154.A1" style:family="table-cell">
      <style:table-cell-properties style:vertical-align="middle" fo:padding="0cm" fo:border-left="1pt solid #000000" fo:border-right="none" fo:border-top="1pt solid #000000" fo:border-bottom="1pt solid #000000"/>
    </style:style>
    <style:style style:name="Таблица154.B1" style:family="table-cell">
      <style:table-cell-properties style:vertical-align="middle" fo:padding="0cm" fo:border="1pt solid #000000"/>
    </style:style>
    <style:style style:name="Таблица154.2" style:family="table-row">
      <style:table-row-properties style:row-height="3.5cm" fo:keep-together="always"/>
    </style:style>
    <style:style style:name="Таблица154.A2" style:family="table-cell">
      <style:table-cell-properties style:vertical-align="middle" fo:padding="0cm" fo:border-left="1pt solid #000000" fo:border-right="none" fo:border-top="none" fo:border-bottom="1pt solid #000000"/>
    </style:style>
    <style:style style:name="Таблица154.B2" style:family="table-cell">
      <style:table-cell-properties fo:padding="0cm" fo:border-left="1pt solid #000000" fo:border-right="1pt solid #000000" fo:border-top="none" fo:border-bottom="1pt solid #000000"/>
    </style:style>
    <style:style style:name="Таблица154.B3" style:family="table-cell">
      <style:table-cell-properties style:vertical-align="middle" fo:padding="0cm" fo:border-left="1pt solid #000000" fo:border-right="1pt solid #000000" fo:border-top="none" fo:border-bottom="1pt solid #000000"/>
    </style:style>
    <style:style style:name="Таблица153.A1.5.1" style:family="table-cell" style:data-style-name="N0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153.A1.1.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153.A1.2.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153.A1.3.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153.A1.4.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153.A1.5.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153.A1.6.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153.A1.1.3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153.A1.2.3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153.A1.3.3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153.A1.4.3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153.A1.5.3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153.A1.6.3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153.C1.1.1" style:family="table-cell">
      <style:table-cell-properties style:vertical-align="middle" fo:padding="0cm" fo:border="0.5pt solid #000000"/>
    </style:style>
    <style:style style:name="Таблица153.C1.2" style:family="table-row">
      <style:table-row-properties style:row-height="1cm"/>
    </style:style>
    <style:style style:name="Таблица153.C1.1.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151" style:family="table">
      <style:table-properties table:align="margins"/>
    </style:style>
    <style:style style:name="Таблица151.A" style:family="table-column">
      <style:table-column-properties style:rel-column-width="5337*"/>
    </style:style>
    <style:style style:name="Таблица151.B" style:family="table-column">
      <style:table-column-properties style:rel-column-width="49767*"/>
    </style:style>
    <style:style style:name="Таблица151.C" style:family="table-column">
      <style:table-column-properties style:rel-column-width="10431*"/>
    </style:style>
    <style:style style:name="Таблица151.1" style:family="table-row">
      <style:table-row-properties style:row-height="1.499cm"/>
    </style:style>
    <style:style style:name="Таблица15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51.C1" style:family="table-cell">
      <style:table-cell-properties style:vertical-align="middle" fo:padding="0.097cm" fo:border="0.05pt solid #000000"/>
    </style:style>
    <style:style style:name="Таблица151.2" style:family="table-row">
      <style:table-row-properties style:row-height="0.801cm"/>
    </style:style>
    <style:style style:name="Таблица151.A2" style:family="table-cell">
      <style:table-cell-properties fo:padding="0.097cm" fo:border-left="0.05pt solid #000000" fo:border-right="none" fo:border-top="none" fo:border-bottom="0.05pt solid #000000"/>
    </style:style>
    <style:style style:name="Таблица151.B2" style:family="table-cell">
      <style:table-cell-properties fo:padding="0.097cm" fo:border-left="0.05pt solid #000000" fo:border-right="none" fo:border-top="none" fo:border-bottom="0.05pt solid #000000"/>
    </style:style>
    <style:style style:name="Таблица15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1.A3" style:family="table-cell">
      <style:table-cell-properties fo:padding="0.097cm" fo:border-left="0.05pt solid #000000" fo:border-right="none" fo:border-top="none" fo:border-bottom="0.05pt solid #000000"/>
    </style:style>
    <style:style style:name="Таблица151.B3" style:family="table-cell">
      <style:table-cell-properties fo:padding="0.097cm" fo:border-left="0.05pt solid #000000" fo:border-right="none" fo:border-top="none" fo:border-bottom="0.05pt solid #000000"/>
    </style:style>
    <style:style style:name="Таблица151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1.A4" style:family="table-cell">
      <style:table-cell-properties fo:padding="0.097cm" fo:border-left="0.05pt solid #000000" fo:border-right="none" fo:border-top="none" fo:border-bottom="0.05pt solid #000000"/>
    </style:style>
    <style:style style:name="Таблица151.B4" style:family="table-cell">
      <style:table-cell-properties fo:padding="0.097cm" fo:border-left="0.05pt solid #000000" fo:border-right="none" fo:border-top="none" fo:border-bottom="0.05pt solid #000000"/>
    </style:style>
    <style:style style:name="Таблица151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1.A5" style:family="table-cell">
      <style:table-cell-properties fo:padding="0.097cm" fo:border-left="0.05pt solid #000000" fo:border-right="none" fo:border-top="none" fo:border-bottom="0.05pt solid #000000"/>
    </style:style>
    <style:style style:name="Таблица151.B5" style:family="table-cell">
      <style:table-cell-properties fo:padding="0.097cm" fo:border-left="0.05pt solid #000000" fo:border-right="none" fo:border-top="none" fo:border-bottom="0.05pt solid #000000"/>
    </style:style>
    <style:style style:name="Таблица151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1.A6" style:family="table-cell">
      <style:table-cell-properties fo:padding="0.097cm" fo:border-left="0.05pt solid #000000" fo:border-right="none" fo:border-top="none" fo:border-bottom="0.05pt solid #000000"/>
    </style:style>
    <style:style style:name="Таблица151.B6" style:family="table-cell">
      <style:table-cell-properties fo:padding="0.097cm" fo:border-left="0.05pt solid #000000" fo:border-right="none" fo:border-top="none" fo:border-bottom="0.05pt solid #000000"/>
    </style:style>
    <style:style style:name="Таблица151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1.A7" style:family="table-cell">
      <style:table-cell-properties fo:padding="0.097cm" fo:border-left="0.05pt solid #000000" fo:border-right="none" fo:border-top="none" fo:border-bottom="0.05pt solid #000000"/>
    </style:style>
    <style:style style:name="Таблица151.B7" style:family="table-cell">
      <style:table-cell-properties fo:padding="0.097cm" fo:border-left="0.05pt solid #000000" fo:border-right="none" fo:border-top="none" fo:border-bottom="0.05pt solid #000000"/>
    </style:style>
    <style:style style:name="Таблица151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1.A8" style:family="table-cell">
      <style:table-cell-properties fo:padding="0.097cm" fo:border-left="0.05pt solid #000000" fo:border-right="none" fo:border-top="none" fo:border-bottom="0.05pt solid #000000"/>
    </style:style>
    <style:style style:name="Таблица151.B8" style:family="table-cell">
      <style:table-cell-properties fo:padding="0.097cm" fo:border-left="0.05pt solid #000000" fo:border-right="none" fo:border-top="none" fo:border-bottom="0.05pt solid #000000"/>
    </style:style>
    <style:style style:name="Таблица151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1.A9" style:family="table-cell">
      <style:table-cell-properties fo:padding="0.097cm" fo:border-left="0.05pt solid #000000" fo:border-right="none" fo:border-top="none" fo:border-bottom="0.05pt solid #000000"/>
    </style:style>
    <style:style style:name="Таблица151.B9" style:family="table-cell">
      <style:table-cell-properties fo:padding="0.097cm" fo:border-left="0.05pt solid #000000" fo:border-right="none" fo:border-top="none" fo:border-bottom="0.05pt solid #000000"/>
    </style:style>
    <style:style style:name="Таблица151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1.A10" style:family="table-cell">
      <style:table-cell-properties fo:padding="0.097cm" fo:border-left="0.05pt solid #000000" fo:border-right="none" fo:border-top="none" fo:border-bottom="0.05pt solid #000000"/>
    </style:style>
    <style:style style:name="Таблица151.B10" style:family="table-cell">
      <style:table-cell-properties fo:padding="0.097cm" fo:border-left="0.05pt solid #000000" fo:border-right="none" fo:border-top="none" fo:border-bottom="0.05pt solid #000000"/>
    </style:style>
    <style:style style:name="Таблица151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1.A11" style:family="table-cell">
      <style:table-cell-properties fo:padding="0.097cm" fo:border-left="0.05pt solid #000000" fo:border-right="none" fo:border-top="none" fo:border-bottom="0.05pt solid #000000"/>
    </style:style>
    <style:style style:name="Таблица151.B11" style:family="table-cell">
      <style:table-cell-properties fo:padding="0.097cm" fo:border-left="0.05pt solid #000000" fo:border-right="none" fo:border-top="none" fo:border-bottom="0.05pt solid #000000"/>
    </style:style>
    <style:style style:name="Таблица151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1.A12" style:family="table-cell">
      <style:table-cell-properties fo:padding="0.097cm" fo:border-left="0.05pt solid #000000" fo:border-right="none" fo:border-top="none" fo:border-bottom="0.05pt solid #000000"/>
    </style:style>
    <style:style style:name="Таблица151.B12" style:family="table-cell">
      <style:table-cell-properties fo:padding="0.097cm" fo:border-left="0.05pt solid #000000" fo:border-right="none" fo:border-top="none" fo:border-bottom="0.05pt solid #000000"/>
    </style:style>
    <style:style style:name="Таблица151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1.A13" style:family="table-cell">
      <style:table-cell-properties fo:padding="0.097cm" fo:border-left="0.05pt solid #000000" fo:border-right="none" fo:border-top="none" fo:border-bottom="0.05pt solid #000000"/>
    </style:style>
    <style:style style:name="Таблица151.B13" style:family="table-cell">
      <style:table-cell-properties fo:padding="0.097cm" fo:border-left="0.05pt solid #000000" fo:border-right="none" fo:border-top="none" fo:border-bottom="0.05pt solid #000000"/>
    </style:style>
    <style:style style:name="Таблица151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1.A14" style:family="table-cell">
      <style:table-cell-properties fo:padding="0.097cm" fo:border-left="0.05pt solid #000000" fo:border-right="none" fo:border-top="none" fo:border-bottom="0.05pt solid #000000"/>
    </style:style>
    <style:style style:name="Таблица151.B14" style:family="table-cell">
      <style:table-cell-properties fo:padding="0.097cm" fo:border-left="0.05pt solid #000000" fo:border-right="none" fo:border-top="none" fo:border-bottom="0.05pt solid #000000"/>
    </style:style>
    <style:style style:name="Таблица151.C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1.A15" style:family="table-cell">
      <style:table-cell-properties fo:padding="0.097cm" fo:border-left="0.05pt solid #000000" fo:border-right="none" fo:border-top="none" fo:border-bottom="0.05pt solid #000000"/>
    </style:style>
    <style:style style:name="Таблица151.B15" style:family="table-cell">
      <style:table-cell-properties fo:padding="0.097cm" fo:border-left="0.05pt solid #000000" fo:border-right="none" fo:border-top="none" fo:border-bottom="0.05pt solid #000000"/>
    </style:style>
    <style:style style:name="Таблица151.C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1.A16" style:family="table-cell">
      <style:table-cell-properties fo:padding="0.097cm" fo:border-left="0.05pt solid #000000" fo:border-right="none" fo:border-top="none" fo:border-bottom="0.05pt solid #000000"/>
    </style:style>
    <style:style style:name="Таблица151.B16" style:family="table-cell">
      <style:table-cell-properties fo:padding="0.097cm" fo:border-left="0.05pt solid #000000" fo:border-right="none" fo:border-top="none" fo:border-bottom="0.05pt solid #000000"/>
    </style:style>
    <style:style style:name="Таблица151.C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1.A17" style:family="table-cell">
      <style:table-cell-properties fo:padding="0.097cm" fo:border-left="0.05pt solid #000000" fo:border-right="none" fo:border-top="none" fo:border-bottom="0.05pt solid #000000"/>
    </style:style>
    <style:style style:name="Таблица151.B17" style:family="table-cell">
      <style:table-cell-properties fo:padding="0.097cm" fo:border-left="0.05pt solid #000000" fo:border-right="none" fo:border-top="none" fo:border-bottom="0.05pt solid #000000"/>
    </style:style>
    <style:style style:name="Таблица151.C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1.A18" style:family="table-cell">
      <style:table-cell-properties fo:padding="0.097cm" fo:border-left="0.05pt solid #000000" fo:border-right="none" fo:border-top="none" fo:border-bottom="0.05pt solid #000000"/>
    </style:style>
    <style:style style:name="Таблица151.B18" style:family="table-cell">
      <style:table-cell-properties fo:padding="0.097cm" fo:border-left="0.05pt solid #000000" fo:border-right="none" fo:border-top="none" fo:border-bottom="0.05pt solid #000000"/>
    </style:style>
    <style:style style:name="Таблица151.C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1.A19" style:family="table-cell">
      <style:table-cell-properties fo:padding="0.097cm" fo:border-left="0.05pt solid #000000" fo:border-right="none" fo:border-top="none" fo:border-bottom="0.05pt solid #000000"/>
    </style:style>
    <style:style style:name="Таблица151.B19" style:family="table-cell">
      <style:table-cell-properties fo:padding="0.097cm" fo:border-left="0.05pt solid #000000" fo:border-right="none" fo:border-top="none" fo:border-bottom="0.05pt solid #000000"/>
    </style:style>
    <style:style style:name="Таблица151.C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1.A20" style:family="table-cell">
      <style:table-cell-properties fo:padding="0.097cm" fo:border-left="0.05pt solid #000000" fo:border-right="none" fo:border-top="none" fo:border-bottom="0.05pt solid #000000"/>
    </style:style>
    <style:style style:name="Таблица151.B20" style:family="table-cell">
      <style:table-cell-properties fo:padding="0.097cm" fo:border-left="0.05pt solid #000000" fo:border-right="none" fo:border-top="none" fo:border-bottom="0.05pt solid #000000"/>
    </style:style>
    <style:style style:name="Таблица151.C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1.A21" style:family="table-cell">
      <style:table-cell-properties fo:padding="0.097cm" fo:border-left="0.05pt solid #000000" fo:border-right="none" fo:border-top="none" fo:border-bottom="0.05pt solid #000000"/>
    </style:style>
    <style:style style:name="Таблица151.B21" style:family="table-cell">
      <style:table-cell-properties fo:padding="0.097cm" fo:border-left="0.05pt solid #000000" fo:border-right="none" fo:border-top="none" fo:border-bottom="0.05pt solid #000000"/>
    </style:style>
    <style:style style:name="Таблица151.C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1.A22" style:family="table-cell">
      <style:table-cell-properties fo:padding="0.097cm" fo:border-left="0.05pt solid #000000" fo:border-right="none" fo:border-top="none" fo:border-bottom="0.05pt solid #000000"/>
    </style:style>
    <style:style style:name="Таблица151.B22" style:family="table-cell">
      <style:table-cell-properties fo:padding="0.097cm" fo:border-left="0.05pt solid #000000" fo:border-right="none" fo:border-top="none" fo:border-bottom="0.05pt solid #000000"/>
    </style:style>
    <style:style style:name="Таблица151.C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1.A23" style:family="table-cell">
      <style:table-cell-properties fo:padding="0.097cm" fo:border-left="0.05pt solid #000000" fo:border-right="none" fo:border-top="none" fo:border-bottom="0.05pt solid #000000"/>
    </style:style>
    <style:style style:name="Таблица151.B23" style:family="table-cell">
      <style:table-cell-properties fo:padding="0.097cm" fo:border-left="0.05pt solid #000000" fo:border-right="none" fo:border-top="none" fo:border-bottom="0.05pt solid #000000"/>
    </style:style>
    <style:style style:name="Таблица151.C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1.A24" style:family="table-cell">
      <style:table-cell-properties fo:padding="0.097cm" fo:border-left="0.05pt solid #000000" fo:border-right="none" fo:border-top="none" fo:border-bottom="0.05pt solid #000000"/>
    </style:style>
    <style:style style:name="Таблица151.B24" style:family="table-cell">
      <style:table-cell-properties fo:padding="0.097cm" fo:border-left="0.05pt solid #000000" fo:border-right="none" fo:border-top="none" fo:border-bottom="0.05pt solid #000000"/>
    </style:style>
    <style:style style:name="Таблица151.C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1.A25" style:family="table-cell">
      <style:table-cell-properties fo:padding="0.097cm" fo:border-left="0.05pt solid #000000" fo:border-right="none" fo:border-top="none" fo:border-bottom="0.05pt solid #000000"/>
    </style:style>
    <style:style style:name="Таблица151.B25" style:family="table-cell">
      <style:table-cell-properties fo:padding="0.097cm" fo:border-left="0.05pt solid #000000" fo:border-right="none" fo:border-top="none" fo:border-bottom="0.05pt solid #000000"/>
    </style:style>
    <style:style style:name="Таблица151.C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1.A26" style:family="table-cell">
      <style:table-cell-properties fo:padding="0.097cm" fo:border-left="0.05pt solid #000000" fo:border-right="none" fo:border-top="none" fo:border-bottom="0.05pt solid #000000"/>
    </style:style>
    <style:style style:name="Таблица151.B26" style:family="table-cell">
      <style:table-cell-properties fo:padding="0.097cm" fo:border-left="0.05pt solid #000000" fo:border-right="none" fo:border-top="none" fo:border-bottom="0.05pt solid #000000"/>
    </style:style>
    <style:style style:name="Таблица151.C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0" style:family="table">
      <style:table-properties table:align="margins" style:may-break-between-rows="false"/>
    </style:style>
    <style:style style:name="Таблица150.A" style:family="table-column">
      <style:table-column-properties style:rel-column-width="23049*"/>
    </style:style>
    <style:style style:name="Таблица150.B" style:family="table-column">
      <style:table-column-properties style:rel-column-width="24806*"/>
    </style:style>
    <style:style style:name="Таблица150.C" style:family="table-column">
      <style:table-column-properties style:rel-column-width="17680*"/>
    </style:style>
    <style:style style:name="Таблица150.A1.1" style:family="table-column">
      <style:table-column-properties style:rel-column-width="3551*"/>
    </style:style>
    <style:style style:name="Таблица150.A1.2" style:family="table-column">
      <style:table-column-properties style:rel-column-width="3545*"/>
    </style:style>
    <style:style style:name="Таблица150.A1.5" style:family="table-column">
      <style:table-column-properties style:rel-column-width="5315*"/>
    </style:style>
    <style:style style:name="Таблица150.A1.6" style:family="table-column">
      <style:table-column-properties style:rel-column-width="3548*"/>
    </style:style>
    <style:style style:name="Таблица150.A1.1" style:family="table-row">
      <style:table-row-properties style:row-height="0.499cm"/>
    </style:style>
    <style:style style:name="Таблица150.A1.1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156" style:family="table">
      <style:table-properties table:align="margins"/>
    </style:style>
    <style:style style:name="Таблица156.A" style:family="table-column">
      <style:table-column-properties style:rel-column-width="27451*"/>
    </style:style>
    <style:style style:name="Таблица156.B" style:family="table-column">
      <style:table-column-properties style:rel-column-width="38084*"/>
    </style:style>
    <style:style style:name="Таблица156.1" style:family="table-row">
      <style:table-row-properties style:row-height="2.499cm" fo:keep-together="always"/>
    </style:style>
    <style:style style:name="Таблица156.A1" style:family="table-cell">
      <style:table-cell-properties style:vertical-align="middle" fo:padding="0cm" fo:border-left="1pt solid #000000" fo:border-right="none" fo:border-top="1pt solid #000000" fo:border-bottom="1pt solid #000000"/>
    </style:style>
    <style:style style:name="Таблица156.B1" style:family="table-cell">
      <style:table-cell-properties style:vertical-align="middle" fo:padding="0cm" fo:border="1pt solid #000000"/>
    </style:style>
    <style:style style:name="Таблица156.2" style:family="table-row">
      <style:table-row-properties style:row-height="3.5cm" fo:keep-together="always"/>
    </style:style>
    <style:style style:name="Таблица156.A2" style:family="table-cell">
      <style:table-cell-properties style:vertical-align="middle" fo:padding="0cm" fo:border-left="1pt solid #000000" fo:border-right="none" fo:border-top="none" fo:border-bottom="1pt solid #000000"/>
    </style:style>
    <style:style style:name="Таблица156.B2" style:family="table-cell">
      <style:table-cell-properties fo:padding="0cm" fo:border-left="1pt solid #000000" fo:border-right="1pt solid #000000" fo:border-top="none" fo:border-bottom="1pt solid #000000"/>
    </style:style>
    <style:style style:name="Таблица156.B3" style:family="table-cell">
      <style:table-cell-properties style:vertical-align="middle" fo:padding="0cm" fo:border-left="1pt solid #000000" fo:border-right="1pt solid #000000" fo:border-top="none" fo:border-bottom="1pt solid #000000"/>
    </style:style>
    <style:style style:name="Таблица150.A1.1.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150.B1" style:family="table-cell">
      <style:table-cell-properties style:vertical-align="middle" fo:padding="0cm" fo:border="0.5pt solid #000000"/>
    </style:style>
    <style:style style:name="Таблица150.A2.1" style:family="table-column">
      <style:table-column-properties style:rel-column-width="7097*"/>
    </style:style>
    <style:style style:name="Таблица150.A2.2" style:family="table-column">
      <style:table-column-properties style:rel-column-width="7091*"/>
    </style:style>
    <style:style style:name="Таблица150.A2.4" style:family="table-column">
      <style:table-column-properties style:rel-column-width="3546*"/>
    </style:style>
    <style:style style:name="Таблица150.A2.1.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150.C2.2" style:family="table-column">
      <style:table-column-properties style:rel-column-width="5328*"/>
    </style:style>
    <style:style style:name="Таблица150.C2.3" style:family="table-column">
      <style:table-column-properties style:rel-column-width="7037*"/>
    </style:style>
    <style:style style:name="Таблица150.C2.3.2" style:family="table-cell" style:data-style-name="N0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150.C2.3" style:family="table-row">
      <style:table-row-properties style:row-height="1.499cm"/>
    </style:style>
    <style:style style:name="Таблица150.C2.1.3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157" style:family="table">
      <style:table-properties table:align="margins" style:may-break-between-rows="false"/>
    </style:style>
    <style:style style:name="Таблица157.A" style:family="table-column">
      <style:table-column-properties style:rel-column-width="23049*"/>
    </style:style>
    <style:style style:name="Таблица157.B" style:family="table-column">
      <style:table-column-properties style:rel-column-width="24806*"/>
    </style:style>
    <style:style style:name="Таблица157.C" style:family="table-column">
      <style:table-column-properties style:rel-column-width="17680*"/>
    </style:style>
    <style:style style:name="Таблица157.A1.1" style:family="table-column">
      <style:table-column-properties style:rel-column-width="3551*"/>
    </style:style>
    <style:style style:name="Таблица157.A1.2" style:family="table-column">
      <style:table-column-properties style:rel-column-width="3545*"/>
    </style:style>
    <style:style style:name="Таблица157.A1.5" style:family="table-column">
      <style:table-column-properties style:rel-column-width="5315*"/>
    </style:style>
    <style:style style:name="Таблица157.A1.6" style:family="table-column">
      <style:table-column-properties style:rel-column-width="3548*"/>
    </style:style>
    <style:style style:name="Таблица157.A1.1" style:family="table-row">
      <style:table-row-properties style:row-height="0.499cm"/>
    </style:style>
    <style:style style:name="Таблица157.A1.1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158" style:family="table">
      <style:table-properties table:align="margins"/>
    </style:style>
    <style:style style:name="Таблица158.A" style:family="table-column">
      <style:table-column-properties style:rel-column-width="27451*"/>
    </style:style>
    <style:style style:name="Таблица158.B" style:family="table-column">
      <style:table-column-properties style:rel-column-width="38084*"/>
    </style:style>
    <style:style style:name="Таблица158.1" style:family="table-row">
      <style:table-row-properties style:row-height="2.499cm" fo:keep-together="always"/>
    </style:style>
    <style:style style:name="Таблица158.A1" style:family="table-cell">
      <style:table-cell-properties style:vertical-align="middle" fo:padding="0cm" fo:border-left="1pt solid #000000" fo:border-right="none" fo:border-top="1pt solid #000000" fo:border-bottom="1pt solid #000000"/>
    </style:style>
    <style:style style:name="Таблица158.B1" style:family="table-cell">
      <style:table-cell-properties style:vertical-align="middle" fo:padding="0cm" fo:border="1pt solid #000000"/>
    </style:style>
    <style:style style:name="Таблица158.2" style:family="table-row">
      <style:table-row-properties style:row-height="3.5cm" fo:keep-together="always"/>
    </style:style>
    <style:style style:name="Таблица158.A2" style:family="table-cell">
      <style:table-cell-properties style:vertical-align="middle" fo:padding="0cm" fo:border-left="1pt solid #000000" fo:border-right="none" fo:border-top="none" fo:border-bottom="1pt solid #000000"/>
    </style:style>
    <style:style style:name="Таблица158.B2" style:family="table-cell">
      <style:table-cell-properties fo:padding="0cm" fo:border-left="1pt solid #000000" fo:border-right="1pt solid #000000" fo:border-top="none" fo:border-bottom="1pt solid #000000"/>
    </style:style>
    <style:style style:name="Таблица158.B3" style:family="table-cell">
      <style:table-cell-properties style:vertical-align="middle" fo:padding="0cm" fo:border-left="1pt solid #000000" fo:border-right="1pt solid #000000" fo:border-top="none" fo:border-bottom="1pt solid #000000"/>
    </style:style>
    <style:style style:name="Таблица157.A1.1.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157.B1" style:family="table-cell">
      <style:table-cell-properties style:vertical-align="middle" fo:padding="0cm" fo:border="0.5pt solid #000000"/>
    </style:style>
    <style:style style:name="Таблица157.A2.1" style:family="table-column">
      <style:table-column-properties style:rel-column-width="7097*"/>
    </style:style>
    <style:style style:name="Таблица157.A2.2" style:family="table-column">
      <style:table-column-properties style:rel-column-width="7091*"/>
    </style:style>
    <style:style style:name="Таблица157.A2.4" style:family="table-column">
      <style:table-column-properties style:rel-column-width="3546*"/>
    </style:style>
    <style:style style:name="Таблица157.A2.1.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157.C2.2" style:family="table-column">
      <style:table-column-properties style:rel-column-width="5328*"/>
    </style:style>
    <style:style style:name="Таблица157.C2.3" style:family="table-column">
      <style:table-column-properties style:rel-column-width="7037*"/>
    </style:style>
    <style:style style:name="Таблица157.C2.3.2" style:family="table-cell" style:data-style-name="N0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157.C2.3" style:family="table-row">
      <style:table-row-properties style:row-height="1.499cm"/>
    </style:style>
    <style:style style:name="Таблица157.C2.1.3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159" style:family="table">
      <style:table-properties style:width="18.489cm" table:align="left" style:may-break-between-rows="false"/>
    </style:style>
    <style:style style:name="Таблица159.A" style:family="table-column">
      <style:table-column-properties style:column-width="6.505cm"/>
    </style:style>
    <style:style style:name="Таблица159.B" style:family="table-column">
      <style:table-column-properties style:column-width="10.506cm"/>
    </style:style>
    <style:style style:name="Таблица159.C" style:family="table-column">
      <style:table-column-properties style:column-width="1.478cm"/>
    </style:style>
    <style:style style:name="Таблица159.A1.1" style:family="table-column">
      <style:table-column-properties style:column-width="1.002cm"/>
    </style:style>
    <style:style style:name="Таблица159.A1.2" style:family="table-column">
      <style:table-column-properties style:column-width="1cm"/>
    </style:style>
    <style:style style:name="Таблица159.A1.5" style:family="table-column">
      <style:table-column-properties style:column-width="1.499cm"/>
    </style:style>
    <style:style style:name="Таблица159.A1.6" style:family="table-column">
      <style:table-column-properties style:column-width="1.004cm"/>
    </style:style>
    <style:style style:name="Таблица159.A1.1" style:family="table-row">
      <style:table-row-properties style:row-height="0.499cm"/>
    </style:style>
    <style:style style:name="Таблица159.A1.1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160" style:family="table">
      <style:table-properties table:align="margins"/>
    </style:style>
    <style:style style:name="Таблица160.A" style:family="table-column">
      <style:table-column-properties style:rel-column-width="27451*"/>
    </style:style>
    <style:style style:name="Таблица160.B" style:family="table-column">
      <style:table-column-properties style:rel-column-width="38084*"/>
    </style:style>
    <style:style style:name="Таблица160.1" style:family="table-row">
      <style:table-row-properties style:row-height="2.499cm" fo:keep-together="always"/>
    </style:style>
    <style:style style:name="Таблица160.A1" style:family="table-cell">
      <style:table-cell-properties style:vertical-align="middle" fo:padding="0cm" fo:border-left="1pt solid #000000" fo:border-right="none" fo:border-top="1pt solid #000000" fo:border-bottom="1pt solid #000000"/>
    </style:style>
    <style:style style:name="Таблица160.B1" style:family="table-cell">
      <style:table-cell-properties style:vertical-align="middle" fo:padding="0cm" fo:border="1pt solid #000000"/>
    </style:style>
    <style:style style:name="Таблица160.2" style:family="table-row">
      <style:table-row-properties style:row-height="3.5cm" fo:keep-together="always"/>
    </style:style>
    <style:style style:name="Таблица160.A2" style:family="table-cell">
      <style:table-cell-properties style:vertical-align="middle" fo:padding="0cm" fo:border-left="1pt solid #000000" fo:border-right="none" fo:border-top="none" fo:border-bottom="1pt solid #000000"/>
    </style:style>
    <style:style style:name="Таблица160.B2" style:family="table-cell">
      <style:table-cell-properties fo:padding="0cm" fo:border-left="1pt solid #000000" fo:border-right="1pt solid #000000" fo:border-top="none" fo:border-bottom="1pt solid #000000"/>
    </style:style>
    <style:style style:name="Таблица160.B3" style:family="table-cell">
      <style:table-cell-properties style:vertical-align="middle" fo:padding="0cm" fo:border-left="1pt solid #000000" fo:border-right="1pt solid #000000" fo:border-top="none" fo:border-bottom="1pt solid #000000"/>
    </style:style>
    <style:style style:name="Таблица159.A1.1.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159.C1.1.1" style:family="table-cell">
      <style:table-cell-properties style:vertical-align="middle" fo:padding="0cm" fo:border="0.5pt solid #000000"/>
    </style:style>
    <style:style style:name="Таблица159.C1.2" style:family="table-row">
      <style:table-row-properties style:row-height="1cm"/>
    </style:style>
    <style:style style:name="Таблица159.C1.1.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163" style:family="table">
      <style:table-properties table:align="margins"/>
    </style:style>
    <style:style style:name="Таблица163.A" style:family="table-column">
      <style:table-column-properties style:rel-column-width="5337*"/>
    </style:style>
    <style:style style:name="Таблица163.B" style:family="table-column">
      <style:table-column-properties style:rel-column-width="49767*"/>
    </style:style>
    <style:style style:name="Таблица163.C" style:family="table-column">
      <style:table-column-properties style:rel-column-width="10431*"/>
    </style:style>
    <style:style style:name="Таблица163.1" style:family="table-row">
      <style:table-row-properties style:row-height="1.499cm"/>
    </style:style>
    <style:style style:name="Таблица16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63.C1" style:family="table-cell">
      <style:table-cell-properties style:vertical-align="middle" fo:padding="0.097cm" fo:border="0.05pt solid #000000"/>
    </style:style>
    <style:style style:name="Таблица163.2" style:family="table-row">
      <style:table-row-properties style:row-height="0.801cm"/>
    </style:style>
    <style:style style:name="Таблица163.A2" style:family="table-cell">
      <style:table-cell-properties fo:padding="0.097cm" fo:border-left="0.05pt solid #000000" fo:border-right="none" fo:border-top="none" fo:border-bottom="0.05pt solid #000000"/>
    </style:style>
    <style:style style:name="Таблица163.B2" style:family="table-cell">
      <style:table-cell-properties fo:padding="0.097cm" fo:border-left="0.05pt solid #000000" fo:border-right="none" fo:border-top="none" fo:border-bottom="0.05pt solid #000000"/>
    </style:style>
    <style:style style:name="Таблица16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3.A3" style:family="table-cell">
      <style:table-cell-properties fo:padding="0.097cm" fo:border-left="0.05pt solid #000000" fo:border-right="none" fo:border-top="none" fo:border-bottom="0.05pt solid #000000"/>
    </style:style>
    <style:style style:name="Таблица163.B3" style:family="table-cell">
      <style:table-cell-properties fo:padding="0.097cm" fo:border-left="0.05pt solid #000000" fo:border-right="none" fo:border-top="none" fo:border-bottom="0.05pt solid #000000"/>
    </style:style>
    <style:style style:name="Таблица163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3.A4" style:family="table-cell">
      <style:table-cell-properties fo:padding="0.097cm" fo:border-left="0.05pt solid #000000" fo:border-right="none" fo:border-top="none" fo:border-bottom="0.05pt solid #000000"/>
    </style:style>
    <style:style style:name="Таблица163.B4" style:family="table-cell">
      <style:table-cell-properties fo:padding="0.097cm" fo:border-left="0.05pt solid #000000" fo:border-right="none" fo:border-top="none" fo:border-bottom="0.05pt solid #000000"/>
    </style:style>
    <style:style style:name="Таблица163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3.A5" style:family="table-cell">
      <style:table-cell-properties fo:padding="0.097cm" fo:border-left="0.05pt solid #000000" fo:border-right="none" fo:border-top="none" fo:border-bottom="0.05pt solid #000000"/>
    </style:style>
    <style:style style:name="Таблица163.B5" style:family="table-cell">
      <style:table-cell-properties fo:padding="0.097cm" fo:border-left="0.05pt solid #000000" fo:border-right="none" fo:border-top="none" fo:border-bottom="0.05pt solid #000000"/>
    </style:style>
    <style:style style:name="Таблица163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3.A6" style:family="table-cell">
      <style:table-cell-properties fo:padding="0.097cm" fo:border-left="0.05pt solid #000000" fo:border-right="none" fo:border-top="none" fo:border-bottom="0.05pt solid #000000"/>
    </style:style>
    <style:style style:name="Таблица163.B6" style:family="table-cell">
      <style:table-cell-properties fo:padding="0.097cm" fo:border-left="0.05pt solid #000000" fo:border-right="none" fo:border-top="none" fo:border-bottom="0.05pt solid #000000"/>
    </style:style>
    <style:style style:name="Таблица163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3.A7" style:family="table-cell">
      <style:table-cell-properties fo:padding="0.097cm" fo:border-left="0.05pt solid #000000" fo:border-right="none" fo:border-top="none" fo:border-bottom="0.05pt solid #000000"/>
    </style:style>
    <style:style style:name="Таблица163.B7" style:family="table-cell">
      <style:table-cell-properties fo:padding="0.097cm" fo:border-left="0.05pt solid #000000" fo:border-right="none" fo:border-top="none" fo:border-bottom="0.05pt solid #000000"/>
    </style:style>
    <style:style style:name="Таблица163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3.A8" style:family="table-cell">
      <style:table-cell-properties fo:padding="0.097cm" fo:border-left="0.05pt solid #000000" fo:border-right="none" fo:border-top="none" fo:border-bottom="0.05pt solid #000000"/>
    </style:style>
    <style:style style:name="Таблица163.B8" style:family="table-cell">
      <style:table-cell-properties fo:padding="0.097cm" fo:border-left="0.05pt solid #000000" fo:border-right="none" fo:border-top="none" fo:border-bottom="0.05pt solid #000000"/>
    </style:style>
    <style:style style:name="Таблица163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3.A9" style:family="table-cell">
      <style:table-cell-properties fo:padding="0.097cm" fo:border-left="0.05pt solid #000000" fo:border-right="none" fo:border-top="none" fo:border-bottom="0.05pt solid #000000"/>
    </style:style>
    <style:style style:name="Таблица163.B9" style:family="table-cell">
      <style:table-cell-properties fo:padding="0.097cm" fo:border-left="0.05pt solid #000000" fo:border-right="none" fo:border-top="none" fo:border-bottom="0.05pt solid #000000"/>
    </style:style>
    <style:style style:name="Таблица163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3.A10" style:family="table-cell">
      <style:table-cell-properties fo:padding="0.097cm" fo:border-left="0.05pt solid #000000" fo:border-right="none" fo:border-top="none" fo:border-bottom="0.05pt solid #000000"/>
    </style:style>
    <style:style style:name="Таблица163.B10" style:family="table-cell">
      <style:table-cell-properties fo:padding="0.097cm" fo:border-left="0.05pt solid #000000" fo:border-right="none" fo:border-top="none" fo:border-bottom="0.05pt solid #000000"/>
    </style:style>
    <style:style style:name="Таблица163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3.A11" style:family="table-cell">
      <style:table-cell-properties fo:padding="0.097cm" fo:border-left="0.05pt solid #000000" fo:border-right="none" fo:border-top="none" fo:border-bottom="0.05pt solid #000000"/>
    </style:style>
    <style:style style:name="Таблица163.B11" style:family="table-cell">
      <style:table-cell-properties fo:padding="0.097cm" fo:border-left="0.05pt solid #000000" fo:border-right="none" fo:border-top="none" fo:border-bottom="0.05pt solid #000000"/>
    </style:style>
    <style:style style:name="Таблица163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3.A12" style:family="table-cell">
      <style:table-cell-properties fo:padding="0.097cm" fo:border-left="0.05pt solid #000000" fo:border-right="none" fo:border-top="none" fo:border-bottom="0.05pt solid #000000"/>
    </style:style>
    <style:style style:name="Таблица163.B12" style:family="table-cell">
      <style:table-cell-properties fo:padding="0.097cm" fo:border-left="0.05pt solid #000000" fo:border-right="none" fo:border-top="none" fo:border-bottom="0.05pt solid #000000"/>
    </style:style>
    <style:style style:name="Таблица163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3.A13" style:family="table-cell">
      <style:table-cell-properties fo:padding="0.097cm" fo:border-left="0.05pt solid #000000" fo:border-right="none" fo:border-top="none" fo:border-bottom="0.05pt solid #000000"/>
    </style:style>
    <style:style style:name="Таблица163.B13" style:family="table-cell">
      <style:table-cell-properties fo:padding="0.097cm" fo:border-left="0.05pt solid #000000" fo:border-right="none" fo:border-top="none" fo:border-bottom="0.05pt solid #000000"/>
    </style:style>
    <style:style style:name="Таблица163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3.A14" style:family="table-cell">
      <style:table-cell-properties fo:padding="0.097cm" fo:border-left="0.05pt solid #000000" fo:border-right="none" fo:border-top="none" fo:border-bottom="0.05pt solid #000000"/>
    </style:style>
    <style:style style:name="Таблица163.B14" style:family="table-cell">
      <style:table-cell-properties fo:padding="0.097cm" fo:border-left="0.05pt solid #000000" fo:border-right="none" fo:border-top="none" fo:border-bottom="0.05pt solid #000000"/>
    </style:style>
    <style:style style:name="Таблица163.C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3.A15" style:family="table-cell">
      <style:table-cell-properties fo:padding="0.097cm" fo:border-left="0.05pt solid #000000" fo:border-right="none" fo:border-top="none" fo:border-bottom="0.05pt solid #000000"/>
    </style:style>
    <style:style style:name="Таблица163.B15" style:family="table-cell">
      <style:table-cell-properties fo:padding="0.097cm" fo:border-left="0.05pt solid #000000" fo:border-right="none" fo:border-top="none" fo:border-bottom="0.05pt solid #000000"/>
    </style:style>
    <style:style style:name="Таблица163.C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3.A16" style:family="table-cell">
      <style:table-cell-properties fo:padding="0.097cm" fo:border-left="0.05pt solid #000000" fo:border-right="none" fo:border-top="none" fo:border-bottom="0.05pt solid #000000"/>
    </style:style>
    <style:style style:name="Таблица163.B16" style:family="table-cell">
      <style:table-cell-properties fo:padding="0.097cm" fo:border-left="0.05pt solid #000000" fo:border-right="none" fo:border-top="none" fo:border-bottom="0.05pt solid #000000"/>
    </style:style>
    <style:style style:name="Таблица163.C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3.A17" style:family="table-cell">
      <style:table-cell-properties fo:padding="0.097cm" fo:border-left="0.05pt solid #000000" fo:border-right="none" fo:border-top="none" fo:border-bottom="0.05pt solid #000000"/>
    </style:style>
    <style:style style:name="Таблица163.B17" style:family="table-cell">
      <style:table-cell-properties fo:padding="0.097cm" fo:border-left="0.05pt solid #000000" fo:border-right="none" fo:border-top="none" fo:border-bottom="0.05pt solid #000000"/>
    </style:style>
    <style:style style:name="Таблица163.C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3.A18" style:family="table-cell">
      <style:table-cell-properties fo:padding="0.097cm" fo:border-left="0.05pt solid #000000" fo:border-right="none" fo:border-top="none" fo:border-bottom="0.05pt solid #000000"/>
    </style:style>
    <style:style style:name="Таблица163.B18" style:family="table-cell">
      <style:table-cell-properties fo:padding="0.097cm" fo:border-left="0.05pt solid #000000" fo:border-right="none" fo:border-top="none" fo:border-bottom="0.05pt solid #000000"/>
    </style:style>
    <style:style style:name="Таблица163.C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3.A19" style:family="table-cell">
      <style:table-cell-properties fo:padding="0.097cm" fo:border-left="0.05pt solid #000000" fo:border-right="none" fo:border-top="none" fo:border-bottom="0.05pt solid #000000"/>
    </style:style>
    <style:style style:name="Таблица163.B19" style:family="table-cell">
      <style:table-cell-properties fo:padding="0.097cm" fo:border-left="0.05pt solid #000000" fo:border-right="none" fo:border-top="none" fo:border-bottom="0.05pt solid #000000"/>
    </style:style>
    <style:style style:name="Таблица163.C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3.A20" style:family="table-cell">
      <style:table-cell-properties fo:padding="0.097cm" fo:border-left="0.05pt solid #000000" fo:border-right="none" fo:border-top="none" fo:border-bottom="0.05pt solid #000000"/>
    </style:style>
    <style:style style:name="Таблица163.B20" style:family="table-cell">
      <style:table-cell-properties fo:padding="0.097cm" fo:border-left="0.05pt solid #000000" fo:border-right="none" fo:border-top="none" fo:border-bottom="0.05pt solid #000000"/>
    </style:style>
    <style:style style:name="Таблица163.C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4" style:family="table">
      <style:table-properties table:align="margins" style:may-break-between-rows="false"/>
    </style:style>
    <style:style style:name="Таблица164.A" style:family="table-column">
      <style:table-column-properties style:rel-column-width="23049*"/>
    </style:style>
    <style:style style:name="Таблица164.B" style:family="table-column">
      <style:table-column-properties style:rel-column-width="24806*"/>
    </style:style>
    <style:style style:name="Таблица164.C" style:family="table-column">
      <style:table-column-properties style:rel-column-width="17680*"/>
    </style:style>
    <style:style style:name="Таблица164.A1.1" style:family="table-column">
      <style:table-column-properties style:rel-column-width="3551*"/>
    </style:style>
    <style:style style:name="Таблица164.A1.2" style:family="table-column">
      <style:table-column-properties style:rel-column-width="3545*"/>
    </style:style>
    <style:style style:name="Таблица164.A1.5" style:family="table-column">
      <style:table-column-properties style:rel-column-width="5315*"/>
    </style:style>
    <style:style style:name="Таблица164.A1.6" style:family="table-column">
      <style:table-column-properties style:rel-column-width="3548*"/>
    </style:style>
    <style:style style:name="Таблица164.A1.1" style:family="table-row">
      <style:table-row-properties style:row-height="0.499cm"/>
    </style:style>
    <style:style style:name="Таблица164.A1.1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165" style:family="table">
      <style:table-properties table:align="margins"/>
    </style:style>
    <style:style style:name="Таблица165.A" style:family="table-column">
      <style:table-column-properties style:rel-column-width="27451*"/>
    </style:style>
    <style:style style:name="Таблица165.B" style:family="table-column">
      <style:table-column-properties style:rel-column-width="38084*"/>
    </style:style>
    <style:style style:name="Таблица165.1" style:family="table-row">
      <style:table-row-properties style:row-height="2.499cm" fo:keep-together="always"/>
    </style:style>
    <style:style style:name="Таблица165.A1" style:family="table-cell">
      <style:table-cell-properties style:vertical-align="middle" fo:padding="0cm" fo:border-left="1pt solid #000000" fo:border-right="none" fo:border-top="1pt solid #000000" fo:border-bottom="1pt solid #000000"/>
    </style:style>
    <style:style style:name="Таблица165.B1" style:family="table-cell">
      <style:table-cell-properties style:vertical-align="middle" fo:padding="0cm" fo:border="1pt solid #000000"/>
    </style:style>
    <style:style style:name="Таблица165.2" style:family="table-row">
      <style:table-row-properties style:row-height="3.5cm" fo:keep-together="always"/>
    </style:style>
    <style:style style:name="Таблица165.A2" style:family="table-cell">
      <style:table-cell-properties style:vertical-align="middle" fo:padding="0cm" fo:border-left="1pt solid #000000" fo:border-right="none" fo:border-top="none" fo:border-bottom="1pt solid #000000"/>
    </style:style>
    <style:style style:name="Таблица165.B2" style:family="table-cell">
      <style:table-cell-properties fo:padding="0cm" fo:border-left="1pt solid #000000" fo:border-right="1pt solid #000000" fo:border-top="none" fo:border-bottom="1pt solid #000000"/>
    </style:style>
    <style:style style:name="Таблица165.B3" style:family="table-cell">
      <style:table-cell-properties style:vertical-align="middle" fo:padding="0cm" fo:border-left="1pt solid #000000" fo:border-right="1pt solid #000000" fo:border-top="none" fo:border-bottom="1pt solid #000000"/>
    </style:style>
    <style:style style:name="Таблица164.A1.1.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164.B1" style:family="table-cell">
      <style:table-cell-properties style:vertical-align="middle" fo:padding="0cm" fo:border="0.5pt solid #000000"/>
    </style:style>
    <style:style style:name="Таблица164.A2.1" style:family="table-column">
      <style:table-column-properties style:rel-column-width="7097*"/>
    </style:style>
    <style:style style:name="Таблица164.A2.2" style:family="table-column">
      <style:table-column-properties style:rel-column-width="7091*"/>
    </style:style>
    <style:style style:name="Таблица164.A2.4" style:family="table-column">
      <style:table-column-properties style:rel-column-width="3546*"/>
    </style:style>
    <style:style style:name="Таблица164.A2.1.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164.C2.2" style:family="table-column">
      <style:table-column-properties style:rel-column-width="5328*"/>
    </style:style>
    <style:style style:name="Таблица164.C2.3" style:family="table-column">
      <style:table-column-properties style:rel-column-width="7037*"/>
    </style:style>
    <style:style style:name="Таблица164.C2.3.2" style:family="table-cell" style:data-style-name="N0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164.C2.3" style:family="table-row">
      <style:table-row-properties style:row-height="1.499cm"/>
    </style:style>
    <style:style style:name="Таблица164.C2.1.3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Таблица166" style:family="table">
      <style:table-properties table:align="margins" style:may-break-between-rows="false"/>
    </style:style>
    <style:style style:name="Таблица166.A" style:family="table-column">
      <style:table-column-properties style:rel-column-width="49661*"/>
    </style:style>
    <style:style style:name="Таблица166.B" style:family="table-column">
      <style:table-column-properties style:rel-column-width="15874*"/>
    </style:style>
    <style:style style:name="Таблица166.1" style:family="table-row">
      <style:table-row-properties style:min-row-height="3.343cm"/>
    </style:style>
    <style:style style:name="Таблица166.A1" style:family="table-cell">
      <style:table-cell-properties fo:padding="0.097cm" fo:border="none"/>
    </style:style>
    <style:style style:name="MP1" style:family="paragraph" style:parent-style-name="ПЗ_5f_гост_5f_16_5f_центр">
      <style:text-properties fo:language="ru" fo:country="RU" officeooo:rsid="001a4bd2"/>
    </style:style>
    <style:style style:name="MP2" style:family="paragraph" style:parent-style-name="Footer">
      <style:paragraph-properties fo:text-align="center" style:justify-single-word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MP3" style:family="paragraph" style:parent-style-name="Frame_20_contents">
      <style:text-properties style:text-rotation-angle="90" style:text-rotation-scale="line-height"/>
    </style:style>
    <style:style style:name="MP4" style:family="paragraph" style:parent-style-name="Штамп_5f_центр_5f_11_5f_гост">
      <style:text-properties fo:color="#ffffff"/>
    </style:style>
    <style:style style:name="MP5" style:family="paragraph" style:parent-style-name="Standard">
      <style:text-properties style:font-name="Times New Roman" fo:font-style="normal" style:font-style-asian="normal" style:font-style-complex="normal"/>
    </style:style>
    <style:style style:name="MP6" style:family="paragraph" style:parent-style-name="Standard">
      <style:paragraph-properties fo:margin-left="2.514cm" fo:margin-right="0cm" fo:text-align="center" style:justify-single-word="false" fo:text-indent="-0.026cm" style:auto-text-indent="false">
        <style:tab-stops/>
      </style:paragraph-properties>
      <style:text-properties style:font-name="Times New Roman" fo:font-size="20pt" fo:font-style="normal" style:font-size-asian="20pt" style:font-style-asian="normal" style:font-size-complex="20pt" style:font-style-complex="normal"/>
    </style:style>
    <style:style style:name="MP7" style:family="paragraph" style:parent-style-name="Standard">
      <style:paragraph-properties fo:margin-left="0.009cm" fo:margin-right="0.009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GOST 2.304-81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8" style:family="paragraph" style:parent-style-name="Table_20_Heading">
      <style:paragraph-properties fo:text-align="center" style:justify-single-word="false"/>
      <style:text-properties fo:color="#ffffff" style:font-name="GOST 2.304-811" fo:font-style="italic" fo:font-weight="normal" style:font-style-asian="italic" style:font-weight-asian="normal" style:font-style-complex="italic" style:font-weight-complex="normal"/>
    </style:style>
    <style:style style:name="MP9" style:family="paragraph" style:parent-style-name="Table_20_Heading">
      <style:paragraph-properties fo:text-align="center" style:justify-single-word="false"/>
      <style:text-properties style:font-name="GOST 2.304-811" fo:font-style="italic" fo:font-weight="normal" style:font-style-asian="italic" style:font-weight-asian="normal" style:font-style-complex="italic" style:font-weight-complex="normal"/>
    </style:style>
    <style:style style:name="MP10" style:family="paragraph" style:parent-style-name="Table_20_Contents">
      <style:paragraph-properties fo:text-align="center" style:justify-single-word="false"/>
      <style:text-properties style:font-name="GOST 2.304-811" fo:font-style="italic" fo:font-weight="normal" style:font-style-asian="italic" style:font-weight-asian="normal" style:font-style-complex="italic" style:font-weight-complex="normal"/>
    </style:style>
    <style:style style:name="MP11" style:family="paragraph" style:parent-style-name="Footer">
      <style:paragraph-properties fo:text-align="center" style:justify-single-word="false"/>
      <style:text-properties style:font-name="GOST 2.304-811" fo:font-size="16pt" fo:font-style="italic" style:font-size-asian="16pt" style:font-style-asian="italic" style:font-size-complex="16pt" style:font-style-complex="italic"/>
    </style:style>
    <style:style style:name="MP12" style:family="paragraph" style:parent-style-name="Frame_20_contents">
      <style:paragraph-properties fo:text-align="center" style:justify-single-word="false"/>
      <style:text-properties style:text-rotation-angle="270" style:text-rotation-scale="line-height"/>
    </style:style>
    <style:style style:name="MP13" style:family="paragraph" style:parent-style-name="Header">
      <style:paragraph-properties fo:text-align="end" style:justify-single-word="false"/>
    </style:style>
    <style:style style:name="MP14" style:family="paragraph" style:parent-style-name="Footer">
      <style:paragraph-properties fo:text-align="end" style:justify-single-word="false"/>
    </style:style>
    <style:style style:name="MP15" style:family="paragraph" style:parent-style-name="Table_20_Contents">
      <style:paragraph-properties fo:text-align="center" style:justify-single-word="false"/>
      <style:text-properties style:font-name="GOST 2.304-81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MP16" style:family="paragraph" style:parent-style-name="Table_20_Contents">
      <style:paragraph-properties fo:text-align="justify" style:justify-single-word="false"/>
      <style:text-properties style:font-name="GOST 2.304-81" fo:font-size="13pt" fo:font-style="italic" style:font-size-asian="13pt" style:font-style-asian="italic" style:font-size-complex="13pt" style:font-style-complex="italic"/>
    </style:style>
    <style:style style:name="MP17" style:family="paragraph" style:parent-style-name="ПЗ_5f_текст">
      <style:paragraph-properties fo:text-align="justify" style:justify-single-word="false"/>
    </style:style>
    <style:style style:name="MP18" style:family="paragraph" style:parent-style-name="ПЗ_5f_текст">
      <style:paragraph-properties fo:margin-left="0cm" fo:margin-right="0cm" fo:text-indent="0cm" style:auto-text-indent="false"/>
    </style:style>
    <style:style style:name="MP19" style:family="paragraph" style:parent-style-name="ПЗ_5f_таймс_5f_13">
      <style:text-properties style:font-name="GOST 2.304-81" fo:font-style="italic" style:font-style-asian="italic" style:font-style-complex="italic"/>
    </style:style>
    <style:style style:name="Mfr1" style:family="graphic" style:parent-style-name="Frame">
      <style:graphic-properties style:protect="size position" style:vertical-pos="from-top" style:vertical-rel="page" style:horizontal-pos="from-left" style:horizontal-rel="page" fo:background-color="#ffffff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ge" style:horizontal-pos="from-left" style:horizontal-rel="page" fo:background-color="#ffffff" style:background-transparency="100%" fo:padding="0cm" fo:border="none" style:shadow="none" draw:shadow-opacity="100%">
        <style:background-image/>
      </style:graphic-properties>
    </style:style>
    <style:style style:name="Mfr3" style:family="graphic" style:parent-style-name="Frame">
      <style:graphic-properties style:protect="size position" style:vertical-pos="from-top" style:vertical-rel="page" style:horizontal-pos="from-left" style:horizontal-rel="page" fo:padding="0cm" fo:border="none" style:shadow="none" draw:shadow-opacity="100%"/>
    </style:style>
    <style:style style:name="M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5" style:family="graphic" style:parent-style-name="Frame">
      <style:graphic-properties style:protect="size position" style:vertical-pos="from-top" style:vertical-rel="page" style:horizontal-pos="from-left" style:horizontal-rel="page" fo:padding="0.15cm" fo:border-left="none" fo:border-right="none" fo:border-top="0.51pt solid #000000" fo:border-bottom="none" style:shadow="none" draw:shadow-opacity="100%"/>
    </style:style>
    <style:style style:name="Mfr6" style:family="graphic" style:parent-style-name="Frame">
      <style:graphic-properties style:vertical-pos="from-top" style:vertical-rel="paragraph" style:horizontal-pos="from-left" style:horizontal-rel="paragraph" fo:background-color="#ffffff" style:background-transparency="100%" fo:padding="0cm" fo:border="none" style:shadow="none" draw:shadow-opacity="100%">
        <style:background-image/>
      </style:graphic-properties>
    </style:style>
    <style:style style:name="Mfr7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ge" fo:background-color="#ffffff" style:background-transparency="100%" fo:padding="0cm" fo:border="none" style:shadow="none" draw:shadow-opacity="100%">
        <style:background-image/>
      </style:graphic-properties>
    </style:style>
    <style:style style:name="Mfr8" style:family="graphic" style:parent-style-name="Frame">
      <style:graphic-properties style:protect="size" style:vertical-pos="from-top" style:vertical-rel="paragraph" style:horizontal-pos="from-left" style:horizontal-rel="paragraph" fo:padding="0cm" fo:border="none" style:shadow="none" draw:shadow-opacity="100%"/>
    </style:style>
    <style:style style:name="Mfr9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100%" fo:padding="0cm" fo:border="none" style:shadow="none" draw:shadow-opacity="100%">
        <style:background-image/>
      </style:graphic-properties>
    </style:style>
    <style:style style:name="Mfr10" style:family="graphic" style:parent-style-name="Frame">
      <style:graphic-properties style:run-through="foreground" style:protect="none" style:wrap="run-through" style:number-wrapped-paragraphs="no-limit" style:vertical-pos="from-top" style:vertical-rel="paragraph" style:horizontal-pos="from-left" style:horizontal-rel="paragraph" fo:background-color="#ffffff" style:background-transparency="100%" fo:padding="0cm" fo:border="none" style:shadow="none" draw:shadow-opacity="100%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499cm" fo:margin-bottom="0.499cm" fo:margin-left="2cm" fo:margin-right="0.499cm" fo:border="0.99pt solid #000000" fo:padding="0.49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831cm" fo:margin-left="0cm" fo:margin-right="0cm" fo:margin-bottom="0.499cm" style:dynamic-spacing="false"/>
      </style:header-style>
      <style:footer-style>
        <style:header-footer-properties svg: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0.499cm" fo:margin-bottom="0.499cm" fo:margin-left="2cm" fo:margin-right="0.499cm" fo:border="0.99pt solid #000000" fo:padding="0.49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5.5cm" fo:margin-left="0cm" fo:margin-right="0cm" fo:margin-top="0.499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0.499cm" fo:margin-bottom="0.499cm" fo:margin-left="2cm" fo:margin-right="0.499cm" fo:border="0.99pt solid #000000" fo:padding="0.49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99cm" fo:margin-left="0cm" fo:margin-right="0cm" fo:margin-top="0.499cm" style:dynamic-spacing="false"/>
      </style:footer-style>
    </style:page-layout>
    <style:page-layout style:name="Mpm6">
      <style:page-layout-properties fo:page-width="21.001cm" fo:page-height="29.7cm" style:num-format="1" style:print-orientation="portrait" fo:margin-top="0.499cm" fo:margin-bottom="0.499cm" fo:margin-left="2cm" fo:margin-right="0.499cm" fo:border="0.99pt solid #000000" fo:padding="0.49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3.999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0.499cm" fo:margin-bottom="0.499cm" fo:margin-left="2cm" fo:margin-right="0.499cm" fo:border="0.99pt solid #000000" fo:padding="0.49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2cm" fo:margin-left="0cm" fo:margin-right="0cm" fo:margin-bottom="0.499cm" style:dynamic-spacing="false"/>
      </style:header-style>
      <style:footer-style>
        <style:header-footer-properties svg:height="0.998cm" fo:margin-left="0cm" fo:margin-right="0cm" fo:margin-top="0.499cm" style:dynamic-spacing="false"/>
      </style:footer-style>
    </style:page-layout>
    <style:page-layout style:name="Mpm8">
      <style:page-layout-properties fo:page-width="21.001cm" fo:page-height="29.7cm" style:num-format="1" style:print-orientation="portrait" fo:margin-top="0.499cm" fo:margin-bottom="0.499cm" fo:margin-left="2cm" fo:margin-right="0.499cm" fo:border="0.99pt solid #000000" fo:padding="0.49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8.899cm" fo:margin-left="0cm" fo:margin-right="0cm" fo:margin-top="0.499cm" style:dynamic-spacing="false"/>
      </style:footer-style>
    </style:page-layout>
    <style:page-layout style:name="Mpm9">
      <style:page-layout-properties fo:page-width="21.001cm" fo:page-height="29.7cm" style:num-format="1" style:print-orientation="portrait" fo:margin-top="0.499cm" fo:margin-bottom="0.499cm" fo:margin-left="2cm" fo:margin-right="0.499cm" fo:border="0.99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3.999cm" fo:margin-left="0cm" fo:margin-right="0cm" fo:margin-top="0.499cm" style:dynamic-spacing="false"/>
      </style:footer-style>
    </style:page-layout>
    <style:page-layout style:name="Mpm10">
      <style:page-layout-properties fo:page-width="21.001cm" fo:page-height="29.7cm" style:num-format="1" style:print-orientation="portrait" fo:margin-top="0.499cm" fo:margin-bottom="0.499cm" fo:margin-left="2cm" fo:margin-right="0.499cm" fo:border="0.99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5.5cm" fo:margin-left="0cm" fo:margin-right="0cm" fo:margin-top="0.499cm" style:dynamic-spacing="false"/>
      </style:footer-style>
    </style:page-layout>
    <style:page-layout style:name="Mpm11">
      <style:page-layout-properties fo:page-width="21.001cm" fo:page-height="29.7cm" style:num-format="1" style:print-orientation="portrait" fo:margin-top="0.499cm" fo:margin-bottom="0.499cm" fo:margin-left="2cm" fo:margin-right="0.499cm" fo:border="0.99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cm" fo:margin-left="0cm" fo:margin-right="0cm" fo:margin-top="0cm" style:dynamic-spacing="false"/>
      </style:footer-style>
    </style:page-layout>
    <style:page-layout style:name="Mpm12">
      <style:page-layout-properties fo:page-width="42cm" fo:page-height="29.699cm" style:num-format="1" style:print-orientation="landscape" fo:margin-top="0.499cm" fo:margin-bottom="0.499cm" fo:margin-left="2cm" fo:margin-right="0.499cm" fo:border="0.99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3.999cm" fo:margin-left="0cm" fo:margin-right="0cm" fo:margin-top="0.499cm" style:dynamic-spacing="false"/>
      </style:footer-style>
    </style:page-layout>
    <style:page-layout style:name="Mpm13">
      <style:page-layout-properties fo:page-width="42cm" fo:page-height="29.699cm" style:num-format="1" style:print-orientation="landscape" fo:margin-top="0.499cm" fo:margin-bottom="0.499cm" fo:margin-left="2cm" fo:margin-right="0.499cm" fo:border="0.99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99cm" fo:margin-left="0cm" fo:margin-right="0cm" fo:margin-top="0.499cm" style:dynamic-spacing="false"/>
      </style:footer-style>
    </style:page-layout>
    <style:page-layout style:name="Mpm14">
      <style:page-layout-properties fo:page-width="21.001cm" fo:page-height="29.7cm" style:num-format="1" style:print-orientation="portrait" fo:margin-top="0.499cm" fo:margin-bottom="0.499cm" fo:margin-left="2cm" fo:margin-right="0.499cm" fo:border="0.99pt solid #000000" fo:padding="0.49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5">
      <style:page-layout-properties fo:page-width="21.001cm" fo:page-height="29.7cm" style:num-format="1" style:print-orientation="portrait" fo:margin-top="0.499cm" fo:margin-bottom="0.499cm" fo:margin-left="2cm" fo:margin-right="0.499cm" fo:border="0.99pt solid #000000" fo:padding-top="0.499cm" fo:padding-bottom="0cm" fo:padding-left="0.499cm" fo:padding-right="0.49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499cm" fo:margin-left="0cm" fo:margin-right="0cm" fo:margin-top="0cm" style:dynamic-spacing="false"/>
      </style:footer-style>
    </style:page-layout>
    <style:page-layout style:name="Mpm16">
      <style:page-layout-properties fo:page-width="29.7cm" fo:page-height="21.001cm" style:num-format="1" style:print-orientation="landscape" fo:margin-top="2cm" fo:margin-bottom="0.499cm" fo:margin-left="0.499cm" fo:margin-right="0.499cm" fo:border="none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101cm" fo:margin-left="0cm" fo:margin-right="0cm" fo:margin-top="0cm" style:dynamic-spacing="false"/>
      </style:footer-style>
    </style:page-layout>
    <style:page-layout style:name="Mpm17">
      <style:page-layout-properties fo:page-width="21.001cm" fo:page-height="29.7cm" style:num-format="1" style:print-orientation="portrait" fo:margin-top="0.499cm" fo:margin-bottom="0.499cm" fo:margin-left="2cm" fo:margin-right="0.499cm" fo:border="none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svg:height="0.499cm" fo:margin-left="0cm" fo:margin-right="0cm" fo:margin-top="0cm" style:dynamic-spacing="false"/>
      </style:footer-style>
    </style:page-layout>
    <style:page-layout style:name="Mpm18">
      <style:page-layout-properties fo:page-width="42cm" fo:page-height="29.699cm" style:num-format="1" style:print-orientation="landscape" fo:margin-top="0.499cm" fo:margin-bottom="0.499cm" fo:margin-left="2cm" fo:margin-right="0.499cm" fo:border="0.99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5.5cm" fo:margin-left="0cm" fo:margin-right="0cm" fo:margin-top="0.499cm" style:dynamic-spacing="false"/>
      </style:footer-style>
    </style:page-layout>
    <style:page-layout style:name="Mpm19">
      <style:page-layout-properties fo:page-width="21.001cm" fo:page-height="29.7cm" style:num-format="1" style:print-orientation="portrait" fo:margin-top="0.499cm" fo:margin-bottom="0.499cm" fo:margin-left="2cm" fo:margin-right="0.499cm" fo:border="0.99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8.899cm" fo:margin-left="0cm" fo:margin-right="0cm" fo:margin-top="0.499cm" style:dynamic-spacing="false"/>
      </style:footer-style>
    </style:page-layout>
    <style:page-layout style:name="Mpm20">
      <style:page-layout-properties fo:page-width="59.401cm" fo:page-height="42cm" style:num-format="1" style:print-orientation="landscape" fo:margin-top="0.499cm" fo:margin-bottom="0.499cm" fo:margin-left="2cm" fo:margin-right="0.499cm" fo:border="0.99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3.999cm" fo:margin-left="0cm" fo:margin-right="0cm" fo:margin-top="0.499cm" style:dynamic-spacing="false"/>
      </style:footer-style>
    </style:page-layout>
    <style:page-layout style:name="Mpm21">
      <style:page-layout-properties fo:page-width="59.401cm" fo:page-height="42cm" style:num-format="1" style:print-orientation="landscape" fo:margin-top="0.499cm" fo:margin-bottom="0.499cm" fo:margin-left="2cm" fo:margin-right="0.499cm" fo:border="0.99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5.5cm" fo:margin-left="0cm" fo:margin-right="0cm" fo:margin-top="0.499cm" style:dynamic-spacing="false"/>
      </style:footer-style>
    </style:page-layout>
    <style:page-layout style:name="Mpm22">
      <style:page-layout-properties fo:page-width="59.799cm" fo:page-height="42cm" style:num-format="1" style:print-orientation="landscape" fo:margin-top="0.499cm" fo:margin-bottom="0.499cm" fo:margin-left="2cm" fo:margin-right="0.499cm" fo:border="0.99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99cm" fo:margin-left="0cm" fo:margin-right="0cm" fo:margin-top="0.499cm" style:dynamic-spacing="false"/>
      </style:footer-style>
    </style:page-layout>
    <style:page-layout style:name="Mpm23">
      <style:page-layout-properties fo:page-width="21.001cm" fo:page-height="29.7cm" style:num-format="1" style:print-orientation="portrait" fo:margin-top="0.499cm" fo:margin-bottom="0.499cm" fo:margin-left="2cm" fo:margin-right="0.499cm" fo:border="0.99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998cm" fo:margin-left="0cm" fo:margin-right="0cm" fo:margin-top="0.499cm" style:dynamic-spacing="false"/>
      </style:footer-style>
    </style:page-layout>
    <style:page-layout style:name="Mpm24">
      <style:page-layout-properties fo:page-width="21.001cm" fo:page-height="29.7cm" style:num-format="1" style:print-orientation="portrait" fo:margin-top="0.499cm" fo:margin-bottom="0.499cm" fo:margin-left="2cm" fo:margin-right="0.499cm" fo:border="0.99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99cm" fo:margin-left="0cm" fo:margin-right="0cm" fo:margin-top="0.499cm" style:dynamic-spacing="false"/>
      </style:footer-style>
    </style:page-layout>
    <style:page-layout style:name="Mpm25">
      <style:page-layout-properties fo:page-width="84cm" fo:page-height="59.401cm" style:num-format="1" style:print-orientation="landscape" fo:margin-top="0.499cm" fo:margin-bottom="0.499cm" fo:margin-left="2cm" fo:margin-right="0.499cm" fo:border="0.99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5.5cm" fo:margin-left="0cm" fo:margin-right="0cm" fo:margin-top="0.499cm" style:dynamic-spacing="false"/>
      </style:footer-style>
    </style:page-layout>
    <style:page-layout style:name="Mpm26">
      <style:page-layout-properties fo:page-width="84cm" fo:page-height="59.401cm" style:num-format="1" style:print-orientation="landscape" fo:margin-top="0.499cm" fo:margin-bottom="0.499cm" fo:margin-left="2cm" fo:margin-right="0.499cm" fo:border="0.99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99cm" fo:margin-left="0cm" fo:margin-right="0cm" fo:margin-top="0.499cm" style:dynamic-spacing="false"/>
      </style:footer-style>
    </style:page-layout>
    <style:page-layout style:name="Mpm27">
      <style:page-layout-properties fo:page-width="84cm" fo:page-height="59.401cm" style:num-format="1" style:print-orientation="landscape" fo:margin-top="0.499cm" fo:margin-bottom="0.499cm" fo:margin-left="2cm" fo:margin-right="0.499cm" fo:border="0.99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3.999cm" fo:margin-left="0cm" fo:margin-right="0cm" fo:margin-top="0.499cm" style:dynamic-spacing="false"/>
      </style:footer-style>
    </style:page-layout>
    <style:page-layout style:name="Mpm28">
      <style:page-layout-properties fo:page-width="63.001cm" fo:page-height="29.7cm" style:num-format="1" style:print-orientation="landscape" fo:margin-top="0.499cm" fo:margin-bottom="0.499cm" fo:margin-left="2cm" fo:margin-right="0.499cm" fo:border="0.99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3.999cm" fo:margin-left="0cm" fo:margin-right="0cm" fo:margin-top="0.499cm" style:dynamic-spacing="false"/>
      </style:footer-style>
    </style:page-layout>
    <style:page-layout style:name="Mpm29">
      <style:page-layout-properties fo:page-width="63.001cm" fo:page-height="29.7cm" style:num-format="1" style:print-orientation="portrait" fo:margin-top="0.499cm" fo:margin-bottom="0.499cm" fo:margin-left="2cm" fo:margin-right="0.499cm" fo:border="0.99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5.5cm" fo:margin-left="0cm" fo:margin-right="0cm" fo:margin-top="0.499cm" style:dynamic-spacing="false"/>
      </style:footer-style>
    </style:page-layout>
    <style:page-layout style:name="Mpm30">
      <style:page-layout-properties fo:page-width="63.001cm" fo:page-height="29.7cm" style:num-format="1" style:print-orientation="portrait" fo:margin-top="0.499cm" fo:margin-bottom="0.499cm" fo:margin-left="2cm" fo:margin-right="0.499cm" fo:border="0.99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99cm" fo:margin-left="0cm" fo:margin-right="0cm" fo:margin-top="0.499cm" style:dynamic-spacing="false"/>
      </style:footer-style>
    </style:page-layout>
    <style:page-layout style:name="Mpm31">
      <style:page-layout-properties fo:page-width="84.1cm" fo:page-height="29.7cm" style:num-format="1" style:print-orientation="portrait" fo:margin-top="0.499cm" fo:margin-bottom="0.499cm" fo:margin-left="2cm" fo:margin-right="0.499cm" fo:border="0.99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99cm" fo:margin-left="0cm" fo:margin-right="0cm" fo:margin-top="0.499cm" style:dynamic-spacing="false"/>
      </style:footer-style>
    </style:page-layout>
    <style:page-layout style:name="Mpm32">
      <style:page-layout-properties fo:page-width="84.1cm" fo:page-height="29.7cm" style:num-format="1" style:print-orientation="portrait" fo:margin-top="0.499cm" fo:margin-bottom="0.499cm" fo:margin-left="2cm" fo:margin-right="0.499cm" fo:border="0.99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5.5cm" fo:margin-left="0cm" fo:margin-right="0cm" fo:margin-top="0.499cm" style:dynamic-spacing="false"/>
      </style:footer-style>
    </style:page-layout>
    <style:page-layout style:name="Mpm33">
      <style:page-layout-properties fo:page-width="84.1cm" fo:page-height="29.7cm" style:num-format="1" style:print-orientation="landscape" fo:margin-top="0.499cm" fo:margin-bottom="0.499cm" fo:margin-left="2cm" fo:margin-right="0.499cm" fo:border="0.99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3.999cm" fo:margin-left="0cm" fo:margin-right="0cm" fo:margin-top="0.499cm" style:dynamic-spacing="false"/>
      </style:footer-style>
    </style:page-layout>
    <style:page-layout style:name="Mpm34">
      <style:page-layout-properties fo:page-width="105.1cm" fo:page-height="29.7cm" style:num-format="1" style:print-orientation="portrait" fo:margin-top="0.499cm" fo:margin-bottom="0.499cm" fo:margin-left="2cm" fo:margin-right="0.499cm" fo:border="0.99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99cm" fo:margin-left="0cm" fo:margin-right="0cm" fo:margin-top="0.499cm" style:dynamic-spacing="false"/>
      </style:footer-style>
    </style:page-layout>
    <style:page-layout style:name="Mpm35">
      <style:page-layout-properties fo:page-width="105.1cm" fo:page-height="29.7cm" style:num-format="1" style:print-orientation="portrait" fo:margin-top="0.499cm" fo:margin-bottom="0.499cm" fo:margin-left="2cm" fo:margin-right="0.499cm" fo:border="0.99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5.5cm" fo:margin-left="0cm" fo:margin-right="0cm" fo:margin-top="0.499cm" style:dynamic-spacing="false"/>
      </style:footer-style>
    </style:page-layout>
    <style:page-layout style:name="Mpm36">
      <style:page-layout-properties fo:page-width="105.1cm" fo:page-height="29.7cm" style:num-format="1" style:print-orientation="landscape" fo:margin-top="0.499cm" fo:margin-bottom="0.499cm" fo:margin-left="2cm" fo:margin-right="0.499cm" fo:border="0.99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3.999cm" fo:margin-left="0cm" fo:margin-right="0cm" fo:margin-top="0.499cm" style:dynamic-spacing="false"/>
      </style:footer-style>
    </style:page-layout>
    <style:page-layout style:name="Mpm37">
      <style:page-layout-properties fo:page-width="89.099cm" fo:page-height="42cm" style:num-format="1" style:print-orientation="landscape" fo:margin-top="0.499cm" fo:margin-bottom="0.499cm" fo:margin-left="2cm" fo:margin-right="0.499cm" fo:border="0.99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99cm" fo:margin-left="0cm" fo:margin-right="0cm" fo:margin-top="0.499cm" style:dynamic-spacing="false"/>
      </style:footer-style>
    </style:page-layout>
    <style:page-layout style:name="Mpm38">
      <style:page-layout-properties fo:page-width="89.099cm" fo:page-height="42cm" style:num-format="1" style:print-orientation="landscape" fo:margin-top="0.499cm" fo:margin-bottom="0.499cm" fo:margin-left="2cm" fo:margin-right="0.499cm" fo:border="0.99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5.5cm" fo:margin-left="0cm" fo:margin-right="0cm" fo:margin-top="0.499cm" style:dynamic-spacing="false"/>
      </style:footer-style>
    </style:page-layout>
    <style:page-layout style:name="Mpm39">
      <style:page-layout-properties fo:page-width="89.099cm" fo:page-height="42cm" style:num-format="1" style:print-orientation="landscape" fo:margin-top="0.499cm" fo:margin-bottom="0.499cm" fo:margin-left="2cm" fo:margin-right="0.499cm" fo:border="0.99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3.999cm" fo:margin-left="0cm" fo:margin-right="0cm" fo:margin-top="0.499cm" style:dynamic-spacing="false"/>
      </style:footer-style>
    </style:page-layout>
    <style:page-layout style:name="Mpm40">
      <style:page-layout-properties fo:page-width="63.1cm" fo:page-height="59.401cm" style:num-format="1" style:print-orientation="landscape" fo:margin-top="0.499cm" fo:margin-bottom="0.499cm" fo:margin-left="2cm" fo:margin-right="0.499cm" fo:border="0.99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99cm" fo:margin-left="0cm" fo:margin-right="0cm" fo:margin-top="0.499cm" style:dynamic-spacing="false"/>
      </style:footer-style>
    </style:page-layout>
    <style:page-layout style:name="Mpm41">
      <style:page-layout-properties fo:page-width="63.1cm" fo:page-height="59.401cm" style:num-format="1" style:print-orientation="landscape" fo:margin-top="0.499cm" fo:margin-bottom="0.499cm" fo:margin-left="2cm" fo:margin-right="0.499cm" fo:border="0.99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5.5cm" fo:margin-left="0cm" fo:margin-right="0cm" fo:margin-top="0.499cm" style:dynamic-spacing="false"/>
      </style:footer-style>
    </style:page-layout>
    <style:page-layout style:name="Mpm42">
      <style:page-layout-properties fo:page-width="63.1cm" fo:page-height="59.401cm" style:num-format="1" style:print-orientation="landscape" fo:margin-top="0.499cm" fo:margin-bottom="0.499cm" fo:margin-left="2cm" fo:margin-right="0.499cm" fo:border="0.99pt solid #000000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3.999cm" fo:margin-left="0cm" fo:margin-right="0cm" fo:margin-top="0.499cm" style:dynamic-spacing="false"/>
      </style:footer-style>
    </style:page-layout>
    <style:page-layout style:name="Mpm43">
      <style:page-layout-properties fo:page-width="105.1cm" fo:page-height="59.401cm" style:num-format="1" style:print-orientation="landscape" fo:margin-top="0.499cm" fo:margin-bottom="0.499cm" fo:margin-left="2cm" fo:margin-right="0.499cm" fo:border="0.99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99cm" fo:margin-left="0cm" fo:margin-right="0cm" fo:margin-top="0.499cm" style:dynamic-spacing="false"/>
      </style:footer-style>
    </style:page-layout>
    <style:page-layout style:name="Mpm44">
      <style:page-layout-properties fo:page-width="105.1cm" fo:page-height="59.401cm" style:num-format="1" style:print-orientation="landscape" fo:margin-top="0.499cm" fo:margin-bottom="0.499cm" fo:margin-left="2cm" fo:margin-right="0.499cm" fo:border="0.99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5.5cm" fo:margin-left="0cm" fo:margin-right="0cm" fo:margin-top="0.499cm" style:dynamic-spacing="false"/>
      </style:footer-style>
    </style:page-layout>
    <style:page-layout style:name="Mpm45">
      <style:page-layout-properties fo:page-width="105.1cm" fo:page-height="59.401cm" style:num-format="1" style:print-orientation="landscape" fo:margin-top="0.499cm" fo:margin-bottom="0.499cm" fo:margin-left="2cm" fo:margin-right="0.499cm" fo:border="0.99pt solid #000000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3.999cm" fo:margin-left="0cm" fo:margin-right="0cm" fo:margin-top="0.499cm" style:dynamic-spacing="false"/>
      </style:footer-style>
    </style:page-layout>
    <style:page-layout style:name="Mpm46">
      <style:page-layout-properties fo:page-width="21.001cm" fo:page-height="29.7cm" style:num-format="1" style:print-orientation="portrait" fo:margin-top="0.499cm" fo:margin-bottom="0.499cm" fo:margin-left="2cm" fo:margin-right="0.499cm" fo:border="0.99pt solid #000000" fo:padding="0.49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svg:height="1.499cm" fo:margin-left="0cm" fo:margin-right="0cm" fo:margin-top="0.499cm" style:dynamic-spacing="false"/>
      </style:footer-style>
    </style:page-layout>
    <style:page-layout style:name="Mpm47">
      <style:page-layout-properties fo:page-width="21.001cm" fo:page-height="29.7cm" style:num-format="1" style:print-orientation="portrait" fo:margin-top="0.499cm" fo:margin-bottom="0.499cm" fo:margin-left="2cm" fo:margin-right="0.499cm" fo:border="0.99pt solid #000000" fo:padding="0.49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399cm" fo:margin-left="0cm" fo:margin-right="0cm" fo:margin-bottom="0.499cm" style:dynamic-spacing="false"/>
      </style:header-style>
      <style:footer-style>
        <style:header-footer-properties svg:height="3.999cm" fo:margin-left="0cm" fo:margin-right="0cm" fo:margin-top="0.499cm" style:dynamic-spacing="false"/>
      </style:footer-style>
    </style:page-layout>
    <style:page-layout style:name="Mpm48">
      <style:page-layout-properties fo:page-width="21.001cm" fo:page-height="29.7cm" style:num-format="1" style:print-orientation="portrait" fo:margin-top="0.499cm" fo:margin-bottom="0.499cm" fo:margin-left="2cm" fo:margin-right="0.499cm" fo:border="0.99pt solid #000000" fo:padding-top="0.499cm" fo:padding-bottom="0cm" fo:padding-left="0cm" fo:padding-right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3.999cm" fo:margin-left="0cm" fo:margin-right="0cm" fo:margin-top="0.499cm" style:dynamic-spacing="false"/>
      </style:footer-style>
    </style:page-layout>
    <style:page-layout style:name="Mpm49">
      <style:page-layout-properties fo:page-width="21.001cm" fo:page-height="29.7cm" style:num-format="1" style:print-orientation="portrait" fo:margin-top="0.499cm" fo:margin-bottom="0.499cm" fo:margin-left="2cm" fo:margin-right="0.499cm" fo:border="0.99pt solid #000000" fo:padding="0.49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399cm" fo:margin-left="0cm" fo:margin-right="0cm" fo:margin-bottom="0.499cm" style:dynamic-spacing="false"/>
      </style:header-style>
      <style:footer-style>
        <style:header-footer-properties svg:height="8.899cm" fo:margin-left="0cm" fo:margin-right="0cm" fo:margin-top="0.499cm" style:dynamic-spacing="fals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HTML" style:page-layout-name="Mpm2"/>
    <style:master-page style:name="A4_5f_титул_5f_рамка_5f_доп1" style:display-name="A4_титул_рамка_доп1" style:page-layout-name="Mpm3" style:next-style-name="A4_5f_форма5_5f_доп1">
      <style:header>
        <text:p text:style-name="MP1">Учреждение Российской академии наук</text:p>
        <text:p text:style-name="MP1">Институт космических исследований РАН</text:p>
      </style:header>
      <style:footer>
        <text:user-field-decls>
          <text:user-field-decl office:value-type="string" office:string-value="2014" text:name="Подпись"/>
        </text:user-field-decls>
        <text:p text:style-name="MP2"><draw:frame draw:style-name="Mfr1" draw:name="Врезка7" text:anchor-type="paragraph" svg:x="0.82cm" svg:y="20.669cm" svg:width="1.199cm" svg:height="8.53cm" draw:z-index="2"><draw:text-box><table:table table:name="Таблица7" table:style-name="Таблица7"><table:table-column table:style-name="Таблица7.A"/><table:table-column table:style-name="Таблица7.B"/><table:table-row table:style-name="Таблица7.1"><table:table-cell table:style-name="Таблица7.A1" office:value-type="string"><text:p text:style-name="Штамп_5f_центр_5f_12_5f_гост_5f_90град">Взам. инв. №</text:p></table:table-cell><table:table-cell table:style-name="Таблица7.B1" office:value-type="string"><text:p text:style-name="Штамп_5f_центр_5f_12_5f_гост_5f_90град"><text:user-field-get text:name="Взамен_инв_номера"/></text:p></table:table-cell></table:table-row><table:table-row table:style-name="Таблица7.2"><table:table-cell table:style-name="Таблица7.A2" office:value-type="string"><text:p text:style-name="Штамп_5f_центр_5f_12_5f_гост_5f_90град">Подп. и дата</text:p></table:table-cell><table:table-cell table:style-name="Таблица7.B2" office:value-type="string"><text:p text:style-name="Штамп_5f_право_5f_12_5f_гост_5f_90град"><text:user-field-get text:name="Дата"/> </text:p></table:table-cell></table:table-row><table:table-row table:style-name="Таблица7.1"><table:table-cell table:style-name="Таблица7.A2" office:value-type="string"><text:p text:style-name="Штамп_5f_центр_5f_12_5f_гост_5f_90град">Инв. № подл</text:p></table:table-cell><table:table-cell table:style-name="Таблица7.B3" office:value-type="string"><text:p text:style-name="Штамп_5f_центр_5f_12_5f_гост_5f_90град"><text:user-field-get text:name="Инвентарный_номер"/></text:p></table:table-cell></table:table-row></table:table><text:p text:style-name="MP3"/></draw:text-box></draw:frame><text:user-field-get text:name="Подпись">2014</text:user-field-get></text:p>
      </style:footer>
    </style:master-page>
    <style:master-page style:name="A4_5f_форма3_5f_доп1_5f_согл" style:display-name="A4_форма3_доп1_согл" style:page-layout-name="Mpm4" style:next-style-name="A4_5f_форма6_5f_доп1_5f_согл">
      <style:footer>
        <text:p text:style-name="Footer"><draw:frame draw:style-name="Mfr2" draw:name="Врезка13" text:anchor-type="paragraph" svg:x="2cm" svg:y="23.67cm" svg:width="18.5cm" svg:height="5.53cm" draw:z-index="0"><draw:text-box><table:table table:name="Таблица13" table:style-name="Таблица13"><table:table-column table:style-name="Таблица13.A"/><table:table-column table:style-name="Таблица13.B"/><table:table-column table:style-name="Таблица13.C"/><table:table-row><table:table-cell><table:table table:is-sub-table="true"><table:table-column table:style-name="Таблица13.A1.1"/><table:table-column table:style-name="Таблица13.A1.2" table:number-columns-repeated="3"/><table:table-column table:style-name="Таблица13.A1.5"/><table:table-column table:style-name="Таблица13.A1.6"/><table:table-row table:style-name="Таблица13.A1.1"><table:table-cell table:style-name="Таблица13.A1.1.1" office:value-type="string"><text:p text:style-name="MP4"><draw:frame draw:style-name="Mfr1" draw:name="Врезка14" text:anchor-type="paragraph" svg:x="0.82cm" svg:y="20.669cm" svg:width="1.199cm" svg:height="8.53cm" draw:z-index="0"><draw:text-box><table:table table:name="Таблица14" table:style-name="Таблица14"><table:table-column table:style-name="Таблица14.A"/><table:table-column table:style-name="Таблица14.B"/><table:table-row table:style-name="Таблица14.1"><table:table-cell table:style-name="Таблица14.A1" office:value-type="string"><text:p text:style-name="Штамп_5f_центр_5f_12_5f_гост_5f_90град">Взам. инв. №</text:p></table:table-cell><table:table-cell table:style-name="Таблица14.B1" office:value-type="string"><text:p text:style-name="Штамп_5f_центр_5f_12_5f_гост_5f_90град"><text:user-field-get text:name="Взамен_инв_номера"/></text:p></table:table-cell></table:table-row><table:table-row table:style-name="Таблица14.2"><table:table-cell table:style-name="Таблица14.A2" office:value-type="string"><text:p text:style-name="Штамп_5f_центр_5f_12_5f_гост_5f_90град">Подп. и дата</text:p></table:table-cell><table:table-cell table:style-name="Таблица14.B2" office:value-type="string"><text:p text:style-name="Штамп_5f_центр_5f_12_5f_гост_5f_90град"><text:user-field-get text:name="Дата"/> </text:p></table:table-cell></table:table-row><table:table-row table:style-name="Таблица14.1"><table:table-cell table:style-name="Таблица14.A2" office:value-type="string"><text:p text:style-name="Штамп_5f_центр_5f_12_5f_гост_5f_90град">Инв. № подл</text:p></table:table-cell><table:table-cell table:style-name="Таблица14.B3" office:value-type="string"><text:p text:style-name="Штамп_5f_центр_5f_12_5f_гост_5f_90град"><text:user-field-get text:name="Инвентарный_номер"/></text:p></table:table-cell></table:table-row></table:table><text:p text:style-name="MP3"/></draw:text-box></draw:frame><text:user-field-get text:name="Приложений"/></text:p></table:table-cell><table:table-cell table:style-name="Таблица13.A1.1.1" office:value-type="string"><text:p text:style-name="MP4"><text:page-count>6</text:page-count></text:p></table:table-cell><table:table-cell table:style-name="Таблица13.A1.1.1" office:value-type="string"><text:p text:style-name="Штамп_5f_центр_5f_11_5f_гост"/></table:table-cell><table:table-cell table:style-name="Таблица13.A1.1.1" office:value-type="string"><text:p text:style-name="Штамп_5f_центр_5f_11_5f_гост"/></table:table-cell><table:table-cell table:style-name="Таблица13.A1.1.1" office:value-type="string"><text:p text:style-name="Штамп_5f_центр_5f_11_5f_гост"/></table:table-cell><table:table-cell table:style-name="Таблица13.A1.1.1" office:value-type="string"><text:p text:style-name="Штамп_5f_центр_5f_11_5f_гост"/></table:table-cell></table:table-row><table:table-row table:style-name="Таблица13.A1.1"><table:table-cell table:style-name="Таблица13.A1.1.2" office:value-type="string"><text:p text:style-name="Штамп_5f_центр_5f_11_5f_гост"/></table:table-cell><table:table-cell table:style-name="Таблица13.A1.1.2" office:value-type="string"><text:p text:style-name="Штамп_5f_центр_5f_11_5f_гост"/></table:table-cell><table:table-cell table:style-name="Таблица13.A1.1.2" office:value-type="string"><text:p text:style-name="Штамп_5f_центр_5f_11_5f_гост"/></table:table-cell><table:table-cell table:style-name="Таблица13.A1.1.2" office:value-type="string"><text:p text:style-name="Штамп_5f_центр_5f_11_5f_гост"/></table:table-cell><table:table-cell table:style-name="Таблица13.A1.1.2" office:value-type="string"><text:p text:style-name="Штамп_5f_центр_5f_11_5f_гост"/></table:table-cell><table:table-cell table:style-name="Таблица13.A1.1.2" office:value-type="string"><text:p text:style-name="Штамп_5f_центр_5f_11_5f_гост"/></table:table-cell></table:table-row><table:table-row table:style-name="Таблица13.A1.1"><table:table-cell table:style-name="Таблица13.A1.1.2" office:value-type="string"><text:p text:style-name="Штамп_5f_центр_5f_11_5f_гост"/></table:table-cell><table:table-cell table:style-name="Таблица13.A1.1.2" office:value-type="string"><text:p text:style-name="Штамп_5f_центр_5f_11_5f_гост"/></table:table-cell><table:table-cell table:style-name="Таблица13.A1.1.2" office:value-type="string"><text:p text:style-name="Штамп_5f_центр_5f_11_5f_гост"/></table:table-cell><table:table-cell table:style-name="Таблица13.A1.1.2" office:value-type="string"><text:p text:style-name="Штамп_5f_центр_5f_11_5f_гост"/></table:table-cell><table:table-cell table:style-name="Таблица13.A1.1.2" office:value-type="string"><text:p text:style-name="Штамп_5f_центр_5f_11_5f_гост"/></table:table-cell><table:table-cell table:style-name="Таблица13.A1.1.2" office:value-type="string"><text:p text:style-name="Штамп_5f_центр_5f_11_5f_гост"/></table:table-cell></table:table-row><table:table-row table:style-name="Таблица13.A1.1"><table:table-cell table:style-name="Таблица13.A1.1.2" office:value-type="string"><text:p text:style-name="Штамп_5f_центр_5f_11_5f_гост"/></table:table-cell><table:table-cell table:style-name="Таблица13.A1.1.2" office:value-type="string"><text:p text:style-name="Штамп_5f_центр_5f_11_5f_гост"/></table:table-cell><table:table-cell table:style-name="Таблица13.A1.1.2" office:value-type="string"><text:p text:style-name="Штамп_5f_центр_5f_11_5f_гост"/></table:table-cell><table:table-cell table:style-name="Таблица13.A1.1.2" office:value-type="string"><text:p text:style-name="Штамп_5f_центр_5f_11_5f_гост"/></table:table-cell><table:table-cell table:style-name="Таблица13.A1.1.2" office:value-type="string"><text:p text:style-name="Штамп_5f_центр_5f_11_5f_гост"/></table:table-cell><table:table-cell table:style-name="Таблица13.A1.1.2" office:value-type="string"><text:p text:style-name="Штамп_5f_центр_5f_11_5f_гост"/></table:table-cell></table:table-row><table:table-row table:style-name="Таблица13.A1.1"><table:table-cell table:style-name="Таблица13.A1.1.2" office:value-type="string"><text:p text:style-name="Штамп_5f_центр_5f_11_5f_гост">Изм.</text:p></table:table-cell><table:table-cell table:style-name="Таблица13.A1.1.2" office:value-type="string"><text:p text:style-name="Штамп_5f_центр_5f_11_5f_гост">Кол.уч.</text:p></table:table-cell><table:table-cell table:style-name="Таблица13.A1.1.2" office:value-type="string"><text:p text:style-name="Штамп_5f_центр_5f_11_5f_гост">Лист</text:p></table:table-cell><table:table-cell table:style-name="Таблица13.A1.1.2" office:value-type="string"><text:p text:style-name="Штамп_5f_центр_5f_11_5f_гост">№ док.</text:p></table:table-cell><table:table-cell table:style-name="Таблица13.A1.1.2" office:value-type="string"><text:p text:style-name="Штамп_5f_центр_5f_11_5f_гост">Подп</text:p></table:table-cell><table:table-cell table:style-name="Таблица13.A1.1.2" office:value-type="string"><text:p text:style-name="Штамп_5f_центр_5f_11_5f_гост">Дата</text:p></table:table-cell></table:table-row></table:table></table:table-cell><table:table-cell table:number-columns-spanned="2"><table:table table:is-sub-table="true"><table:table-column table:style-name="Таблица13.B1.1"/><table:table-row table:style-name="Таблица13.B1.1"><table:table-cell table:style-name="Таблица13.B1.1.1" office:value-type="string"><text:p text:style-name="Штамп_5f_центр_5f_20_5f_гост"><text:user-field-get text:name="Код_проекта">КИА БУК</text:user-field-get></text:p></table:table-cell></table:table-row><table:table-row table:style-name="Таблица13.B1.2"><table:table-cell table:style-name="Таблица13.B1.1.2" office:value-type="string"><text:p text:style-name="Штамп_5f_центр_5f_20_5f_гост"><text:user-field-get text:name="Название_проекта">Программное обеспечение контрольно-испытательной аппаратуры блока управления каналами.</text:user-field-get></text:p></table:table-cell></table:table-row></table:table></table:table-cell><table:covered-table-cell/></table:table-row><table:table-row><table:table-cell><table:table table:is-sub-table="true"><table:table-column table:style-name="Таблица13.A2.1"/><table:table-column table:style-name="Таблица13.A2.2"/><table:table-column table:style-name="Таблица13.A1.5"/><table:table-column table:style-name="Таблица13.A2.4"/><table:table-row table:style-name="Таблица13.A1.1"><table:table-cell table:style-name="Таблица13.A1.1.2" office:value-type="string"><text:p text:style-name="Штамп_5f_лево_5f_12_5f_гост"><text:s/><text:user-field-get text:name="Должность1"/></text:p></table:table-cell><table:table-cell table:style-name="Таблица13.A1.1.2" office:value-type="string"><text:p text:style-name="Штамп_5f_лево_5f_12_5f_гост"><text:s/><text:user-field-get text:name="Фамилия1"/></text:p></table:table-cell><table:table-cell table:style-name="Таблица13.A1.1.2" office:value-type="string"><text:p text:style-name="Штамп_5f_лево_5f_12_5f_гост"/></table:table-cell><table:table-cell table:style-name="Таблица13.A1.1.2" office:value-type="string"><text:p text:style-name="Штамп_5f_лево_5f_12_5f_гост"/></table:table-cell></table:table-row><table:table-row table:style-name="Таблица13.A1.1"><table:table-cell table:style-name="Таблица13.A1.1.2" office:value-type="string"><text:p text:style-name="Штамп_5f_лево_5f_12_5f_гост"><text:s/><text:user-field-get text:name="Должность2"/></text:p></table:table-cell><table:table-cell table:style-name="Таблица13.A1.1.2" office:value-type="string"><text:p text:style-name="Штамп_5f_лево_5f_12_5f_гост"><text:s/><text:user-field-get text:name="Фамилия2"/></text:p></table:table-cell><table:table-cell table:style-name="Таблица13.A1.1.2" office:value-type="string"><text:p text:style-name="Штамп_5f_лево_5f_12_5f_гост"/></table:table-cell><table:table-cell table:style-name="Таблица13.A1.1.2" office:value-type="string"><text:p text:style-name="Штамп_5f_лево_5f_12_5f_гост"/></table:table-cell></table:table-row><table:table-row table:style-name="Таблица13.A1.1"><table:table-cell table:style-name="Таблица13.A2.1.3" office:value-type="string"><text:p text:style-name="Штамп_5f_лево_5f_12_5f_гост"><text:s/><text:user-field-get text:name="Должность3"/></text:p></table:table-cell><table:table-cell table:style-name="Таблица13.A1.1.2" office:value-type="string"><text:p text:style-name="Штамп_5f_лево_5f_12_5f_гост"><text:s/><text:user-field-get text:name="Фамилия3"/></text:p></table:table-cell><table:table-cell table:style-name="Таблица13.A1.1.2" office:value-type="string"><text:p text:style-name="Штамп_5f_лево_5f_12_5f_гост"/></table:table-cell><table:table-cell table:style-name="Таблица13.A1.1.2" office:value-type="string"><text:p text:style-name="Штамп_5f_лево_5f_12_5f_гост"/></table:table-cell></table:table-row><table:table-row table:style-name="Таблица13.A1.1"><table:table-cell table:style-name="Таблица13.A1.1.2" office:value-type="string"><text:p text:style-name="Штамп_5f_лево_5f_12_5f_гост"><text:s/><text:user-field-get text:name="Должность4"/></text:p></table:table-cell><table:table-cell table:style-name="Таблица13.A1.1.2" office:value-type="string"><text:p text:style-name="Штамп_5f_лево_5f_12_5f_гост"><text:s/><text:user-field-get text:name="Фамилия4"/></text:p></table:table-cell><table:table-cell table:style-name="Таблица13.A1.1.2" office:value-type="string"><text:p text:style-name="Штамп_5f_лево_5f_12_5f_гост"/></table:table-cell><table:table-cell table:style-name="Таблица13.A1.1.2" office:value-type="string"><text:p text:style-name="Штамп_5f_лево_5f_12_5f_гост"/></table:table-cell></table:table-row><table:table-row table:style-name="Таблица13.A1.1"><table:table-cell><table:table table:is-sub-table="true"><table:table-column table:style-name="Таблица13.A2.1"/><table:table-row table:style-name="Таблица13.A1.1"><table:table-cell table:style-name="Таблица13.A1.1.2" office:value-type="string"><text:p text:style-name="Штамп_5f_лево_5f_12_5f_гост"><draw:frame draw:style-name="Mfr3" draw:name="Врезка19" text:anchor-type="paragraph" svg:x="0.011cm" svg:y="14.199cm" svg:width="2cm" svg:height="6.5cm" draw:z-index="0"><draw:text-box><table:table table:name="Таблица19" table:style-name="Таблица19"><table:table-column table:style-name="Таблица19.A"/><table:table-column table:style-name="Таблица19.B"/><table:table-row table:style-name="Таблица19.1"><table:table-cell table:style-name="Таблица19.A1" office:value-type="string"><text:p text:style-name="Штамп_5f_центр_5f_12_5f_гост_5f_90град">Согласовано</text:p></table:table-cell><table:table-cell><table:table table:is-sub-table="true"><table:table-column table:style-name="Таблица19.B1.1" table:number-columns-repeated="3"/><table:table-row table:style-name="Таблица19.B1.1"><table:table-cell table:style-name="Таблица19.B1.2.1" office:value-type="string"><text:p text:style-name="Штамп_5f_центр_5f_12_5f_гост_5f_90град"/></table:table-cell><table:table-cell table:style-name="Таблица19.B1.2.1" office:value-type="string"><text:p text:style-name="Штамп_5f_центр_5f_12_5f_гост_5f_90град"/></table:table-cell><table:table-cell table:style-name="Таблица19.B1.3.1" office:value-type="string"><text:p text:style-name="Штамп_5f_центр_5f_12_5f_гост_5f_90град"/></table:table-cell></table:table-row><table:table-row table:style-name="Таблица19.B1.2"><table:table-cell table:style-name="Таблица19.B1.2.4" office:value-type="string"><text:p text:style-name="Штамп_5f_центр_5f_12_5f_гост_5f_90град"/></table:table-cell><table:table-cell table:style-name="Таблица19.B1.2.4" office:value-type="string"><text:p text:style-name="Штамп_5f_центр_5f_12_5f_гост_5f_90град"/></table:table-cell><table:table-cell table:style-name="Таблица19.B1.3.4" office:value-type="string"><text:p text:style-name="Штамп_5f_центр_5f_12_5f_гост_5f_90град"/></table:table-cell></table:table-row><table:table-row table:style-name="Таблица19.B1.3"><table:table-cell table:style-name="Таблица19.B1.2.4" office:value-type="string"><text:p text:style-name="Штамп_5f_центр_5f_12_5f_гост_5f_90град"/></table:table-cell><table:table-cell table:style-name="Таблица19.B1.2.4" office:value-type="string"><text:p text:style-name="Штамп_5f_центр_5f_12_5f_гост_5f_90град"/></table:table-cell><table:table-cell table:style-name="Таблица19.B1.3.4" office:value-type="string"><text:p text:style-name="Штамп_5f_центр_5f_12_5f_гост_5f_90град"/></table:table-cell></table:table-row><table:table-row table:style-name="Таблица19.B1.3"><table:table-cell table:style-name="Таблица19.B1.2.4" office:value-type="string"><text:p text:style-name="Штамп_5f_центр_5f_12_5f_гост_5f_90град"/></table:table-cell><table:table-cell table:style-name="Таблица19.B1.2.4" office:value-type="string"><text:p text:style-name="Штамп_5f_центр_5f_12_5f_гост_5f_90град"/></table:table-cell><table:table-cell table:style-name="Таблица19.B1.3.4" office:value-type="string"><text:p text:style-name="Штамп_5f_центр_5f_12_5f_гост_5f_90град"/></table:table-cell></table:table-row></table:table></table:table-cell></table:table-row></table:table><text:p text:style-name="Frame_20_contents"/></draw:text-box></draw:frame> <text:user-field-get text:name="Должность5"/></text:p></table:table-cell></table:table-row><table:table-row table:style-name="Таблица13.A1.1"><table:table-cell table:style-name="Таблица13.A1.1.2" office:value-type="string"><text:p text:style-name="Штамп_5f_лево_5f_12_5f_гост"><text:s/><text:user-field-get text:name="Должность6"/></text:p></table:table-cell></table:table-row></table:table></table:table-cell><table:table-cell><table:table table:is-sub-table="true"><table:table-column table:style-name="Таблица13.A2.2"/><table:table-row table:style-name="Таблица13.A1.1"><table:table-cell table:style-name="Таблица13.A1.1.2" office:value-type="string"><text:p text:style-name="Штамп_5f_лево_5f_12_5f_гост"><text:s/><text:user-field-get text:name="Фамилия5"/></text:p></table:table-cell></table:table-row><table:table-row table:style-name="Таблица13.A1.1"><table:table-cell table:style-name="Таблица13.A1.1.2" office:value-type="string"><text:p text:style-name="Штамп_5f_лево_5f_12_5f_гост"><text:s/><text:user-field-get text:name="Фамилия6"/></text:p></table:table-cell></table:table-row></table:table></table:table-cell><table:table-cell><table:table table:is-sub-table="true"><table:table-column table:style-name="Таблица13.A1.5"/><table:table-row table:style-name="Таблица13.A1.1"><table:table-cell table:style-name="Таблица13.A1.1.2" office:value-type="string"><text:p text:style-name="Штамп_5f_лево_5f_12_5f_гост"/></table:table-cell></table:table-row><table:table-row table:style-name="Таблица13.A1.1"><table:table-cell table:style-name="Таблица13.A1.1.2" office:value-type="string"><text:p text:style-name="Штамп_5f_лево_5f_12_5f_гост"/></table:table-cell></table:table-row></table:table></table:table-cell><table:table-cell><table:table table:is-sub-table="true"><table:table-column table:style-name="Таблица13.A2.4"/><table:table-row table:style-name="Таблица13.A1.1"><table:table-cell table:style-name="Таблица13.A1.1.2" office:value-type="string"><text:p text:style-name="Штамп_5f_лево_5f_12_5f_гост"/></table:table-cell></table:table-row><table:table-row table:style-name="Таблица13.A1.1"><table:table-cell table:style-name="Таблица13.A1.1.2" office:value-type="string"><text:p text:style-name="Штамп_5f_лево_5f_12_5f_гост"/></table:table-cell></table:table-row></table:table></table:table-cell></table:table-row></table:table></table:table-cell><table:table-cell><table:table table:is-sub-table="true"><table:table-column table:style-name="Таблица13.B"/><table:table-row table:style-name="Таблица13.B1.2"><table:table-cell table:style-name="Таблица13.A1.1.1" office:value-type="string"><text:p text:style-name="Штамп_5f_центр_5f_16_5f_гост"><text:user-field-get text:name="Рамка_доп1"/></text:p></table:table-cell></table:table-row><table:table-row table:style-name="Таблица13.B1.2"><table:table-cell table:style-name="Таблица13.A1.1.2" office:value-type="string"><text:p text:style-name="Штамп_5f_центр_5f_16_5f_гост"><text:user-field-get text:name="Рамка_доп2"/></text:p></table:table-cell></table:table-row></table:table></table:table-cell><table:table-cell><table:table table:is-sub-table="true"><table:table-column table:style-name="Таблица13.A1.5"/><table:table-column table:style-name="Таблица13.C2.2"/><table:table-column table:style-name="Таблица13.C2.3"/><table:table-row table:style-name="Таблица13.A1.1"><table:table-cell table:style-name="Таблица13.A1.1.1" office:value-type="string"><text:p text:style-name="Штамп_5f_центр_5f_11_5f_гост">Стадия</text:p></table:table-cell><table:table-cell table:style-name="Таблица13.A1.1.1" office:value-type="string"><text:p text:style-name="Штамп_5f_центр_5f_11_5f_гост">Лист</text:p></table:table-cell><table:table-cell table:style-name="Таблица13.B1.1.1" office:value-type="string"><text:p text:style-name="Штамп_5f_центр_5f_11_5f_гост">Листов</text:p></table:table-cell></table:table-row><table:table-row table:style-name="Таблица13.B1.1"><table:table-cell table:style-name="Таблица13.A1.1.2" office:value-type="string"><text:p text:style-name="Штамп_5f_центр_5f_12_5f_гост"><text:user-field-get text:name="Стадия">Р</text:user-field-get></text:p></table:table-cell><table:table-cell table:style-name="Таблица13.A1.1.2" office:value-type="string"><text:p text:style-name="Штамп_5f_центр_5f_12_5f_гост"><text:user-field-get text:name="Номер_листа"/><text:page-number text:select-page="current">0</text:page-number></text:p></table:table-cell><table:table-cell table:style-name="Таблица13.C2.3.2" table:formula="ooow:&lt;A1.1.1&gt;+&lt;A1.2.1&gt;" office:value-type="float" office:value="6"><text:p text:style-name="Штамп_5f_центр_5f_12_5f_гост">6</text:p></table:table-cell></table:table-row><table:table-row table:style-name="Таблица13.B1.2"><table:table-cell table:style-name="Таблица13.B1.1.2" table:number-columns-spanned="3" office:value-type="string"><text:p text:style-name="Штамп_5f_центр_5f_12_5f_гост"><text:user-field-get text:name="Организация1строка">ИКИ РАН</text:user-field-get></text:p><text:p text:style-name="Штамп_5f_центр_5f_12_5f_гост"><text:user-field-get text:name="Организация2строка">г. Москва</text:user-field-get></text:p><text:p text:style-name="Штамп_5f_центр_5f_12_5f_гост"><text:user-field-get text:name="Организация3строка">2014 г. </text:user-field-get></text:p></table:table-cell><table:covered-table-cell/><table:covered-table-cell/></table:table-row></table:table></table:table-cell></table:table-row></table:table><text:p text:style-name="Frame_20_contents"/></draw:text-box></draw:frame></text:p>
      </style:footer>
    </style:master-page>
    <style:master-page style:name="A4_5f_форма6_5f_доп1_5f_согл" style:display-name="A4_форма6_доп1_согл" style:page-layout-name="Mpm5">
      <style:footer>
        <text:p text:style-name="Footer"><draw:frame draw:style-name="Mfr2" draw:name="Врезка21" text:anchor-type="paragraph" svg:x="2cm" svg:y="27.67cm" svg:width="18.5cm" svg:height="1.529cm" draw:z-index="0"><draw:text-box><table:table table:name="Таблица21" table:style-name="Таблица21"><table:table-column table:style-name="Таблица21.A"/><table:table-column table:style-name="Таблица21.B"/><table:table-column table:style-name="Таблица21.C"/><table:table-row><table:table-cell><table:table table:is-sub-table="true"><table:table-column table:style-name="Таблица21.A1.1"/><table:table-column table:style-name="Таблица21.A1.2" table:number-columns-repeated="3"/><table:table-column table:style-name="Таблица21.A1.5"/><table:table-column table:style-name="Таблица21.A1.6"/><table:table-row table:style-name="Таблица21.A1.1"><table:table-cell table:style-name="Таблица21.A1.1.1" office:value-type="string"><text:p text:style-name="Штамп_5f_центр_5f_11_5f_гост"><draw:frame draw:style-name="Mfr1" draw:name="Врезка22" text:anchor-type="paragraph" svg:x="0.82cm" svg:y="20.669cm" svg:width="1.199cm" svg:height="8.53cm" draw:z-index="0"><draw:text-box><table:table table:name="Таблица22" table:style-name="Таблица22"><table:table-column table:style-name="Таблица22.A"/><table:table-column table:style-name="Таблица22.B"/><table:table-row table:style-name="Таблица22.1"><table:table-cell table:style-name="Таблица22.A1" office:value-type="string"><text:p text:style-name="Штамп_5f_центр_5f_12_5f_гост_5f_90град">Взам. инв. №</text:p></table:table-cell><table:table-cell table:style-name="Таблица22.B1" office:value-type="string"><text:p text:style-name="Штамп_5f_центр_5f_12_5f_гост_5f_90град"><text:user-field-get text:name="Взамен_инв_номера"/></text:p></table:table-cell></table:table-row><table:table-row table:style-name="Таблица22.2"><table:table-cell table:style-name="Таблица22.A2" office:value-type="string"><text:p text:style-name="Штамп_5f_центр_5f_12_5f_гост_5f_90град">Подп. и дата</text:p></table:table-cell><table:table-cell table:style-name="Таблица22.B2" office:value-type="string"><text:p text:style-name="Штамп_5f_центр_5f_12_5f_гост_5f_90град"><text:user-field-get text:name="Дата"/> </text:p></table:table-cell></table:table-row><table:table-row table:style-name="Таблица22.1"><table:table-cell table:style-name="Таблица22.A2" office:value-type="string"><text:p text:style-name="Штамп_5f_центр_5f_12_5f_гост_5f_90град">Инв. № подл</text:p></table:table-cell><table:table-cell table:style-name="Таблица22.B3" office:value-type="string"><text:p text:style-name="Штамп_5f_центр_5f_12_5f_гост_5f_90град"><text:user-field-get text:name="Инвентарный_номер"/></text:p></table:table-cell></table:table-row></table:table><text:p text:style-name="MP3"/></draw:text-box></draw:frame><draw:frame draw:style-name="Mfr3" draw:name="Врезка23" text:anchor-type="paragraph" svg:x="0.011cm" svg:y="14.199cm" svg:width="2cm" svg:height="6.5cm" draw:z-index="0"><draw:text-box><table:table table:name="Таблица23" table:style-name="Таблица23"><table:table-column table:style-name="Таблица23.A"/><table:table-column table:style-name="Таблица23.B"/><table:table-row table:style-name="Таблица23.1"><table:table-cell table:style-name="Таблица23.A1" office:value-type="string"><text:p text:style-name="Штамп_5f_центр_5f_12_5f_гост_5f_90град">Согласовано</text:p></table:table-cell><table:table-cell><table:table table:is-sub-table="true"><table:table-column table:style-name="Таблица23.B1.1" table:number-columns-repeated="3"/><table:table-row table:style-name="Таблица23.B1.1"><table:table-cell table:style-name="Таблица23.B1.2.1" office:value-type="string"><text:p text:style-name="Штамп_5f_центр_5f_12_5f_гост_5f_90град"/></table:table-cell><table:table-cell table:style-name="Таблица23.B1.2.1" office:value-type="string"><text:p text:style-name="Штамп_5f_центр_5f_12_5f_гост_5f_90град"/></table:table-cell><table:table-cell table:style-name="Таблица23.B1.3.1" office:value-type="string"><text:p text:style-name="Штамп_5f_центр_5f_12_5f_гост_5f_90град"/></table:table-cell></table:table-row><table:table-row table:style-name="Таблица23.B1.2"><table:table-cell table:style-name="Таблица23.B1.2.4" office:value-type="string"><text:p text:style-name="Штамп_5f_центр_5f_12_5f_гост_5f_90град"/></table:table-cell><table:table-cell table:style-name="Таблица23.B1.2.4" office:value-type="string"><text:p text:style-name="Штамп_5f_центр_5f_12_5f_гост_5f_90град"/></table:table-cell><table:table-cell table:style-name="Таблица23.B1.3.4" office:value-type="string"><text:p text:style-name="Штамп_5f_центр_5f_12_5f_гост_5f_90град"/></table:table-cell></table:table-row><table:table-row table:style-name="Таблица23.B1.3"><table:table-cell table:style-name="Таблица23.B1.2.4" office:value-type="string"><text:p text:style-name="Штамп_5f_центр_5f_12_5f_гост_5f_90град"/></table:table-cell><table:table-cell table:style-name="Таблица23.B1.2.4" office:value-type="string"><text:p text:style-name="Штамп_5f_центр_5f_12_5f_гост_5f_90град"/></table:table-cell><table:table-cell table:style-name="Таблица23.B1.3.4" office:value-type="string"><text:p text:style-name="Штамп_5f_центр_5f_12_5f_гост_5f_90град"/></table:table-cell></table:table-row><table:table-row table:style-name="Таблица23.B1.3"><table:table-cell table:style-name="Таблица23.B1.2.4" office:value-type="string"><text:p text:style-name="Штамп_5f_центр_5f_12_5f_гост_5f_90град"/></table:table-cell><table:table-cell table:style-name="Таблица23.B1.2.4" office:value-type="string"><text:p text:style-name="Штамп_5f_центр_5f_12_5f_гост_5f_90град"/></table:table-cell><table:table-cell table:style-name="Таблица23.B1.3.4" office:value-type="string"><text:p text:style-name="Штамп_5f_центр_5f_12_5f_гост_5f_90град"/></table:table-cell></table:table-row></table:table></table:table-cell></table:table-row></table:table><text:p text:style-name="Frame_20_contents"/></draw:text-box></draw:frame></text:p></table:table-cell><table:table-cell table:style-name="Таблица21.A1.1.1" office:value-type="string"><text:p text:style-name="Штамп_5f_центр_5f_11_5f_гост"/></table:table-cell><table:table-cell table:style-name="Таблица21.A1.1.1" office:value-type="string"><text:p text:style-name="Штамп_5f_центр_5f_11_5f_гост"/></table:table-cell><table:table-cell table:style-name="Таблица21.A1.1.1" office:value-type="string"><text:p text:style-name="Штамп_5f_центр_5f_11_5f_гост"/></table:table-cell><table:table-cell table:style-name="Таблица21.A1.1.1" office:value-type="string"><text:p text:style-name="Штамп_5f_центр_5f_11_5f_гост"/></table:table-cell><table:table-cell table:style-name="Таблица21.A1.1.1" office:value-type="string"><text:p text:style-name="Штамп_5f_центр_5f_11_5f_гост"/></table:table-cell></table:table-row><table:table-row table:style-name="Таблица21.A1.1"><table:table-cell table:style-name="Таблица21.A1.1.2" office:value-type="string"><text:p text:style-name="Штамп_5f_центр_5f_11_5f_гост"/></table:table-cell><table:table-cell table:style-name="Таблица21.A1.1.2" office:value-type="string"><text:p text:style-name="Штамп_5f_центр_5f_11_5f_гост"/></table:table-cell><table:table-cell table:style-name="Таблица21.A1.1.2" office:value-type="string"><text:p text:style-name="Штамп_5f_центр_5f_11_5f_гост"/></table:table-cell><table:table-cell table:style-name="Таблица21.A1.1.2" office:value-type="string"><text:p text:style-name="Штамп_5f_центр_5f_11_5f_гост"/></table:table-cell><table:table-cell table:style-name="Таблица21.A1.1.2" office:value-type="string"><text:p text:style-name="Штамп_5f_центр_5f_11_5f_гост"/></table:table-cell><table:table-cell table:style-name="Таблица21.A1.1.2" office:value-type="string"><text:p text:style-name="Штамп_5f_центр_5f_11_5f_гост"/></table:table-cell></table:table-row><table:table-row table:style-name="Таблица21.A1.1"><table:table-cell table:style-name="Таблица21.A1.1.2" office:value-type="string"><text:p text:style-name="Штамп_5f_центр_5f_11_5f_гост">Изм.</text:p></table:table-cell><table:table-cell table:style-name="Таблица21.A1.1.2" office:value-type="string"><text:p text:style-name="Штамп_5f_центр_5f_11_5f_гост">Кол.уч.</text:p></table:table-cell><table:table-cell table:style-name="Таблица21.A1.1.2" office:value-type="string"><text:p text:style-name="Штамп_5f_центр_5f_11_5f_гост">Лист</text:p></table:table-cell><table:table-cell table:style-name="Таблица21.A1.1.2" office:value-type="string"><text:p text:style-name="Штамп_5f_центр_5f_11_5f_гост">№ док.</text:p></table:table-cell><table:table-cell table:style-name="Таблица21.A1.1.2" office:value-type="string"><text:p text:style-name="Штамп_5f_центр_5f_11_5f_гост">Подп</text:p></table:table-cell><table:table-cell table:style-name="Таблица21.A1.1.2" office:value-type="string"><text:p text:style-name="Штамп_5f_центр_5f_11_5f_гост">Дата</text:p></table:table-cell></table:table-row></table:table></table:table-cell><table:table-cell table:style-name="Таблица21.A1.1.1" office:value-type="string"><text:p text:style-name="Штамп_5f_центр_5f_20_5f_гост"><text:user-field-get text:name="Код_проекта">КИА БУК</text:user-field-get></text:p></table:table-cell><table:table-cell><table:table table:is-sub-table="true"><table:table-column table:style-name="Таблица21.C"/><table:table-row table:style-name="Таблица21.A1.1"><table:table-cell table:style-name="Таблица21.C1.1.1" office:value-type="string"><text:p text:style-name="Штамп_5f_центр_5f_12_5f_гост">Лист</text:p></table:table-cell></table:table-row><table:table-row table:style-name="Таблица21.C1.2"><table:table-cell table:style-name="Таблица21.C1.1.2" office:value-type="string"><text:p text:style-name="Штамп_5f_центр_5f_12_5f_гост"><text:user-field-get text:name="Номер_листа"/><text:page-number text:select-page="current">0</text:page-number></text:p></table:table-cell></table:table-row></table:table></table:table-cell></table:table-row></table:table><text:p text:style-name="Frame_20_contents"/></draw:text-box></draw:frame></text:p>
      </style:footer>
    </style:master-page>
    <style:master-page style:name="A4_5f_форма5_5f_доп1_5f_согл" style:display-name="A4_форма5_доп1_согл" style:page-layout-name="Mpm6" style:next-style-name="A4_5f_форма6_5f_доп1_5f_согл">
      <style:footer>
        <text:p text:style-name="Footer"><draw:frame draw:style-name="Mfr2" draw:name="Врезка3" text:anchor-type="paragraph" svg:x="2cm" svg:y="25.171cm" svg:width="18.5cm" svg:height="4.03cm" draw:z-index="0"><draw:text-box><table:table table:name="Таблица4" table:style-name="Таблица4"><table:table-column table:style-name="Таблица4.A"/><table:table-column table:style-name="Таблица4.B"/><table:table-column table:style-name="Таблица4.C"/><table:table-row><table:table-cell><table:table table:is-sub-table="true"><table:table-column table:style-name="Таблица4.A1.1"/><table:table-column table:style-name="Таблица4.A1.2" table:number-columns-repeated="3"/><table:table-column table:style-name="Таблица4.A1.5"/><table:table-column table:style-name="Таблица4.A1.6"/><table:table-row table:style-name="Таблица4.A1.1"><table:table-cell table:style-name="Таблица4.A1.1.1" office:value-type="string"><text:p text:style-name="Штамп_5f_центр_5f_11_5f_гост"><draw:frame draw:style-name="Mfr1" draw:name="Врезка4" text:anchor-type="paragraph" svg:x="0.82cm" svg:y="20.669cm" svg:width="1.199cm" svg:height="8.53cm" draw:z-index="0"><draw:text-box><table:table table:name="Таблица5" table:style-name="Таблица5"><table:table-column table:style-name="Таблица5.A"/><table:table-column table:style-name="Таблица5.B"/><table:table-row table:style-name="Таблица5.1"><table:table-cell table:style-name="Таблица5.A1" office:value-type="string"><text:p text:style-name="Штамп_5f_центр_5f_12_5f_гост_5f_90град">Взам. инв. №</text:p></table:table-cell><table:table-cell table:style-name="Таблица5.B1" office:value-type="string"><text:p text:style-name="Штамп_5f_центр_5f_12_5f_гост_5f_90град"><text:user-field-get text:name="Взамен_инв_номера"/></text:p></table:table-cell></table:table-row><table:table-row table:style-name="Таблица5.2"><table:table-cell table:style-name="Таблица5.A2" office:value-type="string"><text:p text:style-name="Штамп_5f_центр_5f_12_5f_гост_5f_90град">Подп. и дата</text:p></table:table-cell><table:table-cell table:style-name="Таблица5.B2" office:value-type="string"><text:p text:style-name="Штамп_5f_право_5f_12_5f_гост_5f_90град"><text:user-field-get text:name="Дата"/> </text:p></table:table-cell></table:table-row><table:table-row table:style-name="Таблица5.1"><table:table-cell table:style-name="Таблица5.A2" office:value-type="string"><text:p text:style-name="Штамп_5f_центр_5f_12_5f_гост_5f_90град">Инв. № подл</text:p></table:table-cell><table:table-cell table:style-name="Таблица5.B3" office:value-type="string"><text:p text:style-name="Штамп_5f_центр_5f_12_5f_гост_5f_90град"><text:user-field-get text:name="Инвентарный_номер"/></text:p></table:table-cell></table:table-row></table:table><text:p text:style-name="MP3"/></draw:text-box></draw:frame><text:user-field-get text:name="Приложений"/></text:p></table:table-cell><table:table-cell table:style-name="Таблица4.A1.1.1" office:value-type="string"><text:p text:style-name="Штамп_5f_центр_5f_11_5f_гост"><text:page-count>6</text:page-count></text:p></table:table-cell><table:table-cell table:style-name="Таблица4.A1.1.1" office:value-type="string"><text:p text:style-name="Штамп_5f_центр_5f_11_5f_гост"/></table:table-cell><table:table-cell table:style-name="Таблица4.A1.1.1" office:value-type="string"><text:p text:style-name="Штамп_5f_центр_5f_11_5f_гост"/></table:table-cell><table:table-cell table:style-name="Таблица4.A1.1.1" office:value-type="string"><text:p text:style-name="Штамп_5f_центр_5f_11_5f_гост"/></table:table-cell><table:table-cell table:style-name="Таблица4.A1.1.1" office:value-type="string"><text:p text:style-name="Штамп_5f_центр_5f_11_5f_гост"/></table:table-cell></table:table-row><table:table-row table:style-name="Таблица4.A1.1"><table:table-cell table:style-name="Таблица4.A1.1.2" office:value-type="string"><text:p text:style-name="Штамп_5f_центр_5f_11_5f_гост"/></table:table-cell><table:table-cell table:style-name="Таблица4.A1.1.2" office:value-type="string"><text:p text:style-name="Штамп_5f_центр_5f_11_5f_гост"/></table:table-cell><table:table-cell table:style-name="Таблица4.A1.1.2" office:value-type="string"><text:p text:style-name="Штамп_5f_центр_5f_11_5f_гост"/></table:table-cell><table:table-cell table:style-name="Таблица4.A1.1.2" office:value-type="string"><text:p text:style-name="Штамп_5f_центр_5f_11_5f_гост"/></table:table-cell><table:table-cell table:style-name="Таблица4.A1.1.2" office:value-type="string"><text:p text:style-name="Штамп_5f_центр_5f_11_5f_гост"/></table:table-cell><table:table-cell table:style-name="Таблица4.A1.1.2" office:value-type="string"><text:p text:style-name="Штамп_5f_центр_5f_11_5f_гост"/></table:table-cell></table:table-row><table:table-row table:style-name="Таблица4.A1.1"><table:table-cell table:style-name="Таблица4.A1.1.2" office:value-type="string"><text:p text:style-name="Штамп_5f_центр_5f_11_5f_гост">Изм.</text:p></table:table-cell><table:table-cell table:style-name="Таблица4.A1.1.2" office:value-type="string"><text:p text:style-name="Штамп_5f_центр_5f_11_5f_гост">Кол.уч.</text:p></table:table-cell><table:table-cell table:style-name="Таблица4.A1.1.2" office:value-type="string"><text:p text:style-name="Штамп_5f_центр_5f_11_5f_гост">Лист</text:p></table:table-cell><table:table-cell table:style-name="Таблица4.A1.1.2" office:value-type="string"><text:p text:style-name="Штамп_5f_центр_5f_11_5f_гост">№ док.</text:p></table:table-cell><table:table-cell table:style-name="Таблица4.A1.1.2" office:value-type="string"><text:p text:style-name="Штамп_5f_центр_5f_11_5f_гост">Подп</text:p></table:table-cell><table:table-cell table:style-name="Таблица4.A1.1.2" office:value-type="string"><text:p text:style-name="Штамп_5f_центр_5f_11_5f_гост">Дата</text:p></table:table-cell></table:table-row></table:table></table:table-cell><table:table-cell table:style-name="Таблица4.B1" table:number-columns-spanned="2" office:value-type="string"><text:p text:style-name="Штамп_5f_центр_5f_16_5f_гост"><text:user-field-get text:name="Код_проекта">КИА БУК</text:user-field-get></text:p></table:table-cell><table:covered-table-cell/></table:table-row><table:table-row><table:table-cell><table:table table:is-sub-table="true"><table:table-column table:style-name="Таблица4.A2.1"/><table:table-column table:style-name="Таблица4.A2.2"/><table:table-column table:style-name="Таблица4.A1.5"/><table:table-column table:style-name="Таблица4.A2.4"/><table:table-row table:style-name="Таблица4.A1.1"><table:table-cell table:style-name="Таблица4.A1.1.2" office:value-type="string"><text:p text:style-name="Штамп_5f_лево_5f_12_5f_гост"><text:s/><text:user-field-get text:name="Должность1"/></text:p></table:table-cell><table:table-cell table:style-name="Таблица4.A1.1.2" office:value-type="string"><text:p text:style-name="Штамп_5f_лево_5f_12_5f_гост"><text:s/><text:user-field-get text:name="Фамилия1"/></text:p></table:table-cell><table:table-cell table:style-name="Таблица4.A1.1.2" office:value-type="string"><text:p text:style-name="Штамп_5f_лево_5f_12_5f_гост"/></table:table-cell><table:table-cell table:style-name="Таблица4.A1.1.2" office:value-type="string"><text:p text:style-name="Штамп_5f_центр_5f_16_5f_гост"/></table:table-cell></table:table-row><table:table-row table:style-name="Таблица4.A1.1"><table:table-cell table:style-name="Таблица4.A1.1.2" office:value-type="string"><text:p text:style-name="Штамп_5f_лево_5f_12_5f_гост"><text:s/><text:user-field-get text:name="Должность2"/></text:p></table:table-cell><table:table-cell table:style-name="Таблица4.A1.1.2" office:value-type="string"><text:p text:style-name="Штамп_5f_лево_5f_12_5f_гост"><text:s/><text:user-field-get text:name="Фамилия2"/></text:p></table:table-cell><table:table-cell table:style-name="Таблица4.A1.1.2" office:value-type="string"><text:p text:style-name="Штамп_5f_лево_5f_12_5f_гост"/></table:table-cell><table:table-cell table:style-name="Таблица4.A1.1.2" office:value-type="string"><text:p text:style-name="Штамп_5f_лево_5f_12_5f_гост"/></table:table-cell></table:table-row><table:table-row table:style-name="Таблица4.A1.1"><table:table-cell table:style-name="Таблица4.A2.1.3" office:value-type="string"><text:p text:style-name="Штамп_5f_лево_5f_12_5f_гост"><text:s/><text:user-field-get text:name="Должность3"/></text:p></table:table-cell><table:table-cell table:style-name="Таблица4.A1.1.2" office:value-type="string"><text:p text:style-name="Штамп_5f_лево_5f_12_5f_гост"><text:s/><text:user-field-get text:name="Фамилия3"/></text:p></table:table-cell><table:table-cell table:style-name="Таблица4.A1.1.2" office:value-type="string"><text:p text:style-name="Штамп_5f_лево_5f_12_5f_гост"/></table:table-cell><table:table-cell table:style-name="Таблица4.A1.1.2" office:value-type="string"><text:p text:style-name="Штамп_5f_лево_5f_12_5f_гост"/></table:table-cell></table:table-row><table:table-row table:style-name="Таблица4.A1.1"><table:table-cell table:style-name="Таблица4.A1.1.2" office:value-type="string"><text:p text:style-name="Штамп_5f_лево_5f_12_5f_гост"><text:s/><text:user-field-get text:name="Должность4"/></text:p></table:table-cell><table:table-cell table:style-name="Таблица4.A1.1.2" office:value-type="string"><text:p text:style-name="Штамп_5f_лево_5f_12_5f_гост"><text:s/><text:user-field-get text:name="Фамилия4"/></text:p></table:table-cell><table:table-cell table:style-name="Таблица4.A1.1.2" office:value-type="string"><text:p text:style-name="Штамп_5f_лево_5f_12_5f_гост"/></table:table-cell><table:table-cell table:style-name="Таблица4.A1.1.2" office:value-type="string"><text:p text:style-name="Штамп_5f_лево_5f_12_5f_гост"/></table:table-cell></table:table-row><table:table-row table:style-name="Таблица4.A1.1"><table:table-cell table:style-name="Таблица4.A1.1.2" office:value-type="string"><text:p text:style-name="Штамп_5f_лево_5f_12_5f_гост"><draw:frame draw:style-name="Mfr3" draw:name="Врезка5" text:anchor-type="paragraph" svg:x="0.011cm" svg:y="14.199cm" svg:width="2cm" svg:height="6.5cm" draw:z-index="0"><draw:text-box><table:table table:name="Таблица6" table:style-name="Таблица6"><table:table-column table:style-name="Таблица6.A"/><table:table-column table:style-name="Таблица6.B"/><table:table-row table:style-name="Таблица6.1"><table:table-cell table:style-name="Таблица6.A1" office:value-type="string"><text:p text:style-name="Штамп_5f_центр_5f_12_5f_гост_5f_90град">Согласовано</text:p></table:table-cell><table:table-cell><table:table table:is-sub-table="true"><table:table-column table:style-name="Таблица6.B1.1" table:number-columns-repeated="3"/><table:table-row table:style-name="Таблица6.B1.1"><table:table-cell table:style-name="Таблица6.B1.2.1" office:value-type="string"><text:p text:style-name="Штамп_5f_центр_5f_12_5f_гост_5f_90град"/></table:table-cell><table:table-cell table:style-name="Таблица6.B1.2.1" office:value-type="string"><text:p text:style-name="Штамп_5f_центр_5f_12_5f_гост_5f_90град"/></table:table-cell><table:table-cell table:style-name="Таблица6.B1.3.1" office:value-type="string"><text:p text:style-name="Штамп_5f_центр_5f_12_5f_гост_5f_90град"/></table:table-cell></table:table-row><table:table-row table:style-name="Таблица6.B1.2"><table:table-cell table:style-name="Таблица6.B1.2.4" office:value-type="string"><text:p text:style-name="Штамп_5f_центр_5f_12_5f_гост_5f_90град"/></table:table-cell><table:table-cell table:style-name="Таблица6.B1.2.4" office:value-type="string"><text:p text:style-name="Штамп_5f_центр_5f_12_5f_гост_5f_90град"/></table:table-cell><table:table-cell table:style-name="Таблица6.B1.3.4" office:value-type="string"><text:p text:style-name="Штамп_5f_центр_5f_12_5f_гост_5f_90град"/></table:table-cell></table:table-row><table:table-row table:style-name="Таблица6.B1.3"><table:table-cell table:style-name="Таблица6.B1.2.4" office:value-type="string"><text:p text:style-name="Штамп_5f_центр_5f_12_5f_гост_5f_90град"/></table:table-cell><table:table-cell table:style-name="Таблица6.B1.2.4" office:value-type="string"><text:p text:style-name="Штамп_5f_центр_5f_12_5f_гост_5f_90град"/></table:table-cell><table:table-cell table:style-name="Таблица6.B1.3.4" office:value-type="string"><text:p text:style-name="Штамп_5f_центр_5f_12_5f_гост_5f_90град"/></table:table-cell></table:table-row><table:table-row table:style-name="Таблица6.B1.3"><table:table-cell table:style-name="Таблица6.B1.2.4" office:value-type="string"><text:p text:style-name="Штамп_5f_центр_5f_12_5f_гост_5f_90град"/></table:table-cell><table:table-cell table:style-name="Таблица6.B1.2.4" office:value-type="string"><text:p text:style-name="Штамп_5f_центр_5f_12_5f_гост_5f_90град"/></table:table-cell><table:table-cell table:style-name="Таблица6.B1.3.4" office:value-type="string"><text:p text:style-name="Штамп_5f_центр_5f_12_5f_гост_5f_90град"/></table:table-cell></table:table-row></table:table></table:table-cell></table:table-row></table:table><text:p text:style-name="Frame_20_contents"/></draw:text-box></draw:frame> <text:user-field-get text:name="Должность5"/></text:p></table:table-cell><table:table-cell table:style-name="Таблица4.A1.1.2" office:value-type="string"><text:p text:style-name="Штамп_5f_лево_5f_12_5f_гост"><text:s/><text:user-field-get text:name="Фамилия5"/></text:p></table:table-cell><table:table-cell table:style-name="Таблица4.A1.1.2" office:value-type="string"><text:p text:style-name="Штамп_5f_лево_5f_12_5f_гост"/></table:table-cell><table:table-cell table:style-name="Таблица4.A1.1.2" office:value-type="string"><text:p text:style-name="Штамп_5f_лево_5f_12_5f_гост"/></table:table-cell></table:table-row></table:table></table:table-cell><table:table-cell table:style-name="Таблица4.A1.1.1" office:value-type="string"><text:p text:style-name="Штамп_5f_центр_5f_16_5f_гост"><text:user-field-get text:name="Рамка_доп1"/></text:p></table:table-cell><table:table-cell><table:table table:is-sub-table="true"><table:table-column table:style-name="Таблица4.A1.5"/><table:table-column table:style-name="Таблица4.C2.2"/><table:table-column table:style-name="Таблица4.C2.3"/><table:table-row table:style-name="Таблица4.A1.1"><table:table-cell table:style-name="Таблица4.A1.1.1" office:value-type="string"><text:p text:style-name="Штамп_5f_центр_5f_11_5f_гост">Стадия</text:p></table:table-cell><table:table-cell table:style-name="Таблица4.A1.1.1" office:value-type="string"><text:p text:style-name="Штамп_5f_центр_5f_11_5f_гост">Лист</text:p></table:table-cell><table:table-cell table:style-name="Таблица4.B1" office:value-type="string"><text:p text:style-name="Штамп_5f_центр_5f_11_5f_гост">Листов</text:p></table:table-cell></table:table-row><table:table-row table:style-name="Таблица4.A1.1"><table:table-cell table:style-name="Таблица4.A1.1.2" office:value-type="string"><text:p text:style-name="Штамп_5f_центр_5f_12_5f_гост"><text:user-field-get text:name="Стадия">Р</text:user-field-get></text:p></table:table-cell><table:table-cell table:style-name="Таблица4.A1.1.2" office:value-type="string"><text:p text:style-name="Штамп_5f_центр_5f_12_5f_гост"><text:user-field-get text:name="Номер_листа"/><text:page-number text:select-page="current">0</text:page-number></text:p></table:table-cell><table:table-cell table:style-name="Таблица4.C2.3.2" table:formula="ooow:&lt;A1.1.1&gt;+&lt;A1.2.1&gt;" office:value-type="float" office:value="6"><text:p text:style-name="Штамп_5f_центр_5f_12_5f_гост">6</text:p></table:table-cell></table:table-row><table:table-row table:style-name="Таблица4.C2.3"><table:table-cell table:style-name="Таблица4.C2.1.3" table:number-columns-spanned="3" office:value-type="string"><text:p text:style-name="Штамп_5f_центр_5f_12_5f_гост"><text:user-field-get text:name="Организация1строка">ИКИ РАН</text:user-field-get></text:p><text:p text:style-name="Штамп_5f_центр_5f_12_5f_гост"><text:user-field-get text:name="Организация2строка">г. Москва</text:user-field-get></text:p><text:p text:style-name="Штамп_5f_центр_5f_12_5f_гост"><text:user-field-get text:name="Организация3строка">2014 г. </text:user-field-get></text:p></table:table-cell><table:covered-table-cell/><table:covered-table-cell/></table:table-row></table:table></table:table-cell></table:table-row></table:table><text:p text:style-name="Frame_20_contents"/></draw:text-box></draw:frame></text:p>
      </style:footer>
    </style:master-page>
    <style:master-page style:name="A4_5f_титул_5f_рамка" style:display-name="A4_титул_рамка" style:page-layout-name="Mpm7" style:next-style-name="A4_5f_форма5_5f_доп1">
      <style:header>
        <text:p text:style-name="MP5"/>
        <text:p text:style-name="MP6"><draw:frame draw:style-name="Mfr4" draw:name="Графический объект1" text:anchor-type="paragraph" svg:x="0.517cm" svg:y="0.012cm" svg:width="2.595cm" svg:height="1.884cm" draw:z-index="0"><draw:image xlink:href="Pictures/1000020100000265000001BD430A8AC6.png" xlink:type="simple" xlink:show="embed" xlink:actuate="onLoad"/></draw:frame>Общество с ограниченной ответственностью</text:p>
        <text:p text:style-name="MP6">«Вологдасельэнергопроект»</text:p>
      </style:header>
      <style:footer>
        <text:user-field-decls>
          <text:user-field-decl office:value-type="string" office:string-value="2014" text:name="Подпись"/>
        </text:user-field-decls>
        <text:p text:style-name="MP2"><text:user-field-get text:name="Подпись">2014</text:user-field-get></text:p>
      </style:footer>
    </style:master-page>
    <style:master-page style:name="A4_5f_форма5_5f_доп1_5f_согл_5f_ПЗ" style:display-name="A4_форма5_доп1_согл_ПЗ" style:page-layout-name="Mpm8" style:next-style-name="A4_5f_форма6_5f_доп1_5f_согл">
      <style:footer>
        <text:p text:style-name="Footer"><draw:frame draw:style-name="Mfr2" draw:name="Врезка1" text:anchor-type="paragraph" svg:x="2cm" svg:y="25.171cm" svg:width="18.5cm" svg:height="4.03cm" draw:z-index="0"><draw:text-box><table:table table:name="Таблица2" table:style-name="Таблица2"><table:table-column table:style-name="Таблица2.A"/><table:table-column table:style-name="Таблица2.B"/><table:table-column table:style-name="Таблица2.C"/><table:table-row><table:table-cell><table:table table:is-sub-table="true"><table:table-column table:style-name="Таблица2.A1.1"/><table:table-column table:style-name="Таблица2.A1.2" table:number-columns-repeated="3"/><table:table-column table:style-name="Таблица2.A1.5"/><table:table-column table:style-name="Таблица2.A1.6"/><table:table-row table:style-name="Таблица2.A1.1"><table:table-cell table:style-name="Таблица2.A1.1.1" office:value-type="string"><text:p text:style-name="MP4"><draw:frame draw:style-name="Mfr1" draw:name="Врезка2" text:anchor-type="paragraph" svg:x="0.82cm" svg:y="20.669cm" svg:width="1.199cm" svg:height="8.53cm" draw:z-index="0"><draw:text-box><table:table table:name="Таблица3" table:style-name="Таблица3"><table:table-column table:style-name="Таблица3.A"/><table:table-column table:style-name="Таблица3.B"/><table:table-row table:style-name="Таблица3.1"><table:table-cell table:style-name="Таблица3.A1" office:value-type="string"><text:p text:style-name="Штамп_5f_центр_5f_12_5f_гост_5f_90град">Взам. инв. №</text:p></table:table-cell><table:table-cell table:style-name="Таблица3.B1" office:value-type="string"><text:p text:style-name="Штамп_5f_центр_5f_12_5f_гост_5f_90град"><text:user-field-get text:name="Взамен_инв_номера"/></text:p></table:table-cell></table:table-row><table:table-row table:style-name="Таблица3.2"><table:table-cell table:style-name="Таблица3.A2" office:value-type="string"><text:p text:style-name="Штамп_5f_центр_5f_12_5f_гост_5f_90град">Подп. и дата</text:p></table:table-cell><table:table-cell table:style-name="Таблица3.B2" office:value-type="string"><text:p text:style-name="Штамп_5f_право_5f_12_5f_гост_5f_90град"><text:user-field-get text:name="Дата"/> </text:p></table:table-cell></table:table-row><table:table-row table:style-name="Таблица3.1"><table:table-cell table:style-name="Таблица3.A2" office:value-type="string"><text:p text:style-name="Штамп_5f_центр_5f_12_5f_гост_5f_90град">Инв. № подл</text:p></table:table-cell><table:table-cell table:style-name="Таблица3.B3" office:value-type="string"><text:p text:style-name="Штамп_5f_центр_5f_12_5f_гост_5f_90град"><text:user-field-get text:name="Инвентарный_номер"/></text:p></table:table-cell></table:table-row></table:table><text:p text:style-name="MP3"/></draw:text-box></draw:frame><text:user-field-get text:name="Приложений"/></text:p></table:table-cell><table:table-cell table:style-name="Таблица2.A1.1.1" office:value-type="string"><text:p text:style-name="MP4"><text:page-count>6</text:page-count></text:p></table:table-cell><table:table-cell table:style-name="Таблица2.A1.1.1" office:value-type="string"><text:p text:style-name="Штамп_5f_центр_5f_11_5f_гост"/></table:table-cell><table:table-cell table:style-name="Таблица2.A1.1.1" office:value-type="string"><text:p text:style-name="Штамп_5f_центр_5f_11_5f_гост"/></table:table-cell><table:table-cell table:style-name="Таблица2.A1.1.1" office:value-type="string"><text:p text:style-name="Штамп_5f_центр_5f_11_5f_гост"/></table:table-cell><table:table-cell table:style-name="Таблица2.A1.1.1" office:value-type="string"><text:p text:style-name="Штамп_5f_центр_5f_11_5f_гост"/></table:table-cell></table:table-row><table:table-row table:style-name="Таблица2.A1.1"><table:table-cell table:style-name="Таблица2.A1.1.2" office:value-type="string"><text:p text:style-name="Штамп_5f_центр_5f_11_5f_гост"/></table:table-cell><table:table-cell table:style-name="Таблица2.A1.1.2" office:value-type="string"><text:p text:style-name="Штамп_5f_центр_5f_11_5f_гост"/></table:table-cell><table:table-cell table:style-name="Таблица2.A1.1.2" office:value-type="string"><text:p text:style-name="Штамп_5f_центр_5f_11_5f_гост"/></table:table-cell><table:table-cell table:style-name="Таблица2.A1.1.2" office:value-type="string"><text:p text:style-name="Штамп_5f_центр_5f_11_5f_гост"/></table:table-cell><table:table-cell table:style-name="Таблица2.A1.1.2" office:value-type="string"><text:p text:style-name="Штамп_5f_центр_5f_11_5f_гост"/></table:table-cell><table:table-cell table:style-name="Таблица2.A1.1.2" office:value-type="string"><text:p text:style-name="Штамп_5f_центр_5f_11_5f_гост"/></table:table-cell></table:table-row><table:table-row table:style-name="Таблица2.A1.1"><table:table-cell table:style-name="Таблица2.A1.1.2" office:value-type="string"><text:p text:style-name="Штамп_5f_центр_5f_11_5f_гост">Изм.</text:p></table:table-cell><table:table-cell table:style-name="Таблица2.A1.1.2" office:value-type="string"><text:p text:style-name="Штамп_5f_центр_5f_11_5f_гост">Кол.уч.</text:p></table:table-cell><table:table-cell table:style-name="Таблица2.A1.1.2" office:value-type="string"><text:p text:style-name="Штамп_5f_центр_5f_11_5f_гост">Лист</text:p></table:table-cell><table:table-cell table:style-name="Таблица2.A1.1.2" office:value-type="string"><text:p text:style-name="Штамп_5f_центр_5f_11_5f_гост">№ док.</text:p></table:table-cell><table:table-cell table:style-name="Таблица2.A1.1.2" office:value-type="string"><text:p text:style-name="Штамп_5f_центр_5f_11_5f_гост">Подп</text:p></table:table-cell><table:table-cell table:style-name="Таблица2.A1.1.2" office:value-type="string"><text:p text:style-name="Штамп_5f_центр_5f_11_5f_гост">Дата</text:p></table:table-cell></table:table-row></table:table></table:table-cell><table:table-cell table:style-name="Таблица2.B1" table:number-columns-spanned="2" office:value-type="string"><text:p text:style-name="Штамп_5f_центр_5f_20_5f_гост"><text:user-field-get text:name="Код_проекта">КИА БУК</text:user-field-get></text:p></table:table-cell><table:covered-table-cell/></table:table-row><table:table-row><table:table-cell><table:table table:is-sub-table="true"><table:table-column table:style-name="Таблица2.A2.1"/><table:table-column table:style-name="Таблица2.A2.2"/><table:table-column table:style-name="Таблица2.A1.5"/><table:table-column table:style-name="Таблица2.A2.4"/><table:table-row table:style-name="Таблица2.A1.1"><table:table-cell table:style-name="Таблица2.A1.1.2" office:value-type="string"><text:p text:style-name="Штамп_5f_лево_5f_12_5f_гост"><text:s/><text:user-field-get text:name="Должность1"/></text:p></table:table-cell><table:table-cell table:style-name="Таблица2.A1.1.2" office:value-type="string"><text:p text:style-name="Штамп_5f_лево_5f_12_5f_гост"><text:s/><text:user-field-get text:name="Фамилия1"/></text:p></table:table-cell><table:table-cell table:style-name="Таблица2.A1.1.2" office:value-type="string"><text:p text:style-name="Штамп_5f_лево_5f_12_5f_гост"/></table:table-cell><table:table-cell table:style-name="Таблица2.A1.1.2" office:value-type="string"><text:p text:style-name="Штамп_5f_лево_5f_12_5f_гост"/></table:table-cell></table:table-row><table:table-row table:style-name="Таблица2.A1.1"><table:table-cell table:style-name="Таблица2.A1.1.2" office:value-type="string"><text:p text:style-name="Штамп_5f_лево_5f_12_5f_гост"><text:s/><text:user-field-get text:name="Должность2"/></text:p></table:table-cell><table:table-cell table:style-name="Таблица2.A1.1.2" office:value-type="string"><text:p text:style-name="Штамп_5f_лево_5f_12_5f_гост"><text:s/><text:user-field-get text:name="Фамилия2"/></text:p></table:table-cell><table:table-cell table:style-name="Таблица2.A1.1.2" office:value-type="string"><text:p text:style-name="Штамп_5f_лево_5f_12_5f_гост"/></table:table-cell><table:table-cell table:style-name="Таблица2.A1.1.2" office:value-type="string"><text:p text:style-name="Штамп_5f_лево_5f_12_5f_гост"/></table:table-cell></table:table-row><table:table-row table:style-name="Таблица2.A1.1"><table:table-cell table:style-name="Таблица2.A2.1.3" office:value-type="string"><text:p text:style-name="Штамп_5f_лево_5f_12_5f_гост"><text:s/><text:user-field-get text:name="Должность3"/></text:p></table:table-cell><table:table-cell table:style-name="Таблица2.A1.1.2" office:value-type="string"><text:p text:style-name="Штамп_5f_лево_5f_12_5f_гост"><text:s/><text:user-field-get text:name="Фамилия3"/></text:p></table:table-cell><table:table-cell table:style-name="Таблица2.A1.1.2" office:value-type="string"><text:p text:style-name="Штамп_5f_лево_5f_12_5f_гост"/></table:table-cell><table:table-cell table:style-name="Таблица2.A1.1.2" office:value-type="string"><text:p text:style-name="Штамп_5f_лево_5f_12_5f_гост"/></table:table-cell></table:table-row><table:table-row table:style-name="Таблица2.A1.1"><table:table-cell table:style-name="Таблица2.A1.1.2" office:value-type="string"><text:p text:style-name="Штамп_5f_лево_5f_12_5f_гост"><text:s/><text:user-field-get text:name="Должность4"/></text:p></table:table-cell><table:table-cell table:style-name="Таблица2.A1.1.2" office:value-type="string"><text:p text:style-name="Штамп_5f_лево_5f_12_5f_гост"><text:s/><text:user-field-get text:name="Фамилия4"/></text:p></table:table-cell><table:table-cell table:style-name="Таблица2.A1.1.2" office:value-type="string"><text:p text:style-name="Штамп_5f_лево_5f_12_5f_гост"/></table:table-cell><table:table-cell table:style-name="Таблица2.A1.1.2" office:value-type="string"><text:p text:style-name="Штамп_5f_лево_5f_12_5f_гост"/></table:table-cell></table:table-row><table:table-row table:style-name="Таблица2.A1.1"><table:table-cell table:style-name="Таблица2.A1.1.2" office:value-type="string"><text:p text:style-name="Штамп_5f_лево_5f_12_5f_гост"><draw:frame draw:style-name="Mfr3" draw:name="Врезка9" text:anchor-type="paragraph" svg:x="0.011cm" svg:y="14.199cm" svg:width="2cm" svg:height="6.5cm" draw:z-index="0"><draw:text-box><table:table table:name="Таблица9" table:style-name="Таблица9"><table:table-column table:style-name="Таблица9.A"/><table:table-column table:style-name="Таблица9.B"/><table:table-row table:style-name="Таблица9.1"><table:table-cell table:style-name="Таблица9.A1" office:value-type="string"><text:p text:style-name="Штамп_5f_центр_5f_12_5f_гост_5f_90град">Согласовано</text:p></table:table-cell><table:table-cell><table:table table:is-sub-table="true"><table:table-column table:style-name="Таблица9.B1.1" table:number-columns-repeated="3"/><table:table-row table:style-name="Таблица9.B1.1"><table:table-cell table:style-name="Таблица9.B1.2.1" office:value-type="string"><text:p text:style-name="Штамп_5f_центр_5f_12_5f_гост_5f_90град"/></table:table-cell><table:table-cell table:style-name="Таблица9.B1.2.1" office:value-type="string"><text:p text:style-name="Штамп_5f_центр_5f_12_5f_гост_5f_90град"/></table:table-cell><table:table-cell table:style-name="Таблица9.B1.3.1" office:value-type="string"><text:p text:style-name="Штамп_5f_центр_5f_12_5f_гост_5f_90град"/></table:table-cell></table:table-row><table:table-row table:style-name="Таблица9.B1.2"><table:table-cell table:style-name="Таблица9.B1.2.4" office:value-type="string"><text:p text:style-name="Штамп_5f_центр_5f_12_5f_гост_5f_90град"/></table:table-cell><table:table-cell table:style-name="Таблица9.B1.2.4" office:value-type="string"><text:p text:style-name="Штамп_5f_центр_5f_12_5f_гост_5f_90град"/></table:table-cell><table:table-cell table:style-name="Таблица9.B1.3.4" office:value-type="string"><text:p text:style-name="Штамп_5f_центр_5f_12_5f_гост_5f_90град"/></table:table-cell></table:table-row><table:table-row table:style-name="Таблица9.B1.3"><table:table-cell table:style-name="Таблица9.B1.2.4" office:value-type="string"><text:p text:style-name="Штамп_5f_центр_5f_12_5f_гост_5f_90град"/></table:table-cell><table:table-cell table:style-name="Таблица9.B1.2.4" office:value-type="string"><text:p text:style-name="Штамп_5f_центр_5f_12_5f_гост_5f_90град"/></table:table-cell><table:table-cell table:style-name="Таблица9.B1.3.4" office:value-type="string"><text:p text:style-name="Штамп_5f_центр_5f_12_5f_гост_5f_90град"/></table:table-cell></table:table-row><table:table-row table:style-name="Таблица9.B1.3"><table:table-cell table:style-name="Таблица9.B1.2.4" office:value-type="string"><text:p text:style-name="Штамп_5f_центр_5f_12_5f_гост_5f_90град"/></table:table-cell><table:table-cell table:style-name="Таблица9.B1.2.4" office:value-type="string"><text:p text:style-name="Штамп_5f_центр_5f_12_5f_гост_5f_90град"/></table:table-cell><table:table-cell table:style-name="Таблица9.B1.3.4" office:value-type="string"><text:p text:style-name="Штамп_5f_центр_5f_12_5f_гост_5f_90град"/></table:table-cell></table:table-row></table:table></table:table-cell></table:table-row></table:table><text:p text:style-name="Frame_20_contents"/></draw:text-box></draw:frame> <text:user-field-get text:name="Должность5"/></text:p></table:table-cell><table:table-cell table:style-name="Таблица2.A1.1.2" office:value-type="string"><text:p text:style-name="Штамп_5f_лево_5f_12_5f_гост"><text:s/><text:user-field-get text:name="Фамилия5"/></text:p></table:table-cell><table:table-cell table:style-name="Таблица2.A1.1.2" office:value-type="string"><text:p text:style-name="Штамп_5f_лево_5f_12_5f_гост"/></table:table-cell><table:table-cell table:style-name="Таблица2.A1.1.2" office:value-type="string"><text:p text:style-name="Штамп_5f_лево_5f_12_5f_гост"/></table:table-cell></table:table-row></table:table></table:table-cell><table:table-cell table:style-name="Таблица2.A1.1.1" office:value-type="string"><text:p text:style-name="Штамп_5f_центр_5f_16_5f_гост"><text:user-field-get text:name="Рамка_доп1"/></text:p></table:table-cell><table:table-cell><table:table table:is-sub-table="true"><table:table-column table:style-name="Таблица2.A1.5"/><table:table-column table:style-name="Таблица2.C2.2"/><table:table-column table:style-name="Таблица2.C2.3"/><table:table-row table:style-name="Таблица2.A1.1"><table:table-cell table:style-name="Таблица2.A1.1.1" office:value-type="string"><text:p text:style-name="Штамп_5f_центр_5f_11_5f_гост">Стадия</text:p></table:table-cell><table:table-cell table:style-name="Таблица2.A1.1.1" office:value-type="string"><text:p text:style-name="Штамп_5f_центр_5f_11_5f_гост">Лист</text:p></table:table-cell><table:table-cell table:style-name="Таблица2.B1" office:value-type="string"><text:p text:style-name="Штамп_5f_центр_5f_11_5f_гост">Листов</text:p></table:table-cell></table:table-row><table:table-row table:style-name="Таблица2.A1.1"><table:table-cell table:style-name="Таблица2.A1.1.2" office:value-type="string"><text:p text:style-name="Штамп_5f_центр_5f_12_5f_гост"><text:user-field-get text:name="Стадия">Р</text:user-field-get></text:p></table:table-cell><table:table-cell table:style-name="Таблица2.A1.1.2" office:value-type="string"><text:p text:style-name="Штамп_5f_центр_5f_12_5f_гост"><text:user-field-get text:name="Номер_листа"/><text:page-number text:select-page="current">0</text:page-number></text:p></table:table-cell><table:table-cell table:style-name="Таблица2.C2.3.2" table:formula="ooow:&lt;A1.1.1&gt;+&lt;A1.2.1&gt;" office:value-type="float" office:value="6"><text:p text:style-name="Штамп_5f_центр_5f_12_5f_гост">6</text:p></table:table-cell></table:table-row><table:table-row table:style-name="Таблица2.C2.3"><table:table-cell table:style-name="Таблица2.C2.1.3" table:number-columns-spanned="3" office:value-type="string"><text:p text:style-name="Штамп_5f_центр_5f_12_5f_гост"><text:user-field-get text:name="Организация1строка">ИКИ РАН</text:user-field-get></text:p><text:p text:style-name="Штамп_5f_центр_5f_12_5f_гост"><text:user-field-get text:name="Организация2строка">г. Москва</text:user-field-get></text:p><text:p text:style-name="Штамп_5f_центр_5f_12_5f_гост"><text:user-field-get text:name="Организация3строка">2014 г. </text:user-field-get></text:p></table:table-cell><table:covered-table-cell/><table:covered-table-cell/></table:table-row></table:table></table:table-cell></table:table-row></table:table><text:p text:style-name="Frame_20_contents"/></draw:text-box></draw:frame><draw:frame draw:style-name="Mfr5" draw:name="Врезка10" text:anchor-type="paragraph" svg:x="2.499cm" svg:y="20.301cm" svg:width="17.39cm" svg:height="4.5cm" draw:z-index="0"><draw:text-box><table:table table:name="Таблица10" table:style-name="Таблица10"><table:table-column table:style-name="Таблица10.A"/><table:table-column table:style-name="Таблица10.B"/><table:table-row table:style-name="Таблица10.1"><table:table-cell table:style-name="Таблица10.A1" table:number-columns-spanned="2" office:value-type="string"><text:p text:style-name="ПЗ_5f_клятва_5f_гипа"><text:user-field-get text:name="Условия">Технические решения, принятые в рабочих чертежах, соответствуют требованиям экологических, санитарно-гигиенических, противопожарных и других норм, действующих на территории Российской Федерации и обеспечивают безопасную для жизни и здоровья людей эксплуатацию объекта при соблюдении предусмотренных рабочими чертежами мероприятий.</text:user-field-get></text:p></table:table-cell><table:covered-table-cell/></table:table-row><table:table-row><table:table-cell table:style-name="Таблица10.A1" office:value-type="string"><text:p text:style-name="ПЗ_5f_клятва_5f_гипа">Главный инженер проекта</text:p></table:table-cell><table:table-cell table:style-name="Таблица10.A1" office:value-type="string"><text:p text:style-name="ПЗ_5f_клятва_5f_гипа"><text:user-field-get text:name="ГИП"/></text:p></table:table-cell></table:table-row></table:table><text:p text:style-name="MP7"/></draw:text-box></draw:frame></text:p>
      </style:footer>
    </style:master-page>
    <style:master-page style:name="A4_5f_форма5_5f_доп1_5f_ПЗ" style:display-name="A4_форма5_доп1_ПЗ" style:page-layout-name="Mpm8" style:next-style-name="A4_5f_форма6_5f_доп1">
      <style:footer>
        <text:p text:style-name="Footer"><draw:frame draw:style-name="Mfr2" draw:name="Врезка16" text:anchor-type="paragraph" svg:x="2cm" svg:y="25.171cm" svg:width="18.5cm" svg:height="4.03cm" draw:z-index="0"><draw:text-box><table:table table:name="Таблица16" table:style-name="Таблица16"><table:table-column table:style-name="Таблица16.A"/><table:table-column table:style-name="Таблица16.B"/><table:table-column table:style-name="Таблица16.C"/><table:table-row><table:table-cell><table:table table:is-sub-table="true"><table:table-column table:style-name="Таблица16.A1.1"/><table:table-column table:style-name="Таблица16.A1.2" table:number-columns-repeated="3"/><table:table-column table:style-name="Таблица16.A1.5"/><table:table-column table:style-name="Таблица16.A1.6"/><table:table-row table:style-name="Таблица16.A1.1"><table:table-cell table:style-name="Таблица16.A1.1.1" office:value-type="string"><text:p text:style-name="MP8"><draw:frame draw:style-name="Mfr1" draw:name="Врезка17" text:anchor-type="paragraph" svg:x="0.82cm" svg:y="20.669cm" svg:width="1.199cm" svg:height="8.53cm" draw:z-index="0"><draw:text-box><table:table table:name="Таблица17" table:style-name="Таблица17"><table:table-column table:style-name="Таблица17.A"/><table:table-column table:style-name="Таблица17.B"/><table:table-row table:style-name="Таблица17.1"><table:table-cell table:style-name="Таблица17.A1" office:value-type="string"><text:p text:style-name="Штамп_5f_центр_5f_12_5f_гост_5f_90град">Взам. инв. №</text:p></table:table-cell><table:table-cell table:style-name="Таблица17.B1" office:value-type="string"><text:p text:style-name="Штамп_5f_центр_5f_12_5f_гост_5f_90град"><text:user-field-get text:name="Взамен_инв_номера"/></text:p></table:table-cell></table:table-row><table:table-row table:style-name="Таблица17.2"><table:table-cell table:style-name="Таблица17.A2" office:value-type="string"><text:p text:style-name="Штамп_5f_центр_5f_12_5f_гост_5f_90град">Подп. и дата</text:p></table:table-cell><table:table-cell table:style-name="Таблица17.B2" office:value-type="string"><text:p text:style-name="Штамп_5f_право_5f_12_5f_гост_5f_90град"><text:user-field-get text:name="Дата"/> </text:p></table:table-cell></table:table-row><table:table-row table:style-name="Таблица17.1"><table:table-cell table:style-name="Таблица17.A2" office:value-type="string"><text:p text:style-name="Штамп_5f_центр_5f_12_5f_гост_5f_90град">Инв. № подл</text:p></table:table-cell><table:table-cell table:style-name="Таблица17.B3" office:value-type="string"><text:p text:style-name="Штамп_5f_центр_5f_12_5f_гост_5f_90град"><text:user-field-get text:name="Инвентарный_номер"/></text:p></table:table-cell></table:table-row></table:table><text:p text:style-name="MP3"/></draw:text-box></draw:frame><text:user-field-get text:name="Приложений"/></text:p></table:table-cell><table:table-cell table:style-name="Таблица16.A1.1.1" office:value-type="string"><text:p text:style-name="MP8"><text:page-count>6</text:page-count></text:p></table:table-cell><table:table-cell table:style-name="Таблица16.A1.1.1" office:value-type="string"><text:p text:style-name="MP9"/></table:table-cell><table:table-cell table:style-name="Таблица16.A1.1.1" office:value-type="string"><text:p text:style-name="MP9"/></table:table-cell><table:table-cell table:style-name="Таблица16.A1.1.1" office:value-type="string"><text:p text:style-name="MP9"/></table:table-cell><table:table-cell table:style-name="Таблица16.A1.1.1" office:value-type="string"><text:p text:style-name="Штамп_5f_центр_5f_11_5f_гост"/></table:table-cell></table:table-row><table:table-row table:style-name="Таблица16.A1.1"><table:table-cell table:style-name="Таблица16.A1.1.2" office:value-type="string"><text:p text:style-name="MP10"/></table:table-cell><table:table-cell table:style-name="Таблица16.A1.1.2" office:value-type="string"><text:p text:style-name="MP10"/></table:table-cell><table:table-cell table:style-name="Таблица16.A1.1.2" office:value-type="string"><text:p text:style-name="MP10"/></table:table-cell><table:table-cell table:style-name="Таблица16.A1.1.2" office:value-type="string"><text:p text:style-name="MP10"/></table:table-cell><table:table-cell table:style-name="Таблица16.A1.1.2" office:value-type="string"><text:p text:style-name="MP10"/></table:table-cell><table:table-cell table:style-name="Таблица16.A1.1.2" office:value-type="string"><text:p text:style-name="MP10"/></table:table-cell></table:table-row><table:table-row table:style-name="Таблица16.A1.1"><table:table-cell table:style-name="Таблица16.A1.1.2" office:value-type="string"><text:p text:style-name="Штамп_5f_центр_5f_11_5f_гост">Изм.</text:p></table:table-cell><table:table-cell table:style-name="Таблица16.A1.1.2" office:value-type="string"><text:p text:style-name="Штамп_5f_центр_5f_11_5f_гост">Кол.уч.</text:p></table:table-cell><table:table-cell table:style-name="Таблица16.A1.1.2" office:value-type="string"><text:p text:style-name="Штамп_5f_центр_5f_11_5f_гост">Лист</text:p></table:table-cell><table:table-cell table:style-name="Таблица16.A1.1.2" office:value-type="string"><text:p text:style-name="Штамп_5f_центр_5f_11_5f_гост">№ док.</text:p></table:table-cell><table:table-cell table:style-name="Таблица16.A1.1.2" office:value-type="string"><text:p text:style-name="Штамп_5f_центр_5f_11_5f_гост">Подп</text:p></table:table-cell><table:table-cell table:style-name="Таблица16.A1.1.2" office:value-type="string"><text:p text:style-name="Штамп_5f_центр_5f_11_5f_гост">Дата</text:p></table:table-cell></table:table-row></table:table></table:table-cell><table:table-cell table:style-name="Таблица16.B1" table:number-columns-spanned="2" office:value-type="string"><text:p text:style-name="Штамп_5f_центр_5f_20_5f_гост"><text:user-field-get text:name="Код_проекта">КИА БУК</text:user-field-get></text:p></table:table-cell><table:covered-table-cell/></table:table-row><table:table-row><table:table-cell><table:table table:is-sub-table="true"><table:table-column table:style-name="Таблица16.A2.1"/><table:table-column table:style-name="Таблица16.A2.2"/><table:table-column table:style-name="Таблица16.A1.5"/><table:table-column table:style-name="Таблица16.A2.4"/><table:table-row table:style-name="Таблица16.A1.1"><table:table-cell table:style-name="Таблица16.A1.1.2" office:value-type="string"><text:p text:style-name="Штамп_5f_лево_5f_12_5f_гост"><text:s/><text:user-field-get text:name="Должность1"/></text:p></table:table-cell><table:table-cell table:style-name="Таблица16.A1.1.2" office:value-type="string"><text:p text:style-name="Штамп_5f_лево_5f_12_5f_гост"><text:s/><text:user-field-get text:name="Фамилия1"/></text:p></table:table-cell><table:table-cell table:style-name="Таблица16.A1.1.2" office:value-type="string"><text:p text:style-name="Штамп_5f_лево_5f_12_5f_гост"/></table:table-cell><table:table-cell table:style-name="Таблица16.A1.1.2" office:value-type="string"><text:p text:style-name="Штамп_5f_лево_5f_12_5f_гост"/></table:table-cell></table:table-row><table:table-row table:style-name="Таблица16.A1.1"><table:table-cell table:style-name="Таблица16.A1.1.2" office:value-type="string"><text:p text:style-name="Штамп_5f_лево_5f_12_5f_гост"><text:s/><text:user-field-get text:name="Должность2"/></text:p></table:table-cell><table:table-cell table:style-name="Таблица16.A1.1.2" office:value-type="string"><text:p text:style-name="Штамп_5f_лево_5f_12_5f_гост"><text:s/><text:user-field-get text:name="Фамилия2"/></text:p></table:table-cell><table:table-cell table:style-name="Таблица16.A1.1.2" office:value-type="string"><text:p text:style-name="Штамп_5f_лево_5f_12_5f_гост"/></table:table-cell><table:table-cell table:style-name="Таблица16.A1.1.2" office:value-type="string"><text:p text:style-name="Штамп_5f_лево_5f_12_5f_гост"/></table:table-cell></table:table-row><table:table-row table:style-name="Таблица16.A1.1"><table:table-cell table:style-name="Таблица16.A2.1.3" office:value-type="string"><text:p text:style-name="Штамп_5f_лево_5f_12_5f_гост"><text:s/><text:user-field-get text:name="Должность3"/></text:p></table:table-cell><table:table-cell table:style-name="Таблица16.A1.1.2" office:value-type="string"><text:p text:style-name="Штамп_5f_лево_5f_12_5f_гост"><text:s/><text:user-field-get text:name="Фамилия3"/></text:p></table:table-cell><table:table-cell table:style-name="Таблица16.A1.1.2" office:value-type="string"><text:p text:style-name="Штамп_5f_лево_5f_12_5f_гост"/></table:table-cell><table:table-cell table:style-name="Таблица16.A1.1.2" office:value-type="string"><text:p text:style-name="Штамп_5f_лево_5f_12_5f_гост"/></table:table-cell></table:table-row><table:table-row table:style-name="Таблица16.A1.1"><table:table-cell table:style-name="Таблица16.A1.1.2" office:value-type="string"><text:p text:style-name="Штамп_5f_лево_5f_12_5f_гост"><text:s/><text:user-field-get text:name="Должность4"/></text:p></table:table-cell><table:table-cell table:style-name="Таблица16.A1.1.2" office:value-type="string"><text:p text:style-name="Штамп_5f_лево_5f_12_5f_гост"><text:s/><text:user-field-get text:name="Фамилия4"/></text:p></table:table-cell><table:table-cell table:style-name="Таблица16.A1.1.2" office:value-type="string"><text:p text:style-name="Штамп_5f_лево_5f_12_5f_гост"/></table:table-cell><table:table-cell table:style-name="Таблица16.A1.1.2" office:value-type="string"><text:p text:style-name="Штамп_5f_лево_5f_12_5f_гост"/></table:table-cell></table:table-row><table:table-row table:style-name="Таблица16.A1.1"><table:table-cell table:style-name="Таблица16.A1.1.2" office:value-type="string"><text:p text:style-name="Штамп_5f_лево_5f_12_5f_гост"><text:s/><text:user-field-get text:name="Должность5"/></text:p></table:table-cell><table:table-cell table:style-name="Таблица16.A1.1.2" office:value-type="string"><text:p text:style-name="Штамп_5f_лево_5f_12_5f_гост"><text:s/><text:user-field-get text:name="Фамилия5"/></text:p></table:table-cell><table:table-cell table:style-name="Таблица16.A1.1.2" office:value-type="string"><text:p text:style-name="Штамп_5f_лево_5f_12_5f_гост"/></table:table-cell><table:table-cell table:style-name="Таблица16.A1.1.2" office:value-type="string"><text:p text:style-name="Штамп_5f_лево_5f_12_5f_гост"/></table:table-cell></table:table-row></table:table></table:table-cell><table:table-cell table:style-name="Таблица16.A1.1.1" office:value-type="string"><text:p text:style-name="Штамп_5f_центр_5f_16_5f_гост"><text:user-field-get text:name="Рамка_доп1"/></text:p></table:table-cell><table:table-cell><table:table table:is-sub-table="true"><table:table-column table:style-name="Таблица16.A1.5"/><table:table-column table:style-name="Таблица16.C2.2"/><table:table-column table:style-name="Таблица16.C2.3"/><table:table-row table:style-name="Таблица16.A1.1"><table:table-cell table:style-name="Таблица16.A1.1.1" office:value-type="string"><text:p text:style-name="Штамп_5f_центр_5f_11_5f_гост">Стадия</text:p></table:table-cell><table:table-cell table:style-name="Таблица16.A1.1.1" office:value-type="string"><text:p text:style-name="Штамп_5f_центр_5f_11_5f_гост">Лист</text:p></table:table-cell><table:table-cell table:style-name="Таблица16.B1" office:value-type="string"><text:p text:style-name="Штамп_5f_центр_5f_11_5f_гост">Листов</text:p></table:table-cell></table:table-row><table:table-row table:style-name="Таблица16.A1.1"><table:table-cell table:style-name="Таблица16.A1.1.2" office:value-type="string"><text:p text:style-name="Штамп_5f_центр_5f_12_5f_гост"><text:user-field-get text:name="Стадия">Р</text:user-field-get></text:p></table:table-cell><table:table-cell table:style-name="Таблица16.A1.1.2" office:value-type="string"><text:p text:style-name="Штамп_5f_центр_5f_12_5f_гост"><text:user-field-get text:name="Номер_листа"/><text:page-number text:select-page="current">0</text:page-number></text:p></table:table-cell><table:table-cell table:style-name="Таблица16.C2.3.2" table:formula="ooow:&lt;A1.1.1&gt;+&lt;A1.2.1&gt;" office:value-type="float" office:value="6"><text:p text:style-name="Штамп_5f_центр_5f_12_5f_гост">6</text:p></table:table-cell></table:table-row><table:table-row table:style-name="Таблица16.C2.3"><table:table-cell table:style-name="Таблица16.C2.1.3" table:number-columns-spanned="3" office:value-type="string"><text:p text:style-name="Штамп_5f_центр_5f_12_5f_гост"><text:user-field-get text:name="Организация1строка">ИКИ РАН</text:user-field-get></text:p><text:p text:style-name="Штамп_5f_центр_5f_12_5f_гост"><text:user-field-get text:name="Организация2строка">г. Москва</text:user-field-get></text:p><text:p text:style-name="Штамп_5f_центр_5f_12_5f_гост"><text:user-field-get text:name="Организация3строка">2014 г. </text:user-field-get></text:p></table:table-cell><table:covered-table-cell/><table:covered-table-cell/></table:table-row></table:table></table:table-cell></table:table-row></table:table><text:p text:style-name="Frame_20_contents"/></draw:text-box></draw:frame><draw:frame draw:style-name="Mfr5" draw:name="Врезка20" text:anchor-type="paragraph" svg:x="2.499cm" svg:y="20.301cm" svg:width="17.39cm" svg:height="4.5cm" draw:z-index="0"><draw:text-box><table:table table:name="Таблица20" table:style-name="Таблица20"><table:table-column table:style-name="Таблица20.A"/><table:table-column table:style-name="Таблица20.B"/><table:table-row table:style-name="Таблица20.1"><table:table-cell table:style-name="Таблица20.A1" table:number-columns-spanned="2" office:value-type="string"><text:p text:style-name="ПЗ_5f_клятва_5f_гипа"><text:user-field-get text:name="Условия">Технические решения, принятые в рабочих чертежах, соответствуют требованиям экологических, санитарно-гигиенических, противопожарных и других норм, действующих на территории Российской Федерации и обеспечивают безопасную для жизни и здоровья людей эксплуатацию объекта при соблюдении предусмотренных рабочими чертежами мероприятий.</text:user-field-get></text:p></table:table-cell><table:covered-table-cell/></table:table-row><table:table-row><table:table-cell table:style-name="Таблица20.A1" office:value-type="string"><text:p text:style-name="ПЗ_5f_клятва_5f_гипа">Главный инженер проекта</text:p></table:table-cell><table:table-cell table:style-name="Таблица20.A1" office:value-type="string"><text:p text:style-name="ПЗ_5f_клятва_5f_гипа"><text:user-field-get text:name="ГИП"/></text:p></table:table-cell></table:table-row></table:table><text:p text:style-name="MP7"/></draw:text-box></draw:frame></text:p>
      </style:footer>
    </style:master-page>
    <style:master-page style:name="A4_5f_форма5_5f_доп1" style:display-name="A4_форма5_доп1" style:page-layout-name="Mpm6" style:next-style-name="A4_5f_форма6_5f_доп1">
      <style:footer>
        <text:p text:style-name="Footer"><draw:frame draw:style-name="Mfr2" draw:name="Врезка11" text:anchor-type="paragraph" svg:x="2cm" svg:y="25.171cm" svg:width="18.5cm" svg:height="4.03cm" draw:z-index="0"><draw:text-box><table:table table:name="Таблица11" table:style-name="Таблица11"><table:table-column table:style-name="Таблица11.A"/><table:table-column table:style-name="Таблица11.B"/><table:table-column table:style-name="Таблица11.C"/><table:table-row><table:table-cell><table:table table:is-sub-table="true"><table:table-column table:style-name="Таблица11.A1.1"/><table:table-column table:style-name="Таблица11.A1.2" table:number-columns-repeated="3"/><table:table-column table:style-name="Таблица11.A1.5"/><table:table-column table:style-name="Таблица11.A1.6"/><table:table-row table:style-name="Таблица11.A1.1"><table:table-cell table:style-name="Таблица11.A1.1.1" office:value-type="string"><text:p text:style-name="MP4"><draw:frame draw:style-name="Mfr1" draw:name="Врезка12" text:anchor-type="paragraph" svg:x="0.82cm" svg:y="20.669cm" svg:width="1.199cm" svg:height="8.53cm" draw:z-index="1"><draw:text-box><table:table table:name="Таблица12" table:style-name="Таблица12"><table:table-column table:style-name="Таблица12.A"/><table:table-column table:style-name="Таблица12.B"/><table:table-row table:style-name="Таблица12.1"><table:table-cell table:style-name="Таблица12.A1" office:value-type="string"><text:p text:style-name="Штамп_5f_центр_5f_12_5f_гост_5f_90град">Взам. инв. №</text:p></table:table-cell><table:table-cell table:style-name="Таблица12.B1" office:value-type="string"><text:p text:style-name="Штамп_5f_центр_5f_12_5f_гост_5f_90град"><text:user-field-get text:name="Взамен_инв_номера"/></text:p></table:table-cell></table:table-row><table:table-row table:style-name="Таблица12.2"><table:table-cell table:style-name="Таблица12.A2" office:value-type="string"><text:p text:style-name="Штамп_5f_центр_5f_12_5f_гост_5f_90град">Подп. и дата</text:p></table:table-cell><table:table-cell table:style-name="Таблица12.B2" office:value-type="string"><text:p text:style-name="Штамп_5f_право_5f_12_5f_гост_5f_90град"><text:user-field-get text:name="Дата"/> </text:p></table:table-cell></table:table-row><table:table-row table:style-name="Таблица12.1"><table:table-cell table:style-name="Таблица12.A2" office:value-type="string"><text:p text:style-name="Штамп_5f_центр_5f_12_5f_гост_5f_90град">Инв. № подл</text:p></table:table-cell><table:table-cell table:style-name="Таблица12.B3" office:value-type="string"><text:p text:style-name="Штамп_5f_центр_5f_12_5f_гост_5f_90град"><text:user-field-get text:name="Инвентарный_номер"/></text:p></table:table-cell></table:table-row></table:table><text:p text:style-name="MP3"/></draw:text-box></draw:frame><text:user-field-get text:name="Приложений"/></text:p></table:table-cell><table:table-cell table:style-name="Таблица11.A1.1.1" office:value-type="string"><text:p text:style-name="MP4"><text:page-count>6</text:page-count></text:p></table:table-cell><table:table-cell table:style-name="Таблица11.A1.1.1" office:value-type="string"><text:p text:style-name="Штамп_5f_центр_5f_11_5f_гост"/></table:table-cell><table:table-cell table:style-name="Таблица11.A1.1.1" office:value-type="string"><text:p text:style-name="Штамп_5f_центр_5f_11_5f_гост"/></table:table-cell><table:table-cell table:style-name="Таблица11.A1.1.1" office:value-type="string"><text:p text:style-name="Штамп_5f_центр_5f_11_5f_гост"/></table:table-cell><table:table-cell table:style-name="Таблица11.A1.1.1" office:value-type="string"><text:p text:style-name="Штамп_5f_центр_5f_11_5f_гост"/></table:table-cell></table:table-row><table:table-row table:style-name="Таблица11.A1.1"><table:table-cell table:style-name="Таблица11.A1.1.2" office:value-type="string"><text:p text:style-name="Штамп_5f_центр_5f_11_5f_гост"/></table:table-cell><table:table-cell table:style-name="Таблица11.A1.1.2" office:value-type="string"><text:p text:style-name="Штамп_5f_центр_5f_11_5f_гост"/></table:table-cell><table:table-cell table:style-name="Таблица11.A1.1.2" office:value-type="string"><text:p text:style-name="Штамп_5f_центр_5f_11_5f_гост"/></table:table-cell><table:table-cell table:style-name="Таблица11.A1.1.2" office:value-type="string"><text:p text:style-name="Штамп_5f_центр_5f_11_5f_гост"/></table:table-cell><table:table-cell table:style-name="Таблица11.A1.1.2" office:value-type="string"><text:p text:style-name="Штамп_5f_центр_5f_11_5f_гост"/></table:table-cell><table:table-cell table:style-name="Таблица11.A1.1.2" office:value-type="string"><text:p text:style-name="Штамп_5f_центр_5f_11_5f_гост"/></table:table-cell></table:table-row><table:table-row table:style-name="Таблица11.A1.1"><table:table-cell table:style-name="Таблица11.A1.1.2" office:value-type="string"><text:p text:style-name="Штамп_5f_центр_5f_11_5f_гост">Изм.</text:p></table:table-cell><table:table-cell table:style-name="Таблица11.A1.1.2" office:value-type="string"><text:p text:style-name="Штамп_5f_центр_5f_11_5f_гост">Кол.уч.</text:p></table:table-cell><table:table-cell table:style-name="Таблица11.A1.1.2" office:value-type="string"><text:p text:style-name="Штамп_5f_центр_5f_11_5f_гост">Лист</text:p></table:table-cell><table:table-cell table:style-name="Таблица11.A1.1.2" office:value-type="string"><text:p text:style-name="Штамп_5f_центр_5f_11_5f_гост">№ док.</text:p></table:table-cell><table:table-cell table:style-name="Таблица11.A1.1.2" office:value-type="string"><text:p text:style-name="Штамп_5f_центр_5f_11_5f_гост">Подп</text:p></table:table-cell><table:table-cell table:style-name="Таблица11.A1.1.2" office:value-type="string"><text:p text:style-name="Штамп_5f_центр_5f_11_5f_гост">Дата</text:p></table:table-cell></table:table-row></table:table></table:table-cell><table:table-cell table:style-name="Таблица11.B1" table:number-columns-spanned="2" office:value-type="string"><text:p text:style-name="Штамп_5f_центр_5f_20_5f_гост"><text:user-field-get text:name="Код_проекта">КИА БУК</text:user-field-get></text:p></table:table-cell><table:covered-table-cell/></table:table-row><table:table-row><table:table-cell><table:table table:is-sub-table="true"><table:table-column table:style-name="Таблица11.A2.1"/><table:table-column table:style-name="Таблица11.A2.2"/><table:table-column table:style-name="Таблица11.A1.5"/><table:table-column table:style-name="Таблица11.A2.4"/><table:table-row table:style-name="Таблица11.A1.1"><table:table-cell table:style-name="Таблица11.A1.1.2" office:value-type="string"><text:p text:style-name="Штамп_5f_лево_5f_12_5f_гост"><text:s/><text:user-field-get text:name="Должность1"/></text:p></table:table-cell><table:table-cell table:style-name="Таблица11.A1.1.2" office:value-type="string"><text:p text:style-name="Штамп_5f_лево_5f_12_5f_гост"><text:s/><text:user-field-get text:name="Фамилия1"/></text:p></table:table-cell><table:table-cell table:style-name="Таблица11.A1.1.2" office:value-type="string"><text:p text:style-name="Штамп_5f_лево_5f_12_5f_гост"/></table:table-cell><table:table-cell table:style-name="Таблица11.A1.1.2" office:value-type="string"><text:p text:style-name="Штамп_5f_лево_5f_12_5f_гост"/></table:table-cell></table:table-row><table:table-row table:style-name="Таблица11.A1.1"><table:table-cell table:style-name="Таблица11.A1.1.2" office:value-type="string"><text:p text:style-name="Штамп_5f_лево_5f_12_5f_гост"><text:s/><text:user-field-get text:name="Должность2"/></text:p></table:table-cell><table:table-cell table:style-name="Таблица11.A1.1.2" office:value-type="string"><text:p text:style-name="Штамп_5f_лево_5f_12_5f_гост"><text:s/><text:user-field-get text:name="Фамилия2"/></text:p></table:table-cell><table:table-cell table:style-name="Таблица11.A1.1.2" office:value-type="string"><text:p text:style-name="Штамп_5f_лево_5f_12_5f_гост"/></table:table-cell><table:table-cell table:style-name="Таблица11.A1.1.2" office:value-type="string"><text:p text:style-name="Штамп_5f_лево_5f_12_5f_гост"/></table:table-cell></table:table-row><table:table-row table:style-name="Таблица11.A1.1"><table:table-cell table:style-name="Таблица11.A2.1.3" office:value-type="string"><text:p text:style-name="Штамп_5f_лево_5f_12_5f_гост"><text:s/><text:user-field-get text:name="Должность3"/></text:p></table:table-cell><table:table-cell table:style-name="Таблица11.A1.1.2" office:value-type="string"><text:p text:style-name="Штамп_5f_лево_5f_12_5f_гост"><text:s/><text:user-field-get text:name="Фамилия3"/></text:p></table:table-cell><table:table-cell table:style-name="Таблица11.A1.1.2" office:value-type="string"><text:p text:style-name="Штамп_5f_лево_5f_12_5f_гост"/></table:table-cell><table:table-cell table:style-name="Таблица11.A1.1.2" office:value-type="string"><text:p text:style-name="Штамп_5f_лево_5f_12_5f_гост"/></table:table-cell></table:table-row><table:table-row table:style-name="Таблица11.A1.1"><table:table-cell table:style-name="Таблица11.A1.1.2" office:value-type="string"><text:p text:style-name="Штамп_5f_лево_5f_12_5f_гост"><text:s/><text:user-field-get text:name="Должность4"/></text:p></table:table-cell><table:table-cell table:style-name="Таблица11.A1.1.2" office:value-type="string"><text:p text:style-name="Штамп_5f_лево_5f_12_5f_гост"><text:s/><text:user-field-get text:name="Фамилия4"/></text:p></table:table-cell><table:table-cell table:style-name="Таблица11.A1.1.2" office:value-type="string"><text:p text:style-name="Штамп_5f_лево_5f_12_5f_гост"/></table:table-cell><table:table-cell table:style-name="Таблица11.A1.1.2" office:value-type="string"><text:p text:style-name="Штамп_5f_лево_5f_12_5f_гост"/></table:table-cell></table:table-row><table:table-row table:style-name="Таблица11.A1.1"><table:table-cell table:style-name="Таблица11.A1.1.2" office:value-type="string"><text:p text:style-name="Штамп_5f_лево_5f_12_5f_гост"><text:s/><text:user-field-get text:name="Должность5"/></text:p></table:table-cell><table:table-cell table:style-name="Таблица11.A1.1.2" office:value-type="string"><text:p text:style-name="Штамп_5f_лево_5f_12_5f_гост"><text:s/><text:user-field-get text:name="Фамилия5"/></text:p></table:table-cell><table:table-cell table:style-name="Таблица11.A1.1.2" office:value-type="string"><text:p text:style-name="Штамп_5f_лево_5f_12_5f_гост"/></table:table-cell><table:table-cell table:style-name="Таблица11.A1.1.2" office:value-type="string"><text:p text:style-name="Штамп_5f_лево_5f_12_5f_гост"/></table:table-cell></table:table-row></table:table></table:table-cell><table:table-cell table:style-name="Таблица11.A1.1.1" office:value-type="string"><text:p text:style-name="Штамп_5f_центр_5f_16_5f_гост"><text:user-field-get text:name="Рамка_доп1"/></text:p></table:table-cell><table:table-cell><table:table table:is-sub-table="true"><table:table-column table:style-name="Таблица11.A1.5"/><table:table-column table:style-name="Таблица11.C2.2"/><table:table-column table:style-name="Таблица11.C2.3"/><table:table-row table:style-name="Таблица11.A1.1"><table:table-cell table:style-name="Таблица11.A1.1.1" office:value-type="string"><text:p text:style-name="Штамп_5f_центр_5f_11_5f_гост">Стадия</text:p></table:table-cell><table:table-cell table:style-name="Таблица11.A1.1.1" office:value-type="string"><text:p text:style-name="Штамп_5f_центр_5f_11_5f_гост">Лист</text:p></table:table-cell><table:table-cell table:style-name="Таблица11.B1" office:value-type="string"><text:p text:style-name="Штамп_5f_центр_5f_11_5f_гост">Листов</text:p></table:table-cell></table:table-row><table:table-row table:style-name="Таблица11.A1.1"><table:table-cell table:style-name="Таблица11.A1.1.2" office:value-type="string"><text:p text:style-name="Штамп_5f_центр_5f_12_5f_гост"><text:user-field-get text:name="Стадия">Р</text:user-field-get></text:p></table:table-cell><table:table-cell table:style-name="Таблица11.A1.1.2" office:value-type="string"><text:p text:style-name="Штамп_5f_центр_5f_12_5f_гост"><text:user-field-get text:name="Номер_листа"/><text:page-number text:select-page="current">2</text:page-number></text:p></table:table-cell><table:table-cell table:style-name="Таблица11.C2.3.2" table:formula="ooow:&lt;A1.1.1&gt;+&lt;A1.2.1&gt;" office:value-type="float" office:value="6"><text:p text:style-name="Штамп_5f_центр_5f_12_5f_гост">6</text:p></table:table-cell></table:table-row><table:table-row table:style-name="Таблица11.C2.3"><table:table-cell table:style-name="Таблица11.C2.1.3" table:number-columns-spanned="3" office:value-type="string"><text:p text:style-name="Штамп_5f_центр_5f_12_5f_гост"><text:user-field-get text:name="Организация1строка">ИКИ РАН</text:user-field-get></text:p><text:p text:style-name="Штамп_5f_центр_5f_12_5f_гост"><text:user-field-get text:name="Организация2строка">г. Москва</text:user-field-get></text:p><text:p text:style-name="Штамп_5f_центр_5f_12_5f_гост"><text:user-field-get text:name="Организация3строка">2014 г. </text:user-field-get></text:p></table:table-cell><table:covered-table-cell/><table:covered-table-cell/></table:table-row></table:table></table:table-cell></table:table-row></table:table><text:p text:style-name="Frame_20_contents"/></draw:text-box></draw:frame></text:p>
      </style:footer>
    </style:master-page>
    <style:master-page style:name="A4_5f_форма3_5f_доп1" style:display-name="A4_форма3_доп1" style:page-layout-name="Mpm4" style:next-style-name="A4_5f_форма6_5f_доп1">
      <style:footer>
        <text:p text:style-name="Footer"><draw:frame draw:style-name="Mfr2" draw:name="Врезка24" text:anchor-type="paragraph" svg:x="2cm" svg:y="23.67cm" svg:width="18.5cm" svg:height="5.53cm" draw:z-index="0"><draw:text-box><table:table table:name="Таблица24" table:style-name="Таблица24"><table:table-column table:style-name="Таблица24.A"/><table:table-column table:style-name="Таблица24.B"/><table:table-column table:style-name="Таблица24.C"/><table:table-row><table:table-cell><table:table table:is-sub-table="true"><table:table-column table:style-name="Таблица24.A1.1"/><table:table-column table:style-name="Таблица24.A1.2" table:number-columns-repeated="3"/><table:table-column table:style-name="Таблица24.A1.5"/><table:table-column table:style-name="Таблица24.A1.6"/><table:table-row table:style-name="Таблица24.A1.1"><table:table-cell table:style-name="Таблица24.A1.1.1" office:value-type="string"><text:p text:style-name="MP4"><draw:frame draw:style-name="Mfr1" draw:name="Врезка25" text:anchor-type="paragraph" svg:x="0.82cm" svg:y="20.669cm" svg:width="1.199cm" svg:height="8.53cm" draw:z-index="0"><draw:text-box><table:table table:name="Таблица25" table:style-name="Таблица25"><table:table-column table:style-name="Таблица25.A"/><table:table-column table:style-name="Таблица25.B"/><table:table-row table:style-name="Таблица25.1"><table:table-cell table:style-name="Таблица25.A1" office:value-type="string"><text:p text:style-name="Штамп_5f_центр_5f_12_5f_гост_5f_90град">Взам. инв. №</text:p></table:table-cell><table:table-cell table:style-name="Таблица25.B1" office:value-type="string"><text:p text:style-name="Штамп_5f_центр_5f_12_5f_гост_5f_90град"><text:user-field-get text:name="Взамен_инв_номера"/></text:p></table:table-cell></table:table-row><table:table-row table:style-name="Таблица25.2"><table:table-cell table:style-name="Таблица25.A2" office:value-type="string"><text:p text:style-name="Штамп_5f_центр_5f_12_5f_гост_5f_90град">Подп. и дата</text:p></table:table-cell><table:table-cell table:style-name="Таблица25.B2" office:value-type="string"><text:p text:style-name="Штамп_5f_центр_5f_12_5f_гост_5f_90град"><text:user-field-get text:name="Дата"/> </text:p></table:table-cell></table:table-row><table:table-row table:style-name="Таблица25.1"><table:table-cell table:style-name="Таблица25.A2" office:value-type="string"><text:p text:style-name="Штамп_5f_центр_5f_12_5f_гост_5f_90град">Инв. № подл</text:p></table:table-cell><table:table-cell table:style-name="Таблица25.B3" office:value-type="string"><text:p text:style-name="Штамп_5f_центр_5f_12_5f_гост_5f_90град"><text:user-field-get text:name="Инвентарный_номер"/></text:p></table:table-cell></table:table-row></table:table><text:p text:style-name="MP3"/></draw:text-box></draw:frame><text:user-field-get text:name="Приложений"/></text:p></table:table-cell><table:table-cell table:style-name="Таблица24.A1.1.1" office:value-type="string"><text:p text:style-name="MP4"><text:page-count>6</text:page-count></text:p></table:table-cell><table:table-cell table:style-name="Таблица24.A1.1.1" office:value-type="string"><text:p text:style-name="Штамп_5f_центр_5f_11_5f_гост"/></table:table-cell><table:table-cell table:style-name="Таблица24.A1.1.1" office:value-type="string"><text:p text:style-name="Штамп_5f_центр_5f_11_5f_гост"/></table:table-cell><table:table-cell table:style-name="Таблица24.A1.1.1" office:value-type="string"><text:p text:style-name="Штамп_5f_центр_5f_11_5f_гост"/></table:table-cell><table:table-cell table:style-name="Таблица24.A1.1.1" office:value-type="string"><text:p text:style-name="Штамп_5f_центр_5f_11_5f_гост"/></table:table-cell></table:table-row><table:table-row table:style-name="Таблица24.A1.1"><table:table-cell table:style-name="Таблица24.A1.1.2" office:value-type="string"><text:p text:style-name="Штамп_5f_центр_5f_11_5f_гост"/></table:table-cell><table:table-cell table:style-name="Таблица24.A1.1.2" office:value-type="string"><text:p text:style-name="Штамп_5f_центр_5f_11_5f_гост"/></table:table-cell><table:table-cell table:style-name="Таблица24.A1.1.2" office:value-type="string"><text:p text:style-name="Штамп_5f_центр_5f_11_5f_гост"/></table:table-cell><table:table-cell table:style-name="Таблица24.A1.1.2" office:value-type="string"><text:p text:style-name="Штамп_5f_центр_5f_11_5f_гост"/></table:table-cell><table:table-cell table:style-name="Таблица24.A1.1.2" office:value-type="string"><text:p text:style-name="Штамп_5f_центр_5f_11_5f_гост"/></table:table-cell><table:table-cell table:style-name="Таблица24.A1.1.2" office:value-type="string"><text:p text:style-name="Штамп_5f_центр_5f_11_5f_гост"/></table:table-cell></table:table-row><table:table-row table:style-name="Таблица24.A1.1"><table:table-cell table:style-name="Таблица24.A1.1.2" office:value-type="string"><text:p text:style-name="Штамп_5f_центр_5f_11_5f_гост"/></table:table-cell><table:table-cell table:style-name="Таблица24.A1.1.2" office:value-type="string"><text:p text:style-name="Штамп_5f_центр_5f_11_5f_гост"/></table:table-cell><table:table-cell table:style-name="Таблица24.A1.1.2" office:value-type="string"><text:p text:style-name="Штамп_5f_центр_5f_11_5f_гост"/></table:table-cell><table:table-cell table:style-name="Таблица24.A1.1.2" office:value-type="string"><text:p text:style-name="Штамп_5f_центр_5f_11_5f_гост"/></table:table-cell><table:table-cell table:style-name="Таблица24.A1.1.2" office:value-type="string"><text:p text:style-name="Штамп_5f_центр_5f_11_5f_гост"/></table:table-cell><table:table-cell table:style-name="Таблица24.A1.1.2" office:value-type="string"><text:p text:style-name="Штамп_5f_центр_5f_11_5f_гост"/></table:table-cell></table:table-row><table:table-row table:style-name="Таблица24.A1.1"><table:table-cell table:style-name="Таблица24.A1.1.2" office:value-type="string"><text:p text:style-name="Штамп_5f_центр_5f_11_5f_гост"/></table:table-cell><table:table-cell table:style-name="Таблица24.A1.1.2" office:value-type="string"><text:p text:style-name="Штамп_5f_центр_5f_11_5f_гост"/></table:table-cell><table:table-cell table:style-name="Таблица24.A1.1.2" office:value-type="string"><text:p text:style-name="Штамп_5f_центр_5f_11_5f_гост"/></table:table-cell><table:table-cell table:style-name="Таблица24.A1.1.2" office:value-type="string"><text:p text:style-name="Штамп_5f_центр_5f_11_5f_гост"/></table:table-cell><table:table-cell table:style-name="Таблица24.A1.1.2" office:value-type="string"><text:p text:style-name="Штамп_5f_центр_5f_11_5f_гост"/></table:table-cell><table:table-cell table:style-name="Таблица24.A1.1.2" office:value-type="string"><text:p text:style-name="Штамп_5f_центр_5f_11_5f_гост"/></table:table-cell></table:table-row><table:table-row table:style-name="Таблица24.A1.1"><table:table-cell table:style-name="Таблица24.A1.1.2" office:value-type="string"><text:p text:style-name="Штамп_5f_центр_5f_11_5f_гост">Изм.</text:p></table:table-cell><table:table-cell table:style-name="Таблица24.A1.1.2" office:value-type="string"><text:p text:style-name="Штамп_5f_центр_5f_11_5f_гост">Кол.уч.</text:p></table:table-cell><table:table-cell table:style-name="Таблица24.A1.1.2" office:value-type="string"><text:p text:style-name="Штамп_5f_центр_5f_11_5f_гост">Лист</text:p></table:table-cell><table:table-cell table:style-name="Таблица24.A1.1.2" office:value-type="string"><text:p text:style-name="Штамп_5f_центр_5f_11_5f_гост">№ док.</text:p></table:table-cell><table:table-cell table:style-name="Таблица24.A1.1.2" office:value-type="string"><text:p text:style-name="Штамп_5f_центр_5f_11_5f_гост">Подп</text:p></table:table-cell><table:table-cell table:style-name="Таблица24.A1.1.2" office:value-type="string"><text:p text:style-name="Штамп_5f_центр_5f_11_5f_гост">Дата</text:p></table:table-cell></table:table-row></table:table></table:table-cell><table:table-cell table:number-columns-spanned="2"><table:table table:is-sub-table="true"><table:table-column table:style-name="Таблица24.B1.1"/><table:table-row table:style-name="Таблица24.B1.1"><table:table-cell table:style-name="Таблица24.B1.1.1" office:value-type="string"><text:p text:style-name="Штамп_5f_центр_5f_20_5f_гост"><text:user-field-get text:name="Код_проекта">КИА БУК</text:user-field-get></text:p></table:table-cell></table:table-row><table:table-row table:style-name="Таблица24.B1.2"><table:table-cell table:style-name="Таблица24.B1.1.2" office:value-type="string"><text:p text:style-name="Штамп_5f_центр_5f_20_5f_гост"><text:user-field-get text:name="Название_проекта">Программное обеспечение контрольно-испытательной аппаратуры блока управления каналами.</text:user-field-get></text:p></table:table-cell></table:table-row></table:table></table:table-cell><table:covered-table-cell/></table:table-row><table:table-row><table:table-cell><table:table table:is-sub-table="true"><table:table-column table:style-name="Таблица24.A2.1"/><table:table-column table:style-name="Таблица24.A2.2"/><table:table-column table:style-name="Таблица24.A1.5"/><table:table-column table:style-name="Таблица24.A2.4"/><table:table-row table:style-name="Таблица24.A1.1"><table:table-cell table:style-name="Таблица24.A1.1.2" office:value-type="string"><text:p text:style-name="Штамп_5f_лево_5f_12_5f_гост"><text:s/><text:user-field-get text:name="Должность1"/></text:p></table:table-cell><table:table-cell table:style-name="Таблица24.A1.1.2" office:value-type="string"><text:p text:style-name="Штамп_5f_лево_5f_12_5f_гост"><text:s/><text:user-field-get text:name="Фамилия1"/></text:p></table:table-cell><table:table-cell table:style-name="Таблица24.A1.1.2" office:value-type="string"><text:p text:style-name="Штамп_5f_лево_5f_12_5f_гост"/></table:table-cell><table:table-cell table:style-name="Таблица24.A1.1.2" office:value-type="string"><text:p text:style-name="Штамп_5f_лево_5f_12_5f_гост"/></table:table-cell></table:table-row><table:table-row table:style-name="Таблица24.A1.1"><table:table-cell table:style-name="Таблица24.A1.1.2" office:value-type="string"><text:p text:style-name="Штамп_5f_лево_5f_12_5f_гост"><text:s/><text:user-field-get text:name="Должность2"/></text:p></table:table-cell><table:table-cell table:style-name="Таблица24.A1.1.2" office:value-type="string"><text:p text:style-name="Штамп_5f_лево_5f_12_5f_гост"><text:s/><text:user-field-get text:name="Фамилия2"/></text:p></table:table-cell><table:table-cell table:style-name="Таблица24.A1.1.2" office:value-type="string"><text:p text:style-name="Штамп_5f_лево_5f_12_5f_гост"/></table:table-cell><table:table-cell table:style-name="Таблица24.A1.1.2" office:value-type="string"><text:p text:style-name="Штамп_5f_лево_5f_12_5f_гост"/></table:table-cell></table:table-row><table:table-row table:style-name="Таблица24.A1.1"><table:table-cell table:style-name="Таблица24.A2.1.3" office:value-type="string"><text:p text:style-name="Штамп_5f_лево_5f_12_5f_гост"><text:s/><text:user-field-get text:name="Должность3"/></text:p></table:table-cell><table:table-cell table:style-name="Таблица24.A1.1.2" office:value-type="string"><text:p text:style-name="Штамп_5f_лево_5f_12_5f_гост"><text:s/><text:user-field-get text:name="Фамилия3"/></text:p></table:table-cell><table:table-cell table:style-name="Таблица24.A1.1.2" office:value-type="string"><text:p text:style-name="Штамп_5f_лево_5f_12_5f_гост"/></table:table-cell><table:table-cell table:style-name="Таблица24.A1.1.2" office:value-type="string"><text:p text:style-name="Штамп_5f_лево_5f_12_5f_гост"/></table:table-cell></table:table-row><table:table-row table:style-name="Таблица24.A1.1"><table:table-cell table:style-name="Таблица24.A1.1.2" office:value-type="string"><text:p text:style-name="Штамп_5f_лево_5f_12_5f_гост"><text:s/><text:user-field-get text:name="Должность4"/></text:p></table:table-cell><table:table-cell table:style-name="Таблица24.A1.1.2" office:value-type="string"><text:p text:style-name="Штамп_5f_лево_5f_12_5f_гост"><text:s/><text:user-field-get text:name="Фамилия4"/></text:p></table:table-cell><table:table-cell table:style-name="Таблица24.A1.1.2" office:value-type="string"><text:p text:style-name="Штамп_5f_лево_5f_12_5f_гост"/></table:table-cell><table:table-cell table:style-name="Таблица24.A1.1.2" office:value-type="string"><text:p text:style-name="Штамп_5f_лево_5f_12_5f_гост"/></table:table-cell></table:table-row><table:table-row table:style-name="Таблица24.A1.1"><table:table-cell><table:table table:is-sub-table="true"><table:table-column table:style-name="Таблица24.A2.1"/><table:table-row table:style-name="Таблица24.A1.1"><table:table-cell table:style-name="Таблица24.A1.1.2" office:value-type="string"><text:p text:style-name="Штамп_5f_лево_5f_12_5f_гост"><text:s/><text:user-field-get text:name="Должность5"/></text:p></table:table-cell></table:table-row><table:table-row table:style-name="Таблица24.A1.1"><table:table-cell table:style-name="Таблица24.A1.1.2" office:value-type="string"><text:p text:style-name="Штамп_5f_лево_5f_12_5f_гост"><text:s/><text:user-field-get text:name="Должность6"/></text:p></table:table-cell></table:table-row></table:table></table:table-cell><table:table-cell><table:table table:is-sub-table="true"><table:table-column table:style-name="Таблица24.A2.2"/><table:table-row table:style-name="Таблица24.A1.1"><table:table-cell table:style-name="Таблица24.A1.1.2" office:value-type="string"><text:p text:style-name="Штамп_5f_лево_5f_12_5f_гост"><text:s/><text:user-field-get text:name="Фамилия5"/></text:p></table:table-cell></table:table-row><table:table-row table:style-name="Таблица24.A1.1"><table:table-cell table:style-name="Таблица24.A1.1.2" office:value-type="string"><text:p text:style-name="Штамп_5f_лево_5f_12_5f_гост"><text:s/><text:user-field-get text:name="Фамилия6"/></text:p></table:table-cell></table:table-row></table:table></table:table-cell><table:table-cell><table:table table:is-sub-table="true"><table:table-column table:style-name="Таблица24.A1.5"/><table:table-row table:style-name="Таблица24.A1.1"><table:table-cell table:style-name="Таблица24.A1.1.2" office:value-type="string"><text:p text:style-name="Штамп_5f_лево_5f_12_5f_гост"/></table:table-cell></table:table-row><table:table-row table:style-name="Таблица24.A1.1"><table:table-cell table:style-name="Таблица24.A1.1.2" office:value-type="string"><text:p text:style-name="Штамп_5f_лево_5f_12_5f_гост"/></table:table-cell></table:table-row></table:table></table:table-cell><table:table-cell><table:table table:is-sub-table="true"><table:table-column table:style-name="Таблица24.A2.4"/><table:table-row table:style-name="Таблица24.A1.1"><table:table-cell table:style-name="Таблица24.A1.1.2" office:value-type="string"><text:p text:style-name="Штамп_5f_лево_5f_12_5f_гост"/></table:table-cell></table:table-row><table:table-row table:style-name="Таблица24.A1.1"><table:table-cell table:style-name="Таблица24.A1.1.2" office:value-type="string"><text:p text:style-name="Штамп_5f_лево_5f_12_5f_гост"/></table:table-cell></table:table-row></table:table></table:table-cell></table:table-row></table:table></table:table-cell><table:table-cell><table:table table:is-sub-table="true"><table:table-column table:style-name="Таблица24.B"/><table:table-row table:style-name="Таблица24.B1.2"><table:table-cell table:style-name="Таблица24.A1.1.1" office:value-type="string"><text:p text:style-name="Штамп_5f_центр_5f_16_5f_гост"><text:user-field-get text:name="Рамка_доп1"/></text:p></table:table-cell></table:table-row><table:table-row table:style-name="Таблица24.B1.2"><table:table-cell table:style-name="Таблица24.A1.1.2" office:value-type="string"><text:p text:style-name="Штамп_5f_центр_5f_16_5f_гост"><text:user-field-get text:name="Рамка_доп2"/></text:p></table:table-cell></table:table-row></table:table></table:table-cell><table:table-cell><table:table table:is-sub-table="true"><table:table-column table:style-name="Таблица24.A1.5"/><table:table-column table:style-name="Таблица24.C2.2"/><table:table-column table:style-name="Таблица24.C2.3"/><table:table-row table:style-name="Таблица24.A1.1"><table:table-cell table:style-name="Таблица24.A1.1.1" office:value-type="string"><text:p text:style-name="Штамп_5f_центр_5f_11_5f_гост">Стадия</text:p></table:table-cell><table:table-cell table:style-name="Таблица24.A1.1.1" office:value-type="string"><text:p text:style-name="Штамп_5f_центр_5f_11_5f_гост">Лист</text:p></table:table-cell><table:table-cell table:style-name="Таблица24.B1.1.1" office:value-type="string"><text:p text:style-name="Штамп_5f_центр_5f_11_5f_гост">Листов</text:p></table:table-cell></table:table-row><table:table-row table:style-name="Таблица24.B1.1"><table:table-cell table:style-name="Таблица24.A1.1.2" office:value-type="string"><text:p text:style-name="Штамп_5f_центр_5f_12_5f_гост"><text:user-field-get text:name="Стадия">Р</text:user-field-get></text:p></table:table-cell><table:table-cell table:style-name="Таблица24.A1.1.2" office:value-type="string"><text:p text:style-name="Штамп_5f_центр_5f_12_5f_гост"><text:user-field-get text:name="Номер_листа"/><text:page-number text:select-page="current">0</text:page-number></text:p></table:table-cell><table:table-cell table:style-name="Таблица24.C2.3.2" table:formula="ooow:&lt;A1.1.1&gt;+&lt;A1.2.1&gt;" office:value-type="float" office:value="6"><text:p text:style-name="Штамп_5f_центр_5f_12_5f_гост">6</text:p></table:table-cell></table:table-row><table:table-row table:style-name="Таблица24.B1.2"><table:table-cell table:style-name="Таблица24.B1.1.2" table:number-columns-spanned="3" office:value-type="string"><text:p text:style-name="Штамп_5f_центр_5f_12_5f_гост"><text:user-field-get text:name="Организация1строка">ИКИ РАН</text:user-field-get></text:p><text:p text:style-name="Штамп_5f_центр_5f_12_5f_гост"><text:user-field-get text:name="Организация2строка">г. Москва</text:user-field-get></text:p><text:p text:style-name="Штамп_5f_центр_5f_12_5f_гост"><text:user-field-get text:name="Организация3строка">2014 г. </text:user-field-get></text:p></table:table-cell><table:covered-table-cell/><table:covered-table-cell/></table:table-row></table:table></table:table-cell></table:table-row></table:table><text:p text:style-name="Frame_20_contents"/></draw:text-box></draw:frame></text:p>
      </style:footer>
    </style:master-page>
    <style:master-page style:name="A4_5f_форма6_5f_доп1" style:display-name="A4_форма6_доп1" style:page-layout-name="Mpm5">
      <style:footer>
        <text:p text:style-name="Footer"><draw:frame draw:style-name="Mfr2" draw:name="Врезка27" text:anchor-type="paragraph" svg:x="2cm" svg:y="27.67cm" svg:width="18.5cm" svg:height="1.529cm" draw:z-index="5"><draw:text-box><table:table table:name="Таблица27" table:style-name="Таблица27"><table:table-column table:style-name="Таблица27.A"/><table:table-column table:style-name="Таблица27.B"/><table:table-column table:style-name="Таблица27.C"/><table:table-row><table:table-cell><table:table table:is-sub-table="true"><table:table-column table:style-name="Таблица27.A1.1"/><table:table-column table:style-name="Таблица27.A1.2" table:number-columns-repeated="3"/><table:table-column table:style-name="Таблица27.A1.5"/><table:table-column table:style-name="Таблица27.A1.6"/><table:table-row table:style-name="Таблица27.A1.1"><table:table-cell table:style-name="Таблица27.A1.1.1" office:value-type="string"><text:p text:style-name="Штамп_5f_центр_5f_11_5f_гост"><draw:frame draw:style-name="Mfr1" draw:name="Врезка28" text:anchor-type="paragraph" svg:x="0.82cm" svg:y="20.669cm" svg:width="1.199cm" svg:height="8.53cm" draw:z-index="9"><draw:text-box><table:table table:name="Таблица28" table:style-name="Таблица28"><table:table-column table:style-name="Таблица28.A"/><table:table-column table:style-name="Таблица28.B"/><table:table-row table:style-name="Таблица28.1"><table:table-cell table:style-name="Таблица28.A1" office:value-type="string"><text:p text:style-name="Штамп_5f_центр_5f_12_5f_гост_5f_90град">Взам. инв. №</text:p></table:table-cell><table:table-cell table:style-name="Таблица28.B1" office:value-type="string"><text:p text:style-name="Штамп_5f_центр_5f_12_5f_гост_5f_90град"><text:user-field-get text:name="Взамен_инв_номера"/></text:p></table:table-cell></table:table-row><table:table-row table:style-name="Таблица28.2"><table:table-cell table:style-name="Таблица28.A2" office:value-type="string"><text:p text:style-name="Штамп_5f_центр_5f_12_5f_гост_5f_90град">Подп. и дата</text:p></table:table-cell><table:table-cell table:style-name="Таблица28.B2" office:value-type="string"><text:p text:style-name="Штамп_5f_центр_5f_12_5f_гост_5f_90град"><text:user-field-get text:name="Дата"/> </text:p></table:table-cell></table:table-row><table:table-row table:style-name="Таблица28.1"><table:table-cell table:style-name="Таблица28.A2" office:value-type="string"><text:p text:style-name="Штамп_5f_центр_5f_12_5f_гост_5f_90град">Инв. № подл</text:p></table:table-cell><table:table-cell table:style-name="Таблица28.B3" office:value-type="string"><text:p text:style-name="Штамп_5f_центр_5f_12_5f_гост_5f_90град"><text:user-field-get text:name="Инвентарный_номер"/></text:p></table:table-cell></table:table-row></table:table><text:p text:style-name="MP3"/></draw:text-box></draw:frame></text:p></table:table-cell><table:table-cell table:style-name="Таблица27.A1.1.1" office:value-type="string"><text:p text:style-name="Штамп_5f_центр_5f_11_5f_гост"/></table:table-cell><table:table-cell table:style-name="Таблица27.A1.1.1" office:value-type="string"><text:p text:style-name="Штамп_5f_центр_5f_11_5f_гост"/></table:table-cell><table:table-cell table:style-name="Таблица27.A1.1.1" office:value-type="string"><text:p text:style-name="Штамп_5f_центр_5f_11_5f_гост"/></table:table-cell><table:table-cell table:style-name="Таблица27.A1.1.1" office:value-type="string"><text:p text:style-name="Штамп_5f_центр_5f_11_5f_гост"/></table:table-cell><table:table-cell table:style-name="Таблица27.A1.1.1" office:value-type="string"><text:p text:style-name="Штамп_5f_центр_5f_11_5f_гост"/></table:table-cell></table:table-row><table:table-row table:style-name="Таблица27.A1.1"><table:table-cell table:style-name="Таблица27.A1.1.2" office:value-type="string"><text:p text:style-name="Штамп_5f_центр_5f_11_5f_гост"/></table:table-cell><table:table-cell table:style-name="Таблица27.A1.1.2" office:value-type="string"><text:p text:style-name="Штамп_5f_центр_5f_11_5f_гост"/></table:table-cell><table:table-cell table:style-name="Таблица27.A1.1.2" office:value-type="string"><text:p text:style-name="Штамп_5f_центр_5f_11_5f_гост"/></table:table-cell><table:table-cell table:style-name="Таблица27.A1.1.2" office:value-type="string"><text:p text:style-name="Штамп_5f_центр_5f_11_5f_гост"/></table:table-cell><table:table-cell table:style-name="Таблица27.A1.1.2" office:value-type="string"><text:p text:style-name="Штамп_5f_центр_5f_11_5f_гост"/></table:table-cell><table:table-cell table:style-name="Таблица27.A1.1.2" office:value-type="string"><text:p text:style-name="Штамп_5f_центр_5f_11_5f_гост"/></table:table-cell></table:table-row><table:table-row table:style-name="Таблица27.A1.1"><table:table-cell table:style-name="Таблица27.A1.1.2" office:value-type="string"><text:p text:style-name="Штамп_5f_центр_5f_11_5f_гост">Изм.</text:p></table:table-cell><table:table-cell table:style-name="Таблица27.A1.1.2" office:value-type="string"><text:p text:style-name="Штамп_5f_центр_5f_11_5f_гост">Кол.уч.</text:p></table:table-cell><table:table-cell table:style-name="Таблица27.A1.1.2" office:value-type="string"><text:p text:style-name="Штамп_5f_центр_5f_11_5f_гост">Лист</text:p></table:table-cell><table:table-cell table:style-name="Таблица27.A1.1.2" office:value-type="string"><text:p text:style-name="Штамп_5f_центр_5f_11_5f_гост">№ док.</text:p></table:table-cell><table:table-cell table:style-name="Таблица27.A1.1.2" office:value-type="string"><text:p text:style-name="Штамп_5f_центр_5f_11_5f_гост">Подп</text:p></table:table-cell><table:table-cell table:style-name="Таблица27.A1.1.2" office:value-type="string"><text:p text:style-name="Штамп_5f_центр_5f_11_5f_гост">Дата</text:p></table:table-cell></table:table-row></table:table></table:table-cell><table:table-cell table:style-name="Таблица27.A1.1.1" office:value-type="string"><text:p text:style-name="Штамп_5f_центр_5f_20_5f_гост"><text:user-field-get text:name="Код_проекта">КИА БУК</text:user-field-get></text:p></table:table-cell><table:table-cell><table:table table:is-sub-table="true"><table:table-column table:style-name="Таблица27.C"/><table:table-row table:style-name="Таблица27.A1.1"><table:table-cell table:style-name="Таблица27.C1.1.1" office:value-type="string"><text:p text:style-name="Штамп_5f_центр_5f_12_5f_гост">Лист</text:p></table:table-cell></table:table-row><table:table-row table:style-name="Таблица27.C1.2"><table:table-cell table:style-name="Таблица27.C1.1.2" office:value-type="string"><text:p text:style-name="Штамп_5f_центр_5f_12_5f_гост"><text:user-field-get text:name="Номер_листа"/><text:page-number text:select-page="current">6</text:page-number></text:p></table:table-cell></table:table-row></table:table></table:table-cell></table:table-row></table:table><text:p text:style-name="Frame_20_contents"/></draw:text-box></draw:frame></text:p>
      </style:footer>
    </style:master-page>
    <style:master-page style:name="A4_5f_форма5_5f_доп1_5f_табл" style:display-name="A4_форма5_доп1_табл" style:page-layout-name="Mpm9" style:next-style-name="A4_5f_форма6_5f_доп1">
      <style:footer>
        <text:p text:style-name="Footer"><draw:frame draw:style-name="Mfr2" draw:name="Врезка15" text:anchor-type="paragraph" svg:x="2cm" svg:y="25.171cm" svg:width="18.5cm" svg:height="4.03cm" draw:z-index="0"><draw:text-box><table:table table:name="Таблица15" table:style-name="Таблица15"><table:table-column table:style-name="Таблица15.A"/><table:table-column table:style-name="Таблица15.B"/><table:table-column table:style-name="Таблица15.C"/><table:table-row><table:table-cell><table:table table:is-sub-table="true"><table:table-column table:style-name="Таблица15.A1.1"/><table:table-column table:style-name="Таблица15.A1.2" table:number-columns-repeated="3"/><table:table-column table:style-name="Таблица15.A1.5"/><table:table-column table:style-name="Таблица15.A1.6"/><table:table-row table:style-name="Таблица15.A1.1"><table:table-cell table:style-name="Таблица15.A1.1.1" office:value-type="string"><text:p text:style-name="MP4"><draw:frame draw:style-name="Mfr1" draw:name="Врезка18" text:anchor-type="paragraph" svg:x="0.82cm" svg:y="20.669cm" svg:width="1.199cm" svg:height="8.53cm" draw:z-index="0"><draw:text-box><table:table table:name="Таблица18" table:style-name="Таблица18"><table:table-column table:style-name="Таблица18.A"/><table:table-column table:style-name="Таблица18.B"/><table:table-row table:style-name="Таблица18.1"><table:table-cell table:style-name="Таблица18.A1" office:value-type="string"><text:p text:style-name="Штамп_5f_центр_5f_12_5f_гост_5f_90град">Взам. инв. №</text:p></table:table-cell><table:table-cell table:style-name="Таблица18.B1" office:value-type="string"><text:p text:style-name="Штамп_5f_центр_5f_12_5f_гост_5f_90град"><text:user-field-get text:name="Взамен_инв_номера"/></text:p></table:table-cell></table:table-row><table:table-row table:style-name="Таблица18.2"><table:table-cell table:style-name="Таблица18.A2" office:value-type="string"><text:p text:style-name="Штамп_5f_центр_5f_12_5f_гост_5f_90град">Подп. и дата</text:p></table:table-cell><table:table-cell table:style-name="Таблица18.B2" office:value-type="string"><text:p text:style-name="Штамп_5f_центр_5f_12_5f_гост_5f_90град"><text:user-field-get text:name="Дата"/> </text:p></table:table-cell></table:table-row><table:table-row table:style-name="Таблица18.1"><table:table-cell table:style-name="Таблица18.A2" office:value-type="string"><text:p text:style-name="Штамп_5f_центр_5f_12_5f_гост_5f_90град">Инв. № подл</text:p></table:table-cell><table:table-cell table:style-name="Таблица18.B3" office:value-type="string"><text:p text:style-name="Штамп_5f_центр_5f_12_5f_гост_5f_90град"><text:user-field-get text:name="Инвентарный_номер"/></text:p></table:table-cell></table:table-row></table:table><text:p text:style-name="MP3"/></draw:text-box></draw:frame><text:user-field-get text:name="Приложений"/></text:p></table:table-cell><table:table-cell table:style-name="Таблица15.A1.1.1" office:value-type="string"><text:p text:style-name="MP4"><text:page-count>6</text:page-count></text:p></table:table-cell><table:table-cell table:style-name="Таблица15.A1.1.1" office:value-type="string"><text:p text:style-name="Штамп_5f_центр_5f_11_5f_гост"/></table:table-cell><table:table-cell table:style-name="Таблица15.A1.1.1" office:value-type="string"><text:p text:style-name="Штамп_5f_центр_5f_11_5f_гост"/></table:table-cell><table:table-cell table:style-name="Таблица15.A1.1.1" office:value-type="string"><text:p text:style-name="Штамп_5f_центр_5f_11_5f_гост"/></table:table-cell><table:table-cell table:style-name="Таблица15.A1.1.1" office:value-type="string"><text:p text:style-name="Штамп_5f_центр_5f_11_5f_гост"/></table:table-cell></table:table-row><table:table-row table:style-name="Таблица15.A1.1"><table:table-cell table:style-name="Таблица15.A1.1.2" office:value-type="string"><text:p text:style-name="Штамп_5f_центр_5f_11_5f_гост"/></table:table-cell><table:table-cell table:style-name="Таблица15.A1.1.2" office:value-type="string"><text:p text:style-name="Штамп_5f_центр_5f_11_5f_гост"/></table:table-cell><table:table-cell table:style-name="Таблица15.A1.1.2" office:value-type="string"><text:p text:style-name="Штамп_5f_центр_5f_11_5f_гост"/></table:table-cell><table:table-cell table:style-name="Таблица15.A1.1.2" office:value-type="string"><text:p text:style-name="Штамп_5f_центр_5f_11_5f_гост"/></table:table-cell><table:table-cell table:style-name="Таблица15.A1.1.2" office:value-type="string"><text:p text:style-name="Штамп_5f_центр_5f_11_5f_гост"/></table:table-cell><table:table-cell table:style-name="Таблица15.A1.1.2" office:value-type="string"><text:p text:style-name="Штамп_5f_центр_5f_11_5f_гост"/></table:table-cell></table:table-row><table:table-row table:style-name="Таблица15.A1.1"><table:table-cell table:style-name="Таблица15.A1.1.2" office:value-type="string"><text:p text:style-name="Штамп_5f_центр_5f_11_5f_гост">Изм.</text:p></table:table-cell><table:table-cell table:style-name="Таблица15.A1.1.2" office:value-type="string"><text:p text:style-name="Штамп_5f_центр_5f_11_5f_гост">Кол.уч.</text:p></table:table-cell><table:table-cell table:style-name="Таблица15.A1.1.2" office:value-type="string"><text:p text:style-name="Штамп_5f_центр_5f_11_5f_гост">Лист</text:p></table:table-cell><table:table-cell table:style-name="Таблица15.A1.1.2" office:value-type="string"><text:p text:style-name="Штамп_5f_центр_5f_11_5f_гост">№ док.</text:p></table:table-cell><table:table-cell table:style-name="Таблица15.A1.1.2" office:value-type="string"><text:p text:style-name="Штамп_5f_центр_5f_11_5f_гост">Подп</text:p></table:table-cell><table:table-cell table:style-name="Таблица15.A1.1.2" office:value-type="string"><text:p text:style-name="Штамп_5f_центр_5f_11_5f_гост">Дата</text:p></table:table-cell></table:table-row></table:table></table:table-cell><table:table-cell table:style-name="Таблица15.B1" table:number-columns-spanned="2" office:value-type="string"><text:p text:style-name="Штамп_5f_центр_5f_20_5f_гост"><text:user-field-get text:name="Код_проекта">КИА БУК</text:user-field-get></text:p></table:table-cell><table:covered-table-cell/></table:table-row><table:table-row><table:table-cell><table:table table:is-sub-table="true"><table:table-column table:style-name="Таблица15.A2.1"/><table:table-column table:style-name="Таблица15.A2.2"/><table:table-column table:style-name="Таблица15.A1.5"/><table:table-column table:style-name="Таблица15.A2.4"/><table:table-row table:style-name="Таблица15.A1.1"><table:table-cell table:style-name="Таблица15.A1.1.2" office:value-type="string"><text:p text:style-name="Штамп_5f_лево_5f_12_5f_гост"><text:s/><text:user-field-get text:name="Должность1"/></text:p></table:table-cell><table:table-cell table:style-name="Таблица15.A1.1.2" office:value-type="string"><text:p text:style-name="Штамп_5f_лево_5f_12_5f_гост"><text:s/><text:user-field-get text:name="Фамилия1"/></text:p></table:table-cell><table:table-cell table:style-name="Таблица15.A1.1.2" office:value-type="string"><text:p text:style-name="Штамп_5f_лево_5f_12_5f_гост"/></table:table-cell><table:table-cell table:style-name="Таблица15.A1.1.2" office:value-type="string"><text:p text:style-name="Штамп_5f_лево_5f_12_5f_гост"/></table:table-cell></table:table-row><table:table-row table:style-name="Таблица15.A1.1"><table:table-cell table:style-name="Таблица15.A1.1.2" office:value-type="string"><text:p text:style-name="Штамп_5f_лево_5f_12_5f_гост"><text:s/><text:user-field-get text:name="Должность2"/></text:p></table:table-cell><table:table-cell table:style-name="Таблица15.A1.1.2" office:value-type="string"><text:p text:style-name="Штамп_5f_лево_5f_12_5f_гост"><text:s/><text:user-field-get text:name="Фамилия2"/></text:p></table:table-cell><table:table-cell table:style-name="Таблица15.A1.1.2" office:value-type="string"><text:p text:style-name="Штамп_5f_лево_5f_12_5f_гост"/></table:table-cell><table:table-cell table:style-name="Таблица15.A1.1.2" office:value-type="string"><text:p text:style-name="Штамп_5f_лево_5f_12_5f_гост"/></table:table-cell></table:table-row><table:table-row table:style-name="Таблица15.A1.1"><table:table-cell table:style-name="Таблица15.A2.1.3" office:value-type="string"><text:p text:style-name="Штамп_5f_лево_5f_12_5f_гост"><text:s/><text:user-field-get text:name="Должность3"/></text:p></table:table-cell><table:table-cell table:style-name="Таблица15.A1.1.2" office:value-type="string"><text:p text:style-name="Штамп_5f_лево_5f_12_5f_гост"><text:s/><text:user-field-get text:name="Фамилия3"/></text:p></table:table-cell><table:table-cell table:style-name="Таблица15.A1.1.2" office:value-type="string"><text:p text:style-name="Штамп_5f_лево_5f_12_5f_гост"/></table:table-cell><table:table-cell table:style-name="Таблица15.A1.1.2" office:value-type="string"><text:p text:style-name="Штамп_5f_лево_5f_12_5f_гост"/></table:table-cell></table:table-row><table:table-row table:style-name="Таблица15.A1.1"><table:table-cell table:style-name="Таблица15.A1.1.2" office:value-type="string"><text:p text:style-name="Штамп_5f_лево_5f_12_5f_гост"><text:s/><text:user-field-get text:name="Должность4"/></text:p></table:table-cell><table:table-cell table:style-name="Таблица15.A1.1.2" office:value-type="string"><text:p text:style-name="Штамп_5f_лево_5f_12_5f_гост"><text:s/><text:user-field-get text:name="Фамилия4"/></text:p></table:table-cell><table:table-cell table:style-name="Таблица15.A1.1.2" office:value-type="string"><text:p text:style-name="Штамп_5f_лево_5f_12_5f_гост"/></table:table-cell><table:table-cell table:style-name="Таблица15.A1.1.2" office:value-type="string"><text:p text:style-name="Штамп_5f_лево_5f_12_5f_гост"/></table:table-cell></table:table-row><table:table-row table:style-name="Таблица15.A1.1"><table:table-cell table:style-name="Таблица15.A1.1.2" office:value-type="string"><text:p text:style-name="Штамп_5f_лево_5f_12_5f_гост"><text:s/><text:user-field-get text:name="Должность5"/></text:p></table:table-cell><table:table-cell table:style-name="Таблица15.A1.1.2" office:value-type="string"><text:p text:style-name="Штамп_5f_лево_5f_12_5f_гост"><text:s/><text:user-field-get text:name="Фамилия5"/></text:p></table:table-cell><table:table-cell table:style-name="Таблица15.A1.1.2" office:value-type="string"><text:p text:style-name="Штамп_5f_лево_5f_12_5f_гост"/></table:table-cell><table:table-cell table:style-name="Таблица15.A1.1.2" office:value-type="string"><text:p text:style-name="Штамп_5f_лево_5f_12_5f_гост"/></table:table-cell></table:table-row></table:table></table:table-cell><table:table-cell table:style-name="Таблица15.A1.1.1" office:value-type="string"><text:p text:style-name="Штамп_5f_центр_5f_16_5f_гост"><text:user-field-get text:name="Рамка_доп1"/></text:p></table:table-cell><table:table-cell><table:table table:is-sub-table="true"><table:table-column table:style-name="Таблица15.A1.5"/><table:table-column table:style-name="Таблица15.C2.2"/><table:table-column table:style-name="Таблица15.C2.3"/><table:table-row table:style-name="Таблица15.A1.1"><table:table-cell table:style-name="Таблица15.A1.1.1" office:value-type="string"><text:p text:style-name="Штамп_5f_центр_5f_11_5f_гост">Стадия</text:p></table:table-cell><table:table-cell table:style-name="Таблица15.A1.1.1" office:value-type="string"><text:p text:style-name="Штамп_5f_центр_5f_11_5f_гост">Лист</text:p></table:table-cell><table:table-cell table:style-name="Таблица15.B1" office:value-type="string"><text:p text:style-name="Штамп_5f_центр_5f_11_5f_гост">Листов</text:p></table:table-cell></table:table-row><table:table-row table:style-name="Таблица15.A1.1"><table:table-cell table:style-name="Таблица15.A1.1.2" office:value-type="string"><text:p text:style-name="Штамп_5f_центр_5f_12_5f_гост"><text:user-field-get text:name="Стадия">Р</text:user-field-get></text:p></table:table-cell><table:table-cell table:style-name="Таблица15.A1.1.2" office:value-type="string"><text:p text:style-name="Штамп_5f_центр_5f_12_5f_гост"><text:user-field-get text:name="Номер_листа"/><text:page-number text:select-page="current">0</text:page-number></text:p></table:table-cell><table:table-cell table:style-name="Таблица15.C2.3.2" table:formula="ooow:&lt;A1.1.1&gt;+&lt;A1.2.1&gt;" office:value-type="float" office:value="6"><text:p text:style-name="Штамп_5f_центр_5f_12_5f_гост">6</text:p></table:table-cell></table:table-row><table:table-row table:style-name="Таблица15.C2.3"><table:table-cell table:style-name="Таблица15.C2.1.3" table:number-columns-spanned="3" office:value-type="string"><text:p text:style-name="Штамп_5f_центр_5f_12_5f_гост"><text:user-field-get text:name="Организация1строка">ИКИ РАН</text:user-field-get></text:p><text:p text:style-name="Штамп_5f_центр_5f_12_5f_гост"><text:user-field-get text:name="Организация2строка">г. Москва</text:user-field-get></text:p><text:p text:style-name="Штамп_5f_центр_5f_12_5f_гост"><text:user-field-get text:name="Организация3строка">2014 г. </text:user-field-get></text:p></table:table-cell><table:covered-table-cell/><table:covered-table-cell/></table:table-row></table:table></table:table-cell></table:table-row></table:table><text:p text:style-name="Frame_20_contents"/></draw:text-box></draw:frame></text:p>
      </style:footer>
    </style:master-page>
    <style:master-page style:name="A4_5f_форма5_5f_доп1_5f_согл_5f_табл" style:display-name="A4_форма5_доп1_согл_табл" style:page-layout-name="Mpm9" style:next-style-name="A4_5f_форма6_5f_доп1_5f_согл_5f_табл">
      <style:footer>
        <text:p text:style-name="Footer"><draw:frame draw:style-name="Mfr2" draw:name="Врезка26" text:anchor-type="paragraph" svg:x="2cm" svg:y="25.171cm" svg:width="18.5cm" svg:height="4.03cm" draw:z-index="0"><draw:text-box><table:table table:name="Таблица26" table:style-name="Таблица26"><table:table-column table:style-name="Таблица26.A"/><table:table-column table:style-name="Таблица26.B"/><table:table-column table:style-name="Таблица26.C"/><table:table-row><table:table-cell><table:table table:is-sub-table="true"><table:table-column table:style-name="Таблица26.A1.1"/><table:table-column table:style-name="Таблица26.A1.2" table:number-columns-repeated="3"/><table:table-column table:style-name="Таблица26.A1.5"/><table:table-column table:style-name="Таблица26.A1.6"/><table:table-row table:style-name="Таблица26.A1.1"><table:table-cell table:style-name="Таблица26.A1.1.1" office:value-type="string"><text:p text:style-name="MP4"><draw:frame draw:style-name="Mfr1" draw:name="Врезка29" text:anchor-type="paragraph" svg:x="0.82cm" svg:y="20.669cm" svg:width="1.199cm" svg:height="8.53cm" draw:z-index="0"><draw:text-box><table:table table:name="Таблица29" table:style-name="Таблица29"><table:table-column table:style-name="Таблица29.A"/><table:table-column table:style-name="Таблица29.B"/><table:table-row table:style-name="Таблица29.1"><table:table-cell table:style-name="Таблица29.A1" office:value-type="string"><text:p text:style-name="Штамп_5f_центр_5f_12_5f_гост_5f_90град">Взам. инв. №</text:p></table:table-cell><table:table-cell table:style-name="Таблица29.B1" office:value-type="string"><text:p text:style-name="Штамп_5f_центр_5f_12_5f_гост_5f_90град"><text:user-field-get text:name="Взамен_инв_номера"/></text:p></table:table-cell></table:table-row><table:table-row table:style-name="Таблица29.2"><table:table-cell table:style-name="Таблица29.A2" office:value-type="string"><text:p text:style-name="Штамп_5f_центр_5f_12_5f_гост_5f_90град">Подп. и дата</text:p></table:table-cell><table:table-cell table:style-name="Таблица29.B2" office:value-type="string"><text:p text:style-name="Штамп_5f_право_5f_12_5f_гост_5f_90град"><text:user-field-get text:name="Дата"/> </text:p></table:table-cell></table:table-row><table:table-row table:style-name="Таблица29.1"><table:table-cell table:style-name="Таблица29.A2" office:value-type="string"><text:p text:style-name="Штамп_5f_центр_5f_12_5f_гост_5f_90град">Инв. № подл</text:p></table:table-cell><table:table-cell table:style-name="Таблица29.B3" office:value-type="string"><text:p text:style-name="Штамп_5f_центр_5f_12_5f_гост_5f_90град"><text:user-field-get text:name="Инвентарный_номер"/></text:p></table:table-cell></table:table-row></table:table><text:p text:style-name="MP3"/></draw:text-box></draw:frame><text:user-field-get text:name="Приложений"/></text:p></table:table-cell><table:table-cell table:style-name="Таблица26.A1.1.1" office:value-type="string"><text:p text:style-name="MP4"><text:page-count>6</text:page-count></text:p></table:table-cell><table:table-cell table:style-name="Таблица26.A1.1.1" office:value-type="string"><text:p text:style-name="Штамп_5f_центр_5f_11_5f_гост"/></table:table-cell><table:table-cell table:style-name="Таблица26.A1.1.1" office:value-type="string"><text:p text:style-name="Штамп_5f_центр_5f_11_5f_гост"/></table:table-cell><table:table-cell table:style-name="Таблица26.A1.1.1" office:value-type="string"><text:p text:style-name="Штамп_5f_центр_5f_11_5f_гост"/></table:table-cell><table:table-cell table:style-name="Таблица26.A1.1.1" office:value-type="string"><text:p text:style-name="Штамп_5f_центр_5f_11_5f_гост"/></table:table-cell></table:table-row><table:table-row table:style-name="Таблица26.A1.1"><table:table-cell table:style-name="Таблица26.A1.1.2" office:value-type="string"><text:p text:style-name="Штамп_5f_центр_5f_11_5f_гост"/></table:table-cell><table:table-cell table:style-name="Таблица26.A1.1.2" office:value-type="string"><text:p text:style-name="Штамп_5f_центр_5f_11_5f_гост"/></table:table-cell><table:table-cell table:style-name="Таблица26.A1.1.2" office:value-type="string"><text:p text:style-name="Штамп_5f_центр_5f_11_5f_гост"/></table:table-cell><table:table-cell table:style-name="Таблица26.A1.1.2" office:value-type="string"><text:p text:style-name="Штамп_5f_центр_5f_11_5f_гост"/></table:table-cell><table:table-cell table:style-name="Таблица26.A1.1.2" office:value-type="string"><text:p text:style-name="Штамп_5f_центр_5f_11_5f_гост"/></table:table-cell><table:table-cell table:style-name="Таблица26.A1.1.2" office:value-type="string"><text:p text:style-name="Штамп_5f_центр_5f_11_5f_гост"/></table:table-cell></table:table-row><table:table-row table:style-name="Таблица26.A1.1"><table:table-cell table:style-name="Таблица26.A1.1.2" office:value-type="string"><text:p text:style-name="Штамп_5f_центр_5f_11_5f_гост">Изм.</text:p></table:table-cell><table:table-cell table:style-name="Таблица26.A1.1.2" office:value-type="string"><text:p text:style-name="Штамп_5f_центр_5f_11_5f_гост">Кол.уч.</text:p></table:table-cell><table:table-cell table:style-name="Таблица26.A1.1.2" office:value-type="string"><text:p text:style-name="Штамп_5f_центр_5f_11_5f_гост">Лист</text:p></table:table-cell><table:table-cell table:style-name="Таблица26.A1.1.2" office:value-type="string"><text:p text:style-name="Штамп_5f_центр_5f_11_5f_гост">№ док.</text:p></table:table-cell><table:table-cell table:style-name="Таблица26.A1.1.2" office:value-type="string"><text:p text:style-name="Штамп_5f_центр_5f_11_5f_гост">Подп</text:p></table:table-cell><table:table-cell table:style-name="Таблица26.A1.1.2" office:value-type="string"><text:p text:style-name="Штамп_5f_центр_5f_11_5f_гост">Дата</text:p></table:table-cell></table:table-row></table:table></table:table-cell><table:table-cell table:style-name="Таблица26.B1" table:number-columns-spanned="2" office:value-type="string"><text:p text:style-name="Штамп_5f_центр_5f_20_5f_гост"><text:user-field-get text:name="Код_проекта">КИА БУК</text:user-field-get></text:p></table:table-cell><table:covered-table-cell/></table:table-row><table:table-row><table:table-cell><table:table table:is-sub-table="true"><table:table-column table:style-name="Таблица26.A2.1"/><table:table-column table:style-name="Таблица26.A2.2"/><table:table-column table:style-name="Таблица26.A1.5"/><table:table-column table:style-name="Таблица26.A2.4"/><table:table-row table:style-name="Таблица26.A1.1"><table:table-cell table:style-name="Таблица26.A1.1.2" office:value-type="string"><text:p text:style-name="Штамп_5f_лево_5f_12_5f_гост"><text:s/><text:user-field-get text:name="Должность1"/></text:p></table:table-cell><table:table-cell table:style-name="Таблица26.A1.1.2" office:value-type="string"><text:p text:style-name="Штамп_5f_лево_5f_12_5f_гост"><text:s/><text:user-field-get text:name="Фамилия1"/></text:p></table:table-cell><table:table-cell table:style-name="Таблица26.A1.1.2" office:value-type="string"><text:p text:style-name="Штамп_5f_лево_5f_12_5f_гост"/></table:table-cell><table:table-cell table:style-name="Таблица26.A1.1.2" office:value-type="string"><text:p text:style-name="Штамп_5f_лево_5f_12_5f_гост"/></table:table-cell></table:table-row><table:table-row table:style-name="Таблица26.A1.1"><table:table-cell table:style-name="Таблица26.A1.1.2" office:value-type="string"><text:p text:style-name="Штамп_5f_лево_5f_12_5f_гост"><text:s/><text:user-field-get text:name="Должность2"/></text:p></table:table-cell><table:table-cell table:style-name="Таблица26.A1.1.2" office:value-type="string"><text:p text:style-name="Штамп_5f_лево_5f_12_5f_гост"><text:s/><text:user-field-get text:name="Фамилия2"/></text:p></table:table-cell><table:table-cell table:style-name="Таблица26.A1.1.2" office:value-type="string"><text:p text:style-name="Штамп_5f_лево_5f_12_5f_гост"/></table:table-cell><table:table-cell table:style-name="Таблица26.A1.1.2" office:value-type="string"><text:p text:style-name="Штамп_5f_лево_5f_12_5f_гост"/></table:table-cell></table:table-row><table:table-row table:style-name="Таблица26.A1.1"><table:table-cell table:style-name="Таблица26.A2.1.3" office:value-type="string"><text:p text:style-name="Штамп_5f_лево_5f_12_5f_гост"><text:s/><text:user-field-get text:name="Должность3"/></text:p></table:table-cell><table:table-cell table:style-name="Таблица26.A1.1.2" office:value-type="string"><text:p text:style-name="Штамп_5f_лево_5f_12_5f_гост"><text:s/><text:user-field-get text:name="Фамилия3"/></text:p></table:table-cell><table:table-cell table:style-name="Таблица26.A1.1.2" office:value-type="string"><text:p text:style-name="Штамп_5f_лево_5f_12_5f_гост"/></table:table-cell><table:table-cell table:style-name="Таблица26.A1.1.2" office:value-type="string"><text:p text:style-name="Штамп_5f_лево_5f_12_5f_гост"/></table:table-cell></table:table-row><table:table-row table:style-name="Таблица26.A1.1"><table:table-cell table:style-name="Таблица26.A1.1.2" office:value-type="string"><text:p text:style-name="Штамп_5f_лево_5f_12_5f_гост"><text:s/><text:user-field-get text:name="Должность4"/></text:p></table:table-cell><table:table-cell table:style-name="Таблица26.A1.1.2" office:value-type="string"><text:p text:style-name="Штамп_5f_лево_5f_12_5f_гост"><text:s/><text:user-field-get text:name="Фамилия4"/></text:p></table:table-cell><table:table-cell table:style-name="Таблица26.A1.1.2" office:value-type="string"><text:p text:style-name="Штамп_5f_лево_5f_12_5f_гост"/></table:table-cell><table:table-cell table:style-name="Таблица26.A1.1.2" office:value-type="string"><text:p text:style-name="Штамп_5f_лево_5f_12_5f_гост"/></table:table-cell></table:table-row><table:table-row table:style-name="Таблица26.A1.1"><table:table-cell table:style-name="Таблица26.A1.1.2" office:value-type="string"><text:p text:style-name="Штамп_5f_лево_5f_12_5f_гост"><draw:frame draw:style-name="Mfr3" draw:name="Врезка30" text:anchor-type="paragraph" svg:x="0.011cm" svg:y="14.199cm" svg:width="2cm" svg:height="6.5cm" draw:z-index="0"><draw:text-box><table:table table:name="Таблица30" table:style-name="Таблица30"><table:table-column table:style-name="Таблица30.A"/><table:table-column table:style-name="Таблица30.B"/><table:table-row table:style-name="Таблица30.1"><table:table-cell table:style-name="Таблица30.A1" office:value-type="string"><text:p text:style-name="Штамп_5f_центр_5f_12_5f_гост_5f_90град">Согласовано</text:p></table:table-cell><table:table-cell><table:table table:is-sub-table="true"><table:table-column table:style-name="Таблица30.B1.1" table:number-columns-repeated="3"/><table:table-row table:style-name="Таблица30.B1.1"><table:table-cell table:style-name="Таблица30.B1.2.1" office:value-type="string"><text:p text:style-name="Штамп_5f_центр_5f_12_5f_гост_5f_90град"/></table:table-cell><table:table-cell table:style-name="Таблица30.B1.2.1" office:value-type="string"><text:p text:style-name="Штамп_5f_центр_5f_12_5f_гост_5f_90град"/></table:table-cell><table:table-cell table:style-name="Таблица30.B1.3.1" office:value-type="string"><text:p text:style-name="Штамп_5f_центр_5f_12_5f_гост_5f_90град"/></table:table-cell></table:table-row><table:table-row table:style-name="Таблица30.B1.2"><table:table-cell table:style-name="Таблица30.B1.2.4" office:value-type="string"><text:p text:style-name="Штамп_5f_центр_5f_12_5f_гост_5f_90град"/></table:table-cell><table:table-cell table:style-name="Таблица30.B1.2.4" office:value-type="string"><text:p text:style-name="Штамп_5f_центр_5f_12_5f_гост_5f_90град"/></table:table-cell><table:table-cell table:style-name="Таблица30.B1.3.4" office:value-type="string"><text:p text:style-name="Штамп_5f_центр_5f_12_5f_гост_5f_90град"/></table:table-cell></table:table-row><table:table-row table:style-name="Таблица30.B1.3"><table:table-cell table:style-name="Таблица30.B1.2.4" office:value-type="string"><text:p text:style-name="Штамп_5f_центр_5f_12_5f_гост_5f_90град"/></table:table-cell><table:table-cell table:style-name="Таблица30.B1.2.4" office:value-type="string"><text:p text:style-name="Штамп_5f_центр_5f_12_5f_гост_5f_90град"/></table:table-cell><table:table-cell table:style-name="Таблица30.B1.3.4" office:value-type="string"><text:p text:style-name="Штамп_5f_центр_5f_12_5f_гост_5f_90град"/></table:table-cell></table:table-row><table:table-row table:style-name="Таблица30.B1.3"><table:table-cell table:style-name="Таблица30.B1.2.4" office:value-type="string"><text:p text:style-name="Штамп_5f_центр_5f_12_5f_гост_5f_90град"/></table:table-cell><table:table-cell table:style-name="Таблица30.B1.2.4" office:value-type="string"><text:p text:style-name="Штамп_5f_центр_5f_12_5f_гост_5f_90град"/></table:table-cell><table:table-cell table:style-name="Таблица30.B1.3.4" office:value-type="string"><text:p text:style-name="Штамп_5f_центр_5f_12_5f_гост_5f_90град"/></table:table-cell></table:table-row></table:table></table:table-cell></table:table-row></table:table><text:p text:style-name="Frame_20_contents"/></draw:text-box></draw:frame> <text:user-field-get text:name="Должность5"/></text:p></table:table-cell><table:table-cell table:style-name="Таблица26.A1.1.2" office:value-type="string"><text:p text:style-name="Штамп_5f_лево_5f_12_5f_гост"><text:s/><text:user-field-get text:name="Фамилия5"/></text:p></table:table-cell><table:table-cell table:style-name="Таблица26.A1.1.2" office:value-type="string"><text:p text:style-name="Штамп_5f_лево_5f_12_5f_гост"/></table:table-cell><table:table-cell table:style-name="Таблица26.A1.1.2" office:value-type="string"><text:p text:style-name="Штамп_5f_лево_5f_12_5f_гост"/></table:table-cell></table:table-row></table:table></table:table-cell><table:table-cell table:style-name="Таблица26.A1.1.1" office:value-type="string"><text:p text:style-name="Штамп_5f_центр_5f_16_5f_гост"><text:user-field-get text:name="Рамка_доп1"/></text:p></table:table-cell><table:table-cell><table:table table:is-sub-table="true"><table:table-column table:style-name="Таблица26.A1.5"/><table:table-column table:style-name="Таблица26.C2.2"/><table:table-column table:style-name="Таблица26.C2.3"/><table:table-row table:style-name="Таблица26.A1.1"><table:table-cell table:style-name="Таблица26.A1.1.1" office:value-type="string"><text:p text:style-name="Штамп_5f_центр_5f_11_5f_гост">Стадия</text:p></table:table-cell><table:table-cell table:style-name="Таблица26.A1.1.1" office:value-type="string"><text:p text:style-name="Штамп_5f_центр_5f_11_5f_гост">Лист</text:p></table:table-cell><table:table-cell table:style-name="Таблица26.B1" office:value-type="string"><text:p text:style-name="Штамп_5f_центр_5f_11_5f_гост">Листов</text:p></table:table-cell></table:table-row><table:table-row table:style-name="Таблица26.A1.1"><table:table-cell table:style-name="Таблица26.A1.1.2" office:value-type="string"><text:p text:style-name="Штамп_5f_центр_5f_12_5f_гост"><text:user-field-get text:name="Стадия">Р</text:user-field-get></text:p></table:table-cell><table:table-cell table:style-name="Таблица26.A1.1.2" office:value-type="string"><text:p text:style-name="Штамп_5f_центр_5f_12_5f_гост"><text:user-field-get text:name="Номер_листа"/><text:page-number text:select-page="current">0</text:page-number></text:p></table:table-cell><table:table-cell table:style-name="Таблица26.C2.3.2" table:formula="ooow:&lt;A1.1.1&gt;+&lt;A1.2.1&gt;" office:value-type="float" office:value="6"><text:p text:style-name="Штамп_5f_центр_5f_12_5f_гост">6</text:p></table:table-cell></table:table-row><table:table-row table:style-name="Таблица26.C2.3"><table:table-cell table:style-name="Таблица26.C2.1.3" table:number-columns-spanned="3" office:value-type="string"><text:p text:style-name="Штамп_5f_центр_5f_12_5f_гост"><text:user-field-get text:name="Организация1строка">ИКИ РАН</text:user-field-get></text:p><text:p text:style-name="Штамп_5f_центр_5f_12_5f_гост"><text:user-field-get text:name="Организация2строка">г. Москва</text:user-field-get></text:p><text:p text:style-name="Штамп_5f_центр_5f_12_5f_гост"><text:user-field-get text:name="Организация3строка">2014 г. </text:user-field-get></text:p></table:table-cell><table:covered-table-cell/><table:covered-table-cell/></table:table-row></table:table></table:table-cell></table:table-row></table:table><text:p text:style-name="Frame_20_contents"/></draw:text-box></draw:frame></text:p>
      </style:footer>
    </style:master-page>
    <style:master-page style:name="A4_5f_форма3_5f_доп1_5f_табл" style:display-name="A4_форма3_доп1_табл" style:page-layout-name="Mpm10" style:next-style-name="A4_5f_форма6_5f_доп1_5f_табл">
      <style:footer>
        <text:p text:style-name="Footer"><draw:frame draw:style-name="Mfr2" draw:name="Врезка31" text:anchor-type="paragraph" svg:x="2cm" svg:y="23.67cm" svg:width="18.5cm" svg:height="5.53cm" draw:z-index="0"><draw:text-box><table:table table:name="Таблица31" table:style-name="Таблица31"><table:table-column table:style-name="Таблица31.A"/><table:table-column table:style-name="Таблица31.B"/><table:table-column table:style-name="Таблица31.C"/><table:table-row><table:table-cell><table:table table:is-sub-table="true"><table:table-column table:style-name="Таблица31.A1.1"/><table:table-column table:style-name="Таблица31.A1.2" table:number-columns-repeated="3"/><table:table-column table:style-name="Таблица31.A1.5"/><table:table-column table:style-name="Таблица31.A1.6"/><table:table-row table:style-name="Таблица31.A1.1"><table:table-cell table:style-name="Таблица31.A1.1.1" office:value-type="string"><text:p text:style-name="MP4"><draw:frame draw:style-name="Mfr1" draw:name="Врезка32" text:anchor-type="paragraph" svg:x="0.82cm" svg:y="20.669cm" svg:width="1.199cm" svg:height="8.53cm" draw:z-index="0"><draw:text-box><table:table table:name="Таблица32" table:style-name="Таблица32"><table:table-column table:style-name="Таблица32.A"/><table:table-column table:style-name="Таблица32.B"/><table:table-row table:style-name="Таблица32.1"><table:table-cell table:style-name="Таблица32.A1" office:value-type="string"><text:p text:style-name="Штамп_5f_центр_5f_12_5f_гост_5f_90град">Взам. инв. №</text:p></table:table-cell><table:table-cell table:style-name="Таблица32.B1" office:value-type="string"><text:p text:style-name="Штамп_5f_центр_5f_12_5f_гост_5f_90град"><text:user-field-get text:name="Взамен_инв_номера"/></text:p></table:table-cell></table:table-row><table:table-row table:style-name="Таблица32.2"><table:table-cell table:style-name="Таблица32.A2" office:value-type="string"><text:p text:style-name="Штамп_5f_центр_5f_12_5f_гост_5f_90град">Подп. и дата</text:p></table:table-cell><table:table-cell table:style-name="Таблица32.B2" office:value-type="string"><text:p text:style-name="Штамп_5f_центр_5f_12_5f_гост_5f_90град"><text:user-field-get text:name="Дата"/> </text:p></table:table-cell></table:table-row><table:table-row table:style-name="Таблица32.1"><table:table-cell table:style-name="Таблица32.A2" office:value-type="string"><text:p text:style-name="Штамп_5f_центр_5f_12_5f_гост_5f_90град">Инв. № подл</text:p></table:table-cell><table:table-cell table:style-name="Таблица32.B3" office:value-type="string"><text:p text:style-name="Штамп_5f_центр_5f_12_5f_гост_5f_90град"><text:user-field-get text:name="Инвентарный_номер"/></text:p></table:table-cell></table:table-row></table:table><text:p text:style-name="MP3"/></draw:text-box></draw:frame><text:user-field-get text:name="Приложений"/></text:p></table:table-cell><table:table-cell table:style-name="Таблица31.A1.1.1" office:value-type="string"><text:p text:style-name="MP4"><text:page-count>6</text:page-count></text:p></table:table-cell><table:table-cell table:style-name="Таблица31.A1.1.1" office:value-type="string"><text:p text:style-name="Штамп_5f_центр_5f_11_5f_гост"/></table:table-cell><table:table-cell table:style-name="Таблица31.A1.1.1" office:value-type="string"><text:p text:style-name="Штамп_5f_центр_5f_11_5f_гост"/></table:table-cell><table:table-cell table:style-name="Таблица31.A1.1.1" office:value-type="string"><text:p text:style-name="Штамп_5f_центр_5f_11_5f_гост"/></table:table-cell><table:table-cell table:style-name="Таблица31.A1.1.1" office:value-type="string"><text:p text:style-name="Штамп_5f_центр_5f_11_5f_гост"/></table:table-cell></table:table-row><table:table-row table:style-name="Таблица31.A1.1"><table:table-cell table:style-name="Таблица31.A1.1.2" office:value-type="string"><text:p text:style-name="Штамп_5f_центр_5f_11_5f_гост"/></table:table-cell><table:table-cell table:style-name="Таблица31.A1.1.2" office:value-type="string"><text:p text:style-name="Штамп_5f_центр_5f_11_5f_гост"/></table:table-cell><table:table-cell table:style-name="Таблица31.A1.1.2" office:value-type="string"><text:p text:style-name="Штамп_5f_центр_5f_11_5f_гост"/></table:table-cell><table:table-cell table:style-name="Таблица31.A1.1.2" office:value-type="string"><text:p text:style-name="Штамп_5f_центр_5f_11_5f_гост"/></table:table-cell><table:table-cell table:style-name="Таблица31.A1.1.2" office:value-type="string"><text:p text:style-name="Штамп_5f_центр_5f_11_5f_гост"/></table:table-cell><table:table-cell table:style-name="Таблица31.A1.1.2" office:value-type="string"><text:p text:style-name="Штамп_5f_центр_5f_11_5f_гост"/></table:table-cell></table:table-row><table:table-row table:style-name="Таблица31.A1.1"><table:table-cell table:style-name="Таблица31.A1.1.2" office:value-type="string"><text:p text:style-name="Штамп_5f_центр_5f_11_5f_гост"/></table:table-cell><table:table-cell table:style-name="Таблица31.A1.1.2" office:value-type="string"><text:p text:style-name="Штамп_5f_центр_5f_11_5f_гост"/></table:table-cell><table:table-cell table:style-name="Таблица31.A1.1.2" office:value-type="string"><text:p text:style-name="Штамп_5f_центр_5f_11_5f_гост"/></table:table-cell><table:table-cell table:style-name="Таблица31.A1.1.2" office:value-type="string"><text:p text:style-name="Штамп_5f_центр_5f_11_5f_гост"/></table:table-cell><table:table-cell table:style-name="Таблица31.A1.1.2" office:value-type="string"><text:p text:style-name="Штамп_5f_центр_5f_11_5f_гост"/></table:table-cell><table:table-cell table:style-name="Таблица31.A1.1.2" office:value-type="string"><text:p text:style-name="Штамп_5f_центр_5f_11_5f_гост"/></table:table-cell></table:table-row><table:table-row table:style-name="Таблица31.A1.1"><table:table-cell table:style-name="Таблица31.A1.1.2" office:value-type="string"><text:p text:style-name="Штамп_5f_центр_5f_11_5f_гост"/></table:table-cell><table:table-cell table:style-name="Таблица31.A1.1.2" office:value-type="string"><text:p text:style-name="Штамп_5f_центр_5f_11_5f_гост"/></table:table-cell><table:table-cell table:style-name="Таблица31.A1.1.2" office:value-type="string"><text:p text:style-name="Штамп_5f_центр_5f_11_5f_гост"/></table:table-cell><table:table-cell table:style-name="Таблица31.A1.1.2" office:value-type="string"><text:p text:style-name="Штамп_5f_центр_5f_11_5f_гост"/></table:table-cell><table:table-cell table:style-name="Таблица31.A1.1.2" office:value-type="string"><text:p text:style-name="Штамп_5f_центр_5f_11_5f_гост"/></table:table-cell><table:table-cell table:style-name="Таблица31.A1.1.2" office:value-type="string"><text:p text:style-name="Штамп_5f_центр_5f_11_5f_гост"/></table:table-cell></table:table-row><table:table-row table:style-name="Таблица31.A1.1"><table:table-cell table:style-name="Таблица31.A1.1.2" office:value-type="string"><text:p text:style-name="Штамп_5f_центр_5f_11_5f_гост">Изм.</text:p></table:table-cell><table:table-cell table:style-name="Таблица31.A1.1.2" office:value-type="string"><text:p text:style-name="Штамп_5f_центр_5f_11_5f_гост">Кол.уч.</text:p></table:table-cell><table:table-cell table:style-name="Таблица31.A1.1.2" office:value-type="string"><text:p text:style-name="Штамп_5f_центр_5f_11_5f_гост">Лист</text:p></table:table-cell><table:table-cell table:style-name="Таблица31.A1.1.2" office:value-type="string"><text:p text:style-name="Штамп_5f_центр_5f_11_5f_гост">№ док.</text:p></table:table-cell><table:table-cell table:style-name="Таблица31.A1.1.2" office:value-type="string"><text:p text:style-name="Штамп_5f_центр_5f_11_5f_гост">Подп</text:p></table:table-cell><table:table-cell table:style-name="Таблица31.A1.1.2" office:value-type="string"><text:p text:style-name="Штамп_5f_центр_5f_11_5f_гост">Дата</text:p></table:table-cell></table:table-row></table:table></table:table-cell><table:table-cell table:number-columns-spanned="2"><table:table table:is-sub-table="true"><table:table-column table:style-name="Таблица31.B1.1"/><table:table-row table:style-name="Таблица31.B1.1"><table:table-cell table:style-name="Таблица31.B1.1.1" office:value-type="string"><text:p text:style-name="Штамп_5f_центр_5f_20_5f_гост"><text:user-field-get text:name="Код_проекта">КИА БУК</text:user-field-get></text:p></table:table-cell></table:table-row><table:table-row table:style-name="Таблица31.B1.2"><table:table-cell table:style-name="Таблица31.B1.1.2" office:value-type="string"><text:p text:style-name="Штамп_5f_центр_5f_20_5f_гост"><text:user-field-get text:name="Название_проекта">Программное обеспечение контрольно-испытательной аппаратуры блока управления каналами.</text:user-field-get></text:p></table:table-cell></table:table-row></table:table></table:table-cell><table:covered-table-cell/></table:table-row><table:table-row><table:table-cell><table:table table:is-sub-table="true"><table:table-column table:style-name="Таблица31.A2.1"/><table:table-column table:style-name="Таблица31.A2.2"/><table:table-column table:style-name="Таблица31.A1.5"/><table:table-column table:style-name="Таблица31.A2.4"/><table:table-row table:style-name="Таблица31.A1.1"><table:table-cell table:style-name="Таблица31.A1.1.2" office:value-type="string"><text:p text:style-name="Штамп_5f_лево_5f_12_5f_гост"><text:s/><text:user-field-get text:name="Должность1"/></text:p></table:table-cell><table:table-cell table:style-name="Таблица31.A1.1.2" office:value-type="string"><text:p text:style-name="Штамп_5f_лево_5f_12_5f_гост"><text:s/><text:user-field-get text:name="Фамилия1"/></text:p></table:table-cell><table:table-cell table:style-name="Таблица31.A1.1.2" office:value-type="string"><text:p text:style-name="Штамп_5f_лево_5f_12_5f_гост"/></table:table-cell><table:table-cell table:style-name="Таблица31.A1.1.2" office:value-type="string"><text:p text:style-name="Штамп_5f_лево_5f_12_5f_гост"/></table:table-cell></table:table-row><table:table-row table:style-name="Таблица31.A1.1"><table:table-cell table:style-name="Таблица31.A1.1.2" office:value-type="string"><text:p text:style-name="Штамп_5f_лево_5f_12_5f_гост"><text:s/><text:user-field-get text:name="Должность2"/></text:p></table:table-cell><table:table-cell table:style-name="Таблица31.A1.1.2" office:value-type="string"><text:p text:style-name="Штамп_5f_лево_5f_12_5f_гост"><text:s/><text:user-field-get text:name="Фамилия2"/></text:p></table:table-cell><table:table-cell table:style-name="Таблица31.A1.1.2" office:value-type="string"><text:p text:style-name="Штамп_5f_лево_5f_12_5f_гост"/></table:table-cell><table:table-cell table:style-name="Таблица31.A1.1.2" office:value-type="string"><text:p text:style-name="Штамп_5f_лево_5f_12_5f_гост"/></table:table-cell></table:table-row><table:table-row table:style-name="Таблица31.A1.1"><table:table-cell table:style-name="Таблица31.A2.1.3" office:value-type="string"><text:p text:style-name="Штамп_5f_лево_5f_12_5f_гост"><text:s/><text:user-field-get text:name="Должность3"/></text:p></table:table-cell><table:table-cell table:style-name="Таблица31.A1.1.2" office:value-type="string"><text:p text:style-name="Штамп_5f_лево_5f_12_5f_гост"><text:s/><text:user-field-get text:name="Фамилия3"/></text:p></table:table-cell><table:table-cell table:style-name="Таблица31.A1.1.2" office:value-type="string"><text:p text:style-name="Штамп_5f_лево_5f_12_5f_гост"/></table:table-cell><table:table-cell table:style-name="Таблица31.A1.1.2" office:value-type="string"><text:p text:style-name="Штамп_5f_лево_5f_12_5f_гост"/></table:table-cell></table:table-row><table:table-row table:style-name="Таблица31.A1.1"><table:table-cell table:style-name="Таблица31.A1.1.2" office:value-type="string"><text:p text:style-name="Штамп_5f_лево_5f_12_5f_гост"><text:s/><text:user-field-get text:name="Должность4"/></text:p></table:table-cell><table:table-cell table:style-name="Таблица31.A1.1.2" office:value-type="string"><text:p text:style-name="Штамп_5f_лево_5f_12_5f_гост"><text:s/><text:user-field-get text:name="Фамилия4"/></text:p></table:table-cell><table:table-cell table:style-name="Таблица31.A1.1.2" office:value-type="string"><text:p text:style-name="Штамп_5f_лево_5f_12_5f_гост"/></table:table-cell><table:table-cell table:style-name="Таблица31.A1.1.2" office:value-type="string"><text:p text:style-name="Штамп_5f_лево_5f_12_5f_гост"/></table:table-cell></table:table-row><table:table-row table:style-name="Таблица31.A1.1"><table:table-cell><table:table table:is-sub-table="true"><table:table-column table:style-name="Таблица31.A2.1"/><table:table-row table:style-name="Таблица31.A1.1"><table:table-cell table:style-name="Таблица31.A1.1.2" office:value-type="string"><text:p text:style-name="Штамп_5f_лево_5f_12_5f_гост"><text:s/><text:user-field-get text:name="Должность5"/></text:p></table:table-cell></table:table-row><table:table-row table:style-name="Таблица31.A1.1"><table:table-cell table:style-name="Таблица31.A1.1.2" office:value-type="string"><text:p text:style-name="Штамп_5f_лево_5f_12_5f_гост"><text:s/><text:user-field-get text:name="Должность6"/></text:p></table:table-cell></table:table-row></table:table></table:table-cell><table:table-cell><table:table table:is-sub-table="true"><table:table-column table:style-name="Таблица31.A2.2"/><table:table-row table:style-name="Таблица31.A1.1"><table:table-cell table:style-name="Таблица31.A1.1.2" office:value-type="string"><text:p text:style-name="Штамп_5f_лево_5f_12_5f_гост"><text:s/><text:user-field-get text:name="Фамилия5"/></text:p></table:table-cell></table:table-row><table:table-row table:style-name="Таблица31.A1.1"><table:table-cell table:style-name="Таблица31.A1.1.2" office:value-type="string"><text:p text:style-name="Штамп_5f_лево_5f_12_5f_гост"><text:s/><text:user-field-get text:name="Фамилия6"/></text:p></table:table-cell></table:table-row></table:table></table:table-cell><table:table-cell><table:table table:is-sub-table="true"><table:table-column table:style-name="Таблица31.A1.5"/><table:table-row table:style-name="Таблица31.A1.1"><table:table-cell table:style-name="Таблица31.A1.1.2" office:value-type="string"><text:p text:style-name="Штамп_5f_лево_5f_12_5f_гост"/></table:table-cell></table:table-row><table:table-row table:style-name="Таблица31.A1.1"><table:table-cell table:style-name="Таблица31.A1.1.2" office:value-type="string"><text:p text:style-name="Штамп_5f_лево_5f_12_5f_гост"/></table:table-cell></table:table-row></table:table></table:table-cell><table:table-cell><table:table table:is-sub-table="true"><table:table-column table:style-name="Таблица31.A2.4"/><table:table-row table:style-name="Таблица31.A1.1"><table:table-cell table:style-name="Таблица31.A1.1.2" office:value-type="string"><text:p text:style-name="Штамп_5f_лево_5f_12_5f_гост"/></table:table-cell></table:table-row><table:table-row table:style-name="Таблица31.A1.1"><table:table-cell table:style-name="Таблица31.A1.1.2" office:value-type="string"><text:p text:style-name="Штамп_5f_лево_5f_12_5f_гост"/></table:table-cell></table:table-row></table:table></table:table-cell></table:table-row></table:table></table:table-cell><table:table-cell><table:table table:is-sub-table="true"><table:table-column table:style-name="Таблица31.B"/><table:table-row table:style-name="Таблица31.B1.2"><table:table-cell table:style-name="Таблица31.A1.1.1" office:value-type="string"><text:p text:style-name="Штамп_5f_центр_5f_16_5f_гост"><text:user-field-get text:name="Рамка_доп1"/></text:p></table:table-cell></table:table-row><table:table-row table:style-name="Таблица31.B1.2"><table:table-cell table:style-name="Таблица31.A1.1.2" office:value-type="string"><text:p text:style-name="Штамп_5f_центр_5f_16_5f_гост"><text:user-field-get text:name="Рамка_доп2"/></text:p></table:table-cell></table:table-row></table:table></table:table-cell><table:table-cell><table:table table:is-sub-table="true"><table:table-column table:style-name="Таблица31.A1.5"/><table:table-column table:style-name="Таблица31.C2.2"/><table:table-column table:style-name="Таблица31.C2.3"/><table:table-row table:style-name="Таблица31.A1.1"><table:table-cell table:style-name="Таблица31.A1.1.1" office:value-type="string"><text:p text:style-name="Штамп_5f_центр_5f_11_5f_гост">Стадия</text:p></table:table-cell><table:table-cell table:style-name="Таблица31.A1.1.1" office:value-type="string"><text:p text:style-name="Штамп_5f_центр_5f_11_5f_гост">Лист</text:p></table:table-cell><table:table-cell table:style-name="Таблица31.B1.1.1" office:value-type="string"><text:p text:style-name="Штамп_5f_центр_5f_11_5f_гост">Листов</text:p></table:table-cell></table:table-row><table:table-row table:style-name="Таблица31.B1.1"><table:table-cell table:style-name="Таблица31.A1.1.2" office:value-type="string"><text:p text:style-name="Штамп_5f_центр_5f_12_5f_гост"><text:user-field-get text:name="Стадия">Р</text:user-field-get></text:p></table:table-cell><table:table-cell table:style-name="Таблица31.A1.1.2" office:value-type="string"><text:p text:style-name="Штамп_5f_центр_5f_12_5f_гост"><text:user-field-get text:name="Номер_листа"/><text:page-number text:select-page="current">0</text:page-number></text:p></table:table-cell><table:table-cell table:style-name="Таблица31.C2.3.2" table:formula="ooow:&lt;A1.1.1&gt;+&lt;A1.2.1&gt;" office:value-type="float" office:value="6"><text:p text:style-name="Штамп_5f_центр_5f_12_5f_гост">6</text:p></table:table-cell></table:table-row><table:table-row table:style-name="Таблица31.B1.2"><table:table-cell table:style-name="Таблица31.B1.1.2" table:number-columns-spanned="3" office:value-type="string"><text:p text:style-name="Штамп_5f_центр_5f_12_5f_гост"><text:user-field-get text:name="Организация1строка">ИКИ РАН</text:user-field-get></text:p><text:p text:style-name="Штамп_5f_центр_5f_12_5f_гост"><text:user-field-get text:name="Организация2строка">г. Москва</text:user-field-get></text:p><text:p text:style-name="Штамп_5f_центр_5f_12_5f_гост"><text:user-field-get text:name="Организация3строка">2014 г. </text:user-field-get></text:p></table:table-cell><table:covered-table-cell/><table:covered-table-cell/></table:table-row></table:table></table:table-cell></table:table-row></table:table><text:p text:style-name="Frame_20_contents"/></draw:text-box></draw:frame></text:p>
      </style:footer>
    </style:master-page>
    <style:master-page style:name="A4_5f_форма3_5f_доп1_5f_согл_5f_табл" style:display-name="A4_форма3_доп1_согл_табл" style:page-layout-name="Mpm10" style:next-style-name="A4_5f_форма6_5f_доп1_5f_согл_5f_табл">
      <style:footer>
        <text:p text:style-name="Footer"><draw:frame draw:style-name="Mfr2" draw:name="Врезка33" text:anchor-type="paragraph" svg:x="2cm" svg:y="23.67cm" svg:width="18.5cm" svg:height="5.53cm" draw:z-index="0"><draw:text-box><table:table table:name="Таблица33" table:style-name="Таблица33"><table:table-column table:style-name="Таблица33.A"/><table:table-column table:style-name="Таблица33.B"/><table:table-column table:style-name="Таблица33.C"/><table:table-row><table:table-cell><table:table table:is-sub-table="true"><table:table-column table:style-name="Таблица33.A1.1"/><table:table-column table:style-name="Таблица33.A1.2" table:number-columns-repeated="3"/><table:table-column table:style-name="Таблица33.A1.5"/><table:table-column table:style-name="Таблица33.A1.6"/><table:table-row table:style-name="Таблица33.A1.1"><table:table-cell table:style-name="Таблица33.A1.1.1" office:value-type="string"><text:p text:style-name="MP4"><draw:frame draw:style-name="Mfr1" draw:name="Врезка34" text:anchor-type="paragraph" svg:x="0.82cm" svg:y="20.669cm" svg:width="1.199cm" svg:height="8.53cm" draw:z-index="0"><draw:text-box><table:table table:name="Таблица34" table:style-name="Таблица34"><table:table-column table:style-name="Таблица34.A"/><table:table-column table:style-name="Таблица34.B"/><table:table-row table:style-name="Таблица34.1"><table:table-cell table:style-name="Таблица34.A1" office:value-type="string"><text:p text:style-name="Штамп_5f_центр_5f_12_5f_гост_5f_90град">Взам. инв. №</text:p></table:table-cell><table:table-cell table:style-name="Таблица34.B1" office:value-type="string"><text:p text:style-name="Штамп_5f_центр_5f_12_5f_гост_5f_90град"><text:user-field-get text:name="Взамен_инв_номера"/></text:p></table:table-cell></table:table-row><table:table-row table:style-name="Таблица34.2"><table:table-cell table:style-name="Таблица34.A2" office:value-type="string"><text:p text:style-name="Штамп_5f_центр_5f_12_5f_гост_5f_90град">Подп. и дата</text:p></table:table-cell><table:table-cell table:style-name="Таблица34.B2" office:value-type="string"><text:p text:style-name="Штамп_5f_центр_5f_12_5f_гост_5f_90град"><text:user-field-get text:name="Дата"/> </text:p></table:table-cell></table:table-row><table:table-row table:style-name="Таблица34.1"><table:table-cell table:style-name="Таблица34.A2" office:value-type="string"><text:p text:style-name="Штамп_5f_центр_5f_12_5f_гост_5f_90град">Инв. № подл</text:p></table:table-cell><table:table-cell table:style-name="Таблица34.B3" office:value-type="string"><text:p text:style-name="Штамп_5f_центр_5f_12_5f_гост_5f_90град"><text:user-field-get text:name="Инвентарный_номер"/></text:p></table:table-cell></table:table-row></table:table><text:p text:style-name="MP3"/></draw:text-box></draw:frame><text:user-field-get text:name="Приложений"/></text:p></table:table-cell><table:table-cell table:style-name="Таблица33.A1.1.1" office:value-type="string"><text:p text:style-name="MP4"><text:page-count>6</text:page-count></text:p></table:table-cell><table:table-cell table:style-name="Таблица33.A1.1.1" office:value-type="string"><text:p text:style-name="Штамп_5f_центр_5f_11_5f_гост"/></table:table-cell><table:table-cell table:style-name="Таблица33.A1.1.1" office:value-type="string"><text:p text:style-name="Штамп_5f_центр_5f_11_5f_гост"/></table:table-cell><table:table-cell table:style-name="Таблица33.A1.1.1" office:value-type="string"><text:p text:style-name="Штамп_5f_центр_5f_11_5f_гост"/></table:table-cell><table:table-cell table:style-name="Таблица33.A1.1.1" office:value-type="string"><text:p text:style-name="Штамп_5f_центр_5f_11_5f_гост"/></table:table-cell></table:table-row><table:table-row table:style-name="Таблица33.A1.1"><table:table-cell table:style-name="Таблица33.A1.1.2" office:value-type="string"><text:p text:style-name="Штамп_5f_центр_5f_11_5f_гост"/></table:table-cell><table:table-cell table:style-name="Таблица33.A1.1.2" office:value-type="string"><text:p text:style-name="Штамп_5f_центр_5f_11_5f_гост"/></table:table-cell><table:table-cell table:style-name="Таблица33.A1.1.2" office:value-type="string"><text:p text:style-name="Штамп_5f_центр_5f_11_5f_гост"/></table:table-cell><table:table-cell table:style-name="Таблица33.A1.1.2" office:value-type="string"><text:p text:style-name="Штамп_5f_центр_5f_11_5f_гост"/></table:table-cell><table:table-cell table:style-name="Таблица33.A1.1.2" office:value-type="string"><text:p text:style-name="Штамп_5f_центр_5f_11_5f_гост"/></table:table-cell><table:table-cell table:style-name="Таблица33.A1.1.2" office:value-type="string"><text:p text:style-name="Штамп_5f_центр_5f_11_5f_гост"/></table:table-cell></table:table-row><table:table-row table:style-name="Таблица33.A1.1"><table:table-cell table:style-name="Таблица33.A1.1.2" office:value-type="string"><text:p text:style-name="Штамп_5f_центр_5f_11_5f_гост"/></table:table-cell><table:table-cell table:style-name="Таблица33.A1.1.2" office:value-type="string"><text:p text:style-name="Штамп_5f_центр_5f_11_5f_гост"/></table:table-cell><table:table-cell table:style-name="Таблица33.A1.1.2" office:value-type="string"><text:p text:style-name="Штамп_5f_центр_5f_11_5f_гост"/></table:table-cell><table:table-cell table:style-name="Таблица33.A1.1.2" office:value-type="string"><text:p text:style-name="Штамп_5f_центр_5f_11_5f_гост"/></table:table-cell><table:table-cell table:style-name="Таблица33.A1.1.2" office:value-type="string"><text:p text:style-name="Штамп_5f_центр_5f_11_5f_гост"/></table:table-cell><table:table-cell table:style-name="Таблица33.A1.1.2" office:value-type="string"><text:p text:style-name="Штамп_5f_центр_5f_11_5f_гост"/></table:table-cell></table:table-row><table:table-row table:style-name="Таблица33.A1.1"><table:table-cell table:style-name="Таблица33.A1.1.2" office:value-type="string"><text:p text:style-name="Штамп_5f_центр_5f_11_5f_гост"/></table:table-cell><table:table-cell table:style-name="Таблица33.A1.1.2" office:value-type="string"><text:p text:style-name="Штамп_5f_центр_5f_11_5f_гост"/></table:table-cell><table:table-cell table:style-name="Таблица33.A1.1.2" office:value-type="string"><text:p text:style-name="Штамп_5f_центр_5f_11_5f_гост"/></table:table-cell><table:table-cell table:style-name="Таблица33.A1.1.2" office:value-type="string"><text:p text:style-name="Штамп_5f_центр_5f_11_5f_гост"/></table:table-cell><table:table-cell table:style-name="Таблица33.A1.1.2" office:value-type="string"><text:p text:style-name="Штамп_5f_центр_5f_11_5f_гост"/></table:table-cell><table:table-cell table:style-name="Таблица33.A1.1.2" office:value-type="string"><text:p text:style-name="Штамп_5f_центр_5f_11_5f_гост"/></table:table-cell></table:table-row><table:table-row table:style-name="Таблица33.A1.1"><table:table-cell table:style-name="Таблица33.A1.1.2" office:value-type="string"><text:p text:style-name="Штамп_5f_центр_5f_11_5f_гост">Изм.</text:p></table:table-cell><table:table-cell table:style-name="Таблица33.A1.1.2" office:value-type="string"><text:p text:style-name="Штамп_5f_центр_5f_11_5f_гост">Кол.уч.</text:p></table:table-cell><table:table-cell table:style-name="Таблица33.A1.1.2" office:value-type="string"><text:p text:style-name="Штамп_5f_центр_5f_11_5f_гост">Лист</text:p></table:table-cell><table:table-cell table:style-name="Таблица33.A1.1.2" office:value-type="string"><text:p text:style-name="Штамп_5f_центр_5f_11_5f_гост">№ док.</text:p></table:table-cell><table:table-cell table:style-name="Таблица33.A1.1.2" office:value-type="string"><text:p text:style-name="Штамп_5f_центр_5f_11_5f_гост">Подп</text:p></table:table-cell><table:table-cell table:style-name="Таблица33.A1.1.2" office:value-type="string"><text:p text:style-name="Штамп_5f_центр_5f_11_5f_гост">Дата</text:p></table:table-cell></table:table-row></table:table></table:table-cell><table:table-cell table:number-columns-spanned="2"><table:table table:is-sub-table="true"><table:table-column table:style-name="Таблица33.B1.1"/><table:table-row table:style-name="Таблица33.B1.1"><table:table-cell table:style-name="Таблица33.B1.1.1" office:value-type="string"><text:p text:style-name="Штамп_5f_центр_5f_20_5f_гост"><text:user-field-get text:name="Код_проекта">КИА БУК</text:user-field-get></text:p></table:table-cell></table:table-row><table:table-row table:style-name="Таблица33.B1.2"><table:table-cell table:style-name="Таблица33.B1.1.2" office:value-type="string"><text:p text:style-name="Штамп_5f_центр_5f_20_5f_гост"><text:user-field-get text:name="Название_проекта">Программное обеспечение контрольно-испытательной аппаратуры блока управления каналами.</text:user-field-get></text:p></table:table-cell></table:table-row></table:table></table:table-cell><table:covered-table-cell/></table:table-row><table:table-row><table:table-cell><table:table table:is-sub-table="true"><table:table-column table:style-name="Таблица33.A2.1"/><table:table-column table:style-name="Таблица33.A2.2"/><table:table-column table:style-name="Таблица33.A1.5"/><table:table-column table:style-name="Таблица33.A2.4"/><table:table-row table:style-name="Таблица33.A1.1"><table:table-cell table:style-name="Таблица33.A1.1.2" office:value-type="string"><text:p text:style-name="Штамп_5f_лево_5f_12_5f_гост"><text:s/><text:user-field-get text:name="Должность1"/></text:p></table:table-cell><table:table-cell table:style-name="Таблица33.A1.1.2" office:value-type="string"><text:p text:style-name="Штамп_5f_лево_5f_12_5f_гост"><text:s/><text:user-field-get text:name="Фамилия1"/></text:p></table:table-cell><table:table-cell table:style-name="Таблица33.A1.1.2" office:value-type="string"><text:p text:style-name="Штамп_5f_лево_5f_12_5f_гост"/></table:table-cell><table:table-cell table:style-name="Таблица33.A1.1.2" office:value-type="string"><text:p text:style-name="Штамп_5f_лево_5f_12_5f_гост"/></table:table-cell></table:table-row><table:table-row table:style-name="Таблица33.A1.1"><table:table-cell table:style-name="Таблица33.A1.1.2" office:value-type="string"><text:p text:style-name="Штамп_5f_лево_5f_12_5f_гост"><text:s/><text:user-field-get text:name="Должность2"/></text:p></table:table-cell><table:table-cell table:style-name="Таблица33.A1.1.2" office:value-type="string"><text:p text:style-name="Штамп_5f_лево_5f_12_5f_гост"><text:s/><text:user-field-get text:name="Фамилия2"/></text:p></table:table-cell><table:table-cell table:style-name="Таблица33.A1.1.2" office:value-type="string"><text:p text:style-name="Штамп_5f_лево_5f_12_5f_гост"/></table:table-cell><table:table-cell table:style-name="Таблица33.A1.1.2" office:value-type="string"><text:p text:style-name="Штамп_5f_лево_5f_12_5f_гост"/></table:table-cell></table:table-row><table:table-row table:style-name="Таблица33.A1.1"><table:table-cell table:style-name="Таблица33.A2.1.3" office:value-type="string"><text:p text:style-name="Штамп_5f_лево_5f_12_5f_гост"><text:s/><text:user-field-get text:name="Должность3"/></text:p></table:table-cell><table:table-cell table:style-name="Таблица33.A1.1.2" office:value-type="string"><text:p text:style-name="Штамп_5f_лево_5f_12_5f_гост"><text:s/><text:user-field-get text:name="Фамилия3"/></text:p></table:table-cell><table:table-cell table:style-name="Таблица33.A1.1.2" office:value-type="string"><text:p text:style-name="Штамп_5f_лево_5f_12_5f_гост"/></table:table-cell><table:table-cell table:style-name="Таблица33.A1.1.2" office:value-type="string"><text:p text:style-name="Штамп_5f_лево_5f_12_5f_гост"/></table:table-cell></table:table-row><table:table-row table:style-name="Таблица33.A1.1"><table:table-cell table:style-name="Таблица33.A1.1.2" office:value-type="string"><text:p text:style-name="Штамп_5f_лево_5f_12_5f_гост"><text:s/><text:user-field-get text:name="Должность4"/></text:p></table:table-cell><table:table-cell table:style-name="Таблица33.A1.1.2" office:value-type="string"><text:p text:style-name="Штамп_5f_лево_5f_12_5f_гост"><text:s/><text:user-field-get text:name="Фамилия4"/></text:p></table:table-cell><table:table-cell table:style-name="Таблица33.A1.1.2" office:value-type="string"><text:p text:style-name="Штамп_5f_лево_5f_12_5f_гост"/></table:table-cell><table:table-cell table:style-name="Таблица33.A1.1.2" office:value-type="string"><text:p text:style-name="Штамп_5f_лево_5f_12_5f_гост"/></table:table-cell></table:table-row><table:table-row table:style-name="Таблица33.A1.1"><table:table-cell><table:table table:is-sub-table="true"><table:table-column table:style-name="Таблица33.A2.1"/><table:table-row table:style-name="Таблица33.A1.1"><table:table-cell table:style-name="Таблица33.A1.1.2" office:value-type="string"><text:p text:style-name="Штамп_5f_лево_5f_12_5f_гост"><draw:frame draw:style-name="Mfr3" draw:name="Врезка35" text:anchor-type="paragraph" svg:x="0.011cm" svg:y="14.199cm" svg:width="2cm" svg:height="6.5cm" draw:z-index="0"><draw:text-box><table:table table:name="Таблица35" table:style-name="Таблица35"><table:table-column table:style-name="Таблица35.A"/><table:table-column table:style-name="Таблица35.B"/><table:table-row table:style-name="Таблица35.1"><table:table-cell table:style-name="Таблица35.A1" office:value-type="string"><text:p text:style-name="Штамп_5f_центр_5f_12_5f_гост_5f_90град">Согласовано</text:p></table:table-cell><table:table-cell><table:table table:is-sub-table="true"><table:table-column table:style-name="Таблица35.B1.1" table:number-columns-repeated="3"/><table:table-row table:style-name="Таблица35.B1.1"><table:table-cell table:style-name="Таблица35.B1.2.1" office:value-type="string"><text:p text:style-name="Штамп_5f_центр_5f_12_5f_гост_5f_90град"/></table:table-cell><table:table-cell table:style-name="Таблица35.B1.2.1" office:value-type="string"><text:p text:style-name="Штамп_5f_центр_5f_12_5f_гост_5f_90град"/></table:table-cell><table:table-cell table:style-name="Таблица35.B1.3.1" office:value-type="string"><text:p text:style-name="Штамп_5f_центр_5f_12_5f_гост_5f_90град"/></table:table-cell></table:table-row><table:table-row table:style-name="Таблица35.B1.2"><table:table-cell table:style-name="Таблица35.B1.2.4" office:value-type="string"><text:p text:style-name="Штамп_5f_центр_5f_12_5f_гост_5f_90град"/></table:table-cell><table:table-cell table:style-name="Таблица35.B1.2.4" office:value-type="string"><text:p text:style-name="Штамп_5f_центр_5f_12_5f_гост_5f_90град"/></table:table-cell><table:table-cell table:style-name="Таблица35.B1.3.4" office:value-type="string"><text:p text:style-name="Штамп_5f_центр_5f_12_5f_гост_5f_90град"/></table:table-cell></table:table-row><table:table-row table:style-name="Таблица35.B1.3"><table:table-cell table:style-name="Таблица35.B1.2.4" office:value-type="string"><text:p text:style-name="Штамп_5f_центр_5f_12_5f_гост_5f_90град"/></table:table-cell><table:table-cell table:style-name="Таблица35.B1.2.4" office:value-type="string"><text:p text:style-name="Штамп_5f_центр_5f_12_5f_гост_5f_90град"/></table:table-cell><table:table-cell table:style-name="Таблица35.B1.3.4" office:value-type="string"><text:p text:style-name="Штамп_5f_центр_5f_12_5f_гост_5f_90град"/></table:table-cell></table:table-row><table:table-row table:style-name="Таблица35.B1.3"><table:table-cell table:style-name="Таблица35.B1.2.4" office:value-type="string"><text:p text:style-name="Штамп_5f_центр_5f_12_5f_гост_5f_90град"/></table:table-cell><table:table-cell table:style-name="Таблица35.B1.2.4" office:value-type="string"><text:p text:style-name="Штамп_5f_центр_5f_12_5f_гост_5f_90град"/></table:table-cell><table:table-cell table:style-name="Таблица35.B1.3.4" office:value-type="string"><text:p text:style-name="Штамп_5f_центр_5f_12_5f_гост_5f_90град"/></table:table-cell></table:table-row></table:table></table:table-cell></table:table-row></table:table><text:p text:style-name="Frame_20_contents"/></draw:text-box></draw:frame> <text:user-field-get text:name="Должность5"/></text:p></table:table-cell></table:table-row><table:table-row table:style-name="Таблица33.A1.1"><table:table-cell table:style-name="Таблица33.A1.1.2" office:value-type="string"><text:p text:style-name="Штамп_5f_лево_5f_12_5f_гост"><text:s/><text:user-field-get text:name="Должность6"/></text:p></table:table-cell></table:table-row></table:table></table:table-cell><table:table-cell><table:table table:is-sub-table="true"><table:table-column table:style-name="Таблица33.A2.2"/><table:table-row table:style-name="Таблица33.A1.1"><table:table-cell table:style-name="Таблица33.A1.1.2" office:value-type="string"><text:p text:style-name="Штамп_5f_лево_5f_12_5f_гост"><text:s/><text:user-field-get text:name="Фамилия5"/></text:p></table:table-cell></table:table-row><table:table-row table:style-name="Таблица33.A1.1"><table:table-cell table:style-name="Таблица33.A1.1.2" office:value-type="string"><text:p text:style-name="Штамп_5f_лево_5f_12_5f_гост"><text:s/><text:user-field-get text:name="Фамилия6"/></text:p></table:table-cell></table:table-row></table:table></table:table-cell><table:table-cell><table:table table:is-sub-table="true"><table:table-column table:style-name="Таблица33.A1.5"/><table:table-row table:style-name="Таблица33.A1.1"><table:table-cell table:style-name="Таблица33.A1.1.2" office:value-type="string"><text:p text:style-name="Штамп_5f_лево_5f_12_5f_гост"/></table:table-cell></table:table-row><table:table-row table:style-name="Таблица33.A1.1"><table:table-cell table:style-name="Таблица33.A1.1.2" office:value-type="string"><text:p text:style-name="Штамп_5f_лево_5f_12_5f_гост"/></table:table-cell></table:table-row></table:table></table:table-cell><table:table-cell><table:table table:is-sub-table="true"><table:table-column table:style-name="Таблица33.A2.4"/><table:table-row table:style-name="Таблица33.A1.1"><table:table-cell table:style-name="Таблица33.A1.1.2" office:value-type="string"><text:p text:style-name="Штамп_5f_лево_5f_12_5f_гост"/></table:table-cell></table:table-row><table:table-row table:style-name="Таблица33.A1.1"><table:table-cell table:style-name="Таблица33.A1.1.2" office:value-type="string"><text:p text:style-name="Штамп_5f_лево_5f_12_5f_гост"/></table:table-cell></table:table-row></table:table></table:table-cell></table:table-row></table:table></table:table-cell><table:table-cell><table:table table:is-sub-table="true"><table:table-column table:style-name="Таблица33.B"/><table:table-row table:style-name="Таблица33.B1.2"><table:table-cell table:style-name="Таблица33.A1.1.1" office:value-type="string"><text:p text:style-name="Штамп_5f_центр_5f_16_5f_гост"><text:user-field-get text:name="Рамка_доп1"/></text:p></table:table-cell></table:table-row><table:table-row table:style-name="Таблица33.B1.2"><table:table-cell table:style-name="Таблица33.A1.1.2" office:value-type="string"><text:p text:style-name="Штамп_5f_центр_5f_16_5f_гост"><text:user-field-get text:name="Рамка_доп2"/></text:p></table:table-cell></table:table-row></table:table></table:table-cell><table:table-cell><table:table table:is-sub-table="true"><table:table-column table:style-name="Таблица33.A1.5"/><table:table-column table:style-name="Таблица33.C2.2"/><table:table-column table:style-name="Таблица33.C2.3"/><table:table-row table:style-name="Таблица33.A1.1"><table:table-cell table:style-name="Таблица33.A1.1.1" office:value-type="string"><text:p text:style-name="Штамп_5f_центр_5f_11_5f_гост">Стадия</text:p></table:table-cell><table:table-cell table:style-name="Таблица33.A1.1.1" office:value-type="string"><text:p text:style-name="Штамп_5f_центр_5f_11_5f_гост">Лист</text:p></table:table-cell><table:table-cell table:style-name="Таблица33.B1.1.1" office:value-type="string"><text:p text:style-name="Штамп_5f_центр_5f_11_5f_гост">Листов</text:p></table:table-cell></table:table-row><table:table-row table:style-name="Таблица33.B1.1"><table:table-cell table:style-name="Таблица33.A1.1.2" office:value-type="string"><text:p text:style-name="Штамп_5f_центр_5f_12_5f_гост"><text:user-field-get text:name="Стадия">Р</text:user-field-get></text:p></table:table-cell><table:table-cell table:style-name="Таблица33.A1.1.2" office:value-type="string"><text:p text:style-name="Штамп_5f_центр_5f_12_5f_гост"><text:user-field-get text:name="Номер_листа"/><text:page-number text:select-page="current">0</text:page-number></text:p></table:table-cell><table:table-cell table:style-name="Таблица33.C2.3.2" table:formula="ooow:&lt;A1.1.1&gt;+&lt;A1.2.1&gt;" office:value-type="float" office:value="6"><text:p text:style-name="Штамп_5f_центр_5f_12_5f_гост">6</text:p></table:table-cell></table:table-row><table:table-row table:style-name="Таблица33.B1.2"><table:table-cell table:style-name="Таблица33.B1.1.2" table:number-columns-spanned="3" office:value-type="string"><text:p text:style-name="Штамп_5f_центр_5f_12_5f_гост"><text:user-field-get text:name="Организация1строка">ИКИ РАН</text:user-field-get></text:p><text:p text:style-name="Штамп_5f_центр_5f_12_5f_гост"><text:user-field-get text:name="Организация2строка">г. Москва</text:user-field-get></text:p><text:p text:style-name="Штамп_5f_центр_5f_12_5f_гост"><text:user-field-get text:name="Организация3строка">2014 г. </text:user-field-get></text:p></table:table-cell><table:covered-table-cell/><table:covered-table-cell/></table:table-row></table:table></table:table-cell></table:table-row></table:table><text:p text:style-name="Frame_20_contents"/></draw:text-box></draw:frame></text:p>
      </style:footer>
    </style:master-page>
    <style:master-page style:name="A4_5f_форма6_5f_доп1_5f_табл" style:display-name="A4_форма6_доп1_табл" style:page-layout-name="Mpm11">
      <style:footer>
        <text:p text:style-name="Footer"><draw:frame draw:style-name="Mfr2" draw:name="Врезка36" text:anchor-type="paragraph" svg:x="2cm" svg:y="27.67cm" svg:width="18.5cm" svg:height="1.529cm" draw:z-index="0"><draw:text-box><table:table table:name="Таблица36" table:style-name="Таблица36"><table:table-column table:style-name="Таблица36.A"/><table:table-column table:style-name="Таблица36.B"/><table:table-column table:style-name="Таблица36.C"/><table:table-row><table:table-cell><table:table table:is-sub-table="true"><table:table-column table:style-name="Таблица36.A1.1"/><table:table-column table:style-name="Таблица36.A1.2" table:number-columns-repeated="3"/><table:table-column table:style-name="Таблица36.A1.5"/><table:table-column table:style-name="Таблица36.A1.6"/><table:table-row table:style-name="Таблица36.A1.1"><table:table-cell table:style-name="Таблица36.A1.1.1" office:value-type="string"><text:p text:style-name="Штамп_5f_центр_5f_11_5f_гост"><draw:frame draw:style-name="Mfr1" draw:name="Врезка37" text:anchor-type="paragraph" svg:x="0.82cm" svg:y="20.669cm" svg:width="1.199cm" svg:height="8.53cm" draw:z-index="0"><draw:text-box><table:table table:name="Таблица37" table:style-name="Таблица37"><table:table-column table:style-name="Таблица37.A"/><table:table-column table:style-name="Таблица37.B"/><table:table-row table:style-name="Таблица37.1"><table:table-cell table:style-name="Таблица37.A1" office:value-type="string"><text:p text:style-name="Штамп_5f_центр_5f_12_5f_гост_5f_90град">Взам. инв. №</text:p></table:table-cell><table:table-cell table:style-name="Таблица37.B1" office:value-type="string"><text:p text:style-name="Штамп_5f_центр_5f_12_5f_гост_5f_90град"><text:user-field-get text:name="Взамен_инв_номера"/></text:p></table:table-cell></table:table-row><table:table-row table:style-name="Таблица37.2"><table:table-cell table:style-name="Таблица37.A2" office:value-type="string"><text:p text:style-name="Штамп_5f_центр_5f_12_5f_гост_5f_90град">Подп. и дата</text:p></table:table-cell><table:table-cell table:style-name="Таблица37.B2" office:value-type="string"><text:p text:style-name="Штамп_5f_центр_5f_12_5f_гост_5f_90град"><text:user-field-get text:name="Дата"/> </text:p></table:table-cell></table:table-row><table:table-row table:style-name="Таблица37.1"><table:table-cell table:style-name="Таблица37.A2" office:value-type="string"><text:p text:style-name="Штамп_5f_центр_5f_12_5f_гост_5f_90град">Инв. № подл</text:p></table:table-cell><table:table-cell table:style-name="Таблица37.B3" office:value-type="string"><text:p text:style-name="Штамп_5f_центр_5f_12_5f_гост_5f_90град"><text:user-field-get text:name="Инвентарный_номер"/></text:p></table:table-cell></table:table-row></table:table><text:p text:style-name="MP3"/></draw:text-box></draw:frame></text:p></table:table-cell><table:table-cell table:style-name="Таблица36.A1.1.1" office:value-type="string"><text:p text:style-name="Штамп_5f_центр_5f_11_5f_гост"/></table:table-cell><table:table-cell table:style-name="Таблица36.A1.1.1" office:value-type="string"><text:p text:style-name="Штамп_5f_центр_5f_11_5f_гост"/></table:table-cell><table:table-cell table:style-name="Таблица36.A1.1.1" office:value-type="string"><text:p text:style-name="Штамп_5f_центр_5f_11_5f_гост"/></table:table-cell><table:table-cell table:style-name="Таблица36.A1.1.1" office:value-type="string"><text:p text:style-name="Штамп_5f_центр_5f_11_5f_гост"/></table:table-cell><table:table-cell table:style-name="Таблица36.A1.1.1" office:value-type="string"><text:p text:style-name="Штамп_5f_центр_5f_11_5f_гост"/></table:table-cell></table:table-row><table:table-row table:style-name="Таблица36.A1.1"><table:table-cell table:style-name="Таблица36.A1.1.2" office:value-type="string"><text:p text:style-name="Штамп_5f_центр_5f_11_5f_гост"/></table:table-cell><table:table-cell table:style-name="Таблица36.A1.1.2" office:value-type="string"><text:p text:style-name="Штамп_5f_центр_5f_11_5f_гост"/></table:table-cell><table:table-cell table:style-name="Таблица36.A1.1.2" office:value-type="string"><text:p text:style-name="Штамп_5f_центр_5f_11_5f_гост"/></table:table-cell><table:table-cell table:style-name="Таблица36.A1.1.2" office:value-type="string"><text:p text:style-name="Штамп_5f_центр_5f_11_5f_гост"/></table:table-cell><table:table-cell table:style-name="Таблица36.A1.1.2" office:value-type="string"><text:p text:style-name="Штамп_5f_центр_5f_11_5f_гост"/></table:table-cell><table:table-cell table:style-name="Таблица36.A1.1.2" office:value-type="string"><text:p text:style-name="Штамп_5f_центр_5f_11_5f_гост"/></table:table-cell></table:table-row><table:table-row table:style-name="Таблица36.A1.1"><table:table-cell table:style-name="Таблица36.A1.1.2" office:value-type="string"><text:p text:style-name="Штамп_5f_центр_5f_11_5f_гост">Изм.</text:p></table:table-cell><table:table-cell table:style-name="Таблица36.A1.1.2" office:value-type="string"><text:p text:style-name="Штамп_5f_центр_5f_11_5f_гост">Кол.уч.</text:p></table:table-cell><table:table-cell table:style-name="Таблица36.A1.1.2" office:value-type="string"><text:p text:style-name="Штамп_5f_центр_5f_11_5f_гост">Лист</text:p></table:table-cell><table:table-cell table:style-name="Таблица36.A1.1.2" office:value-type="string"><text:p text:style-name="Штамп_5f_центр_5f_11_5f_гост">№ док.</text:p></table:table-cell><table:table-cell table:style-name="Таблица36.A1.1.2" office:value-type="string"><text:p text:style-name="Штамп_5f_центр_5f_11_5f_гост">Подп</text:p></table:table-cell><table:table-cell table:style-name="Таблица36.A1.1.2" office:value-type="string"><text:p text:style-name="Штамп_5f_центр_5f_11_5f_гост">Дата</text:p></table:table-cell></table:table-row></table:table></table:table-cell><table:table-cell table:style-name="Таблица36.A1.1.1" office:value-type="string"><text:p text:style-name="Штамп_5f_центр_5f_20_5f_гост"><text:user-field-get text:name="Код_проекта">КИА БУК</text:user-field-get></text:p></table:table-cell><table:table-cell><table:table table:is-sub-table="true"><table:table-column table:style-name="Таблица36.C"/><table:table-row table:style-name="Таблица36.A1.1"><table:table-cell table:style-name="Таблица36.C1.1.1" office:value-type="string"><text:p text:style-name="Штамп_5f_центр_5f_12_5f_гост">Лист</text:p></table:table-cell></table:table-row><table:table-row table:style-name="Таблица36.C1.2"><table:table-cell table:style-name="Таблица36.C1.1.2" office:value-type="string"><text:p text:style-name="Штамп_5f_центр_5f_12_5f_гост"><text:user-field-get text:name="Номер_листа"/><text:page-number text:select-page="current">0</text:page-number></text:p></table:table-cell></table:table-row></table:table></table:table-cell></table:table-row></table:table><text:p text:style-name="Frame_20_contents"/></draw:text-box></draw:frame></text:p>
      </style:footer>
    </style:master-page>
    <style:master-page style:name="A3_5f_форма5_5f_доп1_5f_согл_5f_табл" style:display-name="A3_форма5_доп1_согл_табл" style:page-layout-name="Mpm12" style:next-style-name="A3_5f_форма6_5f_доп1_5f_согл_5f_табл">
      <style:footer>
        <text:p text:style-name="Footer"><draw:frame draw:style-name="Mfr6" draw:name="Врезка49" text:anchor-type="paragraph" svg:x="20.967cm" svg:y="-0.494cm" svg:width="18.5cm" svg:height="4.03cm" draw:z-index="0"><draw:text-box><table:table table:name="Таблица49" table:style-name="Таблица49"><table:table-column table:style-name="Таблица49.A"/><table:table-column table:style-name="Таблица49.B"/><table:table-column table:style-name="Таблица49.C"/><table:table-row><table:table-cell><table:table table:is-sub-table="true"><table:table-column table:style-name="Таблица49.A1.1"/><table:table-column table:style-name="Таблица49.A1.2" table:number-columns-repeated="3"/><table:table-column table:style-name="Таблица49.A1.5"/><table:table-column table:style-name="Таблица49.A1.6"/><table:table-row table:style-name="Таблица49.A1.1"><table:table-cell table:style-name="Таблица49.A1.1.1" office:value-type="string"><text:p text:style-name="MP4"><draw:frame draw:style-name="Mfr1" draw:name="Врезка50" text:anchor-type="paragraph" svg:x="0.82cm" svg:y="20.669cm" svg:width="1.199cm" svg:height="8.53cm" draw:z-index="0"><draw:text-box><table:table table:name="Таблица50" table:style-name="Таблица50"><table:table-column table:style-name="Таблица50.A"/><table:table-column table:style-name="Таблица50.B"/><table:table-row table:style-name="Таблица50.1"><table:table-cell table:style-name="Таблица50.A1" office:value-type="string"><text:p text:style-name="Штамп_5f_центр_5f_12_5f_гост_5f_90град">Взам. инв. №</text:p></table:table-cell><table:table-cell table:style-name="Таблица50.B1" office:value-type="string"><text:p text:style-name="Штамп_5f_центр_5f_12_5f_гост_5f_90град"><text:user-field-get text:name="Взамен_инв_номера"/></text:p></table:table-cell></table:table-row><table:table-row table:style-name="Таблица50.2"><table:table-cell table:style-name="Таблица50.A2" office:value-type="string"><text:p text:style-name="Штамп_5f_центр_5f_12_5f_гост_5f_90град">Подп. и дата</text:p></table:table-cell><table:table-cell table:style-name="Таблица50.B2" office:value-type="string"><text:p text:style-name="Штамп_5f_центр_5f_12_5f_гост_5f_90град"><text:user-field-get text:name="Дата"/> </text:p></table:table-cell></table:table-row><table:table-row table:style-name="Таблица50.1"><table:table-cell table:style-name="Таблица50.A2" office:value-type="string"><text:p text:style-name="Штамп_5f_центр_5f_12_5f_гост_5f_90град">Инв. № подл</text:p></table:table-cell><table:table-cell table:style-name="Таблица50.B3" office:value-type="string"><text:p text:style-name="Штамп_5f_центр_5f_12_5f_гост_5f_90град"><text:user-field-get text:name="Инвентарный_номер"/></text:p></table:table-cell></table:table-row></table:table><text:p text:style-name="MP3"/></draw:text-box></draw:frame><text:user-field-get text:name="Приложений"/></text:p></table:table-cell><table:table-cell table:style-name="Таблица49.A1.1.1" office:value-type="string"><text:p text:style-name="MP4"><text:page-count>6</text:page-count></text:p></table:table-cell><table:table-cell table:style-name="Таблица49.A1.1.1" office:value-type="string"><text:p text:style-name="Штамп_5f_центр_5f_11_5f_гост"/></table:table-cell><table:table-cell table:style-name="Таблица49.A1.1.1" office:value-type="string"><text:p text:style-name="Штамп_5f_центр_5f_11_5f_гост"/></table:table-cell><table:table-cell table:style-name="Таблица49.A1.1.1" office:value-type="string"><text:p text:style-name="Штамп_5f_центр_5f_11_5f_гост"/></table:table-cell><table:table-cell table:style-name="Таблица49.A1.1.1" office:value-type="string"><text:p text:style-name="Штамп_5f_центр_5f_11_5f_гост"/></table:table-cell></table:table-row><table:table-row table:style-name="Таблица49.A1.1"><table:table-cell table:style-name="Таблица49.A1.1.2" office:value-type="string"><text:p text:style-name="Штамп_5f_центр_5f_11_5f_гост"/></table:table-cell><table:table-cell table:style-name="Таблица49.A1.1.2" office:value-type="string"><text:p text:style-name="Штамп_5f_центр_5f_11_5f_гост"/></table:table-cell><table:table-cell table:style-name="Таблица49.A1.1.2" office:value-type="string"><text:p text:style-name="Штамп_5f_центр_5f_11_5f_гост"/></table:table-cell><table:table-cell table:style-name="Таблица49.A1.1.2" office:value-type="string"><text:p text:style-name="Штамп_5f_центр_5f_11_5f_гост"/></table:table-cell><table:table-cell table:style-name="Таблица49.A1.1.2" office:value-type="string"><text:p text:style-name="Штамп_5f_центр_5f_11_5f_гост"/></table:table-cell><table:table-cell table:style-name="Таблица49.A1.1.2" office:value-type="string"><text:p text:style-name="Штамп_5f_центр_5f_11_5f_гост"/></table:table-cell></table:table-row><table:table-row table:style-name="Таблица49.A1.1"><table:table-cell table:style-name="Таблица49.A1.1.2" office:value-type="string"><text:p text:style-name="Штамп_5f_центр_5f_11_5f_гост">Изм.</text:p></table:table-cell><table:table-cell table:style-name="Таблица49.A1.1.2" office:value-type="string"><text:p text:style-name="Штамп_5f_центр_5f_11_5f_гост">Кол.уч.</text:p></table:table-cell><table:table-cell table:style-name="Таблица49.A1.1.2" office:value-type="string"><text:p text:style-name="Штамп_5f_центр_5f_11_5f_гост">Лист</text:p></table:table-cell><table:table-cell table:style-name="Таблица49.A1.1.2" office:value-type="string"><text:p text:style-name="Штамп_5f_центр_5f_11_5f_гост">№ док.</text:p></table:table-cell><table:table-cell table:style-name="Таблица49.A1.1.2" office:value-type="string"><text:p text:style-name="Штамп_5f_центр_5f_11_5f_гост">Подп</text:p></table:table-cell><table:table-cell table:style-name="Таблица49.A1.1.2" office:value-type="string"><text:p text:style-name="Штамп_5f_центр_5f_11_5f_гост">Дата</text:p></table:table-cell></table:table-row></table:table></table:table-cell><table:table-cell table:style-name="Таблица49.B1" table:number-columns-spanned="2" office:value-type="string"><text:p text:style-name="Штамп_5f_центр_5f_20_5f_гост"><text:user-field-get text:name="Код_проекта">КИА БУК</text:user-field-get></text:p></table:table-cell><table:covered-table-cell/></table:table-row><table:table-row><table:table-cell><table:table table:is-sub-table="true"><table:table-column table:style-name="Таблица49.A2.1"/><table:table-column table:style-name="Таблица49.A2.2"/><table:table-column table:style-name="Таблица49.A1.5"/><table:table-column table:style-name="Таблица49.A2.4"/><table:table-row table:style-name="Таблица49.A1.1"><table:table-cell table:style-name="Таблица49.A1.1.2" office:value-type="string"><text:p text:style-name="Штамп_5f_лево_5f_12_5f_гост"><text:s/><text:user-field-get text:name="Должность1"/></text:p></table:table-cell><table:table-cell table:style-name="Таблица49.A1.1.2" office:value-type="string"><text:p text:style-name="Штамп_5f_лево_5f_12_5f_гост"><text:s/><text:user-field-get text:name="Фамилия1"/></text:p></table:table-cell><table:table-cell table:style-name="Таблица49.A1.1.2" office:value-type="string"><text:p text:style-name="Штамп_5f_лево_5f_12_5f_гост"/></table:table-cell><table:table-cell table:style-name="Таблица49.A1.1.2" office:value-type="string"><text:p text:style-name="Штамп_5f_лево_5f_12_5f_гост"/></table:table-cell></table:table-row><table:table-row table:style-name="Таблица49.A1.1"><table:table-cell table:style-name="Таблица49.A1.1.2" office:value-type="string"><text:p text:style-name="Штамп_5f_лево_5f_12_5f_гост"><text:s/><text:user-field-get text:name="Должность2"/></text:p></table:table-cell><table:table-cell table:style-name="Таблица49.A1.1.2" office:value-type="string"><text:p text:style-name="Штамп_5f_лево_5f_12_5f_гост"><text:s/><text:user-field-get text:name="Фамилия2"/></text:p></table:table-cell><table:table-cell table:style-name="Таблица49.A1.1.2" office:value-type="string"><text:p text:style-name="Штамп_5f_лево_5f_12_5f_гост"/></table:table-cell><table:table-cell table:style-name="Таблица49.A1.1.2" office:value-type="string"><text:p text:style-name="Штамп_5f_лево_5f_12_5f_гост"/></table:table-cell></table:table-row><table:table-row table:style-name="Таблица49.A1.1"><table:table-cell table:style-name="Таблица49.A2.1.3" office:value-type="string"><text:p text:style-name="Штамп_5f_лево_5f_12_5f_гост"><text:s/><text:user-field-get text:name="Должность3"/></text:p></table:table-cell><table:table-cell table:style-name="Таблица49.A1.1.2" office:value-type="string"><text:p text:style-name="Штамп_5f_лево_5f_12_5f_гост"><text:s/><text:user-field-get text:name="Фамилия3"/></text:p></table:table-cell><table:table-cell table:style-name="Таблица49.A1.1.2" office:value-type="string"><text:p text:style-name="Штамп_5f_лево_5f_12_5f_гост"/></table:table-cell><table:table-cell table:style-name="Таблица49.A1.1.2" office:value-type="string"><text:p text:style-name="Штамп_5f_лево_5f_12_5f_гост"/></table:table-cell></table:table-row><table:table-row table:style-name="Таблица49.A1.1"><table:table-cell table:style-name="Таблица49.A1.1.2" office:value-type="string"><text:p text:style-name="Штамп_5f_лево_5f_12_5f_гост"><text:s/><text:user-field-get text:name="Должность4"/></text:p></table:table-cell><table:table-cell table:style-name="Таблица49.A1.1.2" office:value-type="string"><text:p text:style-name="Штамп_5f_лево_5f_12_5f_гост"><text:s/><text:user-field-get text:name="Фамилия4"/></text:p></table:table-cell><table:table-cell table:style-name="Таблица49.A1.1.2" office:value-type="string"><text:p text:style-name="Штамп_5f_лево_5f_12_5f_гост"/></table:table-cell><table:table-cell table:style-name="Таблица49.A1.1.2" office:value-type="string"><text:p text:style-name="Штамп_5f_лево_5f_12_5f_гост"/></table:table-cell></table:table-row><table:table-row table:style-name="Таблица49.A1.1"><table:table-cell table:style-name="Таблица49.A1.1.2" office:value-type="string"><text:p text:style-name="Штамп_5f_лево_5f_12_5f_гост"><draw:frame draw:style-name="Mfr3" draw:name="Врезка51" text:anchor-type="paragraph" svg:x="0.011cm" svg:y="14.199cm" svg:width="2cm" svg:height="6.5cm" draw:z-index="0"><draw:text-box><table:table table:name="Таблица51" table:style-name="Таблица51"><table:table-column table:style-name="Таблица51.A"/><table:table-column table:style-name="Таблица51.B"/><table:table-row table:style-name="Таблица51.1"><table:table-cell table:style-name="Таблица51.A1" office:value-type="string"><text:p text:style-name="Штамп_5f_центр_5f_12_5f_гост_5f_90град">Согласовано</text:p></table:table-cell><table:table-cell><table:table table:is-sub-table="true"><table:table-column table:style-name="Таблица51.B1.1" table:number-columns-repeated="3"/><table:table-row table:style-name="Таблица51.B1.1"><table:table-cell table:style-name="Таблица51.B1.2.1" office:value-type="string"><text:p text:style-name="Штамп_5f_центр_5f_12_5f_гост_5f_90град"/></table:table-cell><table:table-cell table:style-name="Таблица51.B1.2.1" office:value-type="string"><text:p text:style-name="Штамп_5f_центр_5f_12_5f_гост_5f_90град"/></table:table-cell><table:table-cell table:style-name="Таблица51.B1.3.1" office:value-type="string"><text:p text:style-name="Штамп_5f_центр_5f_12_5f_гост_5f_90град"/></table:table-cell></table:table-row><table:table-row table:style-name="Таблица51.B1.2"><table:table-cell table:style-name="Таблица51.B1.2.4" office:value-type="string"><text:p text:style-name="Штамп_5f_центр_5f_12_5f_гост_5f_90град"/></table:table-cell><table:table-cell table:style-name="Таблица51.B1.2.4" office:value-type="string"><text:p text:style-name="Штамп_5f_центр_5f_12_5f_гост_5f_90град"/></table:table-cell><table:table-cell table:style-name="Таблица51.B1.3.4" office:value-type="string"><text:p text:style-name="Штамп_5f_центр_5f_12_5f_гост_5f_90град"/></table:table-cell></table:table-row><table:table-row table:style-name="Таблица51.B1.3"><table:table-cell table:style-name="Таблица51.B1.2.4" office:value-type="string"><text:p text:style-name="Штамп_5f_центр_5f_12_5f_гост_5f_90град"/></table:table-cell><table:table-cell table:style-name="Таблица51.B1.2.4" office:value-type="string"><text:p text:style-name="Штамп_5f_центр_5f_12_5f_гост_5f_90град"/></table:table-cell><table:table-cell table:style-name="Таблица51.B1.3.4" office:value-type="string"><text:p text:style-name="Штамп_5f_центр_5f_12_5f_гост_5f_90град"/></table:table-cell></table:table-row><table:table-row table:style-name="Таблица51.B1.3"><table:table-cell table:style-name="Таблица51.B1.2.4" office:value-type="string"><text:p text:style-name="Штамп_5f_центр_5f_12_5f_гост_5f_90град"/></table:table-cell><table:table-cell table:style-name="Таблица51.B1.2.4" office:value-type="string"><text:p text:style-name="Штамп_5f_центр_5f_12_5f_гост_5f_90град"/></table:table-cell><table:table-cell table:style-name="Таблица51.B1.3.4" office:value-type="string"><text:p text:style-name="Штамп_5f_центр_5f_12_5f_гост_5f_90град"/></table:table-cell></table:table-row></table:table></table:table-cell></table:table-row></table:table><text:p text:style-name="Frame_20_contents"/></draw:text-box></draw:frame> <text:user-field-get text:name="Должность5"/></text:p></table:table-cell><table:table-cell table:style-name="Таблица49.A1.1.2" office:value-type="string"><text:p text:style-name="Штамп_5f_лево_5f_12_5f_гост"><text:s/><text:user-field-get text:name="Фамилия5"/></text:p></table:table-cell><table:table-cell table:style-name="Таблица49.A1.1.2" office:value-type="string"><text:p text:style-name="Штамп_5f_лево_5f_12_5f_гост"/></table:table-cell><table:table-cell table:style-name="Таблица49.A1.1.2" office:value-type="string"><text:p text:style-name="Штамп_5f_лево_5f_12_5f_гост"/></table:table-cell></table:table-row></table:table></table:table-cell><table:table-cell table:style-name="Таблица49.A1.1.1" office:value-type="string"><text:p text:style-name="Штамп_5f_центр_5f_16_5f_гост"><text:user-field-get text:name="Рамка_доп1"/></text:p></table:table-cell><table:table-cell><table:table table:is-sub-table="true"><table:table-column table:style-name="Таблица49.A1.5"/><table:table-column table:style-name="Таблица49.C2.2"/><table:table-column table:style-name="Таблица49.C2.3"/><table:table-row table:style-name="Таблица49.A1.1"><table:table-cell table:style-name="Таблица49.A1.1.1" office:value-type="string"><text:p text:style-name="Штамп_5f_центр_5f_11_5f_гост">Стадия</text:p></table:table-cell><table:table-cell table:style-name="Таблица49.A1.1.1" office:value-type="string"><text:p text:style-name="Штамп_5f_центр_5f_11_5f_гост">Лист</text:p></table:table-cell><table:table-cell table:style-name="Таблица49.B1" office:value-type="string"><text:p text:style-name="Штамп_5f_центр_5f_11_5f_гост">Листов</text:p></table:table-cell></table:table-row><table:table-row table:style-name="Таблица49.A1.1"><table:table-cell table:style-name="Таблица49.A1.1.2" office:value-type="string"><text:p text:style-name="Штамп_5f_центр_5f_12_5f_гост"><text:user-field-get text:name="Стадия">Р</text:user-field-get></text:p></table:table-cell><table:table-cell table:style-name="Таблица49.A1.1.2" office:value-type="string"><text:p text:style-name="Штамп_5f_центр_5f_12_5f_гост"><text:user-field-get text:name="Номер_листа"/><text:page-number text:select-page="current">0</text:page-number></text:p></table:table-cell><table:table-cell table:style-name="Таблица49.C2.3.2" table:formula="ooow:&lt;A1.1.1&gt;+&lt;A1.2.1&gt;" office:value-type="float" office:value="6"><text:p text:style-name="Штамп_5f_центр_5f_12_5f_гост">6</text:p></table:table-cell></table:table-row><table:table-row table:style-name="Таблица49.C2.3"><table:table-cell table:style-name="Таблица49.C2.1.3" table:number-columns-spanned="3" office:value-type="string"><text:p text:style-name="Штамп_5f_центр_5f_12_5f_гост"><text:user-field-get text:name="Организация1строка">ИКИ РАН</text:user-field-get></text:p><text:p text:style-name="Штамп_5f_центр_5f_12_5f_гост"><text:user-field-get text:name="Организация2строка">г. Москва</text:user-field-get></text:p><text:p text:style-name="Штамп_5f_центр_5f_12_5f_гост"><text:user-field-get text:name="Организация3строка">2014 г. </text:user-field-get></text:p></table:table-cell><table:covered-table-cell/><table:covered-table-cell/></table:table-row></table:table></table:table-cell></table:table-row></table:table><text:p text:style-name="Frame_20_contents"/></draw:text-box></draw:frame></text:p>
      </style:footer>
    </style:master-page>
    <style:master-page style:name="A3_5f_форма6_5f_доп1_5f_согл_5f_табл" style:display-name="A3_форма6_доп1_согл_табл" style:page-layout-name="Mpm13">
      <style:footer>
        <text:p text:style-name="Footer"><draw:frame draw:style-name="Mfr6" draw:name="Врезка45" text:anchor-type="paragraph" svg:x="20.967cm" svg:y="-0.494cm" svg:width="18.5cm" svg:height="1.529cm" draw:z-index="0"><draw:text-box><table:table table:name="Таблица45" table:style-name="Таблица45"><table:table-column table:style-name="Таблица45.A"/><table:table-column table:style-name="Таблица45.B"/><table:table-column table:style-name="Таблица45.C"/><table:table-row><table:table-cell><table:table table:is-sub-table="true"><table:table-column table:style-name="Таблица45.A1.1"/><table:table-column table:style-name="Таблица45.A1.2" table:number-columns-repeated="3"/><table:table-column table:style-name="Таблица45.A1.5"/><table:table-column table:style-name="Таблица45.A1.6"/><table:table-row table:style-name="Таблица45.A1.1"><table:table-cell table:style-name="Таблица45.A1.1.1" office:value-type="string"><text:p text:style-name="Штамп_5f_центр_5f_11_5f_гост"><draw:frame draw:style-name="Mfr1" draw:name="Врезка52" text:anchor-type="paragraph" svg:x="0.82cm" svg:y="20.669cm" svg:width="1.199cm" svg:height="8.53cm" draw:z-index="0"><draw:text-box><table:table table:name="Таблица52" table:style-name="Таблица52"><table:table-column table:style-name="Таблица52.A"/><table:table-column table:style-name="Таблица52.B"/><table:table-row table:style-name="Таблица52.1"><table:table-cell table:style-name="Таблица52.A1" office:value-type="string"><text:p text:style-name="Штамп_5f_центр_5f_12_5f_гост_5f_90град">Взам. инв. №</text:p></table:table-cell><table:table-cell table:style-name="Таблица52.B1" office:value-type="string"><text:p text:style-name="Штамп_5f_центр_5f_12_5f_гост_5f_90град"><text:user-field-get text:name="Взамен_инв_номера"/></text:p></table:table-cell></table:table-row><table:table-row table:style-name="Таблица52.2"><table:table-cell table:style-name="Таблица52.A2" office:value-type="string"><text:p text:style-name="Штамп_5f_центр_5f_12_5f_гост_5f_90град">Подп. и дата</text:p></table:table-cell><table:table-cell table:style-name="Таблица52.B2" office:value-type="string"><text:p text:style-name="Штамп_5f_центр_5f_12_5f_гост_5f_90град"><text:user-field-get text:name="Дата"/> </text:p></table:table-cell></table:table-row><table:table-row table:style-name="Таблица52.1"><table:table-cell table:style-name="Таблица52.A2" office:value-type="string"><text:p text:style-name="Штамп_5f_центр_5f_12_5f_гост_5f_90град">Инв. № подл</text:p></table:table-cell><table:table-cell table:style-name="Таблица52.B3" office:value-type="string"><text:p text:style-name="Штамп_5f_центр_5f_12_5f_гост_5f_90град"><text:user-field-get text:name="Инвентарный_номер"/></text:p></table:table-cell></table:table-row></table:table><text:p text:style-name="MP3"/></draw:text-box></draw:frame></text:p></table:table-cell><table:table-cell table:style-name="Таблица45.A1.1.1" office:value-type="string"><text:p text:style-name="Штамп_5f_центр_5f_11_5f_гост"/></table:table-cell><table:table-cell table:style-name="Таблица45.A1.1.1" office:value-type="string"><text:p text:style-name="Штамп_5f_центр_5f_11_5f_гост"/></table:table-cell><table:table-cell table:style-name="Таблица45.A1.1.1" office:value-type="string"><text:p text:style-name="Штамп_5f_центр_5f_11_5f_гост"/></table:table-cell><table:table-cell table:style-name="Таблица45.A1.1.1" office:value-type="string"><text:p text:style-name="Штамп_5f_центр_5f_11_5f_гост"/></table:table-cell><table:table-cell table:style-name="Таблица45.A1.1.1" office:value-type="string"><text:p text:style-name="Штамп_5f_центр_5f_11_5f_гост"/></table:table-cell></table:table-row><table:table-row table:style-name="Таблица45.A1.1"><table:table-cell table:style-name="Таблица45.A1.1.2" office:value-type="string"><text:p text:style-name="Штамп_5f_центр_5f_11_5f_гост"/></table:table-cell><table:table-cell table:style-name="Таблица45.A1.1.2" office:value-type="string"><text:p text:style-name="Штамп_5f_центр_5f_11_5f_гост"/></table:table-cell><table:table-cell table:style-name="Таблица45.A1.1.2" office:value-type="string"><text:p text:style-name="Штамп_5f_центр_5f_11_5f_гост"/></table:table-cell><table:table-cell table:style-name="Таблица45.A1.1.2" office:value-type="string"><text:p text:style-name="Штамп_5f_центр_5f_11_5f_гост"/></table:table-cell><table:table-cell table:style-name="Таблица45.A1.1.2" office:value-type="string"><text:p text:style-name="Штамп_5f_центр_5f_11_5f_гост"/></table:table-cell><table:table-cell table:style-name="Таблица45.A1.1.2" office:value-type="string"><text:p text:style-name="Штамп_5f_центр_5f_11_5f_гост"/></table:table-cell></table:table-row><table:table-row table:style-name="Таблица45.A1.1"><table:table-cell table:style-name="Таблица45.A1.1.2" office:value-type="string"><text:p text:style-name="Штамп_5f_центр_5f_11_5f_гост">Изм.</text:p></table:table-cell><table:table-cell table:style-name="Таблица45.A1.1.2" office:value-type="string"><text:p text:style-name="Штамп_5f_центр_5f_11_5f_гост">Кол.уч.</text:p></table:table-cell><table:table-cell table:style-name="Таблица45.A1.1.2" office:value-type="string"><text:p text:style-name="Штамп_5f_центр_5f_11_5f_гост">Лист</text:p></table:table-cell><table:table-cell table:style-name="Таблица45.A1.1.2" office:value-type="string"><text:p text:style-name="Штамп_5f_центр_5f_11_5f_гост">№ док.</text:p></table:table-cell><table:table-cell table:style-name="Таблица45.A1.1.2" office:value-type="string"><text:p text:style-name="Штамп_5f_центр_5f_11_5f_гост">Подп</text:p></table:table-cell><table:table-cell table:style-name="Таблица45.A1.1.2" office:value-type="string"><text:p text:style-name="Штамп_5f_центр_5f_11_5f_гост">Дата</text:p></table:table-cell></table:table-row></table:table></table:table-cell><table:table-cell table:style-name="Таблица45.A1.1.1" office:value-type="string"><text:p text:style-name="Штамп_5f_центр_5f_20_5f_гост"><text:user-field-get text:name="Код_проекта">КИА БУК</text:user-field-get></text:p></table:table-cell><table:table-cell><table:table table:is-sub-table="true"><table:table-column table:style-name="Таблица45.C"/><table:table-row table:style-name="Таблица45.A1.1"><table:table-cell table:style-name="Таблица45.C1.1.1" office:value-type="string"><text:p text:style-name="Штамп_5f_центр_5f_12_5f_гост">Лист</text:p></table:table-cell></table:table-row><table:table-row table:style-name="Таблица45.C1.2"><table:table-cell table:style-name="Таблица45.C1.1.2" office:value-type="string"><text:p text:style-name="Штамп_5f_центр_5f_12_5f_гост"><text:user-field-get text:name="Номер_листа"/><text:page-number text:select-page="current">0</text:page-number></text:p></table:table-cell></table:table-row></table:table></table:table-cell></table:table-row></table:table><text:p text:style-name="Frame_20_contents"/></draw:text-box></draw:frame><draw:frame draw:style-name="Mfr3" draw:name="Врезка53" text:anchor-type="paragraph" svg:x="0.011cm" svg:y="14.199cm" svg:width="2cm" svg:height="6.5cm" draw:z-index="0"><draw:text-box><table:table table:name="Таблица53" table:style-name="Таблица53"><table:table-column table:style-name="Таблица53.A"/><table:table-column table:style-name="Таблица53.B"/><table:table-row table:style-name="Таблица53.1"><table:table-cell table:style-name="Таблица53.A1" office:value-type="string"><text:p text:style-name="Штамп_5f_центр_5f_12_5f_гост_5f_90град">Согласовано</text:p></table:table-cell><table:table-cell><table:table table:is-sub-table="true"><table:table-column table:style-name="Таблица53.B1.1" table:number-columns-repeated="3"/><table:table-row table:style-name="Таблица53.B1.1"><table:table-cell table:style-name="Таблица53.B1.2.1" office:value-type="string"><text:p text:style-name="Штамп_5f_центр_5f_12_5f_гост_5f_90град"/></table:table-cell><table:table-cell table:style-name="Таблица53.B1.2.1" office:value-type="string"><text:p text:style-name="Штамп_5f_центр_5f_12_5f_гост_5f_90град"/></table:table-cell><table:table-cell table:style-name="Таблица53.B1.3.1" office:value-type="string"><text:p text:style-name="Штамп_5f_центр_5f_12_5f_гост_5f_90град"/></table:table-cell></table:table-row><table:table-row table:style-name="Таблица53.B1.2"><table:table-cell table:style-name="Таблица53.B1.2.4" office:value-type="string"><text:p text:style-name="Штамп_5f_центр_5f_12_5f_гост_5f_90град"/></table:table-cell><table:table-cell table:style-name="Таблица53.B1.2.4" office:value-type="string"><text:p text:style-name="Штамп_5f_центр_5f_12_5f_гост_5f_90град"/></table:table-cell><table:table-cell table:style-name="Таблица53.B1.3.4" office:value-type="string"><text:p text:style-name="Штамп_5f_центр_5f_12_5f_гост_5f_90град"/></table:table-cell></table:table-row><table:table-row table:style-name="Таблица53.B1.3"><table:table-cell table:style-name="Таблица53.B1.2.4" office:value-type="string"><text:p text:style-name="Штамп_5f_центр_5f_12_5f_гост_5f_90град"/></table:table-cell><table:table-cell table:style-name="Таблица53.B1.2.4" office:value-type="string"><text:p text:style-name="Штамп_5f_центр_5f_12_5f_гост_5f_90град"/></table:table-cell><table:table-cell table:style-name="Таблица53.B1.3.4" office:value-type="string"><text:p text:style-name="Штамп_5f_центр_5f_12_5f_гост_5f_90град"/></table:table-cell></table:table-row><table:table-row table:style-name="Таблица53.B1.3"><table:table-cell table:style-name="Таблица53.B1.2.4" office:value-type="string"><text:p text:style-name="Штамп_5f_центр_5f_12_5f_гост_5f_90град"/></table:table-cell><table:table-cell table:style-name="Таблица53.B1.2.4" office:value-type="string"><text:p text:style-name="Штамп_5f_центр_5f_12_5f_гост_5f_90град"/></table:table-cell><table:table-cell table:style-name="Таблица53.B1.3.4" office:value-type="string"><text:p text:style-name="Штамп_5f_центр_5f_12_5f_гост_5f_90град"/></table:table-cell></table:table-row></table:table></table:table-cell></table:table-row></table:table><text:p text:style-name="Frame_20_contents"/></draw:text-box></draw:frame></text:p>
      </style:footer>
    </style:master-page>
    <style:master-page style:name="A4_5f_рамка" style:display-name="A4_рамка" style:page-layout-name="Mpm14"/>
    <style:master-page style:name="A4_5f_рамка_5f_доп1" style:display-name="A4_рамка_доп1" style:page-layout-name="Mpm15">
      <style:footer>
        <text:p text:style-name="MP11"><draw:frame draw:style-name="Mfr1" draw:name="Врезка6" text:anchor-type="paragraph" svg:x="0.82cm" svg:y="20.669cm" svg:width="1.199cm" svg:height="8.53cm" draw:z-index="0"><draw:text-box><table:table table:name="Таблица1" table:style-name="Таблица1"><table:table-column table:style-name="Таблица1.A"/><table:table-column table:style-name="Таблица1.B"/><table:table-row table:style-name="Таблица1.1"><table:table-cell table:style-name="Таблица1.A1" office:value-type="string"><text:p text:style-name="Штамп_5f_центр_5f_12_5f_гост_5f_90град">Взам. инв. №</text:p></table:table-cell><table:table-cell table:style-name="Таблица1.B1" office:value-type="string"><text:p text:style-name="Штамп_5f_центр_5f_12_5f_гост_5f_90град"><text:user-field-get text:name="Взамен_инв_номера"/></text:p></table:table-cell></table:table-row><table:table-row table:style-name="Таблица1.2"><table:table-cell table:style-name="Таблица1.A2" office:value-type="string"><text:p text:style-name="Штамп_5f_центр_5f_12_5f_гост_5f_90град">Подп. и дата</text:p></table:table-cell><table:table-cell table:style-name="Таблица1.B2" office:value-type="string"><text:p text:style-name="Штамп_5f_право_5f_12_5f_гост_5f_90град"><text:user-field-get text:name="Дата"/> </text:p></table:table-cell></table:table-row><table:table-row table:style-name="Таблица1.1"><table:table-cell table:style-name="Таблица1.A2" office:value-type="string"><text:p text:style-name="Штамп_5f_центр_5f_12_5f_гост_5f_90град">Инв. № подл</text:p></table:table-cell><table:table-cell table:style-name="Таблица1.B3" office:value-type="string"><text:p text:style-name="Штамп_5f_центр_5f_12_5f_гост_5f_90град"><text:user-field-get text:name="Инвентарный_номер"/></text:p></table:table-cell></table:table-row></table:table><text:p text:style-name="MP3"/></draw:text-box></draw:frame></text:p>
      </style:footer>
    </style:master-page>
    <style:master-page style:name="A4_5f_титул_5f_рамка_5f_доп1_5f_согл" style:display-name="A4_титул_рамка_доп1_согл" style:page-layout-name="Mpm7" style:next-style-name="A4_5f_форма5_5f_доп1_5f_согл">
      <style:header>
        <text:p text:style-name="MP5"/>
        <text:p text:style-name="MP6"><draw:frame draw:style-name="Mfr4" draw:name="Графический объект3" text:anchor-type="paragraph" svg:x="0.517cm" svg:y="0.012cm" svg:width="2.595cm" svg:height="1.884cm" draw:z-index="0"><draw:image xlink:href="Pictures/1000020100000265000001BD430A8AC6.png" xlink:type="simple" xlink:show="embed" xlink:actuate="onLoad"/></draw:frame>Общество с ограниченной ответственностью</text:p>
        <text:p text:style-name="MP6">«Вологдасельэнергопроект»</text:p>
      </style:header>
      <style:footer>
        <text:user-field-decls>
          <text:user-field-decl office:value-type="string" office:string-value="2014" text:name="Подпись"/>
        </text:user-field-decls>
        <text:p text:style-name="MP2"><draw:frame draw:style-name="Mfr1" draw:name="Врезка61" text:anchor-type="paragraph" svg:x="0.82cm" svg:y="20.669cm" svg:width="1.199cm" svg:height="8.53cm" draw:z-index="0"><draw:text-box><table:table table:name="Таблица61" table:style-name="Таблица61"><table:table-column table:style-name="Таблица61.A"/><table:table-column table:style-name="Таблица61.B"/><table:table-row table:style-name="Таблица61.1"><table:table-cell table:style-name="Таблица61.A1" office:value-type="string"><text:p text:style-name="Штамп_5f_центр_5f_12_5f_гост_5f_90град">Взам. инв. №</text:p></table:table-cell><table:table-cell table:style-name="Таблица61.B1" office:value-type="string"><text:p text:style-name="Штамп_5f_центр_5f_12_5f_гост_5f_90град"><text:user-field-get text:name="Взамен_инв_номера"/></text:p></table:table-cell></table:table-row><table:table-row table:style-name="Таблица61.2"><table:table-cell table:style-name="Таблица61.A2" office:value-type="string"><text:p text:style-name="Штамп_5f_центр_5f_12_5f_гост_5f_90град">Подп. и дата</text:p></table:table-cell><table:table-cell table:style-name="Таблица61.B2" office:value-type="string"><text:p text:style-name="Штамп_5f_право_5f_12_5f_гост_5f_90град"><text:user-field-get text:name="Дата"/> </text:p></table:table-cell></table:table-row><table:table-row table:style-name="Таблица61.1"><table:table-cell table:style-name="Таблица61.A2" office:value-type="string"><text:p text:style-name="Штамп_5f_центр_5f_12_5f_гост_5f_90град">Инв. № подл</text:p></table:table-cell><table:table-cell table:style-name="Таблица61.B3" office:value-type="string"><text:p text:style-name="Штамп_5f_центр_5f_12_5f_гост_5f_90град"><text:user-field-get text:name="Инвентарный_номер"/></text:p></table:table-cell></table:table-row></table:table><text:p text:style-name="MP3"/></draw:text-box></draw:frame><draw:frame draw:style-name="Mfr3" draw:name="Врезка62" text:anchor-type="paragraph" svg:x="0.011cm" svg:y="14.199cm" svg:width="2cm" svg:height="6.5cm" draw:z-index="0"><draw:text-box><table:table table:name="Таблица62" table:style-name="Таблица62"><table:table-column table:style-name="Таблица62.A"/><table:table-column table:style-name="Таблица62.B"/><table:table-row table:style-name="Таблица62.1"><table:table-cell table:style-name="Таблица62.A1" office:value-type="string"><text:p text:style-name="Штамп_5f_центр_5f_12_5f_гост_5f_90град">Согласовано</text:p></table:table-cell><table:table-cell><table:table table:is-sub-table="true"><table:table-column table:style-name="Таблица62.B1.1" table:number-columns-repeated="3"/><table:table-row table:style-name="Таблица62.B1.1"><table:table-cell table:style-name="Таблица62.B1.2.1" office:value-type="string"><text:p text:style-name="Штамп_5f_центр_5f_12_5f_гост_5f_90град"/></table:table-cell><table:table-cell table:style-name="Таблица62.B1.2.1" office:value-type="string"><text:p text:style-name="Штамп_5f_центр_5f_12_5f_гост_5f_90град"/></table:table-cell><table:table-cell table:style-name="Таблица62.B1.3.1" office:value-type="string"><text:p text:style-name="Штамп_5f_центр_5f_12_5f_гост_5f_90град"/></table:table-cell></table:table-row><table:table-row table:style-name="Таблица62.B1.2"><table:table-cell table:style-name="Таблица62.B1.2.4" office:value-type="string"><text:p text:style-name="Штамп_5f_центр_5f_12_5f_гост_5f_90град"/></table:table-cell><table:table-cell table:style-name="Таблица62.B1.2.4" office:value-type="string"><text:p text:style-name="Штамп_5f_центр_5f_12_5f_гост_5f_90град"/></table:table-cell><table:table-cell table:style-name="Таблица62.B1.3.4" office:value-type="string"><text:p text:style-name="Штамп_5f_центр_5f_12_5f_гост_5f_90град"/></table:table-cell></table:table-row><table:table-row table:style-name="Таблица62.B1.3"><table:table-cell table:style-name="Таблица62.B1.2.4" office:value-type="string"><text:p text:style-name="Штамп_5f_центр_5f_12_5f_гост_5f_90град"/></table:table-cell><table:table-cell table:style-name="Таблица62.B1.2.4" office:value-type="string"><text:p text:style-name="Штамп_5f_центр_5f_12_5f_гост_5f_90град"/></table:table-cell><table:table-cell table:style-name="Таблица62.B1.3.4" office:value-type="string"><text:p text:style-name="Штамп_5f_центр_5f_12_5f_гост_5f_90град"/></table:table-cell></table:table-row><table:table-row table:style-name="Таблица62.B1.3"><table:table-cell table:style-name="Таблица62.B1.2.4" office:value-type="string"><text:p text:style-name="Штамп_5f_центр_5f_12_5f_гост_5f_90град"/></table:table-cell><table:table-cell table:style-name="Таблица62.B1.2.4" office:value-type="string"><text:p text:style-name="Штамп_5f_центр_5f_12_5f_гост_5f_90град"/></table:table-cell><table:table-cell table:style-name="Таблица62.B1.3.4" office:value-type="string"><text:p text:style-name="Штамп_5f_центр_5f_12_5f_гост_5f_90град"/></table:table-cell></table:table-row></table:table></table:table-cell></table:table-row></table:table><text:p text:style-name="Frame_20_contents"/></draw:text-box></draw:frame><text:user-field-get text:name="Подпись">2014</text:user-field-get></text:p>
      </style:footer>
    </style:master-page>
    <style:master-page style:name="A4_5f_рамка_5f_доп1_5f_согл" style:display-name="A4_рамка_доп1_согл" style:page-layout-name="Mpm15">
      <style:footer>
        <text:p text:style-name="MP11"><draw:frame draw:style-name="Mfr1" draw:name="Врезка58" text:anchor-type="paragraph" svg:x="0.82cm" svg:y="20.669cm" svg:width="1.199cm" svg:height="8.53cm" draw:z-index="0"><draw:text-box><table:table table:name="Таблица58" table:style-name="Таблица58"><table:table-column table:style-name="Таблица58.A"/><table:table-column table:style-name="Таблица58.B"/><table:table-row table:style-name="Таблица58.1"><table:table-cell table:style-name="Таблица58.A1" office:value-type="string"><text:p text:style-name="Штамп_5f_центр_5f_12_5f_гост_5f_90град">Взам. инв. №</text:p></table:table-cell><table:table-cell table:style-name="Таблица58.B1" office:value-type="string"><text:p text:style-name="Штамп_5f_центр_5f_12_5f_гост_5f_90град"><text:user-field-get text:name="Взамен_инв_номера"/></text:p></table:table-cell></table:table-row><table:table-row table:style-name="Таблица58.2"><table:table-cell table:style-name="Таблица58.A2" office:value-type="string"><text:p text:style-name="Штамп_5f_центр_5f_12_5f_гост_5f_90град">Подп. и дата</text:p></table:table-cell><table:table-cell table:style-name="Таблица58.B2" office:value-type="string"><text:p text:style-name="Штамп_5f_право_5f_12_5f_гост_5f_90град"><text:user-field-get text:name="Дата"/> </text:p></table:table-cell></table:table-row><table:table-row table:style-name="Таблица58.1"><table:table-cell table:style-name="Таблица58.A2" office:value-type="string"><text:p text:style-name="Штамп_5f_центр_5f_12_5f_гост_5f_90град">Инв. № подл</text:p></table:table-cell><table:table-cell table:style-name="Таблица58.B3" office:value-type="string"><text:p text:style-name="Штамп_5f_центр_5f_12_5f_гост_5f_90град"><text:user-field-get text:name="Инвентарный_номер"/></text:p></table:table-cell></table:table-row></table:table><text:p text:style-name="MP3"/></draw:text-box></draw:frame><draw:frame draw:style-name="Mfr3" draw:name="Врезка59" text:anchor-type="paragraph" svg:x="0.011cm" svg:y="14.199cm" svg:width="2cm" svg:height="6.5cm" draw:z-index="0"><draw:text-box><table:table table:name="Таблица59" table:style-name="Таблица59"><table:table-column table:style-name="Таблица59.A"/><table:table-column table:style-name="Таблица59.B"/><table:table-row table:style-name="Таблица59.1"><table:table-cell table:style-name="Таблица59.A1" office:value-type="string"><text:p text:style-name="Штамп_5f_центр_5f_12_5f_гост_5f_90град">Согласовано</text:p></table:table-cell><table:table-cell><table:table table:is-sub-table="true"><table:table-column table:style-name="Таблица59.B1.1" table:number-columns-repeated="3"/><table:table-row table:style-name="Таблица59.B1.1"><table:table-cell table:style-name="Таблица59.B1.2.1" office:value-type="string"><text:p text:style-name="Штамп_5f_центр_5f_12_5f_гост_5f_90град"/></table:table-cell><table:table-cell table:style-name="Таблица59.B1.2.1" office:value-type="string"><text:p text:style-name="Штамп_5f_центр_5f_12_5f_гост_5f_90град"/></table:table-cell><table:table-cell table:style-name="Таблица59.B1.3.1" office:value-type="string"><text:p text:style-name="Штамп_5f_центр_5f_12_5f_гост_5f_90град"/></table:table-cell></table:table-row><table:table-row table:style-name="Таблица59.B1.2"><table:table-cell table:style-name="Таблица59.B1.2.4" office:value-type="string"><text:p text:style-name="Штамп_5f_центр_5f_12_5f_гост_5f_90град"/></table:table-cell><table:table-cell table:style-name="Таблица59.B1.2.4" office:value-type="string"><text:p text:style-name="Штамп_5f_центр_5f_12_5f_гост_5f_90град"/></table:table-cell><table:table-cell table:style-name="Таблица59.B1.3.4" office:value-type="string"><text:p text:style-name="Штамп_5f_центр_5f_12_5f_гост_5f_90град"/></table:table-cell></table:table-row><table:table-row table:style-name="Таблица59.B1.3"><table:table-cell table:style-name="Таблица59.B1.2.4" office:value-type="string"><text:p text:style-name="Штамп_5f_центр_5f_12_5f_гост_5f_90град"/></table:table-cell><table:table-cell table:style-name="Таблица59.B1.2.4" office:value-type="string"><text:p text:style-name="Штамп_5f_центр_5f_12_5f_гост_5f_90град"/></table:table-cell><table:table-cell table:style-name="Таблица59.B1.3.4" office:value-type="string"><text:p text:style-name="Штамп_5f_центр_5f_12_5f_гост_5f_90град"/></table:table-cell></table:table-row><table:table-row table:style-name="Таблица59.B1.3"><table:table-cell table:style-name="Таблица59.B1.2.4" office:value-type="string"><text:p text:style-name="Штамп_5f_центр_5f_12_5f_гост_5f_90град"/></table:table-cell><table:table-cell table:style-name="Таблица59.B1.2.4" office:value-type="string"><text:p text:style-name="Штамп_5f_центр_5f_12_5f_гост_5f_90град"/></table:table-cell><table:table-cell table:style-name="Таблица59.B1.3.4" office:value-type="string"><text:p text:style-name="Штамп_5f_центр_5f_12_5f_гост_5f_90град"/></table:table-cell></table:table-row></table:table></table:table-cell></table:table-row></table:table><text:p text:style-name="Frame_20_contents"/></draw:text-box></draw:frame></text:p>
      </style:footer>
    </style:master-page>
    <style:master-page style:name="A4_5f_смета" style:display-name="A4_смета" style:page-layout-name="Mpm16">
      <style:footer>
        <text:p text:style-name="Footer"><draw:frame draw:style-name="Mfr7" draw:name="Врезка8" text:anchor-type="paragraph" svg:x="28.591cm" svg:y="9.999cm" svg:width="0.584cm" svg:height="1.792cm" draw:z-index="0"><draw:text-box><text:p text:style-name="MP12"><text:page-number text:select-page="current">0</text:page-number></text:p></draw:text-box></draw:frame></text:p>
      </style:footer>
    </style:master-page>
    <style:master-page style:name="A4_5f_приложения" style:display-name="A4_приложения" style:page-layout-name="Mpm17">
      <style:header>
        <text:p text:style-name="MP13"><text:page-number text:select-page="current">0</text:page-number></text:p>
      </style:header>
      <style:footer>
        <text:user-field-decls>
          <text:user-field-decl office:value-type="string" office:string-value="КИА БУК" text:name="Код_проекта"/>
        </text:user-field-decls>
        <text:p text:style-name="MP14"><text:user-field-get text:name="Код_проекта">КИА БУК</text:user-field-get></text:p>
      </style:footer>
    </style:master-page>
    <style:master-page style:name="A3_5f_форма5_5f_доп1_5f_табл" style:display-name="A3_форма5_доп1_табл" style:page-layout-name="Mpm12" style:next-style-name="A3_5f_форма6_5f_доп1_5f_табл">
      <style:footer>
        <text:p text:style-name="Footer"><draw:frame draw:style-name="Mfr6" draw:name="Врезка56" text:anchor-type="paragraph" svg:x="20.967cm" svg:y="-0.494cm" svg:width="18.5cm" svg:height="4.03cm" draw:z-index="0"><draw:text-box><table:table table:name="Таблица8" table:style-name="Таблица8"><table:table-column table:style-name="Таблица8.A"/><table:table-column table:style-name="Таблица8.B"/><table:table-column table:style-name="Таблица8.C"/><table:table-row><table:table-cell><table:table table:is-sub-table="true"><table:table-column table:style-name="Таблица8.A1.1"/><table:table-column table:style-name="Таблица8.A1.2" table:number-columns-repeated="3"/><table:table-column table:style-name="Таблица8.A1.5"/><table:table-column table:style-name="Таблица8.A1.6"/><table:table-row table:style-name="Таблица8.A1.1"><table:table-cell table:style-name="Таблица8.A1.1.1" office:value-type="string"><text:p text:style-name="MP4"><draw:frame draw:style-name="Mfr1" draw:name="Врезка57" text:anchor-type="paragraph" svg:x="0.82cm" svg:y="20.669cm" svg:width="1.199cm" svg:height="8.53cm" draw:z-index="0"><draw:text-box><table:table table:name="Таблица56" table:style-name="Таблица56"><table:table-column table:style-name="Таблица56.A"/><table:table-column table:style-name="Таблица56.B"/><table:table-row table:style-name="Таблица56.1"><table:table-cell table:style-name="Таблица56.A1" office:value-type="string"><text:p text:style-name="Штамп_5f_центр_5f_12_5f_гост_5f_90град">Взам. инв. №</text:p></table:table-cell><table:table-cell table:style-name="Таблица56.B1" office:value-type="string"><text:p text:style-name="Штамп_5f_центр_5f_12_5f_гост_5f_90град"><text:user-field-get text:name="Взамен_инв_номера"/></text:p></table:table-cell></table:table-row><table:table-row table:style-name="Таблица56.2"><table:table-cell table:style-name="Таблица56.A2" office:value-type="string"><text:p text:style-name="Штамп_5f_центр_5f_12_5f_гост_5f_90град">Подп. и дата</text:p></table:table-cell><table:table-cell table:style-name="Таблица56.B2" office:value-type="string"><text:p text:style-name="Штамп_5f_центр_5f_12_5f_гост_5f_90град"><text:user-field-get text:name="Дата"/> </text:p></table:table-cell></table:table-row><table:table-row table:style-name="Таблица56.1"><table:table-cell table:style-name="Таблица56.A2" office:value-type="string"><text:p text:style-name="Штамп_5f_центр_5f_12_5f_гост_5f_90град">Инв. № подл</text:p></table:table-cell><table:table-cell table:style-name="Таблица56.B3" office:value-type="string"><text:p text:style-name="Штамп_5f_центр_5f_12_5f_гост_5f_90град"><text:user-field-get text:name="Инвентарный_номер"/></text:p></table:table-cell></table:table-row></table:table><text:p text:style-name="MP3"/></draw:text-box></draw:frame><text:user-field-get text:name="Приложений"/></text:p></table:table-cell><table:table-cell table:style-name="Таблица8.A1.1.1" office:value-type="string"><text:p text:style-name="MP4"><text:page-count>6</text:page-count></text:p></table:table-cell><table:table-cell table:style-name="Таблица8.A1.1.1" office:value-type="string"><text:p text:style-name="Штамп_5f_центр_5f_11_5f_гост"/></table:table-cell><table:table-cell table:style-name="Таблица8.A1.1.1" office:value-type="string"><text:p text:style-name="Штамп_5f_центр_5f_11_5f_гост"/></table:table-cell><table:table-cell table:style-name="Таблица8.A1.1.1" office:value-type="string"><text:p text:style-name="Штамп_5f_центр_5f_11_5f_гост"/></table:table-cell><table:table-cell table:style-name="Таблица8.A1.1.1" office:value-type="string"><text:p text:style-name="Штамп_5f_центр_5f_11_5f_гост"/></table:table-cell></table:table-row><table:table-row table:style-name="Таблица8.A1.1"><table:table-cell table:style-name="Таблица8.A1.1.2" office:value-type="string"><text:p text:style-name="Штамп_5f_центр_5f_11_5f_гост"/></table:table-cell><table:table-cell table:style-name="Таблица8.A1.1.2" office:value-type="string"><text:p text:style-name="Штамп_5f_центр_5f_11_5f_гост"/></table:table-cell><table:table-cell table:style-name="Таблица8.A1.1.2" office:value-type="string"><text:p text:style-name="Штамп_5f_центр_5f_11_5f_гост"/></table:table-cell><table:table-cell table:style-name="Таблица8.A1.1.2" office:value-type="string"><text:p text:style-name="Штамп_5f_центр_5f_11_5f_гост"/></table:table-cell><table:table-cell table:style-name="Таблица8.A1.1.2" office:value-type="string"><text:p text:style-name="Штамп_5f_центр_5f_11_5f_гост"/></table:table-cell><table:table-cell table:style-name="Таблица8.A1.1.2" office:value-type="string"><text:p text:style-name="Штамп_5f_центр_5f_11_5f_гост"/></table:table-cell></table:table-row><table:table-row table:style-name="Таблица8.A1.1"><table:table-cell table:style-name="Таблица8.A1.1.2" office:value-type="string"><text:p text:style-name="Штамп_5f_центр_5f_11_5f_гост">Изм.</text:p></table:table-cell><table:table-cell table:style-name="Таблица8.A1.1.2" office:value-type="string"><text:p text:style-name="Штамп_5f_центр_5f_11_5f_гост">Кол.уч.</text:p></table:table-cell><table:table-cell table:style-name="Таблица8.A1.1.2" office:value-type="string"><text:p text:style-name="Штамп_5f_центр_5f_11_5f_гост">Лист</text:p></table:table-cell><table:table-cell table:style-name="Таблица8.A1.1.2" office:value-type="string"><text:p text:style-name="Штамп_5f_центр_5f_11_5f_гост">№ док.</text:p></table:table-cell><table:table-cell table:style-name="Таблица8.A1.1.2" office:value-type="string"><text:p text:style-name="Штамп_5f_центр_5f_11_5f_гост">Подп</text:p></table:table-cell><table:table-cell table:style-name="Таблица8.A1.1.2" office:value-type="string"><text:p text:style-name="Штамп_5f_центр_5f_11_5f_гост">Дата</text:p></table:table-cell></table:table-row></table:table></table:table-cell><table:table-cell table:style-name="Таблица8.B1" table:number-columns-spanned="2" office:value-type="string"><text:p text:style-name="Штамп_5f_центр_5f_20_5f_гост"><text:user-field-get text:name="Код_проекта">КИА БУК</text:user-field-get></text:p></table:table-cell><table:covered-table-cell/></table:table-row><table:table-row><table:table-cell><table:table table:is-sub-table="true"><table:table-column table:style-name="Таблица8.A2.1"/><table:table-column table:style-name="Таблица8.A2.2"/><table:table-column table:style-name="Таблица8.A1.5"/><table:table-column table:style-name="Таблица8.A2.4"/><table:table-row table:style-name="Таблица8.A1.1"><table:table-cell table:style-name="Таблица8.A1.1.2" office:value-type="string"><text:p text:style-name="Штамп_5f_лево_5f_12_5f_гост"><text:s/><text:user-field-get text:name="Должность1"/></text:p></table:table-cell><table:table-cell table:style-name="Таблица8.A1.1.2" office:value-type="string"><text:p text:style-name="Штамп_5f_лево_5f_12_5f_гост"><text:s/><text:user-field-get text:name="Фамилия1"/></text:p></table:table-cell><table:table-cell table:style-name="Таблица8.A1.1.2" office:value-type="string"><text:p text:style-name="Штамп_5f_лево_5f_12_5f_гост"/></table:table-cell><table:table-cell table:style-name="Таблица8.A1.1.2" office:value-type="string"><text:p text:style-name="Штамп_5f_лево_5f_12_5f_гост"/></table:table-cell></table:table-row><table:table-row table:style-name="Таблица8.A1.1"><table:table-cell table:style-name="Таблица8.A1.1.2" office:value-type="string"><text:p text:style-name="Штамп_5f_лево_5f_12_5f_гост"><text:s/><text:user-field-get text:name="Должность2"/></text:p></table:table-cell><table:table-cell table:style-name="Таблица8.A1.1.2" office:value-type="string"><text:p text:style-name="Штамп_5f_лево_5f_12_5f_гост"><text:s/><text:user-field-get text:name="Фамилия2"/></text:p></table:table-cell><table:table-cell table:style-name="Таблица8.A1.1.2" office:value-type="string"><text:p text:style-name="Штамп_5f_лево_5f_12_5f_гост"/></table:table-cell><table:table-cell table:style-name="Таблица8.A1.1.2" office:value-type="string"><text:p text:style-name="Штамп_5f_лево_5f_12_5f_гост"/></table:table-cell></table:table-row><table:table-row table:style-name="Таблица8.A1.1"><table:table-cell table:style-name="Таблица8.A2.1.3" office:value-type="string"><text:p text:style-name="Штамп_5f_лево_5f_12_5f_гост"><text:s/><text:user-field-get text:name="Должность3"/></text:p></table:table-cell><table:table-cell table:style-name="Таблица8.A1.1.2" office:value-type="string"><text:p text:style-name="Штамп_5f_лево_5f_12_5f_гост"><text:s/><text:user-field-get text:name="Фамилия3"/></text:p></table:table-cell><table:table-cell table:style-name="Таблица8.A1.1.2" office:value-type="string"><text:p text:style-name="Штамп_5f_лево_5f_12_5f_гост"/></table:table-cell><table:table-cell table:style-name="Таблица8.A1.1.2" office:value-type="string"><text:p text:style-name="Штамп_5f_лево_5f_12_5f_гост"/></table:table-cell></table:table-row><table:table-row table:style-name="Таблица8.A1.1"><table:table-cell table:style-name="Таблица8.A1.1.2" office:value-type="string"><text:p text:style-name="Штамп_5f_лево_5f_12_5f_гост"><text:s/><text:user-field-get text:name="Должность4"/></text:p></table:table-cell><table:table-cell table:style-name="Таблица8.A1.1.2" office:value-type="string"><text:p text:style-name="Штамп_5f_лево_5f_12_5f_гост"><text:s/><text:user-field-get text:name="Фамилия4"/></text:p></table:table-cell><table:table-cell table:style-name="Таблица8.A1.1.2" office:value-type="string"><text:p text:style-name="Штамп_5f_лево_5f_12_5f_гост"/></table:table-cell><table:table-cell table:style-name="Таблица8.A1.1.2" office:value-type="string"><text:p text:style-name="Штамп_5f_лево_5f_12_5f_гост"/></table:table-cell></table:table-row><table:table-row table:style-name="Таблица8.A1.1"><table:table-cell table:style-name="Таблица8.A1.1.2" office:value-type="string"><text:p text:style-name="Штамп_5f_лево_5f_12_5f_гост"><text:s/><text:user-field-get text:name="Должность5"/></text:p></table:table-cell><table:table-cell table:style-name="Таблица8.A1.1.2" office:value-type="string"><text:p text:style-name="Штамп_5f_лево_5f_12_5f_гост"><text:s/><text:user-field-get text:name="Фамилия5"/></text:p></table:table-cell><table:table-cell table:style-name="Таблица8.A1.1.2" office:value-type="string"><text:p text:style-name="Штамп_5f_лево_5f_12_5f_гост"/></table:table-cell><table:table-cell table:style-name="Таблица8.A1.1.2" office:value-type="string"><text:p text:style-name="Штамп_5f_лево_5f_12_5f_гост"/></table:table-cell></table:table-row></table:table></table:table-cell><table:table-cell table:style-name="Таблица8.A1.1.1" office:value-type="string"><text:p text:style-name="Штамп_5f_центр_5f_16_5f_гост"><text:user-field-get text:name="Рамка_доп1"/></text:p></table:table-cell><table:table-cell><table:table table:is-sub-table="true"><table:table-column table:style-name="Таблица8.A1.5"/><table:table-column table:style-name="Таблица8.C2.2"/><table:table-column table:style-name="Таблица8.C2.3"/><table:table-row table:style-name="Таблица8.A1.1"><table:table-cell table:style-name="Таблица8.A1.1.1" office:value-type="string"><text:p text:style-name="Штамп_5f_центр_5f_11_5f_гост">Стадия</text:p></table:table-cell><table:table-cell table:style-name="Таблица8.A1.1.1" office:value-type="string"><text:p text:style-name="Штамп_5f_центр_5f_11_5f_гост">Лист</text:p></table:table-cell><table:table-cell table:style-name="Таблица8.B1" office:value-type="string"><text:p text:style-name="Штамп_5f_центр_5f_11_5f_гост">Листов</text:p></table:table-cell></table:table-row><table:table-row table:style-name="Таблица8.A1.1"><table:table-cell table:style-name="Таблица8.A1.1.2" office:value-type="string"><text:p text:style-name="Штамп_5f_центр_5f_12_5f_гост"><text:user-field-get text:name="Стадия">Р</text:user-field-get></text:p></table:table-cell><table:table-cell table:style-name="Таблица8.A1.1.2" office:value-type="string"><text:p text:style-name="Штамп_5f_центр_5f_12_5f_гост"><text:user-field-get text:name="Номер_листа"/><text:page-number text:select-page="current">0</text:page-number></text:p></table:table-cell><table:table-cell table:style-name="Таблица8.C2.3.2" table:formula="ooow:&lt;A1.1.1&gt;+&lt;A1.2.1&gt;" office:value-type="float" office:value="6"><text:p text:style-name="Штамп_5f_центр_5f_12_5f_гост">6</text:p></table:table-cell></table:table-row><table:table-row table:style-name="Таблица8.C2.3"><table:table-cell table:style-name="Таблица8.C2.1.3" table:number-columns-spanned="3" office:value-type="string"><text:p text:style-name="Штамп_5f_центр_5f_12_5f_гост"><text:user-field-get text:name="Организация1строка">ИКИ РАН</text:user-field-get></text:p><text:p text:style-name="Штамп_5f_центр_5f_12_5f_гост"><text:user-field-get text:name="Организация2строка">г. Москва</text:user-field-get></text:p><text:p text:style-name="Штамп_5f_центр_5f_12_5f_гост"><text:user-field-get text:name="Организация3строка">2014 г. </text:user-field-get></text:p></table:table-cell><table:covered-table-cell/><table:covered-table-cell/></table:table-row></table:table></table:table-cell></table:table-row></table:table><text:p text:style-name="Frame_20_contents"/></draw:text-box></draw:frame></text:p>
      </style:footer>
    </style:master-page>
    <style:master-page style:name="A3_5f_форма3_5f_доп1_5f_согл_5f_табл" style:display-name="A3_форма3_доп1_согл_табл" style:page-layout-name="Mpm18" style:next-style-name="A3_5f_форма6_5f_доп1_5f_согл_5f_табл">
      <style:footer>
        <text:p text:style-name="Footer"><draw:frame draw:style-name="Mfr6" draw:name="Врезка46" text:anchor-type="paragraph" svg:x="20.967cm" svg:y="-0.494cm" svg:width="18.5cm" svg:height="5.53cm" draw:z-index="0"><draw:text-box><table:table table:name="Таблица46" table:style-name="Таблица46"><table:table-column table:style-name="Таблица46.A"/><table:table-column table:style-name="Таблица46.B"/><table:table-column table:style-name="Таблица46.C"/><table:table-row><table:table-cell><table:table table:is-sub-table="true"><table:table-column table:style-name="Таблица46.A1.1"/><table:table-column table:style-name="Таблица46.A1.2" table:number-columns-repeated="3"/><table:table-column table:style-name="Таблица46.A1.5"/><table:table-column table:style-name="Таблица46.A1.6"/><table:table-row table:style-name="Таблица46.A1.1"><table:table-cell table:style-name="Таблица46.A1.1.1" office:value-type="string"><text:p text:style-name="Штамп_5f_центр_5f_11_5f_гост"><draw:frame draw:style-name="Mfr1" draw:name="Врезка47" text:anchor-type="paragraph" svg:x="0.82cm" svg:y="20.669cm" svg:width="1.199cm" svg:height="8.53cm" draw:z-index="0"><draw:text-box><table:table table:name="Таблица47" table:style-name="Таблица47"><table:table-column table:style-name="Таблица47.A"/><table:table-column table:style-name="Таблица47.B"/><table:table-row table:style-name="Таблица47.1"><table:table-cell table:style-name="Таблица47.A1" office:value-type="string"><text:p text:style-name="Штамп_5f_центр_5f_12_5f_гост_5f_90град">Взам. инв. №</text:p></table:table-cell><table:table-cell table:style-name="Таблица47.B1" office:value-type="string"><text:p text:style-name="Штамп_5f_центр_5f_12_5f_гост_5f_90град"><text:user-field-get text:name="Взамен_инв_номера"/></text:p></table:table-cell></table:table-row><table:table-row table:style-name="Таблица47.2"><table:table-cell table:style-name="Таблица47.A2" office:value-type="string"><text:p text:style-name="Штамп_5f_центр_5f_12_5f_гост_5f_90град">Подп. и дата</text:p></table:table-cell><table:table-cell table:style-name="Таблица47.B2" office:value-type="string"><text:p text:style-name="Штамп_5f_центр_5f_12_5f_гост_5f_90град"><text:user-field-get text:name="Дата"/> </text:p></table:table-cell></table:table-row><table:table-row table:style-name="Таблица47.1"><table:table-cell table:style-name="Таблица47.A2" office:value-type="string"><text:p text:style-name="Штамп_5f_центр_5f_12_5f_гост_5f_90град">Инв. № подл</text:p></table:table-cell><table:table-cell table:style-name="Таблица47.B3" office:value-type="string"><text:p text:style-name="Штамп_5f_центр_5f_12_5f_гост_5f_90град"><text:user-field-get text:name="Инвентарный_номер"/></text:p></table:table-cell></table:table-row></table:table><text:p text:style-name="MP3"/></draw:text-box></draw:frame><text:user-field-get text:name="Приложений"/></text:p></table:table-cell><table:table-cell table:style-name="Таблица46.A1.1.1" office:value-type="string"><text:p text:style-name="Штамп_5f_центр_5f_11_5f_гост"><text:page-count>6</text:page-count></text:p></table:table-cell><table:table-cell table:style-name="Таблица46.A1.1.1" office:value-type="string"><text:p text:style-name="Штамп_5f_центр_5f_11_5f_гост"/></table:table-cell><table:table-cell table:style-name="Таблица46.A1.1.1" office:value-type="string"><text:p text:style-name="Штамп_5f_центр_5f_11_5f_гост"/></table:table-cell><table:table-cell table:style-name="Таблица46.A1.1.1" office:value-type="string"><text:p text:style-name="Штамп_5f_центр_5f_11_5f_гост"/></table:table-cell><table:table-cell table:style-name="Таблица46.A1.1.1" office:value-type="string"><text:p text:style-name="Штамп_5f_центр_5f_11_5f_гост"/></table:table-cell></table:table-row><table:table-row table:style-name="Таблица46.A1.1"><table:table-cell table:style-name="Таблица46.A1.1.2" office:value-type="string"><text:p text:style-name="Штамп_5f_центр_5f_11_5f_гост"/></table:table-cell><table:table-cell table:style-name="Таблица46.A1.1.2" office:value-type="string"><text:p text:style-name="Штамп_5f_центр_5f_11_5f_гост"/></table:table-cell><table:table-cell table:style-name="Таблица46.A1.1.2" office:value-type="string"><text:p text:style-name="Штамп_5f_центр_5f_11_5f_гост"/></table:table-cell><table:table-cell table:style-name="Таблица46.A1.1.2" office:value-type="string"><text:p text:style-name="Штамп_5f_центр_5f_11_5f_гост"/></table:table-cell><table:table-cell table:style-name="Таблица46.A1.1.2" office:value-type="string"><text:p text:style-name="Штамп_5f_центр_5f_11_5f_гост"/></table:table-cell><table:table-cell table:style-name="Таблица46.A1.1.2" office:value-type="string"><text:p text:style-name="Штамп_5f_центр_5f_11_5f_гост"/></table:table-cell></table:table-row><table:table-row table:style-name="Таблица46.A1.1"><table:table-cell table:style-name="Таблица46.A1.1.2" office:value-type="string"><text:p text:style-name="Штамп_5f_центр_5f_11_5f_гост"/></table:table-cell><table:table-cell table:style-name="Таблица46.A1.1.2" office:value-type="string"><text:p text:style-name="Штамп_5f_центр_5f_11_5f_гост"/></table:table-cell><table:table-cell table:style-name="Таблица46.A1.1.2" office:value-type="string"><text:p text:style-name="Штамп_5f_центр_5f_11_5f_гост"/></table:table-cell><table:table-cell table:style-name="Таблица46.A1.1.2" office:value-type="string"><text:p text:style-name="Штамп_5f_центр_5f_11_5f_гост"/></table:table-cell><table:table-cell table:style-name="Таблица46.A1.1.2" office:value-type="string"><text:p text:style-name="Штамп_5f_центр_5f_11_5f_гост"/></table:table-cell><table:table-cell table:style-name="Таблица46.A1.1.2" office:value-type="string"><text:p text:style-name="Штамп_5f_центр_5f_11_5f_гост"/></table:table-cell></table:table-row><table:table-row table:style-name="Таблица46.A1.1"><table:table-cell table:style-name="Таблица46.A1.1.2" office:value-type="string"><text:p text:style-name="Штамп_5f_центр_5f_11_5f_гост"/></table:table-cell><table:table-cell table:style-name="Таблица46.A1.1.2" office:value-type="string"><text:p text:style-name="Штамп_5f_центр_5f_11_5f_гост"/></table:table-cell><table:table-cell table:style-name="Таблица46.A1.1.2" office:value-type="string"><text:p text:style-name="Штамп_5f_центр_5f_11_5f_гост"/></table:table-cell><table:table-cell table:style-name="Таблица46.A1.1.2" office:value-type="string"><text:p text:style-name="Штамп_5f_центр_5f_11_5f_гост"/></table:table-cell><table:table-cell table:style-name="Таблица46.A1.1.2" office:value-type="string"><text:p text:style-name="Штамп_5f_центр_5f_11_5f_гост"/></table:table-cell><table:table-cell table:style-name="Таблица46.A1.1.2" office:value-type="string"><text:p text:style-name="Штамп_5f_центр_5f_11_5f_гост"/></table:table-cell></table:table-row><table:table-row table:style-name="Таблица46.A1.1"><table:table-cell table:style-name="Таблица46.A1.1.2" office:value-type="string"><text:p text:style-name="Штамп_5f_центр_5f_11_5f_гост">Изм.</text:p></table:table-cell><table:table-cell table:style-name="Таблица46.A1.1.2" office:value-type="string"><text:p text:style-name="Штамп_5f_центр_5f_11_5f_гост">Кол.уч.</text:p></table:table-cell><table:table-cell table:style-name="Таблица46.A1.1.2" office:value-type="string"><text:p text:style-name="Штамп_5f_центр_5f_11_5f_гост">Лист</text:p></table:table-cell><table:table-cell table:style-name="Таблица46.A1.1.2" office:value-type="string"><text:p text:style-name="Штамп_5f_центр_5f_11_5f_гост">№ док.</text:p></table:table-cell><table:table-cell table:style-name="Таблица46.A1.1.2" office:value-type="string"><text:p text:style-name="Штамп_5f_центр_5f_11_5f_гост">Подп</text:p></table:table-cell><table:table-cell table:style-name="Таблица46.A1.1.2" office:value-type="string"><text:p text:style-name="Штамп_5f_центр_5f_11_5f_гост">Дата</text:p></table:table-cell></table:table-row></table:table></table:table-cell><table:table-cell table:number-columns-spanned="2"><table:table table:is-sub-table="true"><table:table-column table:style-name="Таблица46.B1.1"/><table:table-row table:style-name="Таблица46.B1.1"><table:table-cell table:style-name="Таблица46.B1.1.1" office:value-type="string"><text:p text:style-name="Штамп_5f_центр_5f_20_5f_гост"><text:user-field-get text:name="Код_проекта">КИА БУК</text:user-field-get></text:p></table:table-cell></table:table-row><table:table-row table:style-name="Таблица46.B1.2"><table:table-cell table:style-name="Таблица46.B1.1.2" office:value-type="string"><text:p text:style-name="Штамп_5f_центр_5f_20_5f_гост"><text:user-field-get text:name="Название_проекта">Программное обеспечение контрольно-испытательной аппаратуры блока управления каналами.</text:user-field-get></text:p></table:table-cell></table:table-row></table:table></table:table-cell><table:covered-table-cell/></table:table-row><table:table-row><table:table-cell><table:table table:is-sub-table="true"><table:table-column table:style-name="Таблица46.A2.1"/><table:table-column table:style-name="Таблица46.A2.2"/><table:table-column table:style-name="Таблица46.A1.5"/><table:table-column table:style-name="Таблица46.A2.4"/><table:table-row table:style-name="Таблица46.A1.1"><table:table-cell table:style-name="Таблица46.A1.1.2" office:value-type="string"><text:p text:style-name="Штамп_5f_лево_5f_12_5f_гост"><text:s/><text:user-field-get text:name="Должность1"/></text:p></table:table-cell><table:table-cell table:style-name="Таблица46.A1.1.2" office:value-type="string"><text:p text:style-name="Штамп_5f_лево_5f_12_5f_гост"><text:s/><text:user-field-get text:name="Фамилия1"/></text:p></table:table-cell><table:table-cell table:style-name="Таблица46.A1.1.2" office:value-type="string"><text:p text:style-name="Штамп_5f_лево_5f_12_5f_гост"/></table:table-cell><table:table-cell table:style-name="Таблица46.A1.1.2" office:value-type="string"><text:p text:style-name="Штамп_5f_лево_5f_12_5f_гост"/></table:table-cell></table:table-row><table:table-row table:style-name="Таблица46.A1.1"><table:table-cell table:style-name="Таблица46.A1.1.2" office:value-type="string"><text:p text:style-name="Штамп_5f_лево_5f_12_5f_гост"><text:s/><text:user-field-get text:name="Должность2"/></text:p></table:table-cell><table:table-cell table:style-name="Таблица46.A1.1.2" office:value-type="string"><text:p text:style-name="Штамп_5f_лево_5f_12_5f_гост"><text:s/><text:user-field-get text:name="Фамилия2"/></text:p></table:table-cell><table:table-cell table:style-name="Таблица46.A1.1.2" office:value-type="string"><text:p text:style-name="Штамп_5f_лево_5f_12_5f_гост"/></table:table-cell><table:table-cell table:style-name="Таблица46.A1.1.2" office:value-type="string"><text:p text:style-name="Штамп_5f_лево_5f_12_5f_гост"/></table:table-cell></table:table-row><table:table-row table:style-name="Таблица46.A1.1"><table:table-cell table:style-name="Таблица46.A2.1.3" office:value-type="string"><text:p text:style-name="Штамп_5f_лево_5f_12_5f_гост"><text:s/><text:user-field-get text:name="Должность3"/></text:p></table:table-cell><table:table-cell table:style-name="Таблица46.A1.1.2" office:value-type="string"><text:p text:style-name="Штамп_5f_лево_5f_12_5f_гост"><text:s/><text:user-field-get text:name="Фамилия3"/></text:p></table:table-cell><table:table-cell table:style-name="Таблица46.A1.1.2" office:value-type="string"><text:p text:style-name="Штамп_5f_лево_5f_12_5f_гост"/></table:table-cell><table:table-cell table:style-name="Таблица46.A1.1.2" office:value-type="string"><text:p text:style-name="Штамп_5f_лево_5f_12_5f_гост"/></table:table-cell></table:table-row><table:table-row table:style-name="Таблица46.A1.1"><table:table-cell table:style-name="Таблица46.A1.1.2" office:value-type="string"><text:p text:style-name="Штамп_5f_лево_5f_12_5f_гост"><text:s/><text:user-field-get text:name="Должность4"/></text:p></table:table-cell><table:table-cell table:style-name="Таблица46.A1.1.2" office:value-type="string"><text:p text:style-name="Штамп_5f_лево_5f_12_5f_гост"><text:s/><text:user-field-get text:name="Фамилия4"/></text:p></table:table-cell><table:table-cell table:style-name="Таблица46.A1.1.2" office:value-type="string"><text:p text:style-name="Штамп_5f_лево_5f_12_5f_гост"/></table:table-cell><table:table-cell table:style-name="Таблица46.A1.1.2" office:value-type="string"><text:p text:style-name="Штамп_5f_лево_5f_12_5f_гост"/></table:table-cell></table:table-row><table:table-row table:style-name="Таблица46.A1.1"><table:table-cell><table:table table:is-sub-table="true"><table:table-column table:style-name="Таблица46.A2.1"/><table:table-row table:style-name="Таблица46.A1.1"><table:table-cell table:style-name="Таблица46.A1.1.2" office:value-type="string"><text:p text:style-name="Штамп_5f_лево_5f_12_5f_гост"><draw:frame draw:style-name="Mfr3" draw:name="Врезка48" text:anchor-type="paragraph" svg:x="0.011cm" svg:y="14.199cm" svg:width="2cm" svg:height="6.5cm" draw:z-index="0"><draw:text-box><table:table table:name="Таблица48" table:style-name="Таблица48"><table:table-column table:style-name="Таблица48.A"/><table:table-column table:style-name="Таблица48.B"/><table:table-row table:style-name="Таблица48.1"><table:table-cell table:style-name="Таблица48.A1" office:value-type="string"><text:p text:style-name="Штамп_5f_центр_5f_12_5f_гост_5f_90град">Согласовано</text:p></table:table-cell><table:table-cell><table:table table:is-sub-table="true"><table:table-column table:style-name="Таблица48.B1.1" table:number-columns-repeated="3"/><table:table-row table:style-name="Таблица48.B1.1"><table:table-cell table:style-name="Таблица48.B1.2.1" office:value-type="string"><text:p text:style-name="Штамп_5f_центр_5f_12_5f_гост_5f_90град"/></table:table-cell><table:table-cell table:style-name="Таблица48.B1.2.1" office:value-type="string"><text:p text:style-name="Штамп_5f_центр_5f_12_5f_гост_5f_90град"/></table:table-cell><table:table-cell table:style-name="Таблица48.B1.3.1" office:value-type="string"><text:p text:style-name="Штамп_5f_центр_5f_12_5f_гост_5f_90град"/></table:table-cell></table:table-row><table:table-row table:style-name="Таблица48.B1.2"><table:table-cell table:style-name="Таблица48.B1.2.4" office:value-type="string"><text:p text:style-name="Штамп_5f_центр_5f_12_5f_гост_5f_90град"/></table:table-cell><table:table-cell table:style-name="Таблица48.B1.2.4" office:value-type="string"><text:p text:style-name="Штамп_5f_центр_5f_12_5f_гост_5f_90град"/></table:table-cell><table:table-cell table:style-name="Таблица48.B1.3.4" office:value-type="string"><text:p text:style-name="Штамп_5f_центр_5f_12_5f_гост_5f_90град"/></table:table-cell></table:table-row><table:table-row table:style-name="Таблица48.B1.3"><table:table-cell table:style-name="Таблица48.B1.2.4" office:value-type="string"><text:p text:style-name="Штамп_5f_центр_5f_12_5f_гост_5f_90град"/></table:table-cell><table:table-cell table:style-name="Таблица48.B1.2.4" office:value-type="string"><text:p text:style-name="Штамп_5f_центр_5f_12_5f_гост_5f_90град"/></table:table-cell><table:table-cell table:style-name="Таблица48.B1.3.4" office:value-type="string"><text:p text:style-name="Штамп_5f_центр_5f_12_5f_гост_5f_90град"/></table:table-cell></table:table-row><table:table-row table:style-name="Таблица48.B1.3"><table:table-cell table:style-name="Таблица48.B1.2.4" office:value-type="string"><text:p text:style-name="Штамп_5f_центр_5f_12_5f_гост_5f_90град"/></table:table-cell><table:table-cell table:style-name="Таблица48.B1.2.4" office:value-type="string"><text:p text:style-name="Штамп_5f_центр_5f_12_5f_гост_5f_90град"/></table:table-cell><table:table-cell table:style-name="Таблица48.B1.3.4" office:value-type="string"><text:p text:style-name="Штамп_5f_центр_5f_12_5f_гост_5f_90град"/></table:table-cell></table:table-row></table:table></table:table-cell></table:table-row></table:table><text:p text:style-name="Frame_20_contents"/></draw:text-box></draw:frame> <text:user-field-get text:name="Должность5"/></text:p></table:table-cell></table:table-row><table:table-row table:style-name="Таблица46.A1.1"><table:table-cell table:style-name="Таблица46.A1.1.2" office:value-type="string"><text:p text:style-name="Штамп_5f_лево_5f_12_5f_гост"><text:s/><text:user-field-get text:name="Должность6"/></text:p></table:table-cell></table:table-row></table:table></table:table-cell><table:table-cell><table:table table:is-sub-table="true"><table:table-column table:style-name="Таблица46.A2.2"/><table:table-row table:style-name="Таблица46.A1.1"><table:table-cell table:style-name="Таблица46.A1.1.2" office:value-type="string"><text:p text:style-name="Штамп_5f_лево_5f_12_5f_гост"><text:s/><text:user-field-get text:name="Фамилия5"/></text:p></table:table-cell></table:table-row><table:table-row table:style-name="Таблица46.A1.1"><table:table-cell table:style-name="Таблица46.A1.1.2" office:value-type="string"><text:p text:style-name="Штамп_5f_лево_5f_12_5f_гост"><text:s/><text:user-field-get text:name="Фамилия6"/></text:p></table:table-cell></table:table-row></table:table></table:table-cell><table:table-cell><table:table table:is-sub-table="true"><table:table-column table:style-name="Таблица46.A1.5"/><table:table-row table:style-name="Таблица46.A1.1"><table:table-cell table:style-name="Таблица46.A1.1.2" office:value-type="string"><text:p text:style-name="Штамп_5f_лево_5f_12_5f_гост"/></table:table-cell></table:table-row><table:table-row table:style-name="Таблица46.A1.1"><table:table-cell table:style-name="Таблица46.A1.1.2" office:value-type="string"><text:p text:style-name="Штамп_5f_лево_5f_12_5f_гост"/></table:table-cell></table:table-row></table:table></table:table-cell><table:table-cell><table:table table:is-sub-table="true"><table:table-column table:style-name="Таблица46.A2.4"/><table:table-row table:style-name="Таблица46.A1.1"><table:table-cell table:style-name="Таблица46.A1.1.2" office:value-type="string"><text:p text:style-name="Штамп_5f_лево_5f_12_5f_гост"/></table:table-cell></table:table-row><table:table-row table:style-name="Таблица46.A1.1"><table:table-cell table:style-name="Таблица46.A1.1.2" office:value-type="string"><text:p text:style-name="Штамп_5f_лево_5f_12_5f_гост"/></table:table-cell></table:table-row></table:table></table:table-cell></table:table-row></table:table></table:table-cell><table:table-cell><table:table table:is-sub-table="true"><table:table-column table:style-name="Таблица46.B"/><table:table-row table:style-name="Таблица46.B1.2"><table:table-cell table:style-name="Таблица46.A1.1.1" office:value-type="string"><text:p text:style-name="Штамп_5f_центр_5f_16_5f_гост"><text:user-field-get text:name="Рамка_доп1"/></text:p></table:table-cell></table:table-row><table:table-row table:style-name="Таблица46.B1.2"><table:table-cell table:style-name="Таблица46.A1.1.2" office:value-type="string"><text:p text:style-name="Штамп_5f_центр_5f_16_5f_гост"><text:user-field-get text:name="Рамка_доп2"/></text:p></table:table-cell></table:table-row></table:table></table:table-cell><table:table-cell><table:table table:is-sub-table="true"><table:table-column table:style-name="Таблица46.A1.5"/><table:table-column table:style-name="Таблица46.C2.2"/><table:table-column table:style-name="Таблица46.C2.3"/><table:table-row table:style-name="Таблица46.A1.1"><table:table-cell table:style-name="Таблица46.A1.1.1" office:value-type="string"><text:p text:style-name="Штамп_5f_центр_5f_11_5f_гост">Стадия</text:p></table:table-cell><table:table-cell table:style-name="Таблица46.A1.1.1" office:value-type="string"><text:p text:style-name="Штамп_5f_центр_5f_11_5f_гост">Лист</text:p></table:table-cell><table:table-cell table:style-name="Таблица46.B1.1.1" office:value-type="string"><text:p text:style-name="Штамп_5f_центр_5f_11_5f_гост">Листов</text:p></table:table-cell></table:table-row><table:table-row table:style-name="Таблица46.B1.1"><table:table-cell table:style-name="Таблица46.A1.1.2" office:value-type="string"><text:p text:style-name="Штамп_5f_центр_5f_12_5f_гост"><text:user-field-get text:name="Стадия">Р</text:user-field-get></text:p></table:table-cell><table:table-cell table:style-name="Таблица46.A1.1.2" office:value-type="string"><text:p text:style-name="Штамп_5f_центр_5f_12_5f_гост"><text:user-field-get text:name="Номер_листа"/><text:page-number text:select-page="current">0</text:page-number></text:p></table:table-cell><table:table-cell table:style-name="Таблица46.C2.3.2" table:formula="ooow:&lt;A1.1.1&gt;+&lt;A1.2.1&gt;" office:value-type="float" office:value="6"><text:p text:style-name="Штамп_5f_центр_5f_12_5f_гост">6</text:p></table:table-cell></table:table-row><table:table-row table:style-name="Таблица46.B1.2"><table:table-cell table:style-name="Таблица46.B1.1.2" table:number-columns-spanned="3" office:value-type="string"><text:p text:style-name="Штамп_5f_центр_5f_12_5f_гост"><text:user-field-get text:name="Организация1строка">ИКИ РАН</text:user-field-get></text:p><text:p text:style-name="Штамп_5f_центр_5f_12_5f_гост"><text:user-field-get text:name="Организация2строка">г. Москва</text:user-field-get></text:p><text:p text:style-name="Штамп_5f_центр_5f_12_5f_гост"><text:user-field-get text:name="Организация3строка">2014 г. </text:user-field-get></text:p></table:table-cell><table:covered-table-cell/><table:covered-table-cell/></table:table-row></table:table></table:table-cell></table:table-row></table:table><text:p text:style-name="Frame_20_contents"/></draw:text-box></draw:frame></text:p>
      </style:footer>
    </style:master-page>
    <style:master-page style:name="A3_5f_форма3_5f_доп1_5f_табл" style:display-name="A3_форма3_доп1_табл" style:page-layout-name="Mpm18" style:next-style-name="A3_5f_форма6_5f_доп1_5f_табл">
      <style:footer>
        <text:p text:style-name="Footer"><draw:frame draw:style-name="Mfr6" draw:name="Врезка43" text:anchor-type="paragraph" svg:x="20.967cm" svg:y="-0.494cm" svg:width="18.5cm" svg:height="5.53cm" draw:z-index="0"><draw:text-box><table:table table:name="Таблица43" table:style-name="Таблица43"><table:table-column table:style-name="Таблица43.A"/><table:table-column table:style-name="Таблица43.B"/><table:table-column table:style-name="Таблица43.C"/><table:table-row><table:table-cell><table:table table:is-sub-table="true"><table:table-column table:style-name="Таблица43.A1.1"/><table:table-column table:style-name="Таблица43.A1.2" table:number-columns-repeated="3"/><table:table-column table:style-name="Таблица43.A1.5"/><table:table-column table:style-name="Таблица43.A1.6"/><table:table-row table:style-name="Таблица43.A1.1"><table:table-cell table:style-name="Таблица43.A1.1.1" office:value-type="string"><text:p text:style-name="Штамп_5f_центр_5f_11_5f_гост"><draw:frame draw:style-name="Mfr1" draw:name="Врезка44" text:anchor-type="paragraph" svg:x="0.82cm" svg:y="20.669cm" svg:width="1.199cm" svg:height="8.53cm" draw:z-index="0"><draw:text-box><table:table table:name="Таблица44" table:style-name="Таблица44"><table:table-column table:style-name="Таблица44.A"/><table:table-column table:style-name="Таблица44.B"/><table:table-row table:style-name="Таблица44.1"><table:table-cell table:style-name="Таблица44.A1" office:value-type="string"><text:p text:style-name="Штамп_5f_центр_5f_12_5f_гост_5f_90град">Взам. инв. №</text:p></table:table-cell><table:table-cell table:style-name="Таблица44.B1" office:value-type="string"><text:p text:style-name="Штамп_5f_центр_5f_12_5f_гост_5f_90град"><text:user-field-get text:name="Взамен_инв_номера"/></text:p></table:table-cell></table:table-row><table:table-row table:style-name="Таблица44.2"><table:table-cell table:style-name="Таблица44.A2" office:value-type="string"><text:p text:style-name="Штамп_5f_центр_5f_12_5f_гост_5f_90град">Подп. и дата</text:p></table:table-cell><table:table-cell table:style-name="Таблица44.B2" office:value-type="string"><text:p text:style-name="Штамп_5f_центр_5f_12_5f_гост_5f_90град"><text:user-field-get text:name="Дата"/> </text:p></table:table-cell></table:table-row><table:table-row table:style-name="Таблица44.1"><table:table-cell table:style-name="Таблица44.A2" office:value-type="string"><text:p text:style-name="Штамп_5f_центр_5f_12_5f_гост_5f_90град">Инв. № подл</text:p></table:table-cell><table:table-cell table:style-name="Таблица44.B3" office:value-type="string"><text:p text:style-name="Штамп_5f_центр_5f_12_5f_гост_5f_90град"><text:user-field-get text:name="Инвентарный_номер"/></text:p></table:table-cell></table:table-row></table:table><text:p text:style-name="MP3"/></draw:text-box></draw:frame><text:user-field-get text:name="Приложений"/></text:p></table:table-cell><table:table-cell table:style-name="Таблица43.A1.1.1" office:value-type="string"><text:p text:style-name="Штамп_5f_центр_5f_11_5f_гост"><text:page-count>6</text:page-count></text:p></table:table-cell><table:table-cell table:style-name="Таблица43.A1.1.1" office:value-type="string"><text:p text:style-name="Штамп_5f_центр_5f_11_5f_гост"/></table:table-cell><table:table-cell table:style-name="Таблица43.A1.1.1" office:value-type="string"><text:p text:style-name="Штамп_5f_центр_5f_11_5f_гост"/></table:table-cell><table:table-cell table:style-name="Таблица43.A1.1.1" office:value-type="string"><text:p text:style-name="Штамп_5f_центр_5f_11_5f_гост"/></table:table-cell><table:table-cell table:style-name="Таблица43.A1.1.1" office:value-type="string"><text:p text:style-name="Штамп_5f_центр_5f_11_5f_гост"/></table:table-cell></table:table-row><table:table-row table:style-name="Таблица43.A1.1"><table:table-cell table:style-name="Таблица43.A1.1.2" office:value-type="string"><text:p text:style-name="Штамп_5f_центр_5f_11_5f_гост"/></table:table-cell><table:table-cell table:style-name="Таблица43.A1.1.2" office:value-type="string"><text:p text:style-name="Штамп_5f_центр_5f_11_5f_гост"/></table:table-cell><table:table-cell table:style-name="Таблица43.A1.1.2" office:value-type="string"><text:p text:style-name="Штамп_5f_центр_5f_11_5f_гост"/></table:table-cell><table:table-cell table:style-name="Таблица43.A1.1.2" office:value-type="string"><text:p text:style-name="Штамп_5f_центр_5f_11_5f_гост"/></table:table-cell><table:table-cell table:style-name="Таблица43.A1.1.2" office:value-type="string"><text:p text:style-name="Штамп_5f_центр_5f_11_5f_гост"/></table:table-cell><table:table-cell table:style-name="Таблица43.A1.1.2" office:value-type="string"><text:p text:style-name="Штамп_5f_центр_5f_11_5f_гост"/></table:table-cell></table:table-row><table:table-row table:style-name="Таблица43.A1.1"><table:table-cell table:style-name="Таблица43.A1.1.2" office:value-type="string"><text:p text:style-name="Штамп_5f_центр_5f_11_5f_гост"/></table:table-cell><table:table-cell table:style-name="Таблица43.A1.1.2" office:value-type="string"><text:p text:style-name="Штамп_5f_центр_5f_11_5f_гост"/></table:table-cell><table:table-cell table:style-name="Таблица43.A1.1.2" office:value-type="string"><text:p text:style-name="Штамп_5f_центр_5f_11_5f_гост"/></table:table-cell><table:table-cell table:style-name="Таблица43.A1.1.2" office:value-type="string"><text:p text:style-name="Штамп_5f_центр_5f_11_5f_гост"/></table:table-cell><table:table-cell table:style-name="Таблица43.A1.1.2" office:value-type="string"><text:p text:style-name="Штамп_5f_центр_5f_11_5f_гост"/></table:table-cell><table:table-cell table:style-name="Таблица43.A1.1.2" office:value-type="string"><text:p text:style-name="Штамп_5f_центр_5f_11_5f_гост"/></table:table-cell></table:table-row><table:table-row table:style-name="Таблица43.A1.1"><table:table-cell table:style-name="Таблица43.A1.1.2" office:value-type="string"><text:p text:style-name="Штамп_5f_центр_5f_11_5f_гост"/></table:table-cell><table:table-cell table:style-name="Таблица43.A1.1.2" office:value-type="string"><text:p text:style-name="Штамп_5f_центр_5f_11_5f_гост"/></table:table-cell><table:table-cell table:style-name="Таблица43.A1.1.2" office:value-type="string"><text:p text:style-name="Штамп_5f_центр_5f_11_5f_гост"/></table:table-cell><table:table-cell table:style-name="Таблица43.A1.1.2" office:value-type="string"><text:p text:style-name="Штамп_5f_центр_5f_11_5f_гост"/></table:table-cell><table:table-cell table:style-name="Таблица43.A1.1.2" office:value-type="string"><text:p text:style-name="Штамп_5f_центр_5f_11_5f_гост"/></table:table-cell><table:table-cell table:style-name="Таблица43.A1.1.2" office:value-type="string"><text:p text:style-name="Штамп_5f_центр_5f_11_5f_гост"/></table:table-cell></table:table-row><table:table-row table:style-name="Таблица43.A1.1"><table:table-cell table:style-name="Таблица43.A1.1.2" office:value-type="string"><text:p text:style-name="Штамп_5f_центр_5f_11_5f_гост">Изм.</text:p></table:table-cell><table:table-cell table:style-name="Таблица43.A1.1.2" office:value-type="string"><text:p text:style-name="Штамп_5f_центр_5f_11_5f_гост">Кол.уч.</text:p></table:table-cell><table:table-cell table:style-name="Таблица43.A1.1.2" office:value-type="string"><text:p text:style-name="Штамп_5f_центр_5f_11_5f_гост">Лист</text:p></table:table-cell><table:table-cell table:style-name="Таблица43.A1.1.2" office:value-type="string"><text:p text:style-name="Штамп_5f_центр_5f_11_5f_гост">№ док.</text:p></table:table-cell><table:table-cell table:style-name="Таблица43.A1.1.2" office:value-type="string"><text:p text:style-name="Штамп_5f_центр_5f_11_5f_гост">Подп</text:p></table:table-cell><table:table-cell table:style-name="Таблица43.A1.1.2" office:value-type="string"><text:p text:style-name="Штамп_5f_центр_5f_11_5f_гост">Дата</text:p></table:table-cell></table:table-row></table:table></table:table-cell><table:table-cell table:number-columns-spanned="2"><table:table table:is-sub-table="true"><table:table-column table:style-name="Таблица43.B1.1"/><table:table-row table:style-name="Таблица43.B1.1"><table:table-cell table:style-name="Таблица43.B1.1.1" office:value-type="string"><text:p text:style-name="Штамп_5f_центр_5f_20_5f_гост"><text:user-field-get text:name="Код_проекта">КИА БУК</text:user-field-get></text:p></table:table-cell></table:table-row><table:table-row table:style-name="Таблица43.B1.2"><table:table-cell table:style-name="Таблица43.B1.1.2" office:value-type="string"><text:p text:style-name="Штамп_5f_центр_5f_20_5f_гост"><text:user-field-get text:name="Название_проекта">Программное обеспечение контрольно-испытательной аппаратуры блока управления каналами.</text:user-field-get></text:p></table:table-cell></table:table-row></table:table></table:table-cell><table:covered-table-cell/></table:table-row><table:table-row><table:table-cell><table:table table:is-sub-table="true"><table:table-column table:style-name="Таблица43.A2.1"/><table:table-column table:style-name="Таблица43.A2.2"/><table:table-column table:style-name="Таблица43.A1.5"/><table:table-column table:style-name="Таблица43.A2.4"/><table:table-row table:style-name="Таблица43.A1.1"><table:table-cell table:style-name="Таблица43.A1.1.2" office:value-type="string"><text:p text:style-name="Штамп_5f_лево_5f_12_5f_гост"><text:s/><text:user-field-get text:name="Должность1"/></text:p></table:table-cell><table:table-cell table:style-name="Таблица43.A1.1.2" office:value-type="string"><text:p text:style-name="Штамп_5f_лево_5f_12_5f_гост"><text:s/><text:user-field-get text:name="Фамилия1"/></text:p></table:table-cell><table:table-cell table:style-name="Таблица43.A1.1.2" office:value-type="string"><text:p text:style-name="Штамп_5f_лево_5f_12_5f_гост"/></table:table-cell><table:table-cell table:style-name="Таблица43.A1.1.2" office:value-type="string"><text:p text:style-name="Штамп_5f_лево_5f_12_5f_гост"/></table:table-cell></table:table-row><table:table-row table:style-name="Таблица43.A1.1"><table:table-cell table:style-name="Таблица43.A1.1.2" office:value-type="string"><text:p text:style-name="Штамп_5f_лево_5f_12_5f_гост"><text:s/><text:user-field-get text:name="Должность2"/></text:p></table:table-cell><table:table-cell table:style-name="Таблица43.A1.1.2" office:value-type="string"><text:p text:style-name="Штамп_5f_лево_5f_12_5f_гост"><text:s/><text:user-field-get text:name="Фамилия2"/></text:p></table:table-cell><table:table-cell table:style-name="Таблица43.A1.1.2" office:value-type="string"><text:p text:style-name="Штамп_5f_лево_5f_12_5f_гост"/></table:table-cell><table:table-cell table:style-name="Таблица43.A1.1.2" office:value-type="string"><text:p text:style-name="Штамп_5f_лево_5f_12_5f_гост"/></table:table-cell></table:table-row><table:table-row table:style-name="Таблица43.A1.1"><table:table-cell table:style-name="Таблица43.A2.1.3" office:value-type="string"><text:p text:style-name="Штамп_5f_лево_5f_12_5f_гост"><text:s/><text:user-field-get text:name="Должность3"/></text:p></table:table-cell><table:table-cell table:style-name="Таблица43.A1.1.2" office:value-type="string"><text:p text:style-name="Штамп_5f_лево_5f_12_5f_гост"><text:s/><text:user-field-get text:name="Фамилия3"/></text:p></table:table-cell><table:table-cell table:style-name="Таблица43.A1.1.2" office:value-type="string"><text:p text:style-name="Штамп_5f_лево_5f_12_5f_гост"/></table:table-cell><table:table-cell table:style-name="Таблица43.A1.1.2" office:value-type="string"><text:p text:style-name="Штамп_5f_лево_5f_12_5f_гост"/></table:table-cell></table:table-row><table:table-row table:style-name="Таблица43.A1.1"><table:table-cell table:style-name="Таблица43.A1.1.2" office:value-type="string"><text:p text:style-name="Штамп_5f_лево_5f_12_5f_гост"><text:s/><text:user-field-get text:name="Должность4"/></text:p></table:table-cell><table:table-cell table:style-name="Таблица43.A1.1.2" office:value-type="string"><text:p text:style-name="Штамп_5f_лево_5f_12_5f_гост"><text:s/><text:user-field-get text:name="Фамилия4"/></text:p></table:table-cell><table:table-cell table:style-name="Таблица43.A1.1.2" office:value-type="string"><text:p text:style-name="Штамп_5f_лево_5f_12_5f_гост"/></table:table-cell><table:table-cell table:style-name="Таблица43.A1.1.2" office:value-type="string"><text:p text:style-name="Штамп_5f_лево_5f_12_5f_гост"/></table:table-cell></table:table-row><table:table-row table:style-name="Таблица43.A1.1"><table:table-cell><table:table table:is-sub-table="true"><table:table-column table:style-name="Таблица43.A2.1"/><table:table-row table:style-name="Таблица43.A1.1"><table:table-cell table:style-name="Таблица43.A1.1.2" office:value-type="string"><text:p text:style-name="Штамп_5f_лево_5f_12_5f_гост"><text:s/><text:user-field-get text:name="Должность5"/></text:p></table:table-cell></table:table-row><table:table-row table:style-name="Таблица43.A1.1"><table:table-cell table:style-name="Таблица43.A1.1.2" office:value-type="string"><text:p text:style-name="Штамп_5f_лево_5f_12_5f_гост"><text:s/><text:user-field-get text:name="Должность6"/></text:p></table:table-cell></table:table-row></table:table></table:table-cell><table:table-cell><table:table table:is-sub-table="true"><table:table-column table:style-name="Таблица43.A2.2"/><table:table-row table:style-name="Таблица43.A1.1"><table:table-cell table:style-name="Таблица43.A1.1.2" office:value-type="string"><text:p text:style-name="Штамп_5f_лево_5f_12_5f_гост"><text:s/><text:user-field-get text:name="Фамилия5"/></text:p></table:table-cell></table:table-row><table:table-row table:style-name="Таблица43.A1.1"><table:table-cell table:style-name="Таблица43.A1.1.2" office:value-type="string"><text:p text:style-name="Штамп_5f_лево_5f_12_5f_гост"><text:s/><text:user-field-get text:name="Фамилия6"/></text:p></table:table-cell></table:table-row></table:table></table:table-cell><table:table-cell><table:table table:is-sub-table="true"><table:table-column table:style-name="Таблица43.A1.5"/><table:table-row table:style-name="Таблица43.A1.1"><table:table-cell table:style-name="Таблица43.A1.1.2" office:value-type="string"><text:p text:style-name="Штамп_5f_лево_5f_12_5f_гост"/></table:table-cell></table:table-row><table:table-row table:style-name="Таблица43.A1.1"><table:table-cell table:style-name="Таблица43.A1.1.2" office:value-type="string"><text:p text:style-name="Штамп_5f_лево_5f_12_5f_гост"/></table:table-cell></table:table-row></table:table></table:table-cell><table:table-cell><table:table table:is-sub-table="true"><table:table-column table:style-name="Таблица43.A2.4"/><table:table-row table:style-name="Таблица43.A1.1"><table:table-cell table:style-name="Таблица43.A1.1.2" office:value-type="string"><text:p text:style-name="Штамп_5f_лево_5f_12_5f_гост"/></table:table-cell></table:table-row><table:table-row table:style-name="Таблица43.A1.1"><table:table-cell table:style-name="Таблица43.A1.1.2" office:value-type="string"><text:p text:style-name="Штамп_5f_лево_5f_12_5f_гост"/></table:table-cell></table:table-row></table:table></table:table-cell></table:table-row></table:table></table:table-cell><table:table-cell><table:table table:is-sub-table="true"><table:table-column table:style-name="Таблица43.B"/><table:table-row table:style-name="Таблица43.B1.2"><table:table-cell table:style-name="Таблица43.A1.1.1" office:value-type="string"><text:p text:style-name="Штамп_5f_центр_5f_16_5f_гост"><text:user-field-get text:name="Рамка_доп1"/></text:p></table:table-cell></table:table-row><table:table-row table:style-name="Таблица43.B1.2"><table:table-cell table:style-name="Таблица43.A1.1.2" office:value-type="string"><text:p text:style-name="Штамп_5f_центр_5f_16_5f_гост"><text:user-field-get text:name="Рамка_доп2"/></text:p></table:table-cell></table:table-row></table:table></table:table-cell><table:table-cell><table:table table:is-sub-table="true"><table:table-column table:style-name="Таблица43.A1.5"/><table:table-column table:style-name="Таблица43.C2.2"/><table:table-column table:style-name="Таблица43.C2.3"/><table:table-row table:style-name="Таблица43.A1.1"><table:table-cell table:style-name="Таблица43.A1.1.1" office:value-type="string"><text:p text:style-name="Штамп_5f_центр_5f_11_5f_гост">Стадия</text:p></table:table-cell><table:table-cell table:style-name="Таблица43.A1.1.1" office:value-type="string"><text:p text:style-name="Штамп_5f_центр_5f_11_5f_гост">Лист</text:p></table:table-cell><table:table-cell table:style-name="Таблица43.B1.1.1" office:value-type="string"><text:p text:style-name="Штамп_5f_центр_5f_11_5f_гост">Листов</text:p></table:table-cell></table:table-row><table:table-row table:style-name="Таблица43.B1.1"><table:table-cell table:style-name="Таблица43.A1.1.2" office:value-type="string"><text:p text:style-name="Штамп_5f_центр_5f_12_5f_гост"><text:user-field-get text:name="Стадия">Р</text:user-field-get></text:p></table:table-cell><table:table-cell table:style-name="Таблица43.A1.1.2" office:value-type="string"><text:p text:style-name="Штамп_5f_центр_5f_12_5f_гост"><text:user-field-get text:name="Номер_листа"/><text:page-number text:select-page="current">0</text:page-number></text:p></table:table-cell><table:table-cell table:style-name="Таблица43.C2.3.2" table:formula="ooow:&lt;A1.1.1&gt;+&lt;A1.2.1&gt;" office:value-type="float" office:value="6"><text:p text:style-name="Штамп_5f_центр_5f_12_5f_гост">6</text:p></table:table-cell></table:table-row><table:table-row table:style-name="Таблица43.B1.2"><table:table-cell table:style-name="Таблица43.B1.1.2" table:number-columns-spanned="3" office:value-type="string"><text:p text:style-name="Штамп_5f_центр_5f_12_5f_гост"><text:user-field-get text:name="Организация1строка">ИКИ РАН</text:user-field-get></text:p><text:p text:style-name="Штамп_5f_центр_5f_12_5f_гост"><text:user-field-get text:name="Организация2строка">г. Москва</text:user-field-get></text:p><text:p text:style-name="Штамп_5f_центр_5f_12_5f_гост"><text:user-field-get text:name="Организация3строка">2014 г. </text:user-field-get></text:p></table:table-cell><table:covered-table-cell/><table:covered-table-cell/></table:table-row></table:table></table:table-cell></table:table-row></table:table><text:p text:style-name="Frame_20_contents"/></draw:text-box></draw:frame></text:p>
      </style:footer>
    </style:master-page>
    <style:master-page style:name="A3_5f_форма6_5f_доп1_5f_табл" style:display-name="A3_форма6_доп1_табл" style:page-layout-name="Mpm13">
      <style:footer>
        <text:p text:style-name="Footer"><draw:frame draw:style-name="Mfr6" draw:name="Врезка41" text:anchor-type="paragraph" svg:x="20.967cm" svg:y="-0.494cm" svg:width="18.5cm" svg:height="1.529cm" draw:z-index="0"><draw:text-box><table:table table:name="Таблица41" table:style-name="Таблица41"><table:table-column table:style-name="Таблица41.A"/><table:table-column table:style-name="Таблица41.B"/><table:table-column table:style-name="Таблица41.C"/><table:table-row><table:table-cell><table:table table:is-sub-table="true"><table:table-column table:style-name="Таблица41.A1.1"/><table:table-column table:style-name="Таблица41.A1.2" table:number-columns-repeated="3"/><table:table-column table:style-name="Таблица41.A1.5"/><table:table-column table:style-name="Таблица41.A1.6"/><table:table-row table:style-name="Таблица41.A1.1"><table:table-cell table:style-name="Таблица41.A1.1.1" office:value-type="string"><text:p text:style-name="Штамп_5f_центр_5f_11_5f_гост"><draw:frame draw:style-name="Mfr1" draw:name="Врезка42" text:anchor-type="paragraph" svg:x="0.82cm" svg:y="20.669cm" svg:width="1.199cm" svg:height="8.53cm" draw:z-index="0"><draw:text-box><table:table table:name="Таблица42" table:style-name="Таблица42"><table:table-column table:style-name="Таблица42.A"/><table:table-column table:style-name="Таблица42.B"/><table:table-row table:style-name="Таблица42.1"><table:table-cell table:style-name="Таблица42.A1" office:value-type="string"><text:p text:style-name="Штамп_5f_центр_5f_12_5f_гост_5f_90град">Взам. инв. №</text:p></table:table-cell><table:table-cell table:style-name="Таблица42.B1" office:value-type="string"><text:p text:style-name="Штамп_5f_центр_5f_12_5f_гост_5f_90град"><text:user-field-get text:name="Взамен_инв_номера"/></text:p></table:table-cell></table:table-row><table:table-row table:style-name="Таблица42.2"><table:table-cell table:style-name="Таблица42.A2" office:value-type="string"><text:p text:style-name="Штамп_5f_центр_5f_12_5f_гост_5f_90град">Подп. и дата</text:p></table:table-cell><table:table-cell table:style-name="Таблица42.B2" office:value-type="string"><text:p text:style-name="Штамп_5f_центр_5f_12_5f_гост_5f_90град"><text:user-field-get text:name="Дата"/> </text:p></table:table-cell></table:table-row><table:table-row table:style-name="Таблица42.1"><table:table-cell table:style-name="Таблица42.A2" office:value-type="string"><text:p text:style-name="Штамп_5f_центр_5f_12_5f_гост_5f_90град">Инв. № подл</text:p></table:table-cell><table:table-cell table:style-name="Таблица42.B3" office:value-type="string"><text:p text:style-name="Штамп_5f_центр_5f_12_5f_гост_5f_90град"><text:user-field-get text:name="Инвентарный_номер"/></text:p></table:table-cell></table:table-row></table:table><text:p text:style-name="MP3"/></draw:text-box></draw:frame></text:p></table:table-cell><table:table-cell table:style-name="Таблица41.A1.1.1" office:value-type="string"><text:p text:style-name="Штамп_5f_центр_5f_11_5f_гост"/></table:table-cell><table:table-cell table:style-name="Таблица41.A1.1.1" office:value-type="string"><text:p text:style-name="Штамп_5f_центр_5f_11_5f_гост"/></table:table-cell><table:table-cell table:style-name="Таблица41.A1.1.1" office:value-type="string"><text:p text:style-name="Штамп_5f_центр_5f_11_5f_гост"/></table:table-cell><table:table-cell table:style-name="Таблица41.A1.1.1" office:value-type="string"><text:p text:style-name="Штамп_5f_центр_5f_11_5f_гост"/></table:table-cell><table:table-cell table:style-name="Таблица41.A1.1.1" office:value-type="string"><text:p text:style-name="Штамп_5f_центр_5f_11_5f_гост"/></table:table-cell></table:table-row><table:table-row table:style-name="Таблица41.A1.1"><table:table-cell table:style-name="Таблица41.A1.1.2" office:value-type="string"><text:p text:style-name="Штамп_5f_центр_5f_11_5f_гост"/></table:table-cell><table:table-cell table:style-name="Таблица41.A1.1.2" office:value-type="string"><text:p text:style-name="Штамп_5f_центр_5f_11_5f_гост"/></table:table-cell><table:table-cell table:style-name="Таблица41.A1.1.2" office:value-type="string"><text:p text:style-name="Штамп_5f_центр_5f_11_5f_гост"/></table:table-cell><table:table-cell table:style-name="Таблица41.A1.1.2" office:value-type="string"><text:p text:style-name="Штамп_5f_центр_5f_11_5f_гост"/></table:table-cell><table:table-cell table:style-name="Таблица41.A1.1.2" office:value-type="string"><text:p text:style-name="Штамп_5f_центр_5f_11_5f_гост"/></table:table-cell><table:table-cell table:style-name="Таблица41.A1.1.2" office:value-type="string"><text:p text:style-name="Штамп_5f_центр_5f_11_5f_гост"/></table:table-cell></table:table-row><table:table-row table:style-name="Таблица41.A1.1"><table:table-cell table:style-name="Таблица41.A1.1.2" office:value-type="string"><text:p text:style-name="Штамп_5f_центр_5f_11_5f_гост">Изм.</text:p></table:table-cell><table:table-cell table:style-name="Таблица41.A1.1.2" office:value-type="string"><text:p text:style-name="Штамп_5f_центр_5f_11_5f_гост">Кол.уч.</text:p></table:table-cell><table:table-cell table:style-name="Таблица41.A1.1.2" office:value-type="string"><text:p text:style-name="Штамп_5f_центр_5f_11_5f_гост">Лист</text:p></table:table-cell><table:table-cell table:style-name="Таблица41.A1.1.2" office:value-type="string"><text:p text:style-name="Штамп_5f_центр_5f_11_5f_гост">№ док.</text:p></table:table-cell><table:table-cell table:style-name="Таблица41.A1.1.2" office:value-type="string"><text:p text:style-name="Штамп_5f_центр_5f_11_5f_гост">Подп</text:p></table:table-cell><table:table-cell table:style-name="Таблица41.A1.1.2" office:value-type="string"><text:p text:style-name="Штамп_5f_центр_5f_11_5f_гост">Дата</text:p></table:table-cell></table:table-row></table:table></table:table-cell><table:table-cell table:style-name="Таблица41.A1.1.1" office:value-type="string"><text:p text:style-name="Штамп_5f_центр_5f_20_5f_гост"><text:user-field-get text:name="Код_проекта">КИА БУК</text:user-field-get></text:p></table:table-cell><table:table-cell><table:table table:is-sub-table="true"><table:table-column table:style-name="Таблица41.C"/><table:table-row table:style-name="Таблица41.A1.1"><table:table-cell table:style-name="Таблица41.C1.1.1" office:value-type="string"><text:p text:style-name="Штамп_5f_центр_5f_12_5f_гост">Лист</text:p></table:table-cell></table:table-row><table:table-row table:style-name="Таблица41.C1.2"><table:table-cell table:style-name="Таблица41.C1.1.2" office:value-type="string"><text:p text:style-name="Штамп_5f_центр_5f_12_5f_гост"><text:user-field-get text:name="Номер_листа"/><text:page-number text:select-page="current">0</text:page-number></text:p></table:table-cell></table:table-row></table:table></table:table-cell></table:table-row></table:table><text:p text:style-name="Frame_20_contents"/></draw:text-box></draw:frame></text:p>
      </style:footer>
    </style:master-page>
    <style:master-page style:name="A4_5f_форма5_5f_доп1_5f_согл_5f_ПЗ_5f_табл" style:display-name="A4_форма5_доп1_согл_ПЗ_табл" style:page-layout-name="Mpm19" style:next-style-name="A4_5f_форма6_5f_доп1_5f_согл_5f_табл">
      <style:footer>
        <text:p text:style-name="Footer"><draw:frame draw:style-name="Mfr2" draw:name="Врезка54" text:anchor-type="paragraph" svg:x="2cm" svg:y="25.171cm" svg:width="18.5cm" svg:height="4.03cm" draw:z-index="0"><draw:text-box><table:table table:name="Таблица54" table:style-name="Таблица54"><table:table-column table:style-name="Таблица54.A"/><table:table-column table:style-name="Таблица54.B"/><table:table-column table:style-name="Таблица54.C"/><table:table-row><table:table-cell><table:table table:is-sub-table="true"><table:table-column table:style-name="Таблица54.A1.1"/><table:table-column table:style-name="Таблица54.A1.2" table:number-columns-repeated="3"/><table:table-column table:style-name="Таблица54.A1.5"/><table:table-column table:style-name="Таблица54.A1.6"/><table:table-row table:style-name="Таблица54.A1.1"><table:table-cell table:style-name="Таблица54.A1.1.1" office:value-type="string"><text:p text:style-name="MP4"><draw:frame draw:style-name="Mfr1" draw:name="Врезка55" text:anchor-type="paragraph" svg:x="0.82cm" svg:y="20.669cm" svg:width="1.199cm" svg:height="8.53cm" draw:z-index="0"><draw:text-box><table:table table:name="Таблица55" table:style-name="Таблица55"><table:table-column table:style-name="Таблица55.A"/><table:table-column table:style-name="Таблица55.B"/><table:table-row table:style-name="Таблица55.1"><table:table-cell table:style-name="Таблица55.A1" office:value-type="string"><text:p text:style-name="Штамп_5f_центр_5f_12_5f_гост_5f_90град">Взам. инв. №</text:p></table:table-cell><table:table-cell table:style-name="Таблица55.B1" office:value-type="string"><text:p text:style-name="Штамп_5f_центр_5f_12_5f_гост_5f_90град"><text:user-field-get text:name="Взамен_инв_номера"/></text:p></table:table-cell></table:table-row><table:table-row table:style-name="Таблица55.2"><table:table-cell table:style-name="Таблица55.A2" office:value-type="string"><text:p text:style-name="Штамп_5f_центр_5f_12_5f_гост_5f_90град">Подп. и дата</text:p></table:table-cell><table:table-cell table:style-name="Таблица55.B2" office:value-type="string"><text:p text:style-name="Штамп_5f_право_5f_12_5f_гост_5f_90град"><text:user-field-get text:name="Дата"/> </text:p></table:table-cell></table:table-row><table:table-row table:style-name="Таблица55.1"><table:table-cell table:style-name="Таблица55.A2" office:value-type="string"><text:p text:style-name="Штамп_5f_центр_5f_12_5f_гост_5f_90град">Инв. № подл</text:p></table:table-cell><table:table-cell table:style-name="Таблица55.B3" office:value-type="string"><text:p text:style-name="Штамп_5f_центр_5f_12_5f_гост_5f_90град"><text:user-field-get text:name="Инвентарный_номер"/></text:p></table:table-cell></table:table-row></table:table><text:p text:style-name="MP3"/></draw:text-box></draw:frame><text:user-field-get text:name="Приложений"/></text:p></table:table-cell><table:table-cell table:style-name="Таблица54.A1.1.1" office:value-type="string"><text:p text:style-name="MP4"><text:page-count>6</text:page-count></text:p></table:table-cell><table:table-cell table:style-name="Таблица54.A1.1.1" office:value-type="string"><text:p text:style-name="Штамп_5f_центр_5f_11_5f_гост"/></table:table-cell><table:table-cell table:style-name="Таблица54.A1.1.1" office:value-type="string"><text:p text:style-name="Штамп_5f_центр_5f_11_5f_гост"/></table:table-cell><table:table-cell table:style-name="Таблица54.A1.1.1" office:value-type="string"><text:p text:style-name="Штамп_5f_центр_5f_11_5f_гост"/></table:table-cell><table:table-cell table:style-name="Таблица54.A1.1.1" office:value-type="string"><text:p text:style-name="Штамп_5f_центр_5f_11_5f_гост"/></table:table-cell></table:table-row><table:table-row table:style-name="Таблица54.A1.1"><table:table-cell table:style-name="Таблица54.A1.1.2" office:value-type="string"><text:p text:style-name="Штамп_5f_центр_5f_11_5f_гост"/></table:table-cell><table:table-cell table:style-name="Таблица54.A1.1.2" office:value-type="string"><text:p text:style-name="Штамп_5f_центр_5f_11_5f_гост"/></table:table-cell><table:table-cell table:style-name="Таблица54.A1.1.2" office:value-type="string"><text:p text:style-name="Штамп_5f_центр_5f_11_5f_гост"/></table:table-cell><table:table-cell table:style-name="Таблица54.A1.1.2" office:value-type="string"><text:p text:style-name="Штамп_5f_центр_5f_11_5f_гост"/></table:table-cell><table:table-cell table:style-name="Таблица54.A1.1.2" office:value-type="string"><text:p text:style-name="Штамп_5f_центр_5f_11_5f_гост"/></table:table-cell><table:table-cell table:style-name="Таблица54.A1.1.2" office:value-type="string"><text:p text:style-name="Штамп_5f_центр_5f_11_5f_гост"/></table:table-cell></table:table-row><table:table-row table:style-name="Таблица54.A1.1"><table:table-cell table:style-name="Таблица54.A1.1.2" office:value-type="string"><text:p text:style-name="Штамп_5f_центр_5f_11_5f_гост">Изм.</text:p></table:table-cell><table:table-cell table:style-name="Таблица54.A1.1.2" office:value-type="string"><text:p text:style-name="Штамп_5f_центр_5f_11_5f_гост">Кол.уч.</text:p></table:table-cell><table:table-cell table:style-name="Таблица54.A1.1.2" office:value-type="string"><text:p text:style-name="Штамп_5f_центр_5f_11_5f_гост">Лист</text:p></table:table-cell><table:table-cell table:style-name="Таблица54.A1.1.2" office:value-type="string"><text:p text:style-name="Штамп_5f_центр_5f_11_5f_гост">№ док.</text:p></table:table-cell><table:table-cell table:style-name="Таблица54.A1.1.2" office:value-type="string"><text:p text:style-name="Штамп_5f_центр_5f_11_5f_гост">Подп</text:p></table:table-cell><table:table-cell table:style-name="Таблица54.A1.1.2" office:value-type="string"><text:p text:style-name="Штамп_5f_центр_5f_11_5f_гост">Дата</text:p></table:table-cell></table:table-row></table:table></table:table-cell><table:table-cell table:style-name="Таблица54.B1" table:number-columns-spanned="2" office:value-type="string"><text:p text:style-name="Штамп_5f_центр_5f_20_5f_гост"><text:user-field-get text:name="Код_проекта">КИА БУК</text:user-field-get></text:p></table:table-cell><table:covered-table-cell/></table:table-row><table:table-row><table:table-cell><table:table table:is-sub-table="true"><table:table-column table:style-name="Таблица54.A2.1"/><table:table-column table:style-name="Таблица54.A2.2"/><table:table-column table:style-name="Таблица54.A1.5"/><table:table-column table:style-name="Таблица54.A2.4"/><table:table-row table:style-name="Таблица54.A1.1"><table:table-cell table:style-name="Таблица54.A1.1.2" office:value-type="string"><text:p text:style-name="Штамп_5f_лево_5f_12_5f_гост"><text:s/><text:user-field-get text:name="Должность1"/></text:p></table:table-cell><table:table-cell table:style-name="Таблица54.A1.1.2" office:value-type="string"><text:p text:style-name="Штамп_5f_лево_5f_12_5f_гост"><text:s/><text:user-field-get text:name="Фамилия1"/></text:p></table:table-cell><table:table-cell table:style-name="Таблица54.A1.1.2" office:value-type="string"><text:p text:style-name="Штамп_5f_лево_5f_12_5f_гост"/></table:table-cell><table:table-cell table:style-name="Таблица54.A1.1.2" office:value-type="string"><text:p text:style-name="Штамп_5f_лево_5f_12_5f_гост"/></table:table-cell></table:table-row><table:table-row table:style-name="Таблица54.A1.1"><table:table-cell table:style-name="Таблица54.A1.1.2" office:value-type="string"><text:p text:style-name="Штамп_5f_лево_5f_12_5f_гост"><text:s/><text:user-field-get text:name="Должность2"/></text:p></table:table-cell><table:table-cell table:style-name="Таблица54.A1.1.2" office:value-type="string"><text:p text:style-name="Штамп_5f_лево_5f_12_5f_гост"><text:s/><text:user-field-get text:name="Фамилия2"/></text:p></table:table-cell><table:table-cell table:style-name="Таблица54.A1.1.2" office:value-type="string"><text:p text:style-name="Штамп_5f_лево_5f_12_5f_гост"/></table:table-cell><table:table-cell table:style-name="Таблица54.A1.1.2" office:value-type="string"><text:p text:style-name="Штамп_5f_лево_5f_12_5f_гост"/></table:table-cell></table:table-row><table:table-row table:style-name="Таблица54.A1.1"><table:table-cell table:style-name="Таблица54.A2.1.3" office:value-type="string"><text:p text:style-name="Штамп_5f_лево_5f_12_5f_гост"><text:s/><text:user-field-get text:name="Должность3"/></text:p></table:table-cell><table:table-cell table:style-name="Таблица54.A1.1.2" office:value-type="string"><text:p text:style-name="Штамп_5f_лево_5f_12_5f_гост"><text:s/><text:user-field-get text:name="Фамилия3"/></text:p></table:table-cell><table:table-cell table:style-name="Таблица54.A1.1.2" office:value-type="string"><text:p text:style-name="Штамп_5f_лево_5f_12_5f_гост"/></table:table-cell><table:table-cell table:style-name="Таблица54.A1.1.2" office:value-type="string"><text:p text:style-name="Штамп_5f_лево_5f_12_5f_гост"/></table:table-cell></table:table-row><table:table-row table:style-name="Таблица54.A1.1"><table:table-cell table:style-name="Таблица54.A1.1.2" office:value-type="string"><text:p text:style-name="Штамп_5f_лево_5f_12_5f_гост"><text:s/><text:user-field-get text:name="Должность4"/></text:p></table:table-cell><table:table-cell table:style-name="Таблица54.A1.1.2" office:value-type="string"><text:p text:style-name="Штамп_5f_лево_5f_12_5f_гост"><text:s/><text:user-field-get text:name="Фамилия4"/></text:p></table:table-cell><table:table-cell table:style-name="Таблица54.A1.1.2" office:value-type="string"><text:p text:style-name="Штамп_5f_лево_5f_12_5f_гост"/></table:table-cell><table:table-cell table:style-name="Таблица54.A1.1.2" office:value-type="string"><text:p text:style-name="Штамп_5f_лево_5f_12_5f_гост"/></table:table-cell></table:table-row><table:table-row table:style-name="Таблица54.A1.1"><table:table-cell table:style-name="Таблица54.A1.1.2" office:value-type="string"><text:p text:style-name="Штамп_5f_лево_5f_12_5f_гост"><draw:frame draw:style-name="Mfr3" draw:name="Врезка60" text:anchor-type="paragraph" svg:x="0.011cm" svg:y="14.199cm" svg:width="2cm" svg:height="6.5cm" draw:z-index="0"><draw:text-box><table:table table:name="Таблица57" table:style-name="Таблица57"><table:table-column table:style-name="Таблица57.A"/><table:table-column table:style-name="Таблица57.B"/><table:table-row table:style-name="Таблица57.1"><table:table-cell table:style-name="Таблица57.A1" office:value-type="string"><text:p text:style-name="Штамп_5f_центр_5f_12_5f_гост_5f_90град">Согласовано</text:p></table:table-cell><table:table-cell><table:table table:is-sub-table="true"><table:table-column table:style-name="Таблица57.B1.1" table:number-columns-repeated="3"/><table:table-row table:style-name="Таблица57.B1.1"><table:table-cell table:style-name="Таблица57.B1.2.1" office:value-type="string"><text:p text:style-name="Штамп_5f_центр_5f_12_5f_гост_5f_90град"/></table:table-cell><table:table-cell table:style-name="Таблица57.B1.2.1" office:value-type="string"><text:p text:style-name="Штамп_5f_центр_5f_12_5f_гост_5f_90град"/></table:table-cell><table:table-cell table:style-name="Таблица57.B1.3.1" office:value-type="string"><text:p text:style-name="Штамп_5f_центр_5f_12_5f_гост_5f_90град"/></table:table-cell></table:table-row><table:table-row table:style-name="Таблица57.B1.2"><table:table-cell table:style-name="Таблица57.B1.2.4" office:value-type="string"><text:p text:style-name="Штамп_5f_центр_5f_12_5f_гост_5f_90град"/></table:table-cell><table:table-cell table:style-name="Таблица57.B1.2.4" office:value-type="string"><text:p text:style-name="Штамп_5f_центр_5f_12_5f_гост_5f_90град"/></table:table-cell><table:table-cell table:style-name="Таблица57.B1.3.4" office:value-type="string"><text:p text:style-name="Штамп_5f_центр_5f_12_5f_гост_5f_90град"/></table:table-cell></table:table-row><table:table-row table:style-name="Таблица57.B1.3"><table:table-cell table:style-name="Таблица57.B1.2.4" office:value-type="string"><text:p text:style-name="Штамп_5f_центр_5f_12_5f_гост_5f_90град"/></table:table-cell><table:table-cell table:style-name="Таблица57.B1.2.4" office:value-type="string"><text:p text:style-name="Штамп_5f_центр_5f_12_5f_гост_5f_90град"/></table:table-cell><table:table-cell table:style-name="Таблица57.B1.3.4" office:value-type="string"><text:p text:style-name="Штамп_5f_центр_5f_12_5f_гост_5f_90град"/></table:table-cell></table:table-row><table:table-row table:style-name="Таблица57.B1.3"><table:table-cell table:style-name="Таблица57.B1.2.4" office:value-type="string"><text:p text:style-name="Штамп_5f_центр_5f_12_5f_гост_5f_90град"/></table:table-cell><table:table-cell table:style-name="Таблица57.B1.2.4" office:value-type="string"><text:p text:style-name="Штамп_5f_центр_5f_12_5f_гост_5f_90град"/></table:table-cell><table:table-cell table:style-name="Таблица57.B1.3.4" office:value-type="string"><text:p text:style-name="Штамп_5f_центр_5f_12_5f_гост_5f_90град"/></table:table-cell></table:table-row></table:table></table:table-cell></table:table-row></table:table><text:p text:style-name="Frame_20_contents"/></draw:text-box></draw:frame> <text:user-field-get text:name="Должность5"/></text:p></table:table-cell><table:table-cell table:style-name="Таблица54.A1.1.2" office:value-type="string"><text:p text:style-name="Штамп_5f_лево_5f_12_5f_гост"><text:s/><text:user-field-get text:name="Фамилия5"/></text:p></table:table-cell><table:table-cell table:style-name="Таблица54.A1.1.2" office:value-type="string"><text:p text:style-name="Штамп_5f_лево_5f_12_5f_гост"/></table:table-cell><table:table-cell table:style-name="Таблица54.A1.1.2" office:value-type="string"><text:p text:style-name="Штамп_5f_лево_5f_12_5f_гост"/></table:table-cell></table:table-row></table:table></table:table-cell><table:table-cell table:style-name="Таблица54.A1.1.1" office:value-type="string"><text:p text:style-name="Штамп_5f_центр_5f_16_5f_гост"><text:user-field-get text:name="Рамка_доп1"/></text:p></table:table-cell><table:table-cell><table:table table:is-sub-table="true"><table:table-column table:style-name="Таблица54.A1.5"/><table:table-column table:style-name="Таблица54.C2.2"/><table:table-column table:style-name="Таблица54.C2.3"/><table:table-row table:style-name="Таблица54.A1.1"><table:table-cell table:style-name="Таблица54.A1.1.1" office:value-type="string"><text:p text:style-name="Штамп_5f_центр_5f_11_5f_гост">Стадия</text:p></table:table-cell><table:table-cell table:style-name="Таблица54.A1.1.1" office:value-type="string"><text:p text:style-name="Штамп_5f_центр_5f_11_5f_гост">Лист</text:p></table:table-cell><table:table-cell table:style-name="Таблица54.B1" office:value-type="string"><text:p text:style-name="Штамп_5f_центр_5f_11_5f_гост">Листов</text:p></table:table-cell></table:table-row><table:table-row table:style-name="Таблица54.A1.1"><table:table-cell table:style-name="Таблица54.A1.1.2" office:value-type="string"><text:p text:style-name="Штамп_5f_центр_5f_12_5f_гост"><text:user-field-get text:name="Стадия">Р</text:user-field-get></text:p></table:table-cell><table:table-cell table:style-name="Таблица54.A1.1.2" office:value-type="string"><text:p text:style-name="Штамп_5f_центр_5f_12_5f_гост"><text:user-field-get text:name="Номер_листа"/><text:page-number text:select-page="current">0</text:page-number></text:p></table:table-cell><table:table-cell table:style-name="Таблица54.C2.3.2" table:formula="ooow:&lt;A1.1.1&gt;+&lt;A1.2.1&gt;" office:value-type="float" office:value="6"><text:p text:style-name="Штамп_5f_центр_5f_12_5f_гост">6</text:p></table:table-cell></table:table-row><table:table-row table:style-name="Таблица54.C2.3"><table:table-cell table:style-name="Таблица54.C2.1.3" table:number-columns-spanned="3" office:value-type="string"><text:p text:style-name="Штамп_5f_центр_5f_12_5f_гост"><text:user-field-get text:name="Организация1строка">ИКИ РАН</text:user-field-get></text:p><text:p text:style-name="Штамп_5f_центр_5f_12_5f_гост"><text:user-field-get text:name="Организация2строка">г. Москва</text:user-field-get></text:p><text:p text:style-name="Штамп_5f_центр_5f_12_5f_гост"><text:user-field-get text:name="Организация3строка">2014 г. </text:user-field-get></text:p></table:table-cell><table:covered-table-cell/><table:covered-table-cell/></table:table-row></table:table></table:table-cell></table:table-row></table:table><text:p text:style-name="Frame_20_contents"/></draw:text-box></draw:frame><draw:frame draw:style-name="Mfr5" draw:name="Врезка63" text:anchor-type="paragraph" svg:x="2.499cm" svg:y="20.301cm" svg:width="17.39cm" svg:height="4.5cm" draw:z-index="0"><draw:text-box><table:table table:name="Таблица60" table:style-name="Таблица60"><table:table-column table:style-name="Таблица60.A"/><table:table-column table:style-name="Таблица60.B"/><table:table-row table:style-name="Таблица60.1"><table:table-cell table:style-name="Таблица60.A1" table:number-columns-spanned="2" office:value-type="string"><text:p text:style-name="ПЗ_5f_клятва_5f_гипа"><text:user-field-get text:name="Условия">Технические решения, принятые в рабочих чертежах, соответствуют требованиям экологических, санитарно-гигиенических, противопожарных и других норм, действующих на территории Российской Федерации и обеспечивают безопасную для жизни и здоровья людей эксплуатацию объекта при соблюдении предусмотренных рабочими чертежами мероприятий.</text:user-field-get></text:p></table:table-cell><table:covered-table-cell/></table:table-row><table:table-row><table:table-cell table:style-name="Таблица60.A1" office:value-type="string"><text:p text:style-name="ПЗ_5f_клятва_5f_гипа">Главный инженер проекта</text:p></table:table-cell><table:table-cell table:style-name="Таблица60.A1" office:value-type="string"><text:p text:style-name="ПЗ_5f_клятва_5f_гипа"><text:user-field-get text:name="ГИП"/></text:p></table:table-cell></table:table-row></table:table><text:p text:style-name="MP7"/></draw:text-box></draw:frame></text:p>
      </style:footer>
    </style:master-page>
    <style:master-page style:name="A4_5f_форма5_5f_доп1_5f_ПЗ_5f_табл" style:display-name="A4_форма5_доп1_ПЗ_табл" style:page-layout-name="Mpm19" style:next-style-name="A4_5f_форма6_5f_доп1_5f_согл_5f_табл">
      <style:footer>
        <text:p text:style-name="Footer"><draw:frame draw:style-name="Mfr2" draw:name="Врезка64" text:anchor-type="paragraph" svg:x="2cm" svg:y="25.171cm" svg:width="18.5cm" svg:height="4.03cm" draw:z-index="0"><draw:text-box><table:table table:name="Таблица63" table:style-name="Таблица63"><table:table-column table:style-name="Таблица63.A"/><table:table-column table:style-name="Таблица63.B"/><table:table-column table:style-name="Таблица63.C"/><table:table-row><table:table-cell><table:table table:is-sub-table="true"><table:table-column table:style-name="Таблица63.A1.1"/><table:table-column table:style-name="Таблица63.A1.2" table:number-columns-repeated="3"/><table:table-column table:style-name="Таблица63.A1.5"/><table:table-column table:style-name="Таблица63.A1.6"/><table:table-row table:style-name="Таблица63.A1.1"><table:table-cell table:style-name="Таблица63.A1.1.1" office:value-type="string"><text:p text:style-name="MP4"><draw:frame draw:style-name="Mfr1" draw:name="Врезка65" text:anchor-type="paragraph" svg:x="0.82cm" svg:y="20.669cm" svg:width="1.199cm" svg:height="8.53cm" draw:z-index="0"><draw:text-box><table:table table:name="Таблица64" table:style-name="Таблица64"><table:table-column table:style-name="Таблица64.A"/><table:table-column table:style-name="Таблица64.B"/><table:table-row table:style-name="Таблица64.1"><table:table-cell table:style-name="Таблица64.A1" office:value-type="string"><text:p text:style-name="Штамп_5f_центр_5f_12_5f_гост_5f_90град">Взам. инв. №</text:p></table:table-cell><table:table-cell table:style-name="Таблица64.B1" office:value-type="string"><text:p text:style-name="Штамп_5f_центр_5f_12_5f_гост_5f_90град"><text:user-field-get text:name="Взамен_инв_номера"/></text:p></table:table-cell></table:table-row><table:table-row table:style-name="Таблица64.2"><table:table-cell table:style-name="Таблица64.A2" office:value-type="string"><text:p text:style-name="Штамп_5f_центр_5f_12_5f_гост_5f_90град">Подп. и дата</text:p></table:table-cell><table:table-cell table:style-name="Таблица64.B2" office:value-type="string"><text:p text:style-name="Штамп_5f_право_5f_12_5f_гост_5f_90град"><text:user-field-get text:name="Дата"/> </text:p></table:table-cell></table:table-row><table:table-row table:style-name="Таблица64.1"><table:table-cell table:style-name="Таблица64.A2" office:value-type="string"><text:p text:style-name="Штамп_5f_центр_5f_12_5f_гост_5f_90град">Инв. № подл</text:p></table:table-cell><table:table-cell table:style-name="Таблица64.B3" office:value-type="string"><text:p text:style-name="Штамп_5f_центр_5f_12_5f_гост_5f_90град"><text:user-field-get text:name="Инвентарный_номер"/></text:p></table:table-cell></table:table-row></table:table><text:p text:style-name="MP3"/></draw:text-box></draw:frame><text:user-field-get text:name="Приложений"/></text:p></table:table-cell><table:table-cell table:style-name="Таблица63.A1.1.1" office:value-type="string"><text:p text:style-name="MP4"><text:page-count>6</text:page-count></text:p></table:table-cell><table:table-cell table:style-name="Таблица63.A1.1.1" office:value-type="string"><text:p text:style-name="Штамп_5f_центр_5f_11_5f_гост"/></table:table-cell><table:table-cell table:style-name="Таблица63.A1.1.1" office:value-type="string"><text:p text:style-name="Штамп_5f_центр_5f_11_5f_гост"/></table:table-cell><table:table-cell table:style-name="Таблица63.A1.1.1" office:value-type="string"><text:p text:style-name="Штамп_5f_центр_5f_11_5f_гост"/></table:table-cell><table:table-cell table:style-name="Таблица63.A1.1.1" office:value-type="string"><text:p text:style-name="Штамп_5f_центр_5f_11_5f_гост"/></table:table-cell></table:table-row><table:table-row table:style-name="Таблица63.A1.1"><table:table-cell table:style-name="Таблица63.A1.1.2" office:value-type="string"><text:p text:style-name="Штамп_5f_центр_5f_11_5f_гост"/></table:table-cell><table:table-cell table:style-name="Таблица63.A1.1.2" office:value-type="string"><text:p text:style-name="Штамп_5f_центр_5f_11_5f_гост"/></table:table-cell><table:table-cell table:style-name="Таблица63.A1.1.2" office:value-type="string"><text:p text:style-name="Штамп_5f_центр_5f_11_5f_гост"/></table:table-cell><table:table-cell table:style-name="Таблица63.A1.1.2" office:value-type="string"><text:p text:style-name="Штамп_5f_центр_5f_11_5f_гост"/></table:table-cell><table:table-cell table:style-name="Таблица63.A1.1.2" office:value-type="string"><text:p text:style-name="Штамп_5f_центр_5f_11_5f_гост"/></table:table-cell><table:table-cell table:style-name="Таблица63.A1.1.2" office:value-type="string"><text:p text:style-name="Штамп_5f_центр_5f_11_5f_гост"/></table:table-cell></table:table-row><table:table-row table:style-name="Таблица63.A1.1"><table:table-cell table:style-name="Таблица63.A1.1.2" office:value-type="string"><text:p text:style-name="Штамп_5f_центр_5f_11_5f_гост">Изм.</text:p></table:table-cell><table:table-cell table:style-name="Таблица63.A1.1.2" office:value-type="string"><text:p text:style-name="Штамп_5f_центр_5f_11_5f_гост">Кол.уч.</text:p></table:table-cell><table:table-cell table:style-name="Таблица63.A1.1.2" office:value-type="string"><text:p text:style-name="Штамп_5f_центр_5f_11_5f_гост">Лист</text:p></table:table-cell><table:table-cell table:style-name="Таблица63.A1.1.2" office:value-type="string"><text:p text:style-name="Штамп_5f_центр_5f_11_5f_гост">№ док.</text:p></table:table-cell><table:table-cell table:style-name="Таблица63.A1.1.2" office:value-type="string"><text:p text:style-name="Штамп_5f_центр_5f_11_5f_гост">Подп</text:p></table:table-cell><table:table-cell table:style-name="Таблица63.A1.1.2" office:value-type="string"><text:p text:style-name="Штамп_5f_центр_5f_11_5f_гост">Дата</text:p></table:table-cell></table:table-row></table:table></table:table-cell><table:table-cell table:style-name="Таблица63.B1" table:number-columns-spanned="2" office:value-type="string"><text:p text:style-name="Штамп_5f_центр_5f_20_5f_гост"><text:user-field-get text:name="Код_проекта">КИА БУК</text:user-field-get></text:p></table:table-cell><table:covered-table-cell/></table:table-row><table:table-row><table:table-cell><table:table table:is-sub-table="true"><table:table-column table:style-name="Таблица63.A2.1"/><table:table-column table:style-name="Таблица63.A2.2"/><table:table-column table:style-name="Таблица63.A1.5"/><table:table-column table:style-name="Таблица63.A2.4"/><table:table-row table:style-name="Таблица63.A1.1"><table:table-cell table:style-name="Таблица63.A1.1.2" office:value-type="string"><text:p text:style-name="Штамп_5f_лево_5f_12_5f_гост"><text:s/><text:user-field-get text:name="Должность1"/></text:p></table:table-cell><table:table-cell table:style-name="Таблица63.A1.1.2" office:value-type="string"><text:p text:style-name="Штамп_5f_лево_5f_12_5f_гост"><text:s/><text:user-field-get text:name="Фамилия1"/></text:p></table:table-cell><table:table-cell table:style-name="Таблица63.A1.1.2" office:value-type="string"><text:p text:style-name="Штамп_5f_лево_5f_12_5f_гост"/></table:table-cell><table:table-cell table:style-name="Таблица63.A1.1.2" office:value-type="string"><text:p text:style-name="Штамп_5f_лево_5f_12_5f_гост"/></table:table-cell></table:table-row><table:table-row table:style-name="Таблица63.A1.1"><table:table-cell table:style-name="Таблица63.A1.1.2" office:value-type="string"><text:p text:style-name="Штамп_5f_лево_5f_12_5f_гост"><text:s/><text:user-field-get text:name="Должность2"/></text:p></table:table-cell><table:table-cell table:style-name="Таблица63.A1.1.2" office:value-type="string"><text:p text:style-name="Штамп_5f_лево_5f_12_5f_гост"><text:s/><text:user-field-get text:name="Фамилия2"/></text:p></table:table-cell><table:table-cell table:style-name="Таблица63.A1.1.2" office:value-type="string"><text:p text:style-name="Штамп_5f_лево_5f_12_5f_гост"/></table:table-cell><table:table-cell table:style-name="Таблица63.A1.1.2" office:value-type="string"><text:p text:style-name="Штамп_5f_лево_5f_12_5f_гост"/></table:table-cell></table:table-row><table:table-row table:style-name="Таблица63.A1.1"><table:table-cell table:style-name="Таблица63.A2.1.3" office:value-type="string"><text:p text:style-name="Штамп_5f_лево_5f_12_5f_гост"><text:s/><text:user-field-get text:name="Должность3"/></text:p></table:table-cell><table:table-cell table:style-name="Таблица63.A1.1.2" office:value-type="string"><text:p text:style-name="Штамп_5f_лево_5f_12_5f_гост"><text:s/><text:user-field-get text:name="Фамилия3"/></text:p></table:table-cell><table:table-cell table:style-name="Таблица63.A1.1.2" office:value-type="string"><text:p text:style-name="Штамп_5f_лево_5f_12_5f_гост"/></table:table-cell><table:table-cell table:style-name="Таблица63.A1.1.2" office:value-type="string"><text:p text:style-name="Штамп_5f_лево_5f_12_5f_гост"/></table:table-cell></table:table-row><table:table-row table:style-name="Таблица63.A1.1"><table:table-cell table:style-name="Таблица63.A1.1.2" office:value-type="string"><text:p text:style-name="Штамп_5f_лево_5f_12_5f_гост"><text:s/><text:user-field-get text:name="Должность4"/></text:p></table:table-cell><table:table-cell table:style-name="Таблица63.A1.1.2" office:value-type="string"><text:p text:style-name="Штамп_5f_лево_5f_12_5f_гост"><text:s/><text:user-field-get text:name="Фамилия4"/></text:p></table:table-cell><table:table-cell table:style-name="Таблица63.A1.1.2" office:value-type="string"><text:p text:style-name="Штамп_5f_лево_5f_12_5f_гост"/></table:table-cell><table:table-cell table:style-name="Таблица63.A1.1.2" office:value-type="string"><text:p text:style-name="Штамп_5f_лево_5f_12_5f_гост"/></table:table-cell></table:table-row><table:table-row table:style-name="Таблица63.A1.1"><table:table-cell table:style-name="Таблица63.A1.1.2" office:value-type="string"><text:p text:style-name="Штамп_5f_лево_5f_12_5f_гост"><text:s/><text:user-field-get text:name="Должность5"/></text:p></table:table-cell><table:table-cell table:style-name="Таблица63.A1.1.2" office:value-type="string"><text:p text:style-name="Штамп_5f_лево_5f_12_5f_гост"><text:s/><text:user-field-get text:name="Фамилия5"/></text:p></table:table-cell><table:table-cell table:style-name="Таблица63.A1.1.2" office:value-type="string"><text:p text:style-name="Штамп_5f_лево_5f_12_5f_гост"/></table:table-cell><table:table-cell table:style-name="Таблица63.A1.1.2" office:value-type="string"><text:p text:style-name="Штамп_5f_лево_5f_12_5f_гост"/></table:table-cell></table:table-row></table:table></table:table-cell><table:table-cell table:style-name="Таблица63.A1.1.1" office:value-type="string"><text:p text:style-name="Штамп_5f_центр_5f_16_5f_гост"><text:user-field-get text:name="Рамка_доп1"/></text:p></table:table-cell><table:table-cell><table:table table:is-sub-table="true"><table:table-column table:style-name="Таблица63.A1.5"/><table:table-column table:style-name="Таблица63.C2.2"/><table:table-column table:style-name="Таблица63.C2.3"/><table:table-row table:style-name="Таблица63.A1.1"><table:table-cell table:style-name="Таблица63.A1.1.1" office:value-type="string"><text:p text:style-name="Штамп_5f_центр_5f_11_5f_гост">Стадия</text:p></table:table-cell><table:table-cell table:style-name="Таблица63.A1.1.1" office:value-type="string"><text:p text:style-name="Штамп_5f_центр_5f_11_5f_гост">Лист</text:p></table:table-cell><table:table-cell table:style-name="Таблица63.B1" office:value-type="string"><text:p text:style-name="Штамп_5f_центр_5f_11_5f_гост">Листов</text:p></table:table-cell></table:table-row><table:table-row table:style-name="Таблица63.A1.1"><table:table-cell table:style-name="Таблица63.A1.1.2" office:value-type="string"><text:p text:style-name="Штамп_5f_центр_5f_12_5f_гост"><text:user-field-get text:name="Стадия">Р</text:user-field-get></text:p></table:table-cell><table:table-cell table:style-name="Таблица63.A1.1.2" office:value-type="string"><text:p text:style-name="Штамп_5f_центр_5f_12_5f_гост"><text:user-field-get text:name="Номер_листа"/><text:page-number text:select-page="current">0</text:page-number></text:p></table:table-cell><table:table-cell table:style-name="Таблица63.C2.3.2" table:formula="ooow:&lt;A1.1.1&gt;+&lt;A1.2.1&gt;" office:value-type="float" office:value="6"><text:p text:style-name="Штамп_5f_центр_5f_12_5f_гост">6</text:p></table:table-cell></table:table-row><table:table-row table:style-name="Таблица63.C2.3"><table:table-cell table:style-name="Таблица63.C2.1.3" table:number-columns-spanned="3" office:value-type="string"><text:p text:style-name="Штамп_5f_центр_5f_12_5f_гост"><text:user-field-get text:name="Организация1строка">ИКИ РАН</text:user-field-get></text:p><text:p text:style-name="Штамп_5f_центр_5f_12_5f_гост"><text:user-field-get text:name="Организация2строка">г. Москва</text:user-field-get></text:p><text:p text:style-name="Штамп_5f_центр_5f_12_5f_гост"><text:user-field-get text:name="Организация3строка">2014 г. </text:user-field-get></text:p></table:table-cell><table:covered-table-cell/><table:covered-table-cell/></table:table-row></table:table></table:table-cell></table:table-row></table:table><text:p text:style-name="Frame_20_contents"/></draw:text-box></draw:frame><draw:frame draw:style-name="Mfr5" draw:name="Врезка67" text:anchor-type="paragraph" svg:x="2.499cm" svg:y="20.301cm" svg:width="17.39cm" svg:height="4.5cm" draw:z-index="0"><draw:text-box><table:table table:name="Таблица66" table:style-name="Таблица66"><table:table-column table:style-name="Таблица66.A"/><table:table-column table:style-name="Таблица66.B"/><table:table-row table:style-name="Таблица66.1"><table:table-cell table:style-name="Таблица66.A1" table:number-columns-spanned="2" office:value-type="string"><text:p text:style-name="ПЗ_5f_клятва_5f_гипа"><text:user-field-get text:name="Условия">Технические решения, принятые в рабочих чертежах, соответствуют требованиям экологических, санитарно-гигиенических, противопожарных и других норм, действующих на территории Российской Федерации и обеспечивают безопасную для жизни и здоровья людей эксплуатацию объекта при соблюдении предусмотренных рабочими чертежами мероприятий.</text:user-field-get></text:p></table:table-cell><table:covered-table-cell/></table:table-row><table:table-row><table:table-cell table:style-name="Таблица66.A1" office:value-type="string"><text:p text:style-name="ПЗ_5f_клятва_5f_гипа">Главный инженер проекта</text:p></table:table-cell><table:table-cell table:style-name="Таблица66.A1" office:value-type="string"><text:p text:style-name="ПЗ_5f_клятва_5f_гипа"><text:user-field-get text:name="ГИП"/></text:p></table:table-cell></table:table-row></table:table><text:p text:style-name="MP7"/></draw:text-box></draw:frame></text:p>
      </style:footer>
    </style:master-page>
    <style:master-page style:name="A2_5f_форма5_5f_доп1_5f_согл_5f_табл" style:display-name="A2_форма5_доп1_согл_табл" style:page-layout-name="Mpm20" style:next-style-name="A2_5f_форма6_5f_доп1_5f_согл_5f_табл">
      <style:footer>
        <text:p text:style-name="Footer"><draw:frame draw:style-name="Mfr6" draw:name="Врезка70" text:anchor-type="paragraph" svg:x="38.37cm" svg:y="-0.494cm" svg:width="18.5cm" svg:height="4.03cm" draw:z-index="0"><draw:text-box><table:table table:name="Таблица69" table:style-name="Таблица69"><table:table-column table:style-name="Таблица69.A"/><table:table-column table:style-name="Таблица69.B"/><table:table-column table:style-name="Таблица69.C"/><table:table-row><table:table-cell><table:table table:is-sub-table="true"><table:table-column table:style-name="Таблица69.A1.1"/><table:table-column table:style-name="Таблица69.A1.2" table:number-columns-repeated="3"/><table:table-column table:style-name="Таблица69.A1.5"/><table:table-column table:style-name="Таблица69.A1.6"/><table:table-row table:style-name="Таблица69.A1.1"><table:table-cell table:style-name="Таблица69.A1.1.1" office:value-type="string"><text:p text:style-name="MP4"><draw:frame draw:style-name="Mfr1" draw:name="Врезка71" text:anchor-type="paragraph" svg:x="0.82cm" svg:y="32.96cm" svg:width="1.199cm" svg:height="8.53cm" draw:z-index="0"><draw:text-box><table:table table:name="Таблица70" table:style-name="Таблица70"><table:table-column table:style-name="Таблица70.A"/><table:table-column table:style-name="Таблица70.B"/><table:table-row table:style-name="Таблица70.1"><table:table-cell table:style-name="Таблица70.A1" office:value-type="string"><text:p text:style-name="Штамп_5f_центр_5f_12_5f_гост_5f_90град">Взам. инв. №</text:p></table:table-cell><table:table-cell table:style-name="Таблица70.B1" office:value-type="string"><text:p text:style-name="Штамп_5f_центр_5f_12_5f_гост_5f_90град"><text:user-field-get text:name="Взамен_инв_номера"/></text:p></table:table-cell></table:table-row><table:table-row table:style-name="Таблица70.2"><table:table-cell table:style-name="Таблица70.A2" office:value-type="string"><text:p text:style-name="Штамп_5f_центр_5f_12_5f_гост_5f_90град">Подп. и дата</text:p></table:table-cell><table:table-cell table:style-name="Таблица70.B2" office:value-type="string"><text:p text:style-name="Штамп_5f_центр_5f_12_5f_гост_5f_90град"><text:user-field-get text:name="Дата"/> </text:p></table:table-cell></table:table-row><table:table-row table:style-name="Таблица70.1"><table:table-cell table:style-name="Таблица70.A2" office:value-type="string"><text:p text:style-name="Штамп_5f_центр_5f_12_5f_гост_5f_90град">Инв. № подл</text:p></table:table-cell><table:table-cell table:style-name="Таблица70.B3" office:value-type="string"><text:p text:style-name="Штамп_5f_центр_5f_12_5f_гост_5f_90град"><text:user-field-get text:name="Инвентарный_номер"/></text:p></table:table-cell></table:table-row></table:table><text:p text:style-name="MP3"/></draw:text-box></draw:frame><text:user-field-get text:name="Приложений"/></text:p></table:table-cell><table:table-cell table:style-name="Таблица69.A1.1.1" office:value-type="string"><text:p text:style-name="MP4"><text:page-count>6</text:page-count></text:p></table:table-cell><table:table-cell table:style-name="Таблица69.A1.1.1" office:value-type="string"><text:p text:style-name="Штамп_5f_центр_5f_11_5f_гост"/></table:table-cell><table:table-cell table:style-name="Таблица69.A1.1.1" office:value-type="string"><text:p text:style-name="Штамп_5f_центр_5f_11_5f_гост"/></table:table-cell><table:table-cell table:style-name="Таблица69.A1.1.1" office:value-type="string"><text:p text:style-name="Штамп_5f_центр_5f_11_5f_гост"/></table:table-cell><table:table-cell table:style-name="Таблица69.A1.1.1" office:value-type="string"><text:p text:style-name="Штамп_5f_центр_5f_11_5f_гост"/></table:table-cell></table:table-row><table:table-row table:style-name="Таблица69.A1.1"><table:table-cell table:style-name="Таблица69.A1.1.2" office:value-type="string"><text:p text:style-name="Штамп_5f_центр_5f_11_5f_гост"/></table:table-cell><table:table-cell table:style-name="Таблица69.A1.1.2" office:value-type="string"><text:p text:style-name="Штамп_5f_центр_5f_11_5f_гост"/></table:table-cell><table:table-cell table:style-name="Таблица69.A1.1.2" office:value-type="string"><text:p text:style-name="Штамп_5f_центр_5f_11_5f_гост"/></table:table-cell><table:table-cell table:style-name="Таблица69.A1.1.2" office:value-type="string"><text:p text:style-name="Штамп_5f_центр_5f_11_5f_гост"/></table:table-cell><table:table-cell table:style-name="Таблица69.A1.1.2" office:value-type="string"><text:p text:style-name="Штамп_5f_центр_5f_11_5f_гост"/></table:table-cell><table:table-cell table:style-name="Таблица69.A1.1.2" office:value-type="string"><text:p text:style-name="Штамп_5f_центр_5f_11_5f_гост"/></table:table-cell></table:table-row><table:table-row table:style-name="Таблица69.A1.1"><table:table-cell table:style-name="Таблица69.A1.1.2" office:value-type="string"><text:p text:style-name="Штамп_5f_центр_5f_11_5f_гост">Изм.</text:p></table:table-cell><table:table-cell table:style-name="Таблица69.A1.1.2" office:value-type="string"><text:p text:style-name="Штамп_5f_центр_5f_11_5f_гост">Кол.уч.</text:p></table:table-cell><table:table-cell table:style-name="Таблица69.A1.1.2" office:value-type="string"><text:p text:style-name="Штамп_5f_центр_5f_11_5f_гост">Лист</text:p></table:table-cell><table:table-cell table:style-name="Таблица69.A1.1.2" office:value-type="string"><text:p text:style-name="Штамп_5f_центр_5f_11_5f_гост">№ док.</text:p></table:table-cell><table:table-cell table:style-name="Таблица69.A1.1.2" office:value-type="string"><text:p text:style-name="Штамп_5f_центр_5f_11_5f_гост">Подп</text:p></table:table-cell><table:table-cell table:style-name="Таблица69.A1.1.2" office:value-type="string"><text:p text:style-name="Штамп_5f_центр_5f_11_5f_гост">Дата</text:p></table:table-cell></table:table-row></table:table></table:table-cell><table:table-cell table:style-name="Таблица69.B1" table:number-columns-spanned="2" office:value-type="string"><text:p text:style-name="Штамп_5f_центр_5f_20_5f_гост"><text:user-field-get text:name="Код_проекта">КИА БУК</text:user-field-get></text:p></table:table-cell><table:covered-table-cell/></table:table-row><table:table-row><table:table-cell><table:table table:is-sub-table="true"><table:table-column table:style-name="Таблица69.A2.1"/><table:table-column table:style-name="Таблица69.A2.2"/><table:table-column table:style-name="Таблица69.A1.5"/><table:table-column table:style-name="Таблица69.A2.4"/><table:table-row table:style-name="Таблица69.A1.1"><table:table-cell table:style-name="Таблица69.A1.1.2" office:value-type="string"><text:p text:style-name="Штамп_5f_лево_5f_12_5f_гост"><text:s/><text:user-field-get text:name="Должность1"/></text:p></table:table-cell><table:table-cell table:style-name="Таблица69.A1.1.2" office:value-type="string"><text:p text:style-name="Штамп_5f_лево_5f_12_5f_гост"><text:s/><text:user-field-get text:name="Фамилия1"/></text:p></table:table-cell><table:table-cell table:style-name="Таблица69.A1.1.2" office:value-type="string"><text:p text:style-name="Штамп_5f_лево_5f_12_5f_гост"/></table:table-cell><table:table-cell table:style-name="Таблица69.A1.1.2" office:value-type="string"><text:p text:style-name="Штамп_5f_лево_5f_12_5f_гост"/></table:table-cell></table:table-row><table:table-row table:style-name="Таблица69.A1.1"><table:table-cell table:style-name="Таблица69.A1.1.2" office:value-type="string"><text:p text:style-name="Штамп_5f_лево_5f_12_5f_гост"><text:s/><text:user-field-get text:name="Должность2"/></text:p></table:table-cell><table:table-cell table:style-name="Таблица69.A1.1.2" office:value-type="string"><text:p text:style-name="Штамп_5f_лево_5f_12_5f_гост"><text:s/><text:user-field-get text:name="Фамилия2"/></text:p></table:table-cell><table:table-cell table:style-name="Таблица69.A1.1.2" office:value-type="string"><text:p text:style-name="Штамп_5f_лево_5f_12_5f_гост"/></table:table-cell><table:table-cell table:style-name="Таблица69.A1.1.2" office:value-type="string"><text:p text:style-name="Штамп_5f_лево_5f_12_5f_гост"/></table:table-cell></table:table-row><table:table-row table:style-name="Таблица69.A1.1"><table:table-cell table:style-name="Таблица69.A2.1.3" office:value-type="string"><text:p text:style-name="Штамп_5f_лево_5f_12_5f_гост"><text:s/><text:user-field-get text:name="Должность3"/></text:p></table:table-cell><table:table-cell table:style-name="Таблица69.A1.1.2" office:value-type="string"><text:p text:style-name="Штамп_5f_лево_5f_12_5f_гост"><text:s/><text:user-field-get text:name="Фамилия3"/></text:p></table:table-cell><table:table-cell table:style-name="Таблица69.A1.1.2" office:value-type="string"><text:p text:style-name="Штамп_5f_лево_5f_12_5f_гост"/></table:table-cell><table:table-cell table:style-name="Таблица69.A1.1.2" office:value-type="string"><text:p text:style-name="Штамп_5f_лево_5f_12_5f_гост"/></table:table-cell></table:table-row><table:table-row table:style-name="Таблица69.A1.1"><table:table-cell table:style-name="Таблица69.A1.1.2" office:value-type="string"><text:p text:style-name="Штамп_5f_лево_5f_12_5f_гост"><text:s/><text:user-field-get text:name="Должность4"/></text:p></table:table-cell><table:table-cell table:style-name="Таблица69.A1.1.2" office:value-type="string"><text:p text:style-name="Штамп_5f_лево_5f_12_5f_гост"><text:s/><text:user-field-get text:name="Фамилия4"/></text:p></table:table-cell><table:table-cell table:style-name="Таблица69.A1.1.2" office:value-type="string"><text:p text:style-name="Штамп_5f_лево_5f_12_5f_гост"/></table:table-cell><table:table-cell table:style-name="Таблица69.A1.1.2" office:value-type="string"><text:p text:style-name="Штамп_5f_лево_5f_12_5f_гост"/></table:table-cell></table:table-row><table:table-row table:style-name="Таблица69.A1.1"><table:table-cell table:style-name="Таблица69.A1.1.2" office:value-type="string"><text:p text:style-name="Штамп_5f_лево_5f_12_5f_гост"><draw:frame draw:style-name="Mfr3" draw:name="Врезка72" text:anchor-type="paragraph" svg:x="0.011cm" svg:y="26.471cm" svg:width="2cm" svg:height="6.5cm" draw:z-index="0"><draw:text-box><table:table table:name="Таблица71" table:style-name="Таблица71"><table:table-column table:style-name="Таблица71.A"/><table:table-column table:style-name="Таблица71.B"/><table:table-row table:style-name="Таблица71.1"><table:table-cell table:style-name="Таблица71.A1" office:value-type="string"><text:p text:style-name="Штамп_5f_центр_5f_12_5f_гост_5f_90град">Согласовано</text:p></table:table-cell><table:table-cell><table:table table:is-sub-table="true"><table:table-column table:style-name="Таблица71.B1.1" table:number-columns-repeated="3"/><table:table-row table:style-name="Таблица71.B1.1"><table:table-cell table:style-name="Таблица71.B1.2.1" office:value-type="string"><text:p text:style-name="Штамп_5f_центр_5f_12_5f_гост_5f_90град"/></table:table-cell><table:table-cell table:style-name="Таблица71.B1.2.1" office:value-type="string"><text:p text:style-name="Штамп_5f_центр_5f_12_5f_гост_5f_90град"/></table:table-cell><table:table-cell table:style-name="Таблица71.B1.3.1" office:value-type="string"><text:p text:style-name="Штамп_5f_центр_5f_12_5f_гост_5f_90град"/></table:table-cell></table:table-row><table:table-row table:style-name="Таблица71.B1.2"><table:table-cell table:style-name="Таблица71.B1.2.4" office:value-type="string"><text:p text:style-name="Штамп_5f_центр_5f_12_5f_гост_5f_90град"/></table:table-cell><table:table-cell table:style-name="Таблица71.B1.2.4" office:value-type="string"><text:p text:style-name="Штамп_5f_центр_5f_12_5f_гост_5f_90град"/></table:table-cell><table:table-cell table:style-name="Таблица71.B1.3.4" office:value-type="string"><text:p text:style-name="Штамп_5f_центр_5f_12_5f_гост_5f_90град"/></table:table-cell></table:table-row><table:table-row table:style-name="Таблица71.B1.3"><table:table-cell table:style-name="Таблица71.B1.2.4" office:value-type="string"><text:p text:style-name="Штамп_5f_центр_5f_12_5f_гост_5f_90град"/></table:table-cell><table:table-cell table:style-name="Таблица71.B1.2.4" office:value-type="string"><text:p text:style-name="Штамп_5f_центр_5f_12_5f_гост_5f_90град"/></table:table-cell><table:table-cell table:style-name="Таблица71.B1.3.4" office:value-type="string"><text:p text:style-name="Штамп_5f_центр_5f_12_5f_гост_5f_90град"/></table:table-cell></table:table-row><table:table-row table:style-name="Таблица71.B1.3"><table:table-cell table:style-name="Таблица71.B1.2.4" office:value-type="string"><text:p text:style-name="Штамп_5f_центр_5f_12_5f_гост_5f_90град"/></table:table-cell><table:table-cell table:style-name="Таблица71.B1.2.4" office:value-type="string"><text:p text:style-name="Штамп_5f_центр_5f_12_5f_гост_5f_90град"/></table:table-cell><table:table-cell table:style-name="Таблица71.B1.3.4" office:value-type="string"><text:p text:style-name="Штамп_5f_центр_5f_12_5f_гост_5f_90град"/></table:table-cell></table:table-row></table:table></table:table-cell></table:table-row></table:table><text:p text:style-name="Frame_20_contents"/></draw:text-box></draw:frame> <text:user-field-get text:name="Должность5"/></text:p></table:table-cell><table:table-cell table:style-name="Таблица69.A1.1.2" office:value-type="string"><text:p text:style-name="Штамп_5f_лево_5f_12_5f_гост"><text:s/><text:user-field-get text:name="Фамилия5"/></text:p></table:table-cell><table:table-cell table:style-name="Таблица69.A1.1.2" office:value-type="string"><text:p text:style-name="Штамп_5f_лево_5f_12_5f_гост"/></table:table-cell><table:table-cell table:style-name="Таблица69.A1.1.2" office:value-type="string"><text:p text:style-name="Штамп_5f_лево_5f_12_5f_гост"/></table:table-cell></table:table-row></table:table></table:table-cell><table:table-cell table:style-name="Таблица69.A1.1.1" office:value-type="string"><text:p text:style-name="Штамп_5f_центр_5f_16_5f_гост"><text:user-field-get text:name="Рамка_доп1"/></text:p></table:table-cell><table:table-cell><table:table table:is-sub-table="true"><table:table-column table:style-name="Таблица69.A1.5"/><table:table-column table:style-name="Таблица69.C2.2"/><table:table-column table:style-name="Таблица69.C2.3"/><table:table-row table:style-name="Таблица69.A1.1"><table:table-cell table:style-name="Таблица69.A1.1.1" office:value-type="string"><text:p text:style-name="Штамп_5f_центр_5f_11_5f_гост">Стадия</text:p></table:table-cell><table:table-cell table:style-name="Таблица69.A1.1.1" office:value-type="string"><text:p text:style-name="Штамп_5f_центр_5f_11_5f_гост">Лист</text:p></table:table-cell><table:table-cell table:style-name="Таблица69.B1" office:value-type="string"><text:p text:style-name="Штамп_5f_центр_5f_11_5f_гост">Листов</text:p></table:table-cell></table:table-row><table:table-row table:style-name="Таблица69.A1.1"><table:table-cell table:style-name="Таблица69.A1.1.2" office:value-type="string"><text:p text:style-name="Штамп_5f_центр_5f_12_5f_гост"><text:user-field-get text:name="Стадия">Р</text:user-field-get></text:p></table:table-cell><table:table-cell table:style-name="Таблица69.A1.1.2" office:value-type="string"><text:p text:style-name="Штамп_5f_центр_5f_12_5f_гост"><text:user-field-get text:name="Номер_листа"/><text:page-number text:select-page="current">0</text:page-number></text:p></table:table-cell><table:table-cell table:style-name="Таблица69.C2.3.2" table:formula="ooow:&lt;A1.1.1&gt;+&lt;A1.2.1&gt;" office:value-type="float" office:value="6"><text:p text:style-name="Штамп_5f_центр_5f_12_5f_гост">6</text:p></table:table-cell></table:table-row><table:table-row table:style-name="Таблица69.C2.3"><table:table-cell table:style-name="Таблица69.C2.1.3" table:number-columns-spanned="3" office:value-type="string"><text:p text:style-name="Штамп_5f_центр_5f_12_5f_гост"><text:user-field-get text:name="Организация1строка">ИКИ РАН</text:user-field-get></text:p><text:p text:style-name="Штамп_5f_центр_5f_12_5f_гост"><text:user-field-get text:name="Организация2строка">г. Москва</text:user-field-get></text:p><text:p text:style-name="Штамп_5f_центр_5f_12_5f_гост"><text:user-field-get text:name="Организация3строка">2014 г. </text:user-field-get></text:p></table:table-cell><table:covered-table-cell/><table:covered-table-cell/></table:table-row></table:table></table:table-cell></table:table-row></table:table><text:p text:style-name="Frame_20_contents"/></draw:text-box></draw:frame></text:p>
      </style:footer>
    </style:master-page>
    <style:master-page style:name="A2_5f_форма5_5f_доп1_5f_табл" style:display-name="A2_форма5_доп1_табл" style:page-layout-name="Mpm20" style:next-style-name="A2_5f_форма6_5f_доп1_5f_табл">
      <style:footer>
        <text:p text:style-name="Footer"><draw:frame draw:style-name="Mfr6" draw:name="Врезка66" text:anchor-type="paragraph" svg:x="38.37cm" svg:y="-0.494cm" svg:width="18.5cm" svg:height="4.03cm" draw:z-index="0"><draw:text-box><table:table table:name="Таблица65" table:style-name="Таблица65"><table:table-column table:style-name="Таблица65.A"/><table:table-column table:style-name="Таблица65.B"/><table:table-column table:style-name="Таблица65.C"/><table:table-row><table:table-cell><table:table table:is-sub-table="true"><table:table-column table:style-name="Таблица65.A1.1"/><table:table-column table:style-name="Таблица65.A1.2" table:number-columns-repeated="3"/><table:table-column table:style-name="Таблица65.A1.5"/><table:table-column table:style-name="Таблица65.A1.6"/><table:table-row table:style-name="Таблица65.A1.1"><table:table-cell table:style-name="Таблица65.A1.1.1" office:value-type="string"><text:p text:style-name="MP4"><draw:frame draw:style-name="Mfr1" draw:name="Врезка68" text:anchor-type="paragraph" svg:x="0.82cm" svg:y="32.96cm" svg:width="1.199cm" svg:height="8.53cm" draw:z-index="0"><draw:text-box><table:table table:name="Таблица67" table:style-name="Таблица67"><table:table-column table:style-name="Таблица67.A"/><table:table-column table:style-name="Таблица67.B"/><table:table-row table:style-name="Таблица67.1"><table:table-cell table:style-name="Таблица67.A1" office:value-type="string"><text:p text:style-name="Штамп_5f_центр_5f_12_5f_гост_5f_90град">Взам. инв. №</text:p></table:table-cell><table:table-cell table:style-name="Таблица67.B1" office:value-type="string"><text:p text:style-name="Штамп_5f_центр_5f_12_5f_гост_5f_90град"><text:user-field-get text:name="Взамен_инв_номера"/></text:p></table:table-cell></table:table-row><table:table-row table:style-name="Таблица67.2"><table:table-cell table:style-name="Таблица67.A2" office:value-type="string"><text:p text:style-name="Штамп_5f_центр_5f_12_5f_гост_5f_90град">Подп. и дата</text:p></table:table-cell><table:table-cell table:style-name="Таблица67.B2" office:value-type="string"><text:p text:style-name="Штамп_5f_центр_5f_12_5f_гост_5f_90град"><text:user-field-get text:name="Дата"/> </text:p></table:table-cell></table:table-row><table:table-row table:style-name="Таблица67.1"><table:table-cell table:style-name="Таблица67.A2" office:value-type="string"><text:p text:style-name="Штамп_5f_центр_5f_12_5f_гост_5f_90град">Инв. № подл</text:p></table:table-cell><table:table-cell table:style-name="Таблица67.B3" office:value-type="string"><text:p text:style-name="Штамп_5f_центр_5f_12_5f_гост_5f_90град"><text:user-field-get text:name="Инвентарный_номер"/></text:p></table:table-cell></table:table-row></table:table><text:p text:style-name="MP3"/></draw:text-box></draw:frame><text:user-field-get text:name="Приложений"/></text:p></table:table-cell><table:table-cell table:style-name="Таблица65.A1.1.1" office:value-type="string"><text:p text:style-name="MP4"><text:page-count>6</text:page-count></text:p></table:table-cell><table:table-cell table:style-name="Таблица65.A1.1.1" office:value-type="string"><text:p text:style-name="Штамп_5f_центр_5f_11_5f_гост"/></table:table-cell><table:table-cell table:style-name="Таблица65.A1.1.1" office:value-type="string"><text:p text:style-name="Штамп_5f_центр_5f_11_5f_гост"/></table:table-cell><table:table-cell table:style-name="Таблица65.A1.1.1" office:value-type="string"><text:p text:style-name="Штамп_5f_центр_5f_11_5f_гост"/></table:table-cell><table:table-cell table:style-name="Таблица65.A1.1.1" office:value-type="string"><text:p text:style-name="Штамп_5f_центр_5f_11_5f_гост"/></table:table-cell></table:table-row><table:table-row table:style-name="Таблица65.A1.1"><table:table-cell table:style-name="Таблица65.A1.1.2" office:value-type="string"><text:p text:style-name="Штамп_5f_центр_5f_11_5f_гост"/></table:table-cell><table:table-cell table:style-name="Таблица65.A1.1.2" office:value-type="string"><text:p text:style-name="Штамп_5f_центр_5f_11_5f_гост"/></table:table-cell><table:table-cell table:style-name="Таблица65.A1.1.2" office:value-type="string"><text:p text:style-name="Штамп_5f_центр_5f_11_5f_гост"/></table:table-cell><table:table-cell table:style-name="Таблица65.A1.1.2" office:value-type="string"><text:p text:style-name="Штамп_5f_центр_5f_11_5f_гост"/></table:table-cell><table:table-cell table:style-name="Таблица65.A1.1.2" office:value-type="string"><text:p text:style-name="Штамп_5f_центр_5f_11_5f_гост"/></table:table-cell><table:table-cell table:style-name="Таблица65.A1.1.2" office:value-type="string"><text:p text:style-name="Штамп_5f_центр_5f_11_5f_гост"/></table:table-cell></table:table-row><table:table-row table:style-name="Таблица65.A1.1"><table:table-cell table:style-name="Таблица65.A1.1.2" office:value-type="string"><text:p text:style-name="Штамп_5f_центр_5f_11_5f_гост">Изм.</text:p></table:table-cell><table:table-cell table:style-name="Таблица65.A1.1.2" office:value-type="string"><text:p text:style-name="Штамп_5f_центр_5f_11_5f_гост">Кол.уч.</text:p></table:table-cell><table:table-cell table:style-name="Таблица65.A1.1.2" office:value-type="string"><text:p text:style-name="Штамп_5f_центр_5f_11_5f_гост">Лист</text:p></table:table-cell><table:table-cell table:style-name="Таблица65.A1.1.2" office:value-type="string"><text:p text:style-name="Штамп_5f_центр_5f_11_5f_гост">№ док.</text:p></table:table-cell><table:table-cell table:style-name="Таблица65.A1.1.2" office:value-type="string"><text:p text:style-name="Штамп_5f_центр_5f_11_5f_гост">Подп</text:p></table:table-cell><table:table-cell table:style-name="Таблица65.A1.1.2" office:value-type="string"><text:p text:style-name="Штамп_5f_центр_5f_11_5f_гост">Дата</text:p></table:table-cell></table:table-row></table:table></table:table-cell><table:table-cell table:style-name="Таблица65.B1" table:number-columns-spanned="2" office:value-type="string"><text:p text:style-name="Штамп_5f_центр_5f_20_5f_гост"><text:user-field-get text:name="Код_проекта">КИА БУК</text:user-field-get></text:p></table:table-cell><table:covered-table-cell/></table:table-row><table:table-row><table:table-cell><table:table table:is-sub-table="true"><table:table-column table:style-name="Таблица65.A2.1"/><table:table-column table:style-name="Таблица65.A2.2"/><table:table-column table:style-name="Таблица65.A1.5"/><table:table-column table:style-name="Таблица65.A2.4"/><table:table-row table:style-name="Таблица65.A1.1"><table:table-cell table:style-name="Таблица65.A1.1.2" office:value-type="string"><text:p text:style-name="Штамп_5f_лево_5f_12_5f_гост"><text:s/><text:user-field-get text:name="Должность1"/></text:p></table:table-cell><table:table-cell table:style-name="Таблица65.A1.1.2" office:value-type="string"><text:p text:style-name="Штамп_5f_лево_5f_12_5f_гост"><text:s/><text:user-field-get text:name="Фамилия1"/></text:p></table:table-cell><table:table-cell table:style-name="Таблица65.A1.1.2" office:value-type="string"><text:p text:style-name="Штамп_5f_лево_5f_12_5f_гост"/></table:table-cell><table:table-cell table:style-name="Таблица65.A1.1.2" office:value-type="string"><text:p text:style-name="Штамп_5f_лево_5f_12_5f_гост"/></table:table-cell></table:table-row><table:table-row table:style-name="Таблица65.A1.1"><table:table-cell table:style-name="Таблица65.A1.1.2" office:value-type="string"><text:p text:style-name="Штамп_5f_лево_5f_12_5f_гост"><text:s/><text:user-field-get text:name="Должность2"/></text:p></table:table-cell><table:table-cell table:style-name="Таблица65.A1.1.2" office:value-type="string"><text:p text:style-name="Штамп_5f_лево_5f_12_5f_гост"><text:s/><text:user-field-get text:name="Фамилия2"/></text:p></table:table-cell><table:table-cell table:style-name="Таблица65.A1.1.2" office:value-type="string"><text:p text:style-name="Штамп_5f_лево_5f_12_5f_гост"/></table:table-cell><table:table-cell table:style-name="Таблица65.A1.1.2" office:value-type="string"><text:p text:style-name="Штамп_5f_лево_5f_12_5f_гост"/></table:table-cell></table:table-row><table:table-row table:style-name="Таблица65.A1.1"><table:table-cell table:style-name="Таблица65.A2.1.3" office:value-type="string"><text:p text:style-name="Штамп_5f_лево_5f_12_5f_гост"><text:s/><text:user-field-get text:name="Должность3"/></text:p></table:table-cell><table:table-cell table:style-name="Таблица65.A1.1.2" office:value-type="string"><text:p text:style-name="Штамп_5f_лево_5f_12_5f_гост"><text:s/><text:user-field-get text:name="Фамилия3"/></text:p></table:table-cell><table:table-cell table:style-name="Таблица65.A1.1.2" office:value-type="string"><text:p text:style-name="Штамп_5f_лево_5f_12_5f_гост"/></table:table-cell><table:table-cell table:style-name="Таблица65.A1.1.2" office:value-type="string"><text:p text:style-name="Штамп_5f_лево_5f_12_5f_гост"/></table:table-cell></table:table-row><table:table-row table:style-name="Таблица65.A1.1"><table:table-cell table:style-name="Таблица65.A1.1.2" office:value-type="string"><text:p text:style-name="Штамп_5f_лево_5f_12_5f_гост"><text:s/><text:user-field-get text:name="Должность4"/></text:p></table:table-cell><table:table-cell table:style-name="Таблица65.A1.1.2" office:value-type="string"><text:p text:style-name="Штамп_5f_лево_5f_12_5f_гост"><text:s/><text:user-field-get text:name="Фамилия4"/></text:p></table:table-cell><table:table-cell table:style-name="Таблица65.A1.1.2" office:value-type="string"><text:p text:style-name="Штамп_5f_лево_5f_12_5f_гост"/></table:table-cell><table:table-cell table:style-name="Таблица65.A1.1.2" office:value-type="string"><text:p text:style-name="Штамп_5f_лево_5f_12_5f_гост"/></table:table-cell></table:table-row><table:table-row table:style-name="Таблица65.A1.1"><table:table-cell table:style-name="Таблица65.A1.1.2" office:value-type="string"><text:p text:style-name="Штамп_5f_лево_5f_12_5f_гост"><text:s/><text:user-field-get text:name="Должность5"/></text:p></table:table-cell><table:table-cell table:style-name="Таблица65.A1.1.2" office:value-type="string"><text:p text:style-name="Штамп_5f_лево_5f_12_5f_гост"><text:s/><text:user-field-get text:name="Фамилия5"/></text:p></table:table-cell><table:table-cell table:style-name="Таблица65.A1.1.2" office:value-type="string"><text:p text:style-name="Штамп_5f_лево_5f_12_5f_гост"/></table:table-cell><table:table-cell table:style-name="Таблица65.A1.1.2" office:value-type="string"><text:p text:style-name="Штамп_5f_лево_5f_12_5f_гост"/></table:table-cell></table:table-row></table:table></table:table-cell><table:table-cell table:style-name="Таблица65.A1.1.1" office:value-type="string"><text:p text:style-name="Штамп_5f_центр_5f_16_5f_гост"><text:user-field-get text:name="Рамка_доп1"/></text:p></table:table-cell><table:table-cell><table:table table:is-sub-table="true"><table:table-column table:style-name="Таблица65.A1.5"/><table:table-column table:style-name="Таблица65.C2.2"/><table:table-column table:style-name="Таблица65.C2.3"/><table:table-row table:style-name="Таблица65.A1.1"><table:table-cell table:style-name="Таблица65.A1.1.1" office:value-type="string"><text:p text:style-name="Штамп_5f_центр_5f_11_5f_гост">Стадия</text:p></table:table-cell><table:table-cell table:style-name="Таблица65.A1.1.1" office:value-type="string"><text:p text:style-name="Штамп_5f_центр_5f_11_5f_гост">Лист</text:p></table:table-cell><table:table-cell table:style-name="Таблица65.B1" office:value-type="string"><text:p text:style-name="Штамп_5f_центр_5f_11_5f_гост">Листов</text:p></table:table-cell></table:table-row><table:table-row table:style-name="Таблица65.A1.1"><table:table-cell table:style-name="Таблица65.A1.1.2" office:value-type="string"><text:p text:style-name="Штамп_5f_центр_5f_12_5f_гост"><text:user-field-get text:name="Стадия">Р</text:user-field-get></text:p></table:table-cell><table:table-cell table:style-name="Таблица65.A1.1.2" office:value-type="string"><text:p text:style-name="Штамп_5f_центр_5f_12_5f_гост"><text:user-field-get text:name="Номер_листа"/><text:page-number text:select-page="current">0</text:page-number></text:p></table:table-cell><table:table-cell table:style-name="Таблица65.C2.3.2" table:formula="ooow:&lt;A1.1.1&gt;+&lt;A1.2.1&gt;" office:value-type="float" office:value="6"><text:p text:style-name="Штамп_5f_центр_5f_12_5f_гост">6</text:p></table:table-cell></table:table-row><table:table-row table:style-name="Таблица65.C2.3"><table:table-cell table:style-name="Таблица65.C2.1.3" table:number-columns-spanned="3" office:value-type="string"><text:p text:style-name="Штамп_5f_центр_5f_12_5f_гост"><text:user-field-get text:name="Организация1строка">ИКИ РАН</text:user-field-get></text:p><text:p text:style-name="Штамп_5f_центр_5f_12_5f_гост"><text:user-field-get text:name="Организация2строка">г. Москва</text:user-field-get></text:p><text:p text:style-name="Штамп_5f_центр_5f_12_5f_гост"><text:user-field-get text:name="Организация3строка">2014 г. </text:user-field-get></text:p></table:table-cell><table:covered-table-cell/><table:covered-table-cell/></table:table-row></table:table></table:table-cell></table:table-row></table:table><text:p text:style-name="Frame_20_contents"/></draw:text-box></draw:frame></text:p>
      </style:footer>
    </style:master-page>
    <style:master-page style:name="A2_5f_форма3_5f_доп1_5f_согл_5f_табл" style:display-name="A2_форма3_доп1_согл_табл" style:page-layout-name="Mpm21" style:next-style-name="A2_5f_форма6_5f_доп1_5f_согл_5f_табл">
      <style:footer>
        <text:p text:style-name="Footer"><draw:frame draw:style-name="Mfr6" draw:name="Врезка69" text:anchor-type="paragraph" svg:x="38.347cm" svg:y="-0.494cm" svg:width="18.5cm" svg:height="5.53cm" draw:z-index="0"><draw:text-box><table:table table:name="Таблица68" table:style-name="Таблица68"><table:table-column table:style-name="Таблица68.A"/><table:table-column table:style-name="Таблица68.B"/><table:table-column table:style-name="Таблица68.C"/><table:table-row><table:table-cell><table:table table:is-sub-table="true"><table:table-column table:style-name="Таблица68.A1.1"/><table:table-column table:style-name="Таблица68.A1.2" table:number-columns-repeated="3"/><table:table-column table:style-name="Таблица68.A1.5"/><table:table-column table:style-name="Таблица68.A1.6"/><table:table-row table:style-name="Таблица68.A1.1"><table:table-cell table:style-name="Таблица68.A1.1.1" office:value-type="string"><text:p text:style-name="Штамп_5f_центр_5f_11_5f_гост"><draw:frame draw:style-name="Mfr1" draw:name="Врезка73" text:anchor-type="paragraph" svg:x="0.82cm" svg:y="32.96cm" svg:width="1.199cm" svg:height="8.53cm" draw:z-index="0"><draw:text-box><table:table table:name="Таблица72" table:style-name="Таблица72"><table:table-column table:style-name="Таблица72.A"/><table:table-column table:style-name="Таблица72.B"/><table:table-row table:style-name="Таблица72.1"><table:table-cell table:style-name="Таблица72.A1" office:value-type="string"><text:p text:style-name="Штамп_5f_центр_5f_12_5f_гост_5f_90град">Взам. инв. №</text:p></table:table-cell><table:table-cell table:style-name="Таблица72.B1" office:value-type="string"><text:p text:style-name="Штамп_5f_центр_5f_12_5f_гост_5f_90град"><text:user-field-get text:name="Взамен_инв_номера"/></text:p></table:table-cell></table:table-row><table:table-row table:style-name="Таблица72.2"><table:table-cell table:style-name="Таблица72.A2" office:value-type="string"><text:p text:style-name="Штамп_5f_центр_5f_12_5f_гост_5f_90град">Подп. и дата</text:p></table:table-cell><table:table-cell table:style-name="Таблица72.B2" office:value-type="string"><text:p text:style-name="Штамп_5f_центр_5f_12_5f_гост_5f_90град"><text:user-field-get text:name="Дата"/> </text:p></table:table-cell></table:table-row><table:table-row table:style-name="Таблица72.1"><table:table-cell table:style-name="Таблица72.A2" office:value-type="string"><text:p text:style-name="Штамп_5f_центр_5f_12_5f_гост_5f_90град">Инв. № подл</text:p></table:table-cell><table:table-cell table:style-name="Таблица72.B3" office:value-type="string"><text:p text:style-name="Штамп_5f_центр_5f_12_5f_гост_5f_90град"><text:user-field-get text:name="Инвентарный_номер"/></text:p></table:table-cell></table:table-row></table:table><text:p text:style-name="MP3"/></draw:text-box></draw:frame><draw:frame draw:style-name="Mfr3" draw:name="Врезка74" text:anchor-type="paragraph" svg:x="0.011cm" svg:y="26.471cm" svg:width="2cm" svg:height="6.5cm" draw:z-index="0"><draw:text-box><table:table table:name="Таблица73" table:style-name="Таблица73"><table:table-column table:style-name="Таблица73.A"/><table:table-column table:style-name="Таблица73.B"/><table:table-row table:style-name="Таблица73.1"><table:table-cell table:style-name="Таблица73.A1" office:value-type="string"><text:p text:style-name="Штамп_5f_центр_5f_12_5f_гост_5f_90град">Согласовано</text:p></table:table-cell><table:table-cell><table:table table:is-sub-table="true"><table:table-column table:style-name="Таблица73.B1.1" table:number-columns-repeated="3"/><table:table-row table:style-name="Таблица73.B1.1"><table:table-cell table:style-name="Таблица73.B1.2.1" office:value-type="string"><text:p text:style-name="Штамп_5f_центр_5f_12_5f_гост_5f_90град"/></table:table-cell><table:table-cell table:style-name="Таблица73.B1.2.1" office:value-type="string"><text:p text:style-name="Штамп_5f_центр_5f_12_5f_гост_5f_90град"/></table:table-cell><table:table-cell table:style-name="Таблица73.B1.3.1" office:value-type="string"><text:p text:style-name="Штамп_5f_центр_5f_12_5f_гост_5f_90град"/></table:table-cell></table:table-row><table:table-row table:style-name="Таблица73.B1.2"><table:table-cell table:style-name="Таблица73.B1.2.4" office:value-type="string"><text:p text:style-name="Штамп_5f_центр_5f_12_5f_гост_5f_90град"/></table:table-cell><table:table-cell table:style-name="Таблица73.B1.2.4" office:value-type="string"><text:p text:style-name="Штамп_5f_центр_5f_12_5f_гост_5f_90град"/></table:table-cell><table:table-cell table:style-name="Таблица73.B1.3.4" office:value-type="string"><text:p text:style-name="Штамп_5f_центр_5f_12_5f_гост_5f_90град"/></table:table-cell></table:table-row><table:table-row table:style-name="Таблица73.B1.3"><table:table-cell table:style-name="Таблица73.B1.2.4" office:value-type="string"><text:p text:style-name="Штамп_5f_центр_5f_12_5f_гост_5f_90град"/></table:table-cell><table:table-cell table:style-name="Таблица73.B1.2.4" office:value-type="string"><text:p text:style-name="Штамп_5f_центр_5f_12_5f_гост_5f_90град"/></table:table-cell><table:table-cell table:style-name="Таблица73.B1.3.4" office:value-type="string"><text:p text:style-name="Штамп_5f_центр_5f_12_5f_гост_5f_90град"/></table:table-cell></table:table-row><table:table-row table:style-name="Таблица73.B1.3"><table:table-cell table:style-name="Таблица73.B1.2.4" office:value-type="string"><text:p text:style-name="Штамп_5f_центр_5f_12_5f_гост_5f_90град"/></table:table-cell><table:table-cell table:style-name="Таблица73.B1.2.4" office:value-type="string"><text:p text:style-name="Штамп_5f_центр_5f_12_5f_гост_5f_90град"/></table:table-cell><table:table-cell table:style-name="Таблица73.B1.3.4" office:value-type="string"><text:p text:style-name="Штамп_5f_центр_5f_12_5f_гост_5f_90град"/></table:table-cell></table:table-row></table:table></table:table-cell></table:table-row></table:table><text:p text:style-name="Frame_20_contents"/></draw:text-box></draw:frame><text:user-field-get text:name="Приложений"/></text:p></table:table-cell><table:table-cell table:style-name="Таблица68.A1.1.1" office:value-type="string"><text:p text:style-name="Штамп_5f_центр_5f_11_5f_гост"><text:page-count>6</text:page-count></text:p></table:table-cell><table:table-cell table:style-name="Таблица68.A1.1.1" office:value-type="string"><text:p text:style-name="Штамп_5f_центр_5f_11_5f_гост"/></table:table-cell><table:table-cell table:style-name="Таблица68.A1.1.1" office:value-type="string"><text:p text:style-name="Штамп_5f_центр_5f_11_5f_гост"/></table:table-cell><table:table-cell table:style-name="Таблица68.A1.1.1" office:value-type="string"><text:p text:style-name="Штамп_5f_центр_5f_11_5f_гост"/></table:table-cell><table:table-cell table:style-name="Таблица68.A1.1.1" office:value-type="string"><text:p text:style-name="Штамп_5f_центр_5f_11_5f_гост"/></table:table-cell></table:table-row><table:table-row table:style-name="Таблица68.A1.1"><table:table-cell table:style-name="Таблица68.A1.1.2" office:value-type="string"><text:p text:style-name="Штамп_5f_центр_5f_11_5f_гост"/></table:table-cell><table:table-cell table:style-name="Таблица68.A1.1.2" office:value-type="string"><text:p text:style-name="Штамп_5f_центр_5f_11_5f_гост"/></table:table-cell><table:table-cell table:style-name="Таблица68.A1.1.2" office:value-type="string"><text:p text:style-name="Штамп_5f_центр_5f_11_5f_гост"/></table:table-cell><table:table-cell table:style-name="Таблица68.A1.1.2" office:value-type="string"><text:p text:style-name="Штамп_5f_центр_5f_11_5f_гост"/></table:table-cell><table:table-cell table:style-name="Таблица68.A1.1.2" office:value-type="string"><text:p text:style-name="Штамп_5f_центр_5f_11_5f_гост"/></table:table-cell><table:table-cell table:style-name="Таблица68.A1.1.2" office:value-type="string"><text:p text:style-name="Штамп_5f_центр_5f_11_5f_гост"/></table:table-cell></table:table-row><table:table-row table:style-name="Таблица68.A1.1"><table:table-cell table:style-name="Таблица68.A1.1.2" office:value-type="string"><text:p text:style-name="Штамп_5f_центр_5f_11_5f_гост"/></table:table-cell><table:table-cell table:style-name="Таблица68.A1.1.2" office:value-type="string"><text:p text:style-name="Штамп_5f_центр_5f_11_5f_гост"/></table:table-cell><table:table-cell table:style-name="Таблица68.A1.1.2" office:value-type="string"><text:p text:style-name="Штамп_5f_центр_5f_11_5f_гост"/></table:table-cell><table:table-cell table:style-name="Таблица68.A1.1.2" office:value-type="string"><text:p text:style-name="Штамп_5f_центр_5f_11_5f_гост"/></table:table-cell><table:table-cell table:style-name="Таблица68.A1.1.2" office:value-type="string"><text:p text:style-name="Штамп_5f_центр_5f_11_5f_гост"/></table:table-cell><table:table-cell table:style-name="Таблица68.A1.1.2" office:value-type="string"><text:p text:style-name="Штамп_5f_центр_5f_11_5f_гост"/></table:table-cell></table:table-row><table:table-row table:style-name="Таблица68.A1.1"><table:table-cell table:style-name="Таблица68.A1.1.2" office:value-type="string"><text:p text:style-name="Штамп_5f_центр_5f_11_5f_гост"/></table:table-cell><table:table-cell table:style-name="Таблица68.A1.1.2" office:value-type="string"><text:p text:style-name="Штамп_5f_центр_5f_11_5f_гост"/></table:table-cell><table:table-cell table:style-name="Таблица68.A1.1.2" office:value-type="string"><text:p text:style-name="Штамп_5f_центр_5f_11_5f_гост"/></table:table-cell><table:table-cell table:style-name="Таблица68.A1.1.2" office:value-type="string"><text:p text:style-name="Штамп_5f_центр_5f_11_5f_гост"/></table:table-cell><table:table-cell table:style-name="Таблица68.A1.1.2" office:value-type="string"><text:p text:style-name="Штамп_5f_центр_5f_11_5f_гост"/></table:table-cell><table:table-cell table:style-name="Таблица68.A1.1.2" office:value-type="string"><text:p text:style-name="Штамп_5f_центр_5f_11_5f_гост"/></table:table-cell></table:table-row><table:table-row table:style-name="Таблица68.A1.1"><table:table-cell table:style-name="Таблица68.A1.1.2" office:value-type="string"><text:p text:style-name="Штамп_5f_центр_5f_11_5f_гост">Изм.</text:p></table:table-cell><table:table-cell table:style-name="Таблица68.A1.1.2" office:value-type="string"><text:p text:style-name="Штамп_5f_центр_5f_11_5f_гост">Кол.уч.</text:p></table:table-cell><table:table-cell table:style-name="Таблица68.A1.1.2" office:value-type="string"><text:p text:style-name="Штамп_5f_центр_5f_11_5f_гост">Лист</text:p></table:table-cell><table:table-cell table:style-name="Таблица68.A1.1.2" office:value-type="string"><text:p text:style-name="Штамп_5f_центр_5f_11_5f_гост">№ док.</text:p></table:table-cell><table:table-cell table:style-name="Таблица68.A1.1.2" office:value-type="string"><text:p text:style-name="Штамп_5f_центр_5f_11_5f_гост">Подп</text:p></table:table-cell><table:table-cell table:style-name="Таблица68.A1.1.2" office:value-type="string"><text:p text:style-name="Штамп_5f_центр_5f_11_5f_гост">Дата</text:p></table:table-cell></table:table-row></table:table></table:table-cell><table:table-cell table:number-columns-spanned="2"><table:table table:is-sub-table="true"><table:table-column table:style-name="Таблица68.B1.1"/><table:table-row table:style-name="Таблица68.B1.1"><table:table-cell table:style-name="Таблица68.B1.1.1" office:value-type="string"><text:p text:style-name="Штамп_5f_центр_5f_20_5f_гост"><text:user-field-get text:name="Код_проекта">КИА БУК</text:user-field-get></text:p></table:table-cell></table:table-row><table:table-row table:style-name="Таблица68.B1.2"><table:table-cell table:style-name="Таблица68.B1.1.2" office:value-type="string"><text:p text:style-name="Штамп_5f_центр_5f_20_5f_гост"><text:user-field-get text:name="Название_проекта">Программное обеспечение контрольно-испытательной аппаратуры блока управления каналами.</text:user-field-get></text:p></table:table-cell></table:table-row></table:table></table:table-cell><table:covered-table-cell/></table:table-row><table:table-row><table:table-cell><table:table table:is-sub-table="true"><table:table-column table:style-name="Таблица68.A2.1"/><table:table-column table:style-name="Таблица68.A2.2"/><table:table-column table:style-name="Таблица68.A1.5"/><table:table-column table:style-name="Таблица68.A2.4"/><table:table-row table:style-name="Таблица68.A1.1"><table:table-cell table:style-name="Таблица68.A1.1.2" office:value-type="string"><text:p text:style-name="Штамп_5f_лево_5f_12_5f_гост"><text:s/><text:user-field-get text:name="Должность1"/></text:p></table:table-cell><table:table-cell table:style-name="Таблица68.A1.1.2" office:value-type="string"><text:p text:style-name="Штамп_5f_лево_5f_12_5f_гост"><text:s/><text:user-field-get text:name="Фамилия1"/></text:p></table:table-cell><table:table-cell table:style-name="Таблица68.A1.1.2" office:value-type="string"><text:p text:style-name="Штамп_5f_лево_5f_12_5f_гост"/></table:table-cell><table:table-cell table:style-name="Таблица68.A1.1.2" office:value-type="string"><text:p text:style-name="Штамп_5f_лево_5f_12_5f_гост"/></table:table-cell></table:table-row><table:table-row table:style-name="Таблица68.A1.1"><table:table-cell table:style-name="Таблица68.A1.1.2" office:value-type="string"><text:p text:style-name="Штамп_5f_лево_5f_12_5f_гост"><text:s/><text:user-field-get text:name="Должность2"/></text:p></table:table-cell><table:table-cell table:style-name="Таблица68.A1.1.2" office:value-type="string"><text:p text:style-name="Штамп_5f_лево_5f_12_5f_гост"><text:s/><text:user-field-get text:name="Фамилия2"/></text:p></table:table-cell><table:table-cell table:style-name="Таблица68.A1.1.2" office:value-type="string"><text:p text:style-name="Штамп_5f_лево_5f_12_5f_гост"/></table:table-cell><table:table-cell table:style-name="Таблица68.A1.1.2" office:value-type="string"><text:p text:style-name="Штамп_5f_лево_5f_12_5f_гост"/></table:table-cell></table:table-row><table:table-row table:style-name="Таблица68.A1.1"><table:table-cell table:style-name="Таблица68.A2.1.3" office:value-type="string"><text:p text:style-name="Штамп_5f_лево_5f_12_5f_гост"><text:s/><text:user-field-get text:name="Должность3"/></text:p></table:table-cell><table:table-cell table:style-name="Таблица68.A1.1.2" office:value-type="string"><text:p text:style-name="Штамп_5f_лево_5f_12_5f_гост"><text:s/><text:user-field-get text:name="Фамилия3"/></text:p></table:table-cell><table:table-cell table:style-name="Таблица68.A1.1.2" office:value-type="string"><text:p text:style-name="Штамп_5f_лево_5f_12_5f_гост"/></table:table-cell><table:table-cell table:style-name="Таблица68.A1.1.2" office:value-type="string"><text:p text:style-name="Штамп_5f_лево_5f_12_5f_гост"/></table:table-cell></table:table-row><table:table-row table:style-name="Таблица68.A1.1"><table:table-cell table:style-name="Таблица68.A1.1.2" office:value-type="string"><text:p text:style-name="Штамп_5f_лево_5f_12_5f_гост"><text:s/><text:user-field-get text:name="Должность4"/></text:p></table:table-cell><table:table-cell table:style-name="Таблица68.A1.1.2" office:value-type="string"><text:p text:style-name="Штамп_5f_лево_5f_12_5f_гост"><text:s/><text:user-field-get text:name="Фамилия4"/></text:p></table:table-cell><table:table-cell table:style-name="Таблица68.A1.1.2" office:value-type="string"><text:p text:style-name="Штамп_5f_лево_5f_12_5f_гост"/></table:table-cell><table:table-cell table:style-name="Таблица68.A1.1.2" office:value-type="string"><text:p text:style-name="Штамп_5f_лево_5f_12_5f_гост"/></table:table-cell></table:table-row><table:table-row table:style-name="Таблица68.A1.1"><table:table-cell><table:table table:is-sub-table="true"><table:table-column table:style-name="Таблица68.A2.1"/><table:table-row table:style-name="Таблица68.A1.1"><table:table-cell table:style-name="Таблица68.A1.1.2" office:value-type="string"><text:p text:style-name="Штамп_5f_лево_5f_12_5f_гост"><text:s/><text:user-field-get text:name="Должность5"/></text:p></table:table-cell></table:table-row><table:table-row table:style-name="Таблица68.A1.1"><table:table-cell table:style-name="Таблица68.A1.1.2" office:value-type="string"><text:p text:style-name="Штамп_5f_лево_5f_12_5f_гост"><text:s/><text:user-field-get text:name="Должность6"/></text:p></table:table-cell></table:table-row></table:table></table:table-cell><table:table-cell><table:table table:is-sub-table="true"><table:table-column table:style-name="Таблица68.A2.2"/><table:table-row table:style-name="Таблица68.A1.1"><table:table-cell table:style-name="Таблица68.A1.1.2" office:value-type="string"><text:p text:style-name="Штамп_5f_лево_5f_12_5f_гост"><text:s/><text:user-field-get text:name="Фамилия5"/></text:p></table:table-cell></table:table-row><table:table-row table:style-name="Таблица68.A1.1"><table:table-cell table:style-name="Таблица68.A1.1.2" office:value-type="string"><text:p text:style-name="Штамп_5f_лево_5f_12_5f_гост"><text:s/><text:user-field-get text:name="Фамилия6"/></text:p></table:table-cell></table:table-row></table:table></table:table-cell><table:table-cell><table:table table:is-sub-table="true"><table:table-column table:style-name="Таблица68.A1.5"/><table:table-row table:style-name="Таблица68.A1.1"><table:table-cell table:style-name="Таблица68.A1.1.2" office:value-type="string"><text:p text:style-name="Штамп_5f_лево_5f_12_5f_гост"/></table:table-cell></table:table-row><table:table-row table:style-name="Таблица68.A1.1"><table:table-cell table:style-name="Таблица68.A1.1.2" office:value-type="string"><text:p text:style-name="Штамп_5f_лево_5f_12_5f_гост"/></table:table-cell></table:table-row></table:table></table:table-cell><table:table-cell><table:table table:is-sub-table="true"><table:table-column table:style-name="Таблица68.A2.4"/><table:table-row table:style-name="Таблица68.A1.1"><table:table-cell table:style-name="Таблица68.A1.1.2" office:value-type="string"><text:p text:style-name="Штамп_5f_лево_5f_12_5f_гост"/></table:table-cell></table:table-row><table:table-row table:style-name="Таблица68.A1.1"><table:table-cell table:style-name="Таблица68.A1.1.2" office:value-type="string"><text:p text:style-name="Штамп_5f_лево_5f_12_5f_гост"/></table:table-cell></table:table-row></table:table></table:table-cell></table:table-row></table:table></table:table-cell><table:table-cell><table:table table:is-sub-table="true"><table:table-column table:style-name="Таблица68.B"/><table:table-row table:style-name="Таблица68.B1.2"><table:table-cell table:style-name="Таблица68.A1.1.1" office:value-type="string"><text:p text:style-name="Штамп_5f_центр_5f_16_5f_гост"><text:user-field-get text:name="Рамка_доп1"/></text:p></table:table-cell></table:table-row><table:table-row table:style-name="Таблица68.B1.2"><table:table-cell table:style-name="Таблица68.A1.1.2" office:value-type="string"><text:p text:style-name="Штамп_5f_центр_5f_16_5f_гост"><text:user-field-get text:name="Рамка_доп2"/></text:p></table:table-cell></table:table-row></table:table></table:table-cell><table:table-cell><table:table table:is-sub-table="true"><table:table-column table:style-name="Таблица68.A1.5"/><table:table-column table:style-name="Таблица68.C2.2"/><table:table-column table:style-name="Таблица68.C2.3"/><table:table-row table:style-name="Таблица68.A1.1"><table:table-cell table:style-name="Таблица68.A1.1.1" office:value-type="string"><text:p text:style-name="Штамп_5f_центр_5f_11_5f_гост">Стадия</text:p></table:table-cell><table:table-cell table:style-name="Таблица68.A1.1.1" office:value-type="string"><text:p text:style-name="Штамп_5f_центр_5f_11_5f_гост">Лист</text:p></table:table-cell><table:table-cell table:style-name="Таблица68.B1.1.1" office:value-type="string"><text:p text:style-name="Штамп_5f_центр_5f_11_5f_гост">Листов</text:p></table:table-cell></table:table-row><table:table-row table:style-name="Таблица68.B1.1"><table:table-cell table:style-name="Таблица68.A1.1.2" office:value-type="string"><text:p text:style-name="Штамп_5f_центр_5f_12_5f_гост"><text:user-field-get text:name="Стадия">Р</text:user-field-get></text:p></table:table-cell><table:table-cell table:style-name="Таблица68.A1.1.2" office:value-type="string"><text:p text:style-name="Штамп_5f_центр_5f_12_5f_гост"><text:user-field-get text:name="Номер_листа"/><text:page-number text:select-page="current">0</text:page-number></text:p></table:table-cell><table:table-cell table:style-name="Таблица68.C2.3.2" table:formula="ooow:&lt;A1.1.1&gt;+&lt;A1.2.1&gt;" office:value-type="float" office:value="6"><text:p text:style-name="Штамп_5f_центр_5f_12_5f_гост">6</text:p></table:table-cell></table:table-row><table:table-row table:style-name="Таблица68.B1.2"><table:table-cell table:style-name="Таблица68.B1.1.2" table:number-columns-spanned="3" office:value-type="string"><text:p text:style-name="Штамп_5f_центр_5f_12_5f_гост"><text:user-field-get text:name="Организация1строка">ИКИ РАН</text:user-field-get></text:p><text:p text:style-name="Штамп_5f_центр_5f_12_5f_гост"><text:user-field-get text:name="Организация2строка">г. Москва</text:user-field-get></text:p><text:p text:style-name="Штамп_5f_центр_5f_12_5f_гост"><text:user-field-get text:name="Организация3строка">2014 г. </text:user-field-get></text:p></table:table-cell><table:covered-table-cell/><table:covered-table-cell/></table:table-row></table:table></table:table-cell></table:table-row></table:table><text:p text:style-name="Frame_20_contents"/></draw:text-box></draw:frame></text:p>
      </style:footer>
    </style:master-page>
    <style:master-page style:name="A2_5f_форма3_5f_доп1_5f_табл" style:display-name="A2_форма3_доп1_табл" style:page-layout-name="Mpm21" style:next-style-name="A2_5f_форма6_5f_доп1_5f_табл">
      <style:footer>
        <text:p text:style-name="Footer"><draw:frame draw:style-name="Mfr6" draw:name="Врезка75" text:anchor-type="paragraph" svg:x="38.347cm" svg:y="-0.494cm" svg:width="18.5cm" svg:height="5.53cm" draw:z-index="0"><draw:text-box><table:table table:name="Таблица74" table:style-name="Таблица74"><table:table-column table:style-name="Таблица74.A"/><table:table-column table:style-name="Таблица74.B"/><table:table-column table:style-name="Таблица74.C"/><table:table-row><table:table-cell><table:table table:is-sub-table="true"><table:table-column table:style-name="Таблица74.A1.1"/><table:table-column table:style-name="Таблица74.A1.2" table:number-columns-repeated="3"/><table:table-column table:style-name="Таблица74.A1.5"/><table:table-column table:style-name="Таблица74.A1.6"/><table:table-row table:style-name="Таблица74.A1.1"><table:table-cell table:style-name="Таблица74.A1.1.1" office:value-type="string"><text:p text:style-name="Штамп_5f_центр_5f_11_5f_гост"><draw:frame draw:style-name="Mfr1" draw:name="Врезка76" text:anchor-type="paragraph" svg:x="0.82cm" svg:y="32.96cm" svg:width="1.199cm" svg:height="8.53cm" draw:z-index="0"><draw:text-box><table:table table:name="Таблица75" table:style-name="Таблица75"><table:table-column table:style-name="Таблица75.A"/><table:table-column table:style-name="Таблица75.B"/><table:table-row table:style-name="Таблица75.1"><table:table-cell table:style-name="Таблица75.A1" office:value-type="string"><text:p text:style-name="Штамп_5f_центр_5f_12_5f_гост_5f_90град">Взам. инв. №</text:p></table:table-cell><table:table-cell table:style-name="Таблица75.B1" office:value-type="string"><text:p text:style-name="Штамп_5f_центр_5f_12_5f_гост_5f_90град"><text:user-field-get text:name="Взамен_инв_номера"/></text:p></table:table-cell></table:table-row><table:table-row table:style-name="Таблица75.2"><table:table-cell table:style-name="Таблица75.A2" office:value-type="string"><text:p text:style-name="Штамп_5f_центр_5f_12_5f_гост_5f_90град">Подп. и дата</text:p></table:table-cell><table:table-cell table:style-name="Таблица75.B2" office:value-type="string"><text:p text:style-name="Штамп_5f_центр_5f_12_5f_гост_5f_90град"><text:user-field-get text:name="Дата"/> </text:p></table:table-cell></table:table-row><table:table-row table:style-name="Таблица75.1"><table:table-cell table:style-name="Таблица75.A2" office:value-type="string"><text:p text:style-name="Штамп_5f_центр_5f_12_5f_гост_5f_90град">Инв. № подл</text:p></table:table-cell><table:table-cell table:style-name="Таблица75.B3" office:value-type="string"><text:p text:style-name="Штамп_5f_центр_5f_12_5f_гост_5f_90град"><text:user-field-get text:name="Инвентарный_номер"/></text:p></table:table-cell></table:table-row></table:table><text:p text:style-name="MP3"/></draw:text-box></draw:frame><text:user-field-get text:name="Приложений"/></text:p></table:table-cell><table:table-cell table:style-name="Таблица74.A1.1.1" office:value-type="string"><text:p text:style-name="Штамп_5f_центр_5f_11_5f_гост"><text:page-count>6</text:page-count></text:p></table:table-cell><table:table-cell table:style-name="Таблица74.A1.1.1" office:value-type="string"><text:p text:style-name="Штамп_5f_центр_5f_11_5f_гост"/></table:table-cell><table:table-cell table:style-name="Таблица74.A1.1.1" office:value-type="string"><text:p text:style-name="Штамп_5f_центр_5f_11_5f_гост"/></table:table-cell><table:table-cell table:style-name="Таблица74.A1.1.1" office:value-type="string"><text:p text:style-name="Штамп_5f_центр_5f_11_5f_гост"/></table:table-cell><table:table-cell table:style-name="Таблица74.A1.1.1" office:value-type="string"><text:p text:style-name="Штамп_5f_центр_5f_11_5f_гост"/></table:table-cell></table:table-row><table:table-row table:style-name="Таблица74.A1.1"><table:table-cell table:style-name="Таблица74.A1.1.2" office:value-type="string"><text:p text:style-name="Штамп_5f_центр_5f_11_5f_гост"/></table:table-cell><table:table-cell table:style-name="Таблица74.A1.1.2" office:value-type="string"><text:p text:style-name="Штамп_5f_центр_5f_11_5f_гост"/></table:table-cell><table:table-cell table:style-name="Таблица74.A1.1.2" office:value-type="string"><text:p text:style-name="Штамп_5f_центр_5f_11_5f_гост"/></table:table-cell><table:table-cell table:style-name="Таблица74.A1.1.2" office:value-type="string"><text:p text:style-name="Штамп_5f_центр_5f_11_5f_гост"/></table:table-cell><table:table-cell table:style-name="Таблица74.A1.1.2" office:value-type="string"><text:p text:style-name="Штамп_5f_центр_5f_11_5f_гост"/></table:table-cell><table:table-cell table:style-name="Таблица74.A1.1.2" office:value-type="string"><text:p text:style-name="Штамп_5f_центр_5f_11_5f_гост"/></table:table-cell></table:table-row><table:table-row table:style-name="Таблица74.A1.1"><table:table-cell table:style-name="Таблица74.A1.1.2" office:value-type="string"><text:p text:style-name="Штамп_5f_центр_5f_11_5f_гост"/></table:table-cell><table:table-cell table:style-name="Таблица74.A1.1.2" office:value-type="string"><text:p text:style-name="Штамп_5f_центр_5f_11_5f_гост"/></table:table-cell><table:table-cell table:style-name="Таблица74.A1.1.2" office:value-type="string"><text:p text:style-name="Штамп_5f_центр_5f_11_5f_гост"/></table:table-cell><table:table-cell table:style-name="Таблица74.A1.1.2" office:value-type="string"><text:p text:style-name="Штамп_5f_центр_5f_11_5f_гост"/></table:table-cell><table:table-cell table:style-name="Таблица74.A1.1.2" office:value-type="string"><text:p text:style-name="Штамп_5f_центр_5f_11_5f_гост"/></table:table-cell><table:table-cell table:style-name="Таблица74.A1.1.2" office:value-type="string"><text:p text:style-name="Штамп_5f_центр_5f_11_5f_гост"/></table:table-cell></table:table-row><table:table-row table:style-name="Таблица74.A1.1"><table:table-cell table:style-name="Таблица74.A1.1.2" office:value-type="string"><text:p text:style-name="Штамп_5f_центр_5f_11_5f_гост"/></table:table-cell><table:table-cell table:style-name="Таблица74.A1.1.2" office:value-type="string"><text:p text:style-name="Штамп_5f_центр_5f_11_5f_гост"/></table:table-cell><table:table-cell table:style-name="Таблица74.A1.1.2" office:value-type="string"><text:p text:style-name="Штамп_5f_центр_5f_11_5f_гост"/></table:table-cell><table:table-cell table:style-name="Таблица74.A1.1.2" office:value-type="string"><text:p text:style-name="Штамп_5f_центр_5f_11_5f_гост"/></table:table-cell><table:table-cell table:style-name="Таблица74.A1.1.2" office:value-type="string"><text:p text:style-name="Штамп_5f_центр_5f_11_5f_гост"/></table:table-cell><table:table-cell table:style-name="Таблица74.A1.1.2" office:value-type="string"><text:p text:style-name="Штамп_5f_центр_5f_11_5f_гост"/></table:table-cell></table:table-row><table:table-row table:style-name="Таблица74.A1.1"><table:table-cell table:style-name="Таблица74.A1.1.2" office:value-type="string"><text:p text:style-name="Штамп_5f_центр_5f_11_5f_гост">Изм.</text:p></table:table-cell><table:table-cell table:style-name="Таблица74.A1.1.2" office:value-type="string"><text:p text:style-name="Штамп_5f_центр_5f_11_5f_гост">Кол.уч.</text:p></table:table-cell><table:table-cell table:style-name="Таблица74.A1.1.2" office:value-type="string"><text:p text:style-name="Штамп_5f_центр_5f_11_5f_гост">Лист</text:p></table:table-cell><table:table-cell table:style-name="Таблица74.A1.1.2" office:value-type="string"><text:p text:style-name="Штамп_5f_центр_5f_11_5f_гост">№ док.</text:p></table:table-cell><table:table-cell table:style-name="Таблица74.A1.1.2" office:value-type="string"><text:p text:style-name="Штамп_5f_центр_5f_11_5f_гост">Подп</text:p></table:table-cell><table:table-cell table:style-name="Таблица74.A1.1.2" office:value-type="string"><text:p text:style-name="Штамп_5f_центр_5f_11_5f_гост">Дата</text:p></table:table-cell></table:table-row></table:table></table:table-cell><table:table-cell table:number-columns-spanned="2"><table:table table:is-sub-table="true"><table:table-column table:style-name="Таблица74.B1.1"/><table:table-row table:style-name="Таблица74.B1.1"><table:table-cell table:style-name="Таблица74.B1.1.1" office:value-type="string"><text:p text:style-name="Штамп_5f_центр_5f_20_5f_гост"><text:user-field-get text:name="Код_проекта">КИА БУК</text:user-field-get></text:p></table:table-cell></table:table-row><table:table-row table:style-name="Таблица74.B1.2"><table:table-cell table:style-name="Таблица74.B1.1.2" office:value-type="string"><text:p text:style-name="Штамп_5f_центр_5f_20_5f_гост"><text:user-field-get text:name="Название_проекта">Программное обеспечение контрольно-испытательной аппаратуры блока управления каналами.</text:user-field-get></text:p></table:table-cell></table:table-row></table:table></table:table-cell><table:covered-table-cell/></table:table-row><table:table-row><table:table-cell><table:table table:is-sub-table="true"><table:table-column table:style-name="Таблица74.A2.1"/><table:table-column table:style-name="Таблица74.A2.2"/><table:table-column table:style-name="Таблица74.A1.5"/><table:table-column table:style-name="Таблица74.A2.4"/><table:table-row table:style-name="Таблица74.A1.1"><table:table-cell table:style-name="Таблица74.A1.1.2" office:value-type="string"><text:p text:style-name="Штамп_5f_лево_5f_12_5f_гост"><text:s/><text:user-field-get text:name="Должность1"/></text:p></table:table-cell><table:table-cell table:style-name="Таблица74.A1.1.2" office:value-type="string"><text:p text:style-name="Штамп_5f_лево_5f_12_5f_гост"><text:s/><text:user-field-get text:name="Фамилия1"/></text:p></table:table-cell><table:table-cell table:style-name="Таблица74.A1.1.2" office:value-type="string"><text:p text:style-name="Штамп_5f_лево_5f_12_5f_гост"/></table:table-cell><table:table-cell table:style-name="Таблица74.A1.1.2" office:value-type="string"><text:p text:style-name="Штамп_5f_лево_5f_12_5f_гост"/></table:table-cell></table:table-row><table:table-row table:style-name="Таблица74.A1.1"><table:table-cell table:style-name="Таблица74.A1.1.2" office:value-type="string"><text:p text:style-name="Штамп_5f_лево_5f_12_5f_гост"><text:s/><text:user-field-get text:name="Должность2"/></text:p></table:table-cell><table:table-cell table:style-name="Таблица74.A1.1.2" office:value-type="string"><text:p text:style-name="Штамп_5f_лево_5f_12_5f_гост"><text:s/><text:user-field-get text:name="Фамилия2"/></text:p></table:table-cell><table:table-cell table:style-name="Таблица74.A1.1.2" office:value-type="string"><text:p text:style-name="Штамп_5f_лево_5f_12_5f_гост"/></table:table-cell><table:table-cell table:style-name="Таблица74.A1.1.2" office:value-type="string"><text:p text:style-name="Штамп_5f_лево_5f_12_5f_гост"/></table:table-cell></table:table-row><table:table-row table:style-name="Таблица74.A1.1"><table:table-cell table:style-name="Таблица74.A2.1.3" office:value-type="string"><text:p text:style-name="Штамп_5f_лево_5f_12_5f_гост"><text:s/><text:user-field-get text:name="Должность3"/></text:p></table:table-cell><table:table-cell table:style-name="Таблица74.A1.1.2" office:value-type="string"><text:p text:style-name="Штамп_5f_лево_5f_12_5f_гост"><text:s/><text:user-field-get text:name="Фамилия3"/></text:p></table:table-cell><table:table-cell table:style-name="Таблица74.A1.1.2" office:value-type="string"><text:p text:style-name="Штамп_5f_лево_5f_12_5f_гост"/></table:table-cell><table:table-cell table:style-name="Таблица74.A1.1.2" office:value-type="string"><text:p text:style-name="Штамп_5f_лево_5f_12_5f_гост"/></table:table-cell></table:table-row><table:table-row table:style-name="Таблица74.A1.1"><table:table-cell table:style-name="Таблица74.A1.1.2" office:value-type="string"><text:p text:style-name="Штамп_5f_лево_5f_12_5f_гост"><text:s/><text:user-field-get text:name="Должность4"/></text:p></table:table-cell><table:table-cell table:style-name="Таблица74.A1.1.2" office:value-type="string"><text:p text:style-name="Штамп_5f_лево_5f_12_5f_гост"><text:s/><text:user-field-get text:name="Фамилия4"/></text:p></table:table-cell><table:table-cell table:style-name="Таблица74.A1.1.2" office:value-type="string"><text:p text:style-name="Штамп_5f_лево_5f_12_5f_гост"/></table:table-cell><table:table-cell table:style-name="Таблица74.A1.1.2" office:value-type="string"><text:p text:style-name="Штамп_5f_лево_5f_12_5f_гост"/></table:table-cell></table:table-row><table:table-row table:style-name="Таблица74.A1.1"><table:table-cell><table:table table:is-sub-table="true"><table:table-column table:style-name="Таблица74.A2.1"/><table:table-row table:style-name="Таблица74.A1.1"><table:table-cell table:style-name="Таблица74.A1.1.2" office:value-type="string"><text:p text:style-name="Штамп_5f_лево_5f_12_5f_гост"><text:s/><text:user-field-get text:name="Должность5"/></text:p></table:table-cell></table:table-row><table:table-row table:style-name="Таблица74.A1.1"><table:table-cell table:style-name="Таблица74.A1.1.2" office:value-type="string"><text:p text:style-name="Штамп_5f_лево_5f_12_5f_гост"><text:s/><text:user-field-get text:name="Должность6"/></text:p></table:table-cell></table:table-row></table:table></table:table-cell><table:table-cell><table:table table:is-sub-table="true"><table:table-column table:style-name="Таблица74.A2.2"/><table:table-row table:style-name="Таблица74.A1.1"><table:table-cell table:style-name="Таблица74.A1.1.2" office:value-type="string"><text:p text:style-name="Штамп_5f_лево_5f_12_5f_гост"><text:s/><text:user-field-get text:name="Фамилия5"/></text:p></table:table-cell></table:table-row><table:table-row table:style-name="Таблица74.A1.1"><table:table-cell table:style-name="Таблица74.A1.1.2" office:value-type="string"><text:p text:style-name="Штамп_5f_лево_5f_12_5f_гост"><text:s/><text:user-field-get text:name="Фамилия6"/></text:p></table:table-cell></table:table-row></table:table></table:table-cell><table:table-cell><table:table table:is-sub-table="true"><table:table-column table:style-name="Таблица74.A1.5"/><table:table-row table:style-name="Таблица74.A1.1"><table:table-cell table:style-name="Таблица74.A1.1.2" office:value-type="string"><text:p text:style-name="Штамп_5f_лево_5f_12_5f_гост"/></table:table-cell></table:table-row><table:table-row table:style-name="Таблица74.A1.1"><table:table-cell table:style-name="Таблица74.A1.1.2" office:value-type="string"><text:p text:style-name="Штамп_5f_лево_5f_12_5f_гост"/></table:table-cell></table:table-row></table:table></table:table-cell><table:table-cell><table:table table:is-sub-table="true"><table:table-column table:style-name="Таблица74.A2.4"/><table:table-row table:style-name="Таблица74.A1.1"><table:table-cell table:style-name="Таблица74.A1.1.2" office:value-type="string"><text:p text:style-name="Штамп_5f_лево_5f_12_5f_гост"/></table:table-cell></table:table-row><table:table-row table:style-name="Таблица74.A1.1"><table:table-cell table:style-name="Таблица74.A1.1.2" office:value-type="string"><text:p text:style-name="Штамп_5f_лево_5f_12_5f_гост"/></table:table-cell></table:table-row></table:table></table:table-cell></table:table-row></table:table></table:table-cell><table:table-cell><table:table table:is-sub-table="true"><table:table-column table:style-name="Таблица74.B"/><table:table-row table:style-name="Таблица74.B1.2"><table:table-cell table:style-name="Таблица74.A1.1.1" office:value-type="string"><text:p text:style-name="Штамп_5f_центр_5f_16_5f_гост"><text:user-field-get text:name="Рамка_доп1"/></text:p></table:table-cell></table:table-row><table:table-row table:style-name="Таблица74.B1.2"><table:table-cell table:style-name="Таблица74.A1.1.2" office:value-type="string"><text:p text:style-name="Штамп_5f_центр_5f_16_5f_гост"><text:user-field-get text:name="Рамка_доп2"/></text:p></table:table-cell></table:table-row></table:table></table:table-cell><table:table-cell><table:table table:is-sub-table="true"><table:table-column table:style-name="Таблица74.A1.5"/><table:table-column table:style-name="Таблица74.C2.2"/><table:table-column table:style-name="Таблица74.C2.3"/><table:table-row table:style-name="Таблица74.A1.1"><table:table-cell table:style-name="Таблица74.A1.1.1" office:value-type="string"><text:p text:style-name="Штамп_5f_центр_5f_11_5f_гост">Стадия</text:p></table:table-cell><table:table-cell table:style-name="Таблица74.A1.1.1" office:value-type="string"><text:p text:style-name="Штамп_5f_центр_5f_11_5f_гост">Лист</text:p></table:table-cell><table:table-cell table:style-name="Таблица74.B1.1.1" office:value-type="string"><text:p text:style-name="Штамп_5f_центр_5f_11_5f_гост">Листов</text:p></table:table-cell></table:table-row><table:table-row table:style-name="Таблица74.B1.1"><table:table-cell table:style-name="Таблица74.A1.1.2" office:value-type="string"><text:p text:style-name="Штамп_5f_центр_5f_12_5f_гост"><text:user-field-get text:name="Стадия">Р</text:user-field-get></text:p></table:table-cell><table:table-cell table:style-name="Таблица74.A1.1.2" office:value-type="string"><text:p text:style-name="Штамп_5f_центр_5f_12_5f_гост"><text:user-field-get text:name="Номер_листа"/><text:page-number text:select-page="current">0</text:page-number></text:p></table:table-cell><table:table-cell table:style-name="Таблица74.C2.3.2" table:formula="ooow:&lt;A1.1.1&gt;+&lt;A1.2.1&gt;" office:value-type="float" office:value="6"><text:p text:style-name="Штамп_5f_центр_5f_12_5f_гост">6</text:p></table:table-cell></table:table-row><table:table-row table:style-name="Таблица74.B1.2"><table:table-cell table:style-name="Таблица74.B1.1.2" table:number-columns-spanned="3" office:value-type="string"><text:p text:style-name="Штамп_5f_центр_5f_12_5f_гост"><text:user-field-get text:name="Организация1строка">ИКИ РАН</text:user-field-get></text:p><text:p text:style-name="Штамп_5f_центр_5f_12_5f_гост"><text:user-field-get text:name="Организация2строка">г. Москва</text:user-field-get></text:p><text:p text:style-name="Штамп_5f_центр_5f_12_5f_гост"><text:user-field-get text:name="Организация3строка">2014 г. </text:user-field-get></text:p></table:table-cell><table:covered-table-cell/><table:covered-table-cell/></table:table-row></table:table></table:table-cell></table:table-row></table:table><text:p text:style-name="Frame_20_contents"/></draw:text-box></draw:frame></text:p>
      </style:footer>
    </style:master-page>
    <style:master-page style:name="A2_5f_форма6_5f_доп1_5f_согл_5f_табл" style:display-name="A2_форма6_доп1_согл_табл" style:page-layout-name="Mpm22">
      <style:footer>
        <text:p text:style-name="Footer"><draw:frame draw:style-name="Mfr6" draw:name="Врезка77" text:anchor-type="paragraph" svg:x="38.744cm" svg:y="-0.494cm" svg:width="18.5cm" svg:height="1.529cm" draw:z-index="0"><draw:text-box><table:table table:name="Таблица76" table:style-name="Таблица76"><table:table-column table:style-name="Таблица76.A"/><table:table-column table:style-name="Таблица76.B"/><table:table-column table:style-name="Таблица76.C"/><table:table-row><table:table-cell><table:table table:is-sub-table="true"><table:table-column table:style-name="Таблица76.A1.1"/><table:table-column table:style-name="Таблица76.A1.2" table:number-columns-repeated="3"/><table:table-column table:style-name="Таблица76.A1.5"/><table:table-column table:style-name="Таблица76.A1.6"/><table:table-row table:style-name="Таблица76.A1.1"><table:table-cell table:style-name="Таблица76.A1.1.1" office:value-type="string"><text:p text:style-name="Штамп_5f_центр_5f_11_5f_гост"><draw:frame draw:style-name="Mfr1" draw:name="Врезка78" text:anchor-type="paragraph" svg:x="0.82cm" svg:y="32.96cm" svg:width="1.199cm" svg:height="8.53cm" draw:z-index="0"><draw:text-box><table:table table:name="Таблица77" table:style-name="Таблица77"><table:table-column table:style-name="Таблица77.A"/><table:table-column table:style-name="Таблица77.B"/><table:table-row table:style-name="Таблица77.1"><table:table-cell table:style-name="Таблица77.A1" office:value-type="string"><text:p text:style-name="Штамп_5f_центр_5f_12_5f_гост_5f_90град">Взам. инв. №</text:p></table:table-cell><table:table-cell table:style-name="Таблица77.B1" office:value-type="string"><text:p text:style-name="Штамп_5f_центр_5f_12_5f_гост_5f_90град"><text:user-field-get text:name="Взамен_инв_номера"/></text:p></table:table-cell></table:table-row><table:table-row table:style-name="Таблица77.2"><table:table-cell table:style-name="Таблица77.A2" office:value-type="string"><text:p text:style-name="Штамп_5f_центр_5f_12_5f_гост_5f_90град">Подп. и дата</text:p></table:table-cell><table:table-cell table:style-name="Таблица77.B2" office:value-type="string"><text:p text:style-name="Штамп_5f_центр_5f_12_5f_гост_5f_90град"><text:user-field-get text:name="Дата"/> </text:p></table:table-cell></table:table-row><table:table-row table:style-name="Таблица77.1"><table:table-cell table:style-name="Таблица77.A2" office:value-type="string"><text:p text:style-name="Штамп_5f_центр_5f_12_5f_гост_5f_90град">Инв. № подл</text:p></table:table-cell><table:table-cell table:style-name="Таблица77.B3" office:value-type="string"><text:p text:style-name="Штамп_5f_центр_5f_12_5f_гост_5f_90град"><text:user-field-get text:name="Инвентарный_номер"/></text:p></table:table-cell></table:table-row></table:table><text:p text:style-name="MP3"/></draw:text-box></draw:frame><draw:frame draw:style-name="Mfr3" draw:name="Врезка79" text:anchor-type="paragraph" svg:x="0.011cm" svg:y="26.471cm" svg:width="2cm" svg:height="6.5cm" draw:z-index="0"><draw:text-box><table:table table:name="Таблица78" table:style-name="Таблица78"><table:table-column table:style-name="Таблица78.A"/><table:table-column table:style-name="Таблица78.B"/><table:table-row table:style-name="Таблица78.1"><table:table-cell table:style-name="Таблица78.A1" office:value-type="string"><text:p text:style-name="Штамп_5f_центр_5f_12_5f_гост_5f_90град">Согласовано</text:p></table:table-cell><table:table-cell><table:table table:is-sub-table="true"><table:table-column table:style-name="Таблица78.B1.1" table:number-columns-repeated="3"/><table:table-row table:style-name="Таблица78.B1.1"><table:table-cell table:style-name="Таблица78.B1.2.1" office:value-type="string"><text:p text:style-name="Штамп_5f_центр_5f_12_5f_гост_5f_90град"/></table:table-cell><table:table-cell table:style-name="Таблица78.B1.2.1" office:value-type="string"><text:p text:style-name="Штамп_5f_центр_5f_12_5f_гост_5f_90град"/></table:table-cell><table:table-cell table:style-name="Таблица78.B1.3.1" office:value-type="string"><text:p text:style-name="Штамп_5f_центр_5f_12_5f_гост_5f_90град"/></table:table-cell></table:table-row><table:table-row table:style-name="Таблица78.B1.2"><table:table-cell table:style-name="Таблица78.B1.2.4" office:value-type="string"><text:p text:style-name="Штамп_5f_центр_5f_12_5f_гост_5f_90град"/></table:table-cell><table:table-cell table:style-name="Таблица78.B1.2.4" office:value-type="string"><text:p text:style-name="Штамп_5f_центр_5f_12_5f_гост_5f_90град"/></table:table-cell><table:table-cell table:style-name="Таблица78.B1.3.4" office:value-type="string"><text:p text:style-name="Штамп_5f_центр_5f_12_5f_гост_5f_90град"/></table:table-cell></table:table-row><table:table-row table:style-name="Таблица78.B1.3"><table:table-cell table:style-name="Таблица78.B1.2.4" office:value-type="string"><text:p text:style-name="Штамп_5f_центр_5f_12_5f_гост_5f_90град"/></table:table-cell><table:table-cell table:style-name="Таблица78.B1.2.4" office:value-type="string"><text:p text:style-name="Штамп_5f_центр_5f_12_5f_гост_5f_90град"/></table:table-cell><table:table-cell table:style-name="Таблица78.B1.3.4" office:value-type="string"><text:p text:style-name="Штамп_5f_центр_5f_12_5f_гост_5f_90град"/></table:table-cell></table:table-row><table:table-row table:style-name="Таблица78.B1.3"><table:table-cell table:style-name="Таблица78.B1.2.4" office:value-type="string"><text:p text:style-name="Штамп_5f_центр_5f_12_5f_гост_5f_90град"/></table:table-cell><table:table-cell table:style-name="Таблица78.B1.2.4" office:value-type="string"><text:p text:style-name="Штамп_5f_центр_5f_12_5f_гост_5f_90град"/></table:table-cell><table:table-cell table:style-name="Таблица78.B1.3.4" office:value-type="string"><text:p text:style-name="Штамп_5f_центр_5f_12_5f_гост_5f_90град"/></table:table-cell></table:table-row></table:table></table:table-cell></table:table-row></table:table><text:p text:style-name="Frame_20_contents"/></draw:text-box></draw:frame></text:p></table:table-cell><table:table-cell table:style-name="Таблица76.A1.1.1" office:value-type="string"><text:p text:style-name="Штамп_5f_центр_5f_11_5f_гост"/></table:table-cell><table:table-cell table:style-name="Таблица76.A1.1.1" office:value-type="string"><text:p text:style-name="Штамп_5f_центр_5f_11_5f_гост"/></table:table-cell><table:table-cell table:style-name="Таблица76.A1.1.1" office:value-type="string"><text:p text:style-name="Штамп_5f_центр_5f_11_5f_гост"/></table:table-cell><table:table-cell table:style-name="Таблица76.A1.1.1" office:value-type="string"><text:p text:style-name="Штамп_5f_центр_5f_11_5f_гост"/></table:table-cell><table:table-cell table:style-name="Таблица76.A1.1.1" office:value-type="string"><text:p text:style-name="Штамп_5f_центр_5f_11_5f_гост"/></table:table-cell></table:table-row><table:table-row table:style-name="Таблица76.A1.1"><table:table-cell table:style-name="Таблица76.A1.1.2" office:value-type="string"><text:p text:style-name="Штамп_5f_центр_5f_11_5f_гост"/></table:table-cell><table:table-cell table:style-name="Таблица76.A1.1.2" office:value-type="string"><text:p text:style-name="Штамп_5f_центр_5f_11_5f_гост"/></table:table-cell><table:table-cell table:style-name="Таблица76.A1.1.2" office:value-type="string"><text:p text:style-name="Штамп_5f_центр_5f_11_5f_гост"/></table:table-cell><table:table-cell table:style-name="Таблица76.A1.1.2" office:value-type="string"><text:p text:style-name="Штамп_5f_центр_5f_11_5f_гост"/></table:table-cell><table:table-cell table:style-name="Таблица76.A1.1.2" office:value-type="string"><text:p text:style-name="Штамп_5f_центр_5f_11_5f_гост"/></table:table-cell><table:table-cell table:style-name="Таблица76.A1.1.2" office:value-type="string"><text:p text:style-name="Штамп_5f_центр_5f_11_5f_гост"/></table:table-cell></table:table-row><table:table-row table:style-name="Таблица76.A1.1"><table:table-cell table:style-name="Таблица76.A1.1.2" office:value-type="string"><text:p text:style-name="Штамп_5f_центр_5f_11_5f_гост">Изм.</text:p></table:table-cell><table:table-cell table:style-name="Таблица76.A1.1.2" office:value-type="string"><text:p text:style-name="Штамп_5f_центр_5f_11_5f_гост">Кол.уч.</text:p></table:table-cell><table:table-cell table:style-name="Таблица76.A1.1.2" office:value-type="string"><text:p text:style-name="Штамп_5f_центр_5f_11_5f_гост">Лист</text:p></table:table-cell><table:table-cell table:style-name="Таблица76.A1.1.2" office:value-type="string"><text:p text:style-name="Штамп_5f_центр_5f_11_5f_гост">№ док.</text:p></table:table-cell><table:table-cell table:style-name="Таблица76.A1.1.2" office:value-type="string"><text:p text:style-name="Штамп_5f_центр_5f_11_5f_гост">Подп</text:p></table:table-cell><table:table-cell table:style-name="Таблица76.A1.1.2" office:value-type="string"><text:p text:style-name="Штамп_5f_центр_5f_11_5f_гост">Дата</text:p></table:table-cell></table:table-row></table:table></table:table-cell><table:table-cell table:style-name="Таблица76.A1.1.1" office:value-type="string"><text:p text:style-name="Штамп_5f_центр_5f_20_5f_гост"><text:user-field-get text:name="Код_проекта">КИА БУК</text:user-field-get></text:p></table:table-cell><table:table-cell><table:table table:is-sub-table="true"><table:table-column table:style-name="Таблица76.C"/><table:table-row table:style-name="Таблица76.A1.1"><table:table-cell table:style-name="Таблица76.C1.1.1" office:value-type="string"><text:p text:style-name="Штамп_5f_центр_5f_12_5f_гост">Лист</text:p></table:table-cell></table:table-row><table:table-row table:style-name="Таблица76.C1.2"><table:table-cell table:style-name="Таблица76.C1.1.2" office:value-type="string"><text:p text:style-name="Штамп_5f_центр_5f_12_5f_гост"><text:user-field-get text:name="Номер_листа"/><text:page-number text:select-page="current">0</text:page-number></text:p></table:table-cell></table:table-row></table:table></table:table-cell></table:table-row></table:table><text:p text:style-name="Frame_20_contents"/></draw:text-box></draw:frame></text:p>
      </style:footer>
    </style:master-page>
    <style:master-page style:name="A2_5f_форма6_5f_доп1_5f_табл" style:display-name="A2_форма6_доп1_табл" style:page-layout-name="Mpm22">
      <style:footer>
        <text:p text:style-name="Footer"><draw:frame draw:style-name="Mfr6" draw:name="Врезка80" text:anchor-type="paragraph" svg:x="38.744cm" svg:y="-0.494cm" svg:width="18.5cm" svg:height="1.529cm" draw:z-index="0"><draw:text-box><table:table table:name="Таблица79" table:style-name="Таблица79"><table:table-column table:style-name="Таблица79.A"/><table:table-column table:style-name="Таблица79.B"/><table:table-column table:style-name="Таблица79.C"/><table:table-row><table:table-cell><table:table table:is-sub-table="true"><table:table-column table:style-name="Таблица79.A1.1"/><table:table-column table:style-name="Таблица79.A1.2" table:number-columns-repeated="3"/><table:table-column table:style-name="Таблица79.A1.5"/><table:table-column table:style-name="Таблица79.A1.6"/><table:table-row table:style-name="Таблица79.A1.1"><table:table-cell table:style-name="Таблица79.A1.1.1" office:value-type="string"><text:p text:style-name="Штамп_5f_центр_5f_11_5f_гост"><draw:frame draw:style-name="Mfr1" draw:name="Врезка81" text:anchor-type="paragraph" svg:x="0.82cm" svg:y="32.96cm" svg:width="1.199cm" svg:height="8.53cm" draw:z-index="0"><draw:text-box><table:table table:name="Таблица80" table:style-name="Таблица80"><table:table-column table:style-name="Таблица80.A"/><table:table-column table:style-name="Таблица80.B"/><table:table-row table:style-name="Таблица80.1"><table:table-cell table:style-name="Таблица80.A1" office:value-type="string"><text:p text:style-name="Штамп_5f_центр_5f_12_5f_гост_5f_90град">Взам. инв. №</text:p></table:table-cell><table:table-cell table:style-name="Таблица80.B1" office:value-type="string"><text:p text:style-name="Штамп_5f_центр_5f_12_5f_гост_5f_90град"><text:user-field-get text:name="Взамен_инв_номера"/></text:p></table:table-cell></table:table-row><table:table-row table:style-name="Таблица80.2"><table:table-cell table:style-name="Таблица80.A2" office:value-type="string"><text:p text:style-name="Штамп_5f_центр_5f_12_5f_гост_5f_90град">Подп. и дата</text:p></table:table-cell><table:table-cell table:style-name="Таблица80.B2" office:value-type="string"><text:p text:style-name="Штамп_5f_центр_5f_12_5f_гост_5f_90град"><text:user-field-get text:name="Дата"/> </text:p></table:table-cell></table:table-row><table:table-row table:style-name="Таблица80.1"><table:table-cell table:style-name="Таблица80.A2" office:value-type="string"><text:p text:style-name="Штамп_5f_центр_5f_12_5f_гост_5f_90град">Инв. № подл</text:p></table:table-cell><table:table-cell table:style-name="Таблица80.B3" office:value-type="string"><text:p text:style-name="Штамп_5f_центр_5f_12_5f_гост_5f_90град"><text:user-field-get text:name="Инвентарный_номер"/></text:p></table:table-cell></table:table-row></table:table><text:p text:style-name="MP3"/></draw:text-box></draw:frame></text:p></table:table-cell><table:table-cell table:style-name="Таблица79.A1.1.1" office:value-type="string"><text:p text:style-name="Штамп_5f_центр_5f_11_5f_гост"/></table:table-cell><table:table-cell table:style-name="Таблица79.A1.1.1" office:value-type="string"><text:p text:style-name="Штамп_5f_центр_5f_11_5f_гост"/></table:table-cell><table:table-cell table:style-name="Таблица79.A1.1.1" office:value-type="string"><text:p text:style-name="Штамп_5f_центр_5f_11_5f_гост"/></table:table-cell><table:table-cell table:style-name="Таблица79.A1.1.1" office:value-type="string"><text:p text:style-name="Штамп_5f_центр_5f_11_5f_гост"/></table:table-cell><table:table-cell table:style-name="Таблица79.A1.1.1" office:value-type="string"><text:p text:style-name="Штамп_5f_центр_5f_11_5f_гост"/></table:table-cell></table:table-row><table:table-row table:style-name="Таблица79.A1.1"><table:table-cell table:style-name="Таблица79.A1.1.2" office:value-type="string"><text:p text:style-name="Штамп_5f_центр_5f_11_5f_гост"/></table:table-cell><table:table-cell table:style-name="Таблица79.A1.1.2" office:value-type="string"><text:p text:style-name="Штамп_5f_центр_5f_11_5f_гост"/></table:table-cell><table:table-cell table:style-name="Таблица79.A1.1.2" office:value-type="string"><text:p text:style-name="Штамп_5f_центр_5f_11_5f_гост"/></table:table-cell><table:table-cell table:style-name="Таблица79.A1.1.2" office:value-type="string"><text:p text:style-name="Штамп_5f_центр_5f_11_5f_гост"/></table:table-cell><table:table-cell table:style-name="Таблица79.A1.1.2" office:value-type="string"><text:p text:style-name="Штамп_5f_центр_5f_11_5f_гост"/></table:table-cell><table:table-cell table:style-name="Таблица79.A1.1.2" office:value-type="string"><text:p text:style-name="Штамп_5f_центр_5f_11_5f_гост"/></table:table-cell></table:table-row><table:table-row table:style-name="Таблица79.A1.1"><table:table-cell table:style-name="Таблица79.A1.1.2" office:value-type="string"><text:p text:style-name="Штамп_5f_центр_5f_11_5f_гост">Изм.</text:p></table:table-cell><table:table-cell table:style-name="Таблица79.A1.1.2" office:value-type="string"><text:p text:style-name="Штамп_5f_центр_5f_11_5f_гост">Кол.уч.</text:p></table:table-cell><table:table-cell table:style-name="Таблица79.A1.1.2" office:value-type="string"><text:p text:style-name="Штамп_5f_центр_5f_11_5f_гост">Лист</text:p></table:table-cell><table:table-cell table:style-name="Таблица79.A1.1.2" office:value-type="string"><text:p text:style-name="Штамп_5f_центр_5f_11_5f_гост">№ док.</text:p></table:table-cell><table:table-cell table:style-name="Таблица79.A1.1.2" office:value-type="string"><text:p text:style-name="Штамп_5f_центр_5f_11_5f_гост">Подп</text:p></table:table-cell><table:table-cell table:style-name="Таблица79.A1.1.2" office:value-type="string"><text:p text:style-name="Штамп_5f_центр_5f_11_5f_гост">Дата</text:p></table:table-cell></table:table-row></table:table></table:table-cell><table:table-cell table:style-name="Таблица79.A1.1.1" office:value-type="string"><text:p text:style-name="Штамп_5f_центр_5f_20_5f_гост"><text:user-field-get text:name="Код_проекта">КИА БУК</text:user-field-get></text:p></table:table-cell><table:table-cell><table:table table:is-sub-table="true"><table:table-column table:style-name="Таблица79.C"/><table:table-row table:style-name="Таблица79.A1.1"><table:table-cell table:style-name="Таблица79.C1.1.1" office:value-type="string"><text:p text:style-name="Штамп_5f_центр_5f_12_5f_гост">Лист</text:p></table:table-cell></table:table-row><table:table-row table:style-name="Таблица79.C1.2"><table:table-cell table:style-name="Таблица79.C1.1.2" office:value-type="string"><text:p text:style-name="Штамп_5f_центр_5f_12_5f_гост"><text:user-field-get text:name="Номер_листа"/><text:page-number text:select-page="current">0</text:page-number></text:p></table:table-cell></table:table-row></table:table></table:table-cell></table:table-row></table:table><text:p text:style-name="Frame_20_contents"/></draw:text-box></draw:frame></text:p>
      </style:footer>
    </style:master-page>
    <style:master-page style:name="A4_5f_изменения_5f_согл_5f_табл" style:display-name="A4_изменения_согл_табл" style:page-layout-name="Mpm23">
      <style:footer>
        <text:p text:style-name="Footer"><draw:frame draw:style-name="Mfr6" draw:name="Врезка39" text:anchor-type="paragraph" svg:x="-0.035cm" svg:y="-0.513cm" svg:width="18.5cm" svg:height="2.046cm" draw:z-index="0"><draw:text-box><table:table table:name="Таблица39" table:style-name="Таблица39"><table:table-column table:style-name="Таблица39.A"/><table:table-column table:style-name="Таблица39.B"/><table:table-column table:style-name="Таблица39.C"/><table:table-row><table:table-cell><table:table table:is-sub-table="true"><table:table-column table:style-name="Таблица39.A1.1"/><table:table-column table:style-name="Таблица39.A1.2"/><table:table-column table:style-name="Таблица39.A1.3"/><table:table-column table:style-name="Таблица39.A1.4"/><table:table-row table:style-name="Таблица39.A1.1"><table:table-cell table:style-name="Таблица39.A1.1.1" office:value-type="string"><text:p text:style-name="Штамп_5f_центр_5f_11_5f_гост"><draw:frame draw:style-name="Mfr8" draw:name="Врезка85" text:anchor-type="paragraph" svg:x="-2cm" svg:y="-4.553cm" svg:width="2cm" svg:height="6.5cm" draw:z-index="0"><draw:text-box><table:table table:name="Таблица84" table:style-name="Таблица84"><table:table-column table:style-name="Таблица84.A"/><table:table-column table:style-name="Таблица84.B"/><table:table-row table:style-name="Таблица84.1"><table:table-cell table:style-name="Таблица84.A1" office:value-type="string"><text:p text:style-name="Штамп_5f_центр_5f_12_5f_гост_5f_90град">Согласовано</text:p></table:table-cell><table:table-cell><table:table table:is-sub-table="true"><table:table-column table:style-name="Таблица84.B1.1" table:number-columns-repeated="3"/><table:table-row table:style-name="Таблица84.B1.1"><table:table-cell table:style-name="Таблица84.B1.2.1" office:value-type="string"><text:p text:style-name="Штамп_5f_центр_5f_12_5f_гост_5f_90град"/></table:table-cell><table:table-cell table:style-name="Таблица84.B1.2.1" office:value-type="string"><text:p text:style-name="Штамп_5f_центр_5f_12_5f_гост_5f_90град"/></table:table-cell><table:table-cell table:style-name="Таблица84.B1.3.1" office:value-type="string"><text:p text:style-name="Штамп_5f_центр_5f_12_5f_гост_5f_90град"/></table:table-cell></table:table-row><table:table-row table:style-name="Таблица84.B1.2"><table:table-cell table:style-name="Таблица84.B1.2.4" office:value-type="string"><text:p text:style-name="Штамп_5f_центр_5f_12_5f_гост_5f_90град"/></table:table-cell><table:table-cell table:style-name="Таблица84.B1.2.4" office:value-type="string"><text:p text:style-name="Штамп_5f_центр_5f_12_5f_гост_5f_90град"/></table:table-cell><table:table-cell table:style-name="Таблица84.B1.3.4" office:value-type="string"><text:p text:style-name="Штамп_5f_центр_5f_12_5f_гост_5f_90град"/></table:table-cell></table:table-row><table:table-row table:style-name="Таблица84.B1.3"><table:table-cell table:style-name="Таблица84.B1.2.4" office:value-type="string"><text:p text:style-name="Штамп_5f_центр_5f_12_5f_гост_5f_90град"/></table:table-cell><table:table-cell table:style-name="Таблица84.B1.2.4" office:value-type="string"><text:p text:style-name="Штамп_5f_центр_5f_12_5f_гост_5f_90град"/></table:table-cell><table:table-cell table:style-name="Таблица84.B1.3.4" office:value-type="string"><text:p text:style-name="Штамп_5f_центр_5f_12_5f_гост_5f_90град"/></table:table-cell></table:table-row><table:table-row table:style-name="Таблица84.B1.3"><table:table-cell table:style-name="Таблица84.B1.2.4" office:value-type="string"><text:p text:style-name="Штамп_5f_центр_5f_12_5f_гост_5f_90град"/></table:table-cell><table:table-cell table:style-name="Таблица84.B1.2.4" office:value-type="string"><text:p text:style-name="Штамп_5f_центр_5f_12_5f_гост_5f_90град"/></table:table-cell><table:table-cell table:style-name="Таблица84.B1.3.4" office:value-type="string"><text:p text:style-name="Штамп_5f_центр_5f_12_5f_гост_5f_90град"/></table:table-cell></table:table-row></table:table></table:table-cell></table:table-row></table:table><text:p text:style-name="Frame_20_contents"/></draw:text-box></draw:frame>Утв</text:p></table:table-cell><table:table-cell table:style-name="Таблица39.A1.1.1" office:value-type="string"><text:p text:style-name="Штамп_5f_центр_5f_11_5f_гост"/></table:table-cell><table:table-cell table:style-name="Таблица39.A1.1.1" office:value-type="string"><text:p text:style-name="Штамп_5f_центр_5f_11_5f_гост"/></table:table-cell><table:table-cell table:style-name="Таблица39.A1.4.1" office:value-type="string"><text:p text:style-name="Штамп_5f_центр_5f_11_5f_гост"/></table:table-cell></table:table-row><table:table-row table:style-name="Таблица39.A1.1"><table:table-cell table:style-name="Таблица39.A1.1.2" office:value-type="string"><text:p text:style-name="Штамп_5f_центр_5f_11_5f_гост">ГИП</text:p></table:table-cell><table:table-cell table:style-name="Таблица39.A1.1.2" office:value-type="string"><text:p text:style-name="Штамп_5f_центр_5f_11_5f_гост"/></table:table-cell><table:table-cell table:style-name="Таблица39.A1.1.2" office:value-type="string"><text:p text:style-name="Штамп_5f_центр_5f_11_5f_гост"/></table:table-cell><table:table-cell table:style-name="Таблица39.A1.4.2" office:value-type="string"><text:p text:style-name="Штамп_5f_центр_5f_11_5f_гост"/></table:table-cell></table:table-row><table:table-row table:style-name="Таблица39.A1.1"><table:table-cell table:style-name="Таблица39.A1.1.2" office:value-type="string"><text:p text:style-name="Штамп_5f_центр_5f_11_5f_гост">Составил</text:p></table:table-cell><table:table-cell table:style-name="Таблица39.A1.1.2" office:value-type="string"><text:p text:style-name="Штамп_5f_центр_5f_11_5f_гост"/></table:table-cell><table:table-cell table:style-name="Таблица39.A1.1.2" office:value-type="string"><text:p text:style-name="Штамп_5f_центр_5f_11_5f_гост"/></table:table-cell><table:table-cell table:style-name="Таблица39.A1.4.2" office:value-type="string"><text:p text:style-name="Штамп_5f_центр_5f_11_5f_гост"/></table:table-cell></table:table-row><table:table-row table:style-name="Таблица39.A1.1"><table:table-cell table:style-name="Таблица39.A1.1.2" office:value-type="string"><text:p text:style-name="Штамп_5f_центр_5f_11_5f_гост">Изм.внёс</text:p></table:table-cell><table:table-cell table:style-name="Таблица39.A1.1.2" office:value-type="string"><text:p text:style-name="Штамп_5f_центр_5f_11_5f_гост"/></table:table-cell><table:table-cell table:style-name="Таблица39.A1.1.2" office:value-type="string"><text:p text:style-name="Штамп_5f_центр_5f_11_5f_гост"/></table:table-cell><table:table-cell table:style-name="Таблица39.A1.4.2" office:value-type="string"><text:p text:style-name="Штамп_5f_центр_5f_11_5f_гост"/></table:table-cell></table:table-row></table:table></table:table-cell><table:table-cell table:style-name="Таблица39.A1.1.1" office:value-type="string"><text:p text:style-name="Штамп_5f_центр_5f_20_5f_гост"><text:user-field-get text:name="Код_проекта">КИА БУК</text:user-field-get></text:p></table:table-cell><table:table-cell><table:table table:is-sub-table="true"><table:table-column table:style-name="Таблица39.A1.4"/><table:table-column table:style-name="Таблица39.C1.2"/><table:table-row table:style-name="Таблица39.C1.1"><table:table-cell table:style-name="Таблица39.A1.1.1" office:value-type="string"><text:p text:style-name="Штамп_5f_центр_5f_12_5f_гост">Лист</text:p></table:table-cell><table:table-cell table:style-name="Таблица39.A1.4.1" office:value-type="string"><text:p text:style-name="Штамп_5f_центр_5f_12_5f_гост">Листов</text:p></table:table-cell></table:table-row><table:table-row><table:table-cell table:style-name="Таблица39.A1.1.2" office:value-type="string"><text:p text:style-name="Штамп_5f_центр_5f_12_5f_гост"/></table:table-cell><table:table-cell table:style-name="Таблица39.A1.4.2" office:value-type="string"><text:p text:style-name="Штамп_5f_центр_5f_12_5f_гост"/></table:table-cell></table:table-row></table:table></table:table-cell></table:table-row></table:table><text:p text:style-name="Frame_20_contents"/></draw:text-box></draw:frame></text:p>
      </style:footer>
    </style:master-page>
    <style:master-page style:name="A4_5f_форма6_5f_доп1_5f_согл_5f_табл" style:display-name="A4_форма6_доп1_согл_табл" style:page-layout-name="Mpm24">
      <style:footer>
        <text:p text:style-name="Footer"><draw:frame draw:style-name="Mfr2" draw:name="Врезка86" text:anchor-type="paragraph" svg:x="2cm" svg:y="27.67cm" svg:width="18.5cm" svg:height="1.529cm" draw:z-index="0"><draw:text-box><table:table table:name="Таблица85" table:style-name="Таблица85"><table:table-column table:style-name="Таблица85.A"/><table:table-column table:style-name="Таблица85.B"/><table:table-column table:style-name="Таблица85.C"/><table:table-row><table:table-cell><table:table table:is-sub-table="true"><table:table-column table:style-name="Таблица85.A1.1"/><table:table-column table:style-name="Таблица85.A1.2" table:number-columns-repeated="3"/><table:table-column table:style-name="Таблица85.A1.5"/><table:table-column table:style-name="Таблица85.A1.6"/><table:table-row table:style-name="Таблица85.A1.1"><table:table-cell table:style-name="Таблица85.A1.1.1" office:value-type="string"><text:p text:style-name="Штамп_5f_центр_5f_11_5f_гост"><draw:frame draw:style-name="Mfr1" draw:name="Врезка87" text:anchor-type="paragraph" svg:x="0.82cm" svg:y="20.669cm" svg:width="1.199cm" svg:height="8.53cm" draw:z-index="0"><draw:text-box><table:table table:name="Таблица86" table:style-name="Таблица86"><table:table-column table:style-name="Таблица86.A"/><table:table-column table:style-name="Таблица86.B"/><table:table-row table:style-name="Таблица86.1"><table:table-cell table:style-name="Таблица86.A1" office:value-type="string"><text:p text:style-name="Штамп_5f_центр_5f_12_5f_гост_5f_90град">Взам. инв. №</text:p></table:table-cell><table:table-cell table:style-name="Таблица86.B1" office:value-type="string"><text:p text:style-name="Штамп_5f_центр_5f_12_5f_гост_5f_90град"><text:user-field-get text:name="Взамен_инв_номера"/></text:p></table:table-cell></table:table-row><table:table-row table:style-name="Таблица86.2"><table:table-cell table:style-name="Таблица86.A2" office:value-type="string"><text:p text:style-name="Штамп_5f_центр_5f_12_5f_гост_5f_90град">Подп. и дата</text:p></table:table-cell><table:table-cell table:style-name="Таблица86.B2" office:value-type="string"><text:p text:style-name="Штамп_5f_центр_5f_12_5f_гост_5f_90град"><text:user-field-get text:name="Дата"/> </text:p></table:table-cell></table:table-row><table:table-row table:style-name="Таблица86.1"><table:table-cell table:style-name="Таблица86.A2" office:value-type="string"><text:p text:style-name="Штамп_5f_центр_5f_12_5f_гост_5f_90град">Инв. № подл</text:p></table:table-cell><table:table-cell table:style-name="Таблица86.B3" office:value-type="string"><text:p text:style-name="Штамп_5f_центр_5f_12_5f_гост_5f_90град"><text:user-field-get text:name="Инвентарный_номер"/></text:p></table:table-cell></table:table-row></table:table><text:p text:style-name="MP3"/></draw:text-box></draw:frame><draw:frame draw:style-name="Mfr3" draw:name="Врезка88" text:anchor-type="paragraph" svg:x="0.011cm" svg:y="14.199cm" svg:width="2cm" svg:height="6.5cm" draw:z-index="0"><draw:text-box><table:table table:name="Таблица87" table:style-name="Таблица87"><table:table-column table:style-name="Таблица87.A"/><table:table-column table:style-name="Таблица87.B"/><table:table-row table:style-name="Таблица87.1"><table:table-cell table:style-name="Таблица87.A1" office:value-type="string"><text:p text:style-name="Штамп_5f_центр_5f_12_5f_гост_5f_90град">Согласовано</text:p></table:table-cell><table:table-cell><table:table table:is-sub-table="true"><table:table-column table:style-name="Таблица87.B1.1" table:number-columns-repeated="3"/><table:table-row table:style-name="Таблица87.B1.1"><table:table-cell table:style-name="Таблица87.B1.2.1" office:value-type="string"><text:p text:style-name="Штамп_5f_центр_5f_12_5f_гост_5f_90град"/></table:table-cell><table:table-cell table:style-name="Таблица87.B1.2.1" office:value-type="string"><text:p text:style-name="Штамп_5f_центр_5f_12_5f_гост_5f_90град"/></table:table-cell><table:table-cell table:style-name="Таблица87.B1.3.1" office:value-type="string"><text:p text:style-name="Штамп_5f_центр_5f_12_5f_гост_5f_90град"/></table:table-cell></table:table-row><table:table-row table:style-name="Таблица87.B1.2"><table:table-cell table:style-name="Таблица87.B1.2.4" office:value-type="string"><text:p text:style-name="Штамп_5f_центр_5f_12_5f_гост_5f_90град"/></table:table-cell><table:table-cell table:style-name="Таблица87.B1.2.4" office:value-type="string"><text:p text:style-name="Штамп_5f_центр_5f_12_5f_гост_5f_90град"/></table:table-cell><table:table-cell table:style-name="Таблица87.B1.3.4" office:value-type="string"><text:p text:style-name="Штамп_5f_центр_5f_12_5f_гост_5f_90град"/></table:table-cell></table:table-row><table:table-row table:style-name="Таблица87.B1.3"><table:table-cell table:style-name="Таблица87.B1.2.4" office:value-type="string"><text:p text:style-name="Штамп_5f_центр_5f_12_5f_гост_5f_90град"/></table:table-cell><table:table-cell table:style-name="Таблица87.B1.2.4" office:value-type="string"><text:p text:style-name="Штамп_5f_центр_5f_12_5f_гост_5f_90град"/></table:table-cell><table:table-cell table:style-name="Таблица87.B1.3.4" office:value-type="string"><text:p text:style-name="Штамп_5f_центр_5f_12_5f_гост_5f_90град"/></table:table-cell></table:table-row><table:table-row table:style-name="Таблица87.B1.3"><table:table-cell table:style-name="Таблица87.B1.2.4" office:value-type="string"><text:p text:style-name="Штамп_5f_центр_5f_12_5f_гост_5f_90град"/></table:table-cell><table:table-cell table:style-name="Таблица87.B1.2.4" office:value-type="string"><text:p text:style-name="Штамп_5f_центр_5f_12_5f_гост_5f_90град"/></table:table-cell><table:table-cell table:style-name="Таблица87.B1.3.4" office:value-type="string"><text:p text:style-name="Штамп_5f_центр_5f_12_5f_гост_5f_90град"/></table:table-cell></table:table-row></table:table></table:table-cell></table:table-row></table:table><text:p text:style-name="Frame_20_contents"/></draw:text-box></draw:frame></text:p></table:table-cell><table:table-cell table:style-name="Таблица85.A1.1.1" office:value-type="string"><text:p text:style-name="Штамп_5f_центр_5f_11_5f_гост"/></table:table-cell><table:table-cell table:style-name="Таблица85.A1.1.1" office:value-type="string"><text:p text:style-name="Штамп_5f_центр_5f_11_5f_гост"/></table:table-cell><table:table-cell table:style-name="Таблица85.A1.1.1" office:value-type="string"><text:p text:style-name="Штамп_5f_центр_5f_11_5f_гост"/></table:table-cell><table:table-cell table:style-name="Таблица85.A1.1.1" office:value-type="string"><text:p text:style-name="Штамп_5f_центр_5f_11_5f_гост"/></table:table-cell><table:table-cell table:style-name="Таблица85.A1.1.1" office:value-type="string"><text:p text:style-name="Штамп_5f_центр_5f_11_5f_гост"/></table:table-cell></table:table-row><table:table-row table:style-name="Таблица85.A1.1"><table:table-cell table:style-name="Таблица85.A1.1.2" office:value-type="string"><text:p text:style-name="Штамп_5f_центр_5f_11_5f_гост"/></table:table-cell><table:table-cell table:style-name="Таблица85.A1.1.2" office:value-type="string"><text:p text:style-name="Штамп_5f_центр_5f_11_5f_гост"/></table:table-cell><table:table-cell table:style-name="Таблица85.A1.1.2" office:value-type="string"><text:p text:style-name="Штамп_5f_центр_5f_11_5f_гост"/></table:table-cell><table:table-cell table:style-name="Таблица85.A1.1.2" office:value-type="string"><text:p text:style-name="Штамп_5f_центр_5f_11_5f_гост"/></table:table-cell><table:table-cell table:style-name="Таблица85.A1.1.2" office:value-type="string"><text:p text:style-name="Штамп_5f_центр_5f_11_5f_гост"/></table:table-cell><table:table-cell table:style-name="Таблица85.A1.1.2" office:value-type="string"><text:p text:style-name="Штамп_5f_центр_5f_11_5f_гост"/></table:table-cell></table:table-row><table:table-row table:style-name="Таблица85.A1.1"><table:table-cell table:style-name="Таблица85.A1.1.2" office:value-type="string"><text:p text:style-name="Штамп_5f_центр_5f_11_5f_гост">Изм.</text:p></table:table-cell><table:table-cell table:style-name="Таблица85.A1.1.2" office:value-type="string"><text:p text:style-name="Штамп_5f_центр_5f_11_5f_гост">Кол.уч.</text:p></table:table-cell><table:table-cell table:style-name="Таблица85.A1.1.2" office:value-type="string"><text:p text:style-name="Штамп_5f_центр_5f_11_5f_гост">Лист</text:p></table:table-cell><table:table-cell table:style-name="Таблица85.A1.1.2" office:value-type="string"><text:p text:style-name="Штамп_5f_центр_5f_11_5f_гост">№ док.</text:p></table:table-cell><table:table-cell table:style-name="Таблица85.A1.1.2" office:value-type="string"><text:p text:style-name="Штамп_5f_центр_5f_11_5f_гост">Подп</text:p></table:table-cell><table:table-cell table:style-name="Таблица85.A1.1.2" office:value-type="string"><text:p text:style-name="Штамп_5f_центр_5f_11_5f_гост">Дата</text:p></table:table-cell></table:table-row></table:table></table:table-cell><table:table-cell table:style-name="Таблица85.A1.1.1" office:value-type="string"><text:p text:style-name="Штамп_5f_центр_5f_20_5f_гост"><text:user-field-get text:name="Код_проекта">КИА БУК</text:user-field-get></text:p></table:table-cell><table:table-cell><table:table table:is-sub-table="true"><table:table-column table:style-name="Таблица85.C"/><table:table-row table:style-name="Таблица85.A1.1"><table:table-cell table:style-name="Таблица85.C1.1.1" office:value-type="string"><text:p text:style-name="Штамп_5f_центр_5f_12_5f_гост">Лист</text:p></table:table-cell></table:table-row><table:table-row table:style-name="Таблица85.C1.2"><table:table-cell table:style-name="Таблица85.C1.1.2" office:value-type="string"><text:p text:style-name="Штамп_5f_центр_5f_12_5f_гост"><text:user-field-get text:name="Номер_листа"/><text:page-number text:select-page="current">0</text:page-number></text:p></table:table-cell></table:table-row></table:table></table:table-cell></table:table-row></table:table><text:p text:style-name="Frame_20_contents"/></draw:text-box></draw:frame></text:p>
      </style:footer>
    </style:master-page>
    <style:master-page style:name="A1_5f_форма3_5f_доп1_5f_табл" style:display-name="A1_форма3_доп1_табл" style:page-layout-name="Mpm25" style:next-style-name="A1_5f_форма6_5f_доп1_5f_табл">
      <style:footer>
        <text:p text:style-name="Footer"><draw:frame draw:style-name="Mfr6" draw:name="Врезка38" text:anchor-type="paragraph" svg:x="62.923cm" svg:y="-0.494cm" svg:width="18.5cm" svg:height="5.53cm" draw:z-index="0"><draw:text-box><table:table table:name="Таблица40" table:style-name="Таблица40"><table:table-column table:style-name="Таблица40.A"/><table:table-column table:style-name="Таблица40.B"/><table:table-column table:style-name="Таблица40.C"/><table:table-row><table:table-cell><table:table table:is-sub-table="true"><table:table-column table:style-name="Таблица40.A1.1"/><table:table-column table:style-name="Таблица40.A1.2" table:number-columns-repeated="3"/><table:table-column table:style-name="Таблица40.A1.5"/><table:table-column table:style-name="Таблица40.A1.6"/><table:table-row table:style-name="Таблица40.A1.1"><table:table-cell table:style-name="Таблица40.A1.1.1" office:value-type="string"><text:p text:style-name="Штамп_5f_центр_5f_11_5f_гост"><draw:frame draw:style-name="Mfr1" draw:name="Врезка40" text:anchor-type="paragraph" svg:x="0.82cm" svg:y="50.37cm" svg:width="1.199cm" svg:height="8.53cm" draw:z-index="0"><draw:text-box><table:table table:name="Таблица81" table:style-name="Таблица81"><table:table-column table:style-name="Таблица81.A"/><table:table-column table:style-name="Таблица81.B"/><table:table-row table:style-name="Таблица81.1"><table:table-cell table:style-name="Таблица81.A1" office:value-type="string"><text:p text:style-name="Штамп_5f_центр_5f_12_5f_гост_5f_90град">Взам. инв. №</text:p></table:table-cell><table:table-cell table:style-name="Таблица81.B1" office:value-type="string"><text:p text:style-name="Штамп_5f_центр_5f_12_5f_гост_5f_90град"><text:user-field-get text:name="Взамен_инв_номера"/></text:p></table:table-cell></table:table-row><table:table-row table:style-name="Таблица81.2"><table:table-cell table:style-name="Таблица81.A2" office:value-type="string"><text:p text:style-name="Штамп_5f_центр_5f_12_5f_гост_5f_90град">Подп. и дата</text:p></table:table-cell><table:table-cell table:style-name="Таблица81.B2" office:value-type="string"><text:p text:style-name="Штамп_5f_центр_5f_12_5f_гост_5f_90град"><text:user-field-get text:name="Дата"/> </text:p></table:table-cell></table:table-row><table:table-row table:style-name="Таблица81.1"><table:table-cell table:style-name="Таблица81.A2" office:value-type="string"><text:p text:style-name="Штамп_5f_центр_5f_12_5f_гост_5f_90град">Инв. № подл</text:p></table:table-cell><table:table-cell table:style-name="Таблица81.B3" office:value-type="string"><text:p text:style-name="Штамп_5f_центр_5f_12_5f_гост_5f_90град"><text:user-field-get text:name="Инвентарный_номер"/></text:p></table:table-cell></table:table-row></table:table><text:p text:style-name="MP3"/></draw:text-box></draw:frame><draw:frame draw:style-name="Mfr3" draw:name="Врезка97" text:anchor-type="paragraph" svg:x="0.011cm" svg:y="43.891cm" svg:width="2cm" svg:height="6.5cm" draw:z-index="0"><draw:text-box><table:table table:name="Таблица96" table:style-name="Таблица96"><table:table-column table:style-name="Таблица96.A"/><table:table-column table:style-name="Таблица96.B"/><table:table-row table:style-name="Таблица96.1"><table:table-cell table:style-name="Таблица96.A1" office:value-type="string"><text:p text:style-name="Штамп_5f_центр_5f_12_5f_гост_5f_90град">Согласовано</text:p></table:table-cell><table:table-cell><table:table table:is-sub-table="true"><table:table-column table:style-name="Таблица96.B1.1" table:number-columns-repeated="3"/><table:table-row table:style-name="Таблица96.B1.1"><table:table-cell table:style-name="Таблица96.B1.2.1" office:value-type="string"><text:p text:style-name="Штамп_5f_центр_5f_12_5f_гост_5f_90град"/></table:table-cell><table:table-cell table:style-name="Таблица96.B1.2.1" office:value-type="string"><text:p text:style-name="Штамп_5f_центр_5f_12_5f_гост_5f_90град"/></table:table-cell><table:table-cell table:style-name="Таблица96.B1.3.1" office:value-type="string"><text:p text:style-name="Штамп_5f_центр_5f_12_5f_гост_5f_90град"/></table:table-cell></table:table-row><table:table-row table:style-name="Таблица96.B1.2"><table:table-cell table:style-name="Таблица96.B1.2.4" office:value-type="string"><text:p text:style-name="Штамп_5f_центр_5f_12_5f_гост_5f_90град"/></table:table-cell><table:table-cell table:style-name="Таблица96.B1.2.4" office:value-type="string"><text:p text:style-name="Штамп_5f_центр_5f_12_5f_гост_5f_90град"/></table:table-cell><table:table-cell table:style-name="Таблица96.B1.3.4" office:value-type="string"><text:p text:style-name="Штамп_5f_центр_5f_12_5f_гост_5f_90град"/></table:table-cell></table:table-row><table:table-row table:style-name="Таблица96.B1.3"><table:table-cell table:style-name="Таблица96.B1.2.4" office:value-type="string"><text:p text:style-name="Штамп_5f_центр_5f_12_5f_гост_5f_90град"/></table:table-cell><table:table-cell table:style-name="Таблица96.B1.2.4" office:value-type="string"><text:p text:style-name="Штамп_5f_центр_5f_12_5f_гост_5f_90град"/></table:table-cell><table:table-cell table:style-name="Таблица96.B1.3.4" office:value-type="string"><text:p text:style-name="Штамп_5f_центр_5f_12_5f_гост_5f_90град"/></table:table-cell></table:table-row><table:table-row table:style-name="Таблица96.B1.3"><table:table-cell table:style-name="Таблица96.B1.2.4" office:value-type="string"><text:p text:style-name="Штамп_5f_центр_5f_12_5f_гост_5f_90град"/></table:table-cell><table:table-cell table:style-name="Таблица96.B1.2.4" office:value-type="string"><text:p text:style-name="Штамп_5f_центр_5f_12_5f_гост_5f_90град"/></table:table-cell><table:table-cell table:style-name="Таблица96.B1.3.4" office:value-type="string"><text:p text:style-name="Штамп_5f_центр_5f_12_5f_гост_5f_90град"/></table:table-cell></table:table-row></table:table></table:table-cell></table:table-row></table:table><text:p text:style-name="Frame_20_contents"/></draw:text-box></draw:frame><text:user-field-get text:name="Приложений"/></text:p></table:table-cell><table:table-cell table:style-name="Таблица40.A1.1.1" office:value-type="string"><text:p text:style-name="Штамп_5f_центр_5f_11_5f_гост"><text:page-count>6</text:page-count></text:p></table:table-cell><table:table-cell table:style-name="Таблица40.A1.1.1" office:value-type="string"><text:p text:style-name="Штамп_5f_центр_5f_11_5f_гост"/></table:table-cell><table:table-cell table:style-name="Таблица40.A1.1.1" office:value-type="string"><text:p text:style-name="Штамп_5f_центр_5f_11_5f_гост"/></table:table-cell><table:table-cell table:style-name="Таблица40.A1.1.1" office:value-type="string"><text:p text:style-name="Штамп_5f_центр_5f_11_5f_гост"/></table:table-cell><table:table-cell table:style-name="Таблица40.A1.1.1" office:value-type="string"><text:p text:style-name="Штамп_5f_центр_5f_11_5f_гост"/></table:table-cell></table:table-row><table:table-row table:style-name="Таблица40.A1.1"><table:table-cell table:style-name="Таблица40.A1.1.2" office:value-type="string"><text:p text:style-name="Штамп_5f_центр_5f_11_5f_гост"/></table:table-cell><table:table-cell table:style-name="Таблица40.A1.1.2" office:value-type="string"><text:p text:style-name="Штамп_5f_центр_5f_11_5f_гост"/></table:table-cell><table:table-cell table:style-name="Таблица40.A1.1.2" office:value-type="string"><text:p text:style-name="Штамп_5f_центр_5f_11_5f_гост"/></table:table-cell><table:table-cell table:style-name="Таблица40.A1.1.2" office:value-type="string"><text:p text:style-name="Штамп_5f_центр_5f_11_5f_гост"/></table:table-cell><table:table-cell table:style-name="Таблица40.A1.1.2" office:value-type="string"><text:p text:style-name="Штамп_5f_центр_5f_11_5f_гост"/></table:table-cell><table:table-cell table:style-name="Таблица40.A1.1.2" office:value-type="string"><text:p text:style-name="Штамп_5f_центр_5f_11_5f_гост"/></table:table-cell></table:table-row><table:table-row table:style-name="Таблица40.A1.1"><table:table-cell table:style-name="Таблица40.A1.1.2" office:value-type="string"><text:p text:style-name="Штамп_5f_центр_5f_11_5f_гост"/></table:table-cell><table:table-cell table:style-name="Таблица40.A1.1.2" office:value-type="string"><text:p text:style-name="Штамп_5f_центр_5f_11_5f_гост"/></table:table-cell><table:table-cell table:style-name="Таблица40.A1.1.2" office:value-type="string"><text:p text:style-name="Штамп_5f_центр_5f_11_5f_гост"/></table:table-cell><table:table-cell table:style-name="Таблица40.A1.1.2" office:value-type="string"><text:p text:style-name="Штамп_5f_центр_5f_11_5f_гост"/></table:table-cell><table:table-cell table:style-name="Таблица40.A1.1.2" office:value-type="string"><text:p text:style-name="Штамп_5f_центр_5f_11_5f_гост"/></table:table-cell><table:table-cell table:style-name="Таблица40.A1.1.2" office:value-type="string"><text:p text:style-name="Штамп_5f_центр_5f_11_5f_гост"/></table:table-cell></table:table-row><table:table-row table:style-name="Таблица40.A1.1"><table:table-cell table:style-name="Таблица40.A1.1.2" office:value-type="string"><text:p text:style-name="Штамп_5f_центр_5f_11_5f_гост"/></table:table-cell><table:table-cell table:style-name="Таблица40.A1.1.2" office:value-type="string"><text:p text:style-name="Штамп_5f_центр_5f_11_5f_гост"/></table:table-cell><table:table-cell table:style-name="Таблица40.A1.1.2" office:value-type="string"><text:p text:style-name="Штамп_5f_центр_5f_11_5f_гост"/></table:table-cell><table:table-cell table:style-name="Таблица40.A1.1.2" office:value-type="string"><text:p text:style-name="Штамп_5f_центр_5f_11_5f_гост"/></table:table-cell><table:table-cell table:style-name="Таблица40.A1.1.2" office:value-type="string"><text:p text:style-name="Штамп_5f_центр_5f_11_5f_гост"/></table:table-cell><table:table-cell table:style-name="Таблица40.A1.1.2" office:value-type="string"><text:p text:style-name="Штамп_5f_центр_5f_11_5f_гост"/></table:table-cell></table:table-row><table:table-row table:style-name="Таблица40.A1.1"><table:table-cell table:style-name="Таблица40.A1.1.2" office:value-type="string"><text:p text:style-name="Штамп_5f_центр_5f_11_5f_гост">Изм.</text:p></table:table-cell><table:table-cell table:style-name="Таблица40.A1.1.2" office:value-type="string"><text:p text:style-name="Штамп_5f_центр_5f_11_5f_гост">Кол.уч.</text:p></table:table-cell><table:table-cell table:style-name="Таблица40.A1.1.2" office:value-type="string"><text:p text:style-name="Штамп_5f_центр_5f_11_5f_гост">Лист</text:p></table:table-cell><table:table-cell table:style-name="Таблица40.A1.1.2" office:value-type="string"><text:p text:style-name="Штамп_5f_центр_5f_11_5f_гост">№ док.</text:p></table:table-cell><table:table-cell table:style-name="Таблица40.A1.1.2" office:value-type="string"><text:p text:style-name="Штамп_5f_центр_5f_11_5f_гост">Подп</text:p></table:table-cell><table:table-cell table:style-name="Таблица40.A1.1.2" office:value-type="string"><text:p text:style-name="Штамп_5f_центр_5f_11_5f_гост">Дата</text:p></table:table-cell></table:table-row></table:table></table:table-cell><table:table-cell table:number-columns-spanned="2"><table:table table:is-sub-table="true"><table:table-column table:style-name="Таблица40.B1.1"/><table:table-row table:style-name="Таблица40.B1.1"><table:table-cell table:style-name="Таблица40.B1.1.1" office:value-type="string"><text:p text:style-name="Штамп_5f_центр_5f_20_5f_гост"><text:user-field-get text:name="Код_проекта">КИА БУК</text:user-field-get></text:p></table:table-cell></table:table-row><table:table-row table:style-name="Таблица40.B1.2"><table:table-cell table:style-name="Таблица40.B1.1.2" office:value-type="string"><text:p text:style-name="Штамп_5f_центр_5f_20_5f_гост"><text:user-field-get text:name="Название_проекта">Программное обеспечение контрольно-испытательной аппаратуры блока управления каналами.</text:user-field-get></text:p></table:table-cell></table:table-row></table:table></table:table-cell><table:covered-table-cell/></table:table-row><table:table-row><table:table-cell><table:table table:is-sub-table="true"><table:table-column table:style-name="Таблица40.A2.1"/><table:table-column table:style-name="Таблица40.A2.2"/><table:table-column table:style-name="Таблица40.A1.5"/><table:table-column table:style-name="Таблица40.A2.4"/><table:table-row table:style-name="Таблица40.A1.1"><table:table-cell table:style-name="Таблица40.A1.1.2" office:value-type="string"><text:p text:style-name="Штамп_5f_лево_5f_12_5f_гост"><text:s/><text:user-field-get text:name="Должность1"/></text:p></table:table-cell><table:table-cell table:style-name="Таблица40.A1.1.2" office:value-type="string"><text:p text:style-name="Штамп_5f_лево_5f_12_5f_гост"><text:s/><text:user-field-get text:name="Фамилия1"/></text:p></table:table-cell><table:table-cell table:style-name="Таблица40.A1.1.2" office:value-type="string"><text:p text:style-name="Штамп_5f_лево_5f_12_5f_гост"/></table:table-cell><table:table-cell table:style-name="Таблица40.A1.1.2" office:value-type="string"><text:p text:style-name="Штамп_5f_лево_5f_12_5f_гост"/></table:table-cell></table:table-row><table:table-row table:style-name="Таблица40.A1.1"><table:table-cell table:style-name="Таблица40.A1.1.2" office:value-type="string"><text:p text:style-name="Штамп_5f_лево_5f_12_5f_гост"><text:s/><text:user-field-get text:name="Должность2"/></text:p></table:table-cell><table:table-cell table:style-name="Таблица40.A1.1.2" office:value-type="string"><text:p text:style-name="Штамп_5f_лево_5f_12_5f_гост"><text:s/><text:user-field-get text:name="Фамилия2"/></text:p></table:table-cell><table:table-cell table:style-name="Таблица40.A1.1.2" office:value-type="string"><text:p text:style-name="Штамп_5f_лево_5f_12_5f_гост"/></table:table-cell><table:table-cell table:style-name="Таблица40.A1.1.2" office:value-type="string"><text:p text:style-name="Штамп_5f_лево_5f_12_5f_гост"/></table:table-cell></table:table-row><table:table-row table:style-name="Таблица40.A1.1"><table:table-cell table:style-name="Таблица40.A2.1.3" office:value-type="string"><text:p text:style-name="Штамп_5f_лево_5f_12_5f_гост"><text:s/><text:user-field-get text:name="Должность3"/></text:p></table:table-cell><table:table-cell table:style-name="Таблица40.A1.1.2" office:value-type="string"><text:p text:style-name="Штамп_5f_лево_5f_12_5f_гост"><text:s/><text:user-field-get text:name="Фамилия3"/></text:p></table:table-cell><table:table-cell table:style-name="Таблица40.A1.1.2" office:value-type="string"><text:p text:style-name="Штамп_5f_лево_5f_12_5f_гост"/></table:table-cell><table:table-cell table:style-name="Таблица40.A1.1.2" office:value-type="string"><text:p text:style-name="Штамп_5f_лево_5f_12_5f_гост"/></table:table-cell></table:table-row><table:table-row table:style-name="Таблица40.A1.1"><table:table-cell table:style-name="Таблица40.A1.1.2" office:value-type="string"><text:p text:style-name="Штамп_5f_лево_5f_12_5f_гост"><text:s/><text:user-field-get text:name="Должность4"/></text:p></table:table-cell><table:table-cell table:style-name="Таблица40.A1.1.2" office:value-type="string"><text:p text:style-name="Штамп_5f_лево_5f_12_5f_гост"><text:s/><text:user-field-get text:name="Фамилия4"/></text:p></table:table-cell><table:table-cell table:style-name="Таблица40.A1.1.2" office:value-type="string"><text:p text:style-name="Штамп_5f_лево_5f_12_5f_гост"/></table:table-cell><table:table-cell table:style-name="Таблица40.A1.1.2" office:value-type="string"><text:p text:style-name="Штамп_5f_лево_5f_12_5f_гост"/></table:table-cell></table:table-row><table:table-row table:style-name="Таблица40.A1.1"><table:table-cell><table:table table:is-sub-table="true"><table:table-column table:style-name="Таблица40.A2.1"/><table:table-row table:style-name="Таблица40.A1.1"><table:table-cell table:style-name="Таблица40.A1.1.2" office:value-type="string"><text:p text:style-name="Штамп_5f_лево_5f_12_5f_гост"><text:s/><text:user-field-get text:name="Должность5"/></text:p></table:table-cell></table:table-row><table:table-row table:style-name="Таблица40.A1.1"><table:table-cell table:style-name="Таблица40.A1.1.2" office:value-type="string"><text:p text:style-name="Штамп_5f_лево_5f_12_5f_гост"><text:s/><text:user-field-get text:name="Должность6"/></text:p></table:table-cell></table:table-row></table:table></table:table-cell><table:table-cell><table:table table:is-sub-table="true"><table:table-column table:style-name="Таблица40.A2.2"/><table:table-row table:style-name="Таблица40.A1.1"><table:table-cell table:style-name="Таблица40.A1.1.2" office:value-type="string"><text:p text:style-name="Штамп_5f_лево_5f_12_5f_гост"><text:s/><text:user-field-get text:name="Фамилия5"/></text:p></table:table-cell></table:table-row><table:table-row table:style-name="Таблица40.A1.1"><table:table-cell table:style-name="Таблица40.A1.1.2" office:value-type="string"><text:p text:style-name="Штамп_5f_лево_5f_12_5f_гост"><text:s/><text:user-field-get text:name="Фамилия6"/></text:p></table:table-cell></table:table-row></table:table></table:table-cell><table:table-cell><table:table table:is-sub-table="true"><table:table-column table:style-name="Таблица40.A1.5"/><table:table-row table:style-name="Таблица40.A1.1"><table:table-cell table:style-name="Таблица40.A1.1.2" office:value-type="string"><text:p text:style-name="Штамп_5f_лево_5f_12_5f_гост"/></table:table-cell></table:table-row><table:table-row table:style-name="Таблица40.A1.1"><table:table-cell table:style-name="Таблица40.A1.1.2" office:value-type="string"><text:p text:style-name="Штамп_5f_лево_5f_12_5f_гост"/></table:table-cell></table:table-row></table:table></table:table-cell><table:table-cell><table:table table:is-sub-table="true"><table:table-column table:style-name="Таблица40.A2.4"/><table:table-row table:style-name="Таблица40.A1.1"><table:table-cell table:style-name="Таблица40.A1.1.2" office:value-type="string"><text:p text:style-name="Штамп_5f_лево_5f_12_5f_гост"/></table:table-cell></table:table-row><table:table-row table:style-name="Таблица40.A1.1"><table:table-cell table:style-name="Таблица40.A1.1.2" office:value-type="string"><text:p text:style-name="Штамп_5f_лево_5f_12_5f_гост"/></table:table-cell></table:table-row></table:table></table:table-cell></table:table-row></table:table></table:table-cell><table:table-cell><table:table table:is-sub-table="true"><table:table-column table:style-name="Таблица40.B"/><table:table-row table:style-name="Таблица40.B1.2"><table:table-cell table:style-name="Таблица40.A1.1.1" office:value-type="string"><text:p text:style-name="Штамп_5f_центр_5f_16_5f_гост"><text:user-field-get text:name="Рамка_доп1"/></text:p></table:table-cell></table:table-row><table:table-row table:style-name="Таблица40.B1.2"><table:table-cell table:style-name="Таблица40.A1.1.2" office:value-type="string"><text:p text:style-name="Штамп_5f_центр_5f_16_5f_гост"><text:user-field-get text:name="Рамка_доп2"/></text:p></table:table-cell></table:table-row></table:table></table:table-cell><table:table-cell><table:table table:is-sub-table="true"><table:table-column table:style-name="Таблица40.A1.5"/><table:table-column table:style-name="Таблица40.C2.2"/><table:table-column table:style-name="Таблица40.C2.3"/><table:table-row table:style-name="Таблица40.A1.1"><table:table-cell table:style-name="Таблица40.A1.1.1" office:value-type="string"><text:p text:style-name="Штамп_5f_центр_5f_11_5f_гост">Стадия</text:p></table:table-cell><table:table-cell table:style-name="Таблица40.A1.1.1" office:value-type="string"><text:p text:style-name="Штамп_5f_центр_5f_11_5f_гост">Лист</text:p></table:table-cell><table:table-cell table:style-name="Таблица40.B1.1.1" office:value-type="string"><text:p text:style-name="Штамп_5f_центр_5f_11_5f_гост">Листов</text:p></table:table-cell></table:table-row><table:table-row table:style-name="Таблица40.B1.1"><table:table-cell table:style-name="Таблица40.A1.1.2" office:value-type="string"><text:p text:style-name="Штамп_5f_центр_5f_12_5f_гост"><text:user-field-get text:name="Стадия">Р</text:user-field-get></text:p></table:table-cell><table:table-cell table:style-name="Таблица40.A1.1.2" office:value-type="string"><text:p text:style-name="Штамп_5f_центр_5f_12_5f_гост"><text:user-field-get text:name="Номер_листа"/><text:page-number text:select-page="current">0</text:page-number></text:p></table:table-cell><table:table-cell table:style-name="Таблица40.C2.3.2" table:formula="ooow:&lt;A1.1.1&gt;+&lt;A1.2.1&gt;" office:value-type="float" office:value="6"><text:p text:style-name="Штамп_5f_центр_5f_12_5f_гост">6</text:p></table:table-cell></table:table-row><table:table-row table:style-name="Таблица40.B1.2"><table:table-cell table:style-name="Таблица40.B1.1.2" table:number-columns-spanned="3" office:value-type="string"><text:p text:style-name="Штамп_5f_центр_5f_12_5f_гост"><text:user-field-get text:name="Организация1строка">ИКИ РАН</text:user-field-get></text:p><text:p text:style-name="Штамп_5f_центр_5f_12_5f_гост"><text:user-field-get text:name="Организация2строка">г. Москва</text:user-field-get></text:p><text:p text:style-name="Штамп_5f_центр_5f_12_5f_гост"><text:user-field-get text:name="Организация3строка">2014 г. </text:user-field-get></text:p></table:table-cell><table:covered-table-cell/><table:covered-table-cell/></table:table-row></table:table></table:table-cell></table:table-row></table:table><text:p text:style-name="Frame_20_contents"/></draw:text-box></draw:frame></text:p>
      </style:footer>
    </style:master-page>
    <style:master-page style:name="A1_5f_форма6_5f_доп1_5f_табл" style:display-name="A1_форма6_доп1_табл" style:page-layout-name="Mpm26">
      <style:footer>
        <text:p text:style-name="Footer"><draw:frame draw:style-name="Mfr6" draw:name="Врезка82" text:anchor-type="paragraph" svg:x="62.921cm" svg:y="-0.494cm" svg:width="18.5cm" svg:height="1.529cm" draw:z-index="0"><draw:text-box><table:table table:name="Таблица82" table:style-name="Таблица82"><table:table-column table:style-name="Таблица82.A"/><table:table-column table:style-name="Таблица82.B"/><table:table-column table:style-name="Таблица82.C"/><table:table-row><table:table-cell><table:table table:is-sub-table="true"><table:table-column table:style-name="Таблица82.A1.1"/><table:table-column table:style-name="Таблица82.A1.2" table:number-columns-repeated="3"/><table:table-column table:style-name="Таблица82.A1.5"/><table:table-column table:style-name="Таблица82.A1.6"/><table:table-row table:style-name="Таблица82.A1.1"><table:table-cell table:style-name="Таблица82.A1.1.1" office:value-type="string"><text:p text:style-name="Штамп_5f_центр_5f_11_5f_гост"><draw:frame draw:style-name="Mfr1" draw:name="Врезка83" text:anchor-type="paragraph" svg:x="0.82cm" svg:y="50.37cm" svg:width="1.199cm" svg:height="8.53cm" draw:z-index="0"><draw:text-box><table:table table:name="Таблица83" table:style-name="Таблица83"><table:table-column table:style-name="Таблица83.A"/><table:table-column table:style-name="Таблица83.B"/><table:table-row table:style-name="Таблица83.1"><table:table-cell table:style-name="Таблица83.A1" office:value-type="string"><text:p text:style-name="Штамп_5f_центр_5f_12_5f_гост_5f_90град">Взам. инв. №</text:p></table:table-cell><table:table-cell table:style-name="Таблица83.B1" office:value-type="string"><text:p text:style-name="Штамп_5f_центр_5f_12_5f_гост_5f_90град"><text:user-field-get text:name="Взамен_инв_номера"/></text:p></table:table-cell></table:table-row><table:table-row table:style-name="Таблица83.2"><table:table-cell table:style-name="Таблица83.A2" office:value-type="string"><text:p text:style-name="Штамп_5f_центр_5f_12_5f_гост_5f_90град">Подп. и дата</text:p></table:table-cell><table:table-cell table:style-name="Таблица83.B2" office:value-type="string"><text:p text:style-name="Штамп_5f_центр_5f_12_5f_гост_5f_90град"><text:user-field-get text:name="Дата"/> </text:p></table:table-cell></table:table-row><table:table-row table:style-name="Таблица83.1"><table:table-cell table:style-name="Таблица83.A2" office:value-type="string"><text:p text:style-name="Штамп_5f_центр_5f_12_5f_гост_5f_90град">Инв. № подл</text:p></table:table-cell><table:table-cell table:style-name="Таблица83.B3" office:value-type="string"><text:p text:style-name="Штамп_5f_центр_5f_12_5f_гост_5f_90град"><text:user-field-get text:name="Инвентарный_номер"/></text:p></table:table-cell></table:table-row></table:table><text:p text:style-name="MP3"/></draw:text-box></draw:frame></text:p></table:table-cell><table:table-cell table:style-name="Таблица82.A1.1.1" office:value-type="string"><text:p text:style-name="Штамп_5f_центр_5f_11_5f_гост"/></table:table-cell><table:table-cell table:style-name="Таблица82.A1.1.1" office:value-type="string"><text:p text:style-name="Штамп_5f_центр_5f_11_5f_гост"/></table:table-cell><table:table-cell table:style-name="Таблица82.A1.1.1" office:value-type="string"><text:p text:style-name="Штамп_5f_центр_5f_11_5f_гост"/></table:table-cell><table:table-cell table:style-name="Таблица82.A1.1.1" office:value-type="string"><text:p text:style-name="Штамп_5f_центр_5f_11_5f_гост"/></table:table-cell><table:table-cell table:style-name="Таблица82.A1.1.1" office:value-type="string"><text:p text:style-name="Штамп_5f_центр_5f_11_5f_гост"/></table:table-cell></table:table-row><table:table-row table:style-name="Таблица82.A1.1"><table:table-cell table:style-name="Таблица82.A1.1.2" office:value-type="string"><text:p text:style-name="Штамп_5f_центр_5f_11_5f_гост"/></table:table-cell><table:table-cell table:style-name="Таблица82.A1.1.2" office:value-type="string"><text:p text:style-name="Штамп_5f_центр_5f_11_5f_гост"/></table:table-cell><table:table-cell table:style-name="Таблица82.A1.1.2" office:value-type="string"><text:p text:style-name="Штамп_5f_центр_5f_11_5f_гост"/></table:table-cell><table:table-cell table:style-name="Таблица82.A1.1.2" office:value-type="string"><text:p text:style-name="Штамп_5f_центр_5f_11_5f_гост"/></table:table-cell><table:table-cell table:style-name="Таблица82.A1.1.2" office:value-type="string"><text:p text:style-name="Штамп_5f_центр_5f_11_5f_гост"/></table:table-cell><table:table-cell table:style-name="Таблица82.A1.1.2" office:value-type="string"><text:p text:style-name="Штамп_5f_центр_5f_11_5f_гост"/></table:table-cell></table:table-row><table:table-row table:style-name="Таблица82.A1.1"><table:table-cell table:style-name="Таблица82.A1.1.2" office:value-type="string"><text:p text:style-name="Штамп_5f_центр_5f_11_5f_гост">Изм.</text:p></table:table-cell><table:table-cell table:style-name="Таблица82.A1.1.2" office:value-type="string"><text:p text:style-name="Штамп_5f_центр_5f_11_5f_гост">Кол.уч.</text:p></table:table-cell><table:table-cell table:style-name="Таблица82.A1.1.2" office:value-type="string"><text:p text:style-name="Штамп_5f_центр_5f_11_5f_гост">Лист</text:p></table:table-cell><table:table-cell table:style-name="Таблица82.A1.1.2" office:value-type="string"><text:p text:style-name="Штамп_5f_центр_5f_11_5f_гост">№ док.</text:p></table:table-cell><table:table-cell table:style-name="Таблица82.A1.1.2" office:value-type="string"><text:p text:style-name="Штамп_5f_центр_5f_11_5f_гост">Подп</text:p></table:table-cell><table:table-cell table:style-name="Таблица82.A1.1.2" office:value-type="string"><text:p text:style-name="Штамп_5f_центр_5f_11_5f_гост">Дата</text:p></table:table-cell></table:table-row></table:table></table:table-cell><table:table-cell table:style-name="Таблица82.A1.1.1" office:value-type="string"><text:p text:style-name="Штамп_5f_центр_5f_20_5f_гост"><text:user-field-get text:name="Код_проекта">КИА БУК</text:user-field-get></text:p></table:table-cell><table:table-cell><table:table table:is-sub-table="true"><table:table-column table:style-name="Таблица82.C"/><table:table-row table:style-name="Таблица82.A1.1"><table:table-cell table:style-name="Таблица82.C1.1.1" office:value-type="string"><text:p text:style-name="Штамп_5f_центр_5f_12_5f_гост">Лист</text:p></table:table-cell></table:table-row><table:table-row table:style-name="Таблица82.C1.2"><table:table-cell table:style-name="Таблица82.C1.1.2" office:value-type="string"><text:p text:style-name="Штамп_5f_центр_5f_12_5f_гост"><text:user-field-get text:name="Номер_листа"/><text:page-number text:select-page="current">0</text:page-number></text:p></table:table-cell></table:table-row></table:table></table:table-cell></table:table-row></table:table><text:p text:style-name="Frame_20_contents"/></draw:text-box></draw:frame></text:p>
      </style:footer>
    </style:master-page>
    <style:master-page style:name="A1_5f_форма5_5f_доп1_5f_согл_5f_табл" style:display-name="A1_форма5_доп1_согл_табл" style:page-layout-name="Mpm27" style:next-style-name="A1_5f_форма6_5f_доп1_5f_согл_5f_табл">
      <style:footer>
        <text:p text:style-name="Footer"><draw:frame draw:style-name="Mfr6" draw:name="Врезка84" text:anchor-type="paragraph" svg:x="62.95cm" svg:y="-0.49cm" svg:width="18.5cm" svg:height="4.03cm" draw:z-index="0"><draw:text-box><table:table table:name="Таблица38" table:style-name="Таблица38"><table:table-column table:style-name="Таблица38.A"/><table:table-column table:style-name="Таблица38.B"/><table:table-column table:style-name="Таблица38.C"/><table:table-row><table:table-cell><table:table table:is-sub-table="true"><table:table-column table:style-name="Таблица38.A1.1"/><table:table-column table:style-name="Таблица38.A1.2" table:number-columns-repeated="3"/><table:table-column table:style-name="Таблица38.A1.5"/><table:table-column table:style-name="Таблица38.A1.6"/><table:table-row table:style-name="Таблица38.A1.1"><table:table-cell table:style-name="Таблица38.A1.1.1" office:value-type="string"><text:p text:style-name="MP4"><draw:frame draw:style-name="Mfr1" draw:name="Врезка89" text:anchor-type="paragraph" svg:x="0.82cm" svg:y="50.37cm" svg:width="1.199cm" svg:height="8.53cm" draw:z-index="0"><draw:text-box><table:table table:name="Таблица88" table:style-name="Таблица88"><table:table-column table:style-name="Таблица88.A"/><table:table-column table:style-name="Таблица88.B"/><table:table-row table:style-name="Таблица88.1"><table:table-cell table:style-name="Таблица88.A1" office:value-type="string"><text:p text:style-name="Штамп_5f_центр_5f_12_5f_гост_5f_90град">Взам. инв. №</text:p></table:table-cell><table:table-cell table:style-name="Таблица88.B1" office:value-type="string"><text:p text:style-name="Штамп_5f_центр_5f_12_5f_гост_5f_90град"><text:user-field-get text:name="Взамен_инв_номера"/></text:p></table:table-cell></table:table-row><table:table-row table:style-name="Таблица88.2"><table:table-cell table:style-name="Таблица88.A2" office:value-type="string"><text:p text:style-name="Штамп_5f_центр_5f_12_5f_гост_5f_90град">Подп. и дата</text:p></table:table-cell><table:table-cell table:style-name="Таблица88.B2" office:value-type="string"><text:p text:style-name="Штамп_5f_центр_5f_12_5f_гост_5f_90град"><text:user-field-get text:name="Дата"/> </text:p></table:table-cell></table:table-row><table:table-row table:style-name="Таблица88.1"><table:table-cell table:style-name="Таблица88.A2" office:value-type="string"><text:p text:style-name="Штамп_5f_центр_5f_12_5f_гост_5f_90град">Инв. № подл</text:p></table:table-cell><table:table-cell table:style-name="Таблица88.B3" office:value-type="string"><text:p text:style-name="Штамп_5f_центр_5f_12_5f_гост_5f_90град"><text:user-field-get text:name="Инвентарный_номер"/></text:p></table:table-cell></table:table-row></table:table><text:p text:style-name="MP3"/></draw:text-box></draw:frame><text:user-field-get text:name="Приложений"/></text:p></table:table-cell><table:table-cell table:style-name="Таблица38.A1.1.1" office:value-type="string"><text:p text:style-name="MP4"><text:page-count>6</text:page-count></text:p></table:table-cell><table:table-cell table:style-name="Таблица38.A1.1.1" office:value-type="string"><text:p text:style-name="Штамп_5f_центр_5f_11_5f_гост"/></table:table-cell><table:table-cell table:style-name="Таблица38.A1.1.1" office:value-type="string"><text:p text:style-name="Штамп_5f_центр_5f_11_5f_гост"/></table:table-cell><table:table-cell table:style-name="Таблица38.A1.1.1" office:value-type="string"><text:p text:style-name="Штамп_5f_центр_5f_11_5f_гост"/></table:table-cell><table:table-cell table:style-name="Таблица38.A1.1.1" office:value-type="string"><text:p text:style-name="Штамп_5f_центр_5f_11_5f_гост"/></table:table-cell></table:table-row><table:table-row table:style-name="Таблица38.A1.1"><table:table-cell table:style-name="Таблица38.A1.1.2" office:value-type="string"><text:p text:style-name="Штамп_5f_центр_5f_11_5f_гост"/></table:table-cell><table:table-cell table:style-name="Таблица38.A1.1.2" office:value-type="string"><text:p text:style-name="Штамп_5f_центр_5f_11_5f_гост"/></table:table-cell><table:table-cell table:style-name="Таблица38.A1.1.2" office:value-type="string"><text:p text:style-name="Штамп_5f_центр_5f_11_5f_гост"/></table:table-cell><table:table-cell table:style-name="Таблица38.A1.1.2" office:value-type="string"><text:p text:style-name="Штамп_5f_центр_5f_11_5f_гост"/></table:table-cell><table:table-cell table:style-name="Таблица38.A1.1.2" office:value-type="string"><text:p text:style-name="Штамп_5f_центр_5f_11_5f_гост"/></table:table-cell><table:table-cell table:style-name="Таблица38.A1.1.2" office:value-type="string"><text:p text:style-name="Штамп_5f_центр_5f_11_5f_гост"/></table:table-cell></table:table-row><table:table-row table:style-name="Таблица38.A1.1"><table:table-cell table:style-name="Таблица38.A1.1.2" office:value-type="string"><text:p text:style-name="Штамп_5f_центр_5f_11_5f_гост">Изм.</text:p></table:table-cell><table:table-cell table:style-name="Таблица38.A1.1.2" office:value-type="string"><text:p text:style-name="Штамп_5f_центр_5f_11_5f_гост">Кол.уч.</text:p></table:table-cell><table:table-cell table:style-name="Таблица38.A1.1.2" office:value-type="string"><text:p text:style-name="Штамп_5f_центр_5f_11_5f_гост">Лист</text:p></table:table-cell><table:table-cell table:style-name="Таблица38.A1.1.2" office:value-type="string"><text:p text:style-name="Штамп_5f_центр_5f_11_5f_гост">№ док.</text:p></table:table-cell><table:table-cell table:style-name="Таблица38.A1.1.2" office:value-type="string"><text:p text:style-name="Штамп_5f_центр_5f_11_5f_гост">Подп</text:p></table:table-cell><table:table-cell table:style-name="Таблица38.A1.1.2" office:value-type="string"><text:p text:style-name="Штамп_5f_центр_5f_11_5f_гост">Дата</text:p></table:table-cell></table:table-row></table:table></table:table-cell><table:table-cell table:style-name="Таблица38.B1" table:number-columns-spanned="2" office:value-type="string"><text:p text:style-name="Штамп_5f_центр_5f_20_5f_гост"><text:user-field-get text:name="Код_проекта">КИА БУК</text:user-field-get></text:p></table:table-cell><table:covered-table-cell/></table:table-row><table:table-row><table:table-cell><table:table table:is-sub-table="true"><table:table-column table:style-name="Таблица38.A2.1"/><table:table-column table:style-name="Таблица38.A2.2"/><table:table-column table:style-name="Таблица38.A1.5"/><table:table-column table:style-name="Таблица38.A2.4"/><table:table-row table:style-name="Таблица38.A1.1"><table:table-cell table:style-name="Таблица38.A1.1.2" office:value-type="string"><text:p text:style-name="Штамп_5f_лево_5f_12_5f_гост"><text:s/><text:user-field-get text:name="Должность1"/></text:p></table:table-cell><table:table-cell table:style-name="Таблица38.A1.1.2" office:value-type="string"><text:p text:style-name="Штамп_5f_лево_5f_12_5f_гост"><text:s/><text:user-field-get text:name="Фамилия1"/></text:p></table:table-cell><table:table-cell table:style-name="Таблица38.A1.1.2" office:value-type="string"><text:p text:style-name="Штамп_5f_лево_5f_12_5f_гост"/></table:table-cell><table:table-cell table:style-name="Таблица38.A1.1.2" office:value-type="string"><text:p text:style-name="Штамп_5f_лево_5f_12_5f_гост"/></table:table-cell></table:table-row><table:table-row table:style-name="Таблица38.A1.1"><table:table-cell table:style-name="Таблица38.A1.1.2" office:value-type="string"><text:p text:style-name="Штамп_5f_лево_5f_12_5f_гост"><text:s/><text:user-field-get text:name="Должность2"/></text:p></table:table-cell><table:table-cell table:style-name="Таблица38.A1.1.2" office:value-type="string"><text:p text:style-name="Штамп_5f_лево_5f_12_5f_гост"><text:s/><text:user-field-get text:name="Фамилия2"/></text:p></table:table-cell><table:table-cell table:style-name="Таблица38.A1.1.2" office:value-type="string"><text:p text:style-name="Штамп_5f_лево_5f_12_5f_гост"/></table:table-cell><table:table-cell table:style-name="Таблица38.A1.1.2" office:value-type="string"><text:p text:style-name="Штамп_5f_лево_5f_12_5f_гост"/></table:table-cell></table:table-row><table:table-row table:style-name="Таблица38.A1.1"><table:table-cell table:style-name="Таблица38.A2.1.3" office:value-type="string"><text:p text:style-name="Штамп_5f_лево_5f_12_5f_гост"><text:s/><text:user-field-get text:name="Должность3"/></text:p></table:table-cell><table:table-cell table:style-name="Таблица38.A1.1.2" office:value-type="string"><text:p text:style-name="Штамп_5f_лево_5f_12_5f_гост"><text:s/><text:user-field-get text:name="Фамилия3"/></text:p></table:table-cell><table:table-cell table:style-name="Таблица38.A1.1.2" office:value-type="string"><text:p text:style-name="Штамп_5f_лево_5f_12_5f_гост"/></table:table-cell><table:table-cell table:style-name="Таблица38.A1.1.2" office:value-type="string"><text:p text:style-name="Штамп_5f_лево_5f_12_5f_гост"/></table:table-cell></table:table-row><table:table-row table:style-name="Таблица38.A1.1"><table:table-cell table:style-name="Таблица38.A1.1.2" office:value-type="string"><text:p text:style-name="Штамп_5f_лево_5f_12_5f_гост"><text:s/><text:user-field-get text:name="Должность4"/></text:p></table:table-cell><table:table-cell table:style-name="Таблица38.A1.1.2" office:value-type="string"><text:p text:style-name="Штамп_5f_лево_5f_12_5f_гост"><text:s/><text:user-field-get text:name="Фамилия4"/></text:p></table:table-cell><table:table-cell table:style-name="Таблица38.A1.1.2" office:value-type="string"><text:p text:style-name="Штамп_5f_лево_5f_12_5f_гост"/></table:table-cell><table:table-cell table:style-name="Таблица38.A1.1.2" office:value-type="string"><text:p text:style-name="Штамп_5f_лево_5f_12_5f_гост"/></table:table-cell></table:table-row><table:table-row table:style-name="Таблица38.A1.1"><table:table-cell table:style-name="Таблица38.A1.1.2" office:value-type="string"><text:p text:style-name="Штамп_5f_лево_5f_12_5f_гост"><draw:frame draw:style-name="Mfr3" draw:name="Врезка90" text:anchor-type="paragraph" svg:x="0.011cm" svg:y="43.891cm" svg:width="2cm" svg:height="6.5cm" draw:z-index="0"><draw:text-box><table:table table:name="Таблица89" table:style-name="Таблица89"><table:table-column table:style-name="Таблица89.A"/><table:table-column table:style-name="Таблица89.B"/><table:table-row table:style-name="Таблица89.1"><table:table-cell table:style-name="Таблица89.A1" office:value-type="string"><text:p text:style-name="Штамп_5f_центр_5f_12_5f_гост_5f_90град">Согласовано</text:p></table:table-cell><table:table-cell><table:table table:is-sub-table="true"><table:table-column table:style-name="Таблица89.B1.1" table:number-columns-repeated="3"/><table:table-row table:style-name="Таблица89.B1.1"><table:table-cell table:style-name="Таблица89.B1.2.1" office:value-type="string"><text:p text:style-name="Штамп_5f_центр_5f_12_5f_гост_5f_90град"/></table:table-cell><table:table-cell table:style-name="Таблица89.B1.2.1" office:value-type="string"><text:p text:style-name="Штамп_5f_центр_5f_12_5f_гост_5f_90град"/></table:table-cell><table:table-cell table:style-name="Таблица89.B1.3.1" office:value-type="string"><text:p text:style-name="Штамп_5f_центр_5f_12_5f_гост_5f_90град"/></table:table-cell></table:table-row><table:table-row table:style-name="Таблица89.B1.2"><table:table-cell table:style-name="Таблица89.B1.2.4" office:value-type="string"><text:p text:style-name="Штамп_5f_центр_5f_12_5f_гост_5f_90град"/></table:table-cell><table:table-cell table:style-name="Таблица89.B1.2.4" office:value-type="string"><text:p text:style-name="Штамп_5f_центр_5f_12_5f_гост_5f_90град"/></table:table-cell><table:table-cell table:style-name="Таблица89.B1.3.4" office:value-type="string"><text:p text:style-name="Штамп_5f_центр_5f_12_5f_гост_5f_90град"/></table:table-cell></table:table-row><table:table-row table:style-name="Таблица89.B1.3"><table:table-cell table:style-name="Таблица89.B1.2.4" office:value-type="string"><text:p text:style-name="Штамп_5f_центр_5f_12_5f_гост_5f_90град"/></table:table-cell><table:table-cell table:style-name="Таблица89.B1.2.4" office:value-type="string"><text:p text:style-name="Штамп_5f_центр_5f_12_5f_гост_5f_90град"/></table:table-cell><table:table-cell table:style-name="Таблица89.B1.3.4" office:value-type="string"><text:p text:style-name="Штамп_5f_центр_5f_12_5f_гост_5f_90град"/></table:table-cell></table:table-row><table:table-row table:style-name="Таблица89.B1.3"><table:table-cell table:style-name="Таблица89.B1.2.4" office:value-type="string"><text:p text:style-name="Штамп_5f_центр_5f_12_5f_гост_5f_90град"/></table:table-cell><table:table-cell table:style-name="Таблица89.B1.2.4" office:value-type="string"><text:p text:style-name="Штамп_5f_центр_5f_12_5f_гост_5f_90град"/></table:table-cell><table:table-cell table:style-name="Таблица89.B1.3.4" office:value-type="string"><text:p text:style-name="Штамп_5f_центр_5f_12_5f_гост_5f_90град"/></table:table-cell></table:table-row></table:table></table:table-cell></table:table-row></table:table><text:p text:style-name="Frame_20_contents"/></draw:text-box></draw:frame> <text:user-field-get text:name="Должность5"/></text:p></table:table-cell><table:table-cell table:style-name="Таблица38.A1.1.2" office:value-type="string"><text:p text:style-name="Штамп_5f_лево_5f_12_5f_гост"><text:s/><text:user-field-get text:name="Фамилия5"/></text:p></table:table-cell><table:table-cell table:style-name="Таблица38.A1.1.2" office:value-type="string"><text:p text:style-name="Штамп_5f_лево_5f_12_5f_гост"/></table:table-cell><table:table-cell table:style-name="Таблица38.A1.1.2" office:value-type="string"><text:p text:style-name="Штамп_5f_лево_5f_12_5f_гост"/></table:table-cell></table:table-row></table:table></table:table-cell><table:table-cell table:style-name="Таблица38.A1.1.1" office:value-type="string"><text:p text:style-name="Штамп_5f_центр_5f_16_5f_гост"><text:user-field-get text:name="Рамка_доп1"/></text:p></table:table-cell><table:table-cell><table:table table:is-sub-table="true"><table:table-column table:style-name="Таблица38.A1.5"/><table:table-column table:style-name="Таблица38.C2.2"/><table:table-column table:style-name="Таблица38.C2.3"/><table:table-row table:style-name="Таблица38.A1.1"><table:table-cell table:style-name="Таблица38.A1.1.1" office:value-type="string"><text:p text:style-name="Штамп_5f_центр_5f_11_5f_гост">Стадия</text:p></table:table-cell><table:table-cell table:style-name="Таблица38.A1.1.1" office:value-type="string"><text:p text:style-name="Штамп_5f_центр_5f_11_5f_гост">Лист</text:p></table:table-cell><table:table-cell table:style-name="Таблица38.B1" office:value-type="string"><text:p text:style-name="Штамп_5f_центр_5f_11_5f_гост">Листов</text:p></table:table-cell></table:table-row><table:table-row table:style-name="Таблица38.A1.1"><table:table-cell table:style-name="Таблица38.A1.1.2" office:value-type="string"><text:p text:style-name="Штамп_5f_центр_5f_12_5f_гост"><text:user-field-get text:name="Стадия">Р</text:user-field-get></text:p></table:table-cell><table:table-cell table:style-name="Таблица38.A1.1.2" office:value-type="string"><text:p text:style-name="Штамп_5f_центр_5f_12_5f_гост"><text:user-field-get text:name="Номер_листа"/><text:page-number text:select-page="current">0</text:page-number></text:p></table:table-cell><table:table-cell table:style-name="Таблица38.C2.3.2" table:formula="ooow:&lt;A1.1.1&gt;+&lt;A1.2.1&gt;" office:value-type="float" office:value="6"><text:p text:style-name="Штамп_5f_центр_5f_12_5f_гост">6</text:p></table:table-cell></table:table-row><table:table-row table:style-name="Таблица38.C2.3"><table:table-cell table:style-name="Таблица38.C2.1.3" table:number-columns-spanned="3" office:value-type="string"><text:p text:style-name="Штамп_5f_центр_5f_12_5f_гост"><text:user-field-get text:name="Организация1строка">ИКИ РАН</text:user-field-get></text:p><text:p text:style-name="Штамп_5f_центр_5f_12_5f_гост"><text:user-field-get text:name="Организация2строка">г. Москва</text:user-field-get></text:p><text:p text:style-name="Штамп_5f_центр_5f_12_5f_гост"><text:user-field-get text:name="Организация3строка">2014 г. </text:user-field-get></text:p></table:table-cell><table:covered-table-cell/><table:covered-table-cell/></table:table-row></table:table></table:table-cell></table:table-row></table:table><text:p text:style-name="Frame_20_contents"/></draw:text-box></draw:frame></text:p>
      </style:footer>
    </style:master-page>
    <style:master-page style:name="A1_5f_форма3_5f_доп1_5f_согл_5f_табл" style:display-name="A1_форма3_доп1_согл_табл" style:page-layout-name="Mpm25" style:next-style-name="A1_5f_форма6_5f_доп1_5f_согл_5f_табл">
      <style:footer>
        <text:p text:style-name="Footer"><draw:frame draw:style-name="Mfr6" draw:name="Врезка91" text:anchor-type="paragraph" svg:x="62.923cm" svg:y="-0.494cm" svg:width="18.5cm" svg:height="5.53cm" draw:z-index="0"><draw:text-box><table:table table:name="Таблица90" table:style-name="Таблица90"><table:table-column table:style-name="Таблица90.A"/><table:table-column table:style-name="Таблица90.B"/><table:table-column table:style-name="Таблица90.C"/><table:table-row><table:table-cell><table:table table:is-sub-table="true"><table:table-column table:style-name="Таблица90.A1.1"/><table:table-column table:style-name="Таблица90.A1.2" table:number-columns-repeated="3"/><table:table-column table:style-name="Таблица90.A1.5"/><table:table-column table:style-name="Таблица90.A1.6"/><table:table-row table:style-name="Таблица90.A1.1"><table:table-cell table:style-name="Таблица90.A1.1.1" office:value-type="string"><text:p text:style-name="Штамп_5f_центр_5f_11_5f_гост"><draw:frame draw:style-name="Mfr1" draw:name="Врезка92" text:anchor-type="paragraph" svg:x="0.82cm" svg:y="50.37cm" svg:width="1.199cm" svg:height="8.53cm" draw:z-index="0"><draw:text-box><table:table table:name="Таблица91" table:style-name="Таблица91"><table:table-column table:style-name="Таблица91.A"/><table:table-column table:style-name="Таблица91.B"/><table:table-row table:style-name="Таблица91.1"><table:table-cell table:style-name="Таблица91.A1" office:value-type="string"><text:p text:style-name="Штамп_5f_центр_5f_12_5f_гост_5f_90град">Взам. инв. №</text:p></table:table-cell><table:table-cell table:style-name="Таблица91.B1" office:value-type="string"><text:p text:style-name="Штамп_5f_центр_5f_12_5f_гост_5f_90град"><text:user-field-get text:name="Взамен_инв_номера"/></text:p></table:table-cell></table:table-row><table:table-row table:style-name="Таблица91.2"><table:table-cell table:style-name="Таблица91.A2" office:value-type="string"><text:p text:style-name="Штамп_5f_центр_5f_12_5f_гост_5f_90град">Подп. и дата</text:p></table:table-cell><table:table-cell table:style-name="Таблица91.B2" office:value-type="string"><text:p text:style-name="Штамп_5f_центр_5f_12_5f_гост_5f_90град"><text:user-field-get text:name="Дата"/> </text:p></table:table-cell></table:table-row><table:table-row table:style-name="Таблица91.1"><table:table-cell table:style-name="Таблица91.A2" office:value-type="string"><text:p text:style-name="Штамп_5f_центр_5f_12_5f_гост_5f_90град">Инв. № подл</text:p></table:table-cell><table:table-cell table:style-name="Таблица91.B3" office:value-type="string"><text:p text:style-name="Штамп_5f_центр_5f_12_5f_гост_5f_90град"><text:user-field-get text:name="Инвентарный_номер"/></text:p></table:table-cell></table:table-row></table:table><text:p text:style-name="MP3"/></draw:text-box></draw:frame><text:user-field-get text:name="Приложений"/></text:p></table:table-cell><table:table-cell table:style-name="Таблица90.A1.1.1" office:value-type="string"><text:p text:style-name="Штамп_5f_центр_5f_11_5f_гост"><text:page-count>6</text:page-count></text:p></table:table-cell><table:table-cell table:style-name="Таблица90.A1.1.1" office:value-type="string"><text:p text:style-name="Штамп_5f_центр_5f_11_5f_гост"/></table:table-cell><table:table-cell table:style-name="Таблица90.A1.1.1" office:value-type="string"><text:p text:style-name="Штамп_5f_центр_5f_11_5f_гост"/></table:table-cell><table:table-cell table:style-name="Таблица90.A1.1.1" office:value-type="string"><text:p text:style-name="Штамп_5f_центр_5f_11_5f_гост"/></table:table-cell><table:table-cell table:style-name="Таблица90.A1.1.1" office:value-type="string"><text:p text:style-name="Штамп_5f_центр_5f_11_5f_гост"/></table:table-cell></table:table-row><table:table-row table:style-name="Таблица90.A1.1"><table:table-cell table:style-name="Таблица90.A1.1.2" office:value-type="string"><text:p text:style-name="Штамп_5f_центр_5f_11_5f_гост"/></table:table-cell><table:table-cell table:style-name="Таблица90.A1.1.2" office:value-type="string"><text:p text:style-name="Штамп_5f_центр_5f_11_5f_гост"/></table:table-cell><table:table-cell table:style-name="Таблица90.A1.1.2" office:value-type="string"><text:p text:style-name="Штамп_5f_центр_5f_11_5f_гост"/></table:table-cell><table:table-cell table:style-name="Таблица90.A1.1.2" office:value-type="string"><text:p text:style-name="Штамп_5f_центр_5f_11_5f_гост"/></table:table-cell><table:table-cell table:style-name="Таблица90.A1.1.2" office:value-type="string"><text:p text:style-name="Штамп_5f_центр_5f_11_5f_гост"/></table:table-cell><table:table-cell table:style-name="Таблица90.A1.1.2" office:value-type="string"><text:p text:style-name="Штамп_5f_центр_5f_11_5f_гост"/></table:table-cell></table:table-row><table:table-row table:style-name="Таблица90.A1.1"><table:table-cell table:style-name="Таблица90.A1.1.2" office:value-type="string"><text:p text:style-name="Штамп_5f_центр_5f_11_5f_гост"/></table:table-cell><table:table-cell table:style-name="Таблица90.A1.1.2" office:value-type="string"><text:p text:style-name="Штамп_5f_центр_5f_11_5f_гост"/></table:table-cell><table:table-cell table:style-name="Таблица90.A1.1.2" office:value-type="string"><text:p text:style-name="Штамп_5f_центр_5f_11_5f_гост"/></table:table-cell><table:table-cell table:style-name="Таблица90.A1.1.2" office:value-type="string"><text:p text:style-name="Штамп_5f_центр_5f_11_5f_гост"/></table:table-cell><table:table-cell table:style-name="Таблица90.A1.1.2" office:value-type="string"><text:p text:style-name="Штамп_5f_центр_5f_11_5f_гост"/></table:table-cell><table:table-cell table:style-name="Таблица90.A1.1.2" office:value-type="string"><text:p text:style-name="Штамп_5f_центр_5f_11_5f_гост"/></table:table-cell></table:table-row><table:table-row table:style-name="Таблица90.A1.1"><table:table-cell table:style-name="Таблица90.A1.1.2" office:value-type="string"><text:p text:style-name="Штамп_5f_центр_5f_11_5f_гост"/></table:table-cell><table:table-cell table:style-name="Таблица90.A1.1.2" office:value-type="string"><text:p text:style-name="Штамп_5f_центр_5f_11_5f_гост"/></table:table-cell><table:table-cell table:style-name="Таблица90.A1.1.2" office:value-type="string"><text:p text:style-name="Штамп_5f_центр_5f_11_5f_гост"/></table:table-cell><table:table-cell table:style-name="Таблица90.A1.1.2" office:value-type="string"><text:p text:style-name="Штамп_5f_центр_5f_11_5f_гост"/></table:table-cell><table:table-cell table:style-name="Таблица90.A1.1.2" office:value-type="string"><text:p text:style-name="Штамп_5f_центр_5f_11_5f_гост"/></table:table-cell><table:table-cell table:style-name="Таблица90.A1.1.2" office:value-type="string"><text:p text:style-name="Штамп_5f_центр_5f_11_5f_гост"/></table:table-cell></table:table-row><table:table-row table:style-name="Таблица90.A1.1"><table:table-cell table:style-name="Таблица90.A1.1.2" office:value-type="string"><text:p text:style-name="Штамп_5f_центр_5f_11_5f_гост">Изм.</text:p></table:table-cell><table:table-cell table:style-name="Таблица90.A1.1.2" office:value-type="string"><text:p text:style-name="Штамп_5f_центр_5f_11_5f_гост">Кол.уч.</text:p></table:table-cell><table:table-cell table:style-name="Таблица90.A1.1.2" office:value-type="string"><text:p text:style-name="Штамп_5f_центр_5f_11_5f_гост">Лист</text:p></table:table-cell><table:table-cell table:style-name="Таблица90.A1.1.2" office:value-type="string"><text:p text:style-name="Штамп_5f_центр_5f_11_5f_гост">№ док.</text:p></table:table-cell><table:table-cell table:style-name="Таблица90.A1.1.2" office:value-type="string"><text:p text:style-name="Штамп_5f_центр_5f_11_5f_гост">Подп</text:p></table:table-cell><table:table-cell table:style-name="Таблица90.A1.1.2" office:value-type="string"><text:p text:style-name="Штамп_5f_центр_5f_11_5f_гост">Дата</text:p></table:table-cell></table:table-row></table:table></table:table-cell><table:table-cell table:number-columns-spanned="2"><table:table table:is-sub-table="true"><table:table-column table:style-name="Таблица90.B1.1"/><table:table-row table:style-name="Таблица90.B1.1"><table:table-cell table:style-name="Таблица90.B1.1.1" office:value-type="string"><text:p text:style-name="Штамп_5f_центр_5f_20_5f_гост"><text:user-field-get text:name="Код_проекта">КИА БУК</text:user-field-get></text:p></table:table-cell></table:table-row><table:table-row table:style-name="Таблица90.B1.2"><table:table-cell table:style-name="Таблица90.B1.1.2" office:value-type="string"><text:p text:style-name="Штамп_5f_центр_5f_20_5f_гост"><text:user-field-get text:name="Название_проекта">Программное обеспечение контрольно-испытательной аппаратуры блока управления каналами.</text:user-field-get></text:p></table:table-cell></table:table-row></table:table></table:table-cell><table:covered-table-cell/></table:table-row><table:table-row><table:table-cell><table:table table:is-sub-table="true"><table:table-column table:style-name="Таблица90.A2.1"/><table:table-column table:style-name="Таблица90.A2.2"/><table:table-column table:style-name="Таблица90.A1.5"/><table:table-column table:style-name="Таблица90.A2.4"/><table:table-row table:style-name="Таблица90.A1.1"><table:table-cell table:style-name="Таблица90.A1.1.2" office:value-type="string"><text:p text:style-name="Штамп_5f_лево_5f_12_5f_гост"><text:s/><text:user-field-get text:name="Должность1"/></text:p></table:table-cell><table:table-cell table:style-name="Таблица90.A1.1.2" office:value-type="string"><text:p text:style-name="Штамп_5f_лево_5f_12_5f_гост"><text:s/><text:user-field-get text:name="Фамилия1"/></text:p></table:table-cell><table:table-cell table:style-name="Таблица90.A1.1.2" office:value-type="string"><text:p text:style-name="Штамп_5f_лево_5f_12_5f_гост"/></table:table-cell><table:table-cell table:style-name="Таблица90.A1.1.2" office:value-type="string"><text:p text:style-name="Штамп_5f_лево_5f_12_5f_гост"/></table:table-cell></table:table-row><table:table-row table:style-name="Таблица90.A1.1"><table:table-cell table:style-name="Таблица90.A1.1.2" office:value-type="string"><text:p text:style-name="Штамп_5f_лево_5f_12_5f_гост"><text:s/><text:user-field-get text:name="Должность2"/></text:p></table:table-cell><table:table-cell table:style-name="Таблица90.A1.1.2" office:value-type="string"><text:p text:style-name="Штамп_5f_лево_5f_12_5f_гост"><text:s/><text:user-field-get text:name="Фамилия2"/></text:p></table:table-cell><table:table-cell table:style-name="Таблица90.A1.1.2" office:value-type="string"><text:p text:style-name="Штамп_5f_лево_5f_12_5f_гост"/></table:table-cell><table:table-cell table:style-name="Таблица90.A1.1.2" office:value-type="string"><text:p text:style-name="Штамп_5f_лево_5f_12_5f_гост"/></table:table-cell></table:table-row><table:table-row table:style-name="Таблица90.A1.1"><table:table-cell table:style-name="Таблица90.A2.1.3" office:value-type="string"><text:p text:style-name="Штамп_5f_лево_5f_12_5f_гост"><text:s/><text:user-field-get text:name="Должность3"/></text:p></table:table-cell><table:table-cell table:style-name="Таблица90.A1.1.2" office:value-type="string"><text:p text:style-name="Штамп_5f_лево_5f_12_5f_гост"><text:s/><text:user-field-get text:name="Фамилия3"/></text:p></table:table-cell><table:table-cell table:style-name="Таблица90.A1.1.2" office:value-type="string"><text:p text:style-name="Штамп_5f_лево_5f_12_5f_гост"/></table:table-cell><table:table-cell table:style-name="Таблица90.A1.1.2" office:value-type="string"><text:p text:style-name="Штамп_5f_лево_5f_12_5f_гост"/></table:table-cell></table:table-row><table:table-row table:style-name="Таблица90.A1.1"><table:table-cell table:style-name="Таблица90.A1.1.2" office:value-type="string"><text:p text:style-name="Штамп_5f_лево_5f_12_5f_гост"><text:s/><text:user-field-get text:name="Должность4"/></text:p></table:table-cell><table:table-cell table:style-name="Таблица90.A1.1.2" office:value-type="string"><text:p text:style-name="Штамп_5f_лево_5f_12_5f_гост"><text:s/><text:user-field-get text:name="Фамилия4"/></text:p></table:table-cell><table:table-cell table:style-name="Таблица90.A1.1.2" office:value-type="string"><text:p text:style-name="Штамп_5f_лево_5f_12_5f_гост"/></table:table-cell><table:table-cell table:style-name="Таблица90.A1.1.2" office:value-type="string"><text:p text:style-name="Штамп_5f_лево_5f_12_5f_гост"/></table:table-cell></table:table-row><table:table-row table:style-name="Таблица90.A1.1"><table:table-cell><table:table table:is-sub-table="true"><table:table-column table:style-name="Таблица90.A2.1"/><table:table-row table:style-name="Таблица90.A1.1"><table:table-cell table:style-name="Таблица90.A1.1.2" office:value-type="string"><text:p text:style-name="Штамп_5f_лево_5f_12_5f_гост"><text:s/><text:user-field-get text:name="Должность5"/></text:p></table:table-cell></table:table-row><table:table-row table:style-name="Таблица90.A1.1"><table:table-cell table:style-name="Таблица90.A1.1.2" office:value-type="string"><text:p text:style-name="Штамп_5f_лево_5f_12_5f_гост"><text:s/><text:user-field-get text:name="Должность6"/></text:p></table:table-cell></table:table-row></table:table></table:table-cell><table:table-cell><table:table table:is-sub-table="true"><table:table-column table:style-name="Таблица90.A2.2"/><table:table-row table:style-name="Таблица90.A1.1"><table:table-cell table:style-name="Таблица90.A1.1.2" office:value-type="string"><text:p text:style-name="Штамп_5f_лево_5f_12_5f_гост"><text:s/><text:user-field-get text:name="Фамилия5"/></text:p></table:table-cell></table:table-row><table:table-row table:style-name="Таблица90.A1.1"><table:table-cell table:style-name="Таблица90.A1.1.2" office:value-type="string"><text:p text:style-name="Штамп_5f_лево_5f_12_5f_гост"><text:s/><text:user-field-get text:name="Фамилия6"/></text:p></table:table-cell></table:table-row></table:table></table:table-cell><table:table-cell><table:table table:is-sub-table="true"><table:table-column table:style-name="Таблица90.A1.5"/><table:table-row table:style-name="Таблица90.A1.1"><table:table-cell table:style-name="Таблица90.A1.1.2" office:value-type="string"><text:p text:style-name="Штамп_5f_лево_5f_12_5f_гост"/></table:table-cell></table:table-row><table:table-row table:style-name="Таблица90.A1.1"><table:table-cell table:style-name="Таблица90.A1.1.2" office:value-type="string"><text:p text:style-name="Штамп_5f_лево_5f_12_5f_гост"/></table:table-cell></table:table-row></table:table></table:table-cell><table:table-cell><table:table table:is-sub-table="true"><table:table-column table:style-name="Таблица90.A2.4"/><table:table-row table:style-name="Таблица90.A1.1"><table:table-cell table:style-name="Таблица90.A1.1.2" office:value-type="string"><text:p text:style-name="Штамп_5f_лево_5f_12_5f_гост"/></table:table-cell></table:table-row><table:table-row table:style-name="Таблица90.A1.1"><table:table-cell table:style-name="Таблица90.A1.1.2" office:value-type="string"><text:p text:style-name="Штамп_5f_лево_5f_12_5f_гост"/></table:table-cell></table:table-row></table:table></table:table-cell></table:table-row></table:table></table:table-cell><table:table-cell><table:table table:is-sub-table="true"><table:table-column table:style-name="Таблица90.B"/><table:table-row table:style-name="Таблица90.B1.2"><table:table-cell table:style-name="Таблица90.A1.1.1" office:value-type="string"><text:p text:style-name="Штамп_5f_центр_5f_16_5f_гост"><text:user-field-get text:name="Рамка_доп1"/></text:p></table:table-cell></table:table-row><table:table-row table:style-name="Таблица90.B1.2"><table:table-cell table:style-name="Таблица90.A1.1.2" office:value-type="string"><text:p text:style-name="Штамп_5f_центр_5f_16_5f_гост"><text:user-field-get text:name="Рамка_доп2"/></text:p></table:table-cell></table:table-row></table:table></table:table-cell><table:table-cell><table:table table:is-sub-table="true"><table:table-column table:style-name="Таблица90.A1.5"/><table:table-column table:style-name="Таблица90.C2.2"/><table:table-column table:style-name="Таблица90.C2.3"/><table:table-row table:style-name="Таблица90.A1.1"><table:table-cell table:style-name="Таблица90.A1.1.1" office:value-type="string"><text:p text:style-name="Штамп_5f_центр_5f_11_5f_гост">Стадия</text:p></table:table-cell><table:table-cell table:style-name="Таблица90.A1.1.1" office:value-type="string"><text:p text:style-name="Штамп_5f_центр_5f_11_5f_гост">Лист</text:p></table:table-cell><table:table-cell table:style-name="Таблица90.B1.1.1" office:value-type="string"><text:p text:style-name="Штамп_5f_центр_5f_11_5f_гост">Листов</text:p></table:table-cell></table:table-row><table:table-row table:style-name="Таблица90.B1.1"><table:table-cell table:style-name="Таблица90.A1.1.2" office:value-type="string"><text:p text:style-name="Штамп_5f_центр_5f_12_5f_гост"><text:user-field-get text:name="Стадия">Р</text:user-field-get></text:p></table:table-cell><table:table-cell table:style-name="Таблица90.A1.1.2" office:value-type="string"><text:p text:style-name="Штамп_5f_центр_5f_12_5f_гост"><text:user-field-get text:name="Номер_листа"/><text:page-number text:select-page="current">0</text:page-number></text:p></table:table-cell><table:table-cell table:style-name="Таблица90.C2.3.2" table:formula="ooow:&lt;A1.1.1&gt;+&lt;A1.2.1&gt;" office:value-type="float" office:value="6"><text:p text:style-name="Штамп_5f_центр_5f_12_5f_гост">6</text:p></table:table-cell></table:table-row><table:table-row table:style-name="Таблица90.B1.2"><table:table-cell table:style-name="Таблица90.B1.1.2" table:number-columns-spanned="3" office:value-type="string"><text:p text:style-name="Штамп_5f_центр_5f_12_5f_гост"><text:user-field-get text:name="Организация1строка">ИКИ РАН</text:user-field-get></text:p><text:p text:style-name="Штамп_5f_центр_5f_12_5f_гост"><text:user-field-get text:name="Организация2строка">г. Москва</text:user-field-get></text:p><text:p text:style-name="Штамп_5f_центр_5f_12_5f_гост"><text:user-field-get text:name="Организация3строка">2014 г. </text:user-field-get></text:p></table:table-cell><table:covered-table-cell/><table:covered-table-cell/></table:table-row></table:table></table:table-cell></table:table-row></table:table><text:p text:style-name="Frame_20_contents"/></draw:text-box></draw:frame></text:p>
      </style:footer>
    </style:master-page>
    <style:master-page style:name="A1_5f_форма6_5f_доп1_5f_согл_5f_табл" style:display-name="A1_форма6_доп1_согл_табл" style:page-layout-name="Mpm26">
      <style:footer>
        <text:p text:style-name="Footer"><draw:frame draw:style-name="Mfr6" draw:name="Врезка94" text:anchor-type="paragraph" svg:x="62.921cm" svg:y="-0.494cm" svg:width="18.5cm" svg:height="1.529cm" draw:z-index="0"><draw:text-box><table:table table:name="Таблица93" table:style-name="Таблица93"><table:table-column table:style-name="Таблица93.A"/><table:table-column table:style-name="Таблица93.B"/><table:table-column table:style-name="Таблица93.C"/><table:table-row><table:table-cell><table:table table:is-sub-table="true"><table:table-column table:style-name="Таблица93.A1.1"/><table:table-column table:style-name="Таблица93.A1.2" table:number-columns-repeated="3"/><table:table-column table:style-name="Таблица93.A1.5"/><table:table-column table:style-name="Таблица93.A1.6"/><table:table-row table:style-name="Таблица93.A1.1"><table:table-cell table:style-name="Таблица93.A1.1.1" office:value-type="string"><text:p text:style-name="Штамп_5f_центр_5f_11_5f_гост"><draw:frame draw:style-name="Mfr1" draw:name="Врезка95" text:anchor-type="paragraph" svg:x="0.82cm" svg:y="50.37cm" svg:width="1.199cm" svg:height="8.53cm" draw:z-index="0"><draw:text-box><table:table table:name="Таблица94" table:style-name="Таблица94"><table:table-column table:style-name="Таблица94.A"/><table:table-column table:style-name="Таблица94.B"/><table:table-row table:style-name="Таблица94.1"><table:table-cell table:style-name="Таблица94.A1" office:value-type="string"><text:p text:style-name="Штамп_5f_центр_5f_12_5f_гост_5f_90град">Взам. инв. №</text:p></table:table-cell><table:table-cell table:style-name="Таблица94.B1" office:value-type="string"><text:p text:style-name="Штамп_5f_центр_5f_12_5f_гост_5f_90град"><text:user-field-get text:name="Взамен_инв_номера"/></text:p></table:table-cell></table:table-row><table:table-row table:style-name="Таблица94.2"><table:table-cell table:style-name="Таблица94.A2" office:value-type="string"><text:p text:style-name="Штамп_5f_центр_5f_12_5f_гост_5f_90град">Подп. и дата</text:p></table:table-cell><table:table-cell table:style-name="Таблица94.B2" office:value-type="string"><text:p text:style-name="Штамп_5f_центр_5f_12_5f_гост_5f_90град"><text:user-field-get text:name="Дата"/> </text:p></table:table-cell></table:table-row><table:table-row table:style-name="Таблица94.1"><table:table-cell table:style-name="Таблица94.A2" office:value-type="string"><text:p text:style-name="Штамп_5f_центр_5f_12_5f_гост_5f_90град">Инв. № подл</text:p></table:table-cell><table:table-cell table:style-name="Таблица94.B3" office:value-type="string"><text:p text:style-name="Штамп_5f_центр_5f_12_5f_гост_5f_90град"><text:user-field-get text:name="Инвентарный_номер"/></text:p></table:table-cell></table:table-row></table:table><text:p text:style-name="MP3"/></draw:text-box></draw:frame><draw:frame draw:style-name="Mfr3" draw:name="Врезка96" text:anchor-type="paragraph" svg:x="0.011cm" svg:y="43.891cm" svg:width="2cm" svg:height="6.5cm" draw:z-index="0"><draw:text-box><table:table table:name="Таблица95" table:style-name="Таблица95"><table:table-column table:style-name="Таблица95.A"/><table:table-column table:style-name="Таблица95.B"/><table:table-row table:style-name="Таблица95.1"><table:table-cell table:style-name="Таблица95.A1" office:value-type="string"><text:p text:style-name="Штамп_5f_центр_5f_12_5f_гост_5f_90град">Согласовано</text:p></table:table-cell><table:table-cell><table:table table:is-sub-table="true"><table:table-column table:style-name="Таблица95.B1.1" table:number-columns-repeated="3"/><table:table-row table:style-name="Таблица95.B1.1"><table:table-cell table:style-name="Таблица95.B1.2.1" office:value-type="string"><text:p text:style-name="Штамп_5f_центр_5f_12_5f_гост_5f_90град"/></table:table-cell><table:table-cell table:style-name="Таблица95.B1.2.1" office:value-type="string"><text:p text:style-name="Штамп_5f_центр_5f_12_5f_гост_5f_90град"/></table:table-cell><table:table-cell table:style-name="Таблица95.B1.3.1" office:value-type="string"><text:p text:style-name="Штамп_5f_центр_5f_12_5f_гост_5f_90град"/></table:table-cell></table:table-row><table:table-row table:style-name="Таблица95.B1.2"><table:table-cell table:style-name="Таблица95.B1.2.4" office:value-type="string"><text:p text:style-name="Штамп_5f_центр_5f_12_5f_гост_5f_90град"/></table:table-cell><table:table-cell table:style-name="Таблица95.B1.2.4" office:value-type="string"><text:p text:style-name="Штамп_5f_центр_5f_12_5f_гост_5f_90град"/></table:table-cell><table:table-cell table:style-name="Таблица95.B1.3.4" office:value-type="string"><text:p text:style-name="Штамп_5f_центр_5f_12_5f_гост_5f_90град"/></table:table-cell></table:table-row><table:table-row table:style-name="Таблица95.B1.3"><table:table-cell table:style-name="Таблица95.B1.2.4" office:value-type="string"><text:p text:style-name="Штамп_5f_центр_5f_12_5f_гост_5f_90град"/></table:table-cell><table:table-cell table:style-name="Таблица95.B1.2.4" office:value-type="string"><text:p text:style-name="Штамп_5f_центр_5f_12_5f_гост_5f_90град"/></table:table-cell><table:table-cell table:style-name="Таблица95.B1.3.4" office:value-type="string"><text:p text:style-name="Штамп_5f_центр_5f_12_5f_гост_5f_90град"/></table:table-cell></table:table-row><table:table-row table:style-name="Таблица95.B1.3"><table:table-cell table:style-name="Таблица95.B1.2.4" office:value-type="string"><text:p text:style-name="Штамп_5f_центр_5f_12_5f_гост_5f_90град"/></table:table-cell><table:table-cell table:style-name="Таблица95.B1.2.4" office:value-type="string"><text:p text:style-name="Штамп_5f_центр_5f_12_5f_гост_5f_90град"/></table:table-cell><table:table-cell table:style-name="Таблица95.B1.3.4" office:value-type="string"><text:p text:style-name="Штамп_5f_центр_5f_12_5f_гост_5f_90град"/></table:table-cell></table:table-row></table:table></table:table-cell></table:table-row></table:table><text:p text:style-name="Frame_20_contents"/></draw:text-box></draw:frame></text:p></table:table-cell><table:table-cell table:style-name="Таблица93.A1.1.1" office:value-type="string"><text:p text:style-name="Штамп_5f_центр_5f_11_5f_гост"/></table:table-cell><table:table-cell table:style-name="Таблица93.A1.1.1" office:value-type="string"><text:p text:style-name="Штамп_5f_центр_5f_11_5f_гост"/></table:table-cell><table:table-cell table:style-name="Таблица93.A1.1.1" office:value-type="string"><text:p text:style-name="Штамп_5f_центр_5f_11_5f_гост"/></table:table-cell><table:table-cell table:style-name="Таблица93.A1.1.1" office:value-type="string"><text:p text:style-name="Штамп_5f_центр_5f_11_5f_гост"/></table:table-cell><table:table-cell table:style-name="Таблица93.A1.1.1" office:value-type="string"><text:p text:style-name="Штамп_5f_центр_5f_11_5f_гост"/></table:table-cell></table:table-row><table:table-row table:style-name="Таблица93.A1.1"><table:table-cell table:style-name="Таблица93.A1.1.2" office:value-type="string"><text:p text:style-name="Штамп_5f_центр_5f_11_5f_гост"/></table:table-cell><table:table-cell table:style-name="Таблица93.A1.1.2" office:value-type="string"><text:p text:style-name="Штамп_5f_центр_5f_11_5f_гост"/></table:table-cell><table:table-cell table:style-name="Таблица93.A1.1.2" office:value-type="string"><text:p text:style-name="Штамп_5f_центр_5f_11_5f_гост"/></table:table-cell><table:table-cell table:style-name="Таблица93.A1.1.2" office:value-type="string"><text:p text:style-name="Штамп_5f_центр_5f_11_5f_гост"/></table:table-cell><table:table-cell table:style-name="Таблица93.A1.1.2" office:value-type="string"><text:p text:style-name="Штамп_5f_центр_5f_11_5f_гост"/></table:table-cell><table:table-cell table:style-name="Таблица93.A1.1.2" office:value-type="string"><text:p text:style-name="Штамп_5f_центр_5f_11_5f_гост"/></table:table-cell></table:table-row><table:table-row table:style-name="Таблица93.A1.1"><table:table-cell table:style-name="Таблица93.A1.1.2" office:value-type="string"><text:p text:style-name="Штамп_5f_центр_5f_11_5f_гост">Изм.</text:p></table:table-cell><table:table-cell table:style-name="Таблица93.A1.1.2" office:value-type="string"><text:p text:style-name="Штамп_5f_центр_5f_11_5f_гост">Кол.уч.</text:p></table:table-cell><table:table-cell table:style-name="Таблица93.A1.1.2" office:value-type="string"><text:p text:style-name="Штамп_5f_центр_5f_11_5f_гост">Лист</text:p></table:table-cell><table:table-cell table:style-name="Таблица93.A1.1.2" office:value-type="string"><text:p text:style-name="Штамп_5f_центр_5f_11_5f_гост">№ док.</text:p></table:table-cell><table:table-cell table:style-name="Таблица93.A1.1.2" office:value-type="string"><text:p text:style-name="Штамп_5f_центр_5f_11_5f_гост">Подп</text:p></table:table-cell><table:table-cell table:style-name="Таблица93.A1.1.2" office:value-type="string"><text:p text:style-name="Штамп_5f_центр_5f_11_5f_гост">Дата</text:p></table:table-cell></table:table-row></table:table></table:table-cell><table:table-cell table:style-name="Таблица93.A1.1.1" office:value-type="string"><text:p text:style-name="Штамп_5f_центр_5f_20_5f_гост"><text:user-field-get text:name="Код_проекта">КИА БУК</text:user-field-get></text:p></table:table-cell><table:table-cell><table:table table:is-sub-table="true"><table:table-column table:style-name="Таблица93.C"/><table:table-row table:style-name="Таблица93.A1.1"><table:table-cell table:style-name="Таблица93.C1.1.1" office:value-type="string"><text:p text:style-name="Штамп_5f_центр_5f_12_5f_гост">Лист</text:p></table:table-cell></table:table-row><table:table-row table:style-name="Таблица93.C1.2"><table:table-cell table:style-name="Таблица93.C1.1.2" office:value-type="string"><text:p text:style-name="Штамп_5f_центр_5f_12_5f_гост"><text:user-field-get text:name="Номер_листа"/><text:page-number text:select-page="current">0</text:page-number></text:p></table:table-cell></table:table-row></table:table></table:table-cell></table:table-row></table:table><text:p text:style-name="Frame_20_contents"/></draw:text-box></draw:frame></text:p>
      </style:footer>
    </style:master-page>
    <style:master-page style:name="A1_5f_форма5_5f_доп1_5f_табл" style:display-name="A1_форма5_доп1_табл" style:page-layout-name="Mpm27" style:next-style-name="A1_5f_форма6_5f_доп1_5f_табл">
      <style:footer>
        <text:p text:style-name="Footer"><draw:frame draw:style-name="Mfr6" draw:name="Врезка93" text:anchor-type="paragraph" svg:x="62.95cm" svg:y="-0.49cm" svg:width="18.5cm" svg:height="4.03cm" draw:z-index="0"><draw:text-box><table:table table:name="Таблица92" table:style-name="Таблица92"><table:table-column table:style-name="Таблица92.A"/><table:table-column table:style-name="Таблица92.B"/><table:table-column table:style-name="Таблица92.C"/><table:table-row><table:table-cell><table:table table:is-sub-table="true"><table:table-column table:style-name="Таблица92.A1.1"/><table:table-column table:style-name="Таблица92.A1.2" table:number-columns-repeated="3"/><table:table-column table:style-name="Таблица92.A1.5"/><table:table-column table:style-name="Таблица92.A1.6"/><table:table-row table:style-name="Таблица92.A1.1"><table:table-cell table:style-name="Таблица92.A1.1.1" office:value-type="string"><text:p text:style-name="MP4"><draw:frame draw:style-name="Mfr1" draw:name="Врезка98" text:anchor-type="paragraph" svg:x="0.82cm" svg:y="50.37cm" svg:width="1.199cm" svg:height="8.53cm" draw:z-index="0"><draw:text-box><table:table table:name="Таблица97" table:style-name="Таблица97"><table:table-column table:style-name="Таблица97.A"/><table:table-column table:style-name="Таблица97.B"/><table:table-row table:style-name="Таблица97.1"><table:table-cell table:style-name="Таблица97.A1" office:value-type="string"><text:p text:style-name="Штамп_5f_центр_5f_12_5f_гост_5f_90град">Взам. инв. №</text:p></table:table-cell><table:table-cell table:style-name="Таблица97.B1" office:value-type="string"><text:p text:style-name="Штамп_5f_центр_5f_12_5f_гост_5f_90град"><text:user-field-get text:name="Взамен_инв_номера"/></text:p></table:table-cell></table:table-row><table:table-row table:style-name="Таблица97.2"><table:table-cell table:style-name="Таблица97.A2" office:value-type="string"><text:p text:style-name="Штамп_5f_центр_5f_12_5f_гост_5f_90град">Подп. и дата</text:p></table:table-cell><table:table-cell table:style-name="Таблица97.B2" office:value-type="string"><text:p text:style-name="Штамп_5f_центр_5f_12_5f_гост_5f_90град"><text:user-field-get text:name="Дата"/> </text:p></table:table-cell></table:table-row><table:table-row table:style-name="Таблица97.1"><table:table-cell table:style-name="Таблица97.A2" office:value-type="string"><text:p text:style-name="Штамп_5f_центр_5f_12_5f_гост_5f_90град">Инв. № подл</text:p></table:table-cell><table:table-cell table:style-name="Таблица97.B3" office:value-type="string"><text:p text:style-name="Штамп_5f_центр_5f_12_5f_гост_5f_90град"><text:user-field-get text:name="Инвентарный_номер"/></text:p></table:table-cell></table:table-row></table:table><text:p text:style-name="MP3"/></draw:text-box></draw:frame><text:user-field-get text:name="Приложений"/></text:p></table:table-cell><table:table-cell table:style-name="Таблица92.A1.1.1" office:value-type="string"><text:p text:style-name="MP4"><text:page-count>6</text:page-count></text:p></table:table-cell><table:table-cell table:style-name="Таблица92.A1.1.1" office:value-type="string"><text:p text:style-name="Штамп_5f_центр_5f_11_5f_гост"/></table:table-cell><table:table-cell table:style-name="Таблица92.A1.1.1" office:value-type="string"><text:p text:style-name="Штамп_5f_центр_5f_11_5f_гост"/></table:table-cell><table:table-cell table:style-name="Таблица92.A1.1.1" office:value-type="string"><text:p text:style-name="Штамп_5f_центр_5f_11_5f_гост"/></table:table-cell><table:table-cell table:style-name="Таблица92.A1.1.1" office:value-type="string"><text:p text:style-name="Штамп_5f_центр_5f_11_5f_гост"/></table:table-cell></table:table-row><table:table-row table:style-name="Таблица92.A1.1"><table:table-cell table:style-name="Таблица92.A1.1.2" office:value-type="string"><text:p text:style-name="Штамп_5f_центр_5f_11_5f_гост"/></table:table-cell><table:table-cell table:style-name="Таблица92.A1.1.2" office:value-type="string"><text:p text:style-name="Штамп_5f_центр_5f_11_5f_гост"/></table:table-cell><table:table-cell table:style-name="Таблица92.A1.1.2" office:value-type="string"><text:p text:style-name="Штамп_5f_центр_5f_11_5f_гост"/></table:table-cell><table:table-cell table:style-name="Таблица92.A1.1.2" office:value-type="string"><text:p text:style-name="Штамп_5f_центр_5f_11_5f_гост"/></table:table-cell><table:table-cell table:style-name="Таблица92.A1.1.2" office:value-type="string"><text:p text:style-name="Штамп_5f_центр_5f_11_5f_гост"/></table:table-cell><table:table-cell table:style-name="Таблица92.A1.1.2" office:value-type="string"><text:p text:style-name="Штамп_5f_центр_5f_11_5f_гост"/></table:table-cell></table:table-row><table:table-row table:style-name="Таблица92.A1.1"><table:table-cell table:style-name="Таблица92.A1.1.2" office:value-type="string"><text:p text:style-name="Штамп_5f_центр_5f_11_5f_гост">Изм.</text:p></table:table-cell><table:table-cell table:style-name="Таблица92.A1.1.2" office:value-type="string"><text:p text:style-name="Штамп_5f_центр_5f_11_5f_гост">Кол.уч.</text:p></table:table-cell><table:table-cell table:style-name="Таблица92.A1.1.2" office:value-type="string"><text:p text:style-name="Штамп_5f_центр_5f_11_5f_гост">Лист</text:p></table:table-cell><table:table-cell table:style-name="Таблица92.A1.1.2" office:value-type="string"><text:p text:style-name="Штамп_5f_центр_5f_11_5f_гост">№ док.</text:p></table:table-cell><table:table-cell table:style-name="Таблица92.A1.1.2" office:value-type="string"><text:p text:style-name="Штамп_5f_центр_5f_11_5f_гост">Подп</text:p></table:table-cell><table:table-cell table:style-name="Таблица92.A1.1.2" office:value-type="string"><text:p text:style-name="Штамп_5f_центр_5f_11_5f_гост">Дата</text:p></table:table-cell></table:table-row></table:table></table:table-cell><table:table-cell table:style-name="Таблица92.B1" table:number-columns-spanned="2" office:value-type="string"><text:p text:style-name="Штамп_5f_центр_5f_20_5f_гост"><text:user-field-get text:name="Код_проекта">КИА БУК</text:user-field-get></text:p></table:table-cell><table:covered-table-cell/></table:table-row><table:table-row><table:table-cell><table:table table:is-sub-table="true"><table:table-column table:style-name="Таблица92.A2.1"/><table:table-column table:style-name="Таблица92.A2.2"/><table:table-column table:style-name="Таблица92.A1.5"/><table:table-column table:style-name="Таблица92.A2.4"/><table:table-row table:style-name="Таблица92.A1.1"><table:table-cell table:style-name="Таблица92.A1.1.2" office:value-type="string"><text:p text:style-name="Штамп_5f_лево_5f_12_5f_гост"><text:s/><text:user-field-get text:name="Должность1"/></text:p></table:table-cell><table:table-cell table:style-name="Таблица92.A1.1.2" office:value-type="string"><text:p text:style-name="Штамп_5f_лево_5f_12_5f_гост"><text:s/><text:user-field-get text:name="Фамилия1"/></text:p></table:table-cell><table:table-cell table:style-name="Таблица92.A1.1.2" office:value-type="string"><text:p text:style-name="Штамп_5f_лево_5f_12_5f_гост"/></table:table-cell><table:table-cell table:style-name="Таблица92.A1.1.2" office:value-type="string"><text:p text:style-name="Штамп_5f_лево_5f_12_5f_гост"/></table:table-cell></table:table-row><table:table-row table:style-name="Таблица92.A1.1"><table:table-cell table:style-name="Таблица92.A1.1.2" office:value-type="string"><text:p text:style-name="Штамп_5f_лево_5f_12_5f_гост"><text:s/><text:user-field-get text:name="Должность2"/></text:p></table:table-cell><table:table-cell table:style-name="Таблица92.A1.1.2" office:value-type="string"><text:p text:style-name="Штамп_5f_лево_5f_12_5f_гост"><text:s/><text:user-field-get text:name="Фамилия2"/></text:p></table:table-cell><table:table-cell table:style-name="Таблица92.A1.1.2" office:value-type="string"><text:p text:style-name="Штамп_5f_лево_5f_12_5f_гост"/></table:table-cell><table:table-cell table:style-name="Таблица92.A1.1.2" office:value-type="string"><text:p text:style-name="Штамп_5f_лево_5f_12_5f_гост"/></table:table-cell></table:table-row><table:table-row table:style-name="Таблица92.A1.1"><table:table-cell table:style-name="Таблица92.A2.1.3" office:value-type="string"><text:p text:style-name="Штамп_5f_лево_5f_12_5f_гост"><text:s/><text:user-field-get text:name="Должность3"/></text:p></table:table-cell><table:table-cell table:style-name="Таблица92.A1.1.2" office:value-type="string"><text:p text:style-name="Штамп_5f_лево_5f_12_5f_гост"><text:s/><text:user-field-get text:name="Фамилия3"/></text:p></table:table-cell><table:table-cell table:style-name="Таблица92.A1.1.2" office:value-type="string"><text:p text:style-name="Штамп_5f_лево_5f_12_5f_гост"/></table:table-cell><table:table-cell table:style-name="Таблица92.A1.1.2" office:value-type="string"><text:p text:style-name="Штамп_5f_лево_5f_12_5f_гост"/></table:table-cell></table:table-row><table:table-row table:style-name="Таблица92.A1.1"><table:table-cell table:style-name="Таблица92.A1.1.2" office:value-type="string"><text:p text:style-name="Штамп_5f_лево_5f_12_5f_гост"><text:s/><text:user-field-get text:name="Должность4"/></text:p></table:table-cell><table:table-cell table:style-name="Таблица92.A1.1.2" office:value-type="string"><text:p text:style-name="Штамп_5f_лево_5f_12_5f_гост"><text:s/><text:user-field-get text:name="Фамилия4"/></text:p></table:table-cell><table:table-cell table:style-name="Таблица92.A1.1.2" office:value-type="string"><text:p text:style-name="Штамп_5f_лево_5f_12_5f_гост"/></table:table-cell><table:table-cell table:style-name="Таблица92.A1.1.2" office:value-type="string"><text:p text:style-name="Штамп_5f_лево_5f_12_5f_гост"/></table:table-cell></table:table-row><table:table-row table:style-name="Таблица92.A1.1"><table:table-cell table:style-name="Таблица92.A1.1.2" office:value-type="string"><text:p text:style-name="Штамп_5f_лево_5f_12_5f_гост"><text:s/><text:user-field-get text:name="Должность5"/></text:p></table:table-cell><table:table-cell table:style-name="Таблица92.A1.1.2" office:value-type="string"><text:p text:style-name="Штамп_5f_лево_5f_12_5f_гост"><text:s/><text:user-field-get text:name="Фамилия5"/></text:p></table:table-cell><table:table-cell table:style-name="Таблица92.A1.1.2" office:value-type="string"><text:p text:style-name="Штамп_5f_лево_5f_12_5f_гост"/></table:table-cell><table:table-cell table:style-name="Таблица92.A1.1.2" office:value-type="string"><text:p text:style-name="Штамп_5f_лево_5f_12_5f_гост"/></table:table-cell></table:table-row></table:table></table:table-cell><table:table-cell table:style-name="Таблица92.A1.1.1" office:value-type="string"><text:p text:style-name="Штамп_5f_центр_5f_16_5f_гост"><text:user-field-get text:name="Рамка_доп1"/></text:p></table:table-cell><table:table-cell><table:table table:is-sub-table="true"><table:table-column table:style-name="Таблица92.A1.5"/><table:table-column table:style-name="Таблица92.C2.2"/><table:table-column table:style-name="Таблица92.C2.3"/><table:table-row table:style-name="Таблица92.A1.1"><table:table-cell table:style-name="Таблица92.A1.1.1" office:value-type="string"><text:p text:style-name="Штамп_5f_центр_5f_11_5f_гост">Стадия</text:p></table:table-cell><table:table-cell table:style-name="Таблица92.A1.1.1" office:value-type="string"><text:p text:style-name="Штамп_5f_центр_5f_11_5f_гост">Лист</text:p></table:table-cell><table:table-cell table:style-name="Таблица92.B1" office:value-type="string"><text:p text:style-name="Штамп_5f_центр_5f_11_5f_гост">Листов</text:p></table:table-cell></table:table-row><table:table-row table:style-name="Таблица92.A1.1"><table:table-cell table:style-name="Таблица92.A1.1.2" office:value-type="string"><text:p text:style-name="Штамп_5f_центр_5f_12_5f_гост"><text:user-field-get text:name="Стадия">Р</text:user-field-get></text:p></table:table-cell><table:table-cell table:style-name="Таблица92.A1.1.2" office:value-type="string"><text:p text:style-name="Штамп_5f_центр_5f_12_5f_гост"><text:user-field-get text:name="Номер_листа"/><text:page-number text:select-page="current">0</text:page-number></text:p></table:table-cell><table:table-cell table:style-name="Таблица92.C2.3.2" table:formula="ooow:&lt;A1.1.1&gt;+&lt;A1.2.1&gt;" office:value-type="float" office:value="6"><text:p text:style-name="Штамп_5f_центр_5f_12_5f_гост">6</text:p></table:table-cell></table:table-row><table:table-row table:style-name="Таблица92.C2.3"><table:table-cell table:style-name="Таблица92.C2.1.3" table:number-columns-spanned="3" office:value-type="string"><text:p text:style-name="Штамп_5f_центр_5f_12_5f_гост"><text:user-field-get text:name="Организация1строка">ИКИ РАН</text:user-field-get></text:p><text:p text:style-name="Штамп_5f_центр_5f_12_5f_гост"><text:user-field-get text:name="Организация2строка">г. Москва</text:user-field-get></text:p><text:p text:style-name="Штамп_5f_центр_5f_12_5f_гост"><text:user-field-get text:name="Организация3строка">2014 г. </text:user-field-get></text:p></table:table-cell><table:covered-table-cell/><table:covered-table-cell/></table:table-row></table:table></table:table-cell></table:table-row></table:table><text:p text:style-name="Frame_20_contents"/></draw:text-box></draw:frame></text:p>
      </style:footer>
    </style:master-page>
    <style:master-page style:name="A4x3_5f_форма5_5f_доп1_5f_согл_5f_табл" style:display-name="A4x3_форма5_доп1_согл_табл" style:page-layout-name="Mpm28" style:next-style-name="A4x3_5f_форма6_5f_доп1_5f_согл_5f_табл">
      <style:footer>
        <text:p text:style-name="Footer"><draw:frame draw:style-name="Mfr6" draw:name="Врезка99" text:anchor-type="paragraph" svg:x="41.935cm" svg:y="-0.494cm" svg:width="18.5cm" svg:height="4.03cm" draw:z-index="0"><draw:text-box><table:table table:name="Таблица98" table:style-name="Таблица98"><table:table-column table:style-name="Таблица98.A"/><table:table-column table:style-name="Таблица98.B"/><table:table-column table:style-name="Таблица98.C"/><table:table-row><table:table-cell><table:table table:is-sub-table="true"><table:table-column table:style-name="Таблица98.A1.1"/><table:table-column table:style-name="Таблица98.A1.2" table:number-columns-repeated="3"/><table:table-column table:style-name="Таблица98.A1.5"/><table:table-column table:style-name="Таблица98.A1.6"/><table:table-row table:style-name="Таблица98.A1.1"><table:table-cell table:style-name="Таблица98.A1.1.1" office:value-type="string"><text:p text:style-name="MP4"><draw:frame draw:style-name="Mfr1" draw:name="Врезка100" text:anchor-type="paragraph" svg:x="0.82cm" svg:y="20.669cm" svg:width="1.199cm" svg:height="8.53cm" draw:z-index="0"><draw:text-box><table:table table:name="Таблица99" table:style-name="Таблица99"><table:table-column table:style-name="Таблица99.A"/><table:table-column table:style-name="Таблица99.B"/><table:table-row table:style-name="Таблица99.1"><table:table-cell table:style-name="Таблица99.A1" office:value-type="string"><text:p text:style-name="Штамп_5f_центр_5f_12_5f_гост_5f_90град">Взам. инв. №</text:p></table:table-cell><table:table-cell table:style-name="Таблица99.B1" office:value-type="string"><text:p text:style-name="Штамп_5f_центр_5f_12_5f_гост_5f_90град"><text:user-field-get text:name="Взамен_инв_номера"/></text:p></table:table-cell></table:table-row><table:table-row table:style-name="Таблица99.2"><table:table-cell table:style-name="Таблица99.A2" office:value-type="string"><text:p text:style-name="Штамп_5f_центр_5f_12_5f_гост_5f_90град">Подп. и дата</text:p></table:table-cell><table:table-cell table:style-name="Таблица99.B2" office:value-type="string"><text:p text:style-name="Штамп_5f_центр_5f_12_5f_гост_5f_90град"><text:user-field-get text:name="Дата"/> </text:p></table:table-cell></table:table-row><table:table-row table:style-name="Таблица99.1"><table:table-cell table:style-name="Таблица99.A2" office:value-type="string"><text:p text:style-name="Штамп_5f_центр_5f_12_5f_гост_5f_90град">Инв. № подл</text:p></table:table-cell><table:table-cell table:style-name="Таблица99.B3" office:value-type="string"><text:p text:style-name="Штамп_5f_центр_5f_12_5f_гост_5f_90град"><text:user-field-get text:name="Инвентарный_номер"/></text:p></table:table-cell></table:table-row></table:table><text:p text:style-name="MP3"/></draw:text-box></draw:frame><text:user-field-get text:name="Приложений"/></text:p></table:table-cell><table:table-cell table:style-name="Таблица98.A1.1.1" office:value-type="string"><text:p text:style-name="MP4"><text:page-count>6</text:page-count></text:p></table:table-cell><table:table-cell table:style-name="Таблица98.A1.1.1" office:value-type="string"><text:p text:style-name="Штамп_5f_центр_5f_11_5f_гост"/></table:table-cell><table:table-cell table:style-name="Таблица98.A1.1.1" office:value-type="string"><text:p text:style-name="Штамп_5f_центр_5f_11_5f_гост"/></table:table-cell><table:table-cell table:style-name="Таблица98.A1.1.1" office:value-type="string"><text:p text:style-name="Штамп_5f_центр_5f_11_5f_гост"/></table:table-cell><table:table-cell table:style-name="Таблица98.A1.1.1" office:value-type="string"><text:p text:style-name="Штамп_5f_центр_5f_11_5f_гост"/></table:table-cell></table:table-row><table:table-row table:style-name="Таблица98.A1.1"><table:table-cell table:style-name="Таблица98.A1.1.2" office:value-type="string"><text:p text:style-name="Штамп_5f_центр_5f_11_5f_гост"/></table:table-cell><table:table-cell table:style-name="Таблица98.A1.1.2" office:value-type="string"><text:p text:style-name="Штамп_5f_центр_5f_11_5f_гост"/></table:table-cell><table:table-cell table:style-name="Таблица98.A1.1.2" office:value-type="string"><text:p text:style-name="Штамп_5f_центр_5f_11_5f_гост"/></table:table-cell><table:table-cell table:style-name="Таблица98.A1.1.2" office:value-type="string"><text:p text:style-name="Штамп_5f_центр_5f_11_5f_гост"/></table:table-cell><table:table-cell table:style-name="Таблица98.A1.1.2" office:value-type="string"><text:p text:style-name="Штамп_5f_центр_5f_11_5f_гост"/></table:table-cell><table:table-cell table:style-name="Таблица98.A1.1.2" office:value-type="string"><text:p text:style-name="Штамп_5f_центр_5f_11_5f_гост"/></table:table-cell></table:table-row><table:table-row table:style-name="Таблица98.A1.1"><table:table-cell table:style-name="Таблица98.A1.1.2" office:value-type="string"><text:p text:style-name="Штамп_5f_центр_5f_11_5f_гост">Изм.</text:p></table:table-cell><table:table-cell table:style-name="Таблица98.A1.1.2" office:value-type="string"><text:p text:style-name="Штамп_5f_центр_5f_11_5f_гост">Кол.уч.</text:p></table:table-cell><table:table-cell table:style-name="Таблица98.A1.1.2" office:value-type="string"><text:p text:style-name="Штамп_5f_центр_5f_11_5f_гост">Лист</text:p></table:table-cell><table:table-cell table:style-name="Таблица98.A1.1.2" office:value-type="string"><text:p text:style-name="Штамп_5f_центр_5f_11_5f_гост">№ док.</text:p></table:table-cell><table:table-cell table:style-name="Таблица98.A1.1.2" office:value-type="string"><text:p text:style-name="Штамп_5f_центр_5f_11_5f_гост">Подп</text:p></table:table-cell><table:table-cell table:style-name="Таблица98.A1.1.2" office:value-type="string"><text:p text:style-name="Штамп_5f_центр_5f_11_5f_гост">Дата</text:p></table:table-cell></table:table-row></table:table></table:table-cell><table:table-cell table:style-name="Таблица98.B1" table:number-columns-spanned="2" office:value-type="string"><text:p text:style-name="Штамп_5f_центр_5f_20_5f_гост"><text:user-field-get text:name="Код_проекта">КИА БУК</text:user-field-get></text:p></table:table-cell><table:covered-table-cell/></table:table-row><table:table-row><table:table-cell><table:table table:is-sub-table="true"><table:table-column table:style-name="Таблица98.A2.1"/><table:table-column table:style-name="Таблица98.A2.2"/><table:table-column table:style-name="Таблица98.A1.5"/><table:table-column table:style-name="Таблица98.A2.4"/><table:table-row table:style-name="Таблица98.A1.1"><table:table-cell table:style-name="Таблица98.A1.1.2" office:value-type="string"><text:p text:style-name="Штамп_5f_лево_5f_12_5f_гост"><text:s/><text:user-field-get text:name="Должность1"/></text:p></table:table-cell><table:table-cell table:style-name="Таблица98.A1.1.2" office:value-type="string"><text:p text:style-name="Штамп_5f_лево_5f_12_5f_гост"><text:s/><text:user-field-get text:name="Фамилия1"/></text:p></table:table-cell><table:table-cell table:style-name="Таблица98.A1.1.2" office:value-type="string"><text:p text:style-name="Штамп_5f_лево_5f_12_5f_гост"/></table:table-cell><table:table-cell table:style-name="Таблица98.A1.1.2" office:value-type="string"><text:p text:style-name="Штамп_5f_лево_5f_12_5f_гост"/></table:table-cell></table:table-row><table:table-row table:style-name="Таблица98.A1.1"><table:table-cell table:style-name="Таблица98.A1.1.2" office:value-type="string"><text:p text:style-name="Штамп_5f_лево_5f_12_5f_гост"><text:s/><text:user-field-get text:name="Должность2"/></text:p></table:table-cell><table:table-cell table:style-name="Таблица98.A1.1.2" office:value-type="string"><text:p text:style-name="Штамп_5f_лево_5f_12_5f_гост"><text:s/><text:user-field-get text:name="Фамилия2"/></text:p></table:table-cell><table:table-cell table:style-name="Таблица98.A1.1.2" office:value-type="string"><text:p text:style-name="Штамп_5f_лево_5f_12_5f_гост"/></table:table-cell><table:table-cell table:style-name="Таблица98.A1.1.2" office:value-type="string"><text:p text:style-name="Штамп_5f_лево_5f_12_5f_гост"/></table:table-cell></table:table-row><table:table-row table:style-name="Таблица98.A1.1"><table:table-cell table:style-name="Таблица98.A2.1.3" office:value-type="string"><text:p text:style-name="Штамп_5f_лево_5f_12_5f_гост"><text:s/><text:user-field-get text:name="Должность3"/></text:p></table:table-cell><table:table-cell table:style-name="Таблица98.A1.1.2" office:value-type="string"><text:p text:style-name="Штамп_5f_лево_5f_12_5f_гост"><text:s/><text:user-field-get text:name="Фамилия3"/></text:p></table:table-cell><table:table-cell table:style-name="Таблица98.A1.1.2" office:value-type="string"><text:p text:style-name="Штамп_5f_лево_5f_12_5f_гост"/></table:table-cell><table:table-cell table:style-name="Таблица98.A1.1.2" office:value-type="string"><text:p text:style-name="Штамп_5f_лево_5f_12_5f_гост"/></table:table-cell></table:table-row><table:table-row table:style-name="Таблица98.A1.1"><table:table-cell table:style-name="Таблица98.A1.1.2" office:value-type="string"><text:p text:style-name="Штамп_5f_лево_5f_12_5f_гост"><text:s/><text:user-field-get text:name="Должность4"/></text:p></table:table-cell><table:table-cell table:style-name="Таблица98.A1.1.2" office:value-type="string"><text:p text:style-name="Штамп_5f_лево_5f_12_5f_гост"><text:s/><text:user-field-get text:name="Фамилия4"/></text:p></table:table-cell><table:table-cell table:style-name="Таблица98.A1.1.2" office:value-type="string"><text:p text:style-name="Штамп_5f_лево_5f_12_5f_гост"/></table:table-cell><table:table-cell table:style-name="Таблица98.A1.1.2" office:value-type="string"><text:p text:style-name="Штамп_5f_лево_5f_12_5f_гост"/></table:table-cell></table:table-row><table:table-row table:style-name="Таблица98.A1.1"><table:table-cell table:style-name="Таблица98.A1.1.2" office:value-type="string"><text:p text:style-name="Штамп_5f_лево_5f_12_5f_гост"><draw:frame draw:style-name="Mfr3" draw:name="Врезка101" text:anchor-type="paragraph" svg:x="0.011cm" svg:y="14.199cm" svg:width="2cm" svg:height="6.5cm" draw:z-index="0"><draw:text-box><table:table table:name="Таблица100" table:style-name="Таблица100"><table:table-column table:style-name="Таблица100.A"/><table:table-column table:style-name="Таблица100.B"/><table:table-row table:style-name="Таблица100.1"><table:table-cell table:style-name="Таблица100.A1" office:value-type="string"><text:p text:style-name="Штамп_5f_центр_5f_12_5f_гост_5f_90град">Согласовано</text:p></table:table-cell><table:table-cell><table:table table:is-sub-table="true"><table:table-column table:style-name="Таблица100.B1.1" table:number-columns-repeated="3"/><table:table-row table:style-name="Таблица100.B1.1"><table:table-cell table:style-name="Таблица100.B1.2.1" office:value-type="string"><text:p text:style-name="Штамп_5f_центр_5f_12_5f_гост_5f_90град"/></table:table-cell><table:table-cell table:style-name="Таблица100.B1.2.1" office:value-type="string"><text:p text:style-name="Штамп_5f_центр_5f_12_5f_гост_5f_90град"/></table:table-cell><table:table-cell table:style-name="Таблица100.B1.3.1" office:value-type="string"><text:p text:style-name="Штамп_5f_центр_5f_12_5f_гост_5f_90град"/></table:table-cell></table:table-row><table:table-row table:style-name="Таблица100.B1.2"><table:table-cell table:style-name="Таблица100.B1.2.4" office:value-type="string"><text:p text:style-name="Штамп_5f_центр_5f_12_5f_гост_5f_90град"/></table:table-cell><table:table-cell table:style-name="Таблица100.B1.2.4" office:value-type="string"><text:p text:style-name="Штамп_5f_центр_5f_12_5f_гост_5f_90град"/></table:table-cell><table:table-cell table:style-name="Таблица100.B1.3.4" office:value-type="string"><text:p text:style-name="Штамп_5f_центр_5f_12_5f_гост_5f_90град"/></table:table-cell></table:table-row><table:table-row table:style-name="Таблица100.B1.3"><table:table-cell table:style-name="Таблица100.B1.2.4" office:value-type="string"><text:p text:style-name="Штамп_5f_центр_5f_12_5f_гост_5f_90град"/></table:table-cell><table:table-cell table:style-name="Таблица100.B1.2.4" office:value-type="string"><text:p text:style-name="Штамп_5f_центр_5f_12_5f_гост_5f_90град"/></table:table-cell><table:table-cell table:style-name="Таблица100.B1.3.4" office:value-type="string"><text:p text:style-name="Штамп_5f_центр_5f_12_5f_гост_5f_90град"/></table:table-cell></table:table-row><table:table-row table:style-name="Таблица100.B1.3"><table:table-cell table:style-name="Таблица100.B1.2.4" office:value-type="string"><text:p text:style-name="Штамп_5f_центр_5f_12_5f_гост_5f_90град"/></table:table-cell><table:table-cell table:style-name="Таблица100.B1.2.4" office:value-type="string"><text:p text:style-name="Штамп_5f_центр_5f_12_5f_гост_5f_90град"/></table:table-cell><table:table-cell table:style-name="Таблица100.B1.3.4" office:value-type="string"><text:p text:style-name="Штамп_5f_центр_5f_12_5f_гост_5f_90град"/></table:table-cell></table:table-row></table:table></table:table-cell></table:table-row></table:table><text:p text:style-name="Frame_20_contents"/></draw:text-box></draw:frame> <text:user-field-get text:name="Должность5"/></text:p></table:table-cell><table:table-cell table:style-name="Таблица98.A1.1.2" office:value-type="string"><text:p text:style-name="Штамп_5f_лево_5f_12_5f_гост"><text:s/><text:user-field-get text:name="Фамилия5"/></text:p></table:table-cell><table:table-cell table:style-name="Таблица98.A1.1.2" office:value-type="string"><text:p text:style-name="Штамп_5f_лево_5f_12_5f_гост"/></table:table-cell><table:table-cell table:style-name="Таблица98.A1.1.2" office:value-type="string"><text:p text:style-name="Штамп_5f_лево_5f_12_5f_гост"/></table:table-cell></table:table-row></table:table></table:table-cell><table:table-cell table:style-name="Таблица98.A1.1.1" office:value-type="string"><text:p text:style-name="Штамп_5f_центр_5f_16_5f_гост"><text:user-field-get text:name="Рамка_доп1"/></text:p></table:table-cell><table:table-cell><table:table table:is-sub-table="true"><table:table-column table:style-name="Таблица98.A1.5"/><table:table-column table:style-name="Таблица98.C2.2"/><table:table-column table:style-name="Таблица98.C2.3"/><table:table-row table:style-name="Таблица98.A1.1"><table:table-cell table:style-name="Таблица98.A1.1.1" office:value-type="string"><text:p text:style-name="Штамп_5f_центр_5f_11_5f_гост">Стадия</text:p></table:table-cell><table:table-cell table:style-name="Таблица98.A1.1.1" office:value-type="string"><text:p text:style-name="Штамп_5f_центр_5f_11_5f_гост">Лист</text:p></table:table-cell><table:table-cell table:style-name="Таблица98.B1" office:value-type="string"><text:p text:style-name="Штамп_5f_центр_5f_11_5f_гост">Листов</text:p></table:table-cell></table:table-row><table:table-row table:style-name="Таблица98.A1.1"><table:table-cell table:style-name="Таблица98.A1.1.2" office:value-type="string"><text:p text:style-name="Штамп_5f_центр_5f_12_5f_гост"><text:user-field-get text:name="Стадия">Р</text:user-field-get></text:p></table:table-cell><table:table-cell table:style-name="Таблица98.A1.1.2" office:value-type="string"><text:p text:style-name="Штамп_5f_центр_5f_12_5f_гост"><text:user-field-get text:name="Номер_листа"/><text:page-number text:select-page="current">0</text:page-number></text:p></table:table-cell><table:table-cell table:style-name="Таблица98.C2.3.2" table:formula="ooow:&lt;A1.1.1&gt;+&lt;A1.2.1&gt;" office:value-type="float" office:value="6"><text:p text:style-name="Штамп_5f_центр_5f_12_5f_гост">6</text:p></table:table-cell></table:table-row><table:table-row table:style-name="Таблица98.C2.3"><table:table-cell table:style-name="Таблица98.C2.1.3" table:number-columns-spanned="3" office:value-type="string"><text:p text:style-name="Штамп_5f_центр_5f_12_5f_гост"><text:user-field-get text:name="Организация1строка">ИКИ РАН</text:user-field-get></text:p><text:p text:style-name="Штамп_5f_центр_5f_12_5f_гост"><text:user-field-get text:name="Организация2строка">г. Москва</text:user-field-get></text:p><text:p text:style-name="Штамп_5f_центр_5f_12_5f_гост"><text:user-field-get text:name="Организация3строка">2014 г. </text:user-field-get></text:p></table:table-cell><table:covered-table-cell/><table:covered-table-cell/></table:table-row></table:table></table:table-cell></table:table-row></table:table><text:p text:style-name="Frame_20_contents"/></draw:text-box></draw:frame></text:p>
      </style:footer>
    </style:master-page>
    <style:master-page style:name="A4x3_5f_форма3_5f_доп1_5f_согл_5f_табл" style:display-name="A4x3_форма3_доп1_согл_табл" style:page-layout-name="Mpm29" style:next-style-name="A4x3_5f_форма6_5f_доп1_5f_согл_5f_табл">
      <style:footer>
        <text:p text:style-name="Footer"><draw:frame draw:style-name="Mfr6" draw:name="Врезка102" text:anchor-type="paragraph" svg:x="41.984cm" svg:y="-0.496cm" svg:width="18.5cm" svg:height="5.53cm" draw:z-index="0"><draw:text-box><table:table table:name="Таблица101" table:style-name="Таблица101"><table:table-column table:style-name="Таблица101.A"/><table:table-column table:style-name="Таблица101.B"/><table:table-column table:style-name="Таблица101.C"/><table:table-row><table:table-cell><table:table table:is-sub-table="true"><table:table-column table:style-name="Таблица101.A1.1"/><table:table-column table:style-name="Таблица101.A1.2" table:number-columns-repeated="3"/><table:table-column table:style-name="Таблица101.A1.5"/><table:table-column table:style-name="Таблица101.A1.6"/><table:table-row table:style-name="Таблица101.A1.1"><table:table-cell table:style-name="Таблица101.A1.1.1" office:value-type="string"><text:p text:style-name="MP4"><draw:frame draw:style-name="Mfr1" draw:name="Врезка103" text:anchor-type="paragraph" svg:x="0.82cm" svg:y="20.669cm" svg:width="1.199cm" svg:height="8.53cm" draw:z-index="0"><draw:text-box><table:table table:name="Таблица102" table:style-name="Таблица102"><table:table-column table:style-name="Таблица102.A"/><table:table-column table:style-name="Таблица102.B"/><table:table-row table:style-name="Таблица102.1"><table:table-cell table:style-name="Таблица102.A1" office:value-type="string"><text:p text:style-name="Штамп_5f_центр_5f_12_5f_гост_5f_90град">Взам. инв. №</text:p></table:table-cell><table:table-cell table:style-name="Таблица102.B1" office:value-type="string"><text:p text:style-name="Штамп_5f_центр_5f_12_5f_гост_5f_90град"><text:user-field-get text:name="Взамен_инв_номера"/></text:p></table:table-cell></table:table-row><table:table-row table:style-name="Таблица102.2"><table:table-cell table:style-name="Таблица102.A2" office:value-type="string"><text:p text:style-name="Штамп_5f_центр_5f_12_5f_гост_5f_90град">Подп. и дата</text:p></table:table-cell><table:table-cell table:style-name="Таблица102.B2" office:value-type="string"><text:p text:style-name="Штамп_5f_центр_5f_12_5f_гост_5f_90град"><text:user-field-get text:name="Дата"/> </text:p></table:table-cell></table:table-row><table:table-row table:style-name="Таблица102.1"><table:table-cell table:style-name="Таблица102.A2" office:value-type="string"><text:p text:style-name="Штамп_5f_центр_5f_12_5f_гост_5f_90град">Инв. № подл</text:p></table:table-cell><table:table-cell table:style-name="Таблица102.B3" office:value-type="string"><text:p text:style-name="Штамп_5f_центр_5f_12_5f_гост_5f_90град"><text:user-field-get text:name="Инвентарный_номер"/></text:p></table:table-cell></table:table-row></table:table><text:p text:style-name="MP3"/></draw:text-box></draw:frame><text:user-field-get text:name="Приложений"/></text:p></table:table-cell><table:table-cell table:style-name="Таблица101.A1.1.1" office:value-type="string"><text:p text:style-name="MP4"><text:page-count>6</text:page-count></text:p></table:table-cell><table:table-cell table:style-name="Таблица101.A1.1.1" office:value-type="string"><text:p text:style-name="Штамп_5f_центр_5f_11_5f_гост"/></table:table-cell><table:table-cell table:style-name="Таблица101.A1.1.1" office:value-type="string"><text:p text:style-name="Штамп_5f_центр_5f_11_5f_гост"/></table:table-cell><table:table-cell table:style-name="Таблица101.A1.1.1" office:value-type="string"><text:p text:style-name="Штамп_5f_центр_5f_11_5f_гост"/></table:table-cell><table:table-cell table:style-name="Таблица101.A1.1.1" office:value-type="string"><text:p text:style-name="Штамп_5f_центр_5f_11_5f_гост"/></table:table-cell></table:table-row><table:table-row table:style-name="Таблица101.A1.1"><table:table-cell table:style-name="Таблица101.A1.1.2" office:value-type="string"><text:p text:style-name="Штамп_5f_центр_5f_11_5f_гост"/></table:table-cell><table:table-cell table:style-name="Таблица101.A1.1.2" office:value-type="string"><text:p text:style-name="Штамп_5f_центр_5f_11_5f_гост"/></table:table-cell><table:table-cell table:style-name="Таблица101.A1.1.2" office:value-type="string"><text:p text:style-name="Штамп_5f_центр_5f_11_5f_гост"/></table:table-cell><table:table-cell table:style-name="Таблица101.A1.1.2" office:value-type="string"><text:p text:style-name="Штамп_5f_центр_5f_11_5f_гост"/></table:table-cell><table:table-cell table:style-name="Таблица101.A1.1.2" office:value-type="string"><text:p text:style-name="Штамп_5f_центр_5f_11_5f_гост"/></table:table-cell><table:table-cell table:style-name="Таблица101.A1.1.2" office:value-type="string"><text:p text:style-name="Штамп_5f_центр_5f_11_5f_гост"/></table:table-cell></table:table-row><table:table-row table:style-name="Таблица101.A1.1"><table:table-cell table:style-name="Таблица101.A1.1.2" office:value-type="string"><text:p text:style-name="Штамп_5f_центр_5f_11_5f_гост"/></table:table-cell><table:table-cell table:style-name="Таблица101.A1.1.2" office:value-type="string"><text:p text:style-name="Штамп_5f_центр_5f_11_5f_гост"/></table:table-cell><table:table-cell table:style-name="Таблица101.A1.1.2" office:value-type="string"><text:p text:style-name="Штамп_5f_центр_5f_11_5f_гост"/></table:table-cell><table:table-cell table:style-name="Таблица101.A1.1.2" office:value-type="string"><text:p text:style-name="Штамп_5f_центр_5f_11_5f_гост"/></table:table-cell><table:table-cell table:style-name="Таблица101.A1.1.2" office:value-type="string"><text:p text:style-name="Штамп_5f_центр_5f_11_5f_гост"/></table:table-cell><table:table-cell table:style-name="Таблица101.A1.1.2" office:value-type="string"><text:p text:style-name="Штамп_5f_центр_5f_11_5f_гост"/></table:table-cell></table:table-row><table:table-row table:style-name="Таблица101.A1.1"><table:table-cell table:style-name="Таблица101.A1.1.2" office:value-type="string"><text:p text:style-name="Штамп_5f_центр_5f_11_5f_гост"/></table:table-cell><table:table-cell table:style-name="Таблица101.A1.1.2" office:value-type="string"><text:p text:style-name="Штамп_5f_центр_5f_11_5f_гост"/></table:table-cell><table:table-cell table:style-name="Таблица101.A1.1.2" office:value-type="string"><text:p text:style-name="Штамп_5f_центр_5f_11_5f_гост"/></table:table-cell><table:table-cell table:style-name="Таблица101.A1.1.2" office:value-type="string"><text:p text:style-name="Штамп_5f_центр_5f_11_5f_гост"/></table:table-cell><table:table-cell table:style-name="Таблица101.A1.1.2" office:value-type="string"><text:p text:style-name="Штамп_5f_центр_5f_11_5f_гост"/></table:table-cell><table:table-cell table:style-name="Таблица101.A1.1.2" office:value-type="string"><text:p text:style-name="Штамп_5f_центр_5f_11_5f_гост"/></table:table-cell></table:table-row><table:table-row table:style-name="Таблица101.A1.1"><table:table-cell table:style-name="Таблица101.A1.1.2" office:value-type="string"><text:p text:style-name="Штамп_5f_центр_5f_11_5f_гост">Изм.</text:p></table:table-cell><table:table-cell table:style-name="Таблица101.A1.1.2" office:value-type="string"><text:p text:style-name="Штамп_5f_центр_5f_11_5f_гост">Кол.уч.</text:p></table:table-cell><table:table-cell table:style-name="Таблица101.A1.1.2" office:value-type="string"><text:p text:style-name="Штамп_5f_центр_5f_11_5f_гост">Лист</text:p></table:table-cell><table:table-cell table:style-name="Таблица101.A1.1.2" office:value-type="string"><text:p text:style-name="Штамп_5f_центр_5f_11_5f_гост">№ док.</text:p></table:table-cell><table:table-cell table:style-name="Таблица101.A1.1.2" office:value-type="string"><text:p text:style-name="Штамп_5f_центр_5f_11_5f_гост">Подп</text:p></table:table-cell><table:table-cell table:style-name="Таблица101.A1.1.2" office:value-type="string"><text:p text:style-name="Штамп_5f_центр_5f_11_5f_гост">Дата</text:p></table:table-cell></table:table-row></table:table></table:table-cell><table:table-cell table:number-columns-spanned="2"><table:table table:is-sub-table="true"><table:table-column table:style-name="Таблица101.B1.1"/><table:table-row table:style-name="Таблица101.B1.1"><table:table-cell table:style-name="Таблица101.B1.1.1" office:value-type="string"><text:p text:style-name="Штамп_5f_центр_5f_20_5f_гост"><text:user-field-get text:name="Код_проекта">КИА БУК</text:user-field-get></text:p></table:table-cell></table:table-row><table:table-row table:style-name="Таблица101.B1.2"><table:table-cell table:style-name="Таблица101.B1.1.2" office:value-type="string"><text:p text:style-name="Штамп_5f_центр_5f_20_5f_гост"><text:user-field-get text:name="Название_проекта">Программное обеспечение контрольно-испытательной аппаратуры блока управления каналами.</text:user-field-get></text:p></table:table-cell></table:table-row></table:table></table:table-cell><table:covered-table-cell/></table:table-row><table:table-row><table:table-cell><table:table table:is-sub-table="true"><table:table-column table:style-name="Таблица101.A2.1"/><table:table-column table:style-name="Таблица101.A2.2"/><table:table-column table:style-name="Таблица101.A1.5"/><table:table-column table:style-name="Таблица101.A2.4"/><table:table-row table:style-name="Таблица101.A1.1"><table:table-cell table:style-name="Таблица101.A1.1.2" office:value-type="string"><text:p text:style-name="Штамп_5f_лево_5f_12_5f_гост"><text:s/><text:user-field-get text:name="Должность1"/></text:p></table:table-cell><table:table-cell table:style-name="Таблица101.A1.1.2" office:value-type="string"><text:p text:style-name="Штамп_5f_лево_5f_12_5f_гост"><text:s/><text:user-field-get text:name="Фамилия1"/></text:p></table:table-cell><table:table-cell table:style-name="Таблица101.A1.1.2" office:value-type="string"><text:p text:style-name="Штамп_5f_лево_5f_12_5f_гост"/></table:table-cell><table:table-cell table:style-name="Таблица101.A1.1.2" office:value-type="string"><text:p text:style-name="Штамп_5f_лево_5f_12_5f_гост"/></table:table-cell></table:table-row><table:table-row table:style-name="Таблица101.A1.1"><table:table-cell table:style-name="Таблица101.A1.1.2" office:value-type="string"><text:p text:style-name="Штамп_5f_лево_5f_12_5f_гост"><text:s/><text:user-field-get text:name="Должность2"/></text:p></table:table-cell><table:table-cell table:style-name="Таблица101.A1.1.2" office:value-type="string"><text:p text:style-name="Штамп_5f_лево_5f_12_5f_гост"><text:s/><text:user-field-get text:name="Фамилия2"/></text:p></table:table-cell><table:table-cell table:style-name="Таблица101.A1.1.2" office:value-type="string"><text:p text:style-name="Штамп_5f_лево_5f_12_5f_гост"/></table:table-cell><table:table-cell table:style-name="Таблица101.A1.1.2" office:value-type="string"><text:p text:style-name="Штамп_5f_лево_5f_12_5f_гост"/></table:table-cell></table:table-row><table:table-row table:style-name="Таблица101.A1.1"><table:table-cell table:style-name="Таблица101.A2.1.3" office:value-type="string"><text:p text:style-name="Штамп_5f_лево_5f_12_5f_гост"><text:s/><text:user-field-get text:name="Должность3"/></text:p></table:table-cell><table:table-cell table:style-name="Таблица101.A1.1.2" office:value-type="string"><text:p text:style-name="Штамп_5f_лево_5f_12_5f_гост"><text:s/><text:user-field-get text:name="Фамилия3"/></text:p></table:table-cell><table:table-cell table:style-name="Таблица101.A1.1.2" office:value-type="string"><text:p text:style-name="Штамп_5f_лево_5f_12_5f_гост"/></table:table-cell><table:table-cell table:style-name="Таблица101.A1.1.2" office:value-type="string"><text:p text:style-name="Штамп_5f_лево_5f_12_5f_гост"/></table:table-cell></table:table-row><table:table-row table:style-name="Таблица101.A1.1"><table:table-cell table:style-name="Таблица101.A1.1.2" office:value-type="string"><text:p text:style-name="Штамп_5f_лево_5f_12_5f_гост"><text:s/><text:user-field-get text:name="Должность4"/></text:p></table:table-cell><table:table-cell table:style-name="Таблица101.A1.1.2" office:value-type="string"><text:p text:style-name="Штамп_5f_лево_5f_12_5f_гост"><text:s/><text:user-field-get text:name="Фамилия4"/></text:p></table:table-cell><table:table-cell table:style-name="Таблица101.A1.1.2" office:value-type="string"><text:p text:style-name="Штамп_5f_лево_5f_12_5f_гост"/></table:table-cell><table:table-cell table:style-name="Таблица101.A1.1.2" office:value-type="string"><text:p text:style-name="Штамп_5f_лево_5f_12_5f_гост"/></table:table-cell></table:table-row><table:table-row table:style-name="Таблица101.A1.1"><table:table-cell><table:table table:is-sub-table="true"><table:table-column table:style-name="Таблица101.A2.1"/><table:table-row table:style-name="Таблица101.A1.1"><table:table-cell table:style-name="Таблица101.A1.1.2" office:value-type="string"><text:p text:style-name="Штамп_5f_лево_5f_12_5f_гост"><draw:frame draw:style-name="Mfr3" draw:name="Врезка104" text:anchor-type="paragraph" svg:x="0.011cm" svg:y="14.199cm" svg:width="2cm" svg:height="6.5cm" draw:z-index="0"><draw:text-box><table:table table:name="Таблица103" table:style-name="Таблица103"><table:table-column table:style-name="Таблица103.A"/><table:table-column table:style-name="Таблица103.B"/><table:table-row table:style-name="Таблица103.1"><table:table-cell table:style-name="Таблица103.A1" office:value-type="string"><text:p text:style-name="Штамп_5f_центр_5f_12_5f_гост_5f_90град">Согласовано</text:p></table:table-cell><table:table-cell><table:table table:is-sub-table="true"><table:table-column table:style-name="Таблица103.B1.1" table:number-columns-repeated="3"/><table:table-row table:style-name="Таблица103.B1.1"><table:table-cell table:style-name="Таблица103.B1.2.1" office:value-type="string"><text:p text:style-name="Штамп_5f_центр_5f_12_5f_гост_5f_90град"/></table:table-cell><table:table-cell table:style-name="Таблица103.B1.2.1" office:value-type="string"><text:p text:style-name="Штамп_5f_центр_5f_12_5f_гост_5f_90град"/></table:table-cell><table:table-cell table:style-name="Таблица103.B1.3.1" office:value-type="string"><text:p text:style-name="Штамп_5f_центр_5f_12_5f_гост_5f_90град"/></table:table-cell></table:table-row><table:table-row table:style-name="Таблица103.B1.2"><table:table-cell table:style-name="Таблица103.B1.2.4" office:value-type="string"><text:p text:style-name="Штамп_5f_центр_5f_12_5f_гост_5f_90град"/></table:table-cell><table:table-cell table:style-name="Таблица103.B1.2.4" office:value-type="string"><text:p text:style-name="Штамп_5f_центр_5f_12_5f_гост_5f_90град"/></table:table-cell><table:table-cell table:style-name="Таблица103.B1.3.4" office:value-type="string"><text:p text:style-name="Штамп_5f_центр_5f_12_5f_гост_5f_90град"/></table:table-cell></table:table-row><table:table-row table:style-name="Таблица103.B1.3"><table:table-cell table:style-name="Таблица103.B1.2.4" office:value-type="string"><text:p text:style-name="Штамп_5f_центр_5f_12_5f_гост_5f_90град"/></table:table-cell><table:table-cell table:style-name="Таблица103.B1.2.4" office:value-type="string"><text:p text:style-name="Штамп_5f_центр_5f_12_5f_гост_5f_90град"/></table:table-cell><table:table-cell table:style-name="Таблица103.B1.3.4" office:value-type="string"><text:p text:style-name="Штамп_5f_центр_5f_12_5f_гост_5f_90град"/></table:table-cell></table:table-row><table:table-row table:style-name="Таблица103.B1.3"><table:table-cell table:style-name="Таблица103.B1.2.4" office:value-type="string"><text:p text:style-name="Штамп_5f_центр_5f_12_5f_гост_5f_90град"/></table:table-cell><table:table-cell table:style-name="Таблица103.B1.2.4" office:value-type="string"><text:p text:style-name="Штамп_5f_центр_5f_12_5f_гост_5f_90град"/></table:table-cell><table:table-cell table:style-name="Таблица103.B1.3.4" office:value-type="string"><text:p text:style-name="Штамп_5f_центр_5f_12_5f_гост_5f_90град"/></table:table-cell></table:table-row></table:table></table:table-cell></table:table-row></table:table><text:p text:style-name="Frame_20_contents"/></draw:text-box></draw:frame> <text:user-field-get text:name="Должность5"/></text:p></table:table-cell></table:table-row><table:table-row table:style-name="Таблица101.A1.1"><table:table-cell table:style-name="Таблица101.A1.1.2" office:value-type="string"><text:p text:style-name="Штамп_5f_лево_5f_12_5f_гост"><text:s/><text:user-field-get text:name="Должность6"/></text:p></table:table-cell></table:table-row></table:table></table:table-cell><table:table-cell><table:table table:is-sub-table="true"><table:table-column table:style-name="Таблица101.A2.2"/><table:table-row table:style-name="Таблица101.A1.1"><table:table-cell table:style-name="Таблица101.A1.1.2" office:value-type="string"><text:p text:style-name="Штамп_5f_лево_5f_12_5f_гост"><text:s/><text:user-field-get text:name="Фамилия5"/></text:p></table:table-cell></table:table-row><table:table-row table:style-name="Таблица101.A1.1"><table:table-cell table:style-name="Таблица101.A1.1.2" office:value-type="string"><text:p text:style-name="Штамп_5f_лево_5f_12_5f_гост"><text:s/><text:user-field-get text:name="Фамилия6"/></text:p></table:table-cell></table:table-row></table:table></table:table-cell><table:table-cell><table:table table:is-sub-table="true"><table:table-column table:style-name="Таблица101.A1.5"/><table:table-row table:style-name="Таблица101.A1.1"><table:table-cell table:style-name="Таблица101.A1.1.2" office:value-type="string"><text:p text:style-name="Штамп_5f_лево_5f_12_5f_гост"/></table:table-cell></table:table-row><table:table-row table:style-name="Таблица101.A1.1"><table:table-cell table:style-name="Таблица101.A1.1.2" office:value-type="string"><text:p text:style-name="Штамп_5f_лево_5f_12_5f_гост"/></table:table-cell></table:table-row></table:table></table:table-cell><table:table-cell><table:table table:is-sub-table="true"><table:table-column table:style-name="Таблица101.A2.4"/><table:table-row table:style-name="Таблица101.A1.1"><table:table-cell table:style-name="Таблица101.A1.1.2" office:value-type="string"><text:p text:style-name="Штамп_5f_лево_5f_12_5f_гост"/></table:table-cell></table:table-row><table:table-row table:style-name="Таблица101.A1.1"><table:table-cell table:style-name="Таблица101.A1.1.2" office:value-type="string"><text:p text:style-name="Штамп_5f_лево_5f_12_5f_гост"/></table:table-cell></table:table-row></table:table></table:table-cell></table:table-row></table:table></table:table-cell><table:table-cell><table:table table:is-sub-table="true"><table:table-column table:style-name="Таблица101.B"/><table:table-row table:style-name="Таблица101.B1.2"><table:table-cell table:style-name="Таблица101.A1.1.1" office:value-type="string"><text:p text:style-name="Штамп_5f_центр_5f_16_5f_гост"><text:user-field-get text:name="Рамка_доп1"/></text:p></table:table-cell></table:table-row><table:table-row table:style-name="Таблица101.B1.2"><table:table-cell table:style-name="Таблица101.A1.1.2" office:value-type="string"><text:p text:style-name="Штамп_5f_центр_5f_16_5f_гост"><text:user-field-get text:name="Рамка_доп2"/></text:p></table:table-cell></table:table-row></table:table></table:table-cell><table:table-cell><table:table table:is-sub-table="true"><table:table-column table:style-name="Таблица101.A1.5"/><table:table-column table:style-name="Таблица101.C2.2"/><table:table-column table:style-name="Таблица101.C2.3"/><table:table-row table:style-name="Таблица101.A1.1"><table:table-cell table:style-name="Таблица101.A1.1.1" office:value-type="string"><text:p text:style-name="Штамп_5f_центр_5f_11_5f_гост">Стадия</text:p></table:table-cell><table:table-cell table:style-name="Таблица101.A1.1.1" office:value-type="string"><text:p text:style-name="Штамп_5f_центр_5f_11_5f_гост">Лист</text:p></table:table-cell><table:table-cell table:style-name="Таблица101.B1.1.1" office:value-type="string"><text:p text:style-name="Штамп_5f_центр_5f_11_5f_гост">Листов</text:p></table:table-cell></table:table-row><table:table-row table:style-name="Таблица101.B1.1"><table:table-cell table:style-name="Таблица101.A1.1.2" office:value-type="string"><text:p text:style-name="Штамп_5f_центр_5f_12_5f_гост"><text:user-field-get text:name="Стадия">Р</text:user-field-get></text:p></table:table-cell><table:table-cell table:style-name="Таблица101.A1.1.2" office:value-type="string"><text:p text:style-name="Штамп_5f_центр_5f_12_5f_гост"><text:user-field-get text:name="Номер_листа"/><text:page-number text:select-page="current">0</text:page-number></text:p></table:table-cell><table:table-cell table:style-name="Таблица101.C2.3.2" table:formula="ooow:&lt;A1.1.1&gt;+&lt;A1.2.1&gt;" office:value-type="float" office:value="6"><text:p text:style-name="Штамп_5f_центр_5f_12_5f_гост">6</text:p></table:table-cell></table:table-row><table:table-row table:style-name="Таблица101.B1.2"><table:table-cell table:style-name="Таблица101.B1.1.2" table:number-columns-spanned="3" office:value-type="string"><text:p text:style-name="Штамп_5f_центр_5f_12_5f_гост"><text:user-field-get text:name="Организация1строка">ИКИ РАН</text:user-field-get></text:p><text:p text:style-name="Штамп_5f_центр_5f_12_5f_гост"><text:user-field-get text:name="Организация2строка">г. Москва</text:user-field-get></text:p><text:p text:style-name="Штамп_5f_центр_5f_12_5f_гост"><text:user-field-get text:name="Организация3строка">2014 г. </text:user-field-get></text:p></table:table-cell><table:covered-table-cell/><table:covered-table-cell/></table:table-row></table:table></table:table-cell></table:table-row></table:table><text:p text:style-name="Frame_20_contents"/></draw:text-box></draw:frame></text:p>
      </style:footer>
    </style:master-page>
    <style:master-page style:name="A4x3_5f_форма6_5f_доп1_5f_согл_5f_табл" style:display-name="A4x3_форма6_доп1_согл_табл" style:page-layout-name="Mpm30">
      <style:footer>
        <text:p text:style-name="Footer"><draw:frame draw:style-name="Mfr6" draw:name="Врезка105" text:anchor-type="paragraph" svg:x="41.984cm" svg:y="-0.496cm" svg:width="18.5cm" svg:height="1.529cm" draw:z-index="0"><draw:text-box><table:table table:name="Таблица104" table:style-name="Таблица104"><table:table-column table:style-name="Таблица104.A"/><table:table-column table:style-name="Таблица104.B"/><table:table-column table:style-name="Таблица104.C"/><table:table-row><table:table-cell><table:table table:is-sub-table="true"><table:table-column table:style-name="Таблица104.A1.1"/><table:table-column table:style-name="Таблица104.A1.2" table:number-columns-repeated="3"/><table:table-column table:style-name="Таблица104.A1.5"/><table:table-column table:style-name="Таблица104.A1.6"/><table:table-row table:style-name="Таблица104.A1.1"><table:table-cell table:style-name="Таблица104.A1.1.1" office:value-type="string"><text:p text:style-name="Штамп_5f_центр_5f_11_5f_гост"><draw:frame draw:style-name="Mfr1" draw:name="Врезка106" text:anchor-type="paragraph" svg:x="0.82cm" svg:y="20.669cm" svg:width="1.199cm" svg:height="8.53cm" draw:z-index="0"><draw:text-box><table:table table:name="Таблица105" table:style-name="Таблица105"><table:table-column table:style-name="Таблица105.A"/><table:table-column table:style-name="Таблица105.B"/><table:table-row table:style-name="Таблица105.1"><table:table-cell table:style-name="Таблица105.A1" office:value-type="string"><text:p text:style-name="Штамп_5f_центр_5f_12_5f_гост_5f_90град">Взам. инв. №</text:p></table:table-cell><table:table-cell table:style-name="Таблица105.B1" office:value-type="string"><text:p text:style-name="Штамп_5f_центр_5f_12_5f_гост_5f_90град"><text:user-field-get text:name="Взамен_инв_номера"/></text:p></table:table-cell></table:table-row><table:table-row table:style-name="Таблица105.2"><table:table-cell table:style-name="Таблица105.A2" office:value-type="string"><text:p text:style-name="Штамп_5f_центр_5f_12_5f_гост_5f_90град">Подп. и дата</text:p></table:table-cell><table:table-cell table:style-name="Таблица105.B2" office:value-type="string"><text:p text:style-name="Штамп_5f_центр_5f_12_5f_гост_5f_90град"><text:user-field-get text:name="Дата"/> </text:p></table:table-cell></table:table-row><table:table-row table:style-name="Таблица105.1"><table:table-cell table:style-name="Таблица105.A2" office:value-type="string"><text:p text:style-name="Штамп_5f_центр_5f_12_5f_гост_5f_90град">Инв. № подл</text:p></table:table-cell><table:table-cell table:style-name="Таблица105.B3" office:value-type="string"><text:p text:style-name="Штамп_5f_центр_5f_12_5f_гост_5f_90град"><text:user-field-get text:name="Инвентарный_номер"/></text:p></table:table-cell></table:table-row></table:table><text:p text:style-name="MP3"/></draw:text-box></draw:frame><draw:frame draw:style-name="Mfr3" draw:name="Врезка107" text:anchor-type="paragraph" svg:x="0.011cm" svg:y="14.199cm" svg:width="2cm" svg:height="6.5cm" draw:z-index="0"><draw:text-box><table:table table:name="Таблица106" table:style-name="Таблица106"><table:table-column table:style-name="Таблица106.A"/><table:table-column table:style-name="Таблица106.B"/><table:table-row table:style-name="Таблица106.1"><table:table-cell table:style-name="Таблица106.A1" office:value-type="string"><text:p text:style-name="Штамп_5f_центр_5f_12_5f_гост_5f_90град">Согласовано</text:p></table:table-cell><table:table-cell><table:table table:is-sub-table="true"><table:table-column table:style-name="Таблица106.B1.1" table:number-columns-repeated="3"/><table:table-row table:style-name="Таблица106.B1.1"><table:table-cell table:style-name="Таблица106.B1.2.1" office:value-type="string"><text:p text:style-name="Штамп_5f_центр_5f_12_5f_гост_5f_90град"/></table:table-cell><table:table-cell table:style-name="Таблица106.B1.2.1" office:value-type="string"><text:p text:style-name="Штамп_5f_центр_5f_12_5f_гост_5f_90град"/></table:table-cell><table:table-cell table:style-name="Таблица106.B1.3.1" office:value-type="string"><text:p text:style-name="Штамп_5f_центр_5f_12_5f_гост_5f_90град"/></table:table-cell></table:table-row><table:table-row table:style-name="Таблица106.B1.2"><table:table-cell table:style-name="Таблица106.B1.2.4" office:value-type="string"><text:p text:style-name="Штамп_5f_центр_5f_12_5f_гост_5f_90град"/></table:table-cell><table:table-cell table:style-name="Таблица106.B1.2.4" office:value-type="string"><text:p text:style-name="Штамп_5f_центр_5f_12_5f_гост_5f_90град"/></table:table-cell><table:table-cell table:style-name="Таблица106.B1.3.4" office:value-type="string"><text:p text:style-name="Штамп_5f_центр_5f_12_5f_гост_5f_90град"/></table:table-cell></table:table-row><table:table-row table:style-name="Таблица106.B1.3"><table:table-cell table:style-name="Таблица106.B1.2.4" office:value-type="string"><text:p text:style-name="Штамп_5f_центр_5f_12_5f_гост_5f_90град"/></table:table-cell><table:table-cell table:style-name="Таблица106.B1.2.4" office:value-type="string"><text:p text:style-name="Штамп_5f_центр_5f_12_5f_гост_5f_90град"/></table:table-cell><table:table-cell table:style-name="Таблица106.B1.3.4" office:value-type="string"><text:p text:style-name="Штамп_5f_центр_5f_12_5f_гост_5f_90град"/></table:table-cell></table:table-row><table:table-row table:style-name="Таблица106.B1.3"><table:table-cell table:style-name="Таблица106.B1.2.4" office:value-type="string"><text:p text:style-name="Штамп_5f_центр_5f_12_5f_гост_5f_90град"/></table:table-cell><table:table-cell table:style-name="Таблица106.B1.2.4" office:value-type="string"><text:p text:style-name="Штамп_5f_центр_5f_12_5f_гост_5f_90град"/></table:table-cell><table:table-cell table:style-name="Таблица106.B1.3.4" office:value-type="string"><text:p text:style-name="Штамп_5f_центр_5f_12_5f_гост_5f_90град"/></table:table-cell></table:table-row></table:table></table:table-cell></table:table-row></table:table><text:p text:style-name="Frame_20_contents"/></draw:text-box></draw:frame></text:p></table:table-cell><table:table-cell table:style-name="Таблица104.A1.1.1" office:value-type="string"><text:p text:style-name="Штамп_5f_центр_5f_11_5f_гост"/></table:table-cell><table:table-cell table:style-name="Таблица104.A1.1.1" office:value-type="string"><text:p text:style-name="Штамп_5f_центр_5f_11_5f_гост"/></table:table-cell><table:table-cell table:style-name="Таблица104.A1.1.1" office:value-type="string"><text:p text:style-name="Штамп_5f_центр_5f_11_5f_гост"/></table:table-cell><table:table-cell table:style-name="Таблица104.A1.1.1" office:value-type="string"><text:p text:style-name="Штамп_5f_центр_5f_11_5f_гост"/></table:table-cell><table:table-cell table:style-name="Таблица104.A1.1.1" office:value-type="string"><text:p text:style-name="Штамп_5f_центр_5f_11_5f_гост"/></table:table-cell></table:table-row><table:table-row table:style-name="Таблица104.A1.1"><table:table-cell table:style-name="Таблица104.A1.1.2" office:value-type="string"><text:p text:style-name="Штамп_5f_центр_5f_11_5f_гост"/></table:table-cell><table:table-cell table:style-name="Таблица104.A1.1.2" office:value-type="string"><text:p text:style-name="Штамп_5f_центр_5f_11_5f_гост"/></table:table-cell><table:table-cell table:style-name="Таблица104.A1.1.2" office:value-type="string"><text:p text:style-name="Штамп_5f_центр_5f_11_5f_гост"/></table:table-cell><table:table-cell table:style-name="Таблица104.A1.1.2" office:value-type="string"><text:p text:style-name="Штамп_5f_центр_5f_11_5f_гост"/></table:table-cell><table:table-cell table:style-name="Таблица104.A1.1.2" office:value-type="string"><text:p text:style-name="Штамп_5f_центр_5f_11_5f_гост"/></table:table-cell><table:table-cell table:style-name="Таблица104.A1.1.2" office:value-type="string"><text:p text:style-name="Штамп_5f_центр_5f_11_5f_гост"/></table:table-cell></table:table-row><table:table-row table:style-name="Таблица104.A1.1"><table:table-cell table:style-name="Таблица104.A1.1.2" office:value-type="string"><text:p text:style-name="Штамп_5f_центр_5f_11_5f_гост">Изм.</text:p></table:table-cell><table:table-cell table:style-name="Таблица104.A1.1.2" office:value-type="string"><text:p text:style-name="Штамп_5f_центр_5f_11_5f_гост">Кол.уч.</text:p></table:table-cell><table:table-cell table:style-name="Таблица104.A1.1.2" office:value-type="string"><text:p text:style-name="Штамп_5f_центр_5f_11_5f_гост">Лист</text:p></table:table-cell><table:table-cell table:style-name="Таблица104.A1.1.2" office:value-type="string"><text:p text:style-name="Штамп_5f_центр_5f_11_5f_гост">№ док.</text:p></table:table-cell><table:table-cell table:style-name="Таблица104.A1.1.2" office:value-type="string"><text:p text:style-name="Штамп_5f_центр_5f_11_5f_гост">Подп</text:p></table:table-cell><table:table-cell table:style-name="Таблица104.A1.1.2" office:value-type="string"><text:p text:style-name="Штамп_5f_центр_5f_11_5f_гост">Дата</text:p></table:table-cell></table:table-row></table:table></table:table-cell><table:table-cell table:style-name="Таблица104.A1.1.1" office:value-type="string"><text:p text:style-name="Штамп_5f_центр_5f_20_5f_гост"><text:user-field-get text:name="Код_проекта">КИА БУК</text:user-field-get></text:p></table:table-cell><table:table-cell><table:table table:is-sub-table="true"><table:table-column table:style-name="Таблица104.C"/><table:table-row table:style-name="Таблица104.A1.1"><table:table-cell table:style-name="Таблица104.C1.1.1" office:value-type="string"><text:p text:style-name="Штамп_5f_центр_5f_12_5f_гост">Лист</text:p></table:table-cell></table:table-row><table:table-row table:style-name="Таблица104.C1.2"><table:table-cell table:style-name="Таблица104.C1.1.2" office:value-type="string"><text:p text:style-name="Штамп_5f_центр_5f_12_5f_гост"><text:user-field-get text:name="Номер_листа"/><text:page-number text:select-page="current">0</text:page-number></text:p></table:table-cell></table:table-row></table:table></table:table-cell></table:table-row></table:table><text:p text:style-name="Frame_20_contents"/></draw:text-box></draw:frame></text:p>
      </style:footer>
    </style:master-page>
    <style:master-page style:name="A4x4_5f_форма6_5f_доп1_5f_согл_5f_табл" style:display-name="A4x4_форма6_доп1_согл_табл" style:page-layout-name="Mpm31">
      <style:footer>
        <text:p text:style-name="Footer"><draw:frame draw:style-name="Mfr6" draw:name="Врезка108" text:anchor-type="paragraph" svg:x="63.063cm" svg:y="-0.496cm" svg:width="18.5cm" svg:height="1.529cm" draw:z-index="0"><draw:text-box><table:table table:name="Таблица107" table:style-name="Таблица107"><table:table-column table:style-name="Таблица107.A"/><table:table-column table:style-name="Таблица107.B"/><table:table-column table:style-name="Таблица107.C"/><table:table-row><table:table-cell><table:table table:is-sub-table="true"><table:table-column table:style-name="Таблица107.A1.1"/><table:table-column table:style-name="Таблица107.A1.2" table:number-columns-repeated="3"/><table:table-column table:style-name="Таблица107.A1.5"/><table:table-column table:style-name="Таблица107.A1.6"/><table:table-row table:style-name="Таблица107.A1.1"><table:table-cell table:style-name="Таблица107.A1.1.1" office:value-type="string"><text:p text:style-name="Штамп_5f_центр_5f_11_5f_гост"><draw:frame draw:style-name="Mfr1" draw:name="Врезка109" text:anchor-type="paragraph" svg:x="0.82cm" svg:y="20.669cm" svg:width="1.199cm" svg:height="8.53cm" draw:z-index="0"><draw:text-box><table:table table:name="Таблица108" table:style-name="Таблица108"><table:table-column table:style-name="Таблица108.A"/><table:table-column table:style-name="Таблица108.B"/><table:table-row table:style-name="Таблица108.1"><table:table-cell table:style-name="Таблица108.A1" office:value-type="string"><text:p text:style-name="Штамп_5f_центр_5f_12_5f_гост_5f_90град">Взам. инв. №</text:p></table:table-cell><table:table-cell table:style-name="Таблица108.B1" office:value-type="string"><text:p text:style-name="Штамп_5f_центр_5f_12_5f_гост_5f_90град"><text:user-field-get text:name="Взамен_инв_номера"/></text:p></table:table-cell></table:table-row><table:table-row table:style-name="Таблица108.2"><table:table-cell table:style-name="Таблица108.A2" office:value-type="string"><text:p text:style-name="Штамп_5f_центр_5f_12_5f_гост_5f_90град">Подп. и дата</text:p></table:table-cell><table:table-cell table:style-name="Таблица108.B2" office:value-type="string"><text:p text:style-name="Штамп_5f_центр_5f_12_5f_гост_5f_90град"><text:user-field-get text:name="Дата"/> </text:p></table:table-cell></table:table-row><table:table-row table:style-name="Таблица108.1"><table:table-cell table:style-name="Таблица108.A2" office:value-type="string"><text:p text:style-name="Штамп_5f_центр_5f_12_5f_гост_5f_90град">Инв. № подл</text:p></table:table-cell><table:table-cell table:style-name="Таблица108.B3" office:value-type="string"><text:p text:style-name="Штамп_5f_центр_5f_12_5f_гост_5f_90град"><text:user-field-get text:name="Инвентарный_номер"/></text:p></table:table-cell></table:table-row></table:table><text:p text:style-name="MP3"/></draw:text-box></draw:frame><draw:frame draw:style-name="Mfr3" draw:name="Врезка110" text:anchor-type="paragraph" svg:x="0.011cm" svg:y="14.199cm" svg:width="2cm" svg:height="6.5cm" draw:z-index="0"><draw:text-box><table:table table:name="Таблица109" table:style-name="Таблица109"><table:table-column table:style-name="Таблица109.A"/><table:table-column table:style-name="Таблица109.B"/><table:table-row table:style-name="Таблица109.1"><table:table-cell table:style-name="Таблица109.A1" office:value-type="string"><text:p text:style-name="Штамп_5f_центр_5f_12_5f_гост_5f_90град">Согласовано</text:p></table:table-cell><table:table-cell><table:table table:is-sub-table="true"><table:table-column table:style-name="Таблица109.B1.1" table:number-columns-repeated="3"/><table:table-row table:style-name="Таблица109.B1.1"><table:table-cell table:style-name="Таблица109.B1.2.1" office:value-type="string"><text:p text:style-name="Штамп_5f_центр_5f_12_5f_гост_5f_90град"/></table:table-cell><table:table-cell table:style-name="Таблица109.B1.2.1" office:value-type="string"><text:p text:style-name="Штамп_5f_центр_5f_12_5f_гост_5f_90град"/></table:table-cell><table:table-cell table:style-name="Таблица109.B1.3.1" office:value-type="string"><text:p text:style-name="Штамп_5f_центр_5f_12_5f_гост_5f_90град"/></table:table-cell></table:table-row><table:table-row table:style-name="Таблица109.B1.2"><table:table-cell table:style-name="Таблица109.B1.2.4" office:value-type="string"><text:p text:style-name="Штамп_5f_центр_5f_12_5f_гост_5f_90град"/></table:table-cell><table:table-cell table:style-name="Таблица109.B1.2.4" office:value-type="string"><text:p text:style-name="Штамп_5f_центр_5f_12_5f_гост_5f_90град"/></table:table-cell><table:table-cell table:style-name="Таблица109.B1.3.4" office:value-type="string"><text:p text:style-name="Штамп_5f_центр_5f_12_5f_гост_5f_90град"/></table:table-cell></table:table-row><table:table-row table:style-name="Таблица109.B1.3"><table:table-cell table:style-name="Таблица109.B1.2.4" office:value-type="string"><text:p text:style-name="Штамп_5f_центр_5f_12_5f_гост_5f_90град"/></table:table-cell><table:table-cell table:style-name="Таблица109.B1.2.4" office:value-type="string"><text:p text:style-name="Штамп_5f_центр_5f_12_5f_гост_5f_90град"/></table:table-cell><table:table-cell table:style-name="Таблица109.B1.3.4" office:value-type="string"><text:p text:style-name="Штамп_5f_центр_5f_12_5f_гост_5f_90град"/></table:table-cell></table:table-row><table:table-row table:style-name="Таблица109.B1.3"><table:table-cell table:style-name="Таблица109.B1.2.4" office:value-type="string"><text:p text:style-name="Штамп_5f_центр_5f_12_5f_гост_5f_90град"/></table:table-cell><table:table-cell table:style-name="Таблица109.B1.2.4" office:value-type="string"><text:p text:style-name="Штамп_5f_центр_5f_12_5f_гост_5f_90град"/></table:table-cell><table:table-cell table:style-name="Таблица109.B1.3.4" office:value-type="string"><text:p text:style-name="Штамп_5f_центр_5f_12_5f_гост_5f_90град"/></table:table-cell></table:table-row></table:table></table:table-cell></table:table-row></table:table><text:p text:style-name="Frame_20_contents"/></draw:text-box></draw:frame></text:p></table:table-cell><table:table-cell table:style-name="Таблица107.A1.1.1" office:value-type="string"><text:p text:style-name="Штамп_5f_центр_5f_11_5f_гост"/></table:table-cell><table:table-cell table:style-name="Таблица107.A1.1.1" office:value-type="string"><text:p text:style-name="Штамп_5f_центр_5f_11_5f_гост"/></table:table-cell><table:table-cell table:style-name="Таблица107.A1.1.1" office:value-type="string"><text:p text:style-name="Штамп_5f_центр_5f_11_5f_гост"/></table:table-cell><table:table-cell table:style-name="Таблица107.A1.1.1" office:value-type="string"><text:p text:style-name="Штамп_5f_центр_5f_11_5f_гост"/></table:table-cell><table:table-cell table:style-name="Таблица107.A1.1.1" office:value-type="string"><text:p text:style-name="Штамп_5f_центр_5f_11_5f_гост"/></table:table-cell></table:table-row><table:table-row table:style-name="Таблица107.A1.1"><table:table-cell table:style-name="Таблица107.A1.1.2" office:value-type="string"><text:p text:style-name="Штамп_5f_центр_5f_11_5f_гост"/></table:table-cell><table:table-cell table:style-name="Таблица107.A1.1.2" office:value-type="string"><text:p text:style-name="Штамп_5f_центр_5f_11_5f_гост"/></table:table-cell><table:table-cell table:style-name="Таблица107.A1.1.2" office:value-type="string"><text:p text:style-name="Штамп_5f_центр_5f_11_5f_гост"/></table:table-cell><table:table-cell table:style-name="Таблица107.A1.1.2" office:value-type="string"><text:p text:style-name="Штамп_5f_центр_5f_11_5f_гост"/></table:table-cell><table:table-cell table:style-name="Таблица107.A1.1.2" office:value-type="string"><text:p text:style-name="Штамп_5f_центр_5f_11_5f_гост"/></table:table-cell><table:table-cell table:style-name="Таблица107.A1.1.2" office:value-type="string"><text:p text:style-name="Штамп_5f_центр_5f_11_5f_гост"/></table:table-cell></table:table-row><table:table-row table:style-name="Таблица107.A1.1"><table:table-cell table:style-name="Таблица107.A1.1.2" office:value-type="string"><text:p text:style-name="Штамп_5f_центр_5f_11_5f_гост">Изм.</text:p></table:table-cell><table:table-cell table:style-name="Таблица107.A1.1.2" office:value-type="string"><text:p text:style-name="Штамп_5f_центр_5f_11_5f_гост">Кол.уч.</text:p></table:table-cell><table:table-cell table:style-name="Таблица107.A1.1.2" office:value-type="string"><text:p text:style-name="Штамп_5f_центр_5f_11_5f_гост">Лист</text:p></table:table-cell><table:table-cell table:style-name="Таблица107.A1.1.2" office:value-type="string"><text:p text:style-name="Штамп_5f_центр_5f_11_5f_гост">№ док.</text:p></table:table-cell><table:table-cell table:style-name="Таблица107.A1.1.2" office:value-type="string"><text:p text:style-name="Штамп_5f_центр_5f_11_5f_гост">Подп</text:p></table:table-cell><table:table-cell table:style-name="Таблица107.A1.1.2" office:value-type="string"><text:p text:style-name="Штамп_5f_центр_5f_11_5f_гост">Дата</text:p></table:table-cell></table:table-row></table:table></table:table-cell><table:table-cell table:style-name="Таблица107.A1.1.1" office:value-type="string"><text:p text:style-name="Штамп_5f_центр_5f_20_5f_гост"><text:user-field-get text:name="Код_проекта">КИА БУК</text:user-field-get></text:p></table:table-cell><table:table-cell><table:table table:is-sub-table="true"><table:table-column table:style-name="Таблица107.C"/><table:table-row table:style-name="Таблица107.A1.1"><table:table-cell table:style-name="Таблица107.C1.1.1" office:value-type="string"><text:p text:style-name="Штамп_5f_центр_5f_12_5f_гост">Лист</text:p></table:table-cell></table:table-row><table:table-row table:style-name="Таблица107.C1.2"><table:table-cell table:style-name="Таблица107.C1.1.2" office:value-type="string"><text:p text:style-name="Штамп_5f_центр_5f_12_5f_гост"><text:user-field-get text:name="Номер_листа"/><text:page-number text:select-page="current">0</text:page-number></text:p></table:table-cell></table:table-row></table:table></table:table-cell></table:table-row></table:table><text:p text:style-name="Frame_20_contents"/></draw:text-box></draw:frame></text:p>
      </style:footer>
    </style:master-page>
    <style:master-page style:name="A4x4_5f_форма3_5f_доп1_5f_согл_5f_табл" style:display-name="A4x4_форма3_доп1_согл_табл" style:page-layout-name="Mpm32" style:next-style-name="A4x4_5f_форма6_5f_доп1_5f_согл_5f_табл">
      <style:footer>
        <text:p text:style-name="Footer"><draw:frame draw:style-name="Mfr6" draw:name="Врезка111" text:anchor-type="paragraph" svg:x="63.063cm" svg:y="-0.496cm" svg:width="18.5cm" svg:height="5.53cm" draw:z-index="0"><draw:text-box><table:table table:name="Таблица110" table:style-name="Таблица110"><table:table-column table:style-name="Таблица110.A"/><table:table-column table:style-name="Таблица110.B"/><table:table-column table:style-name="Таблица110.C"/><table:table-row><table:table-cell><table:table table:is-sub-table="true"><table:table-column table:style-name="Таблица110.A1.1"/><table:table-column table:style-name="Таблица110.A1.2" table:number-columns-repeated="3"/><table:table-column table:style-name="Таблица110.A1.5"/><table:table-column table:style-name="Таблица110.A1.6"/><table:table-row table:style-name="Таблица110.A1.1"><table:table-cell table:style-name="Таблица110.A1.1.1" office:value-type="string"><text:p text:style-name="MP4"><draw:frame draw:style-name="Mfr1" draw:name="Врезка112" text:anchor-type="paragraph" svg:x="0.82cm" svg:y="20.669cm" svg:width="1.199cm" svg:height="8.53cm" draw:z-index="0"><draw:text-box><table:table table:name="Таблица111" table:style-name="Таблица111"><table:table-column table:style-name="Таблица111.A"/><table:table-column table:style-name="Таблица111.B"/><table:table-row table:style-name="Таблица111.1"><table:table-cell table:style-name="Таблица111.A1" office:value-type="string"><text:p text:style-name="Штамп_5f_центр_5f_12_5f_гост_5f_90град">Взам. инв. №</text:p></table:table-cell><table:table-cell table:style-name="Таблица111.B1" office:value-type="string"><text:p text:style-name="Штамп_5f_центр_5f_12_5f_гост_5f_90град"><text:user-field-get text:name="Взамен_инв_номера"/></text:p></table:table-cell></table:table-row><table:table-row table:style-name="Таблица111.2"><table:table-cell table:style-name="Таблица111.A2" office:value-type="string"><text:p text:style-name="Штамп_5f_центр_5f_12_5f_гост_5f_90град">Подп. и дата</text:p></table:table-cell><table:table-cell table:style-name="Таблица111.B2" office:value-type="string"><text:p text:style-name="Штамп_5f_центр_5f_12_5f_гост_5f_90град"><text:user-field-get text:name="Дата"/> </text:p></table:table-cell></table:table-row><table:table-row table:style-name="Таблица111.1"><table:table-cell table:style-name="Таблица111.A2" office:value-type="string"><text:p text:style-name="Штамп_5f_центр_5f_12_5f_гост_5f_90град">Инв. № подл</text:p></table:table-cell><table:table-cell table:style-name="Таблица111.B3" office:value-type="string"><text:p text:style-name="Штамп_5f_центр_5f_12_5f_гост_5f_90град"><text:user-field-get text:name="Инвентарный_номер"/></text:p></table:table-cell></table:table-row></table:table><text:p text:style-name="MP3"/></draw:text-box></draw:frame><text:user-field-get text:name="Приложений"/></text:p></table:table-cell><table:table-cell table:style-name="Таблица110.A1.1.1" office:value-type="string"><text:p text:style-name="MP4"><text:page-count>6</text:page-count></text:p></table:table-cell><table:table-cell table:style-name="Таблица110.A1.1.1" office:value-type="string"><text:p text:style-name="Штамп_5f_центр_5f_11_5f_гост"/></table:table-cell><table:table-cell table:style-name="Таблица110.A1.1.1" office:value-type="string"><text:p text:style-name="Штамп_5f_центр_5f_11_5f_гост"/></table:table-cell><table:table-cell table:style-name="Таблица110.A1.1.1" office:value-type="string"><text:p text:style-name="Штамп_5f_центр_5f_11_5f_гост"/></table:table-cell><table:table-cell table:style-name="Таблица110.A1.1.1" office:value-type="string"><text:p text:style-name="Штамп_5f_центр_5f_11_5f_гост"/></table:table-cell></table:table-row><table:table-row table:style-name="Таблица110.A1.1"><table:table-cell table:style-name="Таблица110.A1.1.2" office:value-type="string"><text:p text:style-name="Штамп_5f_центр_5f_11_5f_гост"/></table:table-cell><table:table-cell table:style-name="Таблица110.A1.1.2" office:value-type="string"><text:p text:style-name="Штамп_5f_центр_5f_11_5f_гост"/></table:table-cell><table:table-cell table:style-name="Таблица110.A1.1.2" office:value-type="string"><text:p text:style-name="Штамп_5f_центр_5f_11_5f_гост"/></table:table-cell><table:table-cell table:style-name="Таблица110.A1.1.2" office:value-type="string"><text:p text:style-name="Штамп_5f_центр_5f_11_5f_гост"/></table:table-cell><table:table-cell table:style-name="Таблица110.A1.1.2" office:value-type="string"><text:p text:style-name="Штамп_5f_центр_5f_11_5f_гост"/></table:table-cell><table:table-cell table:style-name="Таблица110.A1.1.2" office:value-type="string"><text:p text:style-name="Штамп_5f_центр_5f_11_5f_гост"/></table:table-cell></table:table-row><table:table-row table:style-name="Таблица110.A1.1"><table:table-cell table:style-name="Таблица110.A1.1.2" office:value-type="string"><text:p text:style-name="Штамп_5f_центр_5f_11_5f_гост"/></table:table-cell><table:table-cell table:style-name="Таблица110.A1.1.2" office:value-type="string"><text:p text:style-name="Штамп_5f_центр_5f_11_5f_гост"/></table:table-cell><table:table-cell table:style-name="Таблица110.A1.1.2" office:value-type="string"><text:p text:style-name="Штамп_5f_центр_5f_11_5f_гост"/></table:table-cell><table:table-cell table:style-name="Таблица110.A1.1.2" office:value-type="string"><text:p text:style-name="Штамп_5f_центр_5f_11_5f_гост"/></table:table-cell><table:table-cell table:style-name="Таблица110.A1.1.2" office:value-type="string"><text:p text:style-name="Штамп_5f_центр_5f_11_5f_гост"/></table:table-cell><table:table-cell table:style-name="Таблица110.A1.1.2" office:value-type="string"><text:p text:style-name="Штамп_5f_центр_5f_11_5f_гост"/></table:table-cell></table:table-row><table:table-row table:style-name="Таблица110.A1.1"><table:table-cell table:style-name="Таблица110.A1.1.2" office:value-type="string"><text:p text:style-name="Штамп_5f_центр_5f_11_5f_гост"/></table:table-cell><table:table-cell table:style-name="Таблица110.A1.1.2" office:value-type="string"><text:p text:style-name="Штамп_5f_центр_5f_11_5f_гост"/></table:table-cell><table:table-cell table:style-name="Таблица110.A1.1.2" office:value-type="string"><text:p text:style-name="Штамп_5f_центр_5f_11_5f_гост"/></table:table-cell><table:table-cell table:style-name="Таблица110.A1.1.2" office:value-type="string"><text:p text:style-name="Штамп_5f_центр_5f_11_5f_гост"/></table:table-cell><table:table-cell table:style-name="Таблица110.A1.1.2" office:value-type="string"><text:p text:style-name="Штамп_5f_центр_5f_11_5f_гост"/></table:table-cell><table:table-cell table:style-name="Таблица110.A1.1.2" office:value-type="string"><text:p text:style-name="Штамп_5f_центр_5f_11_5f_гост"/></table:table-cell></table:table-row><table:table-row table:style-name="Таблица110.A1.1"><table:table-cell table:style-name="Таблица110.A1.1.2" office:value-type="string"><text:p text:style-name="Штамп_5f_центр_5f_11_5f_гост">Изм.</text:p></table:table-cell><table:table-cell table:style-name="Таблица110.A1.1.2" office:value-type="string"><text:p text:style-name="Штамп_5f_центр_5f_11_5f_гост">Кол.уч.</text:p></table:table-cell><table:table-cell table:style-name="Таблица110.A1.1.2" office:value-type="string"><text:p text:style-name="Штамп_5f_центр_5f_11_5f_гост">Лист</text:p></table:table-cell><table:table-cell table:style-name="Таблица110.A1.1.2" office:value-type="string"><text:p text:style-name="Штамп_5f_центр_5f_11_5f_гост">№ док.</text:p></table:table-cell><table:table-cell table:style-name="Таблица110.A1.1.2" office:value-type="string"><text:p text:style-name="Штамп_5f_центр_5f_11_5f_гост">Подп</text:p></table:table-cell><table:table-cell table:style-name="Таблица110.A1.1.2" office:value-type="string"><text:p text:style-name="Штамп_5f_центр_5f_11_5f_гост">Дата</text:p></table:table-cell></table:table-row></table:table></table:table-cell><table:table-cell table:number-columns-spanned="2"><table:table table:is-sub-table="true"><table:table-column table:style-name="Таблица110.B1.1"/><table:table-row table:style-name="Таблица110.B1.1"><table:table-cell table:style-name="Таблица110.B1.1.1" office:value-type="string"><text:p text:style-name="Штамп_5f_центр_5f_20_5f_гост"><text:user-field-get text:name="Код_проекта">КИА БУК</text:user-field-get></text:p></table:table-cell></table:table-row><table:table-row table:style-name="Таблица110.B1.2"><table:table-cell table:style-name="Таблица110.B1.1.2" office:value-type="string"><text:p text:style-name="Штамп_5f_центр_5f_20_5f_гост"><text:user-field-get text:name="Название_проекта">Программное обеспечение контрольно-испытательной аппаратуры блока управления каналами.</text:user-field-get></text:p></table:table-cell></table:table-row></table:table></table:table-cell><table:covered-table-cell/></table:table-row><table:table-row><table:table-cell><table:table table:is-sub-table="true"><table:table-column table:style-name="Таблица110.A2.1"/><table:table-column table:style-name="Таблица110.A2.2"/><table:table-column table:style-name="Таблица110.A1.5"/><table:table-column table:style-name="Таблица110.A2.4"/><table:table-row table:style-name="Таблица110.A1.1"><table:table-cell table:style-name="Таблица110.A1.1.2" office:value-type="string"><text:p text:style-name="Штамп_5f_лево_5f_12_5f_гост"><text:s/><text:user-field-get text:name="Должность1"/></text:p></table:table-cell><table:table-cell table:style-name="Таблица110.A1.1.2" office:value-type="string"><text:p text:style-name="Штамп_5f_лево_5f_12_5f_гост"><text:s/><text:user-field-get text:name="Фамилия1"/></text:p></table:table-cell><table:table-cell table:style-name="Таблица110.A1.1.2" office:value-type="string"><text:p text:style-name="Штамп_5f_лево_5f_12_5f_гост"/></table:table-cell><table:table-cell table:style-name="Таблица110.A1.1.2" office:value-type="string"><text:p text:style-name="Штамп_5f_лево_5f_12_5f_гост"/></table:table-cell></table:table-row><table:table-row table:style-name="Таблица110.A1.1"><table:table-cell table:style-name="Таблица110.A1.1.2" office:value-type="string"><text:p text:style-name="Штамп_5f_лево_5f_12_5f_гост"><text:s/><text:user-field-get text:name="Должность2"/></text:p></table:table-cell><table:table-cell table:style-name="Таблица110.A1.1.2" office:value-type="string"><text:p text:style-name="Штамп_5f_лево_5f_12_5f_гост"><text:s/><text:user-field-get text:name="Фамилия2"/></text:p></table:table-cell><table:table-cell table:style-name="Таблица110.A1.1.2" office:value-type="string"><text:p text:style-name="Штамп_5f_лево_5f_12_5f_гост"/></table:table-cell><table:table-cell table:style-name="Таблица110.A1.1.2" office:value-type="string"><text:p text:style-name="Штамп_5f_лево_5f_12_5f_гост"/></table:table-cell></table:table-row><table:table-row table:style-name="Таблица110.A1.1"><table:table-cell table:style-name="Таблица110.A2.1.3" office:value-type="string"><text:p text:style-name="Штамп_5f_лево_5f_12_5f_гост"><text:s/><text:user-field-get text:name="Должность3"/></text:p></table:table-cell><table:table-cell table:style-name="Таблица110.A1.1.2" office:value-type="string"><text:p text:style-name="Штамп_5f_лево_5f_12_5f_гост"><text:s/><text:user-field-get text:name="Фамилия3"/></text:p></table:table-cell><table:table-cell table:style-name="Таблица110.A1.1.2" office:value-type="string"><text:p text:style-name="Штамп_5f_лево_5f_12_5f_гост"/></table:table-cell><table:table-cell table:style-name="Таблица110.A1.1.2" office:value-type="string"><text:p text:style-name="Штамп_5f_лево_5f_12_5f_гост"/></table:table-cell></table:table-row><table:table-row table:style-name="Таблица110.A1.1"><table:table-cell table:style-name="Таблица110.A1.1.2" office:value-type="string"><text:p text:style-name="Штамп_5f_лево_5f_12_5f_гост"><text:s/><text:user-field-get text:name="Должность4"/></text:p></table:table-cell><table:table-cell table:style-name="Таблица110.A1.1.2" office:value-type="string"><text:p text:style-name="Штамп_5f_лево_5f_12_5f_гост"><text:s/><text:user-field-get text:name="Фамилия4"/></text:p></table:table-cell><table:table-cell table:style-name="Таблица110.A1.1.2" office:value-type="string"><text:p text:style-name="Штамп_5f_лево_5f_12_5f_гост"/></table:table-cell><table:table-cell table:style-name="Таблица110.A1.1.2" office:value-type="string"><text:p text:style-name="Штамп_5f_лево_5f_12_5f_гост"/></table:table-cell></table:table-row><table:table-row table:style-name="Таблица110.A1.1"><table:table-cell><table:table table:is-sub-table="true"><table:table-column table:style-name="Таблица110.A2.1"/><table:table-row table:style-name="Таблица110.A1.1"><table:table-cell table:style-name="Таблица110.A1.1.2" office:value-type="string"><text:p text:style-name="Штамп_5f_лево_5f_12_5f_гост"><draw:frame draw:style-name="Mfr3" draw:name="Врезка113" text:anchor-type="paragraph" svg:x="0.011cm" svg:y="14.199cm" svg:width="2cm" svg:height="6.5cm" draw:z-index="0"><draw:text-box><table:table table:name="Таблица112" table:style-name="Таблица112"><table:table-column table:style-name="Таблица112.A"/><table:table-column table:style-name="Таблица112.B"/><table:table-row table:style-name="Таблица112.1"><table:table-cell table:style-name="Таблица112.A1" office:value-type="string"><text:p text:style-name="Штамп_5f_центр_5f_12_5f_гост_5f_90град">Согласовано</text:p></table:table-cell><table:table-cell><table:table table:is-sub-table="true"><table:table-column table:style-name="Таблица112.B1.1" table:number-columns-repeated="3"/><table:table-row table:style-name="Таблица112.B1.1"><table:table-cell table:style-name="Таблица112.B1.2.1" office:value-type="string"><text:p text:style-name="Штамп_5f_центр_5f_12_5f_гост_5f_90град"/></table:table-cell><table:table-cell table:style-name="Таблица112.B1.2.1" office:value-type="string"><text:p text:style-name="Штамп_5f_центр_5f_12_5f_гост_5f_90град"/></table:table-cell><table:table-cell table:style-name="Таблица112.B1.3.1" office:value-type="string"><text:p text:style-name="Штамп_5f_центр_5f_12_5f_гост_5f_90град"/></table:table-cell></table:table-row><table:table-row table:style-name="Таблица112.B1.2"><table:table-cell table:style-name="Таблица112.B1.2.4" office:value-type="string"><text:p text:style-name="Штамп_5f_центр_5f_12_5f_гост_5f_90град"/></table:table-cell><table:table-cell table:style-name="Таблица112.B1.2.4" office:value-type="string"><text:p text:style-name="Штамп_5f_центр_5f_12_5f_гост_5f_90град"/></table:table-cell><table:table-cell table:style-name="Таблица112.B1.3.4" office:value-type="string"><text:p text:style-name="Штамп_5f_центр_5f_12_5f_гост_5f_90град"/></table:table-cell></table:table-row><table:table-row table:style-name="Таблица112.B1.3"><table:table-cell table:style-name="Таблица112.B1.2.4" office:value-type="string"><text:p text:style-name="Штамп_5f_центр_5f_12_5f_гост_5f_90град"/></table:table-cell><table:table-cell table:style-name="Таблица112.B1.2.4" office:value-type="string"><text:p text:style-name="Штамп_5f_центр_5f_12_5f_гост_5f_90град"/></table:table-cell><table:table-cell table:style-name="Таблица112.B1.3.4" office:value-type="string"><text:p text:style-name="Штамп_5f_центр_5f_12_5f_гост_5f_90град"/></table:table-cell></table:table-row><table:table-row table:style-name="Таблица112.B1.3"><table:table-cell table:style-name="Таблица112.B1.2.4" office:value-type="string"><text:p text:style-name="Штамп_5f_центр_5f_12_5f_гост_5f_90град"/></table:table-cell><table:table-cell table:style-name="Таблица112.B1.2.4" office:value-type="string"><text:p text:style-name="Штамп_5f_центр_5f_12_5f_гост_5f_90град"/></table:table-cell><table:table-cell table:style-name="Таблица112.B1.3.4" office:value-type="string"><text:p text:style-name="Штамп_5f_центр_5f_12_5f_гост_5f_90град"/></table:table-cell></table:table-row></table:table></table:table-cell></table:table-row></table:table><text:p text:style-name="Frame_20_contents"/></draw:text-box></draw:frame> <text:user-field-get text:name="Должность5"/></text:p></table:table-cell></table:table-row><table:table-row table:style-name="Таблица110.A1.1"><table:table-cell table:style-name="Таблица110.A1.1.2" office:value-type="string"><text:p text:style-name="Штамп_5f_лево_5f_12_5f_гост"><text:s/><text:user-field-get text:name="Должность6"/></text:p></table:table-cell></table:table-row></table:table></table:table-cell><table:table-cell><table:table table:is-sub-table="true"><table:table-column table:style-name="Таблица110.A2.2"/><table:table-row table:style-name="Таблица110.A1.1"><table:table-cell table:style-name="Таблица110.A1.1.2" office:value-type="string"><text:p text:style-name="Штамп_5f_лево_5f_12_5f_гост"><text:s/><text:user-field-get text:name="Фамилия5"/></text:p></table:table-cell></table:table-row><table:table-row table:style-name="Таблица110.A1.1"><table:table-cell table:style-name="Таблица110.A1.1.2" office:value-type="string"><text:p text:style-name="Штамп_5f_лево_5f_12_5f_гост"><text:s/><text:user-field-get text:name="Фамилия6"/></text:p></table:table-cell></table:table-row></table:table></table:table-cell><table:table-cell><table:table table:is-sub-table="true"><table:table-column table:style-name="Таблица110.A1.5"/><table:table-row table:style-name="Таблица110.A1.1"><table:table-cell table:style-name="Таблица110.A1.1.2" office:value-type="string"><text:p text:style-name="Штамп_5f_лево_5f_12_5f_гост"/></table:table-cell></table:table-row><table:table-row table:style-name="Таблица110.A1.1"><table:table-cell table:style-name="Таблица110.A1.1.2" office:value-type="string"><text:p text:style-name="Штамп_5f_лево_5f_12_5f_гост"/></table:table-cell></table:table-row></table:table></table:table-cell><table:table-cell><table:table table:is-sub-table="true"><table:table-column table:style-name="Таблица110.A2.4"/><table:table-row table:style-name="Таблица110.A1.1"><table:table-cell table:style-name="Таблица110.A1.1.2" office:value-type="string"><text:p text:style-name="Штамп_5f_лево_5f_12_5f_гост"/></table:table-cell></table:table-row><table:table-row table:style-name="Таблица110.A1.1"><table:table-cell table:style-name="Таблица110.A1.1.2" office:value-type="string"><text:p text:style-name="Штамп_5f_лево_5f_12_5f_гост"/></table:table-cell></table:table-row></table:table></table:table-cell></table:table-row></table:table></table:table-cell><table:table-cell><table:table table:is-sub-table="true"><table:table-column table:style-name="Таблица110.B"/><table:table-row table:style-name="Таблица110.B1.2"><table:table-cell table:style-name="Таблица110.A1.1.1" office:value-type="string"><text:p text:style-name="Штамп_5f_центр_5f_16_5f_гост"><text:user-field-get text:name="Рамка_доп1"/></text:p></table:table-cell></table:table-row><table:table-row table:style-name="Таблица110.B1.2"><table:table-cell table:style-name="Таблица110.A1.1.2" office:value-type="string"><text:p text:style-name="Штамп_5f_центр_5f_16_5f_гост"><text:user-field-get text:name="Рамка_доп2"/></text:p></table:table-cell></table:table-row></table:table></table:table-cell><table:table-cell><table:table table:is-sub-table="true"><table:table-column table:style-name="Таблица110.A1.5"/><table:table-column table:style-name="Таблица110.C2.2"/><table:table-column table:style-name="Таблица110.C2.3"/><table:table-row table:style-name="Таблица110.A1.1"><table:table-cell table:style-name="Таблица110.A1.1.1" office:value-type="string"><text:p text:style-name="Штамп_5f_центр_5f_11_5f_гост">Стадия</text:p></table:table-cell><table:table-cell table:style-name="Таблица110.A1.1.1" office:value-type="string"><text:p text:style-name="Штамп_5f_центр_5f_11_5f_гост">Лист</text:p></table:table-cell><table:table-cell table:style-name="Таблица110.B1.1.1" office:value-type="string"><text:p text:style-name="Штамп_5f_центр_5f_11_5f_гост">Листов</text:p></table:table-cell></table:table-row><table:table-row table:style-name="Таблица110.B1.1"><table:table-cell table:style-name="Таблица110.A1.1.2" office:value-type="string"><text:p text:style-name="Штамп_5f_центр_5f_12_5f_гост"><text:user-field-get text:name="Стадия">Р</text:user-field-get></text:p></table:table-cell><table:table-cell table:style-name="Таблица110.A1.1.2" office:value-type="string"><text:p text:style-name="Штамп_5f_центр_5f_12_5f_гост"><text:user-field-get text:name="Номер_листа"/><text:page-number text:select-page="current">0</text:page-number></text:p></table:table-cell><table:table-cell table:style-name="Таблица110.C2.3.2" table:formula="ooow:&lt;A1.1.1&gt;+&lt;A1.2.1&gt;" office:value-type="float" office:value="6"><text:p text:style-name="Штамп_5f_центр_5f_12_5f_гост">6</text:p></table:table-cell></table:table-row><table:table-row table:style-name="Таблица110.B1.2"><table:table-cell table:style-name="Таблица110.B1.1.2" table:number-columns-spanned="3" office:value-type="string"><text:p text:style-name="Штамп_5f_центр_5f_12_5f_гост"><text:user-field-get text:name="Организация1строка">ИКИ РАН</text:user-field-get></text:p><text:p text:style-name="Штамп_5f_центр_5f_12_5f_гост"><text:user-field-get text:name="Организация2строка">г. Москва</text:user-field-get></text:p><text:p text:style-name="Штамп_5f_центр_5f_12_5f_гост"><text:user-field-get text:name="Организация3строка">2014 г. </text:user-field-get></text:p></table:table-cell><table:covered-table-cell/><table:covered-table-cell/></table:table-row></table:table></table:table-cell></table:table-row></table:table><text:p text:style-name="Frame_20_contents"/></draw:text-box></draw:frame></text:p>
      </style:footer>
    </style:master-page>
    <style:master-page style:name="A4x4_5f_форма5_5f_доп1_5f_согл_5f_табл" style:display-name="A4x4_форма5_доп1_согл_табл" style:page-layout-name="Mpm33" style:next-style-name="A4x4_5f_форма6_5f_доп1_5f_согл_5f_табл">
      <style:footer>
        <text:p text:style-name="Footer"><draw:frame draw:style-name="Mfr6" draw:name="Врезка114" text:anchor-type="paragraph" svg:x="63.047cm" svg:y="-0.494cm" svg:width="18.5cm" svg:height="4.03cm" draw:z-index="0"><draw:text-box><table:table table:name="Таблица113" table:style-name="Таблица113"><table:table-column table:style-name="Таблица113.A"/><table:table-column table:style-name="Таблица113.B"/><table:table-column table:style-name="Таблица113.C"/><table:table-row><table:table-cell><table:table table:is-sub-table="true"><table:table-column table:style-name="Таблица113.A1.1"/><table:table-column table:style-name="Таблица113.A1.2" table:number-columns-repeated="3"/><table:table-column table:style-name="Таблица113.A1.5"/><table:table-column table:style-name="Таблица113.A1.6"/><table:table-row table:style-name="Таблица113.A1.1"><table:table-cell table:style-name="Таблица113.A1.1.1" office:value-type="string"><text:p text:style-name="MP4"><draw:frame draw:style-name="Mfr1" draw:name="Врезка115" text:anchor-type="paragraph" svg:x="0.82cm" svg:y="20.669cm" svg:width="1.199cm" svg:height="8.53cm" draw:z-index="0"><draw:text-box><table:table table:name="Таблица114" table:style-name="Таблица114"><table:table-column table:style-name="Таблица114.A"/><table:table-column table:style-name="Таблица114.B"/><table:table-row table:style-name="Таблица114.1"><table:table-cell table:style-name="Таблица114.A1" office:value-type="string"><text:p text:style-name="Штамп_5f_центр_5f_12_5f_гост_5f_90град">Взам. инв. №</text:p></table:table-cell><table:table-cell table:style-name="Таблица114.B1" office:value-type="string"><text:p text:style-name="Штамп_5f_центр_5f_12_5f_гост_5f_90град"><text:user-field-get text:name="Взамен_инв_номера"/></text:p></table:table-cell></table:table-row><table:table-row table:style-name="Таблица114.2"><table:table-cell table:style-name="Таблица114.A2" office:value-type="string"><text:p text:style-name="Штамп_5f_центр_5f_12_5f_гост_5f_90град">Подп. и дата</text:p></table:table-cell><table:table-cell table:style-name="Таблица114.B2" office:value-type="string"><text:p text:style-name="Штамп_5f_центр_5f_12_5f_гост_5f_90град"><text:user-field-get text:name="Дата"/> </text:p></table:table-cell></table:table-row><table:table-row table:style-name="Таблица114.1"><table:table-cell table:style-name="Таблица114.A2" office:value-type="string"><text:p text:style-name="Штамп_5f_центр_5f_12_5f_гост_5f_90град">Инв. № подл</text:p></table:table-cell><table:table-cell table:style-name="Таблица114.B3" office:value-type="string"><text:p text:style-name="Штамп_5f_центр_5f_12_5f_гост_5f_90град"><text:user-field-get text:name="Инвентарный_номер"/></text:p></table:table-cell></table:table-row></table:table><text:p text:style-name="MP3"/></draw:text-box></draw:frame><text:user-field-get text:name="Приложений"/></text:p></table:table-cell><table:table-cell table:style-name="Таблица113.A1.1.1" office:value-type="string"><text:p text:style-name="MP4"><text:page-count>6</text:page-count></text:p></table:table-cell><table:table-cell table:style-name="Таблица113.A1.1.1" office:value-type="string"><text:p text:style-name="Штамп_5f_центр_5f_11_5f_гост"/></table:table-cell><table:table-cell table:style-name="Таблица113.A1.1.1" office:value-type="string"><text:p text:style-name="Штамп_5f_центр_5f_11_5f_гост"/></table:table-cell><table:table-cell table:style-name="Таблица113.A1.1.1" office:value-type="string"><text:p text:style-name="Штамп_5f_центр_5f_11_5f_гост"/></table:table-cell><table:table-cell table:style-name="Таблица113.A1.1.1" office:value-type="string"><text:p text:style-name="Штамп_5f_центр_5f_11_5f_гост"/></table:table-cell></table:table-row><table:table-row table:style-name="Таблица113.A1.1"><table:table-cell table:style-name="Таблица113.A1.1.2" office:value-type="string"><text:p text:style-name="Штамп_5f_центр_5f_11_5f_гост"/></table:table-cell><table:table-cell table:style-name="Таблица113.A1.1.2" office:value-type="string"><text:p text:style-name="Штамп_5f_центр_5f_11_5f_гост"/></table:table-cell><table:table-cell table:style-name="Таблица113.A1.1.2" office:value-type="string"><text:p text:style-name="Штамп_5f_центр_5f_11_5f_гост"/></table:table-cell><table:table-cell table:style-name="Таблица113.A1.1.2" office:value-type="string"><text:p text:style-name="Штамп_5f_центр_5f_11_5f_гост"/></table:table-cell><table:table-cell table:style-name="Таблица113.A1.1.2" office:value-type="string"><text:p text:style-name="Штамп_5f_центр_5f_11_5f_гост"/></table:table-cell><table:table-cell table:style-name="Таблица113.A1.1.2" office:value-type="string"><text:p text:style-name="Штамп_5f_центр_5f_11_5f_гост"/></table:table-cell></table:table-row><table:table-row table:style-name="Таблица113.A1.1"><table:table-cell table:style-name="Таблица113.A1.1.2" office:value-type="string"><text:p text:style-name="Штамп_5f_центр_5f_11_5f_гост">Изм.</text:p></table:table-cell><table:table-cell table:style-name="Таблица113.A1.1.2" office:value-type="string"><text:p text:style-name="Штамп_5f_центр_5f_11_5f_гост">Кол.уч.</text:p></table:table-cell><table:table-cell table:style-name="Таблица113.A1.1.2" office:value-type="string"><text:p text:style-name="Штамп_5f_центр_5f_11_5f_гост">Лист</text:p></table:table-cell><table:table-cell table:style-name="Таблица113.A1.1.2" office:value-type="string"><text:p text:style-name="Штамп_5f_центр_5f_11_5f_гост">№ док.</text:p></table:table-cell><table:table-cell table:style-name="Таблица113.A1.1.2" office:value-type="string"><text:p text:style-name="Штамп_5f_центр_5f_11_5f_гост">Подп</text:p></table:table-cell><table:table-cell table:style-name="Таблица113.A1.1.2" office:value-type="string"><text:p text:style-name="Штамп_5f_центр_5f_11_5f_гост">Дата</text:p></table:table-cell></table:table-row></table:table></table:table-cell><table:table-cell table:style-name="Таблица113.B1" table:number-columns-spanned="2" office:value-type="string"><text:p text:style-name="Штамп_5f_центр_5f_20_5f_гост"><text:user-field-get text:name="Код_проекта">КИА БУК</text:user-field-get></text:p></table:table-cell><table:covered-table-cell/></table:table-row><table:table-row><table:table-cell><table:table table:is-sub-table="true"><table:table-column table:style-name="Таблица113.A2.1"/><table:table-column table:style-name="Таблица113.A2.2"/><table:table-column table:style-name="Таблица113.A1.5"/><table:table-column table:style-name="Таблица113.A2.4"/><table:table-row table:style-name="Таблица113.A1.1"><table:table-cell table:style-name="Таблица113.A1.1.2" office:value-type="string"><text:p text:style-name="Штамп_5f_лево_5f_12_5f_гост"><text:s/><text:user-field-get text:name="Должность1"/></text:p></table:table-cell><table:table-cell table:style-name="Таблица113.A1.1.2" office:value-type="string"><text:p text:style-name="Штамп_5f_лево_5f_12_5f_гост"><text:s/><text:user-field-get text:name="Фамилия1"/></text:p></table:table-cell><table:table-cell table:style-name="Таблица113.A1.1.2" office:value-type="string"><text:p text:style-name="Штамп_5f_лево_5f_12_5f_гост"/></table:table-cell><table:table-cell table:style-name="Таблица113.A1.1.2" office:value-type="string"><text:p text:style-name="Штамп_5f_лево_5f_12_5f_гост"/></table:table-cell></table:table-row><table:table-row table:style-name="Таблица113.A1.1"><table:table-cell table:style-name="Таблица113.A1.1.2" office:value-type="string"><text:p text:style-name="Штамп_5f_лево_5f_12_5f_гост"><text:s/><text:user-field-get text:name="Должность2"/></text:p></table:table-cell><table:table-cell table:style-name="Таблица113.A1.1.2" office:value-type="string"><text:p text:style-name="Штамп_5f_лево_5f_12_5f_гост"><text:s/><text:user-field-get text:name="Фамилия2"/></text:p></table:table-cell><table:table-cell table:style-name="Таблица113.A1.1.2" office:value-type="string"><text:p text:style-name="Штамп_5f_лево_5f_12_5f_гост"/></table:table-cell><table:table-cell table:style-name="Таблица113.A1.1.2" office:value-type="string"><text:p text:style-name="Штамп_5f_лево_5f_12_5f_гост"/></table:table-cell></table:table-row><table:table-row table:style-name="Таблица113.A1.1"><table:table-cell table:style-name="Таблица113.A2.1.3" office:value-type="string"><text:p text:style-name="Штамп_5f_лево_5f_12_5f_гост"><text:s/><text:user-field-get text:name="Должность3"/></text:p></table:table-cell><table:table-cell table:style-name="Таблица113.A1.1.2" office:value-type="string"><text:p text:style-name="Штамп_5f_лево_5f_12_5f_гост"><text:s/><text:user-field-get text:name="Фамилия3"/></text:p></table:table-cell><table:table-cell table:style-name="Таблица113.A1.1.2" office:value-type="string"><text:p text:style-name="Штамп_5f_лево_5f_12_5f_гост"/></table:table-cell><table:table-cell table:style-name="Таблица113.A1.1.2" office:value-type="string"><text:p text:style-name="Штамп_5f_лево_5f_12_5f_гост"/></table:table-cell></table:table-row><table:table-row table:style-name="Таблица113.A1.1"><table:table-cell table:style-name="Таблица113.A1.1.2" office:value-type="string"><text:p text:style-name="Штамп_5f_лево_5f_12_5f_гост"><text:s/><text:user-field-get text:name="Должность4"/></text:p></table:table-cell><table:table-cell table:style-name="Таблица113.A1.1.2" office:value-type="string"><text:p text:style-name="Штамп_5f_лево_5f_12_5f_гост"><text:s/><text:user-field-get text:name="Фамилия4"/></text:p></table:table-cell><table:table-cell table:style-name="Таблица113.A1.1.2" office:value-type="string"><text:p text:style-name="Штамп_5f_лево_5f_12_5f_гост"/></table:table-cell><table:table-cell table:style-name="Таблица113.A1.1.2" office:value-type="string"><text:p text:style-name="Штамп_5f_лево_5f_12_5f_гост"/></table:table-cell></table:table-row><table:table-row table:style-name="Таблица113.A1.1"><table:table-cell table:style-name="Таблица113.A1.1.2" office:value-type="string"><text:p text:style-name="Штамп_5f_лево_5f_12_5f_гост"><draw:frame draw:style-name="Mfr3" draw:name="Врезка116" text:anchor-type="paragraph" svg:x="0.011cm" svg:y="14.199cm" svg:width="2cm" svg:height="6.5cm" draw:z-index="0"><draw:text-box><table:table table:name="Таблица115" table:style-name="Таблица115"><table:table-column table:style-name="Таблица115.A"/><table:table-column table:style-name="Таблица115.B"/><table:table-row table:style-name="Таблица115.1"><table:table-cell table:style-name="Таблица115.A1" office:value-type="string"><text:p text:style-name="Штамп_5f_центр_5f_12_5f_гост_5f_90град">Согласовано</text:p></table:table-cell><table:table-cell><table:table table:is-sub-table="true"><table:table-column table:style-name="Таблица115.B1.1" table:number-columns-repeated="3"/><table:table-row table:style-name="Таблица115.B1.1"><table:table-cell table:style-name="Таблица115.B1.2.1" office:value-type="string"><text:p text:style-name="Штамп_5f_центр_5f_12_5f_гост_5f_90град"/></table:table-cell><table:table-cell table:style-name="Таблица115.B1.2.1" office:value-type="string"><text:p text:style-name="Штамп_5f_центр_5f_12_5f_гост_5f_90град"/></table:table-cell><table:table-cell table:style-name="Таблица115.B1.3.1" office:value-type="string"><text:p text:style-name="Штамп_5f_центр_5f_12_5f_гост_5f_90град"/></table:table-cell></table:table-row><table:table-row table:style-name="Таблица115.B1.2"><table:table-cell table:style-name="Таблица115.B1.2.4" office:value-type="string"><text:p text:style-name="Штамп_5f_центр_5f_12_5f_гост_5f_90град"/></table:table-cell><table:table-cell table:style-name="Таблица115.B1.2.4" office:value-type="string"><text:p text:style-name="Штамп_5f_центр_5f_12_5f_гост_5f_90град"/></table:table-cell><table:table-cell table:style-name="Таблица115.B1.3.4" office:value-type="string"><text:p text:style-name="Штамп_5f_центр_5f_12_5f_гост_5f_90град"/></table:table-cell></table:table-row><table:table-row table:style-name="Таблица115.B1.3"><table:table-cell table:style-name="Таблица115.B1.2.4" office:value-type="string"><text:p text:style-name="Штамп_5f_центр_5f_12_5f_гост_5f_90град"/></table:table-cell><table:table-cell table:style-name="Таблица115.B1.2.4" office:value-type="string"><text:p text:style-name="Штамп_5f_центр_5f_12_5f_гост_5f_90град"/></table:table-cell><table:table-cell table:style-name="Таблица115.B1.3.4" office:value-type="string"><text:p text:style-name="Штамп_5f_центр_5f_12_5f_гост_5f_90град"/></table:table-cell></table:table-row><table:table-row table:style-name="Таблица115.B1.3"><table:table-cell table:style-name="Таблица115.B1.2.4" office:value-type="string"><text:p text:style-name="Штамп_5f_центр_5f_12_5f_гост_5f_90град"/></table:table-cell><table:table-cell table:style-name="Таблица115.B1.2.4" office:value-type="string"><text:p text:style-name="Штамп_5f_центр_5f_12_5f_гост_5f_90град"/></table:table-cell><table:table-cell table:style-name="Таблица115.B1.3.4" office:value-type="string"><text:p text:style-name="Штамп_5f_центр_5f_12_5f_гост_5f_90град"/></table:table-cell></table:table-row></table:table></table:table-cell></table:table-row></table:table><text:p text:style-name="Frame_20_contents"/></draw:text-box></draw:frame> <text:user-field-get text:name="Должность5"/></text:p></table:table-cell><table:table-cell table:style-name="Таблица113.A1.1.2" office:value-type="string"><text:p text:style-name="Штамп_5f_лево_5f_12_5f_гост"><text:s/><text:user-field-get text:name="Фамилия5"/></text:p></table:table-cell><table:table-cell table:style-name="Таблица113.A1.1.2" office:value-type="string"><text:p text:style-name="Штамп_5f_лево_5f_12_5f_гост"/></table:table-cell><table:table-cell table:style-name="Таблица113.A1.1.2" office:value-type="string"><text:p text:style-name="Штамп_5f_лево_5f_12_5f_гост"/></table:table-cell></table:table-row></table:table></table:table-cell><table:table-cell table:style-name="Таблица113.A1.1.1" office:value-type="string"><text:p text:style-name="Штамп_5f_центр_5f_16_5f_гост"><text:user-field-get text:name="Рамка_доп1"/></text:p></table:table-cell><table:table-cell><table:table table:is-sub-table="true"><table:table-column table:style-name="Таблица113.A1.5"/><table:table-column table:style-name="Таблица113.C2.2"/><table:table-column table:style-name="Таблица113.C2.3"/><table:table-row table:style-name="Таблица113.A1.1"><table:table-cell table:style-name="Таблица113.A1.1.1" office:value-type="string"><text:p text:style-name="Штамп_5f_центр_5f_11_5f_гост">Стадия</text:p></table:table-cell><table:table-cell table:style-name="Таблица113.A1.1.1" office:value-type="string"><text:p text:style-name="Штамп_5f_центр_5f_11_5f_гост">Лист</text:p></table:table-cell><table:table-cell table:style-name="Таблица113.B1" office:value-type="string"><text:p text:style-name="Штамп_5f_центр_5f_11_5f_гост">Листов</text:p></table:table-cell></table:table-row><table:table-row table:style-name="Таблица113.A1.1"><table:table-cell table:style-name="Таблица113.A1.1.2" office:value-type="string"><text:p text:style-name="Штамп_5f_центр_5f_12_5f_гост"><text:user-field-get text:name="Стадия">Р</text:user-field-get></text:p></table:table-cell><table:table-cell table:style-name="Таблица113.A1.1.2" office:value-type="string"><text:p text:style-name="Штамп_5f_центр_5f_12_5f_гост"><text:user-field-get text:name="Номер_листа"/><text:page-number text:select-page="current">0</text:page-number></text:p></table:table-cell><table:table-cell table:style-name="Таблица113.C2.3.2" table:formula="ooow:&lt;A1.1.1&gt;+&lt;A1.2.1&gt;" office:value-type="float" office:value="6"><text:p text:style-name="Штамп_5f_центр_5f_12_5f_гост">6</text:p></table:table-cell></table:table-row><table:table-row table:style-name="Таблица113.C2.3"><table:table-cell table:style-name="Таблица113.C2.1.3" table:number-columns-spanned="3" office:value-type="string"><text:p text:style-name="Штамп_5f_центр_5f_12_5f_гост"><text:user-field-get text:name="Организация1строка">ИКИ РАН</text:user-field-get></text:p><text:p text:style-name="Штамп_5f_центр_5f_12_5f_гост"><text:user-field-get text:name="Организация2строка">г. Москва</text:user-field-get></text:p><text:p text:style-name="Штамп_5f_центр_5f_12_5f_гост"><text:user-field-get text:name="Организация3строка">2014 г. </text:user-field-get></text:p></table:table-cell><table:covered-table-cell/><table:covered-table-cell/></table:table-row></table:table></table:table-cell></table:table-row></table:table><text:p text:style-name="Frame_20_contents"/></draw:text-box></draw:frame></text:p>
      </style:footer>
    </style:master-page>
    <style:master-page style:name="A4x5_5f_форма6_5f_доп1_5f_согл_5f_табл" style:display-name="A4x5_форма6_доп1_согл_табл" style:page-layout-name="Mpm34">
      <style:footer>
        <text:p text:style-name="Footer"><draw:frame draw:style-name="Mfr6" draw:name="Врезка117" text:anchor-type="paragraph" svg:x="84.053cm" svg:y="-0.496cm" svg:width="18.5cm" svg:height="1.529cm" draw:z-index="0"><draw:text-box><table:table table:name="Таблица116" table:style-name="Таблица116"><table:table-column table:style-name="Таблица116.A"/><table:table-column table:style-name="Таблица116.B"/><table:table-column table:style-name="Таблица116.C"/><table:table-row><table:table-cell><table:table table:is-sub-table="true"><table:table-column table:style-name="Таблица116.A1.1"/><table:table-column table:style-name="Таблица116.A1.2" table:number-columns-repeated="3"/><table:table-column table:style-name="Таблица116.A1.5"/><table:table-column table:style-name="Таблица116.A1.6"/><table:table-row table:style-name="Таблица116.A1.1"><table:table-cell table:style-name="Таблица116.A1.1.1" office:value-type="string"><text:p text:style-name="Штамп_5f_центр_5f_11_5f_гост"><draw:frame draw:style-name="Mfr1" draw:name="Врезка118" text:anchor-type="paragraph" svg:x="0.82cm" svg:y="20.669cm" svg:width="1.199cm" svg:height="8.53cm" draw:z-index="0"><draw:text-box><table:table table:name="Таблица117" table:style-name="Таблица117"><table:table-column table:style-name="Таблица117.A"/><table:table-column table:style-name="Таблица117.B"/><table:table-row table:style-name="Таблица117.1"><table:table-cell table:style-name="Таблица117.A1" office:value-type="string"><text:p text:style-name="Штамп_5f_центр_5f_12_5f_гост_5f_90град">Взам. инв. №</text:p></table:table-cell><table:table-cell table:style-name="Таблица117.B1" office:value-type="string"><text:p text:style-name="Штамп_5f_центр_5f_12_5f_гост_5f_90град"><text:user-field-get text:name="Взамен_инв_номера"/></text:p></table:table-cell></table:table-row><table:table-row table:style-name="Таблица117.2"><table:table-cell table:style-name="Таблица117.A2" office:value-type="string"><text:p text:style-name="Штамп_5f_центр_5f_12_5f_гост_5f_90град">Подп. и дата</text:p></table:table-cell><table:table-cell table:style-name="Таблица117.B2" office:value-type="string"><text:p text:style-name="Штамп_5f_центр_5f_12_5f_гост_5f_90град"><text:user-field-get text:name="Дата"/> </text:p></table:table-cell></table:table-row><table:table-row table:style-name="Таблица117.1"><table:table-cell table:style-name="Таблица117.A2" office:value-type="string"><text:p text:style-name="Штамп_5f_центр_5f_12_5f_гост_5f_90град">Инв. № подл</text:p></table:table-cell><table:table-cell table:style-name="Таблица117.B3" office:value-type="string"><text:p text:style-name="Штамп_5f_центр_5f_12_5f_гост_5f_90град"><text:user-field-get text:name="Инвентарный_номер"/></text:p></table:table-cell></table:table-row></table:table><text:p text:style-name="MP3"/></draw:text-box></draw:frame><draw:frame draw:style-name="Mfr3" draw:name="Врезка119" text:anchor-type="paragraph" svg:x="0.011cm" svg:y="14.199cm" svg:width="2cm" svg:height="6.5cm" draw:z-index="0"><draw:text-box><table:table table:name="Таблица118" table:style-name="Таблица118"><table:table-column table:style-name="Таблица118.A"/><table:table-column table:style-name="Таблица118.B"/><table:table-row table:style-name="Таблица118.1"><table:table-cell table:style-name="Таблица118.A1" office:value-type="string"><text:p text:style-name="Штамп_5f_центр_5f_12_5f_гост_5f_90град">Согласовано</text:p></table:table-cell><table:table-cell><table:table table:is-sub-table="true"><table:table-column table:style-name="Таблица118.B1.1" table:number-columns-repeated="3"/><table:table-row table:style-name="Таблица118.B1.1"><table:table-cell table:style-name="Таблица118.B1.2.1" office:value-type="string"><text:p text:style-name="Штамп_5f_центр_5f_12_5f_гост_5f_90град"/></table:table-cell><table:table-cell table:style-name="Таблица118.B1.2.1" office:value-type="string"><text:p text:style-name="Штамп_5f_центр_5f_12_5f_гост_5f_90град"/></table:table-cell><table:table-cell table:style-name="Таблица118.B1.3.1" office:value-type="string"><text:p text:style-name="Штамп_5f_центр_5f_12_5f_гост_5f_90град"/></table:table-cell></table:table-row><table:table-row table:style-name="Таблица118.B1.2"><table:table-cell table:style-name="Таблица118.B1.2.4" office:value-type="string"><text:p text:style-name="Штамп_5f_центр_5f_12_5f_гост_5f_90град"/></table:table-cell><table:table-cell table:style-name="Таблица118.B1.2.4" office:value-type="string"><text:p text:style-name="Штамп_5f_центр_5f_12_5f_гост_5f_90град"/></table:table-cell><table:table-cell table:style-name="Таблица118.B1.3.4" office:value-type="string"><text:p text:style-name="Штамп_5f_центр_5f_12_5f_гост_5f_90град"/></table:table-cell></table:table-row><table:table-row table:style-name="Таблица118.B1.3"><table:table-cell table:style-name="Таблица118.B1.2.4" office:value-type="string"><text:p text:style-name="Штамп_5f_центр_5f_12_5f_гост_5f_90град"/></table:table-cell><table:table-cell table:style-name="Таблица118.B1.2.4" office:value-type="string"><text:p text:style-name="Штамп_5f_центр_5f_12_5f_гост_5f_90град"/></table:table-cell><table:table-cell table:style-name="Таблица118.B1.3.4" office:value-type="string"><text:p text:style-name="Штамп_5f_центр_5f_12_5f_гост_5f_90град"/></table:table-cell></table:table-row><table:table-row table:style-name="Таблица118.B1.3"><table:table-cell table:style-name="Таблица118.B1.2.4" office:value-type="string"><text:p text:style-name="Штамп_5f_центр_5f_12_5f_гост_5f_90град"/></table:table-cell><table:table-cell table:style-name="Таблица118.B1.2.4" office:value-type="string"><text:p text:style-name="Штамп_5f_центр_5f_12_5f_гост_5f_90град"/></table:table-cell><table:table-cell table:style-name="Таблица118.B1.3.4" office:value-type="string"><text:p text:style-name="Штамп_5f_центр_5f_12_5f_гост_5f_90град"/></table:table-cell></table:table-row></table:table></table:table-cell></table:table-row></table:table><text:p text:style-name="Frame_20_contents"/></draw:text-box></draw:frame></text:p></table:table-cell><table:table-cell table:style-name="Таблица116.A1.1.1" office:value-type="string"><text:p text:style-name="Штамп_5f_центр_5f_11_5f_гост"/></table:table-cell><table:table-cell table:style-name="Таблица116.A1.1.1" office:value-type="string"><text:p text:style-name="Штамп_5f_центр_5f_11_5f_гост"/></table:table-cell><table:table-cell table:style-name="Таблица116.A1.1.1" office:value-type="string"><text:p text:style-name="Штамп_5f_центр_5f_11_5f_гост"/></table:table-cell><table:table-cell table:style-name="Таблица116.A1.1.1" office:value-type="string"><text:p text:style-name="Штамп_5f_центр_5f_11_5f_гост"/></table:table-cell><table:table-cell table:style-name="Таблица116.A1.1.1" office:value-type="string"><text:p text:style-name="Штамп_5f_центр_5f_11_5f_гост"/></table:table-cell></table:table-row><table:table-row table:style-name="Таблица116.A1.1"><table:table-cell table:style-name="Таблица116.A1.1.2" office:value-type="string"><text:p text:style-name="Штамп_5f_центр_5f_11_5f_гост"/></table:table-cell><table:table-cell table:style-name="Таблица116.A1.1.2" office:value-type="string"><text:p text:style-name="Штамп_5f_центр_5f_11_5f_гост"/></table:table-cell><table:table-cell table:style-name="Таблица116.A1.1.2" office:value-type="string"><text:p text:style-name="Штамп_5f_центр_5f_11_5f_гост"/></table:table-cell><table:table-cell table:style-name="Таблица116.A1.1.2" office:value-type="string"><text:p text:style-name="Штамп_5f_центр_5f_11_5f_гост"/></table:table-cell><table:table-cell table:style-name="Таблица116.A1.1.2" office:value-type="string"><text:p text:style-name="Штамп_5f_центр_5f_11_5f_гост"/></table:table-cell><table:table-cell table:style-name="Таблица116.A1.1.2" office:value-type="string"><text:p text:style-name="Штамп_5f_центр_5f_11_5f_гост"/></table:table-cell></table:table-row><table:table-row table:style-name="Таблица116.A1.1"><table:table-cell table:style-name="Таблица116.A1.1.2" office:value-type="string"><text:p text:style-name="Штамп_5f_центр_5f_11_5f_гост">Изм.</text:p></table:table-cell><table:table-cell table:style-name="Таблица116.A1.1.2" office:value-type="string"><text:p text:style-name="Штамп_5f_центр_5f_11_5f_гост">Кол.уч.</text:p></table:table-cell><table:table-cell table:style-name="Таблица116.A1.1.2" office:value-type="string"><text:p text:style-name="Штамп_5f_центр_5f_11_5f_гост">Лист</text:p></table:table-cell><table:table-cell table:style-name="Таблица116.A1.1.2" office:value-type="string"><text:p text:style-name="Штамп_5f_центр_5f_11_5f_гост">№ док.</text:p></table:table-cell><table:table-cell table:style-name="Таблица116.A1.1.2" office:value-type="string"><text:p text:style-name="Штамп_5f_центр_5f_11_5f_гост">Подп</text:p></table:table-cell><table:table-cell table:style-name="Таблица116.A1.1.2" office:value-type="string"><text:p text:style-name="Штамп_5f_центр_5f_11_5f_гост">Дата</text:p></table:table-cell></table:table-row></table:table></table:table-cell><table:table-cell table:style-name="Таблица116.A1.1.1" office:value-type="string"><text:p text:style-name="Штамп_5f_центр_5f_20_5f_гост"><text:user-field-get text:name="Код_проекта">КИА БУК</text:user-field-get></text:p></table:table-cell><table:table-cell><table:table table:is-sub-table="true"><table:table-column table:style-name="Таблица116.C"/><table:table-row table:style-name="Таблица116.A1.1"><table:table-cell table:style-name="Таблица116.C1.1.1" office:value-type="string"><text:p text:style-name="Штамп_5f_центр_5f_12_5f_гост">Лист</text:p></table:table-cell></table:table-row><table:table-row table:style-name="Таблица116.C1.2"><table:table-cell table:style-name="Таблица116.C1.1.2" office:value-type="string"><text:p text:style-name="Штамп_5f_центр_5f_12_5f_гост"><text:user-field-get text:name="Номер_листа"/><text:page-number text:select-page="current">0</text:page-number></text:p></table:table-cell></table:table-row></table:table></table:table-cell></table:table-row></table:table><text:p text:style-name="Frame_20_contents"/></draw:text-box></draw:frame></text:p>
      </style:footer>
    </style:master-page>
    <style:master-page style:name="A4x5_5f_форма3_5f_доп1_5f_согл_5f_табл" style:display-name="A4x5_форма3_доп1_согл_табл" style:page-layout-name="Mpm35" style:next-style-name="A4x5_5f_форма6_5f_доп1_5f_согл_5f_табл">
      <style:footer>
        <text:p text:style-name="Footer"><draw:frame draw:style-name="Mfr6" draw:name="Врезка120" text:anchor-type="paragraph" svg:x="84.049cm" svg:y="-0.496cm" svg:width="18.5cm" svg:height="5.53cm" draw:z-index="0"><draw:text-box><table:table table:name="Таблица119" table:style-name="Таблица119"><table:table-column table:style-name="Таблица119.A"/><table:table-column table:style-name="Таблица119.B"/><table:table-column table:style-name="Таблица119.C"/><table:table-row><table:table-cell><table:table table:is-sub-table="true"><table:table-column table:style-name="Таблица119.A1.1"/><table:table-column table:style-name="Таблица119.A1.2" table:number-columns-repeated="3"/><table:table-column table:style-name="Таблица119.A1.5"/><table:table-column table:style-name="Таблица119.A1.6"/><table:table-row table:style-name="Таблица119.A1.1"><table:table-cell table:style-name="Таблица119.A1.1.1" office:value-type="string"><text:p text:style-name="MP4"><draw:frame draw:style-name="Mfr1" draw:name="Врезка121" text:anchor-type="paragraph" svg:x="0.82cm" svg:y="20.669cm" svg:width="1.199cm" svg:height="8.53cm" draw:z-index="0"><draw:text-box><table:table table:name="Таблица120" table:style-name="Таблица120"><table:table-column table:style-name="Таблица120.A"/><table:table-column table:style-name="Таблица120.B"/><table:table-row table:style-name="Таблица120.1"><table:table-cell table:style-name="Таблица120.A1" office:value-type="string"><text:p text:style-name="Штамп_5f_центр_5f_12_5f_гост_5f_90град">Взам. инв. №</text:p></table:table-cell><table:table-cell table:style-name="Таблица120.B1" office:value-type="string"><text:p text:style-name="Штамп_5f_центр_5f_12_5f_гост_5f_90град"><text:user-field-get text:name="Взамен_инв_номера"/></text:p></table:table-cell></table:table-row><table:table-row table:style-name="Таблица120.2"><table:table-cell table:style-name="Таблица120.A2" office:value-type="string"><text:p text:style-name="Штамп_5f_центр_5f_12_5f_гост_5f_90град">Подп. и дата</text:p></table:table-cell><table:table-cell table:style-name="Таблица120.B2" office:value-type="string"><text:p text:style-name="Штамп_5f_центр_5f_12_5f_гост_5f_90град"><text:user-field-get text:name="Дата"/> </text:p></table:table-cell></table:table-row><table:table-row table:style-name="Таблица120.1"><table:table-cell table:style-name="Таблица120.A2" office:value-type="string"><text:p text:style-name="Штамп_5f_центр_5f_12_5f_гост_5f_90град">Инв. № подл</text:p></table:table-cell><table:table-cell table:style-name="Таблица120.B3" office:value-type="string"><text:p text:style-name="Штамп_5f_центр_5f_12_5f_гост_5f_90град"><text:user-field-get text:name="Инвентарный_номер"/></text:p></table:table-cell></table:table-row></table:table><text:p text:style-name="MP3"/></draw:text-box></draw:frame><text:user-field-get text:name="Приложений"/></text:p></table:table-cell><table:table-cell table:style-name="Таблица119.A1.1.1" office:value-type="string"><text:p text:style-name="MP4"><text:page-count>6</text:page-count></text:p></table:table-cell><table:table-cell table:style-name="Таблица119.A1.1.1" office:value-type="string"><text:p text:style-name="Штамп_5f_центр_5f_11_5f_гост"/></table:table-cell><table:table-cell table:style-name="Таблица119.A1.1.1" office:value-type="string"><text:p text:style-name="Штамп_5f_центр_5f_11_5f_гост"/></table:table-cell><table:table-cell table:style-name="Таблица119.A1.1.1" office:value-type="string"><text:p text:style-name="Штамп_5f_центр_5f_11_5f_гост"/></table:table-cell><table:table-cell table:style-name="Таблица119.A1.1.1" office:value-type="string"><text:p text:style-name="Штамп_5f_центр_5f_11_5f_гост"/></table:table-cell></table:table-row><table:table-row table:style-name="Таблица119.A1.1"><table:table-cell table:style-name="Таблица119.A1.1.2" office:value-type="string"><text:p text:style-name="Штамп_5f_центр_5f_11_5f_гост"/></table:table-cell><table:table-cell table:style-name="Таблица119.A1.1.2" office:value-type="string"><text:p text:style-name="Штамп_5f_центр_5f_11_5f_гост"/></table:table-cell><table:table-cell table:style-name="Таблица119.A1.1.2" office:value-type="string"><text:p text:style-name="Штамп_5f_центр_5f_11_5f_гост"/></table:table-cell><table:table-cell table:style-name="Таблица119.A1.1.2" office:value-type="string"><text:p text:style-name="Штамп_5f_центр_5f_11_5f_гост"/></table:table-cell><table:table-cell table:style-name="Таблица119.A1.1.2" office:value-type="string"><text:p text:style-name="Штамп_5f_центр_5f_11_5f_гост"/></table:table-cell><table:table-cell table:style-name="Таблица119.A1.1.2" office:value-type="string"><text:p text:style-name="Штамп_5f_центр_5f_11_5f_гост"/></table:table-cell></table:table-row><table:table-row table:style-name="Таблица119.A1.1"><table:table-cell table:style-name="Таблица119.A1.1.2" office:value-type="string"><text:p text:style-name="Штамп_5f_центр_5f_11_5f_гост"/></table:table-cell><table:table-cell table:style-name="Таблица119.A1.1.2" office:value-type="string"><text:p text:style-name="Штамп_5f_центр_5f_11_5f_гост"/></table:table-cell><table:table-cell table:style-name="Таблица119.A1.1.2" office:value-type="string"><text:p text:style-name="Штамп_5f_центр_5f_11_5f_гост"/></table:table-cell><table:table-cell table:style-name="Таблица119.A1.1.2" office:value-type="string"><text:p text:style-name="Штамп_5f_центр_5f_11_5f_гост"/></table:table-cell><table:table-cell table:style-name="Таблица119.A1.1.2" office:value-type="string"><text:p text:style-name="Штамп_5f_центр_5f_11_5f_гост"/></table:table-cell><table:table-cell table:style-name="Таблица119.A1.1.2" office:value-type="string"><text:p text:style-name="Штамп_5f_центр_5f_11_5f_гост"/></table:table-cell></table:table-row><table:table-row table:style-name="Таблица119.A1.1"><table:table-cell table:style-name="Таблица119.A1.1.2" office:value-type="string"><text:p text:style-name="Штамп_5f_центр_5f_11_5f_гост"/></table:table-cell><table:table-cell table:style-name="Таблица119.A1.1.2" office:value-type="string"><text:p text:style-name="Штамп_5f_центр_5f_11_5f_гост"/></table:table-cell><table:table-cell table:style-name="Таблица119.A1.1.2" office:value-type="string"><text:p text:style-name="Штамп_5f_центр_5f_11_5f_гост"/></table:table-cell><table:table-cell table:style-name="Таблица119.A1.1.2" office:value-type="string"><text:p text:style-name="Штамп_5f_центр_5f_11_5f_гост"/></table:table-cell><table:table-cell table:style-name="Таблица119.A1.1.2" office:value-type="string"><text:p text:style-name="Штамп_5f_центр_5f_11_5f_гост"/></table:table-cell><table:table-cell table:style-name="Таблица119.A1.1.2" office:value-type="string"><text:p text:style-name="Штамп_5f_центр_5f_11_5f_гост"/></table:table-cell></table:table-row><table:table-row table:style-name="Таблица119.A1.1"><table:table-cell table:style-name="Таблица119.A1.1.2" office:value-type="string"><text:p text:style-name="Штамп_5f_центр_5f_11_5f_гост">Изм.</text:p></table:table-cell><table:table-cell table:style-name="Таблица119.A1.1.2" office:value-type="string"><text:p text:style-name="Штамп_5f_центр_5f_11_5f_гост">Кол.уч.</text:p></table:table-cell><table:table-cell table:style-name="Таблица119.A1.1.2" office:value-type="string"><text:p text:style-name="Штамп_5f_центр_5f_11_5f_гост">Лист</text:p></table:table-cell><table:table-cell table:style-name="Таблица119.A1.1.2" office:value-type="string"><text:p text:style-name="Штамп_5f_центр_5f_11_5f_гост">№ док.</text:p></table:table-cell><table:table-cell table:style-name="Таблица119.A1.1.2" office:value-type="string"><text:p text:style-name="Штамп_5f_центр_5f_11_5f_гост">Подп</text:p></table:table-cell><table:table-cell table:style-name="Таблица119.A1.1.2" office:value-type="string"><text:p text:style-name="Штамп_5f_центр_5f_11_5f_гост">Дата</text:p></table:table-cell></table:table-row></table:table></table:table-cell><table:table-cell table:number-columns-spanned="2"><table:table table:is-sub-table="true"><table:table-column table:style-name="Таблица119.B1.1"/><table:table-row table:style-name="Таблица119.B1.1"><table:table-cell table:style-name="Таблица119.B1.1.1" office:value-type="string"><text:p text:style-name="Штамп_5f_центр_5f_20_5f_гост"><text:user-field-get text:name="Код_проекта">КИА БУК</text:user-field-get></text:p></table:table-cell></table:table-row><table:table-row table:style-name="Таблица119.B1.2"><table:table-cell table:style-name="Таблица119.B1.1.2" office:value-type="string"><text:p text:style-name="Штамп_5f_центр_5f_20_5f_гост"><text:user-field-get text:name="Название_проекта">Программное обеспечение контрольно-испытательной аппаратуры блока управления каналами.</text:user-field-get></text:p></table:table-cell></table:table-row></table:table></table:table-cell><table:covered-table-cell/></table:table-row><table:table-row><table:table-cell><table:table table:is-sub-table="true"><table:table-column table:style-name="Таблица119.A2.1"/><table:table-column table:style-name="Таблица119.A2.2"/><table:table-column table:style-name="Таблица119.A1.5"/><table:table-column table:style-name="Таблица119.A2.4"/><table:table-row table:style-name="Таблица119.A1.1"><table:table-cell table:style-name="Таблица119.A1.1.2" office:value-type="string"><text:p text:style-name="Штамп_5f_лево_5f_12_5f_гост"><text:s/><text:user-field-get text:name="Должность1"/></text:p></table:table-cell><table:table-cell table:style-name="Таблица119.A1.1.2" office:value-type="string"><text:p text:style-name="Штамп_5f_лево_5f_12_5f_гост"><text:s/><text:user-field-get text:name="Фамилия1"/></text:p></table:table-cell><table:table-cell table:style-name="Таблица119.A1.1.2" office:value-type="string"><text:p text:style-name="Штамп_5f_лево_5f_12_5f_гост"/></table:table-cell><table:table-cell table:style-name="Таблица119.A1.1.2" office:value-type="string"><text:p text:style-name="Штамп_5f_лево_5f_12_5f_гост"/></table:table-cell></table:table-row><table:table-row table:style-name="Таблица119.A1.1"><table:table-cell table:style-name="Таблица119.A1.1.2" office:value-type="string"><text:p text:style-name="Штамп_5f_лево_5f_12_5f_гост"><text:s/><text:user-field-get text:name="Должность2"/></text:p></table:table-cell><table:table-cell table:style-name="Таблица119.A1.1.2" office:value-type="string"><text:p text:style-name="Штамп_5f_лево_5f_12_5f_гост"><text:s/><text:user-field-get text:name="Фамилия2"/></text:p></table:table-cell><table:table-cell table:style-name="Таблица119.A1.1.2" office:value-type="string"><text:p text:style-name="Штамп_5f_лево_5f_12_5f_гост"/></table:table-cell><table:table-cell table:style-name="Таблица119.A1.1.2" office:value-type="string"><text:p text:style-name="Штамп_5f_лево_5f_12_5f_гост"/></table:table-cell></table:table-row><table:table-row table:style-name="Таблица119.A1.1"><table:table-cell table:style-name="Таблица119.A2.1.3" office:value-type="string"><text:p text:style-name="Штамп_5f_лево_5f_12_5f_гост"><text:s/><text:user-field-get text:name="Должность3"/></text:p></table:table-cell><table:table-cell table:style-name="Таблица119.A1.1.2" office:value-type="string"><text:p text:style-name="Штамп_5f_лево_5f_12_5f_гост"><text:s/><text:user-field-get text:name="Фамилия3"/></text:p></table:table-cell><table:table-cell table:style-name="Таблица119.A1.1.2" office:value-type="string"><text:p text:style-name="Штамп_5f_лево_5f_12_5f_гост"/></table:table-cell><table:table-cell table:style-name="Таблица119.A1.1.2" office:value-type="string"><text:p text:style-name="Штамп_5f_лево_5f_12_5f_гост"/></table:table-cell></table:table-row><table:table-row table:style-name="Таблица119.A1.1"><table:table-cell table:style-name="Таблица119.A1.1.2" office:value-type="string"><text:p text:style-name="Штамп_5f_лево_5f_12_5f_гост"><text:s/><text:user-field-get text:name="Должность4"/></text:p></table:table-cell><table:table-cell table:style-name="Таблица119.A1.1.2" office:value-type="string"><text:p text:style-name="Штамп_5f_лево_5f_12_5f_гост"><text:s/><text:user-field-get text:name="Фамилия4"/></text:p></table:table-cell><table:table-cell table:style-name="Таблица119.A1.1.2" office:value-type="string"><text:p text:style-name="Штамп_5f_лево_5f_12_5f_гост"/></table:table-cell><table:table-cell table:style-name="Таблица119.A1.1.2" office:value-type="string"><text:p text:style-name="Штамп_5f_лево_5f_12_5f_гост"/></table:table-cell></table:table-row><table:table-row table:style-name="Таблица119.A1.1"><table:table-cell><table:table table:is-sub-table="true"><table:table-column table:style-name="Таблица119.A2.1"/><table:table-row table:style-name="Таблица119.A1.1"><table:table-cell table:style-name="Таблица119.A1.1.2" office:value-type="string"><text:p text:style-name="Штамп_5f_лево_5f_12_5f_гост"><draw:frame draw:style-name="Mfr3" draw:name="Врезка122" text:anchor-type="paragraph" svg:x="0.011cm" svg:y="14.199cm" svg:width="2cm" svg:height="6.5cm" draw:z-index="0"><draw:text-box><table:table table:name="Таблица121" table:style-name="Таблица121"><table:table-column table:style-name="Таблица121.A"/><table:table-column table:style-name="Таблица121.B"/><table:table-row table:style-name="Таблица121.1"><table:table-cell table:style-name="Таблица121.A1" office:value-type="string"><text:p text:style-name="Штамп_5f_центр_5f_12_5f_гост_5f_90град">Согласовано</text:p></table:table-cell><table:table-cell><table:table table:is-sub-table="true"><table:table-column table:style-name="Таблица121.B1.1" table:number-columns-repeated="3"/><table:table-row table:style-name="Таблица121.B1.1"><table:table-cell table:style-name="Таблица121.B1.2.1" office:value-type="string"><text:p text:style-name="Штамп_5f_центр_5f_12_5f_гост_5f_90град"/></table:table-cell><table:table-cell table:style-name="Таблица121.B1.2.1" office:value-type="string"><text:p text:style-name="Штамп_5f_центр_5f_12_5f_гост_5f_90град"/></table:table-cell><table:table-cell table:style-name="Таблица121.B1.3.1" office:value-type="string"><text:p text:style-name="Штамп_5f_центр_5f_12_5f_гост_5f_90град"/></table:table-cell></table:table-row><table:table-row table:style-name="Таблица121.B1.2"><table:table-cell table:style-name="Таблица121.B1.2.4" office:value-type="string"><text:p text:style-name="Штамп_5f_центр_5f_12_5f_гост_5f_90град"/></table:table-cell><table:table-cell table:style-name="Таблица121.B1.2.4" office:value-type="string"><text:p text:style-name="Штамп_5f_центр_5f_12_5f_гост_5f_90град"/></table:table-cell><table:table-cell table:style-name="Таблица121.B1.3.4" office:value-type="string"><text:p text:style-name="Штамп_5f_центр_5f_12_5f_гост_5f_90град"/></table:table-cell></table:table-row><table:table-row table:style-name="Таблица121.B1.3"><table:table-cell table:style-name="Таблица121.B1.2.4" office:value-type="string"><text:p text:style-name="Штамп_5f_центр_5f_12_5f_гост_5f_90град"/></table:table-cell><table:table-cell table:style-name="Таблица121.B1.2.4" office:value-type="string"><text:p text:style-name="Штамп_5f_центр_5f_12_5f_гост_5f_90град"/></table:table-cell><table:table-cell table:style-name="Таблица121.B1.3.4" office:value-type="string"><text:p text:style-name="Штамп_5f_центр_5f_12_5f_гост_5f_90град"/></table:table-cell></table:table-row><table:table-row table:style-name="Таблица121.B1.3"><table:table-cell table:style-name="Таблица121.B1.2.4" office:value-type="string"><text:p text:style-name="Штамп_5f_центр_5f_12_5f_гост_5f_90град"/></table:table-cell><table:table-cell table:style-name="Таблица121.B1.2.4" office:value-type="string"><text:p text:style-name="Штамп_5f_центр_5f_12_5f_гост_5f_90град"/></table:table-cell><table:table-cell table:style-name="Таблица121.B1.3.4" office:value-type="string"><text:p text:style-name="Штамп_5f_центр_5f_12_5f_гост_5f_90град"/></table:table-cell></table:table-row></table:table></table:table-cell></table:table-row></table:table><text:p text:style-name="Frame_20_contents"/></draw:text-box></draw:frame> <text:user-field-get text:name="Должность5"/></text:p></table:table-cell></table:table-row><table:table-row table:style-name="Таблица119.A1.1"><table:table-cell table:style-name="Таблица119.A1.1.2" office:value-type="string"><text:p text:style-name="Штамп_5f_лево_5f_12_5f_гост"><text:s/><text:user-field-get text:name="Должность6"/></text:p></table:table-cell></table:table-row></table:table></table:table-cell><table:table-cell><table:table table:is-sub-table="true"><table:table-column table:style-name="Таблица119.A2.2"/><table:table-row table:style-name="Таблица119.A1.1"><table:table-cell table:style-name="Таблица119.A1.1.2" office:value-type="string"><text:p text:style-name="Штамп_5f_лево_5f_12_5f_гост"><text:s/><text:user-field-get text:name="Фамилия5"/></text:p></table:table-cell></table:table-row><table:table-row table:style-name="Таблица119.A1.1"><table:table-cell table:style-name="Таблица119.A1.1.2" office:value-type="string"><text:p text:style-name="Штамп_5f_лево_5f_12_5f_гост"><text:s/><text:user-field-get text:name="Фамилия6"/></text:p></table:table-cell></table:table-row></table:table></table:table-cell><table:table-cell><table:table table:is-sub-table="true"><table:table-column table:style-name="Таблица119.A1.5"/><table:table-row table:style-name="Таблица119.A1.1"><table:table-cell table:style-name="Таблица119.A1.1.2" office:value-type="string"><text:p text:style-name="Штамп_5f_лево_5f_12_5f_гост"/></table:table-cell></table:table-row><table:table-row table:style-name="Таблица119.A1.1"><table:table-cell table:style-name="Таблица119.A1.1.2" office:value-type="string"><text:p text:style-name="Штамп_5f_лево_5f_12_5f_гост"/></table:table-cell></table:table-row></table:table></table:table-cell><table:table-cell><table:table table:is-sub-table="true"><table:table-column table:style-name="Таблица119.A2.4"/><table:table-row table:style-name="Таблица119.A1.1"><table:table-cell table:style-name="Таблица119.A1.1.2" office:value-type="string"><text:p text:style-name="Штамп_5f_лево_5f_12_5f_гост"/></table:table-cell></table:table-row><table:table-row table:style-name="Таблица119.A1.1"><table:table-cell table:style-name="Таблица119.A1.1.2" office:value-type="string"><text:p text:style-name="Штамп_5f_лево_5f_12_5f_гост"/></table:table-cell></table:table-row></table:table></table:table-cell></table:table-row></table:table></table:table-cell><table:table-cell><table:table table:is-sub-table="true"><table:table-column table:style-name="Таблица119.B"/><table:table-row table:style-name="Таблица119.B1.2"><table:table-cell table:style-name="Таблица119.A1.1.1" office:value-type="string"><text:p text:style-name="Штамп_5f_центр_5f_16_5f_гост"><text:user-field-get text:name="Рамка_доп1"/></text:p></table:table-cell></table:table-row><table:table-row table:style-name="Таблица119.B1.2"><table:table-cell table:style-name="Таблица119.A1.1.2" office:value-type="string"><text:p text:style-name="Штамп_5f_центр_5f_16_5f_гост"><text:user-field-get text:name="Рамка_доп2"/></text:p></table:table-cell></table:table-row></table:table></table:table-cell><table:table-cell><table:table table:is-sub-table="true"><table:table-column table:style-name="Таблица119.A1.5"/><table:table-column table:style-name="Таблица119.C2.2"/><table:table-column table:style-name="Таблица119.C2.3"/><table:table-row table:style-name="Таблица119.A1.1"><table:table-cell table:style-name="Таблица119.A1.1.1" office:value-type="string"><text:p text:style-name="Штамп_5f_центр_5f_11_5f_гост">Стадия</text:p></table:table-cell><table:table-cell table:style-name="Таблица119.A1.1.1" office:value-type="string"><text:p text:style-name="Штамп_5f_центр_5f_11_5f_гост">Лист</text:p></table:table-cell><table:table-cell table:style-name="Таблица119.B1.1.1" office:value-type="string"><text:p text:style-name="Штамп_5f_центр_5f_11_5f_гост">Листов</text:p></table:table-cell></table:table-row><table:table-row table:style-name="Таблица119.B1.1"><table:table-cell table:style-name="Таблица119.A1.1.2" office:value-type="string"><text:p text:style-name="Штамп_5f_центр_5f_12_5f_гост"><text:user-field-get text:name="Стадия">Р</text:user-field-get></text:p></table:table-cell><table:table-cell table:style-name="Таблица119.A1.1.2" office:value-type="string"><text:p text:style-name="Штамп_5f_центр_5f_12_5f_гост"><text:user-field-get text:name="Номер_листа"/><text:page-number text:select-page="current">0</text:page-number></text:p></table:table-cell><table:table-cell table:style-name="Таблица119.C2.3.2" table:formula="ooow:&lt;A1.1.1&gt;+&lt;A1.2.1&gt;" office:value-type="float" office:value="6"><text:p text:style-name="Штамп_5f_центр_5f_12_5f_гост">6</text:p></table:table-cell></table:table-row><table:table-row table:style-name="Таблица119.B1.2"><table:table-cell table:style-name="Таблица119.B1.1.2" table:number-columns-spanned="3" office:value-type="string"><text:p text:style-name="Штамп_5f_центр_5f_12_5f_гост"><text:user-field-get text:name="Организация1строка">ИКИ РАН</text:user-field-get></text:p><text:p text:style-name="Штамп_5f_центр_5f_12_5f_гост"><text:user-field-get text:name="Организация2строка">г. Москва</text:user-field-get></text:p><text:p text:style-name="Штамп_5f_центр_5f_12_5f_гост"><text:user-field-get text:name="Организация3строка">2014 г. </text:user-field-get></text:p></table:table-cell><table:covered-table-cell/><table:covered-table-cell/></table:table-row></table:table></table:table-cell></table:table-row></table:table><text:p text:style-name="Frame_20_contents"/></draw:text-box></draw:frame></text:p>
      </style:footer>
    </style:master-page>
    <style:master-page style:name="A4x5_5f_форма5_5f_доп1_5f_согл_5f_табл" style:display-name="A4x5_форма5_доп1_согл_табл" style:page-layout-name="Mpm36" style:next-style-name="A4x5_5f_форма6_5f_доп1_5f_согл_5f_табл">
      <style:footer>
        <text:p text:style-name="Footer"><draw:frame draw:style-name="Mfr6" draw:name="Врезка123" text:anchor-type="paragraph" svg:x="84.058cm" svg:y="-0.474cm" svg:width="18.5cm" svg:height="4.03cm" draw:z-index="0"><draw:text-box><table:table table:name="Таблица122" table:style-name="Таблица122"><table:table-column table:style-name="Таблица122.A"/><table:table-column table:style-name="Таблица122.B"/><table:table-column table:style-name="Таблица122.C"/><table:table-row><table:table-cell><table:table table:is-sub-table="true"><table:table-column table:style-name="Таблица122.A1.1"/><table:table-column table:style-name="Таблица122.A1.2" table:number-columns-repeated="3"/><table:table-column table:style-name="Таблица122.A1.5"/><table:table-column table:style-name="Таблица122.A1.6"/><table:table-row table:style-name="Таблица122.A1.1"><table:table-cell table:style-name="Таблица122.A1.1.1" office:value-type="string"><text:p text:style-name="MP4"><draw:frame draw:style-name="Mfr1" draw:name="Врезка124" text:anchor-type="paragraph" svg:x="0.82cm" svg:y="20.669cm" svg:width="1.199cm" svg:height="8.53cm" draw:z-index="0"><draw:text-box><table:table table:name="Таблица123" table:style-name="Таблица123"><table:table-column table:style-name="Таблица123.A"/><table:table-column table:style-name="Таблица123.B"/><table:table-row table:style-name="Таблица123.1"><table:table-cell table:style-name="Таблица123.A1" office:value-type="string"><text:p text:style-name="Штамп_5f_центр_5f_12_5f_гост_5f_90град">Взам. инв. №</text:p></table:table-cell><table:table-cell table:style-name="Таблица123.B1" office:value-type="string"><text:p text:style-name="Штамп_5f_центр_5f_12_5f_гост_5f_90град"><text:user-field-get text:name="Взамен_инв_номера"/></text:p></table:table-cell></table:table-row><table:table-row table:style-name="Таблица123.2"><table:table-cell table:style-name="Таблица123.A2" office:value-type="string"><text:p text:style-name="Штамп_5f_центр_5f_12_5f_гост_5f_90град">Подп. и дата</text:p></table:table-cell><table:table-cell table:style-name="Таблица123.B2" office:value-type="string"><text:p text:style-name="Штамп_5f_центр_5f_12_5f_гост_5f_90град"><text:user-field-get text:name="Дата"/> </text:p></table:table-cell></table:table-row><table:table-row table:style-name="Таблица123.1"><table:table-cell table:style-name="Таблица123.A2" office:value-type="string"><text:p text:style-name="Штамп_5f_центр_5f_12_5f_гост_5f_90град">Инв. № подл</text:p></table:table-cell><table:table-cell table:style-name="Таблица123.B3" office:value-type="string"><text:p text:style-name="Штамп_5f_центр_5f_12_5f_гост_5f_90град"><text:user-field-get text:name="Инвентарный_номер"/></text:p></table:table-cell></table:table-row></table:table><text:p text:style-name="MP3"/></draw:text-box></draw:frame><text:user-field-get text:name="Приложений"/></text:p></table:table-cell><table:table-cell table:style-name="Таблица122.A1.1.1" office:value-type="string"><text:p text:style-name="MP4"><text:page-count>6</text:page-count></text:p></table:table-cell><table:table-cell table:style-name="Таблица122.A1.1.1" office:value-type="string"><text:p text:style-name="Штамп_5f_центр_5f_11_5f_гост"/></table:table-cell><table:table-cell table:style-name="Таблица122.A1.1.1" office:value-type="string"><text:p text:style-name="Штамп_5f_центр_5f_11_5f_гост"/></table:table-cell><table:table-cell table:style-name="Таблица122.A1.1.1" office:value-type="string"><text:p text:style-name="Штамп_5f_центр_5f_11_5f_гост"/></table:table-cell><table:table-cell table:style-name="Таблица122.A1.1.1" office:value-type="string"><text:p text:style-name="Штамп_5f_центр_5f_11_5f_гост"/></table:table-cell></table:table-row><table:table-row table:style-name="Таблица122.A1.1"><table:table-cell table:style-name="Таблица122.A1.1.2" office:value-type="string"><text:p text:style-name="Штамп_5f_центр_5f_11_5f_гост"/></table:table-cell><table:table-cell table:style-name="Таблица122.A1.1.2" office:value-type="string"><text:p text:style-name="Штамп_5f_центр_5f_11_5f_гост"/></table:table-cell><table:table-cell table:style-name="Таблица122.A1.1.2" office:value-type="string"><text:p text:style-name="Штамп_5f_центр_5f_11_5f_гост"/></table:table-cell><table:table-cell table:style-name="Таблица122.A1.1.2" office:value-type="string"><text:p text:style-name="Штамп_5f_центр_5f_11_5f_гост"/></table:table-cell><table:table-cell table:style-name="Таблица122.A1.1.2" office:value-type="string"><text:p text:style-name="Штамп_5f_центр_5f_11_5f_гост"/></table:table-cell><table:table-cell table:style-name="Таблица122.A1.1.2" office:value-type="string"><text:p text:style-name="Штамп_5f_центр_5f_11_5f_гост"/></table:table-cell></table:table-row><table:table-row table:style-name="Таблица122.A1.1"><table:table-cell table:style-name="Таблица122.A1.1.2" office:value-type="string"><text:p text:style-name="Штамп_5f_центр_5f_11_5f_гост">Изм.</text:p></table:table-cell><table:table-cell table:style-name="Таблица122.A1.1.2" office:value-type="string"><text:p text:style-name="Штамп_5f_центр_5f_11_5f_гост">Кол.уч.</text:p></table:table-cell><table:table-cell table:style-name="Таблица122.A1.1.2" office:value-type="string"><text:p text:style-name="Штамп_5f_центр_5f_11_5f_гост">Лист</text:p></table:table-cell><table:table-cell table:style-name="Таблица122.A1.1.2" office:value-type="string"><text:p text:style-name="Штамп_5f_центр_5f_11_5f_гост">№ док.</text:p></table:table-cell><table:table-cell table:style-name="Таблица122.A1.1.2" office:value-type="string"><text:p text:style-name="Штамп_5f_центр_5f_11_5f_гост">Подп</text:p></table:table-cell><table:table-cell table:style-name="Таблица122.A1.1.2" office:value-type="string"><text:p text:style-name="Штамп_5f_центр_5f_11_5f_гост">Дата</text:p></table:table-cell></table:table-row></table:table></table:table-cell><table:table-cell table:style-name="Таблица122.B1" table:number-columns-spanned="2" office:value-type="string"><text:p text:style-name="Штамп_5f_центр_5f_20_5f_гост"><text:user-field-get text:name="Код_проекта">КИА БУК</text:user-field-get></text:p></table:table-cell><table:covered-table-cell/></table:table-row><table:table-row><table:table-cell><table:table table:is-sub-table="true"><table:table-column table:style-name="Таблица122.A2.1"/><table:table-column table:style-name="Таблица122.A2.2"/><table:table-column table:style-name="Таблица122.A1.5"/><table:table-column table:style-name="Таблица122.A2.4"/><table:table-row table:style-name="Таблица122.A1.1"><table:table-cell table:style-name="Таблица122.A1.1.2" office:value-type="string"><text:p text:style-name="Штамп_5f_лево_5f_12_5f_гост"><text:s/><text:user-field-get text:name="Должность1"/></text:p></table:table-cell><table:table-cell table:style-name="Таблица122.A1.1.2" office:value-type="string"><text:p text:style-name="Штамп_5f_лево_5f_12_5f_гост"><text:s/><text:user-field-get text:name="Фамилия1"/></text:p></table:table-cell><table:table-cell table:style-name="Таблица122.A1.1.2" office:value-type="string"><text:p text:style-name="Штамп_5f_лево_5f_12_5f_гост"/></table:table-cell><table:table-cell table:style-name="Таблица122.A1.1.2" office:value-type="string"><text:p text:style-name="Штамп_5f_лево_5f_12_5f_гост"/></table:table-cell></table:table-row><table:table-row table:style-name="Таблица122.A1.1"><table:table-cell table:style-name="Таблица122.A1.1.2" office:value-type="string"><text:p text:style-name="Штамп_5f_лево_5f_12_5f_гост"><text:s/><text:user-field-get text:name="Должность2"/></text:p></table:table-cell><table:table-cell table:style-name="Таблица122.A1.1.2" office:value-type="string"><text:p text:style-name="Штамп_5f_лево_5f_12_5f_гост"><text:s/><text:user-field-get text:name="Фамилия2"/></text:p></table:table-cell><table:table-cell table:style-name="Таблица122.A1.1.2" office:value-type="string"><text:p text:style-name="Штамп_5f_лево_5f_12_5f_гост"/></table:table-cell><table:table-cell table:style-name="Таблица122.A1.1.2" office:value-type="string"><text:p text:style-name="Штамп_5f_лево_5f_12_5f_гост"/></table:table-cell></table:table-row><table:table-row table:style-name="Таблица122.A1.1"><table:table-cell table:style-name="Таблица122.A2.1.3" office:value-type="string"><text:p text:style-name="Штамп_5f_лево_5f_12_5f_гост"><text:s/><text:user-field-get text:name="Должность3"/></text:p></table:table-cell><table:table-cell table:style-name="Таблица122.A1.1.2" office:value-type="string"><text:p text:style-name="Штамп_5f_лево_5f_12_5f_гост"><text:s/><text:user-field-get text:name="Фамилия3"/></text:p></table:table-cell><table:table-cell table:style-name="Таблица122.A1.1.2" office:value-type="string"><text:p text:style-name="Штамп_5f_лево_5f_12_5f_гост"/></table:table-cell><table:table-cell table:style-name="Таблица122.A1.1.2" office:value-type="string"><text:p text:style-name="Штамп_5f_лево_5f_12_5f_гост"/></table:table-cell></table:table-row><table:table-row table:style-name="Таблица122.A1.1"><table:table-cell table:style-name="Таблица122.A1.1.2" office:value-type="string"><text:p text:style-name="Штамп_5f_лево_5f_12_5f_гост"><text:s/><text:user-field-get text:name="Должность4"/></text:p></table:table-cell><table:table-cell table:style-name="Таблица122.A1.1.2" office:value-type="string"><text:p text:style-name="Штамп_5f_лево_5f_12_5f_гост"><text:s/><text:user-field-get text:name="Фамилия4"/></text:p></table:table-cell><table:table-cell table:style-name="Таблица122.A1.1.2" office:value-type="string"><text:p text:style-name="Штамп_5f_лево_5f_12_5f_гост"/></table:table-cell><table:table-cell table:style-name="Таблица122.A1.1.2" office:value-type="string"><text:p text:style-name="Штамп_5f_лево_5f_12_5f_гост"/></table:table-cell></table:table-row><table:table-row table:style-name="Таблица122.A1.1"><table:table-cell table:style-name="Таблица122.A1.1.2" office:value-type="string"><text:p text:style-name="Штамп_5f_лево_5f_12_5f_гост"><draw:frame draw:style-name="Mfr3" draw:name="Врезка125" text:anchor-type="paragraph" svg:x="0.011cm" svg:y="14.199cm" svg:width="2cm" svg:height="6.5cm" draw:z-index="0"><draw:text-box><table:table table:name="Таблица124" table:style-name="Таблица124"><table:table-column table:style-name="Таблица124.A"/><table:table-column table:style-name="Таблица124.B"/><table:table-row table:style-name="Таблица124.1"><table:table-cell table:style-name="Таблица124.A1" office:value-type="string"><text:p text:style-name="Штамп_5f_центр_5f_12_5f_гост_5f_90град">Согласовано</text:p></table:table-cell><table:table-cell><table:table table:is-sub-table="true"><table:table-column table:style-name="Таблица124.B1.1" table:number-columns-repeated="3"/><table:table-row table:style-name="Таблица124.B1.1"><table:table-cell table:style-name="Таблица124.B1.2.1" office:value-type="string"><text:p text:style-name="Штамп_5f_центр_5f_12_5f_гост_5f_90град"/></table:table-cell><table:table-cell table:style-name="Таблица124.B1.2.1" office:value-type="string"><text:p text:style-name="Штамп_5f_центр_5f_12_5f_гост_5f_90град"/></table:table-cell><table:table-cell table:style-name="Таблица124.B1.3.1" office:value-type="string"><text:p text:style-name="Штамп_5f_центр_5f_12_5f_гост_5f_90град"/></table:table-cell></table:table-row><table:table-row table:style-name="Таблица124.B1.2"><table:table-cell table:style-name="Таблица124.B1.2.4" office:value-type="string"><text:p text:style-name="Штамп_5f_центр_5f_12_5f_гост_5f_90град"/></table:table-cell><table:table-cell table:style-name="Таблица124.B1.2.4" office:value-type="string"><text:p text:style-name="Штамп_5f_центр_5f_12_5f_гост_5f_90град"/></table:table-cell><table:table-cell table:style-name="Таблица124.B1.3.4" office:value-type="string"><text:p text:style-name="Штамп_5f_центр_5f_12_5f_гост_5f_90град"/></table:table-cell></table:table-row><table:table-row table:style-name="Таблица124.B1.3"><table:table-cell table:style-name="Таблица124.B1.2.4" office:value-type="string"><text:p text:style-name="Штамп_5f_центр_5f_12_5f_гост_5f_90град"/></table:table-cell><table:table-cell table:style-name="Таблица124.B1.2.4" office:value-type="string"><text:p text:style-name="Штамп_5f_центр_5f_12_5f_гост_5f_90град"/></table:table-cell><table:table-cell table:style-name="Таблица124.B1.3.4" office:value-type="string"><text:p text:style-name="Штамп_5f_центр_5f_12_5f_гост_5f_90град"/></table:table-cell></table:table-row><table:table-row table:style-name="Таблица124.B1.3"><table:table-cell table:style-name="Таблица124.B1.2.4" office:value-type="string"><text:p text:style-name="Штамп_5f_центр_5f_12_5f_гост_5f_90град"/></table:table-cell><table:table-cell table:style-name="Таблица124.B1.2.4" office:value-type="string"><text:p text:style-name="Штамп_5f_центр_5f_12_5f_гост_5f_90град"/></table:table-cell><table:table-cell table:style-name="Таблица124.B1.3.4" office:value-type="string"><text:p text:style-name="Штамп_5f_центр_5f_12_5f_гост_5f_90град"/></table:table-cell></table:table-row></table:table></table:table-cell></table:table-row></table:table><text:p text:style-name="Frame_20_contents"/></draw:text-box></draw:frame> <text:user-field-get text:name="Должность5"/></text:p></table:table-cell><table:table-cell table:style-name="Таблица122.A1.1.2" office:value-type="string"><text:p text:style-name="Штамп_5f_лево_5f_12_5f_гост"><text:s/><text:user-field-get text:name="Фамилия5"/></text:p></table:table-cell><table:table-cell table:style-name="Таблица122.A1.1.2" office:value-type="string"><text:p text:style-name="Штамп_5f_лево_5f_12_5f_гост"/></table:table-cell><table:table-cell table:style-name="Таблица122.A1.1.2" office:value-type="string"><text:p text:style-name="Штамп_5f_лево_5f_12_5f_гост"/></table:table-cell></table:table-row></table:table></table:table-cell><table:table-cell table:style-name="Таблица122.A1.1.1" office:value-type="string"><text:p text:style-name="Штамп_5f_центр_5f_16_5f_гост"><text:user-field-get text:name="Рамка_доп1"/></text:p></table:table-cell><table:table-cell><table:table table:is-sub-table="true"><table:table-column table:style-name="Таблица122.A1.5"/><table:table-column table:style-name="Таблица122.C2.2"/><table:table-column table:style-name="Таблица122.C2.3"/><table:table-row table:style-name="Таблица122.A1.1"><table:table-cell table:style-name="Таблица122.A1.1.1" office:value-type="string"><text:p text:style-name="Штамп_5f_центр_5f_11_5f_гост">Стадия</text:p></table:table-cell><table:table-cell table:style-name="Таблица122.A1.1.1" office:value-type="string"><text:p text:style-name="Штамп_5f_центр_5f_11_5f_гост">Лист</text:p></table:table-cell><table:table-cell table:style-name="Таблица122.B1" office:value-type="string"><text:p text:style-name="Штамп_5f_центр_5f_11_5f_гост">Листов</text:p></table:table-cell></table:table-row><table:table-row table:style-name="Таблица122.A1.1"><table:table-cell table:style-name="Таблица122.A1.1.2" office:value-type="string"><text:p text:style-name="Штамп_5f_центр_5f_12_5f_гост"><text:user-field-get text:name="Стадия">Р</text:user-field-get></text:p></table:table-cell><table:table-cell table:style-name="Таблица122.A1.1.2" office:value-type="string"><text:p text:style-name="Штамп_5f_центр_5f_12_5f_гост"><text:user-field-get text:name="Номер_листа"/><text:page-number text:select-page="current">0</text:page-number></text:p></table:table-cell><table:table-cell table:style-name="Таблица122.C2.3.2" table:formula="ooow:&lt;A1.1.1&gt;+&lt;A1.2.1&gt;" office:value-type="float" office:value="6"><text:p text:style-name="Штамп_5f_центр_5f_12_5f_гост">6</text:p></table:table-cell></table:table-row><table:table-row table:style-name="Таблица122.C2.3"><table:table-cell table:style-name="Таблица122.C2.1.3" table:number-columns-spanned="3" office:value-type="string"><text:p text:style-name="Штамп_5f_центр_5f_12_5f_гост"><text:user-field-get text:name="Организация1строка">ИКИ РАН</text:user-field-get></text:p><text:p text:style-name="Штамп_5f_центр_5f_12_5f_гост"><text:user-field-get text:name="Организация2строка">г. Москва</text:user-field-get></text:p><text:p text:style-name="Штамп_5f_центр_5f_12_5f_гост"><text:user-field-get text:name="Организация3строка">2014 г. </text:user-field-get></text:p></table:table-cell><table:covered-table-cell/><table:covered-table-cell/></table:table-row></table:table></table:table-cell></table:table-row></table:table><text:p text:style-name="Frame_20_contents"/></draw:text-box></draw:frame></text:p>
      </style:footer>
    </style:master-page>
    <style:master-page style:name="A3x3_5f_форма6_5f_доп1_5f_согл_5f_табл" style:display-name="A3x3_форма6_доп1_согл_табл" style:page-layout-name="Mpm37">
      <style:footer>
        <text:p text:style-name="Footer"><draw:frame draw:style-name="Mfr6" draw:name="Врезка126" text:anchor-type="paragraph" svg:x="68.06cm" svg:y="-0.494cm" svg:width="18.5cm" svg:height="1.529cm" draw:z-index="0"><draw:text-box><table:table table:name="Таблица125" table:style-name="Таблица125"><table:table-column table:style-name="Таблица125.A"/><table:table-column table:style-name="Таблица125.B"/><table:table-column table:style-name="Таблица125.C"/><table:table-row><table:table-cell><table:table table:is-sub-table="true"><table:table-column table:style-name="Таблица125.A1.1"/><table:table-column table:style-name="Таблица125.A1.2" table:number-columns-repeated="3"/><table:table-column table:style-name="Таблица125.A1.5"/><table:table-column table:style-name="Таблица125.A1.6"/><table:table-row table:style-name="Таблица125.A1.1"><table:table-cell table:style-name="Таблица125.A1.1.1" office:value-type="string"><text:p text:style-name="Штамп_5f_центр_5f_11_5f_гост"><draw:frame draw:style-name="Mfr1" draw:name="Врезка127" text:anchor-type="paragraph" svg:x="0.82cm" svg:y="32.96cm" svg:width="1.199cm" svg:height="8.53cm" draw:z-index="0"><draw:text-box><table:table table:name="Таблица126" table:style-name="Таблица126"><table:table-column table:style-name="Таблица126.A"/><table:table-column table:style-name="Таблица126.B"/><table:table-row table:style-name="Таблица126.1"><table:table-cell table:style-name="Таблица126.A1" office:value-type="string"><text:p text:style-name="Штамп_5f_центр_5f_12_5f_гост_5f_90град">Взам. инв. №</text:p></table:table-cell><table:table-cell table:style-name="Таблица126.B1" office:value-type="string"><text:p text:style-name="Штамп_5f_центр_5f_12_5f_гост_5f_90град"><text:user-field-get text:name="Взамен_инв_номера"/></text:p></table:table-cell></table:table-row><table:table-row table:style-name="Таблица126.2"><table:table-cell table:style-name="Таблица126.A2" office:value-type="string"><text:p text:style-name="Штамп_5f_центр_5f_12_5f_гост_5f_90град">Подп. и дата</text:p></table:table-cell><table:table-cell table:style-name="Таблица126.B2" office:value-type="string"><text:p text:style-name="Штамп_5f_центр_5f_12_5f_гост_5f_90град"><text:user-field-get text:name="Дата"/> </text:p></table:table-cell></table:table-row><table:table-row table:style-name="Таблица126.1"><table:table-cell table:style-name="Таблица126.A2" office:value-type="string"><text:p text:style-name="Штамп_5f_центр_5f_12_5f_гост_5f_90град">Инв. № подл</text:p></table:table-cell><table:table-cell table:style-name="Таблица126.B3" office:value-type="string"><text:p text:style-name="Штамп_5f_центр_5f_12_5f_гост_5f_90град"><text:user-field-get text:name="Инвентарный_номер"/></text:p></table:table-cell></table:table-row></table:table><text:p text:style-name="MP3"/></draw:text-box></draw:frame><draw:frame draw:style-name="Mfr3" draw:name="Врезка128" text:anchor-type="paragraph" svg:x="0.011cm" svg:y="26.471cm" svg:width="2cm" svg:height="6.5cm" draw:z-index="0"><draw:text-box><table:table table:name="Таблица127" table:style-name="Таблица127"><table:table-column table:style-name="Таблица127.A"/><table:table-column table:style-name="Таблица127.B"/><table:table-row table:style-name="Таблица127.1"><table:table-cell table:style-name="Таблица127.A1" office:value-type="string"><text:p text:style-name="Штамп_5f_центр_5f_12_5f_гост_5f_90град">Согласовано</text:p></table:table-cell><table:table-cell><table:table table:is-sub-table="true"><table:table-column table:style-name="Таблица127.B1.1" table:number-columns-repeated="3"/><table:table-row table:style-name="Таблица127.B1.1"><table:table-cell table:style-name="Таблица127.B1.2.1" office:value-type="string"><text:p text:style-name="Штамп_5f_центр_5f_12_5f_гост_5f_90град"/></table:table-cell><table:table-cell table:style-name="Таблица127.B1.2.1" office:value-type="string"><text:p text:style-name="Штамп_5f_центр_5f_12_5f_гост_5f_90град"/></table:table-cell><table:table-cell table:style-name="Таблица127.B1.3.1" office:value-type="string"><text:p text:style-name="Штамп_5f_центр_5f_12_5f_гост_5f_90град"/></table:table-cell></table:table-row><table:table-row table:style-name="Таблица127.B1.2"><table:table-cell table:style-name="Таблица127.B1.2.4" office:value-type="string"><text:p text:style-name="Штамп_5f_центр_5f_12_5f_гост_5f_90град"/></table:table-cell><table:table-cell table:style-name="Таблица127.B1.2.4" office:value-type="string"><text:p text:style-name="Штамп_5f_центр_5f_12_5f_гост_5f_90град"/></table:table-cell><table:table-cell table:style-name="Таблица127.B1.3.4" office:value-type="string"><text:p text:style-name="Штамп_5f_центр_5f_12_5f_гост_5f_90град"/></table:table-cell></table:table-row><table:table-row table:style-name="Таблица127.B1.3"><table:table-cell table:style-name="Таблица127.B1.2.4" office:value-type="string"><text:p text:style-name="Штамп_5f_центр_5f_12_5f_гост_5f_90град"/></table:table-cell><table:table-cell table:style-name="Таблица127.B1.2.4" office:value-type="string"><text:p text:style-name="Штамп_5f_центр_5f_12_5f_гост_5f_90град"/></table:table-cell><table:table-cell table:style-name="Таблица127.B1.3.4" office:value-type="string"><text:p text:style-name="Штамп_5f_центр_5f_12_5f_гост_5f_90град"/></table:table-cell></table:table-row><table:table-row table:style-name="Таблица127.B1.3"><table:table-cell table:style-name="Таблица127.B1.2.4" office:value-type="string"><text:p text:style-name="Штамп_5f_центр_5f_12_5f_гост_5f_90град"/></table:table-cell><table:table-cell table:style-name="Таблица127.B1.2.4" office:value-type="string"><text:p text:style-name="Штамп_5f_центр_5f_12_5f_гост_5f_90град"/></table:table-cell><table:table-cell table:style-name="Таблица127.B1.3.4" office:value-type="string"><text:p text:style-name="Штамп_5f_центр_5f_12_5f_гост_5f_90град"/></table:table-cell></table:table-row></table:table></table:table-cell></table:table-row></table:table><text:p text:style-name="Frame_20_contents"/></draw:text-box></draw:frame></text:p></table:table-cell><table:table-cell table:style-name="Таблица125.A1.1.1" office:value-type="string"><text:p text:style-name="Штамп_5f_центр_5f_11_5f_гост"/></table:table-cell><table:table-cell table:style-name="Таблица125.A1.1.1" office:value-type="string"><text:p text:style-name="Штамп_5f_центр_5f_11_5f_гост"/></table:table-cell><table:table-cell table:style-name="Таблица125.A1.1.1" office:value-type="string"><text:p text:style-name="Штамп_5f_центр_5f_11_5f_гост"/></table:table-cell><table:table-cell table:style-name="Таблица125.A1.1.1" office:value-type="string"><text:p text:style-name="Штамп_5f_центр_5f_11_5f_гост"/></table:table-cell><table:table-cell table:style-name="Таблица125.A1.1.1" office:value-type="string"><text:p text:style-name="Штамп_5f_центр_5f_11_5f_гост"/></table:table-cell></table:table-row><table:table-row table:style-name="Таблица125.A1.1"><table:table-cell table:style-name="Таблица125.A1.1.2" office:value-type="string"><text:p text:style-name="Штамп_5f_центр_5f_11_5f_гост"/></table:table-cell><table:table-cell table:style-name="Таблица125.A1.1.2" office:value-type="string"><text:p text:style-name="Штамп_5f_центр_5f_11_5f_гост"/></table:table-cell><table:table-cell table:style-name="Таблица125.A1.1.2" office:value-type="string"><text:p text:style-name="Штамп_5f_центр_5f_11_5f_гост"/></table:table-cell><table:table-cell table:style-name="Таблица125.A1.1.2" office:value-type="string"><text:p text:style-name="Штамп_5f_центр_5f_11_5f_гост"/></table:table-cell><table:table-cell table:style-name="Таблица125.A1.1.2" office:value-type="string"><text:p text:style-name="Штамп_5f_центр_5f_11_5f_гост"/></table:table-cell><table:table-cell table:style-name="Таблица125.A1.1.2" office:value-type="string"><text:p text:style-name="Штамп_5f_центр_5f_11_5f_гост"/></table:table-cell></table:table-row><table:table-row table:style-name="Таблица125.A1.1"><table:table-cell table:style-name="Таблица125.A1.1.2" office:value-type="string"><text:p text:style-name="Штамп_5f_центр_5f_11_5f_гост">Изм.</text:p></table:table-cell><table:table-cell table:style-name="Таблица125.A1.1.2" office:value-type="string"><text:p text:style-name="Штамп_5f_центр_5f_11_5f_гост">Кол.уч.</text:p></table:table-cell><table:table-cell table:style-name="Таблица125.A1.1.2" office:value-type="string"><text:p text:style-name="Штамп_5f_центр_5f_11_5f_гост">Лист</text:p></table:table-cell><table:table-cell table:style-name="Таблица125.A1.1.2" office:value-type="string"><text:p text:style-name="Штамп_5f_центр_5f_11_5f_гост">№ док.</text:p></table:table-cell><table:table-cell table:style-name="Таблица125.A1.1.2" office:value-type="string"><text:p text:style-name="Штамп_5f_центр_5f_11_5f_гост">Подп</text:p></table:table-cell><table:table-cell table:style-name="Таблица125.A1.1.2" office:value-type="string"><text:p text:style-name="Штамп_5f_центр_5f_11_5f_гост">Дата</text:p></table:table-cell></table:table-row></table:table></table:table-cell><table:table-cell table:style-name="Таблица125.A1.1.1" office:value-type="string"><text:p text:style-name="Штамп_5f_центр_5f_20_5f_гост"><text:user-field-get text:name="Код_проекта">КИА БУК</text:user-field-get></text:p></table:table-cell><table:table-cell><table:table table:is-sub-table="true"><table:table-column table:style-name="Таблица125.C"/><table:table-row table:style-name="Таблица125.A1.1"><table:table-cell table:style-name="Таблица125.C1.1.1" office:value-type="string"><text:p text:style-name="Штамп_5f_центр_5f_12_5f_гост">Лист</text:p></table:table-cell></table:table-row><table:table-row table:style-name="Таблица125.C1.2"><table:table-cell table:style-name="Таблица125.C1.1.2" office:value-type="string"><text:p text:style-name="Штамп_5f_центр_5f_12_5f_гост"><text:user-field-get text:name="Номер_листа"/><text:page-number text:select-page="current">0</text:page-number></text:p></table:table-cell></table:table-row></table:table></table:table-cell></table:table-row></table:table><text:p text:style-name="Frame_20_contents"/></draw:text-box></draw:frame></text:p>
      </style:footer>
    </style:master-page>
    <style:master-page style:name="A3x3_5f_форма3_5f_доп1_5f_согл_5f_табл" style:display-name="A3x3_форма3_доп1_согл_табл" style:page-layout-name="Mpm38" style:next-style-name="A3x3_5f_форма6_5f_доп1_5f_согл_5f_табл">
      <style:footer>
        <text:p text:style-name="Footer"><draw:frame draw:style-name="Mfr6" draw:name="Врезка132" text:anchor-type="paragraph" svg:x="68.065cm" svg:y="-0.494cm" svg:width="18.5cm" svg:height="5.53cm" draw:z-index="0"><draw:text-box><table:table table:name="Таблица131" table:style-name="Таблица131"><table:table-column table:style-name="Таблица131.A"/><table:table-column table:style-name="Таблица131.B"/><table:table-column table:style-name="Таблица131.C"/><table:table-row><table:table-cell><table:table table:is-sub-table="true"><table:table-column table:style-name="Таблица131.A1.1"/><table:table-column table:style-name="Таблица131.A1.2" table:number-columns-repeated="3"/><table:table-column table:style-name="Таблица131.A1.5"/><table:table-column table:style-name="Таблица131.A1.6"/><table:table-row table:style-name="Таблица131.A1.1"><table:table-cell table:style-name="Таблица131.A1.1.1" office:value-type="string"><text:p text:style-name="Штамп_5f_центр_5f_11_5f_гост"><draw:frame draw:style-name="Mfr1" draw:name="Врезка133" text:anchor-type="paragraph" svg:x="0.82cm" svg:y="32.96cm" svg:width="1.199cm" svg:height="8.53cm" draw:z-index="0"><draw:text-box><table:table table:name="Таблица132" table:style-name="Таблица132"><table:table-column table:style-name="Таблица132.A"/><table:table-column table:style-name="Таблица132.B"/><table:table-row table:style-name="Таблица132.1"><table:table-cell table:style-name="Таблица132.A1" office:value-type="string"><text:p text:style-name="Штамп_5f_центр_5f_12_5f_гост_5f_90град">Взам. инв. №</text:p></table:table-cell><table:table-cell table:style-name="Таблица132.B1" office:value-type="string"><text:p text:style-name="Штамп_5f_центр_5f_12_5f_гост_5f_90град"><text:user-field-get text:name="Взамен_инв_номера"/></text:p></table:table-cell></table:table-row><table:table-row table:style-name="Таблица132.2"><table:table-cell table:style-name="Таблица132.A2" office:value-type="string"><text:p text:style-name="Штамп_5f_центр_5f_12_5f_гост_5f_90град">Подп. и дата</text:p></table:table-cell><table:table-cell table:style-name="Таблица132.B2" office:value-type="string"><text:p text:style-name="Штамп_5f_центр_5f_12_5f_гост_5f_90град"><text:user-field-get text:name="Дата"/> </text:p></table:table-cell></table:table-row><table:table-row table:style-name="Таблица132.1"><table:table-cell table:style-name="Таблица132.A2" office:value-type="string"><text:p text:style-name="Штамп_5f_центр_5f_12_5f_гост_5f_90град">Инв. № подл</text:p></table:table-cell><table:table-cell table:style-name="Таблица132.B3" office:value-type="string"><text:p text:style-name="Штамп_5f_центр_5f_12_5f_гост_5f_90град"><text:user-field-get text:name="Инвентарный_номер"/></text:p></table:table-cell></table:table-row></table:table><text:p text:style-name="MP3"/></draw:text-box></draw:frame><draw:frame draw:style-name="Mfr3" draw:name="Врезка134" text:anchor-type="paragraph" svg:x="0.011cm" svg:y="26.471cm" svg:width="2cm" svg:height="6.5cm" draw:z-index="0"><draw:text-box><table:table table:name="Таблица133" table:style-name="Таблица133"><table:table-column table:style-name="Таблица133.A"/><table:table-column table:style-name="Таблица133.B"/><table:table-row table:style-name="Таблица133.1"><table:table-cell table:style-name="Таблица133.A1" office:value-type="string"><text:p text:style-name="Штамп_5f_центр_5f_12_5f_гост_5f_90град">Согласовано</text:p></table:table-cell><table:table-cell><table:table table:is-sub-table="true"><table:table-column table:style-name="Таблица133.B1.1" table:number-columns-repeated="3"/><table:table-row table:style-name="Таблица133.B1.1"><table:table-cell table:style-name="Таблица133.B1.2.1" office:value-type="string"><text:p text:style-name="Штамп_5f_центр_5f_12_5f_гост_5f_90град"/></table:table-cell><table:table-cell table:style-name="Таблица133.B1.2.1" office:value-type="string"><text:p text:style-name="Штамп_5f_центр_5f_12_5f_гост_5f_90град"/></table:table-cell><table:table-cell table:style-name="Таблица133.B1.3.1" office:value-type="string"><text:p text:style-name="Штамп_5f_центр_5f_12_5f_гост_5f_90град"/></table:table-cell></table:table-row><table:table-row table:style-name="Таблица133.B1.2"><table:table-cell table:style-name="Таблица133.B1.2.4" office:value-type="string"><text:p text:style-name="Штамп_5f_центр_5f_12_5f_гост_5f_90град"/></table:table-cell><table:table-cell table:style-name="Таблица133.B1.2.4" office:value-type="string"><text:p text:style-name="Штамп_5f_центр_5f_12_5f_гост_5f_90град"/></table:table-cell><table:table-cell table:style-name="Таблица133.B1.3.4" office:value-type="string"><text:p text:style-name="Штамп_5f_центр_5f_12_5f_гост_5f_90град"/></table:table-cell></table:table-row><table:table-row table:style-name="Таблица133.B1.3"><table:table-cell table:style-name="Таблица133.B1.2.4" office:value-type="string"><text:p text:style-name="Штамп_5f_центр_5f_12_5f_гост_5f_90град"/></table:table-cell><table:table-cell table:style-name="Таблица133.B1.2.4" office:value-type="string"><text:p text:style-name="Штамп_5f_центр_5f_12_5f_гост_5f_90град"/></table:table-cell><table:table-cell table:style-name="Таблица133.B1.3.4" office:value-type="string"><text:p text:style-name="Штамп_5f_центр_5f_12_5f_гост_5f_90град"/></table:table-cell></table:table-row><table:table-row table:style-name="Таблица133.B1.3"><table:table-cell table:style-name="Таблица133.B1.2.4" office:value-type="string"><text:p text:style-name="Штамп_5f_центр_5f_12_5f_гост_5f_90град"/></table:table-cell><table:table-cell table:style-name="Таблица133.B1.2.4" office:value-type="string"><text:p text:style-name="Штамп_5f_центр_5f_12_5f_гост_5f_90град"/></table:table-cell><table:table-cell table:style-name="Таблица133.B1.3.4" office:value-type="string"><text:p text:style-name="Штамп_5f_центр_5f_12_5f_гост_5f_90град"/></table:table-cell></table:table-row></table:table></table:table-cell></table:table-row></table:table><text:p text:style-name="Frame_20_contents"/></draw:text-box></draw:frame><text:user-field-get text:name="Приложений"/></text:p></table:table-cell><table:table-cell table:style-name="Таблица131.A1.1.1" office:value-type="string"><text:p text:style-name="Штамп_5f_центр_5f_11_5f_гост"><text:page-count>6</text:page-count></text:p></table:table-cell><table:table-cell table:style-name="Таблица131.A1.1.1" office:value-type="string"><text:p text:style-name="Штамп_5f_центр_5f_11_5f_гост"/></table:table-cell><table:table-cell table:style-name="Таблица131.A1.1.1" office:value-type="string"><text:p text:style-name="Штамп_5f_центр_5f_11_5f_гост"/></table:table-cell><table:table-cell table:style-name="Таблица131.A1.1.1" office:value-type="string"><text:p text:style-name="Штамп_5f_центр_5f_11_5f_гост"/></table:table-cell><table:table-cell table:style-name="Таблица131.A1.1.1" office:value-type="string"><text:p text:style-name="Штамп_5f_центр_5f_11_5f_гост"/></table:table-cell></table:table-row><table:table-row table:style-name="Таблица131.A1.1"><table:table-cell table:style-name="Таблица131.A1.1.2" office:value-type="string"><text:p text:style-name="Штамп_5f_центр_5f_11_5f_гост"/></table:table-cell><table:table-cell table:style-name="Таблица131.A1.1.2" office:value-type="string"><text:p text:style-name="Штамп_5f_центр_5f_11_5f_гост"/></table:table-cell><table:table-cell table:style-name="Таблица131.A1.1.2" office:value-type="string"><text:p text:style-name="Штамп_5f_центр_5f_11_5f_гост"/></table:table-cell><table:table-cell table:style-name="Таблица131.A1.1.2" office:value-type="string"><text:p text:style-name="Штамп_5f_центр_5f_11_5f_гост"/></table:table-cell><table:table-cell table:style-name="Таблица131.A1.1.2" office:value-type="string"><text:p text:style-name="Штамп_5f_центр_5f_11_5f_гост"/></table:table-cell><table:table-cell table:style-name="Таблица131.A1.1.2" office:value-type="string"><text:p text:style-name="Штамп_5f_центр_5f_11_5f_гост"/></table:table-cell></table:table-row><table:table-row table:style-name="Таблица131.A1.1"><table:table-cell table:style-name="Таблица131.A1.1.2" office:value-type="string"><text:p text:style-name="Штамп_5f_центр_5f_11_5f_гост"/></table:table-cell><table:table-cell table:style-name="Таблица131.A1.1.2" office:value-type="string"><text:p text:style-name="Штамп_5f_центр_5f_11_5f_гост"/></table:table-cell><table:table-cell table:style-name="Таблица131.A1.1.2" office:value-type="string"><text:p text:style-name="Штамп_5f_центр_5f_11_5f_гост"/></table:table-cell><table:table-cell table:style-name="Таблица131.A1.1.2" office:value-type="string"><text:p text:style-name="Штамп_5f_центр_5f_11_5f_гост"/></table:table-cell><table:table-cell table:style-name="Таблица131.A1.1.2" office:value-type="string"><text:p text:style-name="Штамп_5f_центр_5f_11_5f_гост"/></table:table-cell><table:table-cell table:style-name="Таблица131.A1.1.2" office:value-type="string"><text:p text:style-name="Штамп_5f_центр_5f_11_5f_гост"/></table:table-cell></table:table-row><table:table-row table:style-name="Таблица131.A1.1"><table:table-cell table:style-name="Таблица131.A1.1.2" office:value-type="string"><text:p text:style-name="Штамп_5f_центр_5f_11_5f_гост"/></table:table-cell><table:table-cell table:style-name="Таблица131.A1.1.2" office:value-type="string"><text:p text:style-name="Штамп_5f_центр_5f_11_5f_гост"/></table:table-cell><table:table-cell table:style-name="Таблица131.A1.1.2" office:value-type="string"><text:p text:style-name="Штамп_5f_центр_5f_11_5f_гост"/></table:table-cell><table:table-cell table:style-name="Таблица131.A1.1.2" office:value-type="string"><text:p text:style-name="Штамп_5f_центр_5f_11_5f_гост"/></table:table-cell><table:table-cell table:style-name="Таблица131.A1.1.2" office:value-type="string"><text:p text:style-name="Штамп_5f_центр_5f_11_5f_гост"/></table:table-cell><table:table-cell table:style-name="Таблица131.A1.1.2" office:value-type="string"><text:p text:style-name="Штамп_5f_центр_5f_11_5f_гост"/></table:table-cell></table:table-row><table:table-row table:style-name="Таблица131.A1.1"><table:table-cell table:style-name="Таблица131.A1.1.2" office:value-type="string"><text:p text:style-name="Штамп_5f_центр_5f_11_5f_гост">Изм.</text:p></table:table-cell><table:table-cell table:style-name="Таблица131.A1.1.2" office:value-type="string"><text:p text:style-name="Штамп_5f_центр_5f_11_5f_гост">Кол.уч.</text:p></table:table-cell><table:table-cell table:style-name="Таблица131.A1.1.2" office:value-type="string"><text:p text:style-name="Штамп_5f_центр_5f_11_5f_гост">Лист</text:p></table:table-cell><table:table-cell table:style-name="Таблица131.A1.1.2" office:value-type="string"><text:p text:style-name="Штамп_5f_центр_5f_11_5f_гост">№ док.</text:p></table:table-cell><table:table-cell table:style-name="Таблица131.A1.1.2" office:value-type="string"><text:p text:style-name="Штамп_5f_центр_5f_11_5f_гост">Подп</text:p></table:table-cell><table:table-cell table:style-name="Таблица131.A1.1.2" office:value-type="string"><text:p text:style-name="Штамп_5f_центр_5f_11_5f_гост">Дата</text:p></table:table-cell></table:table-row></table:table></table:table-cell><table:table-cell table:number-columns-spanned="2"><table:table table:is-sub-table="true"><table:table-column table:style-name="Таблица131.B1.1"/><table:table-row table:style-name="Таблица131.B1.1"><table:table-cell table:style-name="Таблица131.B1.1.1" office:value-type="string"><text:p text:style-name="Штамп_5f_центр_5f_20_5f_гост"><text:user-field-get text:name="Код_проекта">КИА БУК</text:user-field-get></text:p></table:table-cell></table:table-row><table:table-row table:style-name="Таблица131.B1.2"><table:table-cell table:style-name="Таблица131.B1.1.2" office:value-type="string"><text:p text:style-name="Штамп_5f_центр_5f_20_5f_гост"><text:user-field-get text:name="Название_проекта">Программное обеспечение контрольно-испытательной аппаратуры блока управления каналами.</text:user-field-get></text:p></table:table-cell></table:table-row></table:table></table:table-cell><table:covered-table-cell/></table:table-row><table:table-row><table:table-cell><table:table table:is-sub-table="true"><table:table-column table:style-name="Таблица131.A2.1"/><table:table-column table:style-name="Таблица131.A2.2"/><table:table-column table:style-name="Таблица131.A1.5"/><table:table-column table:style-name="Таблица131.A2.4"/><table:table-row table:style-name="Таблица131.A1.1"><table:table-cell table:style-name="Таблица131.A1.1.2" office:value-type="string"><text:p text:style-name="Штамп_5f_лево_5f_12_5f_гост"><text:s/><text:user-field-get text:name="Должность1"/></text:p></table:table-cell><table:table-cell table:style-name="Таблица131.A1.1.2" office:value-type="string"><text:p text:style-name="Штамп_5f_лево_5f_12_5f_гост"><text:s/><text:user-field-get text:name="Фамилия1"/></text:p></table:table-cell><table:table-cell table:style-name="Таблица131.A1.1.2" office:value-type="string"><text:p text:style-name="Штамп_5f_лево_5f_12_5f_гост"/></table:table-cell><table:table-cell table:style-name="Таблица131.A1.1.2" office:value-type="string"><text:p text:style-name="Штамп_5f_лево_5f_12_5f_гост"/></table:table-cell></table:table-row><table:table-row table:style-name="Таблица131.A1.1"><table:table-cell table:style-name="Таблица131.A1.1.2" office:value-type="string"><text:p text:style-name="Штамп_5f_лево_5f_12_5f_гост"><text:s/><text:user-field-get text:name="Должность2"/></text:p></table:table-cell><table:table-cell table:style-name="Таблица131.A1.1.2" office:value-type="string"><text:p text:style-name="Штамп_5f_лево_5f_12_5f_гост"><text:s/><text:user-field-get text:name="Фамилия2"/></text:p></table:table-cell><table:table-cell table:style-name="Таблица131.A1.1.2" office:value-type="string"><text:p text:style-name="Штамп_5f_лево_5f_12_5f_гост"/></table:table-cell><table:table-cell table:style-name="Таблица131.A1.1.2" office:value-type="string"><text:p text:style-name="Штамп_5f_лево_5f_12_5f_гост"/></table:table-cell></table:table-row><table:table-row table:style-name="Таблица131.A1.1"><table:table-cell table:style-name="Таблица131.A2.1.3" office:value-type="string"><text:p text:style-name="Штамп_5f_лево_5f_12_5f_гост"><text:s/><text:user-field-get text:name="Должность3"/></text:p></table:table-cell><table:table-cell table:style-name="Таблица131.A1.1.2" office:value-type="string"><text:p text:style-name="Штамп_5f_лево_5f_12_5f_гост"><text:s/><text:user-field-get text:name="Фамилия3"/></text:p></table:table-cell><table:table-cell table:style-name="Таблица131.A1.1.2" office:value-type="string"><text:p text:style-name="Штамп_5f_лево_5f_12_5f_гост"/></table:table-cell><table:table-cell table:style-name="Таблица131.A1.1.2" office:value-type="string"><text:p text:style-name="Штамп_5f_лево_5f_12_5f_гост"/></table:table-cell></table:table-row><table:table-row table:style-name="Таблица131.A1.1"><table:table-cell table:style-name="Таблица131.A1.1.2" office:value-type="string"><text:p text:style-name="Штамп_5f_лево_5f_12_5f_гост"><text:s/><text:user-field-get text:name="Должность4"/></text:p></table:table-cell><table:table-cell table:style-name="Таблица131.A1.1.2" office:value-type="string"><text:p text:style-name="Штамп_5f_лево_5f_12_5f_гост"><text:s/><text:user-field-get text:name="Фамилия4"/></text:p></table:table-cell><table:table-cell table:style-name="Таблица131.A1.1.2" office:value-type="string"><text:p text:style-name="Штамп_5f_лево_5f_12_5f_гост"/></table:table-cell><table:table-cell table:style-name="Таблица131.A1.1.2" office:value-type="string"><text:p text:style-name="Штамп_5f_лево_5f_12_5f_гост"/></table:table-cell></table:table-row><table:table-row table:style-name="Таблица131.A1.1"><table:table-cell><table:table table:is-sub-table="true"><table:table-column table:style-name="Таблица131.A2.1"/><table:table-row table:style-name="Таблица131.A1.1"><table:table-cell table:style-name="Таблица131.A1.1.2" office:value-type="string"><text:p text:style-name="Штамп_5f_лево_5f_12_5f_гост"><text:s/><text:user-field-get text:name="Должность5"/></text:p></table:table-cell></table:table-row><table:table-row table:style-name="Таблица131.A1.1"><table:table-cell table:style-name="Таблица131.A1.1.2" office:value-type="string"><text:p text:style-name="Штамп_5f_лево_5f_12_5f_гост"><text:s/><text:user-field-get text:name="Должность6"/></text:p></table:table-cell></table:table-row></table:table></table:table-cell><table:table-cell><table:table table:is-sub-table="true"><table:table-column table:style-name="Таблица131.A2.2"/><table:table-row table:style-name="Таблица131.A1.1"><table:table-cell table:style-name="Таблица131.A1.1.2" office:value-type="string"><text:p text:style-name="Штамп_5f_лево_5f_12_5f_гост"><text:s/><text:user-field-get text:name="Фамилия5"/></text:p></table:table-cell></table:table-row><table:table-row table:style-name="Таблица131.A1.1"><table:table-cell table:style-name="Таблица131.A1.1.2" office:value-type="string"><text:p text:style-name="Штамп_5f_лево_5f_12_5f_гост"><text:s/><text:user-field-get text:name="Фамилия6"/></text:p></table:table-cell></table:table-row></table:table></table:table-cell><table:table-cell><table:table table:is-sub-table="true"><table:table-column table:style-name="Таблица131.A1.5"/><table:table-row table:style-name="Таблица131.A1.1"><table:table-cell table:style-name="Таблица131.A1.1.2" office:value-type="string"><text:p text:style-name="Штамп_5f_лево_5f_12_5f_гост"/></table:table-cell></table:table-row><table:table-row table:style-name="Таблица131.A1.1"><table:table-cell table:style-name="Таблица131.A1.1.2" office:value-type="string"><text:p text:style-name="Штамп_5f_лево_5f_12_5f_гост"/></table:table-cell></table:table-row></table:table></table:table-cell><table:table-cell><table:table table:is-sub-table="true"><table:table-column table:style-name="Таблица131.A2.4"/><table:table-row table:style-name="Таблица131.A1.1"><table:table-cell table:style-name="Таблица131.A1.1.2" office:value-type="string"><text:p text:style-name="Штамп_5f_лево_5f_12_5f_гост"/></table:table-cell></table:table-row><table:table-row table:style-name="Таблица131.A1.1"><table:table-cell table:style-name="Таблица131.A1.1.2" office:value-type="string"><text:p text:style-name="Штамп_5f_лево_5f_12_5f_гост"/></table:table-cell></table:table-row></table:table></table:table-cell></table:table-row></table:table></table:table-cell><table:table-cell><table:table table:is-sub-table="true"><table:table-column table:style-name="Таблица131.B"/><table:table-row table:style-name="Таблица131.B1.2"><table:table-cell table:style-name="Таблица131.A1.1.1" office:value-type="string"><text:p text:style-name="Штамп_5f_центр_5f_16_5f_гост"><text:user-field-get text:name="Рамка_доп1"/></text:p></table:table-cell></table:table-row><table:table-row table:style-name="Таблица131.B1.2"><table:table-cell table:style-name="Таблица131.A1.1.2" office:value-type="string"><text:p text:style-name="Штамп_5f_центр_5f_16_5f_гост"><text:user-field-get text:name="Рамка_доп2"/></text:p></table:table-cell></table:table-row></table:table></table:table-cell><table:table-cell><table:table table:is-sub-table="true"><table:table-column table:style-name="Таблица131.A1.5"/><table:table-column table:style-name="Таблица131.C2.2"/><table:table-column table:style-name="Таблица131.C2.3"/><table:table-row table:style-name="Таблица131.A1.1"><table:table-cell table:style-name="Таблица131.A1.1.1" office:value-type="string"><text:p text:style-name="Штамп_5f_центр_5f_11_5f_гост">Стадия</text:p></table:table-cell><table:table-cell table:style-name="Таблица131.A1.1.1" office:value-type="string"><text:p text:style-name="Штамп_5f_центр_5f_11_5f_гост">Лист</text:p></table:table-cell><table:table-cell table:style-name="Таблица131.B1.1.1" office:value-type="string"><text:p text:style-name="Штамп_5f_центр_5f_11_5f_гост">Листов</text:p></table:table-cell></table:table-row><table:table-row table:style-name="Таблица131.B1.1"><table:table-cell table:style-name="Таблица131.A1.1.2" office:value-type="string"><text:p text:style-name="Штамп_5f_центр_5f_12_5f_гост"><text:user-field-get text:name="Стадия">Р</text:user-field-get></text:p></table:table-cell><table:table-cell table:style-name="Таблица131.A1.1.2" office:value-type="string"><text:p text:style-name="Штамп_5f_центр_5f_12_5f_гост"><text:user-field-get text:name="Номер_листа"/><text:page-number text:select-page="current">0</text:page-number></text:p></table:table-cell><table:table-cell table:style-name="Таблица131.C2.3.2" table:formula="ooow:&lt;A1.1.1&gt;+&lt;A1.2.1&gt;" office:value-type="float" office:value="6"><text:p text:style-name="Штамп_5f_центр_5f_12_5f_гост">6</text:p></table:table-cell></table:table-row><table:table-row table:style-name="Таблица131.B1.2"><table:table-cell table:style-name="Таблица131.B1.1.2" table:number-columns-spanned="3" office:value-type="string"><text:p text:style-name="Штамп_5f_центр_5f_12_5f_гост"><text:user-field-get text:name="Организация1строка">ИКИ РАН</text:user-field-get></text:p><text:p text:style-name="Штамп_5f_центр_5f_12_5f_гост"><text:user-field-get text:name="Организация2строка">г. Москва</text:user-field-get></text:p><text:p text:style-name="Штамп_5f_центр_5f_12_5f_гост"><text:user-field-get text:name="Организация3строка">2014 г. </text:user-field-get></text:p></table:table-cell><table:covered-table-cell/><table:covered-table-cell/></table:table-row></table:table></table:table-cell></table:table-row></table:table><text:p text:style-name="Frame_20_contents"/></draw:text-box></draw:frame></text:p>
      </style:footer>
    </style:master-page>
    <style:master-page style:name="A3x3_5f_форма5_5f_доп1_5f_согл_5f_табл" style:display-name="A3x3_форма5_доп1_согл_табл" style:page-layout-name="Mpm39" style:next-style-name="A3x3_5f_форма6_5f_доп1_5f_согл_5f_табл">
      <style:footer>
        <text:p text:style-name="Footer"><draw:frame draw:style-name="Mfr6" draw:name="Врезка129" text:anchor-type="paragraph" svg:x="68.058cm" svg:y="-0.494cm" svg:width="18.5cm" svg:height="4.03cm" draw:z-index="0"><draw:text-box><table:table table:name="Таблица128" table:style-name="Таблица128"><table:table-column table:style-name="Таблица128.A"/><table:table-column table:style-name="Таблица128.B"/><table:table-column table:style-name="Таблица128.C"/><table:table-row><table:table-cell><table:table table:is-sub-table="true"><table:table-column table:style-name="Таблица128.A1.1"/><table:table-column table:style-name="Таблица128.A1.2" table:number-columns-repeated="3"/><table:table-column table:style-name="Таблица128.A1.5"/><table:table-column table:style-name="Таблица128.A1.6"/><table:table-row table:style-name="Таблица128.A1.1"><table:table-cell table:style-name="Таблица128.A1.1.1" office:value-type="string"><text:p text:style-name="MP4"><draw:frame draw:style-name="Mfr1" draw:name="Врезка130" text:anchor-type="paragraph" svg:x="0.82cm" svg:y="32.96cm" svg:width="1.199cm" svg:height="8.53cm" draw:z-index="0"><draw:text-box><table:table table:name="Таблица129" table:style-name="Таблица129"><table:table-column table:style-name="Таблица129.A"/><table:table-column table:style-name="Таблица129.B"/><table:table-row table:style-name="Таблица129.1"><table:table-cell table:style-name="Таблица129.A1" office:value-type="string"><text:p text:style-name="Штамп_5f_центр_5f_12_5f_гост_5f_90град">Взам. инв. №</text:p></table:table-cell><table:table-cell table:style-name="Таблица129.B1" office:value-type="string"><text:p text:style-name="Штамп_5f_центр_5f_12_5f_гост_5f_90град"><text:user-field-get text:name="Взамен_инв_номера"/></text:p></table:table-cell></table:table-row><table:table-row table:style-name="Таблица129.2"><table:table-cell table:style-name="Таблица129.A2" office:value-type="string"><text:p text:style-name="Штамп_5f_центр_5f_12_5f_гост_5f_90град">Подп. и дата</text:p></table:table-cell><table:table-cell table:style-name="Таблица129.B2" office:value-type="string"><text:p text:style-name="Штамп_5f_центр_5f_12_5f_гост_5f_90град"><text:user-field-get text:name="Дата"/> </text:p></table:table-cell></table:table-row><table:table-row table:style-name="Таблица129.1"><table:table-cell table:style-name="Таблица129.A2" office:value-type="string"><text:p text:style-name="Штамп_5f_центр_5f_12_5f_гост_5f_90град">Инв. № подл</text:p></table:table-cell><table:table-cell table:style-name="Таблица129.B3" office:value-type="string"><text:p text:style-name="Штамп_5f_центр_5f_12_5f_гост_5f_90град"><text:user-field-get text:name="Инвентарный_номер"/></text:p></table:table-cell></table:table-row></table:table><text:p text:style-name="MP3"/></draw:text-box></draw:frame><text:user-field-get text:name="Приложений"/></text:p></table:table-cell><table:table-cell table:style-name="Таблица128.A1.1.1" office:value-type="string"><text:p text:style-name="MP4"><text:page-count>6</text:page-count></text:p></table:table-cell><table:table-cell table:style-name="Таблица128.A1.1.1" office:value-type="string"><text:p text:style-name="Штамп_5f_центр_5f_11_5f_гост"/></table:table-cell><table:table-cell table:style-name="Таблица128.A1.1.1" office:value-type="string"><text:p text:style-name="Штамп_5f_центр_5f_11_5f_гост"/></table:table-cell><table:table-cell table:style-name="Таблица128.A1.1.1" office:value-type="string"><text:p text:style-name="Штамп_5f_центр_5f_11_5f_гост"/></table:table-cell><table:table-cell table:style-name="Таблица128.A1.1.1" office:value-type="string"><text:p text:style-name="Штамп_5f_центр_5f_11_5f_гост"/></table:table-cell></table:table-row><table:table-row table:style-name="Таблица128.A1.1"><table:table-cell table:style-name="Таблица128.A1.1.2" office:value-type="string"><text:p text:style-name="Штамп_5f_центр_5f_11_5f_гост"/></table:table-cell><table:table-cell table:style-name="Таблица128.A1.1.2" office:value-type="string"><text:p text:style-name="Штамп_5f_центр_5f_11_5f_гост"/></table:table-cell><table:table-cell table:style-name="Таблица128.A1.1.2" office:value-type="string"><text:p text:style-name="Штамп_5f_центр_5f_11_5f_гост"/></table:table-cell><table:table-cell table:style-name="Таблица128.A1.1.2" office:value-type="string"><text:p text:style-name="Штамп_5f_центр_5f_11_5f_гост"/></table:table-cell><table:table-cell table:style-name="Таблица128.A1.1.2" office:value-type="string"><text:p text:style-name="Штамп_5f_центр_5f_11_5f_гост"/></table:table-cell><table:table-cell table:style-name="Таблица128.A1.1.2" office:value-type="string"><text:p text:style-name="Штамп_5f_центр_5f_11_5f_гост"/></table:table-cell></table:table-row><table:table-row table:style-name="Таблица128.A1.1"><table:table-cell table:style-name="Таблица128.A1.1.2" office:value-type="string"><text:p text:style-name="Штамп_5f_центр_5f_11_5f_гост">Изм.</text:p></table:table-cell><table:table-cell table:style-name="Таблица128.A1.1.2" office:value-type="string"><text:p text:style-name="Штамп_5f_центр_5f_11_5f_гост">Кол.уч.</text:p></table:table-cell><table:table-cell table:style-name="Таблица128.A1.1.2" office:value-type="string"><text:p text:style-name="Штамп_5f_центр_5f_11_5f_гост">Лист</text:p></table:table-cell><table:table-cell table:style-name="Таблица128.A1.1.2" office:value-type="string"><text:p text:style-name="Штамп_5f_центр_5f_11_5f_гост">№ док.</text:p></table:table-cell><table:table-cell table:style-name="Таблица128.A1.1.2" office:value-type="string"><text:p text:style-name="Штамп_5f_центр_5f_11_5f_гост">Подп</text:p></table:table-cell><table:table-cell table:style-name="Таблица128.A1.1.2" office:value-type="string"><text:p text:style-name="Штамп_5f_центр_5f_11_5f_гост">Дата</text:p></table:table-cell></table:table-row></table:table></table:table-cell><table:table-cell table:style-name="Таблица128.B1" table:number-columns-spanned="2" office:value-type="string"><text:p text:style-name="Штамп_5f_центр_5f_20_5f_гост"><text:user-field-get text:name="Код_проекта">КИА БУК</text:user-field-get></text:p></table:table-cell><table:covered-table-cell/></table:table-row><table:table-row><table:table-cell><table:table table:is-sub-table="true"><table:table-column table:style-name="Таблица128.A2.1"/><table:table-column table:style-name="Таблица128.A2.2"/><table:table-column table:style-name="Таблица128.A1.5"/><table:table-column table:style-name="Таблица128.A2.4"/><table:table-row table:style-name="Таблица128.A1.1"><table:table-cell table:style-name="Таблица128.A1.1.2" office:value-type="string"><text:p text:style-name="Штамп_5f_лево_5f_12_5f_гост"><text:s/><text:user-field-get text:name="Должность1"/></text:p></table:table-cell><table:table-cell table:style-name="Таблица128.A1.1.2" office:value-type="string"><text:p text:style-name="Штамп_5f_лево_5f_12_5f_гост"><text:s/><text:user-field-get text:name="Фамилия1"/></text:p></table:table-cell><table:table-cell table:style-name="Таблица128.A1.1.2" office:value-type="string"><text:p text:style-name="Штамп_5f_лево_5f_12_5f_гост"/></table:table-cell><table:table-cell table:style-name="Таблица128.A1.1.2" office:value-type="string"><text:p text:style-name="Штамп_5f_лево_5f_12_5f_гост"/></table:table-cell></table:table-row><table:table-row table:style-name="Таблица128.A1.1"><table:table-cell table:style-name="Таблица128.A1.1.2" office:value-type="string"><text:p text:style-name="Штамп_5f_лево_5f_12_5f_гост"><text:s/><text:user-field-get text:name="Должность2"/></text:p></table:table-cell><table:table-cell table:style-name="Таблица128.A1.1.2" office:value-type="string"><text:p text:style-name="Штамп_5f_лево_5f_12_5f_гост"><text:s/><text:user-field-get text:name="Фамилия2"/></text:p></table:table-cell><table:table-cell table:style-name="Таблица128.A1.1.2" office:value-type="string"><text:p text:style-name="Штамп_5f_лево_5f_12_5f_гост"/></table:table-cell><table:table-cell table:style-name="Таблица128.A1.1.2" office:value-type="string"><text:p text:style-name="Штамп_5f_лево_5f_12_5f_гост"/></table:table-cell></table:table-row><table:table-row table:style-name="Таблица128.A1.1"><table:table-cell table:style-name="Таблица128.A2.1.3" office:value-type="string"><text:p text:style-name="Штамп_5f_лево_5f_12_5f_гост"><text:s/><text:user-field-get text:name="Должность3"/></text:p></table:table-cell><table:table-cell table:style-name="Таблица128.A1.1.2" office:value-type="string"><text:p text:style-name="Штамп_5f_лево_5f_12_5f_гост"><text:s/><text:user-field-get text:name="Фамилия3"/></text:p></table:table-cell><table:table-cell table:style-name="Таблица128.A1.1.2" office:value-type="string"><text:p text:style-name="Штамп_5f_лево_5f_12_5f_гост"/></table:table-cell><table:table-cell table:style-name="Таблица128.A1.1.2" office:value-type="string"><text:p text:style-name="Штамп_5f_лево_5f_12_5f_гост"/></table:table-cell></table:table-row><table:table-row table:style-name="Таблица128.A1.1"><table:table-cell table:style-name="Таблица128.A1.1.2" office:value-type="string"><text:p text:style-name="Штамп_5f_лево_5f_12_5f_гост"><text:s/><text:user-field-get text:name="Должность4"/></text:p></table:table-cell><table:table-cell table:style-name="Таблица128.A1.1.2" office:value-type="string"><text:p text:style-name="Штамп_5f_лево_5f_12_5f_гост"><text:s/><text:user-field-get text:name="Фамилия4"/></text:p></table:table-cell><table:table-cell table:style-name="Таблица128.A1.1.2" office:value-type="string"><text:p text:style-name="Штамп_5f_лево_5f_12_5f_гост"/></table:table-cell><table:table-cell table:style-name="Таблица128.A1.1.2" office:value-type="string"><text:p text:style-name="Штамп_5f_лево_5f_12_5f_гост"/></table:table-cell></table:table-row><table:table-row table:style-name="Таблица128.A1.1"><table:table-cell table:style-name="Таблица128.A1.1.2" office:value-type="string"><text:p text:style-name="Штамп_5f_лево_5f_12_5f_гост"><draw:frame draw:style-name="Mfr3" draw:name="Врезка131" text:anchor-type="paragraph" svg:x="0.011cm" svg:y="26.471cm" svg:width="2cm" svg:height="6.5cm" draw:z-index="0"><draw:text-box><table:table table:name="Таблица130" table:style-name="Таблица130"><table:table-column table:style-name="Таблица130.A"/><table:table-column table:style-name="Таблица130.B"/><table:table-row table:style-name="Таблица130.1"><table:table-cell table:style-name="Таблица130.A1" office:value-type="string"><text:p text:style-name="Штамп_5f_центр_5f_12_5f_гост_5f_90град">Согласовано</text:p></table:table-cell><table:table-cell><table:table table:is-sub-table="true"><table:table-column table:style-name="Таблица130.B1.1" table:number-columns-repeated="3"/><table:table-row table:style-name="Таблица130.B1.1"><table:table-cell table:style-name="Таблица130.B1.2.1" office:value-type="string"><text:p text:style-name="Штамп_5f_центр_5f_12_5f_гост_5f_90град"/></table:table-cell><table:table-cell table:style-name="Таблица130.B1.2.1" office:value-type="string"><text:p text:style-name="Штамп_5f_центр_5f_12_5f_гост_5f_90град"/></table:table-cell><table:table-cell table:style-name="Таблица130.B1.3.1" office:value-type="string"><text:p text:style-name="Штамп_5f_центр_5f_12_5f_гост_5f_90град"/></table:table-cell></table:table-row><table:table-row table:style-name="Таблица130.B1.2"><table:table-cell table:style-name="Таблица130.B1.2.4" office:value-type="string"><text:p text:style-name="Штамп_5f_центр_5f_12_5f_гост_5f_90град"/></table:table-cell><table:table-cell table:style-name="Таблица130.B1.2.4" office:value-type="string"><text:p text:style-name="Штамп_5f_центр_5f_12_5f_гост_5f_90град"/></table:table-cell><table:table-cell table:style-name="Таблица130.B1.3.4" office:value-type="string"><text:p text:style-name="Штамп_5f_центр_5f_12_5f_гост_5f_90град"/></table:table-cell></table:table-row><table:table-row table:style-name="Таблица130.B1.3"><table:table-cell table:style-name="Таблица130.B1.2.4" office:value-type="string"><text:p text:style-name="Штамп_5f_центр_5f_12_5f_гост_5f_90град"/></table:table-cell><table:table-cell table:style-name="Таблица130.B1.2.4" office:value-type="string"><text:p text:style-name="Штамп_5f_центр_5f_12_5f_гост_5f_90град"/></table:table-cell><table:table-cell table:style-name="Таблица130.B1.3.4" office:value-type="string"><text:p text:style-name="Штамп_5f_центр_5f_12_5f_гост_5f_90град"/></table:table-cell></table:table-row><table:table-row table:style-name="Таблица130.B1.3"><table:table-cell table:style-name="Таблица130.B1.2.4" office:value-type="string"><text:p text:style-name="Штамп_5f_центр_5f_12_5f_гост_5f_90град"/></table:table-cell><table:table-cell table:style-name="Таблица130.B1.2.4" office:value-type="string"><text:p text:style-name="Штамп_5f_центр_5f_12_5f_гост_5f_90град"/></table:table-cell><table:table-cell table:style-name="Таблица130.B1.3.4" office:value-type="string"><text:p text:style-name="Штамп_5f_центр_5f_12_5f_гост_5f_90град"/></table:table-cell></table:table-row></table:table></table:table-cell></table:table-row></table:table><text:p text:style-name="Frame_20_contents"/></draw:text-box></draw:frame> <text:user-field-get text:name="Должность5"/></text:p></table:table-cell><table:table-cell table:style-name="Таблица128.A1.1.2" office:value-type="string"><text:p text:style-name="Штамп_5f_лево_5f_12_5f_гост"><text:s/><text:user-field-get text:name="Фамилия5"/></text:p></table:table-cell><table:table-cell table:style-name="Таблица128.A1.1.2" office:value-type="string"><text:p text:style-name="Штамп_5f_лево_5f_12_5f_гост"/></table:table-cell><table:table-cell table:style-name="Таблица128.A1.1.2" office:value-type="string"><text:p text:style-name="Штамп_5f_лево_5f_12_5f_гост"/></table:table-cell></table:table-row></table:table></table:table-cell><table:table-cell table:style-name="Таблица128.A1.1.1" office:value-type="string"><text:p text:style-name="Штамп_5f_центр_5f_16_5f_гост"><text:user-field-get text:name="Рамка_доп1"/></text:p></table:table-cell><table:table-cell><table:table table:is-sub-table="true"><table:table-column table:style-name="Таблица128.A1.5"/><table:table-column table:style-name="Таблица128.C2.2"/><table:table-column table:style-name="Таблица128.C2.3"/><table:table-row table:style-name="Таблица128.A1.1"><table:table-cell table:style-name="Таблица128.A1.1.1" office:value-type="string"><text:p text:style-name="Штамп_5f_центр_5f_11_5f_гост">Стадия</text:p></table:table-cell><table:table-cell table:style-name="Таблица128.A1.1.1" office:value-type="string"><text:p text:style-name="Штамп_5f_центр_5f_11_5f_гост">Лист</text:p></table:table-cell><table:table-cell table:style-name="Таблица128.B1" office:value-type="string"><text:p text:style-name="Штамп_5f_центр_5f_11_5f_гост">Листов</text:p></table:table-cell></table:table-row><table:table-row table:style-name="Таблица128.A1.1"><table:table-cell table:style-name="Таблица128.A1.1.2" office:value-type="string"><text:p text:style-name="Штамп_5f_центр_5f_12_5f_гост"><text:user-field-get text:name="Стадия">Р</text:user-field-get></text:p></table:table-cell><table:table-cell table:style-name="Таблица128.A1.1.2" office:value-type="string"><text:p text:style-name="Штамп_5f_центр_5f_12_5f_гост"><text:user-field-get text:name="Номер_листа"/><text:page-number text:select-page="current">0</text:page-number></text:p></table:table-cell><table:table-cell table:style-name="Таблица128.C2.3.2" table:formula="ooow:&lt;A1.1.1&gt;+&lt;A1.2.1&gt;" office:value-type="float" office:value="6"><text:p text:style-name="Штамп_5f_центр_5f_12_5f_гост">6</text:p></table:table-cell></table:table-row><table:table-row table:style-name="Таблица128.C2.3"><table:table-cell table:style-name="Таблица128.C2.1.3" table:number-columns-spanned="3" office:value-type="string"><text:p text:style-name="Штамп_5f_центр_5f_12_5f_гост"><text:user-field-get text:name="Организация1строка">ИКИ РАН</text:user-field-get></text:p><text:p text:style-name="Штамп_5f_центр_5f_12_5f_гост"><text:user-field-get text:name="Организация2строка">г. Москва</text:user-field-get></text:p><text:p text:style-name="Штамп_5f_центр_5f_12_5f_гост"><text:user-field-get text:name="Организация3строка">2014 г. </text:user-field-get></text:p></table:table-cell><table:covered-table-cell/><table:covered-table-cell/></table:table-row></table:table></table:table-cell></table:table-row></table:table><text:p text:style-name="Frame_20_contents"/></draw:text-box></draw:frame></text:p>
      </style:footer>
    </style:master-page>
    <style:master-page style:name="A2x1_2c_5_5f_форма6_5f_доп1_5f_согл_5f_табл" style:display-name="A2x1,5_форма6_доп1_согл_табл" style:page-layout-name="Mpm40">
      <style:footer>
        <text:p text:style-name="Footer"><draw:frame draw:style-name="Mfr6" draw:name="Врезка135" text:anchor-type="paragraph" svg:x="42.033cm" svg:y="-0.494cm" svg:width="18.5cm" svg:height="1.529cm" draw:z-index="0"><draw:text-box><table:table table:name="Таблица134" table:style-name="Таблица134"><table:table-column table:style-name="Таблица134.A"/><table:table-column table:style-name="Таблица134.B"/><table:table-column table:style-name="Таблица134.C"/><table:table-row><table:table-cell><table:table table:is-sub-table="true"><table:table-column table:style-name="Таблица134.A1.1"/><table:table-column table:style-name="Таблица134.A1.2" table:number-columns-repeated="3"/><table:table-column table:style-name="Таблица134.A1.5"/><table:table-column table:style-name="Таблица134.A1.6"/><table:table-row table:style-name="Таблица134.A1.1"><table:table-cell table:style-name="Таблица134.A1.1.1" office:value-type="string"><text:p text:style-name="Штамп_5f_центр_5f_11_5f_гост"><draw:frame draw:style-name="Mfr1" draw:name="Врезка136" text:anchor-type="paragraph" svg:x="0.82cm" svg:y="50.37cm" svg:width="1.199cm" svg:height="8.53cm" draw:z-index="0"><draw:text-box><table:table table:name="Таблица135" table:style-name="Таблица135"><table:table-column table:style-name="Таблица135.A"/><table:table-column table:style-name="Таблица135.B"/><table:table-row table:style-name="Таблица135.1"><table:table-cell table:style-name="Таблица135.A1" office:value-type="string"><text:p text:style-name="Штамп_5f_центр_5f_12_5f_гост_5f_90град">Взам. инв. №</text:p></table:table-cell><table:table-cell table:style-name="Таблица135.B1" office:value-type="string"><text:p text:style-name="Штамп_5f_центр_5f_12_5f_гост_5f_90град"><text:user-field-get text:name="Взамен_инв_номера"/></text:p></table:table-cell></table:table-row><table:table-row table:style-name="Таблица135.2"><table:table-cell table:style-name="Таблица135.A2" office:value-type="string"><text:p text:style-name="Штамп_5f_центр_5f_12_5f_гост_5f_90град">Подп. и дата</text:p></table:table-cell><table:table-cell table:style-name="Таблица135.B2" office:value-type="string"><text:p text:style-name="Штамп_5f_центр_5f_12_5f_гост_5f_90град"><text:user-field-get text:name="Дата"/> </text:p></table:table-cell></table:table-row><table:table-row table:style-name="Таблица135.1"><table:table-cell table:style-name="Таблица135.A2" office:value-type="string"><text:p text:style-name="Штамп_5f_центр_5f_12_5f_гост_5f_90град">Инв. № подл</text:p></table:table-cell><table:table-cell table:style-name="Таблица135.B3" office:value-type="string"><text:p text:style-name="Штамп_5f_центр_5f_12_5f_гост_5f_90град"><text:user-field-get text:name="Инвентарный_номер"/></text:p></table:table-cell></table:table-row></table:table><text:p text:style-name="MP3"/></draw:text-box></draw:frame><draw:frame draw:style-name="Mfr3" draw:name="Врезка137" text:anchor-type="paragraph" svg:x="0.011cm" svg:y="43.891cm" svg:width="2cm" svg:height="6.5cm" draw:z-index="0"><draw:text-box><table:table table:name="Таблица136" table:style-name="Таблица136"><table:table-column table:style-name="Таблица136.A"/><table:table-column table:style-name="Таблица136.B"/><table:table-row table:style-name="Таблица136.1"><table:table-cell table:style-name="Таблица136.A1" office:value-type="string"><text:p text:style-name="Штамп_5f_центр_5f_12_5f_гост_5f_90град">Согласовано</text:p></table:table-cell><table:table-cell><table:table table:is-sub-table="true"><table:table-column table:style-name="Таблица136.B1.1" table:number-columns-repeated="3"/><table:table-row table:style-name="Таблица136.B1.1"><table:table-cell table:style-name="Таблица136.B1.2.1" office:value-type="string"><text:p text:style-name="Штамп_5f_центр_5f_12_5f_гост_5f_90град"/></table:table-cell><table:table-cell table:style-name="Таблица136.B1.2.1" office:value-type="string"><text:p text:style-name="Штамп_5f_центр_5f_12_5f_гост_5f_90град"/></table:table-cell><table:table-cell table:style-name="Таблица136.B1.3.1" office:value-type="string"><text:p text:style-name="Штамп_5f_центр_5f_12_5f_гост_5f_90град"/></table:table-cell></table:table-row><table:table-row table:style-name="Таблица136.B1.2"><table:table-cell table:style-name="Таблица136.B1.2.4" office:value-type="string"><text:p text:style-name="Штамп_5f_центр_5f_12_5f_гост_5f_90град"/></table:table-cell><table:table-cell table:style-name="Таблица136.B1.2.4" office:value-type="string"><text:p text:style-name="Штамп_5f_центр_5f_12_5f_гост_5f_90град"/></table:table-cell><table:table-cell table:style-name="Таблица136.B1.3.4" office:value-type="string"><text:p text:style-name="Штамп_5f_центр_5f_12_5f_гост_5f_90град"/></table:table-cell></table:table-row><table:table-row table:style-name="Таблица136.B1.3"><table:table-cell table:style-name="Таблица136.B1.2.4" office:value-type="string"><text:p text:style-name="Штамп_5f_центр_5f_12_5f_гост_5f_90град"/></table:table-cell><table:table-cell table:style-name="Таблица136.B1.2.4" office:value-type="string"><text:p text:style-name="Штамп_5f_центр_5f_12_5f_гост_5f_90град"/></table:table-cell><table:table-cell table:style-name="Таблица136.B1.3.4" office:value-type="string"><text:p text:style-name="Штамп_5f_центр_5f_12_5f_гост_5f_90град"/></table:table-cell></table:table-row><table:table-row table:style-name="Таблица136.B1.3"><table:table-cell table:style-name="Таблица136.B1.2.4" office:value-type="string"><text:p text:style-name="Штамп_5f_центр_5f_12_5f_гост_5f_90град"/></table:table-cell><table:table-cell table:style-name="Таблица136.B1.2.4" office:value-type="string"><text:p text:style-name="Штамп_5f_центр_5f_12_5f_гост_5f_90град"/></table:table-cell><table:table-cell table:style-name="Таблица136.B1.3.4" office:value-type="string"><text:p text:style-name="Штамп_5f_центр_5f_12_5f_гост_5f_90град"/></table:table-cell></table:table-row></table:table></table:table-cell></table:table-row></table:table><text:p text:style-name="Frame_20_contents"/></draw:text-box></draw:frame></text:p></table:table-cell><table:table-cell table:style-name="Таблица134.A1.1.1" office:value-type="string"><text:p text:style-name="Штамп_5f_центр_5f_11_5f_гост"/></table:table-cell><table:table-cell table:style-name="Таблица134.A1.1.1" office:value-type="string"><text:p text:style-name="Штамп_5f_центр_5f_11_5f_гост"/></table:table-cell><table:table-cell table:style-name="Таблица134.A1.1.1" office:value-type="string"><text:p text:style-name="Штамп_5f_центр_5f_11_5f_гост"/></table:table-cell><table:table-cell table:style-name="Таблица134.A1.1.1" office:value-type="string"><text:p text:style-name="Штамп_5f_центр_5f_11_5f_гост"/></table:table-cell><table:table-cell table:style-name="Таблица134.A1.1.1" office:value-type="string"><text:p text:style-name="Штамп_5f_центр_5f_11_5f_гост"/></table:table-cell></table:table-row><table:table-row table:style-name="Таблица134.A1.1"><table:table-cell table:style-name="Таблица134.A1.1.2" office:value-type="string"><text:p text:style-name="Штамп_5f_центр_5f_11_5f_гост"/></table:table-cell><table:table-cell table:style-name="Таблица134.A1.1.2" office:value-type="string"><text:p text:style-name="Штамп_5f_центр_5f_11_5f_гост"/></table:table-cell><table:table-cell table:style-name="Таблица134.A1.1.2" office:value-type="string"><text:p text:style-name="Штамп_5f_центр_5f_11_5f_гост"/></table:table-cell><table:table-cell table:style-name="Таблица134.A1.1.2" office:value-type="string"><text:p text:style-name="Штамп_5f_центр_5f_11_5f_гост"/></table:table-cell><table:table-cell table:style-name="Таблица134.A1.1.2" office:value-type="string"><text:p text:style-name="Штамп_5f_центр_5f_11_5f_гост"/></table:table-cell><table:table-cell table:style-name="Таблица134.A1.1.2" office:value-type="string"><text:p text:style-name="Штамп_5f_центр_5f_11_5f_гост"/></table:table-cell></table:table-row><table:table-row table:style-name="Таблица134.A1.1"><table:table-cell table:style-name="Таблица134.A1.1.2" office:value-type="string"><text:p text:style-name="Штамп_5f_центр_5f_11_5f_гост">Изм.</text:p></table:table-cell><table:table-cell table:style-name="Таблица134.A1.1.2" office:value-type="string"><text:p text:style-name="Штамп_5f_центр_5f_11_5f_гост">Кол.уч.</text:p></table:table-cell><table:table-cell table:style-name="Таблица134.A1.1.2" office:value-type="string"><text:p text:style-name="Штамп_5f_центр_5f_11_5f_гост">Лист</text:p></table:table-cell><table:table-cell table:style-name="Таблица134.A1.1.2" office:value-type="string"><text:p text:style-name="Штамп_5f_центр_5f_11_5f_гост">№ док.</text:p></table:table-cell><table:table-cell table:style-name="Таблица134.A1.1.2" office:value-type="string"><text:p text:style-name="Штамп_5f_центр_5f_11_5f_гост">Подп</text:p></table:table-cell><table:table-cell table:style-name="Таблица134.A1.1.2" office:value-type="string"><text:p text:style-name="Штамп_5f_центр_5f_11_5f_гост">Дата</text:p></table:table-cell></table:table-row></table:table></table:table-cell><table:table-cell table:style-name="Таблица134.A1.1.1" office:value-type="string"><text:p text:style-name="Штамп_5f_центр_5f_20_5f_гост"><text:user-field-get text:name="Код_проекта">КИА БУК</text:user-field-get></text:p></table:table-cell><table:table-cell><table:table table:is-sub-table="true"><table:table-column table:style-name="Таблица134.C"/><table:table-row table:style-name="Таблица134.A1.1"><table:table-cell table:style-name="Таблица134.C1.1.1" office:value-type="string"><text:p text:style-name="Штамп_5f_центр_5f_12_5f_гост">Лист</text:p></table:table-cell></table:table-row><table:table-row table:style-name="Таблица134.C1.2"><table:table-cell table:style-name="Таблица134.C1.1.2" office:value-type="string"><text:p text:style-name="Штамп_5f_центр_5f_12_5f_гост"><text:user-field-get text:name="Номер_листа"/><text:page-number text:select-page="current">0</text:page-number></text:p></table:table-cell></table:table-row></table:table></table:table-cell></table:table-row></table:table><text:p text:style-name="Frame_20_contents"/></draw:text-box></draw:frame></text:p>
      </style:footer>
    </style:master-page>
    <style:master-page style:name="A2x1_2c_5_5f_форма3_5f_доп1_5f_согл_5f_табл" style:display-name="A2x1,5_форма3_доп1_согл_табл" style:page-layout-name="Mpm41" style:next-style-name="A2x1_2c_5_5f_форма6_5f_доп1_5f_согл_5f_табл">
      <style:footer>
        <text:p text:style-name="Footer"><draw:frame draw:style-name="Mfr6" draw:name="Врезка138" text:anchor-type="paragraph" svg:x="42.033cm" svg:y="-0.494cm" svg:width="18.5cm" svg:height="5.53cm" draw:z-index="0"><draw:text-box><table:table table:name="Таблица137" table:style-name="Таблица137"><table:table-column table:style-name="Таблица137.A"/><table:table-column table:style-name="Таблица137.B"/><table:table-column table:style-name="Таблица137.C"/><table:table-row><table:table-cell><table:table table:is-sub-table="true"><table:table-column table:style-name="Таблица137.A1.1"/><table:table-column table:style-name="Таблица137.A1.2" table:number-columns-repeated="3"/><table:table-column table:style-name="Таблица137.A1.5"/><table:table-column table:style-name="Таблица137.A1.6"/><table:table-row table:style-name="Таблица137.A1.1"><table:table-cell table:style-name="Таблица137.A1.1.1" office:value-type="string"><text:p text:style-name="Штамп_5f_центр_5f_11_5f_гост"><draw:frame draw:style-name="Mfr1" draw:name="Врезка139" text:anchor-type="paragraph" svg:x="0.82cm" svg:y="50.37cm" svg:width="1.199cm" svg:height="8.53cm" draw:z-index="0"><draw:text-box><table:table table:name="Таблица138" table:style-name="Таблица138"><table:table-column table:style-name="Таблица138.A"/><table:table-column table:style-name="Таблица138.B"/><table:table-row table:style-name="Таблица138.1"><table:table-cell table:style-name="Таблица138.A1" office:value-type="string"><text:p text:style-name="Штамп_5f_центр_5f_12_5f_гост_5f_90град">Взам. инв. №</text:p></table:table-cell><table:table-cell table:style-name="Таблица138.B1" office:value-type="string"><text:p text:style-name="Штамп_5f_центр_5f_12_5f_гост_5f_90град"><text:user-field-get text:name="Взамен_инв_номера"/></text:p></table:table-cell></table:table-row><table:table-row table:style-name="Таблица138.2"><table:table-cell table:style-name="Таблица138.A2" office:value-type="string"><text:p text:style-name="Штамп_5f_центр_5f_12_5f_гост_5f_90град">Подп. и дата</text:p></table:table-cell><table:table-cell table:style-name="Таблица138.B2" office:value-type="string"><text:p text:style-name="Штамп_5f_центр_5f_12_5f_гост_5f_90град"><text:user-field-get text:name="Дата"/> </text:p></table:table-cell></table:table-row><table:table-row table:style-name="Таблица138.1"><table:table-cell table:style-name="Таблица138.A2" office:value-type="string"><text:p text:style-name="Штамп_5f_центр_5f_12_5f_гост_5f_90град">Инв. № подл</text:p></table:table-cell><table:table-cell table:style-name="Таблица138.B3" office:value-type="string"><text:p text:style-name="Штамп_5f_центр_5f_12_5f_гост_5f_90град"><text:user-field-get text:name="Инвентарный_номер"/></text:p></table:table-cell></table:table-row></table:table><text:p text:style-name="MP3"/></draw:text-box></draw:frame><text:user-field-get text:name="Приложений"/></text:p></table:table-cell><table:table-cell table:style-name="Таблица137.A1.1.1" office:value-type="string"><text:p text:style-name="Штамп_5f_центр_5f_11_5f_гост"><text:page-count>6</text:page-count></text:p></table:table-cell><table:table-cell table:style-name="Таблица137.A1.1.1" office:value-type="string"><text:p text:style-name="Штамп_5f_центр_5f_11_5f_гост"/></table:table-cell><table:table-cell table:style-name="Таблица137.A1.1.1" office:value-type="string"><text:p text:style-name="Штамп_5f_центр_5f_11_5f_гост"/></table:table-cell><table:table-cell table:style-name="Таблица137.A1.1.1" office:value-type="string"><text:p text:style-name="Штамп_5f_центр_5f_11_5f_гост"/></table:table-cell><table:table-cell table:style-name="Таблица137.A1.1.1" office:value-type="string"><text:p text:style-name="Штамп_5f_центр_5f_11_5f_гост"/></table:table-cell></table:table-row><table:table-row table:style-name="Таблица137.A1.1"><table:table-cell table:style-name="Таблица137.A1.1.2" office:value-type="string"><text:p text:style-name="Штамп_5f_центр_5f_11_5f_гост"/></table:table-cell><table:table-cell table:style-name="Таблица137.A1.1.2" office:value-type="string"><text:p text:style-name="Штамп_5f_центр_5f_11_5f_гост"/></table:table-cell><table:table-cell table:style-name="Таблица137.A1.1.2" office:value-type="string"><text:p text:style-name="Штамп_5f_центр_5f_11_5f_гост"/></table:table-cell><table:table-cell table:style-name="Таблица137.A1.1.2" office:value-type="string"><text:p text:style-name="Штамп_5f_центр_5f_11_5f_гост"/></table:table-cell><table:table-cell table:style-name="Таблица137.A1.1.2" office:value-type="string"><text:p text:style-name="Штамп_5f_центр_5f_11_5f_гост"/></table:table-cell><table:table-cell table:style-name="Таблица137.A1.1.2" office:value-type="string"><text:p text:style-name="Штамп_5f_центр_5f_11_5f_гост"/></table:table-cell></table:table-row><table:table-row table:style-name="Таблица137.A1.1"><table:table-cell table:style-name="Таблица137.A1.1.2" office:value-type="string"><text:p text:style-name="Штамп_5f_центр_5f_11_5f_гост"/></table:table-cell><table:table-cell table:style-name="Таблица137.A1.1.2" office:value-type="string"><text:p text:style-name="Штамп_5f_центр_5f_11_5f_гост"/></table:table-cell><table:table-cell table:style-name="Таблица137.A1.1.2" office:value-type="string"><text:p text:style-name="Штамп_5f_центр_5f_11_5f_гост"/></table:table-cell><table:table-cell table:style-name="Таблица137.A1.1.2" office:value-type="string"><text:p text:style-name="Штамп_5f_центр_5f_11_5f_гост"/></table:table-cell><table:table-cell table:style-name="Таблица137.A1.1.2" office:value-type="string"><text:p text:style-name="Штамп_5f_центр_5f_11_5f_гост"/></table:table-cell><table:table-cell table:style-name="Таблица137.A1.1.2" office:value-type="string"><text:p text:style-name="Штамп_5f_центр_5f_11_5f_гост"/></table:table-cell></table:table-row><table:table-row table:style-name="Таблица137.A1.1"><table:table-cell table:style-name="Таблица137.A1.1.2" office:value-type="string"><text:p text:style-name="Штамп_5f_центр_5f_11_5f_гост"/></table:table-cell><table:table-cell table:style-name="Таблица137.A1.1.2" office:value-type="string"><text:p text:style-name="Штамп_5f_центр_5f_11_5f_гост"/></table:table-cell><table:table-cell table:style-name="Таблица137.A1.1.2" office:value-type="string"><text:p text:style-name="Штамп_5f_центр_5f_11_5f_гост"/></table:table-cell><table:table-cell table:style-name="Таблица137.A1.1.2" office:value-type="string"><text:p text:style-name="Штамп_5f_центр_5f_11_5f_гост"/></table:table-cell><table:table-cell table:style-name="Таблица137.A1.1.2" office:value-type="string"><text:p text:style-name="Штамп_5f_центр_5f_11_5f_гост"/></table:table-cell><table:table-cell table:style-name="Таблица137.A1.1.2" office:value-type="string"><text:p text:style-name="Штамп_5f_центр_5f_11_5f_гост"/></table:table-cell></table:table-row><table:table-row table:style-name="Таблица137.A1.1"><table:table-cell table:style-name="Таблица137.A1.1.2" office:value-type="string"><text:p text:style-name="Штамп_5f_центр_5f_11_5f_гост">Изм.</text:p></table:table-cell><table:table-cell table:style-name="Таблица137.A1.1.2" office:value-type="string"><text:p text:style-name="Штамп_5f_центр_5f_11_5f_гост">Кол.уч.</text:p></table:table-cell><table:table-cell table:style-name="Таблица137.A1.1.2" office:value-type="string"><text:p text:style-name="Штамп_5f_центр_5f_11_5f_гост">Лист</text:p></table:table-cell><table:table-cell table:style-name="Таблица137.A1.1.2" office:value-type="string"><text:p text:style-name="Штамп_5f_центр_5f_11_5f_гост">№ док.</text:p></table:table-cell><table:table-cell table:style-name="Таблица137.A1.1.2" office:value-type="string"><text:p text:style-name="Штамп_5f_центр_5f_11_5f_гост">Подп</text:p></table:table-cell><table:table-cell table:style-name="Таблица137.A1.1.2" office:value-type="string"><text:p text:style-name="Штамп_5f_центр_5f_11_5f_гост">Дата</text:p></table:table-cell></table:table-row></table:table></table:table-cell><table:table-cell table:number-columns-spanned="2"><table:table table:is-sub-table="true"><table:table-column table:style-name="Таблица137.B1.1"/><table:table-row table:style-name="Таблица137.B1.1"><table:table-cell table:style-name="Таблица137.B1.1.1" office:value-type="string"><text:p text:style-name="Штамп_5f_центр_5f_20_5f_гост"><text:user-field-get text:name="Код_проекта">КИА БУК</text:user-field-get></text:p></table:table-cell></table:table-row><table:table-row table:style-name="Таблица137.B1.2"><table:table-cell table:style-name="Таблица137.B1.1.2" office:value-type="string"><text:p text:style-name="Штамп_5f_центр_5f_20_5f_гост"><text:user-field-get text:name="Название_проекта">Программное обеспечение контрольно-испытательной аппаратуры блока управления каналами.</text:user-field-get></text:p></table:table-cell></table:table-row></table:table></table:table-cell><table:covered-table-cell/></table:table-row><table:table-row><table:table-cell><table:table table:is-sub-table="true"><table:table-column table:style-name="Таблица137.A2.1"/><table:table-column table:style-name="Таблица137.A2.2"/><table:table-column table:style-name="Таблица137.A1.5"/><table:table-column table:style-name="Таблица137.A2.4"/><table:table-row table:style-name="Таблица137.A1.1"><table:table-cell table:style-name="Таблица137.A1.1.2" office:value-type="string"><text:p text:style-name="Штамп_5f_лево_5f_12_5f_гост"><text:s/><text:user-field-get text:name="Должность1"/></text:p></table:table-cell><table:table-cell table:style-name="Таблица137.A1.1.2" office:value-type="string"><text:p text:style-name="Штамп_5f_лево_5f_12_5f_гост"><text:s/><text:user-field-get text:name="Фамилия1"/></text:p></table:table-cell><table:table-cell table:style-name="Таблица137.A1.1.2" office:value-type="string"><text:p text:style-name="Штамп_5f_лево_5f_12_5f_гост"/></table:table-cell><table:table-cell table:style-name="Таблица137.A1.1.2" office:value-type="string"><text:p text:style-name="Штамп_5f_лево_5f_12_5f_гост"/></table:table-cell></table:table-row><table:table-row table:style-name="Таблица137.A1.1"><table:table-cell table:style-name="Таблица137.A1.1.2" office:value-type="string"><text:p text:style-name="Штамп_5f_лево_5f_12_5f_гост"><text:s/><text:user-field-get text:name="Должность2"/></text:p></table:table-cell><table:table-cell table:style-name="Таблица137.A1.1.2" office:value-type="string"><text:p text:style-name="Штамп_5f_лево_5f_12_5f_гост"><text:s/><text:user-field-get text:name="Фамилия2"/></text:p></table:table-cell><table:table-cell table:style-name="Таблица137.A1.1.2" office:value-type="string"><text:p text:style-name="Штамп_5f_лево_5f_12_5f_гост"/></table:table-cell><table:table-cell table:style-name="Таблица137.A1.1.2" office:value-type="string"><text:p text:style-name="Штамп_5f_лево_5f_12_5f_гост"/></table:table-cell></table:table-row><table:table-row table:style-name="Таблица137.A1.1"><table:table-cell table:style-name="Таблица137.A2.1.3" office:value-type="string"><text:p text:style-name="Штамп_5f_лево_5f_12_5f_гост"><text:s/><text:user-field-get text:name="Должность3"/></text:p></table:table-cell><table:table-cell table:style-name="Таблица137.A1.1.2" office:value-type="string"><text:p text:style-name="Штамп_5f_лево_5f_12_5f_гост"><text:s/><text:user-field-get text:name="Фамилия3"/></text:p></table:table-cell><table:table-cell table:style-name="Таблица137.A1.1.2" office:value-type="string"><text:p text:style-name="Штамп_5f_лево_5f_12_5f_гост"/></table:table-cell><table:table-cell table:style-name="Таблица137.A1.1.2" office:value-type="string"><text:p text:style-name="Штамп_5f_лево_5f_12_5f_гост"/></table:table-cell></table:table-row><table:table-row table:style-name="Таблица137.A1.1"><table:table-cell table:style-name="Таблица137.A1.1.2" office:value-type="string"><text:p text:style-name="Штамп_5f_лево_5f_12_5f_гост"><text:s/><text:user-field-get text:name="Должность4"/></text:p></table:table-cell><table:table-cell table:style-name="Таблица137.A1.1.2" office:value-type="string"><text:p text:style-name="Штамп_5f_лево_5f_12_5f_гост"><text:s/><text:user-field-get text:name="Фамилия4"/></text:p></table:table-cell><table:table-cell table:style-name="Таблица137.A1.1.2" office:value-type="string"><text:p text:style-name="Штамп_5f_лево_5f_12_5f_гост"/></table:table-cell><table:table-cell table:style-name="Таблица137.A1.1.2" office:value-type="string"><text:p text:style-name="Штамп_5f_лево_5f_12_5f_гост"/></table:table-cell></table:table-row><table:table-row table:style-name="Таблица137.A1.1"><table:table-cell><table:table table:is-sub-table="true"><table:table-column table:style-name="Таблица137.A2.1"/><table:table-row table:style-name="Таблица137.A1.1"><table:table-cell table:style-name="Таблица137.A1.1.2" office:value-type="string"><text:p text:style-name="Штамп_5f_лево_5f_12_5f_гост"><text:s/><text:user-field-get text:name="Должность5"/></text:p></table:table-cell></table:table-row><table:table-row table:style-name="Таблица137.A1.1"><table:table-cell table:style-name="Таблица137.A1.1.2" office:value-type="string"><text:p text:style-name="Штамп_5f_лево_5f_12_5f_гост"><text:s/><text:user-field-get text:name="Должность6"/></text:p></table:table-cell></table:table-row></table:table></table:table-cell><table:table-cell><table:table table:is-sub-table="true"><table:table-column table:style-name="Таблица137.A2.2"/><table:table-row table:style-name="Таблица137.A1.1"><table:table-cell table:style-name="Таблица137.A1.1.2" office:value-type="string"><text:p text:style-name="Штамп_5f_лево_5f_12_5f_гост"><text:s/><text:user-field-get text:name="Фамилия5"/></text:p></table:table-cell></table:table-row><table:table-row table:style-name="Таблица137.A1.1"><table:table-cell table:style-name="Таблица137.A1.1.2" office:value-type="string"><text:p text:style-name="Штамп_5f_лево_5f_12_5f_гост"><text:s/><text:user-field-get text:name="Фамилия6"/></text:p></table:table-cell></table:table-row></table:table></table:table-cell><table:table-cell><table:table table:is-sub-table="true"><table:table-column table:style-name="Таблица137.A1.5"/><table:table-row table:style-name="Таблица137.A1.1"><table:table-cell table:style-name="Таблица137.A1.1.2" office:value-type="string"><text:p text:style-name="Штамп_5f_лево_5f_12_5f_гост"/></table:table-cell></table:table-row><table:table-row table:style-name="Таблица137.A1.1"><table:table-cell table:style-name="Таблица137.A1.1.2" office:value-type="string"><text:p text:style-name="Штамп_5f_лево_5f_12_5f_гост"/></table:table-cell></table:table-row></table:table></table:table-cell><table:table-cell><table:table table:is-sub-table="true"><table:table-column table:style-name="Таблица137.A2.4"/><table:table-row table:style-name="Таблица137.A1.1"><table:table-cell table:style-name="Таблица137.A1.1.2" office:value-type="string"><text:p text:style-name="Штамп_5f_лево_5f_12_5f_гост"/></table:table-cell></table:table-row><table:table-row table:style-name="Таблица137.A1.1"><table:table-cell table:style-name="Таблица137.A1.1.2" office:value-type="string"><text:p text:style-name="Штамп_5f_лево_5f_12_5f_гост"/></table:table-cell></table:table-row></table:table></table:table-cell></table:table-row></table:table></table:table-cell><table:table-cell><table:table table:is-sub-table="true"><table:table-column table:style-name="Таблица137.B"/><table:table-row table:style-name="Таблица137.B1.2"><table:table-cell table:style-name="Таблица137.A1.1.1" office:value-type="string"><text:p text:style-name="Штамп_5f_центр_5f_16_5f_гост"><text:user-field-get text:name="Рамка_доп1"/></text:p></table:table-cell></table:table-row><table:table-row table:style-name="Таблица137.B1.2"><table:table-cell table:style-name="Таблица137.A1.1.2" office:value-type="string"><text:p text:style-name="Штамп_5f_центр_5f_16_5f_гост"><text:user-field-get text:name="Рамка_доп2"/></text:p></table:table-cell></table:table-row></table:table></table:table-cell><table:table-cell><table:table table:is-sub-table="true"><table:table-column table:style-name="Таблица137.A1.5"/><table:table-column table:style-name="Таблица137.C2.2"/><table:table-column table:style-name="Таблица137.C2.3"/><table:table-row table:style-name="Таблица137.A1.1"><table:table-cell table:style-name="Таблица137.A1.1.1" office:value-type="string"><text:p text:style-name="Штамп_5f_центр_5f_11_5f_гост">Стадия</text:p></table:table-cell><table:table-cell table:style-name="Таблица137.A1.1.1" office:value-type="string"><text:p text:style-name="Штамп_5f_центр_5f_11_5f_гост">Лист</text:p></table:table-cell><table:table-cell table:style-name="Таблица137.B1.1.1" office:value-type="string"><text:p text:style-name="Штамп_5f_центр_5f_11_5f_гост">Листов</text:p></table:table-cell></table:table-row><table:table-row table:style-name="Таблица137.B1.1"><table:table-cell table:style-name="Таблица137.A1.1.2" office:value-type="string"><text:p text:style-name="Штамп_5f_центр_5f_12_5f_гост"><text:user-field-get text:name="Стадия">Р</text:user-field-get></text:p></table:table-cell><table:table-cell table:style-name="Таблица137.A1.1.2" office:value-type="string"><text:p text:style-name="Штамп_5f_центр_5f_12_5f_гост"><text:user-field-get text:name="Номер_листа"/><text:page-number text:select-page="current">0</text:page-number></text:p></table:table-cell><table:table-cell table:style-name="Таблица137.C2.3.2" table:formula="ooow:&lt;A1.1.1&gt;+&lt;A1.2.1&gt;" office:value-type="float" office:value="6"><text:p text:style-name="Штамп_5f_центр_5f_12_5f_гост">6</text:p></table:table-cell></table:table-row><table:table-row table:style-name="Таблица137.B1.2"><table:table-cell table:style-name="Таблица137.B1.1.2" table:number-columns-spanned="3" office:value-type="string"><text:p text:style-name="Штамп_5f_центр_5f_12_5f_гост"><text:user-field-get text:name="Организация1строка">ИКИ РАН</text:user-field-get></text:p><text:p text:style-name="Штамп_5f_центр_5f_12_5f_гост"><text:user-field-get text:name="Организация2строка">г. Москва</text:user-field-get></text:p><text:p text:style-name="Штамп_5f_центр_5f_12_5f_гост"><text:user-field-get text:name="Организация3строка">2014 г. </text:user-field-get></text:p></table:table-cell><table:covered-table-cell/><table:covered-table-cell/></table:table-row></table:table></table:table-cell></table:table-row></table:table><text:p text:style-name="Frame_20_contents"/></draw:text-box></draw:frame></text:p>
      </style:footer>
    </style:master-page>
    <style:master-page style:name="A2x1_2c_5_5f_форма5_5f_доп1_5f_согл_5f_табл" style:display-name="A2x1,5_форма5_доп1_согл_табл" style:page-layout-name="Mpm42" style:next-style-name="A2x1_2c_5_5f_форма6_5f_доп1_5f_согл_5f_табл">
      <style:footer>
        <text:p text:style-name="Footer"><draw:frame draw:style-name="Mfr6" draw:name="Врезка140" text:anchor-type="paragraph" svg:x="42.044cm" svg:y="-0.49cm" svg:width="18.5cm" svg:height="4.03cm" draw:z-index="0"><draw:text-box><table:table table:name="Таблица139" table:style-name="Таблица139"><table:table-column table:style-name="Таблица139.A"/><table:table-column table:style-name="Таблица139.B"/><table:table-column table:style-name="Таблица139.C"/><table:table-row><table:table-cell><table:table table:is-sub-table="true"><table:table-column table:style-name="Таблица139.A1.1"/><table:table-column table:style-name="Таблица139.A1.2" table:number-columns-repeated="3"/><table:table-column table:style-name="Таблица139.A1.5"/><table:table-column table:style-name="Таблица139.A1.6"/><table:table-row table:style-name="Таблица139.A1.1"><table:table-cell table:style-name="Таблица139.A1.1.1" office:value-type="string"><text:p text:style-name="MP4"><draw:frame draw:style-name="Mfr1" draw:name="Врезка141" text:anchor-type="paragraph" svg:x="0.82cm" svg:y="50.37cm" svg:width="1.199cm" svg:height="8.53cm" draw:z-index="0"><draw:text-box><table:table table:name="Таблица140" table:style-name="Таблица140"><table:table-column table:style-name="Таблица140.A"/><table:table-column table:style-name="Таблица140.B"/><table:table-row table:style-name="Таблица140.1"><table:table-cell table:style-name="Таблица140.A1" office:value-type="string"><text:p text:style-name="Штамп_5f_центр_5f_12_5f_гост_5f_90град">Взам. инв. №</text:p></table:table-cell><table:table-cell table:style-name="Таблица140.B1" office:value-type="string"><text:p text:style-name="Штамп_5f_центр_5f_12_5f_гост_5f_90град"><text:user-field-get text:name="Взамен_инв_номера"/></text:p></table:table-cell></table:table-row><table:table-row table:style-name="Таблица140.2"><table:table-cell table:style-name="Таблица140.A2" office:value-type="string"><text:p text:style-name="Штамп_5f_центр_5f_12_5f_гост_5f_90град">Подп. и дата</text:p></table:table-cell><table:table-cell table:style-name="Таблица140.B2" office:value-type="string"><text:p text:style-name="Штамп_5f_центр_5f_12_5f_гост_5f_90град"><text:user-field-get text:name="Дата"/> </text:p></table:table-cell></table:table-row><table:table-row table:style-name="Таблица140.1"><table:table-cell table:style-name="Таблица140.A2" office:value-type="string"><text:p text:style-name="Штамп_5f_центр_5f_12_5f_гост_5f_90град">Инв. № подл</text:p></table:table-cell><table:table-cell table:style-name="Таблица140.B3" office:value-type="string"><text:p text:style-name="Штамп_5f_центр_5f_12_5f_гост_5f_90град"><text:user-field-get text:name="Инвентарный_номер"/></text:p></table:table-cell></table:table-row></table:table><text:p text:style-name="MP3"/></draw:text-box></draw:frame><text:user-field-get text:name="Приложений"/></text:p></table:table-cell><table:table-cell table:style-name="Таблица139.A1.1.1" office:value-type="string"><text:p text:style-name="MP4"><text:page-count>6</text:page-count></text:p></table:table-cell><table:table-cell table:style-name="Таблица139.A1.1.1" office:value-type="string"><text:p text:style-name="Штамп_5f_центр_5f_11_5f_гост"/></table:table-cell><table:table-cell table:style-name="Таблица139.A1.1.1" office:value-type="string"><text:p text:style-name="Штамп_5f_центр_5f_11_5f_гост"/></table:table-cell><table:table-cell table:style-name="Таблица139.A1.1.1" office:value-type="string"><text:p text:style-name="Штамп_5f_центр_5f_11_5f_гост"/></table:table-cell><table:table-cell table:style-name="Таблица139.A1.1.1" office:value-type="string"><text:p text:style-name="Штамп_5f_центр_5f_11_5f_гост"/></table:table-cell></table:table-row><table:table-row table:style-name="Таблица139.A1.1"><table:table-cell table:style-name="Таблица139.A1.1.2" office:value-type="string"><text:p text:style-name="Штамп_5f_центр_5f_11_5f_гост"/></table:table-cell><table:table-cell table:style-name="Таблица139.A1.1.2" office:value-type="string"><text:p text:style-name="Штамп_5f_центр_5f_11_5f_гост"/></table:table-cell><table:table-cell table:style-name="Таблица139.A1.1.2" office:value-type="string"><text:p text:style-name="Штамп_5f_центр_5f_11_5f_гост"/></table:table-cell><table:table-cell table:style-name="Таблица139.A1.1.2" office:value-type="string"><text:p text:style-name="Штамп_5f_центр_5f_11_5f_гост"/></table:table-cell><table:table-cell table:style-name="Таблица139.A1.1.2" office:value-type="string"><text:p text:style-name="Штамп_5f_центр_5f_11_5f_гост"/></table:table-cell><table:table-cell table:style-name="Таблица139.A1.1.2" office:value-type="string"><text:p text:style-name="Штамп_5f_центр_5f_11_5f_гост"/></table:table-cell></table:table-row><table:table-row table:style-name="Таблица139.A1.1"><table:table-cell table:style-name="Таблица139.A1.1.2" office:value-type="string"><text:p text:style-name="Штамп_5f_центр_5f_11_5f_гост">Изм.</text:p></table:table-cell><table:table-cell table:style-name="Таблица139.A1.1.2" office:value-type="string"><text:p text:style-name="Штамп_5f_центр_5f_11_5f_гост">Кол.уч.</text:p></table:table-cell><table:table-cell table:style-name="Таблица139.A1.1.2" office:value-type="string"><text:p text:style-name="Штамп_5f_центр_5f_11_5f_гост">Лист</text:p></table:table-cell><table:table-cell table:style-name="Таблица139.A1.1.2" office:value-type="string"><text:p text:style-name="Штамп_5f_центр_5f_11_5f_гост">№ док.</text:p></table:table-cell><table:table-cell table:style-name="Таблица139.A1.1.2" office:value-type="string"><text:p text:style-name="Штамп_5f_центр_5f_11_5f_гост">Подп</text:p></table:table-cell><table:table-cell table:style-name="Таблица139.A1.1.2" office:value-type="string"><text:p text:style-name="Штамп_5f_центр_5f_11_5f_гост">Дата</text:p></table:table-cell></table:table-row></table:table></table:table-cell><table:table-cell table:style-name="Таблица139.B1" table:number-columns-spanned="2" office:value-type="string"><text:p text:style-name="Штамп_5f_центр_5f_20_5f_гост"><text:user-field-get text:name="Код_проекта">КИА БУК</text:user-field-get></text:p></table:table-cell><table:covered-table-cell/></table:table-row><table:table-row><table:table-cell><table:table table:is-sub-table="true"><table:table-column table:style-name="Таблица139.A2.1"/><table:table-column table:style-name="Таблица139.A2.2"/><table:table-column table:style-name="Таблица139.A1.5"/><table:table-column table:style-name="Таблица139.A2.4"/><table:table-row table:style-name="Таблица139.A1.1"><table:table-cell table:style-name="Таблица139.A1.1.2" office:value-type="string"><text:p text:style-name="Штамп_5f_лево_5f_12_5f_гост"><text:s/><text:user-field-get text:name="Должность1"/></text:p></table:table-cell><table:table-cell table:style-name="Таблица139.A1.1.2" office:value-type="string"><text:p text:style-name="Штамп_5f_лево_5f_12_5f_гост"><text:s/><text:user-field-get text:name="Фамилия1"/></text:p></table:table-cell><table:table-cell table:style-name="Таблица139.A1.1.2" office:value-type="string"><text:p text:style-name="Штамп_5f_лево_5f_12_5f_гост"/></table:table-cell><table:table-cell table:style-name="Таблица139.A1.1.2" office:value-type="string"><text:p text:style-name="Штамп_5f_лево_5f_12_5f_гост"/></table:table-cell></table:table-row><table:table-row table:style-name="Таблица139.A1.1"><table:table-cell table:style-name="Таблица139.A1.1.2" office:value-type="string"><text:p text:style-name="Штамп_5f_лево_5f_12_5f_гост"><text:s/><text:user-field-get text:name="Должность2"/></text:p></table:table-cell><table:table-cell table:style-name="Таблица139.A1.1.2" office:value-type="string"><text:p text:style-name="Штамп_5f_лево_5f_12_5f_гост"><text:s/><text:user-field-get text:name="Фамилия2"/></text:p></table:table-cell><table:table-cell table:style-name="Таблица139.A1.1.2" office:value-type="string"><text:p text:style-name="Штамп_5f_лево_5f_12_5f_гост"/></table:table-cell><table:table-cell table:style-name="Таблица139.A1.1.2" office:value-type="string"><text:p text:style-name="Штамп_5f_лево_5f_12_5f_гост"/></table:table-cell></table:table-row><table:table-row table:style-name="Таблица139.A1.1"><table:table-cell table:style-name="Таблица139.A2.1.3" office:value-type="string"><text:p text:style-name="Штамп_5f_лево_5f_12_5f_гост"><text:s/><text:user-field-get text:name="Должность3"/></text:p></table:table-cell><table:table-cell table:style-name="Таблица139.A1.1.2" office:value-type="string"><text:p text:style-name="Штамп_5f_лево_5f_12_5f_гост"><text:s/><text:user-field-get text:name="Фамилия3"/></text:p></table:table-cell><table:table-cell table:style-name="Таблица139.A1.1.2" office:value-type="string"><text:p text:style-name="Штамп_5f_лево_5f_12_5f_гост"/></table:table-cell><table:table-cell table:style-name="Таблица139.A1.1.2" office:value-type="string"><text:p text:style-name="Штамп_5f_лево_5f_12_5f_гост"/></table:table-cell></table:table-row><table:table-row table:style-name="Таблица139.A1.1"><table:table-cell table:style-name="Таблица139.A1.1.2" office:value-type="string"><text:p text:style-name="Штамп_5f_лево_5f_12_5f_гост"><text:s/><text:user-field-get text:name="Должность4"/></text:p></table:table-cell><table:table-cell table:style-name="Таблица139.A1.1.2" office:value-type="string"><text:p text:style-name="Штамп_5f_лево_5f_12_5f_гост"><text:s/><text:user-field-get text:name="Фамилия4"/></text:p></table:table-cell><table:table-cell table:style-name="Таблица139.A1.1.2" office:value-type="string"><text:p text:style-name="Штамп_5f_лево_5f_12_5f_гост"/></table:table-cell><table:table-cell table:style-name="Таблица139.A1.1.2" office:value-type="string"><text:p text:style-name="Штамп_5f_лево_5f_12_5f_гост"/></table:table-cell></table:table-row><table:table-row table:style-name="Таблица139.A1.1"><table:table-cell table:style-name="Таблица139.A1.1.2" office:value-type="string"><text:p text:style-name="Штамп_5f_лево_5f_12_5f_гост"><draw:frame draw:style-name="Mfr3" draw:name="Врезка142" text:anchor-type="paragraph" svg:x="0.011cm" svg:y="43.891cm" svg:width="2cm" svg:height="6.5cm" draw:z-index="0"><draw:text-box><table:table table:name="Таблица141" table:style-name="Таблица141"><table:table-column table:style-name="Таблица141.A"/><table:table-column table:style-name="Таблица141.B"/><table:table-row table:style-name="Таблица141.1"><table:table-cell table:style-name="Таблица141.A1" office:value-type="string"><text:p text:style-name="Штамп_5f_центр_5f_12_5f_гост_5f_90град">Согласовано</text:p></table:table-cell><table:table-cell><table:table table:is-sub-table="true"><table:table-column table:style-name="Таблица141.B1.1" table:number-columns-repeated="3"/><table:table-row table:style-name="Таблица141.B1.1"><table:table-cell table:style-name="Таблица141.B1.2.1" office:value-type="string"><text:p text:style-name="Штамп_5f_центр_5f_12_5f_гост_5f_90град"/></table:table-cell><table:table-cell table:style-name="Таблица141.B1.2.1" office:value-type="string"><text:p text:style-name="Штамп_5f_центр_5f_12_5f_гост_5f_90град"/></table:table-cell><table:table-cell table:style-name="Таблица141.B1.3.1" office:value-type="string"><text:p text:style-name="Штамп_5f_центр_5f_12_5f_гост_5f_90град"/></table:table-cell></table:table-row><table:table-row table:style-name="Таблица141.B1.2"><table:table-cell table:style-name="Таблица141.B1.2.4" office:value-type="string"><text:p text:style-name="Штамп_5f_центр_5f_12_5f_гост_5f_90град"/></table:table-cell><table:table-cell table:style-name="Таблица141.B1.2.4" office:value-type="string"><text:p text:style-name="Штамп_5f_центр_5f_12_5f_гост_5f_90град"/></table:table-cell><table:table-cell table:style-name="Таблица141.B1.3.4" office:value-type="string"><text:p text:style-name="Штамп_5f_центр_5f_12_5f_гост_5f_90град"/></table:table-cell></table:table-row><table:table-row table:style-name="Таблица141.B1.3"><table:table-cell table:style-name="Таблица141.B1.2.4" office:value-type="string"><text:p text:style-name="Штамп_5f_центр_5f_12_5f_гост_5f_90град"/></table:table-cell><table:table-cell table:style-name="Таблица141.B1.2.4" office:value-type="string"><text:p text:style-name="Штамп_5f_центр_5f_12_5f_гост_5f_90град"/></table:table-cell><table:table-cell table:style-name="Таблица141.B1.3.4" office:value-type="string"><text:p text:style-name="Штамп_5f_центр_5f_12_5f_гост_5f_90град"/></table:table-cell></table:table-row><table:table-row table:style-name="Таблица141.B1.3"><table:table-cell table:style-name="Таблица141.B1.2.4" office:value-type="string"><text:p text:style-name="Штамп_5f_центр_5f_12_5f_гост_5f_90град"/></table:table-cell><table:table-cell table:style-name="Таблица141.B1.2.4" office:value-type="string"><text:p text:style-name="Штамп_5f_центр_5f_12_5f_гост_5f_90град"/></table:table-cell><table:table-cell table:style-name="Таблица141.B1.3.4" office:value-type="string"><text:p text:style-name="Штамп_5f_центр_5f_12_5f_гост_5f_90град"/></table:table-cell></table:table-row></table:table></table:table-cell></table:table-row></table:table><text:p text:style-name="Frame_20_contents"/></draw:text-box></draw:frame> <text:user-field-get text:name="Должность5"/></text:p></table:table-cell><table:table-cell table:style-name="Таблица139.A1.1.2" office:value-type="string"><text:p text:style-name="Штамп_5f_лево_5f_12_5f_гост"><text:s/><text:user-field-get text:name="Фамилия5"/></text:p></table:table-cell><table:table-cell table:style-name="Таблица139.A1.1.2" office:value-type="string"><text:p text:style-name="Штамп_5f_лево_5f_12_5f_гост"/></table:table-cell><table:table-cell table:style-name="Таблица139.A1.1.2" office:value-type="string"><text:p text:style-name="Штамп_5f_лево_5f_12_5f_гост"/></table:table-cell></table:table-row></table:table></table:table-cell><table:table-cell table:style-name="Таблица139.A1.1.1" office:value-type="string"><text:p text:style-name="Штамп_5f_центр_5f_16_5f_гост"><text:user-field-get text:name="Рамка_доп1"/></text:p></table:table-cell><table:table-cell><table:table table:is-sub-table="true"><table:table-column table:style-name="Таблица139.A1.5"/><table:table-column table:style-name="Таблица139.C2.2"/><table:table-column table:style-name="Таблица139.C2.3"/><table:table-row table:style-name="Таблица139.A1.1"><table:table-cell table:style-name="Таблица139.A1.1.1" office:value-type="string"><text:p text:style-name="Штамп_5f_центр_5f_11_5f_гост">Стадия</text:p></table:table-cell><table:table-cell table:style-name="Таблица139.A1.1.1" office:value-type="string"><text:p text:style-name="Штамп_5f_центр_5f_11_5f_гост">Лист</text:p></table:table-cell><table:table-cell table:style-name="Таблица139.B1" office:value-type="string"><text:p text:style-name="Штамп_5f_центр_5f_11_5f_гост">Листов</text:p></table:table-cell></table:table-row><table:table-row table:style-name="Таблица139.A1.1"><table:table-cell table:style-name="Таблица139.A1.1.2" office:value-type="string"><text:p text:style-name="Штамп_5f_центр_5f_12_5f_гост"><text:user-field-get text:name="Стадия">Р</text:user-field-get></text:p></table:table-cell><table:table-cell table:style-name="Таблица139.A1.1.2" office:value-type="string"><text:p text:style-name="Штамп_5f_центр_5f_12_5f_гост"><text:user-field-get text:name="Номер_листа"/><text:page-number text:select-page="current">0</text:page-number></text:p></table:table-cell><table:table-cell table:style-name="Таблица139.C2.3.2" table:formula="ooow:&lt;A1.1.1&gt;+&lt;A1.2.1&gt;" office:value-type="float" office:value="6"><text:p text:style-name="Штамп_5f_центр_5f_12_5f_гост">6</text:p></table:table-cell></table:table-row><table:table-row table:style-name="Таблица139.C2.3"><table:table-cell table:style-name="Таблица139.C2.1.3" table:number-columns-spanned="3" office:value-type="string"><text:p text:style-name="Штамп_5f_центр_5f_12_5f_гост"><text:user-field-get text:name="Организация1строка">ИКИ РАН</text:user-field-get></text:p><text:p text:style-name="Штамп_5f_центр_5f_12_5f_гост"><text:user-field-get text:name="Организация2строка">г. Москва</text:user-field-get></text:p><text:p text:style-name="Штамп_5f_центр_5f_12_5f_гост"><text:user-field-get text:name="Организация3строка">2014 г. </text:user-field-get></text:p></table:table-cell><table:covered-table-cell/><table:covered-table-cell/></table:table-row></table:table></table:table-cell></table:table-row></table:table><text:p text:style-name="Frame_20_contents"/></draw:text-box></draw:frame></text:p>
      </style:footer>
    </style:master-page>
    <style:master-page style:name="A2x2_2c_5_5f_форма6_5f_доп1_5f_согл_5f_табл" style:display-name="A2x2,5_форма6_доп1_согл_табл" style:page-layout-name="Mpm43">
      <style:footer>
        <text:p text:style-name="Footer"><draw:frame draw:style-name="Mfr6" draw:name="Врезка143" text:anchor-type="paragraph" svg:x="84.056cm" svg:y="-0.494cm" svg:width="18.5cm" svg:height="1.529cm" draw:z-index="0"><draw:text-box><table:table table:name="Таблица142" table:style-name="Таблица142"><table:table-column table:style-name="Таблица142.A"/><table:table-column table:style-name="Таблица142.B"/><table:table-column table:style-name="Таблица142.C"/><table:table-row><table:table-cell><table:table table:is-sub-table="true"><table:table-column table:style-name="Таблица142.A1.1"/><table:table-column table:style-name="Таблица142.A1.2" table:number-columns-repeated="3"/><table:table-column table:style-name="Таблица142.A1.5"/><table:table-column table:style-name="Таблица142.A1.6"/><table:table-row table:style-name="Таблица142.A1.1"><table:table-cell table:style-name="Таблица142.A1.1.1" office:value-type="string"><text:p text:style-name="Штамп_5f_центр_5f_11_5f_гост"><draw:frame draw:style-name="Mfr1" draw:name="Врезка144" text:anchor-type="paragraph" svg:x="0.82cm" svg:y="50.37cm" svg:width="1.199cm" svg:height="8.53cm" draw:z-index="0"><draw:text-box><table:table table:name="Таблица143" table:style-name="Таблица143"><table:table-column table:style-name="Таблица143.A"/><table:table-column table:style-name="Таблица143.B"/><table:table-row table:style-name="Таблица143.1"><table:table-cell table:style-name="Таблица143.A1" office:value-type="string"><text:p text:style-name="Штамп_5f_центр_5f_12_5f_гост_5f_90град">Взам. инв. №</text:p></table:table-cell><table:table-cell table:style-name="Таблица143.B1" office:value-type="string"><text:p text:style-name="Штамп_5f_центр_5f_12_5f_гост_5f_90град"><text:user-field-get text:name="Взамен_инв_номера"/></text:p></table:table-cell></table:table-row><table:table-row table:style-name="Таблица143.2"><table:table-cell table:style-name="Таблица143.A2" office:value-type="string"><text:p text:style-name="Штамп_5f_центр_5f_12_5f_гост_5f_90град">Подп. и дата</text:p></table:table-cell><table:table-cell table:style-name="Таблица143.B2" office:value-type="string"><text:p text:style-name="Штамп_5f_центр_5f_12_5f_гост_5f_90град"><text:user-field-get text:name="Дата"/> </text:p></table:table-cell></table:table-row><table:table-row table:style-name="Таблица143.1"><table:table-cell table:style-name="Таблица143.A2" office:value-type="string"><text:p text:style-name="Штамп_5f_центр_5f_12_5f_гост_5f_90град">Инв. № подл</text:p></table:table-cell><table:table-cell table:style-name="Таблица143.B3" office:value-type="string"><text:p text:style-name="Штамп_5f_центр_5f_12_5f_гост_5f_90град"><text:user-field-get text:name="Инвентарный_номер"/></text:p></table:table-cell></table:table-row></table:table><text:p text:style-name="MP3"/></draw:text-box></draw:frame><draw:frame draw:style-name="Mfr3" draw:name="Врезка145" text:anchor-type="paragraph" svg:x="0.011cm" svg:y="43.891cm" svg:width="2cm" svg:height="6.5cm" draw:z-index="0"><draw:text-box><table:table table:name="Таблица144" table:style-name="Таблица144"><table:table-column table:style-name="Таблица144.A"/><table:table-column table:style-name="Таблица144.B"/><table:table-row table:style-name="Таблица144.1"><table:table-cell table:style-name="Таблица144.A1" office:value-type="string"><text:p text:style-name="Штамп_5f_центр_5f_12_5f_гост_5f_90град">Согласовано</text:p></table:table-cell><table:table-cell><table:table table:is-sub-table="true"><table:table-column table:style-name="Таблица144.B1.1" table:number-columns-repeated="3"/><table:table-row table:style-name="Таблица144.B1.1"><table:table-cell table:style-name="Таблица144.B1.2.1" office:value-type="string"><text:p text:style-name="Штамп_5f_центр_5f_12_5f_гост_5f_90град"/></table:table-cell><table:table-cell table:style-name="Таблица144.B1.2.1" office:value-type="string"><text:p text:style-name="Штамп_5f_центр_5f_12_5f_гост_5f_90град"/></table:table-cell><table:table-cell table:style-name="Таблица144.B1.3.1" office:value-type="string"><text:p text:style-name="Штамп_5f_центр_5f_12_5f_гост_5f_90град"/></table:table-cell></table:table-row><table:table-row table:style-name="Таблица144.B1.2"><table:table-cell table:style-name="Таблица144.B1.2.4" office:value-type="string"><text:p text:style-name="Штамп_5f_центр_5f_12_5f_гост_5f_90град"/></table:table-cell><table:table-cell table:style-name="Таблица144.B1.2.4" office:value-type="string"><text:p text:style-name="Штамп_5f_центр_5f_12_5f_гост_5f_90град"/></table:table-cell><table:table-cell table:style-name="Таблица144.B1.3.4" office:value-type="string"><text:p text:style-name="Штамп_5f_центр_5f_12_5f_гост_5f_90град"/></table:table-cell></table:table-row><table:table-row table:style-name="Таблица144.B1.3"><table:table-cell table:style-name="Таблица144.B1.2.4" office:value-type="string"><text:p text:style-name="Штамп_5f_центр_5f_12_5f_гост_5f_90град"/></table:table-cell><table:table-cell table:style-name="Таблица144.B1.2.4" office:value-type="string"><text:p text:style-name="Штамп_5f_центр_5f_12_5f_гост_5f_90град"/></table:table-cell><table:table-cell table:style-name="Таблица144.B1.3.4" office:value-type="string"><text:p text:style-name="Штамп_5f_центр_5f_12_5f_гост_5f_90град"/></table:table-cell></table:table-row><table:table-row table:style-name="Таблица144.B1.3"><table:table-cell table:style-name="Таблица144.B1.2.4" office:value-type="string"><text:p text:style-name="Штамп_5f_центр_5f_12_5f_гост_5f_90град"/></table:table-cell><table:table-cell table:style-name="Таблица144.B1.2.4" office:value-type="string"><text:p text:style-name="Штамп_5f_центр_5f_12_5f_гост_5f_90град"/></table:table-cell><table:table-cell table:style-name="Таблица144.B1.3.4" office:value-type="string"><text:p text:style-name="Штамп_5f_центр_5f_12_5f_гост_5f_90град"/></table:table-cell></table:table-row></table:table></table:table-cell></table:table-row></table:table><text:p text:style-name="Frame_20_contents"/></draw:text-box></draw:frame></text:p></table:table-cell><table:table-cell table:style-name="Таблица142.A1.1.1" office:value-type="string"><text:p text:style-name="Штамп_5f_центр_5f_11_5f_гост"/></table:table-cell><table:table-cell table:style-name="Таблица142.A1.1.1" office:value-type="string"><text:p text:style-name="Штамп_5f_центр_5f_11_5f_гост"/></table:table-cell><table:table-cell table:style-name="Таблица142.A1.1.1" office:value-type="string"><text:p text:style-name="Штамп_5f_центр_5f_11_5f_гост"/></table:table-cell><table:table-cell table:style-name="Таблица142.A1.1.1" office:value-type="string"><text:p text:style-name="Штамп_5f_центр_5f_11_5f_гост"/></table:table-cell><table:table-cell table:style-name="Таблица142.A1.1.1" office:value-type="string"><text:p text:style-name="Штамп_5f_центр_5f_11_5f_гост"/></table:table-cell></table:table-row><table:table-row table:style-name="Таблица142.A1.1"><table:table-cell table:style-name="Таблица142.A1.1.2" office:value-type="string"><text:p text:style-name="Штамп_5f_центр_5f_11_5f_гост"/></table:table-cell><table:table-cell table:style-name="Таблица142.A1.1.2" office:value-type="string"><text:p text:style-name="Штамп_5f_центр_5f_11_5f_гост"/></table:table-cell><table:table-cell table:style-name="Таблица142.A1.1.2" office:value-type="string"><text:p text:style-name="Штамп_5f_центр_5f_11_5f_гост"/></table:table-cell><table:table-cell table:style-name="Таблица142.A1.1.2" office:value-type="string"><text:p text:style-name="Штамп_5f_центр_5f_11_5f_гост"/></table:table-cell><table:table-cell table:style-name="Таблица142.A1.1.2" office:value-type="string"><text:p text:style-name="Штамп_5f_центр_5f_11_5f_гост"/></table:table-cell><table:table-cell table:style-name="Таблица142.A1.1.2" office:value-type="string"><text:p text:style-name="Штамп_5f_центр_5f_11_5f_гост"/></table:table-cell></table:table-row><table:table-row table:style-name="Таблица142.A1.1"><table:table-cell table:style-name="Таблица142.A1.1.2" office:value-type="string"><text:p text:style-name="Штамп_5f_центр_5f_11_5f_гост">Изм.</text:p></table:table-cell><table:table-cell table:style-name="Таблица142.A1.1.2" office:value-type="string"><text:p text:style-name="Штамп_5f_центр_5f_11_5f_гост">Кол.уч.</text:p></table:table-cell><table:table-cell table:style-name="Таблица142.A1.1.2" office:value-type="string"><text:p text:style-name="Штамп_5f_центр_5f_11_5f_гост">Лист</text:p></table:table-cell><table:table-cell table:style-name="Таблица142.A1.1.2" office:value-type="string"><text:p text:style-name="Штамп_5f_центр_5f_11_5f_гост">№ док.</text:p></table:table-cell><table:table-cell table:style-name="Таблица142.A1.1.2" office:value-type="string"><text:p text:style-name="Штамп_5f_центр_5f_11_5f_гост">Подп</text:p></table:table-cell><table:table-cell table:style-name="Таблица142.A1.1.2" office:value-type="string"><text:p text:style-name="Штамп_5f_центр_5f_11_5f_гост">Дата</text:p></table:table-cell></table:table-row></table:table></table:table-cell><table:table-cell table:style-name="Таблица142.A1.1.1" office:value-type="string"><text:p text:style-name="Штамп_5f_центр_5f_20_5f_гост"><text:user-field-get text:name="Код_проекта">КИА БУК</text:user-field-get></text:p></table:table-cell><table:table-cell><table:table table:is-sub-table="true"><table:table-column table:style-name="Таблица142.C"/><table:table-row table:style-name="Таблица142.A1.1"><table:table-cell table:style-name="Таблица142.C1.1.1" office:value-type="string"><text:p text:style-name="Штамп_5f_центр_5f_12_5f_гост">Лист</text:p></table:table-cell></table:table-row><table:table-row table:style-name="Таблица142.C1.2"><table:table-cell table:style-name="Таблица142.C1.1.2" office:value-type="string"><text:p text:style-name="Штамп_5f_центр_5f_12_5f_гост"><text:user-field-get text:name="Номер_листа"/><text:page-number text:select-page="current">0</text:page-number></text:p></table:table-cell></table:table-row></table:table></table:table-cell></table:table-row></table:table><text:p text:style-name="Frame_20_contents"/></draw:text-box></draw:frame></text:p>
      </style:footer>
    </style:master-page>
    <style:master-page style:name="A2x2_2c_5_5f_форма3_5f_доп1_5f_согл_5f_табл" style:display-name="A2x2,5_форма3_доп1_согл_табл" style:page-layout-name="Mpm44" style:next-style-name="A2x2_2c_5_5f_форма6_5f_доп1_5f_согл_5f_табл">
      <style:footer>
        <text:p text:style-name="Footer"><draw:frame draw:style-name="Mfr6" draw:name="Врезка146" text:anchor-type="paragraph" svg:x="84.033cm" svg:y="-0.494cm" svg:width="18.5cm" svg:height="5.53cm" draw:z-index="0"><draw:text-box><table:table table:name="Таблица145" table:style-name="Таблица145"><table:table-column table:style-name="Таблица145.A"/><table:table-column table:style-name="Таблица145.B"/><table:table-column table:style-name="Таблица145.C"/><table:table-row><table:table-cell><table:table table:is-sub-table="true"><table:table-column table:style-name="Таблица145.A1.1"/><table:table-column table:style-name="Таблица145.A1.2" table:number-columns-repeated="3"/><table:table-column table:style-name="Таблица145.A1.5"/><table:table-column table:style-name="Таблица145.A1.6"/><table:table-row table:style-name="Таблица145.A1.1"><table:table-cell table:style-name="Таблица145.A1.1.1" office:value-type="string"><text:p text:style-name="Штамп_5f_центр_5f_11_5f_гост"><draw:frame draw:style-name="Mfr1" draw:name="Врезка147" text:anchor-type="paragraph" svg:x="0.82cm" svg:y="50.37cm" svg:width="1.199cm" svg:height="8.53cm" draw:z-index="0"><draw:text-box><table:table table:name="Таблица146" table:style-name="Таблица146"><table:table-column table:style-name="Таблица146.A"/><table:table-column table:style-name="Таблица146.B"/><table:table-row table:style-name="Таблица146.1"><table:table-cell table:style-name="Таблица146.A1" office:value-type="string"><text:p text:style-name="Штамп_5f_центр_5f_12_5f_гост_5f_90град">Взам. инв. №</text:p></table:table-cell><table:table-cell table:style-name="Таблица146.B1" office:value-type="string"><text:p text:style-name="Штамп_5f_центр_5f_12_5f_гост_5f_90град"><text:user-field-get text:name="Взамен_инв_номера"/></text:p></table:table-cell></table:table-row><table:table-row table:style-name="Таблица146.2"><table:table-cell table:style-name="Таблица146.A2" office:value-type="string"><text:p text:style-name="Штамп_5f_центр_5f_12_5f_гост_5f_90град">Подп. и дата</text:p></table:table-cell><table:table-cell table:style-name="Таблица146.B2" office:value-type="string"><text:p text:style-name="Штамп_5f_центр_5f_12_5f_гост_5f_90град"><text:user-field-get text:name="Дата"/> </text:p></table:table-cell></table:table-row><table:table-row table:style-name="Таблица146.1"><table:table-cell table:style-name="Таблица146.A2" office:value-type="string"><text:p text:style-name="Штамп_5f_центр_5f_12_5f_гост_5f_90град">Инв. № подл</text:p></table:table-cell><table:table-cell table:style-name="Таблица146.B3" office:value-type="string"><text:p text:style-name="Штамп_5f_центр_5f_12_5f_гост_5f_90град"><text:user-field-get text:name="Инвентарный_номер"/></text:p></table:table-cell></table:table-row></table:table><text:p text:style-name="MP3"/></draw:text-box></draw:frame><text:user-field-get text:name="Приложений"/></text:p></table:table-cell><table:table-cell table:style-name="Таблица145.A1.1.1" office:value-type="string"><text:p text:style-name="Штамп_5f_центр_5f_11_5f_гост"><text:page-count>6</text:page-count></text:p></table:table-cell><table:table-cell table:style-name="Таблица145.A1.1.1" office:value-type="string"><text:p text:style-name="Штамп_5f_центр_5f_11_5f_гост"/></table:table-cell><table:table-cell table:style-name="Таблица145.A1.1.1" office:value-type="string"><text:p text:style-name="Штамп_5f_центр_5f_11_5f_гост"/></table:table-cell><table:table-cell table:style-name="Таблица145.A1.1.1" office:value-type="string"><text:p text:style-name="Штамп_5f_центр_5f_11_5f_гост"/></table:table-cell><table:table-cell table:style-name="Таблица145.A1.1.1" office:value-type="string"><text:p text:style-name="Штамп_5f_центр_5f_11_5f_гост"/></table:table-cell></table:table-row><table:table-row table:style-name="Таблица145.A1.1"><table:table-cell table:style-name="Таблица145.A1.1.2" office:value-type="string"><text:p text:style-name="Штамп_5f_центр_5f_11_5f_гост"/></table:table-cell><table:table-cell table:style-name="Таблица145.A1.1.2" office:value-type="string"><text:p text:style-name="Штамп_5f_центр_5f_11_5f_гост"/></table:table-cell><table:table-cell table:style-name="Таблица145.A1.1.2" office:value-type="string"><text:p text:style-name="Штамп_5f_центр_5f_11_5f_гост"/></table:table-cell><table:table-cell table:style-name="Таблица145.A1.1.2" office:value-type="string"><text:p text:style-name="Штамп_5f_центр_5f_11_5f_гост"/></table:table-cell><table:table-cell table:style-name="Таблица145.A1.1.2" office:value-type="string"><text:p text:style-name="Штамп_5f_центр_5f_11_5f_гост"/></table:table-cell><table:table-cell table:style-name="Таблица145.A1.1.2" office:value-type="string"><text:p text:style-name="Штамп_5f_центр_5f_11_5f_гост"/></table:table-cell></table:table-row><table:table-row table:style-name="Таблица145.A1.1"><table:table-cell table:style-name="Таблица145.A1.1.2" office:value-type="string"><text:p text:style-name="Штамп_5f_центр_5f_11_5f_гост"/></table:table-cell><table:table-cell table:style-name="Таблица145.A1.1.2" office:value-type="string"><text:p text:style-name="Штамп_5f_центр_5f_11_5f_гост"/></table:table-cell><table:table-cell table:style-name="Таблица145.A1.1.2" office:value-type="string"><text:p text:style-name="Штамп_5f_центр_5f_11_5f_гост"/></table:table-cell><table:table-cell table:style-name="Таблица145.A1.1.2" office:value-type="string"><text:p text:style-name="Штамп_5f_центр_5f_11_5f_гост"/></table:table-cell><table:table-cell table:style-name="Таблица145.A1.1.2" office:value-type="string"><text:p text:style-name="Штамп_5f_центр_5f_11_5f_гост"/></table:table-cell><table:table-cell table:style-name="Таблица145.A1.1.2" office:value-type="string"><text:p text:style-name="Штамп_5f_центр_5f_11_5f_гост"/></table:table-cell></table:table-row><table:table-row table:style-name="Таблица145.A1.1"><table:table-cell table:style-name="Таблица145.A1.1.2" office:value-type="string"><text:p text:style-name="Штамп_5f_центр_5f_11_5f_гост"/></table:table-cell><table:table-cell table:style-name="Таблица145.A1.1.2" office:value-type="string"><text:p text:style-name="Штамп_5f_центр_5f_11_5f_гост"/></table:table-cell><table:table-cell table:style-name="Таблица145.A1.1.2" office:value-type="string"><text:p text:style-name="Штамп_5f_центр_5f_11_5f_гост"/></table:table-cell><table:table-cell table:style-name="Таблица145.A1.1.2" office:value-type="string"><text:p text:style-name="Штамп_5f_центр_5f_11_5f_гост"/></table:table-cell><table:table-cell table:style-name="Таблица145.A1.1.2" office:value-type="string"><text:p text:style-name="Штамп_5f_центр_5f_11_5f_гост"/></table:table-cell><table:table-cell table:style-name="Таблица145.A1.1.2" office:value-type="string"><text:p text:style-name="Штамп_5f_центр_5f_11_5f_гост"/></table:table-cell></table:table-row><table:table-row table:style-name="Таблица145.A1.1"><table:table-cell table:style-name="Таблица145.A1.1.2" office:value-type="string"><text:p text:style-name="Штамп_5f_центр_5f_11_5f_гост">Изм.</text:p></table:table-cell><table:table-cell table:style-name="Таблица145.A1.1.2" office:value-type="string"><text:p text:style-name="Штамп_5f_центр_5f_11_5f_гост">Кол.уч.</text:p></table:table-cell><table:table-cell table:style-name="Таблица145.A1.1.2" office:value-type="string"><text:p text:style-name="Штамп_5f_центр_5f_11_5f_гост">Лист</text:p></table:table-cell><table:table-cell table:style-name="Таблица145.A1.1.2" office:value-type="string"><text:p text:style-name="Штамп_5f_центр_5f_11_5f_гост">№ док.</text:p></table:table-cell><table:table-cell table:style-name="Таблица145.A1.1.2" office:value-type="string"><text:p text:style-name="Штамп_5f_центр_5f_11_5f_гост">Подп</text:p></table:table-cell><table:table-cell table:style-name="Таблица145.A1.1.2" office:value-type="string"><text:p text:style-name="Штамп_5f_центр_5f_11_5f_гост">Дата</text:p></table:table-cell></table:table-row></table:table></table:table-cell><table:table-cell table:number-columns-spanned="2"><table:table table:is-sub-table="true"><table:table-column table:style-name="Таблица145.B1.1"/><table:table-row table:style-name="Таблица145.B1.1"><table:table-cell table:style-name="Таблица145.B1.1.1" office:value-type="string"><text:p text:style-name="Штамп_5f_центр_5f_20_5f_гост"><text:user-field-get text:name="Код_проекта">КИА БУК</text:user-field-get></text:p></table:table-cell></table:table-row><table:table-row table:style-name="Таблица145.B1.2"><table:table-cell table:style-name="Таблица145.B1.1.2" office:value-type="string"><text:p text:style-name="Штамп_5f_центр_5f_20_5f_гост"><text:user-field-get text:name="Название_проекта">Программное обеспечение контрольно-испытательной аппаратуры блока управления каналами.</text:user-field-get></text:p></table:table-cell></table:table-row></table:table></table:table-cell><table:covered-table-cell/></table:table-row><table:table-row><table:table-cell><table:table table:is-sub-table="true"><table:table-column table:style-name="Таблица145.A2.1"/><table:table-column table:style-name="Таблица145.A2.2"/><table:table-column table:style-name="Таблица145.A1.5"/><table:table-column table:style-name="Таблица145.A2.4"/><table:table-row table:style-name="Таблица145.A1.1"><table:table-cell table:style-name="Таблица145.A1.1.2" office:value-type="string"><text:p text:style-name="Штамп_5f_лево_5f_12_5f_гост"><text:s/><text:user-field-get text:name="Должность1"/></text:p></table:table-cell><table:table-cell table:style-name="Таблица145.A1.1.2" office:value-type="string"><text:p text:style-name="Штамп_5f_лево_5f_12_5f_гост"><text:s/><text:user-field-get text:name="Фамилия1"/></text:p></table:table-cell><table:table-cell table:style-name="Таблица145.A1.1.2" office:value-type="string"><text:p text:style-name="Штамп_5f_лево_5f_12_5f_гост"/></table:table-cell><table:table-cell table:style-name="Таблица145.A1.1.2" office:value-type="string"><text:p text:style-name="Штамп_5f_лево_5f_12_5f_гост"/></table:table-cell></table:table-row><table:table-row table:style-name="Таблица145.A1.1"><table:table-cell table:style-name="Таблица145.A1.1.2" office:value-type="string"><text:p text:style-name="Штамп_5f_лево_5f_12_5f_гост"><text:s/><text:user-field-get text:name="Должность2"/></text:p></table:table-cell><table:table-cell table:style-name="Таблица145.A1.1.2" office:value-type="string"><text:p text:style-name="Штамп_5f_лево_5f_12_5f_гост"><text:s/><text:user-field-get text:name="Фамилия2"/></text:p></table:table-cell><table:table-cell table:style-name="Таблица145.A1.1.2" office:value-type="string"><text:p text:style-name="Штамп_5f_лево_5f_12_5f_гост"/></table:table-cell><table:table-cell table:style-name="Таблица145.A1.1.2" office:value-type="string"><text:p text:style-name="Штамп_5f_лево_5f_12_5f_гост"/></table:table-cell></table:table-row><table:table-row table:style-name="Таблица145.A1.1"><table:table-cell table:style-name="Таблица145.A2.1.3" office:value-type="string"><text:p text:style-name="Штамп_5f_лево_5f_12_5f_гост"><text:s/><text:user-field-get text:name="Должность3"/></text:p></table:table-cell><table:table-cell table:style-name="Таблица145.A1.1.2" office:value-type="string"><text:p text:style-name="Штамп_5f_лево_5f_12_5f_гост"><text:s/><text:user-field-get text:name="Фамилия3"/></text:p></table:table-cell><table:table-cell table:style-name="Таблица145.A1.1.2" office:value-type="string"><text:p text:style-name="Штамп_5f_лево_5f_12_5f_гост"/></table:table-cell><table:table-cell table:style-name="Таблица145.A1.1.2" office:value-type="string"><text:p text:style-name="Штамп_5f_лево_5f_12_5f_гост"/></table:table-cell></table:table-row><table:table-row table:style-name="Таблица145.A1.1"><table:table-cell table:style-name="Таблица145.A1.1.2" office:value-type="string"><text:p text:style-name="Штамп_5f_лево_5f_12_5f_гост"><text:s/><text:user-field-get text:name="Должность4"/></text:p></table:table-cell><table:table-cell table:style-name="Таблица145.A1.1.2" office:value-type="string"><text:p text:style-name="Штамп_5f_лево_5f_12_5f_гост"><text:s/><text:user-field-get text:name="Фамилия4"/></text:p></table:table-cell><table:table-cell table:style-name="Таблица145.A1.1.2" office:value-type="string"><text:p text:style-name="Штамп_5f_лево_5f_12_5f_гост"/></table:table-cell><table:table-cell table:style-name="Таблица145.A1.1.2" office:value-type="string"><text:p text:style-name="Штамп_5f_лево_5f_12_5f_гост"/></table:table-cell></table:table-row><table:table-row table:style-name="Таблица145.A1.1"><table:table-cell><table:table table:is-sub-table="true"><table:table-column table:style-name="Таблица145.A2.1"/><table:table-row table:style-name="Таблица145.A1.1"><table:table-cell table:style-name="Таблица145.A1.1.2" office:value-type="string"><text:p text:style-name="Штамп_5f_лево_5f_12_5f_гост"><text:s/><text:user-field-get text:name="Должность5"/></text:p></table:table-cell></table:table-row><table:table-row table:style-name="Таблица145.A1.1"><table:table-cell table:style-name="Таблица145.A1.1.2" office:value-type="string"><text:p text:style-name="Штамп_5f_лево_5f_12_5f_гост"><text:s/><text:user-field-get text:name="Должность6"/></text:p></table:table-cell></table:table-row></table:table></table:table-cell><table:table-cell><table:table table:is-sub-table="true"><table:table-column table:style-name="Таблица145.A2.2"/><table:table-row table:style-name="Таблица145.A1.1"><table:table-cell table:style-name="Таблица145.A1.1.2" office:value-type="string"><text:p text:style-name="Штамп_5f_лево_5f_12_5f_гост"><text:s/><text:user-field-get text:name="Фамилия5"/></text:p></table:table-cell></table:table-row><table:table-row table:style-name="Таблица145.A1.1"><table:table-cell table:style-name="Таблица145.A1.1.2" office:value-type="string"><text:p text:style-name="Штамп_5f_лево_5f_12_5f_гост"><text:s/><text:user-field-get text:name="Фамилия6"/></text:p></table:table-cell></table:table-row></table:table></table:table-cell><table:table-cell><table:table table:is-sub-table="true"><table:table-column table:style-name="Таблица145.A1.5"/><table:table-row table:style-name="Таблица145.A1.1"><table:table-cell table:style-name="Таблица145.A1.1.2" office:value-type="string"><text:p text:style-name="Штамп_5f_лево_5f_12_5f_гост"/></table:table-cell></table:table-row><table:table-row table:style-name="Таблица145.A1.1"><table:table-cell table:style-name="Таблица145.A1.1.2" office:value-type="string"><text:p text:style-name="Штамп_5f_лево_5f_12_5f_гост"/></table:table-cell></table:table-row></table:table></table:table-cell><table:table-cell><table:table table:is-sub-table="true"><table:table-column table:style-name="Таблица145.A2.4"/><table:table-row table:style-name="Таблица145.A1.1"><table:table-cell table:style-name="Таблица145.A1.1.2" office:value-type="string"><text:p text:style-name="Штамп_5f_лево_5f_12_5f_гост"/></table:table-cell></table:table-row><table:table-row table:style-name="Таблица145.A1.1"><table:table-cell table:style-name="Таблица145.A1.1.2" office:value-type="string"><text:p text:style-name="Штамп_5f_лево_5f_12_5f_гост"/></table:table-cell></table:table-row></table:table></table:table-cell></table:table-row></table:table></table:table-cell><table:table-cell><table:table table:is-sub-table="true"><table:table-column table:style-name="Таблица145.B"/><table:table-row table:style-name="Таблица145.B1.2"><table:table-cell table:style-name="Таблица145.A1.1.1" office:value-type="string"><text:p text:style-name="Штамп_5f_центр_5f_16_5f_гост"><text:user-field-get text:name="Рамка_доп1"/></text:p></table:table-cell></table:table-row><table:table-row table:style-name="Таблица145.B1.2"><table:table-cell table:style-name="Таблица145.A1.1.2" office:value-type="string"><text:p text:style-name="Штамп_5f_центр_5f_16_5f_гост"><text:user-field-get text:name="Рамка_доп2"/></text:p></table:table-cell></table:table-row></table:table></table:table-cell><table:table-cell><table:table table:is-sub-table="true"><table:table-column table:style-name="Таблица145.A1.5"/><table:table-column table:style-name="Таблица145.C2.2"/><table:table-column table:style-name="Таблица145.C2.3"/><table:table-row table:style-name="Таблица145.A1.1"><table:table-cell table:style-name="Таблица145.A1.1.1" office:value-type="string"><text:p text:style-name="Штамп_5f_центр_5f_11_5f_гост">Стадия</text:p></table:table-cell><table:table-cell table:style-name="Таблица145.A1.1.1" office:value-type="string"><text:p text:style-name="Штамп_5f_центр_5f_11_5f_гост">Лист</text:p></table:table-cell><table:table-cell table:style-name="Таблица145.B1.1.1" office:value-type="string"><text:p text:style-name="Штамп_5f_центр_5f_11_5f_гост">Листов</text:p></table:table-cell></table:table-row><table:table-row table:style-name="Таблица145.B1.1"><table:table-cell table:style-name="Таблица145.A1.1.2" office:value-type="string"><text:p text:style-name="Штамп_5f_центр_5f_12_5f_гост"><text:user-field-get text:name="Стадия">Р</text:user-field-get></text:p></table:table-cell><table:table-cell table:style-name="Таблица145.A1.1.2" office:value-type="string"><text:p text:style-name="Штамп_5f_центр_5f_12_5f_гост"><text:user-field-get text:name="Номер_листа"/><text:page-number text:select-page="current">0</text:page-number></text:p></table:table-cell><table:table-cell table:style-name="Таблица145.C2.3.2" table:formula="ooow:&lt;A1.1.1&gt;+&lt;A1.2.1&gt;" office:value-type="float" office:value="6"><text:p text:style-name="Штамп_5f_центр_5f_12_5f_гост">6</text:p></table:table-cell></table:table-row><table:table-row table:style-name="Таблица145.B1.2"><table:table-cell table:style-name="Таблица145.B1.1.2" table:number-columns-spanned="3" office:value-type="string"><text:p text:style-name="Штамп_5f_центр_5f_12_5f_гост"><text:user-field-get text:name="Организация1строка">ИКИ РАН</text:user-field-get></text:p><text:p text:style-name="Штамп_5f_центр_5f_12_5f_гост"><text:user-field-get text:name="Организация2строка">г. Москва</text:user-field-get></text:p><text:p text:style-name="Штамп_5f_центр_5f_12_5f_гост"><text:user-field-get text:name="Организация3строка">2014 г. </text:user-field-get></text:p></table:table-cell><table:covered-table-cell/><table:covered-table-cell/></table:table-row></table:table></table:table-cell></table:table-row></table:table><text:p text:style-name="Frame_20_contents"/></draw:text-box></draw:frame>­</text:p>
      </style:footer>
    </style:master-page>
    <style:master-page style:name="A2x2_2c_5_5f_форма5_5f_доп1_5f_согл_5f_табл" style:display-name="A2x2,5_форма5_доп1_согл_табл" style:page-layout-name="Mpm45" style:next-style-name="A2x2_2c_5_5f_форма6_5f_доп1_5f_согл_5f_табл">
      <style:footer>
        <text:p text:style-name="Footer"><draw:frame draw:style-name="Mfr6" draw:name="Врезка148" text:anchor-type="paragraph" svg:x="84.049cm" svg:y="-0.49cm" svg:width="18.5cm" svg:height="4.03cm" draw:z-index="0"><draw:text-box><table:table table:name="Таблица147" table:style-name="Таблица147"><table:table-column table:style-name="Таблица147.A"/><table:table-column table:style-name="Таблица147.B"/><table:table-column table:style-name="Таблица147.C"/><table:table-row><table:table-cell><table:table table:is-sub-table="true"><table:table-column table:style-name="Таблица147.A1.1"/><table:table-column table:style-name="Таблица147.A1.2" table:number-columns-repeated="3"/><table:table-column table:style-name="Таблица147.A1.5"/><table:table-column table:style-name="Таблица147.A1.6"/><table:table-row table:style-name="Таблица147.A1.1"><table:table-cell table:style-name="Таблица147.A1.1.1" office:value-type="string"><text:p text:style-name="MP4"><draw:frame draw:style-name="Mfr1" draw:name="Врезка149" text:anchor-type="paragraph" svg:x="0.82cm" svg:y="50.37cm" svg:width="1.199cm" svg:height="8.53cm" draw:z-index="0"><draw:text-box><table:table table:name="Таблица148" table:style-name="Таблица148"><table:table-column table:style-name="Таблица148.A"/><table:table-column table:style-name="Таблица148.B"/><table:table-row table:style-name="Таблица148.1"><table:table-cell table:style-name="Таблица148.A1" office:value-type="string"><text:p text:style-name="Штамп_5f_центр_5f_12_5f_гост_5f_90град">Взам. инв. №</text:p></table:table-cell><table:table-cell table:style-name="Таблица148.B1" office:value-type="string"><text:p text:style-name="Штамп_5f_центр_5f_12_5f_гост_5f_90град"><text:user-field-get text:name="Взамен_инв_номера"/></text:p></table:table-cell></table:table-row><table:table-row table:style-name="Таблица148.2"><table:table-cell table:style-name="Таблица148.A2" office:value-type="string"><text:p text:style-name="Штамп_5f_центр_5f_12_5f_гост_5f_90град">Подп. и дата</text:p></table:table-cell><table:table-cell table:style-name="Таблица148.B2" office:value-type="string"><text:p text:style-name="Штамп_5f_центр_5f_12_5f_гост_5f_90град"><text:user-field-get text:name="Дата"/> </text:p></table:table-cell></table:table-row><table:table-row table:style-name="Таблица148.1"><table:table-cell table:style-name="Таблица148.A2" office:value-type="string"><text:p text:style-name="Штамп_5f_центр_5f_12_5f_гост_5f_90град">Инв. № подл</text:p></table:table-cell><table:table-cell table:style-name="Таблица148.B3" office:value-type="string"><text:p text:style-name="Штамп_5f_центр_5f_12_5f_гост_5f_90град"><text:user-field-get text:name="Инвентарный_номер"/></text:p></table:table-cell></table:table-row></table:table><text:p text:style-name="MP3"/></draw:text-box></draw:frame><text:user-field-get text:name="Приложений"/></text:p></table:table-cell><table:table-cell table:style-name="Таблица147.A1.1.1" office:value-type="string"><text:p text:style-name="MP4"><text:page-count>6</text:page-count></text:p></table:table-cell><table:table-cell table:style-name="Таблица147.A1.1.1" office:value-type="string"><text:p text:style-name="Штамп_5f_центр_5f_11_5f_гост"/></table:table-cell><table:table-cell table:style-name="Таблица147.A1.1.1" office:value-type="string"><text:p text:style-name="Штамп_5f_центр_5f_11_5f_гост"/></table:table-cell><table:table-cell table:style-name="Таблица147.A1.1.1" office:value-type="string"><text:p text:style-name="Штамп_5f_центр_5f_11_5f_гост"/></table:table-cell><table:table-cell table:style-name="Таблица147.A1.1.1" office:value-type="string"><text:p text:style-name="Штамп_5f_центр_5f_11_5f_гост"/></table:table-cell></table:table-row><table:table-row table:style-name="Таблица147.A1.1"><table:table-cell table:style-name="Таблица147.A1.1.2" office:value-type="string"><text:p text:style-name="Штамп_5f_центр_5f_11_5f_гост"/></table:table-cell><table:table-cell table:style-name="Таблица147.A1.1.2" office:value-type="string"><text:p text:style-name="Штамп_5f_центр_5f_11_5f_гост"/></table:table-cell><table:table-cell table:style-name="Таблица147.A1.1.2" office:value-type="string"><text:p text:style-name="Штамп_5f_центр_5f_11_5f_гост"/></table:table-cell><table:table-cell table:style-name="Таблица147.A1.1.2" office:value-type="string"><text:p text:style-name="Штамп_5f_центр_5f_11_5f_гост"/></table:table-cell><table:table-cell table:style-name="Таблица147.A1.1.2" office:value-type="string"><text:p text:style-name="Штамп_5f_центр_5f_11_5f_гост"/></table:table-cell><table:table-cell table:style-name="Таблица147.A1.1.2" office:value-type="string"><text:p text:style-name="Штамп_5f_центр_5f_11_5f_гост"/></table:table-cell></table:table-row><table:table-row table:style-name="Таблица147.A1.1"><table:table-cell table:style-name="Таблица147.A1.1.2" office:value-type="string"><text:p text:style-name="Штамп_5f_центр_5f_11_5f_гост">Изм.</text:p></table:table-cell><table:table-cell table:style-name="Таблица147.A1.1.2" office:value-type="string"><text:p text:style-name="Штамп_5f_центр_5f_11_5f_гост">Кол.уч.</text:p></table:table-cell><table:table-cell table:style-name="Таблица147.A1.1.2" office:value-type="string"><text:p text:style-name="Штамп_5f_центр_5f_11_5f_гост">Лист</text:p></table:table-cell><table:table-cell table:style-name="Таблица147.A1.1.2" office:value-type="string"><text:p text:style-name="Штамп_5f_центр_5f_11_5f_гост">№ док.</text:p></table:table-cell><table:table-cell table:style-name="Таблица147.A1.1.2" office:value-type="string"><text:p text:style-name="Штамп_5f_центр_5f_11_5f_гост">Подп</text:p></table:table-cell><table:table-cell table:style-name="Таблица147.A1.1.2" office:value-type="string"><text:p text:style-name="Штамп_5f_центр_5f_11_5f_гост">Дата</text:p></table:table-cell></table:table-row></table:table></table:table-cell><table:table-cell table:style-name="Таблица147.B1" table:number-columns-spanned="2" office:value-type="string"><text:p text:style-name="Штамп_5f_центр_5f_20_5f_гост"><text:user-field-get text:name="Код_проекта">КИА БУК</text:user-field-get></text:p></table:table-cell><table:covered-table-cell/></table:table-row><table:table-row><table:table-cell><table:table table:is-sub-table="true"><table:table-column table:style-name="Таблица147.A2.1"/><table:table-column table:style-name="Таблица147.A2.2"/><table:table-column table:style-name="Таблица147.A1.5"/><table:table-column table:style-name="Таблица147.A2.4"/><table:table-row table:style-name="Таблица147.A1.1"><table:table-cell table:style-name="Таблица147.A1.1.2" office:value-type="string"><text:p text:style-name="Штамп_5f_лево_5f_12_5f_гост"><text:s/><text:user-field-get text:name="Должность1"/></text:p></table:table-cell><table:table-cell table:style-name="Таблица147.A1.1.2" office:value-type="string"><text:p text:style-name="Штамп_5f_лево_5f_12_5f_гост"><text:s/><text:user-field-get text:name="Фамилия1"/></text:p></table:table-cell><table:table-cell table:style-name="Таблица147.A1.1.2" office:value-type="string"><text:p text:style-name="Штамп_5f_лево_5f_12_5f_гост"/></table:table-cell><table:table-cell table:style-name="Таблица147.A1.1.2" office:value-type="string"><text:p text:style-name="Штамп_5f_лево_5f_12_5f_гост"/></table:table-cell></table:table-row><table:table-row table:style-name="Таблица147.A1.1"><table:table-cell table:style-name="Таблица147.A1.1.2" office:value-type="string"><text:p text:style-name="Штамп_5f_лево_5f_12_5f_гост"><text:s/><text:user-field-get text:name="Должность2"/></text:p></table:table-cell><table:table-cell table:style-name="Таблица147.A1.1.2" office:value-type="string"><text:p text:style-name="Штамп_5f_лево_5f_12_5f_гост"><text:s/><text:user-field-get text:name="Фамилия2"/></text:p></table:table-cell><table:table-cell table:style-name="Таблица147.A1.1.2" office:value-type="string"><text:p text:style-name="Штамп_5f_лево_5f_12_5f_гост"/></table:table-cell><table:table-cell table:style-name="Таблица147.A1.1.2" office:value-type="string"><text:p text:style-name="Штамп_5f_лево_5f_12_5f_гост"/></table:table-cell></table:table-row><table:table-row table:style-name="Таблица147.A1.1"><table:table-cell table:style-name="Таблица147.A2.1.3" office:value-type="string"><text:p text:style-name="Штамп_5f_лево_5f_12_5f_гост"><text:s/><text:user-field-get text:name="Должность3"/></text:p></table:table-cell><table:table-cell table:style-name="Таблица147.A1.1.2" office:value-type="string"><text:p text:style-name="Штамп_5f_лево_5f_12_5f_гост"><text:s/><text:user-field-get text:name="Фамилия3"/></text:p></table:table-cell><table:table-cell table:style-name="Таблица147.A1.1.2" office:value-type="string"><text:p text:style-name="Штамп_5f_лево_5f_12_5f_гост"/></table:table-cell><table:table-cell table:style-name="Таблица147.A1.1.2" office:value-type="string"><text:p text:style-name="Штамп_5f_лево_5f_12_5f_гост"/></table:table-cell></table:table-row><table:table-row table:style-name="Таблица147.A1.1"><table:table-cell table:style-name="Таблица147.A1.1.2" office:value-type="string"><text:p text:style-name="Штамп_5f_лево_5f_12_5f_гост"><text:s/><text:user-field-get text:name="Должность4"/></text:p></table:table-cell><table:table-cell table:style-name="Таблица147.A1.1.2" office:value-type="string"><text:p text:style-name="Штамп_5f_лево_5f_12_5f_гост"><text:s/><text:user-field-get text:name="Фамилия4"/></text:p></table:table-cell><table:table-cell table:style-name="Таблица147.A1.1.2" office:value-type="string"><text:p text:style-name="Штамп_5f_лево_5f_12_5f_гост"/></table:table-cell><table:table-cell table:style-name="Таблица147.A1.1.2" office:value-type="string"><text:p text:style-name="Штамп_5f_лево_5f_12_5f_гост"/></table:table-cell></table:table-row><table:table-row table:style-name="Таблица147.A1.1"><table:table-cell table:style-name="Таблица147.A1.1.2" office:value-type="string"><text:p text:style-name="Штамп_5f_лево_5f_12_5f_гост"><draw:frame draw:style-name="Mfr3" draw:name="Врезка150" text:anchor-type="paragraph" svg:x="0.011cm" svg:y="43.891cm" svg:width="2cm" svg:height="6.5cm" draw:z-index="0"><draw:text-box><table:table table:name="Таблица149" table:style-name="Таблица149"><table:table-column table:style-name="Таблица149.A"/><table:table-column table:style-name="Таблица149.B"/><table:table-row table:style-name="Таблица149.1"><table:table-cell table:style-name="Таблица149.A1" office:value-type="string"><text:p text:style-name="Штамп_5f_центр_5f_12_5f_гост_5f_90град">Согласовано</text:p></table:table-cell><table:table-cell><table:table table:is-sub-table="true"><table:table-column table:style-name="Таблица149.B1.1" table:number-columns-repeated="3"/><table:table-row table:style-name="Таблица149.B1.1"><table:table-cell table:style-name="Таблица149.B1.2.1" office:value-type="string"><text:p text:style-name="Штамп_5f_центр_5f_12_5f_гост_5f_90град"/></table:table-cell><table:table-cell table:style-name="Таблица149.B1.2.1" office:value-type="string"><text:p text:style-name="Штамп_5f_центр_5f_12_5f_гост_5f_90град"/></table:table-cell><table:table-cell table:style-name="Таблица149.B1.3.1" office:value-type="string"><text:p text:style-name="Штамп_5f_центр_5f_12_5f_гост_5f_90град"/></table:table-cell></table:table-row><table:table-row table:style-name="Таблица149.B1.2"><table:table-cell table:style-name="Таблица149.B1.2.4" office:value-type="string"><text:p text:style-name="Штамп_5f_центр_5f_12_5f_гост_5f_90град"/></table:table-cell><table:table-cell table:style-name="Таблица149.B1.2.4" office:value-type="string"><text:p text:style-name="Штамп_5f_центр_5f_12_5f_гост_5f_90град"/></table:table-cell><table:table-cell table:style-name="Таблица149.B1.3.4" office:value-type="string"><text:p text:style-name="Штамп_5f_центр_5f_12_5f_гост_5f_90град"/></table:table-cell></table:table-row><table:table-row table:style-name="Таблица149.B1.3"><table:table-cell table:style-name="Таблица149.B1.2.4" office:value-type="string"><text:p text:style-name="Штамп_5f_центр_5f_12_5f_гост_5f_90град"/></table:table-cell><table:table-cell table:style-name="Таблица149.B1.2.4" office:value-type="string"><text:p text:style-name="Штамп_5f_центр_5f_12_5f_гост_5f_90град"/></table:table-cell><table:table-cell table:style-name="Таблица149.B1.3.4" office:value-type="string"><text:p text:style-name="Штамп_5f_центр_5f_12_5f_гост_5f_90град"/></table:table-cell></table:table-row><table:table-row table:style-name="Таблица149.B1.3"><table:table-cell table:style-name="Таблица149.B1.2.4" office:value-type="string"><text:p text:style-name="Штамп_5f_центр_5f_12_5f_гост_5f_90град"/></table:table-cell><table:table-cell table:style-name="Таблица149.B1.2.4" office:value-type="string"><text:p text:style-name="Штамп_5f_центр_5f_12_5f_гост_5f_90град"/></table:table-cell><table:table-cell table:style-name="Таблица149.B1.3.4" office:value-type="string"><text:p text:style-name="Штамп_5f_центр_5f_12_5f_гост_5f_90град"/></table:table-cell></table:table-row></table:table></table:table-cell></table:table-row></table:table><text:p text:style-name="Frame_20_contents"/></draw:text-box></draw:frame> <text:user-field-get text:name="Должность5"/></text:p></table:table-cell><table:table-cell table:style-name="Таблица147.A1.1.2" office:value-type="string"><text:p text:style-name="Штамп_5f_лево_5f_12_5f_гост"><text:s/><text:user-field-get text:name="Фамилия5"/></text:p></table:table-cell><table:table-cell table:style-name="Таблица147.A1.1.2" office:value-type="string"><text:p text:style-name="Штамп_5f_лево_5f_12_5f_гост"/></table:table-cell><table:table-cell table:style-name="Таблица147.A1.1.2" office:value-type="string"><text:p text:style-name="Штамп_5f_лево_5f_12_5f_гост"/></table:table-cell></table:table-row></table:table></table:table-cell><table:table-cell table:style-name="Таблица147.A1.1.1" office:value-type="string"><text:p text:style-name="Штамп_5f_центр_5f_16_5f_гост"><text:user-field-get text:name="Рамка_доп1"/></text:p></table:table-cell><table:table-cell><table:table table:is-sub-table="true"><table:table-column table:style-name="Таблица147.A1.5"/><table:table-column table:style-name="Таблица147.C2.2"/><table:table-column table:style-name="Таблица147.C2.3"/><table:table-row table:style-name="Таблица147.A1.1"><table:table-cell table:style-name="Таблица147.A1.1.1" office:value-type="string"><text:p text:style-name="Штамп_5f_центр_5f_11_5f_гост">Стадия</text:p></table:table-cell><table:table-cell table:style-name="Таблица147.A1.1.1" office:value-type="string"><text:p text:style-name="Штамп_5f_центр_5f_11_5f_гост">Лист</text:p></table:table-cell><table:table-cell table:style-name="Таблица147.B1" office:value-type="string"><text:p text:style-name="Штамп_5f_центр_5f_11_5f_гост">Листов</text:p></table:table-cell></table:table-row><table:table-row table:style-name="Таблица147.A1.1"><table:table-cell table:style-name="Таблица147.A1.1.2" office:value-type="string"><text:p text:style-name="Штамп_5f_центр_5f_12_5f_гост"><text:user-field-get text:name="Стадия">Р</text:user-field-get></text:p></table:table-cell><table:table-cell table:style-name="Таблица147.A1.1.2" office:value-type="string"><text:p text:style-name="Штамп_5f_центр_5f_12_5f_гост"><text:user-field-get text:name="Номер_листа"/><text:page-number text:select-page="current">0</text:page-number></text:p></table:table-cell><table:table-cell table:style-name="Таблица147.C2.3.2" table:formula="ooow:&lt;A1.1.1&gt;+&lt;A1.2.1&gt;" office:value-type="float" office:value="6"><text:p text:style-name="Штамп_5f_центр_5f_12_5f_гост">6</text:p></table:table-cell></table:table-row><table:table-row table:style-name="Таблица147.C2.3"><table:table-cell table:style-name="Таблица147.C2.1.3" table:number-columns-spanned="3" office:value-type="string"><text:p text:style-name="Штамп_5f_центр_5f_12_5f_гост"><text:user-field-get text:name="Организация1строка">ИКИ РАН</text:user-field-get></text:p><text:p text:style-name="Штамп_5f_центр_5f_12_5f_гост"><text:user-field-get text:name="Организация2строка">г. Москва</text:user-field-get></text:p><text:p text:style-name="Штамп_5f_центр_5f_12_5f_гост"><text:user-field-get text:name="Организация3строка">2014 г. </text:user-field-get></text:p></table:table-cell><table:covered-table-cell/><table:covered-table-cell/></table:table-row></table:table></table:table-cell></table:table-row></table:table><text:p text:style-name="Frame_20_contents"/></draw:text-box></draw:frame></text:p>
      </style:footer>
    </style:master-page>
    <style:master-page style:name="A4_5f_форма6_5f_доп1_5f_оглавл" style:display-name="A4_форма6_доп1_оглавл" style:page-layout-name="Mpm46">
      <style:header>
        <text:p text:style-name="ПЗ_5f_текст"><draw:frame draw:style-name="Mfr9" draw:name="Врезка156" text:anchor-type="paragraph" svg:x="-0.499cm" svg:y="-0.55cm" svg:width="18.5cm" draw:z-index="0"><draw:text-box fo:min-height="15.371cm"><table:table table:name="Таблица155" table:style-name="Таблица155"><table:table-column table:style-name="Таблица155.A"/><table:table-column table:style-name="Таблица155.B"/><table:table-column table:style-name="Таблица155.C"/><table:table-header-rows><table:table-row table:style-name="Таблица155.1"><table:table-cell table:style-name="Таблица155.A1" office:value-type="string"><text:p text:style-name="MP15">Лист</text:p></table:table-cell><table:table-cell table:style-name="Таблица155.A1" office:value-type="string"><text:p text:style-name="MP15">Наименование</text:p></table:table-cell><table:table-cell table:style-name="Таблица155.C1" office:value-type="string"><text:p text:style-name="MP15">Примечание</text:p></table:table-cell></table:table-row></table:table-header-rows><table:table-row table:style-name="Таблица155.2"><table:table-cell table:style-name="Таблица155.A32" office:value-type="string"><text:p text:style-name="MP16"/></table:table-cell><table:table-cell table:style-name="Таблица155.B32" office:value-type="string"><text:p text:style-name="MP16"/></table:table-cell><table:table-cell table:style-name="Таблица155.C32" office:value-type="string"><text:p text:style-name="MP16"/></table:table-cell></table:table-row><table:table-row table:style-name="Таблица155.2"><table:table-cell table:style-name="Таблица155.A32" office:value-type="string"><text:p text:style-name="MP16"/></table:table-cell><table:table-cell table:style-name="Таблица155.B32" office:value-type="string"><text:p text:style-name="MP16"/></table:table-cell><table:table-cell table:style-name="Таблица155.C32" office:value-type="string"><text:p text:style-name="MP16"/></table:table-cell></table:table-row><table:table-row table:style-name="Таблица155.2"><table:table-cell table:style-name="Таблица155.A32" office:value-type="string"><text:p text:style-name="MP16"/></table:table-cell><table:table-cell table:style-name="Таблица155.B32" office:value-type="string"><text:p text:style-name="MP16"/></table:table-cell><table:table-cell table:style-name="Таблица155.C32" office:value-type="string"><text:p text:style-name="MP16"/></table:table-cell></table:table-row><table:table-row table:style-name="Таблица155.2"><table:table-cell table:style-name="Таблица155.A32" office:value-type="string"><text:p text:style-name="MP16"/></table:table-cell><table:table-cell table:style-name="Таблица155.B32" office:value-type="string"><text:p text:style-name="MP16"/></table:table-cell><table:table-cell table:style-name="Таблица155.C32" office:value-type="string"><text:p text:style-name="MP16"/></table:table-cell></table:table-row><table:table-row table:style-name="Таблица155.2"><table:table-cell table:style-name="Таблица155.A32" office:value-type="string"><text:p text:style-name="MP16"/></table:table-cell><table:table-cell table:style-name="Таблица155.B32" office:value-type="string"><text:p text:style-name="MP16"/></table:table-cell><table:table-cell table:style-name="Таблица155.C32" office:value-type="string"><text:p text:style-name="MP16"/></table:table-cell></table:table-row><table:table-row table:style-name="Таблица155.2"><table:table-cell table:style-name="Таблица155.A32" office:value-type="string"><text:p text:style-name="MP16"/></table:table-cell><table:table-cell table:style-name="Таблица155.B32" office:value-type="string"><text:p text:style-name="MP16"/></table:table-cell><table:table-cell table:style-name="Таблица155.C32" office:value-type="string"><text:p text:style-name="MP16"/></table:table-cell></table:table-row><table:table-row table:style-name="Таблица155.2"><table:table-cell table:style-name="Таблица155.A32" office:value-type="string"><text:p text:style-name="MP16"/></table:table-cell><table:table-cell table:style-name="Таблица155.B32" office:value-type="string"><text:p text:style-name="MP16"/></table:table-cell><table:table-cell table:style-name="Таблица155.C32" office:value-type="string"><text:p text:style-name="MP16"/></table:table-cell></table:table-row><table:table-row table:style-name="Таблица155.2"><table:table-cell table:style-name="Таблица155.A32" office:value-type="string"><text:p text:style-name="MP16"/></table:table-cell><table:table-cell table:style-name="Таблица155.B32" office:value-type="string"><text:p text:style-name="MP16"/></table:table-cell><table:table-cell table:style-name="Таблица155.C32" office:value-type="string"><text:p text:style-name="MP16"/></table:table-cell></table:table-row><table:table-row table:style-name="Таблица155.2"><table:table-cell table:style-name="Таблица155.A32" office:value-type="string"><text:p text:style-name="MP16"/></table:table-cell><table:table-cell table:style-name="Таблица155.B32" office:value-type="string"><text:p text:style-name="MP16"/></table:table-cell><table:table-cell table:style-name="Таблица155.C32" office:value-type="string"><text:p text:style-name="MP16"/></table:table-cell></table:table-row><table:table-row table:style-name="Таблица155.2"><table:table-cell table:style-name="Таблица155.A32" office:value-type="string"><text:p text:style-name="MP16"/></table:table-cell><table:table-cell table:style-name="Таблица155.B32" office:value-type="string"><text:p text:style-name="MP16"/></table:table-cell><table:table-cell table:style-name="Таблица155.C32" office:value-type="string"><text:p text:style-name="MP16"/></table:table-cell></table:table-row><table:table-row table:style-name="Таблица155.2"><table:table-cell table:style-name="Таблица155.A32" office:value-type="string"><text:p text:style-name="MP16"/></table:table-cell><table:table-cell table:style-name="Таблица155.B32" office:value-type="string"><text:p text:style-name="MP16"/></table:table-cell><table:table-cell table:style-name="Таблица155.C32" office:value-type="string"><text:p text:style-name="MP16"/></table:table-cell></table:table-row><table:table-row table:style-name="Таблица155.2"><table:table-cell table:style-name="Таблица155.A32" office:value-type="string"><text:p text:style-name="MP16"/></table:table-cell><table:table-cell table:style-name="Таблица155.B32" office:value-type="string"><text:p text:style-name="MP16"/></table:table-cell><table:table-cell table:style-name="Таблица155.C32" office:value-type="string"><text:p text:style-name="MP16"/></table:table-cell></table:table-row><table:table-row table:style-name="Таблица155.2"><table:table-cell table:style-name="Таблица155.A32" office:value-type="string"><text:p text:style-name="MP16"/></table:table-cell><table:table-cell table:style-name="Таблица155.B32" office:value-type="string"><text:p text:style-name="MP16"/></table:table-cell><table:table-cell table:style-name="Таблица155.C32" office:value-type="string"><text:p text:style-name="MP16"/></table:table-cell></table:table-row><table:table-row table:style-name="Таблица155.2"><table:table-cell table:style-name="Таблица155.A32" office:value-type="string"><text:p text:style-name="MP16"/></table:table-cell><table:table-cell table:style-name="Таблица155.B32" office:value-type="string"><text:p text:style-name="MP16"/></table:table-cell><table:table-cell table:style-name="Таблица155.C32" office:value-type="string"><text:p text:style-name="MP16"/></table:table-cell></table:table-row><table:table-row table:style-name="Таблица155.2"><table:table-cell table:style-name="Таблица155.A32" office:value-type="string"><text:p text:style-name="MP16"/></table:table-cell><table:table-cell table:style-name="Таблица155.B32" office:value-type="string"><text:p text:style-name="MP16"/></table:table-cell><table:table-cell table:style-name="Таблица155.C32" office:value-type="string"><text:p text:style-name="MP16"/></table:table-cell></table:table-row><table:table-row table:style-name="Таблица155.2"><table:table-cell table:style-name="Таблица155.A32" office:value-type="string"><text:p text:style-name="MP16"/></table:table-cell><table:table-cell table:style-name="Таблица155.B32" office:value-type="string"><text:p text:style-name="MP16"/></table:table-cell><table:table-cell table:style-name="Таблица155.C32" office:value-type="string"><text:p text:style-name="MP16"/></table:table-cell></table:table-row><table:table-row table:style-name="Таблица155.2"><table:table-cell table:style-name="Таблица155.A32" office:value-type="string"><text:p text:style-name="MP16"/></table:table-cell><table:table-cell table:style-name="Таблица155.B32" office:value-type="string"><text:p text:style-name="MP16"/></table:table-cell><table:table-cell table:style-name="Таблица155.C32" office:value-type="string"><text:p text:style-name="MP16"/></table:table-cell></table:table-row><table:table-row table:style-name="Таблица155.2"><table:table-cell table:style-name="Таблица155.A32" office:value-type="string"><text:p text:style-name="MP16"/></table:table-cell><table:table-cell table:style-name="Таблица155.B32" office:value-type="string"><text:p text:style-name="MP16"/></table:table-cell><table:table-cell table:style-name="Таблица155.C32" office:value-type="string"><text:p text:style-name="MP16"/></table:table-cell></table:table-row><table:table-row table:style-name="Таблица155.2"><table:table-cell table:style-name="Таблица155.A32" office:value-type="string"><text:p text:style-name="MP16"/></table:table-cell><table:table-cell table:style-name="Таблица155.B32" office:value-type="string"><text:p text:style-name="MP16"/></table:table-cell><table:table-cell table:style-name="Таблица155.C32" office:value-type="string"><text:p text:style-name="MP16"/></table:table-cell></table:table-row><table:table-row table:style-name="Таблица155.2"><table:table-cell table:style-name="Таблица155.A32" office:value-type="string"><text:p text:style-name="MP16"/></table:table-cell><table:table-cell table:style-name="Таблица155.B32" office:value-type="string"><text:p text:style-name="MP16"/></table:table-cell><table:table-cell table:style-name="Таблица155.C32" office:value-type="string"><text:p text:style-name="MP16"/></table:table-cell></table:table-row><table:table-row table:style-name="Таблица155.2"><table:table-cell table:style-name="Таблица155.A32" office:value-type="string"><text:p text:style-name="MP16"/></table:table-cell><table:table-cell table:style-name="Таблица155.B32" office:value-type="string"><text:p text:style-name="MP16"/></table:table-cell><table:table-cell table:style-name="Таблица155.C32" office:value-type="string"><text:p text:style-name="MP16"/></table:table-cell></table:table-row><table:table-row table:style-name="Таблица155.2"><table:table-cell table:style-name="Таблица155.A32" office:value-type="string"><text:p text:style-name="MP16"/></table:table-cell><table:table-cell table:style-name="Таблица155.B32" office:value-type="string"><text:p text:style-name="MP16"/></table:table-cell><table:table-cell table:style-name="Таблица155.C32" office:value-type="string"><text:p text:style-name="MP16"/></table:table-cell></table:table-row><table:table-row table:style-name="Таблица155.2"><table:table-cell table:style-name="Таблица155.A32" office:value-type="string"><text:p text:style-name="MP16"/></table:table-cell><table:table-cell table:style-name="Таблица155.B32" office:value-type="string"><text:p text:style-name="MP16"/></table:table-cell><table:table-cell table:style-name="Таблица155.C32" office:value-type="string"><text:p text:style-name="MP16"/></table:table-cell></table:table-row><table:table-row table:style-name="Таблица155.2"><table:table-cell table:style-name="Таблица155.A32" office:value-type="string"><text:p text:style-name="MP16"/></table:table-cell><table:table-cell table:style-name="Таблица155.B32" office:value-type="string"><text:p text:style-name="MP16"/></table:table-cell><table:table-cell table:style-name="Таблица155.C32" office:value-type="string"><text:p text:style-name="MP16"/></table:table-cell></table:table-row><table:table-row table:style-name="Таблица155.2"><table:table-cell table:style-name="Таблица155.A32" office:value-type="string"><text:p text:style-name="MP16"/></table:table-cell><table:table-cell table:style-name="Таблица155.B32" office:value-type="string"><text:p text:style-name="MP16"/></table:table-cell><table:table-cell table:style-name="Таблица155.C32" office:value-type="string"><text:p text:style-name="MP16"/></table:table-cell></table:table-row><table:table-row table:style-name="Таблица155.2"><table:table-cell table:style-name="Таблица155.A32" office:value-type="string"><text:p text:style-name="MP16"/></table:table-cell><table:table-cell table:style-name="Таблица155.B32" office:value-type="string"><text:p text:style-name="MP16"/></table:table-cell><table:table-cell table:style-name="Таблица155.C32" office:value-type="string"><text:p text:style-name="MP16"/></table:table-cell></table:table-row><table:table-row table:style-name="Таблица155.2"><table:table-cell table:style-name="Таблица155.A32" office:value-type="string"><text:p text:style-name="MP16"/></table:table-cell><table:table-cell table:style-name="Таблица155.B32" office:value-type="string"><text:p text:style-name="MP16"/></table:table-cell><table:table-cell table:style-name="Таблица155.C32" office:value-type="string"><text:p text:style-name="MP16"/></table:table-cell></table:table-row><table:table-row table:style-name="Таблица155.2"><table:table-cell table:style-name="Таблица155.A32" office:value-type="string"><text:p text:style-name="MP16"/></table:table-cell><table:table-cell table:style-name="Таблица155.B32" office:value-type="string"><text:p text:style-name="MP16"/></table:table-cell><table:table-cell table:style-name="Таблица155.C32" office:value-type="string"><text:p text:style-name="MP16"/></table:table-cell></table:table-row><table:table-row table:style-name="Таблица155.2"><table:table-cell table:style-name="Таблица155.A32" office:value-type="string"><text:p text:style-name="MP16"/></table:table-cell><table:table-cell table:style-name="Таблица155.B32" office:value-type="string"><text:p text:style-name="MP16"/></table:table-cell><table:table-cell table:style-name="Таблица155.C32" office:value-type="string"><text:p text:style-name="MP16"/></table:table-cell></table:table-row><table:table-row table:style-name="Таблица155.2"><table:table-cell table:style-name="Таблица155.A32" office:value-type="string"><text:p text:style-name="MP16"/></table:table-cell><table:table-cell table:style-name="Таблица155.B32" office:value-type="string"><text:p text:style-name="MP16"/></table:table-cell><table:table-cell table:style-name="Таблица155.C32" office:value-type="string"><text:p text:style-name="MP16"/></table:table-cell></table:table-row><table:table-row table:style-name="Таблица155.2"><table:table-cell table:style-name="Таблица155.A32" office:value-type="string"><text:p text:style-name="MP16"/></table:table-cell><table:table-cell table:style-name="Таблица155.B32" office:value-type="string"><text:p text:style-name="MP16"/></table:table-cell><table:table-cell table:style-name="Таблица155.C32" office:value-type="string"><text:p text:style-name="MP16"/></table:table-cell></table:table-row></table:table><text:p text:style-name="MP17"/></draw:text-box></draw:frame></text:p>
      </style:header>
      <style:footer>
        <text:p text:style-name="Footer"><draw:frame draw:style-name="Mfr2" draw:name="Врезка154" text:anchor-type="paragraph" svg:x="2cm" svg:y="27.67cm" svg:width="18.5cm" svg:height="1.529cm" draw:z-index="0"><draw:text-box><table:table table:name="Таблица153" table:style-name="Таблица153"><table:table-column table:style-name="Таблица153.A"/><table:table-column table:style-name="Таблица153.B"/><table:table-column table:style-name="Таблица153.C"/><table:table-row><table:table-cell><table:table table:is-sub-table="true"><table:table-column table:style-name="Таблица153.A1.1"/><table:table-column table:style-name="Таблица153.A1.2" table:number-columns-repeated="3"/><table:table-column table:style-name="Таблица153.A1.5"/><table:table-column table:style-name="Таблица153.A1.6"/><table:table-row table:style-name="Таблица153.A1.1"><table:table-cell table:style-name="Таблица153.A1.1.1" office:value-type="string"><text:p text:style-name="Штамп_5f_центр_5f_11_5f_гост"><draw:frame draw:style-name="Mfr1" draw:name="Врезка155" text:anchor-type="paragraph" svg:x="0.82cm" svg:y="20.669cm" svg:width="1.199cm" svg:height="8.53cm" draw:z-index="0"><draw:text-box><table:table table:name="Таблица154" table:style-name="Таблица154"><table:table-column table:style-name="Таблица154.A"/><table:table-column table:style-name="Таблица154.B"/><table:table-row table:style-name="Таблица154.1"><table:table-cell table:style-name="Таблица154.A1" office:value-type="string"><text:p text:style-name="Штамп_5f_центр_5f_12_5f_гост_5f_90град">Взам. инв. №</text:p></table:table-cell><table:table-cell table:style-name="Таблица154.B1" office:value-type="string"><text:p text:style-name="Штамп_5f_центр_5f_12_5f_гост_5f_90град"><text:user-field-get text:name="Взамен_инв_номера"/></text:p></table:table-cell></table:table-row><table:table-row table:style-name="Таблица154.2"><table:table-cell table:style-name="Таблица154.A2" office:value-type="string"><text:p text:style-name="Штамп_5f_центр_5f_12_5f_гост_5f_90град">Подп. и дата</text:p></table:table-cell><table:table-cell table:style-name="Таблица154.B2" office:value-type="string"><text:p text:style-name="Штамп_5f_центр_5f_12_5f_гост_5f_90град"><text:user-field-get text:name="Дата"/> </text:p></table:table-cell></table:table-row><table:table-row table:style-name="Таблица154.1"><table:table-cell table:style-name="Таблица154.A2" office:value-type="string"><text:p text:style-name="Штамп_5f_центр_5f_12_5f_гост_5f_90град">Инв. № подл</text:p></table:table-cell><table:table-cell table:style-name="Таблица154.B3" office:value-type="string"><text:p text:style-name="Штамп_5f_центр_5f_12_5f_гост_5f_90град"><text:user-field-get text:name="Инвентарный_номер"/></text:p></table:table-cell></table:table-row></table:table><text:p text:style-name="MP3"/></draw:text-box></draw:frame></text:p></table:table-cell><table:table-cell table:style-name="Таблица153.A1.1.1" office:value-type="string"><text:p text:style-name="Штамп_5f_центр_5f_11_5f_гост"/></table:table-cell><table:table-cell table:style-name="Таблица153.A1.1.1" office:value-type="string"><text:p text:style-name="Штамп_5f_центр_5f_11_5f_гост"/></table:table-cell><table:table-cell table:style-name="Таблица153.A1.1.1" office:value-type="string"><text:p text:style-name="Штамп_5f_центр_5f_11_5f_гост"/></table:table-cell><table:table-cell table:style-name="Таблица153.A1.5.1" office:value-type="float" office:value="0"><text:p text:style-name="Штамп_5f_центр_5f_11_5f_гост">0</text:p></table:table-cell><table:table-cell table:style-name="Таблица153.A1.1.1" office:value-type="string"><text:p text:style-name="Штамп_5f_центр_5f_11_5f_гост"/></table:table-cell></table:table-row><table:table-row table:style-name="Таблица153.A1.1"><table:table-cell table:style-name="Таблица153.A1.1.3" office:value-type="string"><text:p text:style-name="Штамп_5f_центр_5f_11_5f_гост"/></table:table-cell><table:table-cell table:style-name="Таблица153.A1.4.3" office:value-type="string"><text:p text:style-name="Штамп_5f_центр_5f_11_5f_гост"/></table:table-cell><table:table-cell table:style-name="Таблица153.A1.4.3" office:value-type="string"><text:p text:style-name="Штамп_5f_центр_5f_11_5f_гост"/></table:table-cell><table:table-cell table:style-name="Таблица153.A1.4.3" office:value-type="string"><text:p text:style-name="Штамп_5f_центр_5f_11_5f_гост"/></table:table-cell><table:table-cell table:style-name="Таблица153.A1.5.3" office:value-type="string"><text:p text:style-name="Штамп_5f_центр_5f_11_5f_гост"/></table:table-cell><table:table-cell table:style-name="Таблица153.A1.6.3" office:value-type="string"><text:p text:style-name="Штамп_5f_центр_5f_11_5f_гост"/></table:table-cell></table:table-row><table:table-row table:style-name="Таблица153.A1.1"><table:table-cell table:style-name="Таблица153.A1.1.3" office:value-type="string"><text:p text:style-name="Штамп_5f_центр_5f_11_5f_гост">Изм.</text:p></table:table-cell><table:table-cell table:style-name="Таблица153.A1.4.3" office:value-type="string"><text:p text:style-name="Штамп_5f_центр_5f_11_5f_гост">Кол.уч.</text:p></table:table-cell><table:table-cell table:style-name="Таблица153.A1.4.3" office:value-type="string"><text:p text:style-name="Штамп_5f_центр_5f_11_5f_гост">Лист</text:p></table:table-cell><table:table-cell table:style-name="Таблица153.A1.4.3" office:value-type="string"><text:p text:style-name="Штамп_5f_центр_5f_11_5f_гост">№ док.</text:p></table:table-cell><table:table-cell table:style-name="Таблица153.A1.5.3" office:value-type="string"><text:p text:style-name="Штамп_5f_центр_5f_11_5f_гост">Подп</text:p></table:table-cell><table:table-cell table:style-name="Таблица153.A1.6.3" office:value-type="string"><text:p text:style-name="Штамп_5f_центр_5f_11_5f_гост">Дата</text:p></table:table-cell></table:table-row></table:table></table:table-cell><table:table-cell table:style-name="Таблица153.A1.1.1" office:value-type="string"><text:p text:style-name="Штамп_5f_центр_5f_20_5f_гост"><text:user-field-get text:name="Код_проекта">КИА БУК</text:user-field-get>.С</text:p></table:table-cell><table:table-cell><table:table table:is-sub-table="true"><table:table-column table:style-name="Таблица153.C"/><table:table-row table:style-name="Таблица153.A1.1"><table:table-cell table:style-name="Таблица153.C1.1.1" office:value-type="string"><text:p text:style-name="Штамп_5f_центр_5f_12_5f_гост">Лист</text:p></table:table-cell></table:table-row><table:table-row table:style-name="Таблица153.C1.2"><table:table-cell table:style-name="Таблица153.C1.1.2" office:value-type="string"><text:p text:style-name="Штамп_5f_центр_5f_12_5f_гост"><text:user-field-get text:name="Номер_листа"/><text:page-number text:select-page="current">0</text:page-number></text:p></table:table-cell></table:table-row></table:table></table:table-cell></table:table-row></table:table><text:p text:style-name="Frame_20_contents"/></draw:text-box></draw:frame></text:p>
      </style:footer>
    </style:master-page>
    <style:master-page style:name="A4_5f_форма5_5f_доп1_5f_оглавл" style:display-name="A4_форма5_доп1_оглавл" style:page-layout-name="Mpm47" style:next-style-name="A4_5f_форма6_5f_доп1_5f_оглавл">
      <style:header>
        <text:p text:style-name="ПЗ_5f_содержание_5f_титул"><draw:frame draw:style-name="Mfr10" draw:name="Врезка151" text:anchor-type="paragraph" svg:x="-0.499cm" svg:y="1.45cm" svg:width="18.436cm" draw:z-index="0"><draw:text-box fo:min-height="17.224cm"><table:table table:name="Таблица151" table:style-name="Таблица151"><table:table-column table:style-name="Таблица151.A"/><table:table-column table:style-name="Таблица151.B"/><table:table-column table:style-name="Таблица151.C"/><table:table-header-rows><table:table-row table:style-name="Таблица151.1"><table:table-cell table:style-name="Таблица151.A1" office:value-type="string"><text:p text:style-name="MP15">Лист</text:p></table:table-cell><table:table-cell table:style-name="Таблица151.A1" office:value-type="string"><text:p text:style-name="MP15">Наименование</text:p></table:table-cell><table:table-cell table:style-name="Таблица151.C1" office:value-type="string"><text:p text:style-name="MP15">Примечание</text:p></table:table-cell></table:table-row></table:table-header-rows><table:table-row table:style-name="Таблица151.2"><table:table-cell table:style-name="Таблица151.A26" office:value-type="string"><text:p text:style-name="MP16"/></table:table-cell><table:table-cell table:style-name="Таблица151.B26" office:value-type="string"><text:p text:style-name="MP16"/></table:table-cell><table:table-cell table:style-name="Таблица151.C26" office:value-type="string"><text:p text:style-name="MP16"/></table:table-cell></table:table-row><table:table-row table:style-name="Таблица151.2"><table:table-cell table:style-name="Таблица151.A26" office:value-type="string"><text:p text:style-name="MP16"/></table:table-cell><table:table-cell table:style-name="Таблица151.B26" office:value-type="string"><text:p text:style-name="MP16"/></table:table-cell><table:table-cell table:style-name="Таблица151.C26" office:value-type="string"><text:p text:style-name="MP16"/></table:table-cell></table:table-row><table:table-row table:style-name="Таблица151.2"><table:table-cell table:style-name="Таблица151.A26" office:value-type="string"><text:p text:style-name="MP16"/></table:table-cell><table:table-cell table:style-name="Таблица151.B26" office:value-type="string"><text:p text:style-name="MP16"/></table:table-cell><table:table-cell table:style-name="Таблица151.C26" office:value-type="string"><text:p text:style-name="MP16"/></table:table-cell></table:table-row><table:table-row table:style-name="Таблица151.2"><table:table-cell table:style-name="Таблица151.A26" office:value-type="string"><text:p text:style-name="MP16"/></table:table-cell><table:table-cell table:style-name="Таблица151.B26" office:value-type="string"><text:p text:style-name="MP16"/></table:table-cell><table:table-cell table:style-name="Таблица151.C26" office:value-type="string"><text:p text:style-name="MP16"/></table:table-cell></table:table-row><table:table-row table:style-name="Таблица151.2"><table:table-cell table:style-name="Таблица151.A26" office:value-type="string"><text:p text:style-name="ПЗ_5f_содержание1"/></table:table-cell><table:table-cell table:style-name="Таблица151.B26" office:value-type="string"><text:p text:style-name="MP16"/></table:table-cell><table:table-cell table:style-name="Таблица151.C26" office:value-type="string"><text:p text:style-name="MP16"/></table:table-cell></table:table-row><table:table-row table:style-name="Таблица151.2"><table:table-cell table:style-name="Таблица151.A26" office:value-type="string"><text:p text:style-name="MP16"/></table:table-cell><table:table-cell table:style-name="Таблица151.B26" office:value-type="string"><text:p text:style-name="MP16"/></table:table-cell><table:table-cell table:style-name="Таблица151.C26" office:value-type="string"><text:p text:style-name="MP16"/></table:table-cell></table:table-row><table:table-row table:style-name="Таблица151.2"><table:table-cell table:style-name="Таблица151.A26" office:value-type="string"><text:p text:style-name="MP16"/></table:table-cell><table:table-cell table:style-name="Таблица151.B26" office:value-type="string"><text:p text:style-name="MP16"/></table:table-cell><table:table-cell table:style-name="Таблица151.C26" office:value-type="string"><text:p text:style-name="MP16"/></table:table-cell></table:table-row><table:table-row table:style-name="Таблица151.2"><table:table-cell table:style-name="Таблица151.A26" office:value-type="string"><text:p text:style-name="MP16"/></table:table-cell><table:table-cell table:style-name="Таблица151.B26" office:value-type="string"><text:p text:style-name="MP16"/></table:table-cell><table:table-cell table:style-name="Таблица151.C26" office:value-type="string"><text:p text:style-name="MP16"/></table:table-cell></table:table-row><table:table-row table:style-name="Таблица151.2"><table:table-cell table:style-name="Таблица151.A26" office:value-type="string"><text:p text:style-name="MP16"/></table:table-cell><table:table-cell table:style-name="Таблица151.B26" office:value-type="string"><text:p text:style-name="MP16"/></table:table-cell><table:table-cell table:style-name="Таблица151.C26" office:value-type="string"><text:p text:style-name="MP16"/></table:table-cell></table:table-row><table:table-row table:style-name="Таблица151.2"><table:table-cell table:style-name="Таблица151.A26" office:value-type="string"><text:p text:style-name="MP16"/></table:table-cell><table:table-cell table:style-name="Таблица151.B26" office:value-type="string"><text:p text:style-name="MP16"/></table:table-cell><table:table-cell table:style-name="Таблица151.C26" office:value-type="string"><text:p text:style-name="MP16"/></table:table-cell></table:table-row><table:table-row table:style-name="Таблица151.2"><table:table-cell table:style-name="Таблица151.A26" office:value-type="string"><text:p text:style-name="MP16"/></table:table-cell><table:table-cell table:style-name="Таблица151.B26" office:value-type="string"><text:p text:style-name="MP16"/></table:table-cell><table:table-cell table:style-name="Таблица151.C26" office:value-type="string"><text:p text:style-name="MP16"/></table:table-cell></table:table-row><table:table-row table:style-name="Таблица151.2"><table:table-cell table:style-name="Таблица151.A26" office:value-type="string"><text:p text:style-name="MP16"/></table:table-cell><table:table-cell table:style-name="Таблица151.B26" office:value-type="string"><text:p text:style-name="MP16"/></table:table-cell><table:table-cell table:style-name="Таблица151.C26" office:value-type="string"><text:p text:style-name="MP16"/></table:table-cell></table:table-row><table:table-row table:style-name="Таблица151.2"><table:table-cell table:style-name="Таблица151.A26" office:value-type="string"><text:p text:style-name="MP16"/></table:table-cell><table:table-cell table:style-name="Таблица151.B26" office:value-type="string"><text:p text:style-name="MP16"/></table:table-cell><table:table-cell table:style-name="Таблица151.C26" office:value-type="string"><text:p text:style-name="MP16"/></table:table-cell></table:table-row><table:table-row table:style-name="Таблица151.2"><table:table-cell table:style-name="Таблица151.A26" office:value-type="string"><text:p text:style-name="MP16"/></table:table-cell><table:table-cell table:style-name="Таблица151.B26" office:value-type="string"><text:p text:style-name="MP16"/></table:table-cell><table:table-cell table:style-name="Таблица151.C26" office:value-type="string"><text:p text:style-name="MP16"/></table:table-cell></table:table-row><table:table-row table:style-name="Таблица151.2"><table:table-cell table:style-name="Таблица151.A26" office:value-type="string"><text:p text:style-name="MP16"/></table:table-cell><table:table-cell table:style-name="Таблица151.B26" office:value-type="string"><text:p text:style-name="MP16"/></table:table-cell><table:table-cell table:style-name="Таблица151.C26" office:value-type="string"><text:p text:style-name="MP16"/></table:table-cell></table:table-row><table:table-row table:style-name="Таблица151.2"><table:table-cell table:style-name="Таблица151.A26" office:value-type="string"><text:p text:style-name="MP16"/></table:table-cell><table:table-cell table:style-name="Таблица151.B26" office:value-type="string"><text:p text:style-name="MP16"/></table:table-cell><table:table-cell table:style-name="Таблица151.C26" office:value-type="string"><text:p text:style-name="MP16"/></table:table-cell></table:table-row><table:table-row table:style-name="Таблица151.2"><table:table-cell table:style-name="Таблица151.A26" office:value-type="string"><text:p text:style-name="MP16"/></table:table-cell><table:table-cell table:style-name="Таблица151.B26" office:value-type="string"><text:p text:style-name="MP16"/></table:table-cell><table:table-cell table:style-name="Таблица151.C26" office:value-type="string"><text:p text:style-name="MP16"/></table:table-cell></table:table-row><table:table-row table:style-name="Таблица151.2"><table:table-cell table:style-name="Таблица151.A26" office:value-type="string"><text:p text:style-name="MP16"/></table:table-cell><table:table-cell table:style-name="Таблица151.B26" office:value-type="string"><text:p text:style-name="MP16"/></table:table-cell><table:table-cell table:style-name="Таблица151.C26" office:value-type="string"><text:p text:style-name="MP16"/></table:table-cell></table:table-row><table:table-row table:style-name="Таблица151.2"><table:table-cell table:style-name="Таблица151.A26" office:value-type="string"><text:p text:style-name="MP16"/></table:table-cell><table:table-cell table:style-name="Таблица151.B26" office:value-type="string"><text:p text:style-name="MP16"/></table:table-cell><table:table-cell table:style-name="Таблица151.C26" office:value-type="string"><text:p text:style-name="MP16"/></table:table-cell></table:table-row><table:table-row table:style-name="Таблица151.2"><table:table-cell table:style-name="Таблица151.A26" office:value-type="string"><text:p text:style-name="MP16"/></table:table-cell><table:table-cell table:style-name="Таблица151.B26" office:value-type="string"><text:p text:style-name="MP16"/></table:table-cell><table:table-cell table:style-name="Таблица151.C26" office:value-type="string"><text:p text:style-name="MP16"/></table:table-cell></table:table-row><table:table-row table:style-name="Таблица151.2"><table:table-cell table:style-name="Таблица151.A26" office:value-type="string"><text:p text:style-name="MP16"/></table:table-cell><table:table-cell table:style-name="Таблица151.B26" office:value-type="string"><text:p text:style-name="MP16"/></table:table-cell><table:table-cell table:style-name="Таблица151.C26" office:value-type="string"><text:p text:style-name="MP16"/></table:table-cell></table:table-row><table:table-row table:style-name="Таблица151.2"><table:table-cell table:style-name="Таблица151.A26" office:value-type="string"><text:p text:style-name="MP16"/></table:table-cell><table:table-cell table:style-name="Таблица151.B26" office:value-type="string"><text:p text:style-name="MP16"/></table:table-cell><table:table-cell table:style-name="Таблица151.C26" office:value-type="string"><text:p text:style-name="MP16"/></table:table-cell></table:table-row><table:table-row table:style-name="Таблица151.2"><table:table-cell table:style-name="Таблица151.A26" office:value-type="string"><text:p text:style-name="MP16"/></table:table-cell><table:table-cell table:style-name="Таблица151.B26" office:value-type="string"><text:p text:style-name="MP16"/></table:table-cell><table:table-cell table:style-name="Таблица151.C26" office:value-type="string"><text:p text:style-name="MP16"/></table:table-cell></table:table-row><table:table-row table:style-name="Таблица151.2"><table:table-cell table:style-name="Таблица151.A26" office:value-type="string"><text:p text:style-name="MP16"/></table:table-cell><table:table-cell table:style-name="Таблица151.B26" office:value-type="string"><text:p text:style-name="MP16"/></table:table-cell><table:table-cell table:style-name="Таблица151.C26" office:value-type="string"><text:p text:style-name="MP16"/></table:table-cell></table:table-row><table:table-row table:style-name="Таблица151.2"><table:table-cell table:style-name="Таблица151.A26" office:value-type="string"><text:p text:style-name="MP16"/></table:table-cell><table:table-cell table:style-name="Таблица151.B26" office:value-type="string"><text:p text:style-name="MP16"/></table:table-cell><table:table-cell table:style-name="Таблица151.C26" office:value-type="string"><text:p text:style-name="MP16"/></table:table-cell></table:table-row></table:table><text:p text:style-name="MP17"/></draw:text-box></draw:frame>Содержание</text:p>
        <text:p text:style-name="MP18"/>
        <text:p text:style-name="MP18"/>
      </style:header>
      <style:footer>
        <text:p text:style-name="Footer"><draw:frame draw:style-name="Mfr2" draw:name="Врезка152" text:anchor-type="paragraph" svg:x="2cm" svg:y="25.171cm" svg:width="18.5cm" svg:height="4.03cm" draw:z-index="0"><draw:text-box><table:table table:name="Таблица150" table:style-name="Таблица150"><table:table-column table:style-name="Таблица150.A"/><table:table-column table:style-name="Таблица150.B"/><table:table-column table:style-name="Таблица150.C"/><table:table-row><table:table-cell><table:table table:is-sub-table="true"><table:table-column table:style-name="Таблица150.A1.1"/><table:table-column table:style-name="Таблица150.A1.2" table:number-columns-repeated="3"/><table:table-column table:style-name="Таблица150.A1.5"/><table:table-column table:style-name="Таблица150.A1.6"/><table:table-row table:style-name="Таблица150.A1.1"><table:table-cell table:style-name="Таблица150.A1.1.1" office:value-type="string"><text:p text:style-name="MP4"><draw:frame draw:style-name="Mfr1" draw:name="Врезка157" text:anchor-type="paragraph" svg:x="0.82cm" svg:y="20.669cm" svg:width="1.199cm" svg:height="8.53cm" draw:z-index="0"><draw:text-box><table:table table:name="Таблица156" table:style-name="Таблица156"><table:table-column table:style-name="Таблица156.A"/><table:table-column table:style-name="Таблица156.B"/><table:table-row table:style-name="Таблица156.1"><table:table-cell table:style-name="Таблица156.A1" office:value-type="string"><text:p text:style-name="Штамп_5f_центр_5f_12_5f_гост_5f_90град">Взам. инв. №</text:p></table:table-cell><table:table-cell table:style-name="Таблица156.B1" office:value-type="string"><text:p text:style-name="Штамп_5f_центр_5f_12_5f_гост_5f_90град"><text:user-field-get text:name="Взамен_инв_номера"/></text:p></table:table-cell></table:table-row><table:table-row table:style-name="Таблица156.2"><table:table-cell table:style-name="Таблица156.A2" office:value-type="string"><text:p text:style-name="Штамп_5f_центр_5f_12_5f_гост_5f_90град">Подп. и дата</text:p></table:table-cell><table:table-cell table:style-name="Таблица156.B2" office:value-type="string"><text:p text:style-name="Штамп_5f_право_5f_12_5f_гост_5f_90град"><text:user-field-get text:name="Дата"/> </text:p></table:table-cell></table:table-row><table:table-row table:style-name="Таблица156.1"><table:table-cell table:style-name="Таблица156.A2" office:value-type="string"><text:p text:style-name="Штамп_5f_центр_5f_12_5f_гост_5f_90град">Инв. № подл</text:p></table:table-cell><table:table-cell table:style-name="Таблица156.B3" office:value-type="string"><text:p text:style-name="Штамп_5f_центр_5f_12_5f_гост_5f_90град"><text:user-field-get text:name="Инвентарный_номер"/></text:p></table:table-cell></table:table-row></table:table><text:p text:style-name="MP3"/></draw:text-box></draw:frame><text:user-field-get text:name="Приложений"/></text:p></table:table-cell><table:table-cell table:style-name="Таблица150.A1.1.1" office:value-type="string"><text:p text:style-name="MP4"><text:page-count>6</text:page-count></text:p></table:table-cell><table:table-cell table:style-name="Таблица150.A1.1.1" office:value-type="string"><text:p text:style-name="Штамп_5f_центр_5f_11_5f_гост"/></table:table-cell><table:table-cell table:style-name="Таблица150.A1.1.1" office:value-type="string"><text:p text:style-name="Штамп_5f_центр_5f_11_5f_гост"/></table:table-cell><table:table-cell table:style-name="Таблица150.A1.1.1" office:value-type="string"><text:p text:style-name="Штамп_5f_центр_5f_11_5f_гост"/></table:table-cell><table:table-cell table:style-name="Таблица150.A1.1.1" office:value-type="string"><text:p text:style-name="Штамп_5f_центр_5f_11_5f_гост"/></table:table-cell></table:table-row><table:table-row table:style-name="Таблица150.A1.1"><table:table-cell table:style-name="Таблица150.A1.1.2" office:value-type="string"><text:p text:style-name="Штамп_5f_центр_5f_11_5f_гост"/></table:table-cell><table:table-cell table:style-name="Таблица150.A1.1.2" office:value-type="string"><text:p text:style-name="Штамп_5f_центр_5f_11_5f_гост"/></table:table-cell><table:table-cell table:style-name="Таблица150.A1.1.2" office:value-type="string"><text:p text:style-name="Штамп_5f_центр_5f_11_5f_гост"/></table:table-cell><table:table-cell table:style-name="Таблица150.A1.1.2" office:value-type="string"><text:p text:style-name="Штамп_5f_центр_5f_11_5f_гост"/></table:table-cell><table:table-cell table:style-name="Таблица150.A1.1.2" office:value-type="string"><text:p text:style-name="Штамп_5f_центр_5f_11_5f_гост"/></table:table-cell><table:table-cell table:style-name="Таблица150.A1.1.2" office:value-type="string"><text:p text:style-name="Штамп_5f_центр_5f_11_5f_гост"/></table:table-cell></table:table-row><table:table-row table:style-name="Таблица150.A1.1"><table:table-cell table:style-name="Таблица150.A1.1.2" office:value-type="string"><text:p text:style-name="Штамп_5f_центр_5f_11_5f_гост">Изм.</text:p></table:table-cell><table:table-cell table:style-name="Таблица150.A1.1.2" office:value-type="string"><text:p text:style-name="Штамп_5f_центр_5f_11_5f_гост">Кол.уч.</text:p></table:table-cell><table:table-cell table:style-name="Таблица150.A1.1.2" office:value-type="string"><text:p text:style-name="Штамп_5f_центр_5f_11_5f_гост">Лист</text:p></table:table-cell><table:table-cell table:style-name="Таблица150.A1.1.2" office:value-type="string"><text:p text:style-name="Штамп_5f_центр_5f_11_5f_гост">№ док.</text:p></table:table-cell><table:table-cell table:style-name="Таблица150.A1.1.2" office:value-type="string"><text:p text:style-name="Штамп_5f_центр_5f_11_5f_гост">Подп</text:p></table:table-cell><table:table-cell table:style-name="Таблица150.A1.1.2" office:value-type="string"><text:p text:style-name="Штамп_5f_центр_5f_11_5f_гост">Дата</text:p></table:table-cell></table:table-row></table:table></table:table-cell><table:table-cell table:style-name="Таблица150.B1" table:number-columns-spanned="2" office:value-type="string"><text:p text:style-name="Штамп_5f_центр_5f_20_5f_гост"><text:user-field-get text:name="Код_проекта">КИА БУК</text:user-field-get>.С</text:p></table:table-cell><table:covered-table-cell/></table:table-row><table:table-row><table:table-cell><table:table table:is-sub-table="true"><table:table-column table:style-name="Таблица150.A2.1"/><table:table-column table:style-name="Таблица150.A2.2"/><table:table-column table:style-name="Таблица150.A1.5"/><table:table-column table:style-name="Таблица150.A2.4"/><table:table-row table:style-name="Таблица150.A1.1"><table:table-cell table:style-name="Таблица150.A1.1.2" office:value-type="string"><text:p text:style-name="Штамп_5f_лево_5f_12_5f_гост"><text:s/><text:user-field-get text:name="Должность1"/></text:p></table:table-cell><table:table-cell table:style-name="Таблица150.A1.1.2" office:value-type="string"><text:p text:style-name="Штамп_5f_лево_5f_12_5f_гост"><text:s/><text:user-field-get text:name="Фамилия1"/></text:p></table:table-cell><table:table-cell table:style-name="Таблица150.A1.1.2" office:value-type="string"><text:p text:style-name="Штамп_5f_лево_5f_12_5f_гост"/></table:table-cell><table:table-cell table:style-name="Таблица150.A1.1.2" office:value-type="string"><text:p text:style-name="Штамп_5f_лево_5f_12_5f_гост"/></table:table-cell></table:table-row><table:table-row table:style-name="Таблица150.A1.1"><table:table-cell table:style-name="Таблица150.A1.1.2" office:value-type="string"><text:p text:style-name="Штамп_5f_лево_5f_12_5f_гост"><text:s/><text:user-field-get text:name="Должность2"/></text:p></table:table-cell><table:table-cell table:style-name="Таблица150.A1.1.2" office:value-type="string"><text:p text:style-name="Штамп_5f_лево_5f_12_5f_гост"><text:s/><text:user-field-get text:name="Фамилия2"/></text:p></table:table-cell><table:table-cell table:style-name="Таблица150.A1.1.2" office:value-type="string"><text:p text:style-name="Штамп_5f_лево_5f_12_5f_гост"/></table:table-cell><table:table-cell table:style-name="Таблица150.A1.1.2" office:value-type="string"><text:p text:style-name="Штамп_5f_лево_5f_12_5f_гост"/></table:table-cell></table:table-row><table:table-row table:style-name="Таблица150.A1.1"><table:table-cell table:style-name="Таблица150.A2.1.3" office:value-type="string"><text:p text:style-name="Штамп_5f_лево_5f_12_5f_гост"><text:s/><text:user-field-get text:name="Должность3"/></text:p></table:table-cell><table:table-cell table:style-name="Таблица150.A1.1.2" office:value-type="string"><text:p text:style-name="Штамп_5f_лево_5f_12_5f_гост"><text:s/><text:user-field-get text:name="Фамилия3"/></text:p></table:table-cell><table:table-cell table:style-name="Таблица150.A1.1.2" office:value-type="string"><text:p text:style-name="Штамп_5f_лево_5f_12_5f_гост"/></table:table-cell><table:table-cell table:style-name="Таблица150.A1.1.2" office:value-type="string"><text:p text:style-name="Штамп_5f_лево_5f_12_5f_гост"/></table:table-cell></table:table-row><table:table-row table:style-name="Таблица150.A1.1"><table:table-cell table:style-name="Таблица150.A1.1.2" office:value-type="string"><text:p text:style-name="Штамп_5f_лево_5f_12_5f_гост"><text:s/><text:user-field-get text:name="Должность4"/></text:p></table:table-cell><table:table-cell table:style-name="Таблица150.A1.1.2" office:value-type="string"><text:p text:style-name="Штамп_5f_лево_5f_12_5f_гост"><text:s/><text:user-field-get text:name="Фамилия4"/></text:p></table:table-cell><table:table-cell table:style-name="Таблица150.A1.1.2" office:value-type="string"><text:p text:style-name="Штамп_5f_лево_5f_12_5f_гост"/></table:table-cell><table:table-cell table:style-name="Таблица150.A1.1.2" office:value-type="string"><text:p text:style-name="Штамп_5f_лево_5f_12_5f_гост"/></table:table-cell></table:table-row><table:table-row table:style-name="Таблица150.A1.1"><table:table-cell table:style-name="Таблица150.A1.1.2" office:value-type="string"><text:p text:style-name="Штамп_5f_лево_5f_12_5f_гост"><text:s/><text:user-field-get text:name="Должность5"/></text:p></table:table-cell><table:table-cell table:style-name="Таблица150.A1.1.2" office:value-type="string"><text:p text:style-name="Штамп_5f_лево_5f_12_5f_гост"><text:s/><text:user-field-get text:name="Фамилия5"/></text:p></table:table-cell><table:table-cell table:style-name="Таблица150.A1.1.2" office:value-type="string"><text:p text:style-name="Штамп_5f_лево_5f_12_5f_гост"/></table:table-cell><table:table-cell table:style-name="Таблица150.A1.1.2" office:value-type="string"><text:p text:style-name="Штамп_5f_лево_5f_12_5f_гост"/></table:table-cell></table:table-row></table:table></table:table-cell><table:table-cell table:style-name="Таблица150.A1.1.1" office:value-type="string"><text:p text:style-name="Штамп_5f_центр_5f_16_5f_гост"><text:user-field-get text:name="Рамка_доп1"/></text:p></table:table-cell><table:table-cell><table:table table:is-sub-table="true"><table:table-column table:style-name="Таблица150.A1.5"/><table:table-column table:style-name="Таблица150.C2.2"/><table:table-column table:style-name="Таблица150.C2.3"/><table:table-row table:style-name="Таблица150.A1.1"><table:table-cell table:style-name="Таблица150.A1.1.1" office:value-type="string"><text:p text:style-name="Штамп_5f_центр_5f_11_5f_гост">Стадия</text:p></table:table-cell><table:table-cell table:style-name="Таблица150.A1.1.1" office:value-type="string"><text:p text:style-name="Штамп_5f_центр_5f_11_5f_гост">Лист</text:p></table:table-cell><table:table-cell table:style-name="Таблица150.B1" office:value-type="string"><text:p text:style-name="Штамп_5f_центр_5f_11_5f_гост">Листов</text:p></table:table-cell></table:table-row><table:table-row table:style-name="Таблица150.A1.1"><table:table-cell table:style-name="Таблица150.A1.1.2" office:value-type="string"><text:p text:style-name="Штамп_5f_центр_5f_12_5f_гост"><text:user-field-get text:name="Стадия">Р</text:user-field-get></text:p></table:table-cell><table:table-cell table:style-name="Таблица150.A1.1.2" office:value-type="string"><text:p text:style-name="Штамп_5f_центр_5f_12_5f_гост"><text:user-field-get text:name="Номер_листа"/><text:page-number text:select-page="current">0</text:page-number></text:p></table:table-cell><table:table-cell table:style-name="Таблица150.C2.3.2" table:formula="ooow:&lt;A1.1.1&gt;+&lt;A1.2.1&gt;" office:value-type="float" office:value="6"><text:p text:style-name="Штамп_5f_центр_5f_12_5f_гост">6</text:p></table:table-cell></table:table-row><table:table-row table:style-name="Таблица150.C2.3"><table:table-cell table:style-name="Таблица150.C2.1.3" table:number-columns-spanned="3" office:value-type="string"><text:p text:style-name="Штамп_5f_центр_5f_12_5f_гост"><text:user-field-get text:name="Организация1строка">ИКИ РАН</text:user-field-get></text:p><text:p text:style-name="Штамп_5f_центр_5f_12_5f_гост"><text:user-field-get text:name="Организация2строка">г. Москва</text:user-field-get></text:p><text:p text:style-name="Штамп_5f_центр_5f_12_5f_гост"><text:user-field-get text:name="Организация3строка">2014 г. </text:user-field-get></text:p></table:table-cell><table:covered-table-cell/><table:covered-table-cell/></table:table-row></table:table></table:table-cell></table:table-row></table:table><text:p text:style-name="Frame_20_contents"/></draw:text-box></draw:frame></text:p>
      </style:footer>
    </style:master-page>
    <style:master-page style:name="A4_5f_форма5_5f_доп1_5f_состав" style:display-name="A4_форма5_доп1_состав" style:page-layout-name="Mpm48" style:next-style-name="A4_5f_форма6_5f_доп1_5f_состав">
      <style:footer>
        <text:p text:style-name="Footer"><draw:frame draw:style-name="Mfr2" draw:name="Врезка153" text:anchor-type="paragraph" svg:x="2cm" svg:y="25.171cm" svg:width="18.5cm" svg:height="4.03cm" draw:z-index="0"><draw:text-box><table:table table:name="Таблица157" table:style-name="Таблица157"><table:table-column table:style-name="Таблица157.A"/><table:table-column table:style-name="Таблица157.B"/><table:table-column table:style-name="Таблица157.C"/><table:table-row><table:table-cell><table:table table:is-sub-table="true"><table:table-column table:style-name="Таблица157.A1.1"/><table:table-column table:style-name="Таблица157.A1.2" table:number-columns-repeated="3"/><table:table-column table:style-name="Таблица157.A1.5"/><table:table-column table:style-name="Таблица157.A1.6"/><table:table-row table:style-name="Таблица157.A1.1"><table:table-cell table:style-name="Таблица157.A1.1.1" office:value-type="string"><text:p text:style-name="MP4"><draw:frame draw:style-name="Mfr1" draw:name="Врезка158" text:anchor-type="paragraph" svg:x="0.82cm" svg:y="20.669cm" svg:width="1.199cm" svg:height="8.53cm" draw:z-index="0"><draw:text-box><table:table table:name="Таблица158" table:style-name="Таблица158"><table:table-column table:style-name="Таблица158.A"/><table:table-column table:style-name="Таблица158.B"/><table:table-row table:style-name="Таблица158.1"><table:table-cell table:style-name="Таблица158.A1" office:value-type="string"><text:p text:style-name="Штамп_5f_центр_5f_12_5f_гост_5f_90град">Взам. инв. №</text:p></table:table-cell><table:table-cell table:style-name="Таблица158.B1" office:value-type="string"><text:p text:style-name="Штамп_5f_центр_5f_12_5f_гост_5f_90град"><text:user-field-get text:name="Взамен_инв_номера"/></text:p></table:table-cell></table:table-row><table:table-row table:style-name="Таблица158.2"><table:table-cell table:style-name="Таблица158.A2" office:value-type="string"><text:p text:style-name="Штамп_5f_центр_5f_12_5f_гост_5f_90град">Подп. и дата</text:p></table:table-cell><table:table-cell table:style-name="Таблица158.B2" office:value-type="string"><text:p text:style-name="Штамп_5f_право_5f_12_5f_гост_5f_90град"><text:user-field-get text:name="Дата"/> </text:p></table:table-cell></table:table-row><table:table-row table:style-name="Таблица158.1"><table:table-cell table:style-name="Таблица158.A2" office:value-type="string"><text:p text:style-name="Штамп_5f_центр_5f_12_5f_гост_5f_90град">Инв. № подл</text:p></table:table-cell><table:table-cell table:style-name="Таблица158.B3" office:value-type="string"><text:p text:style-name="Штамп_5f_центр_5f_12_5f_гост_5f_90град"><text:user-field-get text:name="Инвентарный_номер"/></text:p></table:table-cell></table:table-row></table:table><text:p text:style-name="MP3"/></draw:text-box></draw:frame><text:user-field-get text:name="Приложений"/></text:p></table:table-cell><table:table-cell table:style-name="Таблица157.A1.1.1" office:value-type="string"><text:p text:style-name="MP4"><text:page-count>6</text:page-count></text:p></table:table-cell><table:table-cell table:style-name="Таблица157.A1.1.1" office:value-type="string"><text:p text:style-name="Штамп_5f_центр_5f_11_5f_гост"/></table:table-cell><table:table-cell table:style-name="Таблица157.A1.1.1" office:value-type="string"><text:p text:style-name="Штамп_5f_центр_5f_11_5f_гост"/></table:table-cell><table:table-cell table:style-name="Таблица157.A1.1.1" office:value-type="string"><text:p text:style-name="Штамп_5f_центр_5f_11_5f_гост"/></table:table-cell><table:table-cell table:style-name="Таблица157.A1.1.1" office:value-type="string"><text:p text:style-name="Штамп_5f_центр_5f_11_5f_гост"/></table:table-cell></table:table-row><table:table-row table:style-name="Таблица157.A1.1"><table:table-cell table:style-name="Таблица157.A1.1.2" office:value-type="string"><text:p text:style-name="Штамп_5f_центр_5f_11_5f_гост"/></table:table-cell><table:table-cell table:style-name="Таблица157.A1.1.2" office:value-type="string"><text:p text:style-name="Штамп_5f_центр_5f_11_5f_гост"/></table:table-cell><table:table-cell table:style-name="Таблица157.A1.1.2" office:value-type="string"><text:p text:style-name="Штамп_5f_центр_5f_11_5f_гост"/></table:table-cell><table:table-cell table:style-name="Таблица157.A1.1.2" office:value-type="string"><text:p text:style-name="Штамп_5f_центр_5f_11_5f_гост"/></table:table-cell><table:table-cell table:style-name="Таблица157.A1.1.2" office:value-type="string"><text:p text:style-name="Штамп_5f_центр_5f_11_5f_гост"/></table:table-cell><table:table-cell table:style-name="Таблица157.A1.1.2" office:value-type="string"><text:p text:style-name="Штамп_5f_центр_5f_11_5f_гост"/></table:table-cell></table:table-row><table:table-row table:style-name="Таблица157.A1.1"><table:table-cell table:style-name="Таблица157.A1.1.2" office:value-type="string"><text:p text:style-name="Штамп_5f_центр_5f_11_5f_гост">Изм.</text:p></table:table-cell><table:table-cell table:style-name="Таблица157.A1.1.2" office:value-type="string"><text:p text:style-name="Штамп_5f_центр_5f_11_5f_гост">Кол.уч.</text:p></table:table-cell><table:table-cell table:style-name="Таблица157.A1.1.2" office:value-type="string"><text:p text:style-name="Штамп_5f_центр_5f_11_5f_гост">Лист</text:p></table:table-cell><table:table-cell table:style-name="Таблица157.A1.1.2" office:value-type="string"><text:p text:style-name="Штамп_5f_центр_5f_11_5f_гост">№ док.</text:p></table:table-cell><table:table-cell table:style-name="Таблица157.A1.1.2" office:value-type="string"><text:p text:style-name="Штамп_5f_центр_5f_11_5f_гост">Подп</text:p></table:table-cell><table:table-cell table:style-name="Таблица157.A1.1.2" office:value-type="string"><text:p text:style-name="Штамп_5f_центр_5f_11_5f_гост">Дата</text:p></table:table-cell></table:table-row></table:table></table:table-cell><table:table-cell table:style-name="Таблица157.B1" table:number-columns-spanned="2" office:value-type="string"><text:p text:style-name="Штамп_5f_центр_5f_20_5f_гост"><text:user-field-get text:name="Код_проекта">КИА БУК</text:user-field-get>.СП</text:p></table:table-cell><table:covered-table-cell/></table:table-row><table:table-row><table:table-cell><table:table table:is-sub-table="true"><table:table-column table:style-name="Таблица157.A2.1"/><table:table-column table:style-name="Таблица157.A2.2"/><table:table-column table:style-name="Таблица157.A1.5"/><table:table-column table:style-name="Таблица157.A2.4"/><table:table-row table:style-name="Таблица157.A1.1"><table:table-cell table:style-name="Таблица157.A1.1.2" office:value-type="string"><text:p text:style-name="Штамп_5f_лево_5f_12_5f_гост"><text:s/><text:user-field-get text:name="Должность1"/></text:p></table:table-cell><table:table-cell table:style-name="Таблица157.A1.1.2" office:value-type="string"><text:p text:style-name="Штамп_5f_лево_5f_12_5f_гост"><text:s/><text:user-field-get text:name="Фамилия1"/></text:p></table:table-cell><table:table-cell table:style-name="Таблица157.A1.1.2" office:value-type="string"><text:p text:style-name="Штамп_5f_лево_5f_12_5f_гост"/></table:table-cell><table:table-cell table:style-name="Таблица157.A1.1.2" office:value-type="string"><text:p text:style-name="Штамп_5f_лево_5f_12_5f_гост"/></table:table-cell></table:table-row><table:table-row table:style-name="Таблица157.A1.1"><table:table-cell table:style-name="Таблица157.A1.1.2" office:value-type="string"><text:p text:style-name="Штамп_5f_лево_5f_12_5f_гост"><text:s/><text:user-field-get text:name="Должность2"/></text:p></table:table-cell><table:table-cell table:style-name="Таблица157.A1.1.2" office:value-type="string"><text:p text:style-name="Штамп_5f_лево_5f_12_5f_гост"><text:s/><text:user-field-get text:name="Фамилия2"/></text:p></table:table-cell><table:table-cell table:style-name="Таблица157.A1.1.2" office:value-type="string"><text:p text:style-name="Штамп_5f_лево_5f_12_5f_гост"/></table:table-cell><table:table-cell table:style-name="Таблица157.A1.1.2" office:value-type="string"><text:p text:style-name="Штамп_5f_лево_5f_12_5f_гост"/></table:table-cell></table:table-row><table:table-row table:style-name="Таблица157.A1.1"><table:table-cell table:style-name="Таблица157.A2.1.3" office:value-type="string"><text:p text:style-name="Штамп_5f_лево_5f_12_5f_гост"><text:s/><text:user-field-get text:name="Должность3"/></text:p></table:table-cell><table:table-cell table:style-name="Таблица157.A1.1.2" office:value-type="string"><text:p text:style-name="Штамп_5f_лево_5f_12_5f_гост"><text:s/><text:user-field-get text:name="Фамилия3"/></text:p></table:table-cell><table:table-cell table:style-name="Таблица157.A1.1.2" office:value-type="string"><text:p text:style-name="Штамп_5f_лево_5f_12_5f_гост"/></table:table-cell><table:table-cell table:style-name="Таблица157.A1.1.2" office:value-type="string"><text:p text:style-name="Штамп_5f_лево_5f_12_5f_гост"/></table:table-cell></table:table-row><table:table-row table:style-name="Таблица157.A1.1"><table:table-cell table:style-name="Таблица157.A1.1.2" office:value-type="string"><text:p text:style-name="Штамп_5f_лево_5f_12_5f_гост"><text:s/><text:user-field-get text:name="Должность4"/></text:p></table:table-cell><table:table-cell table:style-name="Таблица157.A1.1.2" office:value-type="string"><text:p text:style-name="Штамп_5f_лево_5f_12_5f_гост"><text:s/><text:user-field-get text:name="Фамилия4"/></text:p></table:table-cell><table:table-cell table:style-name="Таблица157.A1.1.2" office:value-type="string"><text:p text:style-name="Штамп_5f_лево_5f_12_5f_гост"/></table:table-cell><table:table-cell table:style-name="Таблица157.A1.1.2" office:value-type="string"><text:p text:style-name="Штамп_5f_лево_5f_12_5f_гост"/></table:table-cell></table:table-row><table:table-row table:style-name="Таблица157.A1.1"><table:table-cell table:style-name="Таблица157.A1.1.2" office:value-type="string"><text:p text:style-name="Штамп_5f_лево_5f_12_5f_гост"><text:s/><text:user-field-get text:name="Должность5"/></text:p></table:table-cell><table:table-cell table:style-name="Таблица157.A1.1.2" office:value-type="string"><text:p text:style-name="Штамп_5f_лево_5f_12_5f_гост"><text:s/><text:user-field-get text:name="Фамилия5"/></text:p></table:table-cell><table:table-cell table:style-name="Таблица157.A1.1.2" office:value-type="string"><text:p text:style-name="Штамп_5f_лево_5f_12_5f_гост"/></table:table-cell><table:table-cell table:style-name="Таблица157.A1.1.2" office:value-type="string"><text:p text:style-name="Штамп_5f_лево_5f_12_5f_гост"/></table:table-cell></table:table-row></table:table></table:table-cell><table:table-cell table:style-name="Таблица157.A1.1.1" office:value-type="string"><text:p text:style-name="Штамп_5f_центр_5f_16_5f_гост"><text:user-field-get text:name="Рамка_доп1"/></text:p></table:table-cell><table:table-cell><table:table table:is-sub-table="true"><table:table-column table:style-name="Таблица157.A1.5"/><table:table-column table:style-name="Таблица157.C2.2"/><table:table-column table:style-name="Таблица157.C2.3"/><table:table-row table:style-name="Таблица157.A1.1"><table:table-cell table:style-name="Таблица157.A1.1.1" office:value-type="string"><text:p text:style-name="Штамп_5f_центр_5f_11_5f_гост">Стадия</text:p></table:table-cell><table:table-cell table:style-name="Таблица157.A1.1.1" office:value-type="string"><text:p text:style-name="Штамп_5f_центр_5f_11_5f_гост">Лист</text:p></table:table-cell><table:table-cell table:style-name="Таблица157.B1" office:value-type="string"><text:p text:style-name="Штамп_5f_центр_5f_11_5f_гост">Листов</text:p></table:table-cell></table:table-row><table:table-row table:style-name="Таблица157.A1.1"><table:table-cell table:style-name="Таблица157.A1.1.2" office:value-type="string"><text:p text:style-name="Штамп_5f_центр_5f_12_5f_гост"><text:user-field-get text:name="Стадия">Р</text:user-field-get></text:p></table:table-cell><table:table-cell table:style-name="Таблица157.A1.1.2" office:value-type="string"><text:p text:style-name="Штамп_5f_центр_5f_12_5f_гост"><text:user-field-get text:name="Номер_листа"/><text:page-number text:select-page="current">0</text:page-number></text:p></table:table-cell><table:table-cell table:style-name="Таблица157.C2.3.2" table:formula="ooow:&lt;A1.1.1&gt;+&lt;A1.2.1&gt;" office:value-type="float" office:value="6"><text:p text:style-name="Штамп_5f_центр_5f_12_5f_гост">6</text:p></table:table-cell></table:table-row><table:table-row table:style-name="Таблица157.C2.3"><table:table-cell table:style-name="Таблица157.C2.1.3" table:number-columns-spanned="3" office:value-type="string"><text:p text:style-name="Штамп_5f_центр_5f_12_5f_гост"><text:user-field-get text:name="Организация1строка">ИКИ РАН</text:user-field-get></text:p><text:p text:style-name="Штамп_5f_центр_5f_12_5f_гост"><text:user-field-get text:name="Организация2строка">г. Москва</text:user-field-get></text:p><text:p text:style-name="Штамп_5f_центр_5f_12_5f_гост"><text:user-field-get text:name="Организация3строка">2014 г. </text:user-field-get></text:p></table:table-cell><table:covered-table-cell/><table:covered-table-cell/></table:table-row></table:table></table:table-cell></table:table-row></table:table><text:p text:style-name="Frame_20_contents"/></draw:text-box></draw:frame></text:p>
      </style:footer>
    </style:master-page>
    <style:master-page style:name="A4_5f_форма6_5f_доп1_5f_состав" style:display-name="A4_форма6_доп1_состав" style:page-layout-name="Mpm24">
      <style:footer>
        <text:p text:style-name="Footer"><draw:frame draw:style-name="Mfr2" draw:name="Врезка159" text:anchor-type="paragraph" svg:x="2cm" svg:y="27.67cm" svg:width="18.5cm" svg:height="1.529cm" draw:z-index="0"><draw:text-box><table:table table:name="Таблица159" table:style-name="Таблица159"><table:table-column table:style-name="Таблица159.A"/><table:table-column table:style-name="Таблица159.B"/><table:table-column table:style-name="Таблица159.C"/><table:table-row><table:table-cell><table:table table:is-sub-table="true"><table:table-column table:style-name="Таблица159.A1.1"/><table:table-column table:style-name="Таблица159.A1.2" table:number-columns-repeated="3"/><table:table-column table:style-name="Таблица159.A1.5"/><table:table-column table:style-name="Таблица159.A1.6"/><table:table-row table:style-name="Таблица159.A1.1"><table:table-cell table:style-name="Таблица159.A1.1.1" office:value-type="string"><text:p text:style-name="Штамп_5f_центр_5f_11_5f_гост"><draw:frame draw:style-name="Mfr1" draw:name="Врезка160" text:anchor-type="paragraph" svg:x="0.82cm" svg:y="20.669cm" svg:width="1.199cm" svg:height="8.53cm" draw:z-index="0"><draw:text-box><table:table table:name="Таблица160" table:style-name="Таблица160"><table:table-column table:style-name="Таблица160.A"/><table:table-column table:style-name="Таблица160.B"/><table:table-row table:style-name="Таблица160.1"><table:table-cell table:style-name="Таблица160.A1" office:value-type="string"><text:p text:style-name="Штамп_5f_центр_5f_12_5f_гост_5f_90град">Взам. инв. №</text:p></table:table-cell><table:table-cell table:style-name="Таблица160.B1" office:value-type="string"><text:p text:style-name="Штамп_5f_центр_5f_12_5f_гост_5f_90град"><text:user-field-get text:name="Взамен_инв_номера"/></text:p></table:table-cell></table:table-row><table:table-row table:style-name="Таблица160.2"><table:table-cell table:style-name="Таблица160.A2" office:value-type="string"><text:p text:style-name="Штамп_5f_центр_5f_12_5f_гост_5f_90град">Подп. и дата</text:p></table:table-cell><table:table-cell table:style-name="Таблица160.B2" office:value-type="string"><text:p text:style-name="Штамп_5f_центр_5f_12_5f_гост_5f_90град"><text:user-field-get text:name="Дата"/> </text:p></table:table-cell></table:table-row><table:table-row table:style-name="Таблица160.1"><table:table-cell table:style-name="Таблица160.A2" office:value-type="string"><text:p text:style-name="Штамп_5f_центр_5f_12_5f_гост_5f_90град">Инв. № подл</text:p></table:table-cell><table:table-cell table:style-name="Таблица160.B3" office:value-type="string"><text:p text:style-name="Штамп_5f_центр_5f_12_5f_гост_5f_90град"><text:user-field-get text:name="Инвентарный_номер"/></text:p></table:table-cell></table:table-row></table:table><text:p text:style-name="MP3"/></draw:text-box></draw:frame></text:p></table:table-cell><table:table-cell table:style-name="Таблица159.A1.1.1" office:value-type="string"><text:p text:style-name="Штамп_5f_центр_5f_11_5f_гост"/></table:table-cell><table:table-cell table:style-name="Таблица159.A1.1.1" office:value-type="string"><text:p text:style-name="Штамп_5f_центр_5f_11_5f_гост"/></table:table-cell><table:table-cell table:style-name="Таблица159.A1.1.1" office:value-type="string"><text:p text:style-name="Штамп_5f_центр_5f_11_5f_гост"/></table:table-cell><table:table-cell table:style-name="Таблица159.A1.1.1" office:value-type="string"><text:p text:style-name="Штамп_5f_центр_5f_11_5f_гост"/></table:table-cell><table:table-cell table:style-name="Таблица159.A1.1.1" office:value-type="string"><text:p text:style-name="Штамп_5f_центр_5f_11_5f_гост"/></table:table-cell></table:table-row><table:table-row table:style-name="Таблица159.A1.1"><table:table-cell table:style-name="Таблица159.A1.1.2" office:value-type="string"><text:p text:style-name="Штамп_5f_центр_5f_11_5f_гост"/></table:table-cell><table:table-cell table:style-name="Таблица159.A1.1.2" office:value-type="string"><text:p text:style-name="Штамп_5f_центр_5f_11_5f_гост"/></table:table-cell><table:table-cell table:style-name="Таблица159.A1.1.2" office:value-type="string"><text:p text:style-name="Штамп_5f_центр_5f_11_5f_гост"/></table:table-cell><table:table-cell table:style-name="Таблица159.A1.1.2" office:value-type="string"><text:p text:style-name="Штамп_5f_центр_5f_11_5f_гост"/></table:table-cell><table:table-cell table:style-name="Таблица159.A1.1.2" office:value-type="string"><text:p text:style-name="Штамп_5f_центр_5f_11_5f_гост"/></table:table-cell><table:table-cell table:style-name="Таблица159.A1.1.2" office:value-type="string"><text:p text:style-name="Штамп_5f_центр_5f_11_5f_гост"/></table:table-cell></table:table-row><table:table-row table:style-name="Таблица159.A1.1"><table:table-cell table:style-name="Таблица159.A1.1.2" office:value-type="string"><text:p text:style-name="Штамп_5f_центр_5f_11_5f_гост">Изм.</text:p></table:table-cell><table:table-cell table:style-name="Таблица159.A1.1.2" office:value-type="string"><text:p text:style-name="Штамп_5f_центр_5f_11_5f_гост">Кол.уч.</text:p></table:table-cell><table:table-cell table:style-name="Таблица159.A1.1.2" office:value-type="string"><text:p text:style-name="Штамп_5f_центр_5f_11_5f_гост">Лист</text:p></table:table-cell><table:table-cell table:style-name="Таблица159.A1.1.2" office:value-type="string"><text:p text:style-name="Штамп_5f_центр_5f_11_5f_гост">№ док.</text:p></table:table-cell><table:table-cell table:style-name="Таблица159.A1.1.2" office:value-type="string"><text:p text:style-name="Штамп_5f_центр_5f_11_5f_гост">Подп</text:p></table:table-cell><table:table-cell table:style-name="Таблица159.A1.1.2" office:value-type="string"><text:p text:style-name="Штамп_5f_центр_5f_11_5f_гост">Дата</text:p></table:table-cell></table:table-row></table:table></table:table-cell><table:table-cell table:style-name="Таблица159.A1.1.1" office:value-type="string"><text:p text:style-name="Штамп_5f_центр_5f_20_5f_гост"><text:user-field-get text:name="Код_проекта">КИА БУК</text:user-field-get>.СП</text:p></table:table-cell><table:table-cell><table:table table:is-sub-table="true"><table:table-column table:style-name="Таблица159.C"/><table:table-row table:style-name="Таблица159.A1.1"><table:table-cell table:style-name="Таблица159.C1.1.1" office:value-type="string"><text:p text:style-name="Штамп_5f_центр_5f_12_5f_гост">Лист</text:p></table:table-cell></table:table-row><table:table-row table:style-name="Таблица159.C1.2"><table:table-cell table:style-name="Таблица159.C1.1.2" office:value-type="string"><text:p text:style-name="Штамп_5f_центр_5f_12_5f_гост"><text:user-field-get text:name="Номер_листа"/><text:page-number text:select-page="current">0</text:page-number></text:p></table:table-cell></table:table-row></table:table></table:table-cell></table:table-row></table:table><text:p text:style-name="Frame_20_contents"/></draw:text-box></draw:frame></text:p>
      </style:footer>
    </style:master-page>
    <style:master-page style:name="A4_5f_форма5_5f_доп1_5f_оглавл_5f_ПЗ" style:display-name="A4_форма5_доп1_оглавл_ПЗ" style:page-layout-name="Mpm49" style:next-style-name="A4_5f_форма6_5f_доп1_5f_оглавл">
      <style:header>
        <text:p text:style-name="ПЗ_5f_Заголовок"><draw:frame draw:style-name="Mfr9" draw:name="Врезка162" text:anchor-type="paragraph" svg:x="-0.499cm" svg:y="1.45cm" svg:width="18.436cm" draw:z-index="0"><draw:text-box fo:min-height="17.224cm"><table:table table:name="Таблица163" table:style-name="Таблица163"><table:table-column table:style-name="Таблица163.A"/><table:table-column table:style-name="Таблица163.B"/><table:table-column table:style-name="Таблица163.C"/><table:table-header-rows><table:table-row table:style-name="Таблица163.1"><table:table-cell table:style-name="Таблица163.A1" office:value-type="string"><text:p text:style-name="MP15">Лист</text:p></table:table-cell><table:table-cell table:style-name="Таблица163.A1" office:value-type="string"><text:p text:style-name="MP15">Наименование</text:p></table:table-cell><table:table-cell table:style-name="Таблица163.C1" office:value-type="string"><text:p text:style-name="MP15">Примечание</text:p></table:table-cell></table:table-row></table:table-header-rows><table:table-row table:style-name="Таблица163.2"><table:table-cell table:style-name="Таблица163.A20" office:value-type="string"><text:p text:style-name="MP16"/></table:table-cell><table:table-cell table:style-name="Таблица163.B20" office:value-type="string"><text:p text:style-name="MP16"/></table:table-cell><table:table-cell table:style-name="Таблица163.C20" office:value-type="string"><text:p text:style-name="MP16"/></table:table-cell></table:table-row><table:table-row table:style-name="Таблица163.2"><table:table-cell table:style-name="Таблица163.A20" office:value-type="string"><text:p text:style-name="MP16"/></table:table-cell><table:table-cell table:style-name="Таблица163.B20" office:value-type="string"><text:p text:style-name="MP16"/></table:table-cell><table:table-cell table:style-name="Таблица163.C20" office:value-type="string"><text:p text:style-name="MP16"/></table:table-cell></table:table-row><table:table-row table:style-name="Таблица163.2"><table:table-cell table:style-name="Таблица163.A20" office:value-type="string"><text:p text:style-name="MP16"/></table:table-cell><table:table-cell table:style-name="Таблица163.B20" office:value-type="string"><text:p text:style-name="MP16"/></table:table-cell><table:table-cell table:style-name="Таблица163.C20" office:value-type="string"><text:p text:style-name="MP16"/></table:table-cell></table:table-row><table:table-row table:style-name="Таблица163.2"><table:table-cell table:style-name="Таблица163.A20" office:value-type="string"><text:p text:style-name="MP16"/></table:table-cell><table:table-cell table:style-name="Таблица163.B20" office:value-type="string"><text:p text:style-name="MP16"/></table:table-cell><table:table-cell table:style-name="Таблица163.C20" office:value-type="string"><text:p text:style-name="MP16"/></table:table-cell></table:table-row><table:table-row table:style-name="Таблица163.2"><table:table-cell table:style-name="Таблица163.A20" office:value-type="string"><text:p text:style-name="ПЗ_5f_содержание1"/></table:table-cell><table:table-cell table:style-name="Таблица163.B20" office:value-type="string"><text:p text:style-name="MP16"/></table:table-cell><table:table-cell table:style-name="Таблица163.C20" office:value-type="string"><text:p text:style-name="MP16"/></table:table-cell></table:table-row><table:table-row table:style-name="Таблица163.2"><table:table-cell table:style-name="Таблица163.A20" office:value-type="string"><text:p text:style-name="MP16"/></table:table-cell><table:table-cell table:style-name="Таблица163.B20" office:value-type="string"><text:p text:style-name="MP16"/></table:table-cell><table:table-cell table:style-name="Таблица163.C20" office:value-type="string"><text:p text:style-name="MP16"/></table:table-cell></table:table-row><table:table-row table:style-name="Таблица163.2"><table:table-cell table:style-name="Таблица163.A20" office:value-type="string"><text:p text:style-name="MP16"/></table:table-cell><table:table-cell table:style-name="Таблица163.B20" office:value-type="string"><text:p text:style-name="MP16"/></table:table-cell><table:table-cell table:style-name="Таблица163.C20" office:value-type="string"><text:p text:style-name="MP16"/></table:table-cell></table:table-row><table:table-row table:style-name="Таблица163.2"><table:table-cell table:style-name="Таблица163.A20" office:value-type="string"><text:p text:style-name="MP16"/></table:table-cell><table:table-cell table:style-name="Таблица163.B20" office:value-type="string"><text:p text:style-name="MP16"/></table:table-cell><table:table-cell table:style-name="Таблица163.C20" office:value-type="string"><text:p text:style-name="MP16"/></table:table-cell></table:table-row><table:table-row table:style-name="Таблица163.2"><table:table-cell table:style-name="Таблица163.A20" office:value-type="string"><text:p text:style-name="MP16"/></table:table-cell><table:table-cell table:style-name="Таблица163.B20" office:value-type="string"><text:p text:style-name="MP16"/></table:table-cell><table:table-cell table:style-name="Таблица163.C20" office:value-type="string"><text:p text:style-name="MP16"/></table:table-cell></table:table-row><table:table-row table:style-name="Таблица163.2"><table:table-cell table:style-name="Таблица163.A20" office:value-type="string"><text:p text:style-name="MP16"/></table:table-cell><table:table-cell table:style-name="Таблица163.B20" office:value-type="string"><text:p text:style-name="MP16"/></table:table-cell><table:table-cell table:style-name="Таблица163.C20" office:value-type="string"><text:p text:style-name="MP16"/></table:table-cell></table:table-row><table:table-row table:style-name="Таблица163.2"><table:table-cell table:style-name="Таблица163.A20" office:value-type="string"><text:p text:style-name="MP16"/></table:table-cell><table:table-cell table:style-name="Таблица163.B20" office:value-type="string"><text:p text:style-name="MP16"/></table:table-cell><table:table-cell table:style-name="Таблица163.C20" office:value-type="string"><text:p text:style-name="MP16"/></table:table-cell></table:table-row><table:table-row table:style-name="Таблица163.2"><table:table-cell table:style-name="Таблица163.A20" office:value-type="string"><text:p text:style-name="MP16"/></table:table-cell><table:table-cell table:style-name="Таблица163.B20" office:value-type="string"><text:p text:style-name="MP16"/></table:table-cell><table:table-cell table:style-name="Таблица163.C20" office:value-type="string"><text:p text:style-name="MP16"/></table:table-cell></table:table-row><table:table-row table:style-name="Таблица163.2"><table:table-cell table:style-name="Таблица163.A20" office:value-type="string"><text:p text:style-name="MP16"/></table:table-cell><table:table-cell table:style-name="Таблица163.B20" office:value-type="string"><text:p text:style-name="MP16"/></table:table-cell><table:table-cell table:style-name="Таблица163.C20" office:value-type="string"><text:p text:style-name="MP16"/></table:table-cell></table:table-row><table:table-row table:style-name="Таблица163.2"><table:table-cell table:style-name="Таблица163.A20" office:value-type="string"><text:p text:style-name="MP16"/></table:table-cell><table:table-cell table:style-name="Таблица163.B20" office:value-type="string"><text:p text:style-name="MP16"/></table:table-cell><table:table-cell table:style-name="Таблица163.C20" office:value-type="string"><text:p text:style-name="MP16"/></table:table-cell></table:table-row><table:table-row table:style-name="Таблица163.2"><table:table-cell table:style-name="Таблица163.A20" office:value-type="string"><text:p text:style-name="MP16"/></table:table-cell><table:table-cell table:style-name="Таблица163.B20" office:value-type="string"><text:p text:style-name="MP16"/></table:table-cell><table:table-cell table:style-name="Таблица163.C20" office:value-type="string"><text:p text:style-name="MP16"/></table:table-cell></table:table-row><table:table-row table:style-name="Таблица163.2"><table:table-cell table:style-name="Таблица163.A20" office:value-type="string"><text:p text:style-name="MP16"/></table:table-cell><table:table-cell table:style-name="Таблица163.B20" office:value-type="string"><text:p text:style-name="MP16"/></table:table-cell><table:table-cell table:style-name="Таблица163.C20" office:value-type="string"><text:p text:style-name="MP16"/></table:table-cell></table:table-row><table:table-row table:style-name="Таблица163.2"><table:table-cell table:style-name="Таблица163.A20" office:value-type="string"><text:p text:style-name="MP16"/></table:table-cell><table:table-cell table:style-name="Таблица163.B20" office:value-type="string"><text:p text:style-name="MP16"/></table:table-cell><table:table-cell table:style-name="Таблица163.C20" office:value-type="string"><text:p text:style-name="MP16"/></table:table-cell></table:table-row><table:table-row table:style-name="Таблица163.2"><table:table-cell table:style-name="Таблица163.A20" office:value-type="string"><text:p text:style-name="MP16"/></table:table-cell><table:table-cell table:style-name="Таблица163.B20" office:value-type="string"><text:p text:style-name="MP16"/></table:table-cell><table:table-cell table:style-name="Таблица163.C20" office:value-type="string"><text:p text:style-name="MP16"/></table:table-cell></table:table-row><table:table-row table:style-name="Таблица163.2"><table:table-cell table:style-name="Таблица163.A20" office:value-type="string"><text:p text:style-name="MP16"/></table:table-cell><table:table-cell table:style-name="Таблица163.B20" office:value-type="string"><text:p text:style-name="MP16"/></table:table-cell><table:table-cell table:style-name="Таблица163.C20" office:value-type="string"><text:p text:style-name="MP16"/></table:table-cell></table:table-row></table:table><text:p text:style-name="MP17"/></draw:text-box></draw:frame>Содержание</text:p>
        <text:p text:style-name="MP18"/>
        <text:p text:style-name="MP18"/>
      </style:header>
      <style:footer>
        <text:p text:style-name="Footer"><draw:frame draw:style-name="Mfr2" draw:name="Врезка163" text:anchor-type="paragraph" svg:x="2cm" svg:y="25.171cm" svg:width="18.5cm" svg:height="4.03cm" draw:z-index="0"><draw:text-box><table:table table:name="Таблица164" table:style-name="Таблица164"><table:table-column table:style-name="Таблица164.A"/><table:table-column table:style-name="Таблица164.B"/><table:table-column table:style-name="Таблица164.C"/><table:table-row><table:table-cell><table:table table:is-sub-table="true"><table:table-column table:style-name="Таблица164.A1.1"/><table:table-column table:style-name="Таблица164.A1.2" table:number-columns-repeated="3"/><table:table-column table:style-name="Таблица164.A1.5"/><table:table-column table:style-name="Таблица164.A1.6"/><table:table-row table:style-name="Таблица164.A1.1"><table:table-cell table:style-name="Таблица164.A1.1.1" office:value-type="string"><text:p text:style-name="MP4"><draw:frame draw:style-name="Mfr1" draw:name="Врезка164" text:anchor-type="paragraph" svg:x="0.82cm" svg:y="20.669cm" svg:width="1.199cm" svg:height="8.53cm" draw:z-index="0"><draw:text-box><table:table table:name="Таблица165" table:style-name="Таблица165"><table:table-column table:style-name="Таблица165.A"/><table:table-column table:style-name="Таблица165.B"/><table:table-row table:style-name="Таблица165.1"><table:table-cell table:style-name="Таблица165.A1" office:value-type="string"><text:p text:style-name="Штамп_5f_центр_5f_12_5f_гост_5f_90град">Взам. инв. №</text:p></table:table-cell><table:table-cell table:style-name="Таблица165.B1" office:value-type="string"><text:p text:style-name="Штамп_5f_центр_5f_12_5f_гост_5f_90град"><text:user-field-get text:name="Взамен_инв_номера"/></text:p></table:table-cell></table:table-row><table:table-row table:style-name="Таблица165.2"><table:table-cell table:style-name="Таблица165.A2" office:value-type="string"><text:p text:style-name="Штамп_5f_центр_5f_12_5f_гост_5f_90град">Подп. и дата</text:p></table:table-cell><table:table-cell table:style-name="Таблица165.B2" office:value-type="string"><text:p text:style-name="Штамп_5f_право_5f_12_5f_гост_5f_90град"><text:user-field-get text:name="Дата"/> </text:p></table:table-cell></table:table-row><table:table-row table:style-name="Таблица165.1"><table:table-cell table:style-name="Таблица165.A2" office:value-type="string"><text:p text:style-name="Штамп_5f_центр_5f_12_5f_гост_5f_90град">Инв. № подл</text:p></table:table-cell><table:table-cell table:style-name="Таблица165.B3" office:value-type="string"><text:p text:style-name="Штамп_5f_центр_5f_12_5f_гост_5f_90град"><text:user-field-get text:name="Инвентарный_номер"/></text:p></table:table-cell></table:table-row></table:table><text:p text:style-name="MP3"/></draw:text-box></draw:frame><text:user-field-get text:name="Приложений"/></text:p></table:table-cell><table:table-cell table:style-name="Таблица164.A1.1.1" office:value-type="string"><text:p text:style-name="MP4"><text:page-count>6</text:page-count></text:p></table:table-cell><table:table-cell table:style-name="Таблица164.A1.1.1" office:value-type="string"><text:p text:style-name="Штамп_5f_центр_5f_11_5f_гост"/></table:table-cell><table:table-cell table:style-name="Таблица164.A1.1.1" office:value-type="string"><text:p text:style-name="Штамп_5f_центр_5f_11_5f_гост"/></table:table-cell><table:table-cell table:style-name="Таблица164.A1.1.1" office:value-type="string"><text:p text:style-name="Штамп_5f_центр_5f_11_5f_гост"/></table:table-cell><table:table-cell table:style-name="Таблица164.A1.1.1" office:value-type="string"><text:p text:style-name="Штамп_5f_центр_5f_11_5f_гост"/></table:table-cell></table:table-row><table:table-row table:style-name="Таблица164.A1.1"><table:table-cell table:style-name="Таблица164.A1.1.2" office:value-type="string"><text:p text:style-name="Штамп_5f_центр_5f_11_5f_гост"/></table:table-cell><table:table-cell table:style-name="Таблица164.A1.1.2" office:value-type="string"><text:p text:style-name="Штамп_5f_центр_5f_11_5f_гост"/></table:table-cell><table:table-cell table:style-name="Таблица164.A1.1.2" office:value-type="string"><text:p text:style-name="Штамп_5f_центр_5f_11_5f_гост"/></table:table-cell><table:table-cell table:style-name="Таблица164.A1.1.2" office:value-type="string"><text:p text:style-name="Штамп_5f_центр_5f_11_5f_гост"/></table:table-cell><table:table-cell table:style-name="Таблица164.A1.1.2" office:value-type="string"><text:p text:style-name="Штамп_5f_центр_5f_11_5f_гост"/></table:table-cell><table:table-cell table:style-name="Таблица164.A1.1.2" office:value-type="string"><text:p text:style-name="Штамп_5f_центр_5f_11_5f_гост"/></table:table-cell></table:table-row><table:table-row table:style-name="Таблица164.A1.1"><table:table-cell table:style-name="Таблица164.A1.1.2" office:value-type="string"><text:p text:style-name="Штамп_5f_центр_5f_11_5f_гост">Изм.</text:p></table:table-cell><table:table-cell table:style-name="Таблица164.A1.1.2" office:value-type="string"><text:p text:style-name="Штамп_5f_центр_5f_11_5f_гост">Кол.уч.</text:p></table:table-cell><table:table-cell table:style-name="Таблица164.A1.1.2" office:value-type="string"><text:p text:style-name="Штамп_5f_центр_5f_11_5f_гост">Лист</text:p></table:table-cell><table:table-cell table:style-name="Таблица164.A1.1.2" office:value-type="string"><text:p text:style-name="Штамп_5f_центр_5f_11_5f_гост">№ док.</text:p></table:table-cell><table:table-cell table:style-name="Таблица164.A1.1.2" office:value-type="string"><text:p text:style-name="Штамп_5f_центр_5f_11_5f_гост">Подп</text:p></table:table-cell><table:table-cell table:style-name="Таблица164.A1.1.2" office:value-type="string"><text:p text:style-name="Штамп_5f_центр_5f_11_5f_гост">Дата</text:p></table:table-cell></table:table-row></table:table></table:table-cell><table:table-cell table:style-name="Таблица164.B1" table:number-columns-spanned="2" office:value-type="string"><text:p text:style-name="Штамп_5f_центр_5f_20_5f_гост"><text:user-field-get text:name="Код_проекта">КИА БУК</text:user-field-get>.С</text:p></table:table-cell><table:covered-table-cell/></table:table-row><table:table-row><table:table-cell><table:table table:is-sub-table="true"><table:table-column table:style-name="Таблица164.A2.1"/><table:table-column table:style-name="Таблица164.A2.2"/><table:table-column table:style-name="Таблица164.A1.5"/><table:table-column table:style-name="Таблица164.A2.4"/><table:table-row table:style-name="Таблица164.A1.1"><table:table-cell table:style-name="Таблица164.A1.1.2" office:value-type="string"><text:p text:style-name="Штамп_5f_лево_5f_12_5f_гост"><text:s/><text:user-field-get text:name="Должность1"/></text:p></table:table-cell><table:table-cell table:style-name="Таблица164.A1.1.2" office:value-type="string"><text:p text:style-name="Штамп_5f_лево_5f_12_5f_гост"><text:s/><text:user-field-get text:name="Фамилия1"/></text:p></table:table-cell><table:table-cell table:style-name="Таблица164.A1.1.2" office:value-type="string"><text:p text:style-name="Штамп_5f_лево_5f_12_5f_гост"/></table:table-cell><table:table-cell table:style-name="Таблица164.A1.1.2" office:value-type="string"><text:p text:style-name="Штамп_5f_лево_5f_12_5f_гост"/></table:table-cell></table:table-row><table:table-row table:style-name="Таблица164.A1.1"><table:table-cell table:style-name="Таблица164.A1.1.2" office:value-type="string"><text:p text:style-name="Штамп_5f_лево_5f_12_5f_гост"><text:s/><text:user-field-get text:name="Должность2"/></text:p></table:table-cell><table:table-cell table:style-name="Таблица164.A1.1.2" office:value-type="string"><text:p text:style-name="Штамп_5f_лево_5f_12_5f_гост"><text:s/><text:user-field-get text:name="Фамилия2"/></text:p></table:table-cell><table:table-cell table:style-name="Таблица164.A1.1.2" office:value-type="string"><text:p text:style-name="Штамп_5f_лево_5f_12_5f_гост"/></table:table-cell><table:table-cell table:style-name="Таблица164.A1.1.2" office:value-type="string"><text:p text:style-name="Штамп_5f_лево_5f_12_5f_гост"/></table:table-cell></table:table-row><table:table-row table:style-name="Таблица164.A1.1"><table:table-cell table:style-name="Таблица164.A2.1.3" office:value-type="string"><text:p text:style-name="Штамп_5f_лево_5f_12_5f_гост"><text:s/><text:user-field-get text:name="Должность3"/></text:p></table:table-cell><table:table-cell table:style-name="Таблица164.A1.1.2" office:value-type="string"><text:p text:style-name="Штамп_5f_лево_5f_12_5f_гост"><text:s/><text:user-field-get text:name="Фамилия3"/></text:p></table:table-cell><table:table-cell table:style-name="Таблица164.A1.1.2" office:value-type="string"><text:p text:style-name="Штамп_5f_лево_5f_12_5f_гост"/></table:table-cell><table:table-cell table:style-name="Таблица164.A1.1.2" office:value-type="string"><text:p text:style-name="Штамп_5f_лево_5f_12_5f_гост"/></table:table-cell></table:table-row><table:table-row table:style-name="Таблица164.A1.1"><table:table-cell table:style-name="Таблица164.A1.1.2" office:value-type="string"><text:p text:style-name="Штамп_5f_лево_5f_12_5f_гост"><text:s/><text:user-field-get text:name="Должность4"/></text:p></table:table-cell><table:table-cell table:style-name="Таблица164.A1.1.2" office:value-type="string"><text:p text:style-name="Штамп_5f_лево_5f_12_5f_гост"><text:s/><text:user-field-get text:name="Фамилия4"/></text:p></table:table-cell><table:table-cell table:style-name="Таблица164.A1.1.2" office:value-type="string"><text:p text:style-name="Штамп_5f_лево_5f_12_5f_гост"/></table:table-cell><table:table-cell table:style-name="Таблица164.A1.1.2" office:value-type="string"><text:p text:style-name="Штамп_5f_лево_5f_12_5f_гост"/></table:table-cell></table:table-row><table:table-row table:style-name="Таблица164.A1.1"><table:table-cell table:style-name="Таблица164.A1.1.2" office:value-type="string"><text:p text:style-name="Штамп_5f_лево_5f_12_5f_гост"><text:s/><text:user-field-get text:name="Должность5"/></text:p></table:table-cell><table:table-cell table:style-name="Таблица164.A1.1.2" office:value-type="string"><text:p text:style-name="Штамп_5f_лево_5f_12_5f_гост"><text:s/><text:user-field-get text:name="Фамилия5"/></text:p></table:table-cell><table:table-cell table:style-name="Таблица164.A1.1.2" office:value-type="string"><text:p text:style-name="Штамп_5f_лево_5f_12_5f_гост"/></table:table-cell><table:table-cell table:style-name="Таблица164.A1.1.2" office:value-type="string"><text:p text:style-name="Штамп_5f_лево_5f_12_5f_гост"/></table:table-cell></table:table-row></table:table></table:table-cell><table:table-cell table:style-name="Таблица164.A1.1.1" office:value-type="string"><text:p text:style-name="Штамп_5f_центр_5f_16_5f_гост"><text:user-field-get text:name="Рамка_доп1"/></text:p></table:table-cell><table:table-cell><table:table table:is-sub-table="true"><table:table-column table:style-name="Таблица164.A1.5"/><table:table-column table:style-name="Таблица164.C2.2"/><table:table-column table:style-name="Таблица164.C2.3"/><table:table-row table:style-name="Таблица164.A1.1"><table:table-cell table:style-name="Таблица164.A1.1.1" office:value-type="string"><text:p text:style-name="Штамп_5f_центр_5f_11_5f_гост">Стадия</text:p></table:table-cell><table:table-cell table:style-name="Таблица164.A1.1.1" office:value-type="string"><text:p text:style-name="Штамп_5f_центр_5f_11_5f_гост">Лист</text:p></table:table-cell><table:table-cell table:style-name="Таблица164.B1" office:value-type="string"><text:p text:style-name="Штамп_5f_центр_5f_11_5f_гост">Листов</text:p></table:table-cell></table:table-row><table:table-row table:style-name="Таблица164.A1.1"><table:table-cell table:style-name="Таблица164.A1.1.2" office:value-type="string"><text:p text:style-name="Штамп_5f_центр_5f_12_5f_гост"><text:user-field-get text:name="Стадия">Р</text:user-field-get></text:p></table:table-cell><table:table-cell table:style-name="Таблица164.A1.1.2" office:value-type="string"><text:p text:style-name="Штамп_5f_центр_5f_12_5f_гост"><text:user-field-get text:name="Номер_листа"/><text:page-number text:select-page="current">0</text:page-number></text:p></table:table-cell><table:table-cell table:style-name="Таблица164.C2.3.2" table:formula="ooow:&lt;A1.1.1&gt;+&lt;A1.2.1&gt;" office:value-type="float" office:value="6"><text:p text:style-name="Штамп_5f_центр_5f_12_5f_гост">6</text:p></table:table-cell></table:table-row><table:table-row table:style-name="Таблица164.C2.3"><table:table-cell table:style-name="Таблица164.C2.1.3" table:number-columns-spanned="3" office:value-type="string"><text:p text:style-name="Штамп_5f_центр_5f_12_5f_гост"><text:user-field-get text:name="Организация1строка">ИКИ РАН</text:user-field-get></text:p><text:p text:style-name="Штамп_5f_центр_5f_12_5f_гост"><text:user-field-get text:name="Организация2строка">г. Москва</text:user-field-get></text:p><text:p text:style-name="Штамп_5f_центр_5f_12_5f_гост"><text:user-field-get text:name="Организация3строка">2014 г. </text:user-field-get></text:p></table:table-cell><table:covered-table-cell/><table:covered-table-cell/></table:table-row></table:table></table:table-cell></table:table-row></table:table><text:p text:style-name="Frame_20_contents"/></draw:text-box></draw:frame><draw:frame draw:style-name="Mfr5" draw:name="Врезка165" text:anchor-type="paragraph" svg:x="2.499cm" svg:y="20.301cm" svg:width="17.39cm" svg:height="4.5cm" draw:z-index="0"><draw:text-box><table:table table:name="Таблица166" table:style-name="Таблица166"><table:table-column table:style-name="Таблица166.A"/><table:table-column table:style-name="Таблица166.B"/><table:table-row table:style-name="Таблица166.1"><table:table-cell table:style-name="Таблица166.A1" table:number-columns-spanned="2" office:value-type="string"><text:p text:style-name="ПЗ_5f_клятва_5f_гипа"><text:user-field-get text:name="Условия">Технические решения, принятые в рабочих чертежах, соответствуют требованиям экологических, санитарно-гигиенических, противопожарных и других норм, действующих на территории Российской Федерации и обеспечивают безопасную для жизни и здоровья людей эксплуатацию объекта при соблюдении предусмотренных рабочими чертежами мероприятий.</text:user-field-get></text:p></table:table-cell><table:covered-table-cell/></table:table-row><table:table-row><table:table-cell table:style-name="Таблица166.A1" office:value-type="string"><text:p text:style-name="MP19">Главный инженер проекта</text:p></table:table-cell><table:table-cell table:style-name="Таблица166.A1" office:value-type="string"><text:p text:style-name="MP19"><text:user-field-get text:name="ГИП"/></text:p></table:table-cell></table:table-row></table:table><text:p text:style-name="MP7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5.2$Windows_x86 LibreOffice_project/6ff819b65674ae6c83f3cbab9e4a4c2b292a7a94</meta:generator>
    <meta:creation-date>2013-03-05T19:21:28.23</meta:creation-date>
    <meta:editing-cycles>7</meta:editing-cycles>
    <meta:editing-duration>PT10M58S</meta:editing-duration>
    <dc:title>GOST ИКИ РАН</dc:title>
    <dc:date>2014-08-06T13:04:46.346000000</dc:date>
    <meta:document-statistic meta:table-count="164" meta:image-count="2" meta:object-count="0" meta:page-count="6" meta:paragraph-count="1945" meta:word-count="2644" meta:character-count="17129" meta:non-whitespace-character-count="15242"/>
    <meta:user-defined meta:name="Info 1"/>
    <meta:user-defined meta:name="Info 2"/>
    <meta:user-defined meta:name="Info 3"/>
    <meta:user-defined meta:name="Info 4"/>
    <meta:template xlink:type="simple" xlink:actuate="onRequest" xlink:title="GOST ИКИ РАН" xlink:href="file:///C:/Documents%20and%20Settings/Gabriel/Application%20Data/LibreOffice/4/user/template/MediaWiki/GOST%20ИКИ%20РАН.ott" meta:date="2013-03-05T19:21:27.780000000"/>
  </office:meta>
</office:document-meta>
</file>